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48.45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151.54pt"/>
    </style:style>
    <style:style style:name="co7" style:family="table-column">
      <style:table-column-properties fo:break-before="auto" style:column-width="38.44pt"/>
    </style:style>
    <style:style style:name="co8" style:family="table-column">
      <style:table-column-properties fo:break-before="auto" style:column-width="89.4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68.06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2">
      <style:table-cell-properties fo:background-color="#fff200"/>
    </style:style>
    <style:style style:name="ce4" style:family="table-cell" style:parent-style-name="Default" style:data-style-name="N2"/>
    <style:style style:name="ce5" style:family="table-cell" style:parent-style-name="Default" style:data-style-name="N104">
      <style:table-cell-properties fo:background-color="#fff2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#fff200"/>
    </style:style>
    <style:style style:name="ce8" style:family="table-cell" style:parent-style-name="Default" style:data-style-name="N104"/>
    <style:style style:name="ce9" style:family="table-cell" style:parent-style-name="Default" style:data-style-name="N99">
      <style:table-cell-properties fo:background-color="#fff200"/>
    </style:style>
    <style:style style:name="ce10" style:family="table-cell" style:parent-style-name="Default" style:data-style-name="N104">
      <style:table-cell-properties fo:background-color="#fff200"/>
    </style:style>
    <style:style style:name="ce11" style:family="table-cell" style:parent-style-name="Default" style:data-style-name="N104">
      <style:table-cell-properties fo:background-color="#fff200"/>
    </style:style>
    <style:style style:name="ce12" style:family="table-cell" style:parent-style-name="Default" style:data-style-name="N104">
      <style:table-cell-properties fo:background-color="#fff200"/>
    </style:style>
    <style:style style:name="ce13" style:family="table-cell" style:parent-style-name="Default" style:data-style-name="N10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ownload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4"/>
        <table:table-column table:style-name="co14" table:default-cell-style-name="Default"/>
        <table:table-column table:style-name="co14" table:default-cell-style-name="ce6"/>
        <table:table-column table:style-name="co14" table:number-columns-repeated="2" table:default-cell-style-name="ce8"/>
        <table:table-column table:style-name="co14" table:number-columns-repeated="1002" table:default-cell-style-name="Default"/>
        <table:table-row table:style-name="ro1">
          <table:table-cell table:style-name="ce1" office:value-type="string" calcext:value-type="string">
            <text:p>Datasheets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Unit Price (USD)</text:p>
          </table:table-cell>
          <table:table-cell table:style-name="ce1" office:value-type="string" calcext:value-type="string">
            <text:p>CCT (K)</text:p>
          </table:table-cell>
          <table:table-cell table:style-name="ce1" office:value-type="string" calcext:value-type="string">
            <text:p>CCT</text:p>
          </table:table-cell>
          <table:table-cell table:number-columns-repeated="2" table:style-name="ce1" office:value-type="string" calcext:value-type="string">
            <text:p>Flux</text:p>
          </table:table-cell>
          <table:table-cell table:style-name="ce1" office:value-type="string" calcext:value-type="string">
            <text:p>Current - Tes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(Vf) (Typ)</text:p>
          </table:table-cell>
          <table:table-cell table:style-name="ce1" office:value-type="string" calcext:value-type="string">
            <text:p>Vf</text:p>
          </table:table-cell>
          <table:table-cell table:style-name="ce1" office:value-type="string" calcext:value-type="string">
            <text:p>Lumens/Watt</text:p>
          </table:table-cell>
          <table:table-cell table:style-name="ce1" office:value-type="string" calcext:value-type="string">
            <text:p>lm/W</text:p>
          </table:table-cell>
          <table:table-cell table:style-name="ce1" office:value-type="string" calcext:value-type="string">
            <text:p>Current - Max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string" calcext:value-type="string">
            <text:p>#/sq.ft</text:p>
          </table:table-cell>
          <table:table-cell table:style-name="ce1" office:value-type="string" calcext:value-type="string">
            <text:p>#/line PS</text:p>
          </table:table-cell>
          <table:table-cell table:style-name="ce1" office:value-type="string" calcext:value-type="string">
            <text:p>$/sq.ft initial</text:p>
          </table:table-cell>
          <table:table-cell table:style-name="ce1" office:value-type="string" calcext:value-type="string">
            <text:p>$/sq ft 1 yr</text:p>
          </table:table-cell>
          <table:table-cell table:style-name="ce1" office:value-type="string" calcext:value-type="string">
            <text:p>$/sq ft 5 yr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table:style-name="ce2" office:value-type="string" calcext:value-type="string">
            <text:p>BXRE-40E6500-D-73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.85" calcext:value-type="float">
            <text:p>10.85</text:p>
          </table:table-cell>
          <table:table-cell table:style-name="ce2" office:value-type="string" calcext:value-type="string">
            <text:p>4000K 3-Step MacAdam Ellipse</text:p>
          </table:table-cell>
          <table:table-cell table:style-name="ce2" table:formula="of:=LEFT([.F2];5)" office:value-type="string" office:string-value="4000K" calcext:value-type="string">
            <text:p>4000K</text:p>
          </table:table-cell>
          <table:table-cell table:style-name="ce2" office:value-type="string" calcext:value-type="string">
            <text:p>6956 lm (Typ)</text:p>
          </table:table-cell>
          <table:table-cell table:style-name="ce2" table:formula="of:=TRIM(LEFT([.H2];5))" office:value-type="string" office:string-value="6956" calcext:value-type="string">
            <text:p>6956</text:p>
          </table:table-cell>
          <table:table-cell table:style-name="ce2" office:value-type="string" calcext:value-type="string">
            <text:p>1.4A</text:p>
          </table:table-cell>
          <table:table-cell table:style-name="ce2" table:formula="of:=SUBSTITUTE(SUBSTITUTE([.J2];&quot;mA&quot;;&quot;&quot; ); &quot;A&quot;;&quot;&quot;)" office:value-type="string" office:string-value="1.4" calcext:value-type="string">
            <text:p>1.4</text:p>
          </table:table-cell>
          <table:table-cell table:style-name="ce2" office:value-type="string" calcext:value-type="string">
            <text:p>33.4V</text:p>
          </table:table-cell>
          <table:table-cell table:style-name="ce2" table:formula="of:=SUBSTITUTE([.L2];&quot;V&quot;;&quot;&quot; )" office:value-type="string" office:string-value="33.4" calcext:value-type="string">
            <text:p>33.4</text:p>
          </table:table-cell>
          <table:table-cell table:style-name="ce2" office:value-type="string" calcext:value-type="string">
            <text:p>149 lm/W</text:p>
          </table:table-cell>
          <table:table-cell table:style-name="ce2" table:formula="of:=SUBSTITUTE([.N2];&quot;lm/W&quot;;&quot;&quot; )" office:value-type="string" office:string-value="149 " calcext:value-type="string">
            <text:p>149 </text:p>
          </table:table-cell>
          <table:table-cell table:style-name="ce2" office:value-type="string" calcext:value-type="string">
            <text:p>2.8A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IF(OR([.G2]=&quot;2700K&quot;;[.G2]=&quot;2000K&quot;); IF([.Q2]=90;7000/[.I2];8750/[.I2] ); 7000/[.I2])" office:value-type="float" office:value="1.00632547441058" calcext:value-type="float">
            <text:p>1.01</text:p>
          </table:table-cell>
          <table:table-cell table:style-name="ce2" table:formula="of:=ROUNDDOWN(134/[.M2])" office:value-type="float" office:value="4" calcext:value-type="float">
            <text:p>4</text:p>
          </table:table-cell>
          <table:table-cell table:style-name="ce5" table:formula="of:=[.R2]/[.S2]*30+[.R2]*[.E2]" office:value-type="currency" office:currency="USD" office:value="18.4660724554342" calcext:value-type="currency">
            <text:p>$18.47</text:p>
          </table:table-cell>
          <table:table-cell table:style-name="ce7" table:formula="of:=[.T2]+ROUNDUP([.R2]/[.O2]*[.I2])/1000*0.1*365*12" office:value-type="currency" office:currency="USD" office:value="39.0520724554342" calcext:value-type="currency">
            <text:p>$39.05</text:p>
          </table:table-cell>
          <table:table-cell table:style-name="ce7" table:formula="of:=[.U2]+ROUNDUP([.R2]/[.O2]*[.I2])/1000*0.1*365*12*5" office:value-type="currency" office:currency="USD" office:value="141.982072455434" calcext:value-type="currency">
            <text:p>$141.98</text:p>
          </table:table-cell>
          <table:table-cell table:style-name="ce9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http://www.bridgelux.com/sites/default/files/resource_media/DS93%20Vero%2029%20Array%20Data%20Sheet%20Rev%20A%2020160622.pdf</text:p>
          </table:table-cell>
          <table:table-cell table:style-name="ce2" office:value-type="string" calcext:value-type="string">
            <text:p>BXRC-40E10K0-B-73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4.29" calcext:value-type="float">
            <text:p>24.29</text:p>
          </table:table-cell>
          <table:table-cell table:style-name="ce2" office:value-type="string" calcext:value-type="string">
            <text:p>4000K 3-Step MacAdam Ellipse</text:p>
          </table:table-cell>
          <table:table-cell table:style-name="ce2" table:formula="of:=LEFT([.F3];5)" office:value-type="string" office:string-value="4000K" calcext:value-type="string">
            <text:p>4000K</text:p>
          </table:table-cell>
          <table:table-cell table:style-name="ce2" office:value-type="string" calcext:value-type="string">
            <text:p>13585 lm (Typ)</text:p>
          </table:table-cell>
          <table:table-cell table:style-name="ce2" table:formula="of:=TRIM(LEFT([.H3];5))" office:value-type="string" office:string-value="13585" calcext:value-type="string">
            <text:p>13585</text:p>
          </table:table-cell>
          <table:table-cell table:style-name="ce2" office:value-type="string" calcext:value-type="string">
            <text:p>1.8A</text:p>
          </table:table-cell>
          <table:table-cell table:style-name="ce2" table:formula="of:=SUBSTITUTE(SUBSTITUTE([.J3];&quot;mA&quot;;&quot;&quot; ); &quot;A&quot;;&quot;&quot;)" office:value-type="string" office:string-value="1.8" calcext:value-type="string">
            <text:p>1.8</text:p>
          </table:table-cell>
          <table:table-cell table:style-name="ce2" office:value-type="string" calcext:value-type="string">
            <text:p>50.7V</text:p>
          </table:table-cell>
          <table:table-cell table:style-name="ce2" table:formula="of:=SUBSTITUTE([.L3];&quot;V&quot;;&quot;&quot; )" office:value-type="string" office:string-value="50.7" calcext:value-type="string">
            <text:p>50.7</text:p>
          </table:table-cell>
          <table:table-cell table:style-name="ce2" office:value-type="string" calcext:value-type="string">
            <text:p>149 lm/W</text:p>
          </table:table-cell>
          <table:table-cell table:style-name="ce2" table:formula="of:=SUBSTITUTE([.N3];&quot;lm/W&quot;;&quot;&quot; )" office:value-type="string" office:string-value="149 " calcext:value-type="string">
            <text:p>149 </text:p>
          </table:table-cell>
          <table:table-cell table:style-name="ce2" office:value-type="string" calcext:value-type="string">
            <text:p>3.6A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IF(OR([.G3]=&quot;2700K&quot;;[.G3]=&quot;2000K&quot;); IF([.Q3]=90;7000/[.I3];8750/[.I3] ); 7000/[.I3])" office:value-type="float" office:value="0.515274199484726" calcext:value-type="float">
            <text:p>0.52</text:p>
          </table:table-cell>
          <table:table-cell table:style-name="ce2" table:formula="of:=ROUNDDOWN(134/[.M3])" office:value-type="float" office:value="2" calcext:value-type="float">
            <text:p>2</text:p>
          </table:table-cell>
          <table:table-cell table:style-name="ce5" table:formula="of:=[.R3]/[.S3]*30+[.R3]*[.E3]" office:value-type="currency" office:currency="USD" office:value="20.2451232977549" calcext:value-type="currency">
            <text:p>$20.25</text:p>
          </table:table-cell>
          <table:table-cell table:style-name="ce7" table:formula="of:=[.T3]+ROUNDUP([.R3]/[.O3]*[.I3])/1000*0.1*365*12" office:value-type="currency" office:currency="USD" office:value="40.8311232977549" calcext:value-type="currency">
            <text:p>$40.83</text:p>
          </table:table-cell>
          <table:table-cell table:style-name="ce7" table:formula="of:=[.U3]+ROUNDUP([.R3]/[.O3]*[.I3])/1000*0.1*365*12*5" office:value-type="currency" office:currency="USD" office:value="143.761123297755" calcext:value-type="currency">
            <text:p>$143.76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table:style-name="ce2" office:value-type="string" calcext:value-type="string">
            <text:p>BXRC-40E10K0-D-73-SE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string" calcext:value-type="string">
            <text:p>4000K 3-Step MacAdam Ellipse</text:p>
          </table:table-cell>
          <table:table-cell table:style-name="ce2" table:formula="of:=LEFT([.F4];5)" office:value-type="string" office:string-value="4000K" calcext:value-type="string">
            <text:p>4000K</text:p>
          </table:table-cell>
          <table:table-cell table:style-name="ce2" office:value-type="string" calcext:value-type="string">
            <text:p>11418 lm (Typ)</text:p>
          </table:table-cell>
          <table:table-cell table:style-name="ce2" table:formula="of:=TRIM(LEFT([.H4];5))" office:value-type="string" office:string-value="11418" calcext:value-type="string">
            <text:p>11418</text:p>
          </table:table-cell>
          <table:table-cell table:style-name="ce2" office:value-type="string" calcext:value-type="string">
            <text:p>2.1A</text:p>
          </table:table-cell>
          <table:table-cell table:style-name="ce2" table:formula="of:=SUBSTITUTE(SUBSTITUTE([.J4];&quot;mA&quot;;&quot;&quot; ); &quot;A&quot;;&quot;&quot;)" office:value-type="string" office:string-value="2.1" calcext:value-type="string">
            <text:p>2.1</text:p>
          </table:table-cell>
          <table:table-cell table:style-name="ce2" office:value-type="string" calcext:value-type="string">
            <text:p>36.6V</text:p>
          </table:table-cell>
          <table:table-cell table:style-name="ce2" table:formula="of:=SUBSTITUTE([.L4];&quot;V&quot;;&quot;&quot; )" office:value-type="string" office:string-value="36.6" calcext:value-type="string">
            <text:p>36.6</text:p>
          </table:table-cell>
          <table:table-cell table:style-name="ce2" office:value-type="string" calcext:value-type="string">
            <text:p>149 lm/W</text:p>
          </table:table-cell>
          <table:table-cell table:style-name="ce2" table:formula="of:=SUBSTITUTE([.N4];&quot;lm/W&quot;;&quot;&quot; )" office:value-type="string" office:string-value="149 " calcext:value-type="string">
            <text:p>149 </text:p>
          </table:table-cell>
          <table:table-cell table:style-name="ce2" office:value-type="string" calcext:value-type="string">
            <text:p>4.2A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IF(OR([.G4]=&quot;2700K&quot;;[.G4]=&quot;2000K&quot;); IF([.Q4]=90;7000/[.I4];8750/[.I4] ); 7000/[.I4])" office:value-type="float" office:value="0.613067087055526" calcext:value-type="float">
            <text:p>0.61</text:p>
          </table:table-cell>
          <table:table-cell table:style-name="ce2" table:formula="of:=ROUNDDOWN(134/[.M4])" office:value-type="float" office:value="3" calcext:value-type="float">
            <text:p>3</text:p>
          </table:table-cell>
          <table:table-cell table:style-name="ce5" table:formula="of:=[.R4]/[.S4]*30+[.R4]*[.E4]" office:value-type="currency" office:currency="USD" office:value="20.6603608337712" calcext:value-type="currency">
            <text:p>$20.66</text:p>
          </table:table-cell>
          <table:table-cell table:style-name="ce7" table:formula="of:=[.T4]+ROUNDUP([.R4]/[.O4]*[.I4])/1000*0.1*365*12" office:value-type="currency" office:currency="USD" office:value="41.2463608337712" calcext:value-type="currency">
            <text:p>$41.25</text:p>
          </table:table-cell>
          <table:table-cell table:style-name="ce7" table:formula="of:=[.U4]+ROUNDUP([.R4]/[.O4]*[.I4])/1000*0.1*365*12*5" office:value-type="currency" office:currency="USD" office:value="144.176360833771" calcext:value-type="currency">
            <text:p>$144.18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40E6500-C-73</text:p>
          </table:table-cell>
          <table:table-cell office:value-type="string" calcext:value-type="string">
            <text:p>Bridgelux</text:p>
          </table:table-cell>
          <table:table-cell office:value-type="float" office:value="488" calcext:value-type="float">
            <text:p>488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4000K 3-Step MacAdam Ellipse</text:p>
          </table:table-cell>
          <table:table-cell table:formula="of:=LEFT([.F5];5)" office:value-type="string" office:string-value="4000K" calcext:value-type="string">
            <text:p>4000K</text:p>
          </table:table-cell>
          <table:table-cell office:value-type="string" calcext:value-type="string">
            <text:p>10885 lm (Typ)</text:p>
          </table:table-cell>
          <table:table-cell table:formula="of:=TRIM(LEFT([.H5];5))" office:value-type="string" office:string-value="10885" calcext:value-type="string">
            <text:p>10885</text:p>
          </table:table-cell>
          <table:table-cell office:value-type="string" calcext:value-type="string">
            <text:p>1.44A</text:p>
          </table:table-cell>
          <table:table-cell table:formula="of:=SUBSTITUTE(SUBSTITUTE([.J5];&quot;mA&quot;;&quot;&quot; ); &quot;A&quot;;&quot;&quot;)" office:value-type="string" office:string-value="1.44" calcext:value-type="string">
            <text:p>1.44</text:p>
          </table:table-cell>
          <table:table-cell office:value-type="string" calcext:value-type="string">
            <text:p>50.7V</text:p>
          </table:table-cell>
          <table:table-cell table:formula="of:=SUBSTITUTE([.L5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49 lm/W</text:p>
          </table:table-cell>
          <table:table-cell table:formula="of:=SUBSTITUTE([.N5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88A</text:p>
          </table:table-cell>
          <table:table-cell office:value-type="float" office:value="80" calcext:value-type="float">
            <text:p>80</text:p>
          </table:table-cell>
          <table:table-cell table:formula="of:=IF(OR([.G5]=&quot;2700K&quot;;[.G5]=&quot;2000K&quot;); IF([.Q5]=90;7000/[.I5];8750/[.I5] ); 7000/[.I5])" office:value-type="float" office:value="0.643086816720257" calcext:value-type="float">
            <text:p>0.64</text:p>
          </table:table-cell>
          <table:table-cell table:formula="of:=ROUNDDOWN(134/[.M5])" office:value-type="float" office:value="2" calcext:value-type="float">
            <text:p>2</text:p>
          </table:table-cell>
          <table:table-cell table:formula="of:=[.R5]/[.S5]*30+[.R5]*[.E5]" office:value-type="currency" office:currency="USD" office:value="20.7588424437299" calcext:value-type="currency">
            <text:p>$20.76</text:p>
          </table:table-cell>
          <table:table-cell table:formula="of:=[.T5]+ROUNDUP([.R5]/[.O5]*[.I5])/1000*0.1*365*12" office:value-type="currency" office:currency="USD" office:value="41.3448424437299" calcext:value-type="currency">
            <text:p>$41.34</text:p>
          </table:table-cell>
          <table:table-cell table:formula="of:=[.U5]+ROUNDUP([.R5]/[.O5]*[.I5])/1000*0.1*365*12*5" office:value-type="currency" office:currency="USD" office:value="144.27484244373" calcext:value-type="currency">
            <text:p>$144.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1/PB162-pdf</text:p>
          </table:table-cell>
          <table:table-cell office:value-type="string" calcext:value-type="string">
            <text:p>L2C5-40801825G3200</text:p>
          </table:table-cell>
          <table:table-cell office:value-type="string" calcext:value-type="string">
            <text:p>Lumileds</text:p>
          </table:table-cell>
          <table:table-cell office:value-type="float" office:value="138" calcext:value-type="float">
            <text:p>138</text:p>
          </table:table-cell>
          <table:table-cell office:value-type="float" office:value="36.93" calcext:value-type="float">
            <text:p>36.93</text:p>
          </table:table-cell>
          <table:table-cell office:value-type="string" calcext:value-type="string">
            <text:p>4000K 3-Step MacAdam Ellipse</text:p>
          </table:table-cell>
          <table:table-cell table:formula="of:=LEFT([.F6];5)" office:value-type="string" office:string-value="4000K" calcext:value-type="string">
            <text:p>4000K</text:p>
          </table:table-cell>
          <table:table-cell office:value-type="string" calcext:value-type="string">
            <text:p>17075 lm (Typ)</text:p>
          </table:table-cell>
          <table:table-cell table:formula="of:=TRIM(LEFT([.H6];5))" office:value-type="string" office:string-value="17075" calcext:value-type="string">
            <text:p>17075</text:p>
          </table:table-cell>
          <table:table-cell office:value-type="string" calcext:value-type="string">
            <text:p>2.25A</text:p>
          </table:table-cell>
          <table:table-cell table:formula="of:=SUBSTITUTE(SUBSTITUTE([.J6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1.7V</text:p>
          </table:table-cell>
          <table:table-cell table:formula="of:=SUBSTITUTE([.L6];&quot;V&quot;;&quot;&quot; )" office:value-type="string" office:string-value="51.7" calcext:value-type="string">
            <text:p>51.7</text:p>
          </table:table-cell>
          <table:table-cell office:value-type="string" calcext:value-type="string">
            <text:p>150 lm/W</text:p>
          </table:table-cell>
          <table:table-cell table:formula="of:=SUBSTITUTE([.N6];&quot;lm/W&quot;;&quot;&quot; )" office:value-type="string" office:string-value="150 " calcext:value-type="string">
            <text:p>150 </text:p>
          </table:table-cell>
          <table:table-cell office:value-type="string" calcext:value-type="string">
            <text:p>4.5A</text:p>
          </table:table-cell>
          <table:table-cell office:value-type="float" office:value="80" calcext:value-type="float">
            <text:p>80</text:p>
          </table:table-cell>
          <table:table-cell table:formula="of:=IF(OR([.G6]=&quot;2700K&quot;;[.G6]=&quot;2000K&quot;); IF([.Q6]=90;7000/[.I6];8750/[.I6] ); 7000/[.I6])" office:value-type="float" office:value="0.4099560761347" calcext:value-type="float">
            <text:p>0.41</text:p>
          </table:table-cell>
          <table:table-cell table:formula="of:=ROUNDDOWN(134/[.M6])" office:value-type="float" office:value="2" calcext:value-type="float">
            <text:p>2</text:p>
          </table:table-cell>
          <table:table-cell table:formula="of:=[.R6]/[.S6]*30+[.R6]*[.E6]" office:value-type="currency" office:currency="USD" office:value="21.289019033675" calcext:value-type="currency">
            <text:p>$21.29</text:p>
          </table:table-cell>
          <table:table-cell table:formula="of:=[.T6]+ROUNDUP([.R6]/[.O6]*[.I6])/1000*0.1*365*12" office:value-type="currency" office:currency="USD" office:value="41.875019033675" calcext:value-type="currency">
            <text:p>$41.88</text:p>
          </table:table-cell>
          <table:table-cell table:formula="of:=[.U6]+ROUNDUP([.R6]/[.O6]*[.I6])/1000*0.1*365*12*5" office:value-type="currency" office:currency="USD" office:value="144.805019033675" calcext:value-type="currency">
            <text:p>$144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1/PB162-pdf</text:p>
          </table:table-cell>
          <table:table-cell office:value-type="string" calcext:value-type="string">
            <text:p>L2C5-40801321E2900</text:p>
          </table:table-cell>
          <table:table-cell office:value-type="string" calcext:value-type="string">
            <text:p>Lumileds</text:p>
          </table:table-cell>
          <table:table-cell office:value-type="float" office:value="37" calcext:value-type="float">
            <text:p>37</text:p>
          </table:table-cell>
          <table:table-cell office:value-type="float" office:value="27.43" calcext:value-type="float">
            <text:p>27.43</text:p>
          </table:table-cell>
          <table:table-cell office:value-type="string" calcext:value-type="string">
            <text:p>4000K 3-Step MacAdam Ellipse</text:p>
          </table:table-cell>
          <table:table-cell table:formula="of:=LEFT([.F7];5)" office:value-type="string" office:string-value="4000K" calcext:value-type="string">
            <text:p>4000K</text:p>
          </table:table-cell>
          <table:table-cell office:value-type="string" calcext:value-type="string">
            <text:p>11788 lm (Typ)</text:p>
          </table:table-cell>
          <table:table-cell table:formula="of:=TRIM(LEFT([.H7];5))" office:value-type="string" office:string-value="11788" calcext:value-type="string">
            <text:p>11788</text:p>
          </table:table-cell>
          <table:table-cell office:value-type="string" calcext:value-type="string">
            <text:p>2.1A</text:p>
          </table:table-cell>
          <table:table-cell table:formula="of:=SUBSTITUTE(SUBSTITUTE([.J7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5V</text:p>
          </table:table-cell>
          <table:table-cell table:formula="of:=SUBSTITUTE([.L7];&quot;V&quot;;&quot;&quot; )" office:value-type="string" office:string-value="37.5" calcext:value-type="string">
            <text:p>37.5</text:p>
          </table:table-cell>
          <table:table-cell office:value-type="string" calcext:value-type="string">
            <text:p>150 lm/W</text:p>
          </table:table-cell>
          <table:table-cell table:formula="of:=SUBSTITUTE([.N7];&quot;lm/W&quot;;&quot;&quot; )" office:value-type="string" office:string-value="150 " calcext:value-type="string">
            <text:p>150 </text:p>
          </table:table-cell>
          <table:table-cell office:value-type="string" calcext:value-type="string">
            <text:p>4.1A</text:p>
          </table:table-cell>
          <table:table-cell office:value-type="float" office:value="80" calcext:value-type="float">
            <text:p>80</text:p>
          </table:table-cell>
          <table:table-cell table:formula="of:=IF(OR([.G7]=&quot;2700K&quot;;[.G7]=&quot;2000K&quot;); IF([.Q7]=90;7000/[.I7];8750/[.I7] ); 7000/[.I7])" office:value-type="float" office:value="0.593824228028504" calcext:value-type="float">
            <text:p>0.59</text:p>
          </table:table-cell>
          <table:table-cell table:formula="of:=ROUNDDOWN(134/[.M7])" office:value-type="float" office:value="3" calcext:value-type="float">
            <text:p>3</text:p>
          </table:table-cell>
          <table:table-cell table:formula="of:=[.R7]/[.S7]*30+[.R7]*[.E7]" office:value-type="currency" office:currency="USD" office:value="22.2268408551069" calcext:value-type="currency">
            <text:p>$22.23</text:p>
          </table:table-cell>
          <table:table-cell table:formula="of:=[.T7]+ROUNDUP([.R7]/[.O7]*[.I7])/1000*0.1*365*12" office:value-type="currency" office:currency="USD" office:value="42.8128408551069" calcext:value-type="currency">
            <text:p>$42.81</text:p>
          </table:table-cell>
          <table:table-cell table:formula="of:=[.U7]+ROUNDUP([.R7]/[.O7]*[.I7])/1000*0.1*365*12*5" office:value-type="currency" office:currency="USD" office:value="145.742840855107" calcext:value-type="currency">
            <text:p>$145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E10K0-C-73-SE</text:p>
          </table:table-cell>
          <table:table-cell office:value-type="string" calcext:value-type="string">
            <text:p>Bridgelux</text:p>
          </table:table-cell>
          <table:table-cell office:value-type="float" office:value="5" calcext:value-type="float">
            <text:p>5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4000K 3-Step MacAdam Ellipse</text:p>
          </table:table-cell>
          <table:table-cell table:formula="of:=LEFT([.F8];5)" office:value-type="string" office:string-value="4000K" calcext:value-type="string">
            <text:p>4000K</text:p>
          </table:table-cell>
          <table:table-cell office:value-type="string" calcext:value-type="string">
            <text:p>17165 lm (Typ)</text:p>
          </table:table-cell>
          <table:table-cell table:formula="of:=TRIM(LEFT([.H8];5))" office:value-type="string" office:string-value="17165" calcext:value-type="string">
            <text:p>17165</text:p>
          </table:table-cell>
          <table:table-cell office:value-type="string" calcext:value-type="string">
            <text:p>1.71A</text:p>
          </table:table-cell>
          <table:table-cell table:formula="of:=SUBSTITUTE(SUBSTITUTE([.J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47 lm/W</text:p>
          </table:table-cell>
          <table:table-cell table:formula="of:=SUBSTITUTE([.N8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8]=&quot;2700K&quot;;[.G8]=&quot;2000K&quot;); IF([.Q8]=90;7000/[.I8];8750/[.I8] ); 7000/[.I8])" office:value-type="float" office:value="0.407806583163414" calcext:value-type="float">
            <text:p>0.41</text:p>
          </table:table-cell>
          <table:table-cell table:formula="of:=ROUNDDOWN(134/[.M8])" office:value-type="float" office:value="1" calcext:value-type="float">
            <text:p>1</text:p>
          </table:table-cell>
          <table:table-cell table:formula="of:=[.R8]/[.S8]*30+[.R8]*[.E8]" office:value-type="currency" office:currency="USD" office:value="22.9146519079522" calcext:value-type="currency">
            <text:p>$22.91</text:p>
          </table:table-cell>
          <table:table-cell table:formula="of:=[.T8]+ROUNDUP([.R8]/[.O8]*[.I8])/1000*0.1*365*12" office:value-type="currency" office:currency="USD" office:value="43.9386519079522" calcext:value-type="currency">
            <text:p>$43.94</text:p>
          </table:table-cell>
          <table:table-cell table:formula="of:=[.U8]+ROUNDUP([.R8]/[.O8]*[.I8])/1000*0.1*365*12*5" office:value-type="currency" office:currency="USD" office:value="149.058651907952" calcext:value-type="currency">
            <text:p>$149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40E6500-B-73</text:p>
          </table:table-cell>
          <table:table-cell office:value-type="string" calcext:value-type="string">
            <text:p>Bridgelux</text:p>
          </table:table-cell>
          <table:table-cell office:value-type="float" office:value="175" calcext:value-type="float">
            <text:p>175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4000K 3-Step MacAdam Ellipse</text:p>
          </table:table-cell>
          <table:table-cell table:formula="of:=LEFT([.F9];5)" office:value-type="string" office:string-value="4000K" calcext:value-type="string">
            <text:p>4000K</text:p>
          </table:table-cell>
          <table:table-cell office:value-type="string" calcext:value-type="string">
            <text:p>8844 lm (Typ)</text:p>
          </table:table-cell>
          <table:table-cell table:formula="of:=TRIM(LEFT([.H9];5))" office:value-type="string" office:string-value="8844" calcext:value-type="string">
            <text:p>8844</text:p>
          </table:table-cell>
          <table:table-cell office:value-type="string" calcext:value-type="string">
            <text:p>1.17A</text:p>
          </table:table-cell>
          <table:table-cell table:formula="of:=SUBSTITUTE(SUBSTITUTE([.J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50.7V</text:p>
          </table:table-cell>
          <table:table-cell table:formula="of:=SUBSTITUTE([.L9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49 lm/W</text:p>
          </table:table-cell>
          <table:table-cell table:formula="of:=SUBSTITUTE([.N9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9]=&quot;2700K&quot;;[.G9]=&quot;2000K&quot;); IF([.Q9]=90;7000/[.I9];8750/[.I9] ); 7000/[.I9])" office:value-type="float" office:value="0.791497060153777" calcext:value-type="float">
            <text:p>0.79</text:p>
          </table:table-cell>
          <table:table-cell table:formula="of:=ROUNDDOWN(134/[.M9])" office:value-type="float" office:value="2" calcext:value-type="float">
            <text:p>2</text:p>
          </table:table-cell>
          <table:table-cell table:formula="of:=[.R9]/[.S9]*30+[.R9]*[.E9]" office:value-type="currency" office:currency="USD" office:value="23.3808231569426" calcext:value-type="currency">
            <text:p>$23.38</text:p>
          </table:table-cell>
          <table:table-cell table:formula="of:=[.T9]+ROUNDUP([.R9]/[.O9]*[.I9])/1000*0.1*365*12" office:value-type="currency" office:currency="USD" office:value="43.9668231569426" calcext:value-type="currency">
            <text:p>$43.97</text:p>
          </table:table-cell>
          <table:table-cell table:formula="of:=[.U9]+ROUNDUP([.R9]/[.O9]*[.I9])/1000*0.1*365*12*5" office:value-type="currency" office:currency="USD" office:value="146.896823156943" calcext:value-type="currency">
            <text:p>$146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E10K0-D-73</text:p>
          </table:table-cell>
          <table:table-cell office:value-type="string" calcext:value-type="string">
            <text:p>Bridgelux</text:p>
          </table:table-cell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4000K 3-Step MacAdam Ellipse</text:p>
          </table:table-cell>
          <table:table-cell table:formula="of:=LEFT([.F10];5)" office:value-type="string" office:string-value="4000K" calcext:value-type="string">
            <text:p>4000K</text:p>
          </table:table-cell>
          <table:table-cell office:value-type="string" calcext:value-type="string">
            <text:p>11447 lm (Typ)</text:p>
          </table:table-cell>
          <table:table-cell table:formula="of:=TRIM(LEFT([.H10];5))" office:value-type="string" office:string-value="11447" calcext:value-type="string">
            <text:p>11447</text:p>
          </table:table-cell>
          <table:table-cell office:value-type="string" calcext:value-type="string">
            <text:p>2.1A</text:p>
          </table:table-cell>
          <table:table-cell table:formula="of:=SUBSTITUTE(SUBSTITUTE([.J10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10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45 lm/W</text:p>
          </table:table-cell>
          <table:table-cell table:formula="of:=SUBSTITUTE([.N10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10]=&quot;2700K&quot;;[.G10]=&quot;2000K&quot;); IF([.Q10]=90;7000/[.I10];8750/[.I10] ); 7000/[.I10])" office:value-type="float" office:value="0.611513933781777" calcext:value-type="float">
            <text:p>0.61</text:p>
          </table:table-cell>
          <table:table-cell table:formula="of:=ROUNDDOWN(134/[.M10])" office:value-type="float" office:value="3" calcext:value-type="float">
            <text:p>3</text:p>
          </table:table-cell>
          <table:table-cell table:formula="of:=[.R10]/[.S10]*30+[.R10]*[.E10]" office:value-type="currency" office:currency="USD" office:value="23.1152266969512" calcext:value-type="currency">
            <text:p>$23.12</text:p>
          </table:table-cell>
          <table:table-cell table:formula="of:=[.T10]+ROUNDUP([.R10]/[.O10]*[.I10])/1000*0.1*365*12" office:value-type="currency" office:currency="USD" office:value="44.5772266969512" calcext:value-type="currency">
            <text:p>$44.58</text:p>
          </table:table-cell>
          <table:table-cell table:formula="of:=[.U10]+ROUNDUP([.R10]/[.O10]*[.I10])/1000*0.1*365*12*5" office:value-type="currency" office:currency="USD" office:value="151.887226696951" calcext:value-type="currency">
            <text:p>$151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40E4000-C-73</text:p>
          </table:table-cell>
          <table:table-cell office:value-type="string" calcext:value-type="string">
            <text:p>Bridgelux</text:p>
          </table:table-cell>
          <table:table-cell office:value-type="float" office:value="399" calcext:value-type="float">
            <text:p>399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4000K 3-Step MacAdam Ellipse</text:p>
          </table:table-cell>
          <table:table-cell table:formula="of:=LEFT([.F11];5)" office:value-type="string" office:string-value="4000K" calcext:value-type="string">
            <text:p>4000K</text:p>
          </table:table-cell>
          <table:table-cell office:value-type="string" calcext:value-type="string">
            <text:p>5887 lm (Typ)</text:p>
          </table:table-cell>
          <table:table-cell table:formula="of:=TRIM(LEFT([.H11];5))" office:value-type="string" office:string-value="5887" calcext:value-type="string">
            <text:p>5887</text:p>
          </table:table-cell>
          <table:table-cell office:value-type="string" calcext:value-type="string">
            <text:p>1.17A</text:p>
          </table:table-cell>
          <table:table-cell table:formula="of:=SUBSTITUTE(SUBSTITUTE([.J11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1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8 lm/W</text:p>
          </table:table-cell>
          <table:table-cell table:formula="of:=SUBSTITUTE([.N11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1]=&quot;2700K&quot;;[.G11]=&quot;2000K&quot;); IF([.Q11]=90;7000/[.I11];8750/[.I11] ); 7000/[.I11])" office:value-type="float" office:value="1.18906064209275" calcext:value-type="float">
            <text:p>1.19</text:p>
          </table:table-cell>
          <table:table-cell table:formula="of:=ROUNDDOWN(134/[.M11])" office:value-type="float" office:value="3" calcext:value-type="float">
            <text:p>3</text:p>
          </table:table-cell>
          <table:table-cell table:formula="of:=[.R11]/[.S11]*30+[.R11]*[.E11]" office:value-type="currency" office:currency="USD" office:value="23.7455410225922" calcext:value-type="currency">
            <text:p>$23.75</text:p>
          </table:table-cell>
          <table:table-cell table:formula="of:=[.T11]+ROUNDUP([.R11]/[.O11]*[.I11])/1000*0.1*365*12" office:value-type="currency" office:currency="USD" office:value="44.7695410225922" calcext:value-type="currency">
            <text:p>$44.77</text:p>
          </table:table-cell>
          <table:table-cell table:formula="of:=[.U11]+ROUNDUP([.R11]/[.O11]*[.I11])/1000*0.1*365*12*5" office:value-type="currency" office:currency="USD" office:value="149.889541022592" calcext:value-type="currency">
            <text:p>$149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2550.pdf</text:p>
          </table:table-cell>
          <table:table-cell office:value-type="string" calcext:value-type="string">
            <text:p>CMA2550-0000-000N0H0A40G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4000K 3-Step MacAdam Ellipse</text:p>
          </table:table-cell>
          <table:table-cell table:formula="of:=LEFT([.F12];5)" office:value-type="string" office:string-value="4000K" calcext:value-type="string">
            <text:p>4000K</text:p>
          </table:table-cell>
          <table:table-cell office:value-type="string" calcext:value-type="string">
            <text:p>7231 lm (Typ)</text:p>
          </table:table-cell>
          <table:table-cell table:formula="of:=TRIM(LEFT([.H12];5))" office:value-type="string" office:string-value="7231" calcext:value-type="string">
            <text:p>7231</text:p>
          </table:table-cell>
          <table:table-cell office:value-type="string" calcext:value-type="string">
            <text:p>1.4A</text:p>
          </table:table-cell>
          <table:table-cell table:formula="of:=SUBSTITUTE(SUBSTITUTE([.J1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V</text:p>
          </table:table-cell>
          <table:table-cell table:formula="of:=SUBSTITUTE([.L1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52 lm/W</text:p>
          </table:table-cell>
          <table:table-cell table:formula="of:=SUBSTITUTE([.N12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3.3A</text:p>
          </table:table-cell>
          <table:table-cell office:value-type="float" office:value="80" calcext:value-type="float">
            <text:p>80</text:p>
          </table:table-cell>
          <table:table-cell table:formula="of:=IF(OR([.G12]=&quot;2700K&quot;;[.G12]=&quot;2000K&quot;); IF([.Q12]=90;7000/[.I12];8750/[.I12] ); 7000/[.I12])" office:value-type="float" office:value="0.968054211035818" calcext:value-type="float">
            <text:p>0.97</text:p>
          </table:table-cell>
          <table:table-cell table:formula="of:=ROUNDDOWN(134/[.M12])" office:value-type="float" office:value="3" calcext:value-type="float">
            <text:p>3</text:p>
          </table:table-cell>
          <table:table-cell table:formula="of:=[.R12]/[.S12]*30+[.R12]*[.E12]" office:value-type="currency" office:currency="USD" office:value="24.3465634075508" calcext:value-type="currency">
            <text:p>$24.35</text:p>
          </table:table-cell>
          <table:table-cell table:formula="of:=[.T12]+ROUNDUP([.R12]/[.O12]*[.I12])/1000*0.1*365*12" office:value-type="currency" office:currency="USD" office:value="44.9325634075508" calcext:value-type="currency">
            <text:p>$44.93</text:p>
          </table:table-cell>
          <table:table-cell table:formula="of:=[.U12]+ROUNDUP([.R12]/[.O12]*[.I12])/1000*0.1*365*12*5" office:value-type="currency" office:currency="USD" office:value="147.862563407551" calcext:value-type="currency">
            <text:p>$147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40.pdf</text:p>
          </table:table-cell>
          <table:table-cell office:value-type="string" calcext:value-type="string">
            <text:p>CMA1840-0000-000N0H0A40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4000K 3-Step MacAdam Ellipse</text:p>
          </table:table-cell>
          <table:table-cell table:formula="of:=LEFT([.F13];5)" office:value-type="string" office:string-value="4000K" calcext:value-type="string">
            <text:p>4000K</text:p>
          </table:table-cell>
          <table:table-cell office:value-type="string" calcext:value-type="string">
            <text:p>5595 lm (Typ)</text:p>
          </table:table-cell>
          <table:table-cell table:formula="of:=TRIM(LEFT([.H13];5))" office:value-type="string" office:string-value="5595" calcext:value-type="string">
            <text:p>5595</text:p>
          </table:table-cell>
          <table:table-cell office:value-type="string" calcext:value-type="string">
            <text:p>1.1A</text:p>
          </table:table-cell>
          <table:table-cell table:formula="of:=SUBSTITUTE(SUBSTITUTE([.J1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4.7V</text:p>
          </table:table-cell>
          <table:table-cell table:formula="of:=SUBSTITUTE([.L13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47 lm/W</text:p>
          </table:table-cell>
          <table:table-cell table:formula="of:=SUBSTITUTE([.N13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3]=&quot;2700K&quot;;[.G13]=&quot;2000K&quot;); IF([.Q13]=90;7000/[.I13];8750/[.I13] ); 7000/[.I13])" office:value-type="float" office:value="1.25111706881144" calcext:value-type="float">
            <text:p>1.25</text:p>
          </table:table-cell>
          <table:table-cell table:formula="of:=ROUNDDOWN(134/[.M13])" office:value-type="float" office:value="3" calcext:value-type="float">
            <text:p>3</text:p>
          </table:table-cell>
          <table:table-cell table:formula="of:=[.R13]/[.S13]*30+[.R13]*[.E13]" office:value-type="currency" office:currency="USD" office:value="24.4593386952636" calcext:value-type="currency">
            <text:p>$24.46</text:p>
          </table:table-cell>
          <table:table-cell table:formula="of:=[.T13]+ROUNDUP([.R13]/[.O13]*[.I13])/1000*0.1*365*12" office:value-type="currency" office:currency="USD" office:value="45.4833386952636" calcext:value-type="currency">
            <text:p>$45.48</text:p>
          </table:table-cell>
          <table:table-cell table:formula="of:=[.U13]+ROUNDUP([.R13]/[.O13]*[.I13])/1000*0.1*365*12*5" office:value-type="currency" office:currency="USD" office:value="150.603338695264" calcext:value-type="currency">
            <text:p>$150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G10K0-B-73-SE</text:p>
          </table:table-cell>
          <table:table-cell office:value-type="string" calcext:value-type="string">
            <text:p>Bridgelux</text:p>
          </table:table-cell>
          <table:table-cell office:value-type="float" office:value="16" calcext:value-type="float">
            <text:p>16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4000K 3-Step MacAdam Ellipse</text:p>
          </table:table-cell>
          <table:table-cell table:formula="of:=LEFT([.F14];5)" office:value-type="string" office:string-value="4000K" calcext:value-type="string">
            <text:p>4000K</text:p>
          </table:table-cell>
          <table:table-cell office:value-type="string" calcext:value-type="string">
            <text:p>11597 lm (Typ)</text:p>
          </table:table-cell>
          <table:table-cell table:formula="of:=TRIM(LEFT([.H14];5))" office:value-type="string" office:string-value="11597" calcext:value-type="string">
            <text:p>11597</text:p>
          </table:table-cell>
          <table:table-cell office:value-type="string" calcext:value-type="string">
            <text:p>1.8A</text:p>
          </table:table-cell>
          <table:table-cell table:formula="of:=SUBSTITUTE(SUBSTITUTE([.J14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14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27 lm/W</text:p>
          </table:table-cell>
          <table:table-cell table:formula="of:=SUBSTITUTE([.N14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14]=&quot;2700K&quot;;[.G14]=&quot;2000K&quot;); IF([.Q14]=90;7000/[.I14];8750/[.I14] ); 7000/[.I14])" office:value-type="float" office:value="0.603604380443218" calcext:value-type="float">
            <text:p>0.60</text:p>
          </table:table-cell>
          <table:table-cell table:formula="of:=ROUNDDOWN(134/[.M14])" office:value-type="float" office:value="2" calcext:value-type="float">
            <text:p>2</text:p>
          </table:table-cell>
          <table:table-cell table:formula="of:=[.R14]/[.S14]*30+[.R14]*[.E14]" office:value-type="currency" office:currency="USD" office:value="21.2046218849702" calcext:value-type="currency">
            <text:p>$21.20</text:p>
          </table:table-cell>
          <table:table-cell table:formula="of:=[.T14]+ROUNDUP([.R14]/[.O14]*[.I14])/1000*0.1*365*12" office:value-type="currency" office:currency="USD" office:value="45.7326218849703" calcext:value-type="currency">
            <text:p>$45.73</text:p>
          </table:table-cell>
          <table:table-cell table:formula="of:=[.U14]+ROUNDUP([.R14]/[.O14]*[.I14])/1000*0.1*365*12*5" office:value-type="currency" office:currency="USD" office:value="168.37262188497" calcext:value-type="currency">
            <text:p>$168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C-40E4000-D-73-SE</text:p>
          </table:table-cell>
          <table:table-cell office:value-type="string" calcext:value-type="string">
            <text:p>Bridgelux</text:p>
          </table:table-cell>
          <table:table-cell office:value-type="float" office:value="2083" calcext:value-type="float">
            <text:p>208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000K 3-Step MacAdam Ellipse</text:p>
          </table:table-cell>
          <table:table-cell table:formula="of:=LEFT([.F15];5)" office:value-type="string" office:string-value="4000K" calcext:value-type="string">
            <text:p>4000K</text:p>
          </table:table-cell>
          <table:table-cell office:value-type="string" calcext:value-type="string">
            <text:p>4345 lm (Typ)</text:p>
          </table:table-cell>
          <table:table-cell table:formula="of:=TRIM(LEFT([.H15];5))" office:value-type="string" office:string-value="4345" calcext:value-type="string">
            <text:p>4345</text:p>
          </table:table-cell>
          <table:table-cell office:value-type="string" calcext:value-type="string">
            <text:p>1.05A</text:p>
          </table:table-cell>
          <table:table-cell table:formula="of:=SUBSTITUTE(SUBSTITUTE([.J15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5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46 lm/W</text:p>
          </table:table-cell>
          <table:table-cell table:formula="of:=SUBSTITUTE([.N15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5]=&quot;2700K&quot;;[.G15]=&quot;2000K&quot;); IF([.Q15]=90;7000/[.I15];8750/[.I15] ); 7000/[.I15])" office:value-type="float" office:value="1.61104718066743" calcext:value-type="float">
            <text:p>1.61</text:p>
          </table:table-cell>
          <table:table-cell table:formula="of:=ROUNDDOWN(134/[.M15])" office:value-type="float" office:value="4" calcext:value-type="float">
            <text:p>4</text:p>
          </table:table-cell>
          <table:table-cell table:formula="of:=[.R15]/[.S15]*30+[.R15]*[.E15]" office:value-type="currency" office:currency="USD" office:value="24.7456846950518" calcext:value-type="currency">
            <text:p>$24.75</text:p>
          </table:table-cell>
          <table:table-cell table:formula="of:=[.T15]+ROUNDUP([.R15]/[.O15]*[.I15])/1000*0.1*365*12" office:value-type="currency" office:currency="USD" office:value="45.7696846950518" calcext:value-type="currency">
            <text:p>$45.77</text:p>
          </table:table-cell>
          <table:table-cell table:formula="of:=[.U15]+ROUNDUP([.R15]/[.O15]*[.I15])/1000*0.1*365*12*5" office:value-type="currency" office:currency="USD" office:value="150.889684695052" calcext:value-type="currency">
            <text:p>$150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CMA3090-0000-000Q0H0A40G</text:p>
          </table:table-cell>
          <table:table-cell office:value-type="string" calcext:value-type="string">
            <text:p>Cree Inc.</text:p>
          </table:table-cell>
          <table:table-cell office:value-type="float" office:value="98" calcext:value-type="float">
            <text:p>98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16];5)" office:value-type="string" office:string-value="4000K" calcext:value-type="string">
            <text:p>4000K</text:p>
          </table:table-cell>
          <table:table-cell office:value-type="string" calcext:value-type="string">
            <text:p>12372 lm (Typ)</text:p>
          </table:table-cell>
          <table:table-cell table:formula="of:=TRIM(LEFT([.H16];5))" office:value-type="string" office:string-value="12372" calcext:value-type="string">
            <text:p>12372</text:p>
          </table:table-cell>
          <table:table-cell office:value-type="string" calcext:value-type="string">
            <text:p>1.8A</text:p>
          </table:table-cell>
          <table:table-cell table:formula="of:=SUBSTITUTE(SUBSTITUTE([.J16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45V</text:p>
          </table:table-cell>
          <table:table-cell table:formula="of:=SUBSTITUTE([.L16];&quot;V&quot;;&quot;&quot; )" office:value-type="string" office:string-value="45" calcext:value-type="string">
            <text:p>45</text:p>
          </table:table-cell>
          <table:table-cell office:value-type="string" calcext:value-type="string">
            <text:p>153 lm/W</text:p>
          </table:table-cell>
          <table:table-cell table:formula="of:=SUBSTITUTE([.N16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16]=&quot;2700K&quot;;[.G16]=&quot;2000K&quot;); IF([.Q16]=90;7000/[.I16];8750/[.I16] ); 7000/[.I16])" office:value-type="float" office:value="0.565793727772389" calcext:value-type="float">
            <text:p>0.57</text:p>
          </table:table-cell>
          <table:table-cell table:formula="of:=ROUNDDOWN(134/[.M16])" office:value-type="float" office:value="2" calcext:value-type="float">
            <text:p>2</text:p>
          </table:table-cell>
          <table:table-cell table:formula="of:=[.R16]/[.S16]*30+[.R16]*[.E16]" office:value-type="currency" office:currency="USD" office:value="25.6304558680892" calcext:value-type="currency">
            <text:p>$25.63</text:p>
          </table:table-cell>
          <table:table-cell table:formula="of:=[.T16]+ROUNDUP([.R16]/[.O16]*[.I16])/1000*0.1*365*12" office:value-type="currency" office:currency="USD" office:value="45.7784558680892" calcext:value-type="currency">
            <text:p>$45.78</text:p>
          </table:table-cell>
          <table:table-cell table:formula="of:=[.U16]+ROUNDUP([.R16]/[.O16]*[.I16])/1000*0.1*365*12*5" office:value-type="currency" office:currency="USD" office:value="146.518455868089" calcext:value-type="currency">
            <text:p>$146.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E10K0-C-73</text:p>
          </table:table-cell>
          <table:table-cell office:value-type="string" calcext:value-type="string">
            <text:p>Bridgelux</text:p>
          </table:table-cell>
          <table:table-cell office:value-type="float" office:value="93" calcext:value-type="float">
            <text:p>9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4000K 3-Step MacAdam Ellipse</text:p>
          </table:table-cell>
          <table:table-cell table:formula="of:=LEFT([.F17];5)" office:value-type="string" office:string-value="4000K" calcext:value-type="string">
            <text:p>4000K</text:p>
          </table:table-cell>
          <table:table-cell office:value-type="string" calcext:value-type="string">
            <text:p>17208 lm (Typ)</text:p>
          </table:table-cell>
          <table:table-cell table:formula="of:=TRIM(LEFT([.H17];5))" office:value-type="string" office:string-value="17208" calcext:value-type="string">
            <text:p>17208</text:p>
          </table:table-cell>
          <table:table-cell office:value-type="string" calcext:value-type="string">
            <text:p>1.71A</text:p>
          </table:table-cell>
          <table:table-cell table:formula="of:=SUBSTITUTE(SUBSTITUTE([.J17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17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48 lm/W</text:p>
          </table:table-cell>
          <table:table-cell table:formula="of:=SUBSTITUTE([.N17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17]=&quot;2700K&quot;;[.G17]=&quot;2000K&quot;); IF([.Q17]=90;7000/[.I17];8750/[.I17] ); 7000/[.I17])" office:value-type="float" office:value="0.406787540678754" calcext:value-type="float">
            <text:p>0.41</text:p>
          </table:table-cell>
          <table:table-cell table:formula="of:=ROUNDDOWN(134/[.M17])" office:value-type="float" office:value="1" calcext:value-type="float">
            <text:p>1</text:p>
          </table:table-cell>
          <table:table-cell table:formula="of:=[.R17]/[.S17]*30+[.R17]*[.E17]" office:value-type="currency" office:currency="USD" office:value="25.0581125058113" calcext:value-type="currency">
            <text:p>$25.06</text:p>
          </table:table-cell>
          <table:table-cell table:formula="of:=[.T17]+ROUNDUP([.R17]/[.O17]*[.I17])/1000*0.1*365*12" office:value-type="currency" office:currency="USD" office:value="46.0821125058113" calcext:value-type="currency">
            <text:p>$46.08</text:p>
          </table:table-cell>
          <table:table-cell table:formula="of:=[.U17]+ROUNDUP([.R17]/[.O17]*[.I17])/1000*0.1*365*12*5" office:value-type="currency" office:currency="USD" office:value="151.202112505811" calcext:value-type="currency">
            <text:p>$151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E4000-C-73-SE</text:p>
          </table:table-cell>
          <table:table-cell office:value-type="string" calcext:value-type="string">
            <text:p>Bridgelux</text:p>
          </table:table-cell>
          <table:table-cell office:value-type="float" office:value="90" calcext:value-type="float">
            <text:p>9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4000K 3-Step MacAdam Ellipse</text:p>
          </table:table-cell>
          <table:table-cell table:formula="of:=LEFT([.F18];5)" office:value-type="string" office:string-value="4000K" calcext:value-type="string">
            <text:p>4000K</text:p>
          </table:table-cell>
          <table:table-cell office:value-type="string" calcext:value-type="string">
            <text:p>5811 lm (Typ)</text:p>
          </table:table-cell>
          <table:table-cell table:formula="of:=TRIM(LEFT([.H18];5))" office:value-type="string" office:string-value="5811" calcext:value-type="string">
            <text:p>5811</text:p>
          </table:table-cell>
          <table:table-cell office:value-type="string" calcext:value-type="string">
            <text:p>1.17A</text:p>
          </table:table-cell>
          <table:table-cell table:formula="of:=SUBSTITUTE(SUBSTITUTE([.J18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8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6 lm/W</text:p>
          </table:table-cell>
          <table:table-cell table:formula="of:=SUBSTITUTE([.N18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8]=&quot;2700K&quot;;[.G18]=&quot;2000K&quot;); IF([.Q18]=90;7000/[.I18];8750/[.I18] ); 7000/[.I18])" office:value-type="float" office:value="1.20461194286698" calcext:value-type="float">
            <text:p>1.20</text:p>
          </table:table-cell>
          <table:table-cell table:formula="of:=ROUNDDOWN(134/[.M18])" office:value-type="float" office:value="3" calcext:value-type="float">
            <text:p>3</text:p>
          </table:table-cell>
          <table:table-cell table:formula="of:=[.R18]/[.S18]*30+[.R18]*[.E18]" office:value-type="currency" office:currency="USD" office:value="26.5135088625021" calcext:value-type="currency">
            <text:p>$26.51</text:p>
          </table:table-cell>
          <table:table-cell table:formula="of:=[.T18]+ROUNDUP([.R18]/[.O18]*[.I18])/1000*0.1*365*12" office:value-type="currency" office:currency="USD" office:value="47.5375088625022" calcext:value-type="currency">
            <text:p>$47.54</text:p>
          </table:table-cell>
          <table:table-cell table:formula="of:=[.U18]+ROUNDUP([.R18]/[.O18]*[.I18])/1000*0.1*365*12*5" office:value-type="currency" office:currency="USD" office:value="152.657508862502" calcext:value-type="currency">
            <text:p>$152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G10K0-B-73</text:p>
          </table:table-cell>
          <table:table-cell office:value-type="string" calcext:value-type="string">
            <text:p>Bridgelux</text:p>
          </table:table-cell>
          <table:table-cell office:value-type="float" office:value="48" calcext:value-type="float">
            <text:p>48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 3-Step MacAdam Ellipse</text:p>
          </table:table-cell>
          <table:table-cell table:formula="of:=LEFT([.F19];5)" office:value-type="string" office:string-value="4000K" calcext:value-type="string">
            <text:p>4000K</text:p>
          </table:table-cell>
          <table:table-cell office:value-type="string" calcext:value-type="string">
            <text:p>11626 lm (Typ)</text:p>
          </table:table-cell>
          <table:table-cell table:formula="of:=TRIM(LEFT([.H19];5))" office:value-type="string" office:string-value="11626" calcext:value-type="string">
            <text:p>11626</text:p>
          </table:table-cell>
          <table:table-cell office:value-type="string" calcext:value-type="string">
            <text:p>1.8A</text:p>
          </table:table-cell>
          <table:table-cell table:formula="of:=SUBSTITUTE(SUBSTITUTE([.J19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19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27 lm/W</text:p>
          </table:table-cell>
          <table:table-cell table:formula="of:=SUBSTITUTE([.N19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19]=&quot;2700K&quot;;[.G19]=&quot;2000K&quot;); IF([.Q19]=90;7000/[.I19];8750/[.I19] ); 7000/[.I19])" office:value-type="float" office:value="0.602098744194048" calcext:value-type="float">
            <text:p>0.60</text:p>
          </table:table-cell>
          <table:table-cell table:formula="of:=ROUNDDOWN(134/[.M19])" office:value-type="float" office:value="2" calcext:value-type="float">
            <text:p>2</text:p>
          </table:table-cell>
          <table:table-cell table:formula="of:=[.R19]/[.S19]*30+[.R19]*[.E19]" office:value-type="currency" office:currency="USD" office:value="23.6564596593841" calcext:value-type="currency">
            <text:p>$23.66</text:p>
          </table:table-cell>
          <table:table-cell table:formula="of:=[.T19]+ROUNDUP([.R19]/[.O19]*[.I19])/1000*0.1*365*12" office:value-type="currency" office:currency="USD" office:value="48.1844596593841" calcext:value-type="currency">
            <text:p>$48.18</text:p>
          </table:table-cell>
          <table:table-cell table:formula="of:=[.U19]+ROUNDUP([.R19]/[.O19]*[.I19])/1000*0.1*365*12*5" office:value-type="currency" office:currency="USD" office:value="170.824459659384" calcext:value-type="currency">
            <text:p>$170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3590.pdf</text:p>
          </table:table-cell>
          <table:table-cell office:value-type="string" calcext:value-type="string">
            <text:p>CXB3590-0000-000N0HCD40G</text:p>
          </table:table-cell>
          <table:table-cell office:value-type="string" calcext:value-type="string">
            <text:p>Cree Inc.</text:p>
          </table:table-cell>
          <table:table-cell office:value-type="float" office:value="75" calcext:value-type="float">
            <text:p>75</text:p>
          </table:table-cell>
          <table:table-cell office:value-type="float" office:value="37.94" calcext:value-type="float">
            <text:p>37.94</text:p>
          </table:table-cell>
          <table:table-cell office:value-type="string" calcext:value-type="string">
            <text:p>4000K 3-Step MacAdam Ellipse</text:p>
          </table:table-cell>
          <table:table-cell table:formula="of:=LEFT([.F20];5)" office:value-type="string" office:string-value="4000K" calcext:value-type="string">
            <text:p>4000K</text:p>
          </table:table-cell>
          <table:table-cell office:value-type="string" calcext:value-type="string">
            <text:p>12500 lm (12000 lm ~ 13000 lm)</text:p>
          </table:table-cell>
          <table:table-cell table:formula="of:=TRIM(LEFT([.H20];5))" office:value-type="string" office:string-value="12500" calcext:value-type="string">
            <text:p>12500</text:p>
          </table:table-cell>
          <table:table-cell office:value-type="string" calcext:value-type="string">
            <text:p>2.4A</text:p>
          </table:table-cell>
          <table:table-cell table:formula="of:=SUBSTITUTE(SUBSTITUTE([.J20];&quot;mA&quot;;&quot;&quot; ); &quot;A&quot;;&quot;&quot;)" office:value-type="string" office:string-value="2.4" calcext:value-type="string">
            <text:p>2.4</text:p>
          </table:table-cell>
          <table:table-cell office:value-type="string" calcext:value-type="string">
            <text:p>36V</text:p>
          </table:table-cell>
          <table:table-cell table:formula="of:=SUBSTITUTE([.L2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5 lm/W</text:p>
          </table:table-cell>
          <table:table-cell table:formula="of:=SUBSTITUTE([.N20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20]=&quot;2700K&quot;;[.G20]=&quot;2000K&quot;); IF([.Q20]=90;7000/[.I20];8750/[.I20] ); 7000/[.I20])" office:value-type="float" office:value="0.56" calcext:value-type="float">
            <text:p>0.56</text:p>
          </table:table-cell>
          <table:table-cell table:formula="of:=ROUNDDOWN(134/[.M20])" office:value-type="float" office:value="3" calcext:value-type="float">
            <text:p>3</text:p>
          </table:table-cell>
          <table:table-cell table:formula="of:=[.R20]/[.S20]*30+[.R20]*[.E20]" office:value-type="currency" office:currency="USD" office:value="26.8464" calcext:value-type="currency">
            <text:p>$26.85</text:p>
          </table:table-cell>
          <table:table-cell table:formula="of:=[.T20]+ROUNDUP([.R20]/[.O20]*[.I20])/1000*0.1*365*12" office:value-type="currency" office:currency="USD" office:value="48.3084" calcext:value-type="currency">
            <text:p>$48.31</text:p>
          </table:table-cell>
          <table:table-cell table:formula="of:=[.U20]+ROUNDUP([.R20]/[.O20]*[.I20])/1000*0.1*365*12*5" office:value-type="currency" office:currency="USD" office:value="155.6184" calcext:value-type="currency">
            <text:p>$155.6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table:style-name="ce2" office:value-type="string" calcext:value-type="string">
            <text:p>BXRC-27G10K0-B-73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.29" calcext:value-type="float">
            <text:p>24.29</text:p>
          </table:table-cell>
          <table:table-cell table:style-name="ce2" office:value-type="string" calcext:value-type="string">
            <text:p>2700K 3-Step MacAdam Ellipse</text:p>
          </table:table-cell>
          <table:table-cell table:style-name="ce2" table:formula="of:=LEFT([.F21];5)" office:value-type="string" office:string-value="2700K" calcext:value-type="string">
            <text:p>2700K</text:p>
          </table:table-cell>
          <table:table-cell table:style-name="ce2" office:value-type="string" calcext:value-type="string">
            <text:p>11611 lm (Typ)</text:p>
          </table:table-cell>
          <table:table-cell table:style-name="ce2" table:formula="of:=TRIM(LEFT([.H21];5))" office:value-type="string" office:string-value="11611" calcext:value-type="string">
            <text:p>11611</text:p>
          </table:table-cell>
          <table:table-cell table:style-name="ce2" office:value-type="string" calcext:value-type="string">
            <text:p>1.8A</text:p>
          </table:table-cell>
          <table:table-cell table:style-name="ce2" table:formula="of:=SUBSTITUTE(SUBSTITUTE([.J21];&quot;mA&quot;;&quot;&quot; ); &quot;A&quot;;&quot;&quot;)" office:value-type="string" office:string-value="1.8" calcext:value-type="string">
            <text:p>1.8</text:p>
          </table:table-cell>
          <table:table-cell table:style-name="ce2" office:value-type="string" calcext:value-type="string">
            <text:p>52V</text:p>
          </table:table-cell>
          <table:table-cell table:style-name="ce2" table:formula="of:=SUBSTITUTE([.L21];&quot;V&quot;;&quot;&quot; )" office:value-type="string" office:string-value="52" calcext:value-type="string">
            <text:p>52</text:p>
          </table:table-cell>
          <table:table-cell table:style-name="ce2" office:value-type="string" calcext:value-type="string">
            <text:p>124 lm/W</text:p>
          </table:table-cell>
          <table:table-cell table:style-name="ce2" table:formula="of:=SUBSTITUTE([.N21];&quot;lm/W&quot;;&quot;&quot; )" office:value-type="string" office:string-value="124 " calcext:value-type="string">
            <text:p>124 </text:p>
          </table:table-cell>
          <table:table-cell table:style-name="ce2" office:value-type="string" calcext:value-type="string">
            <text:p>3.6A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formula="of:=IF(OR([.G21]=&quot;2700K&quot;;[.G21]=&quot;2000K&quot;); IF([.Q21]=90;7000/[.I21];8750/[.I21] ); 7000/[.I21])" office:value-type="float" office:value="0.602876582551029" calcext:value-type="float">
            <text:p>0.60</text:p>
          </table:table-cell>
          <table:table-cell table:style-name="ce2" table:formula="of:=ROUNDDOWN(134/[.M21])" office:value-type="float" office:value="2" calcext:value-type="float">
            <text:p>2</text:p>
          </table:table-cell>
          <table:table-cell table:style-name="ce5" table:formula="of:=[.R21]/[.S21]*30+[.R21]*[.E21]" office:value-type="currency" office:currency="USD" office:value="23.6870209284299" calcext:value-type="currency">
            <text:p>$23.69</text:p>
          </table:table-cell>
          <table:table-cell table:style-name="ce7" table:formula="of:=[.T21]+ROUNDUP([.R21]/[.O21]*[.I21])/1000*0.1*365*12" office:value-type="currency" office:currency="USD" office:value="48.6530209284299" calcext:value-type="currency">
            <text:p>$48.65</text:p>
          </table:table-cell>
          <table:table-cell table:style-name="ce7" table:formula="of:=[.U21]+ROUNDUP([.R21]/[.O21]*[.I21])/1000*0.1*365*12*5" office:value-type="currency" office:currency="USD" office:value="173.48302092843" calcext:value-type="currency">
            <text:p>$173.48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40G10K0-D-73-SE</text:p>
          </table:table-cell>
          <table:table-cell office:value-type="string" calcext:value-type="string">
            <text:p>Bridgelux</text:p>
          </table:table-cell>
          <table:table-cell office:value-type="float" office:value="189" calcext:value-type="float">
            <text:p>18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4000K 3-Step MacAdam Ellipse</text:p>
          </table:table-cell>
          <table:table-cell table:formula="of:=LEFT([.F22];5)" office:value-type="string" office:string-value="4000K" calcext:value-type="string">
            <text:p>4000K</text:p>
          </table:table-cell>
          <table:table-cell office:value-type="string" calcext:value-type="string">
            <text:p>9771 lm (Typ)</text:p>
          </table:table-cell>
          <table:table-cell table:formula="of:=TRIM(LEFT([.H22];5))" office:value-type="string" office:string-value="9771" calcext:value-type="string">
            <text:p>9771</text:p>
          </table:table-cell>
          <table:table-cell office:value-type="string" calcext:value-type="string">
            <text:p>2.1A</text:p>
          </table:table-cell>
          <table:table-cell table:formula="of:=SUBSTITUTE(SUBSTITUTE([.J22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22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27 lm/W</text:p>
          </table:table-cell>
          <table:table-cell table:formula="of:=SUBSTITUTE([.N22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22]=&quot;2700K&quot;;[.G22]=&quot;2000K&quot;); IF([.Q22]=90;7000/[.I22];8750/[.I22] ); 7000/[.I22])" office:value-type="float" office:value="0.716405690308054" calcext:value-type="float">
            <text:p>0.72</text:p>
          </table:table-cell>
          <table:table-cell table:formula="of:=ROUNDDOWN(134/[.M22])" office:value-type="float" office:value="3" calcext:value-type="float">
            <text:p>3</text:p>
          </table:table-cell>
          <table:table-cell table:formula="of:=[.R22]/[.S22]*30+[.R22]*[.E22]" office:value-type="currency" office:currency="USD" office:value="24.1428717633814" calcext:value-type="currency">
            <text:p>$24.14</text:p>
          </table:table-cell>
          <table:table-cell table:formula="of:=[.T22]+ROUNDUP([.R22]/[.O22]*[.I22])/1000*0.1*365*12" office:value-type="currency" office:currency="USD" office:value="48.6708717633814" calcext:value-type="currency">
            <text:p>$48.67</text:p>
          </table:table-cell>
          <table:table-cell table:formula="of:=[.U22]+ROUNDUP([.R22]/[.O22]*[.I22])/1000*0.1*365*12*5" office:value-type="currency" office:currency="USD" office:value="171.310871763381" calcext:value-type="currency">
            <text:p>$171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40E4000-B-73</text:p>
          </table:table-cell>
          <table:table-cell office:value-type="string" calcext:value-type="string">
            <text:p>Bridgelux</text:p>
          </table:table-cell>
          <table:table-cell office:value-type="float" office:value="143" calcext:value-type="float">
            <text:p>143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4000K 3-Step MacAdam Ellipse</text:p>
          </table:table-cell>
          <table:table-cell table:formula="of:=LEFT([.F23];5)" office:value-type="string" office:string-value="4000K" calcext:value-type="string">
            <text:p>4000K</text:p>
          </table:table-cell>
          <table:table-cell office:value-type="string" calcext:value-type="string">
            <text:p>4528 lm (Typ)</text:p>
          </table:table-cell>
          <table:table-cell table:formula="of:=TRIM(LEFT([.H23];5))" office:value-type="string" office:string-value="4528" calcext:value-type="string">
            <text:p>4528</text:p>
          </table:table-cell>
          <table:table-cell office:value-type="string" calcext:value-type="string">
            <text:p>900mA</text:p>
          </table:table-cell>
          <table:table-cell table:formula="of:=SUBSTITUTE(SUBSTITUTE([.J2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V</text:p>
          </table:table-cell>
          <table:table-cell table:formula="of:=SUBSTITUTE([.L2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8 lm/W</text:p>
          </table:table-cell>
          <table:table-cell table:formula="of:=SUBSTITUTE([.N23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23]=&quot;2700K&quot;;[.G23]=&quot;2000K&quot;); IF([.Q23]=90;7000/[.I23];8750/[.I23] ); 7000/[.I23])" office:value-type="float" office:value="1.54593639575972" calcext:value-type="float">
            <text:p>1.55</text:p>
          </table:table-cell>
          <table:table-cell table:formula="of:=ROUNDDOWN(134/[.M23])" office:value-type="float" office:value="3" calcext:value-type="float">
            <text:p>3</text:p>
          </table:table-cell>
          <table:table-cell table:formula="of:=[.R23]/[.S23]*30+[.R23]*[.E23]" office:value-type="currency" office:currency="USD" office:value="27.7495583038869" calcext:value-type="currency">
            <text:p>$27.75</text:p>
          </table:table-cell>
          <table:table-cell table:formula="of:=[.T23]+ROUNDUP([.R23]/[.O23]*[.I23])/1000*0.1*365*12" office:value-type="currency" office:currency="USD" office:value="48.7735583038869" calcext:value-type="currency">
            <text:p>$48.77</text:p>
          </table:table-cell>
          <table:table-cell table:formula="of:=[.U23]+ROUNDUP([.R23]/[.O23]*[.I23])/1000*0.1*365*12*5" office:value-type="currency" office:currency="USD" office:value="153.893558303887" calcext:value-type="currency">
            <text:p>$153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40E10K0-L-23</text:p>
          </table:table-cell>
          <table:table-cell office:value-type="string" calcext:value-type="string">
            <text:p>Bridgelux</text:p>
          </table:table-cell>
          <table:table-cell office:value-type="float" office:value="2881" calcext:value-type="float">
            <text:p>2881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4000K 3-Step MacAdam Ellipse</text:p>
          </table:table-cell>
          <table:table-cell table:formula="of:=LEFT([.F24];5)" office:value-type="string" office:string-value="4000K" calcext:value-type="string">
            <text:p>4000K</text:p>
          </table:table-cell>
          <table:table-cell office:value-type="string" calcext:value-type="string">
            <text:p>9768 lm (Typ)</text:p>
          </table:table-cell>
          <table:table-cell table:formula="of:=TRIM(LEFT([.H24];5))" office:value-type="string" office:string-value="9768" calcext:value-type="string">
            <text:p>9768</text:p>
          </table:table-cell>
          <table:table-cell office:value-type="string" calcext:value-type="string">
            <text:p>2.1A</text:p>
          </table:table-cell>
          <table:table-cell table:formula="of:=SUBSTITUTE(SUBSTITUTE([.J24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24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26 lm/W</text:p>
          </table:table-cell>
          <table:table-cell table:formula="of:=SUBSTITUTE([.N2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24]=&quot;2700K&quot;;[.G24]=&quot;2000K&quot;); IF([.Q24]=90;7000/[.I24];8750/[.I24] ); 7000/[.I24])" office:value-type="float" office:value="0.716625716625717" calcext:value-type="float">
            <text:p>0.72</text:p>
          </table:table-cell>
          <table:table-cell table:formula="of:=ROUNDDOWN(134/[.M24])" office:value-type="float" office:value="3" calcext:value-type="float">
            <text:p>3</text:p>
          </table:table-cell>
          <table:table-cell table:formula="of:=[.R24]/[.S24]*30+[.R24]*[.E24]" office:value-type="currency" office:currency="USD" office:value="24.8310810810811" calcext:value-type="currency">
            <text:p>$24.83</text:p>
          </table:table-cell>
          <table:table-cell table:formula="of:=[.T24]+ROUNDUP([.R24]/[.O24]*[.I24])/1000*0.1*365*12" office:value-type="currency" office:currency="USD" office:value="49.3590810810811" calcext:value-type="currency">
            <text:p>$49.36</text:p>
          </table:table-cell>
          <table:table-cell table:formula="of:=[.U24]+ROUNDUP([.R24]/[.O24]*[.I24])/1000*0.1*365*12*5" office:value-type="currency" office:currency="USD" office:value="171.999081081081" calcext:value-type="currency">
            <text:p>$172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G10K0-D-73</text:p>
          </table:table-cell>
          <table:table-cell office:value-type="string" calcext:value-type="string">
            <text:p>Bridgelux</text:p>
          </table:table-cell>
          <table:table-cell office:value-type="float" office:value="153" calcext:value-type="float">
            <text:p>15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 3-Step MacAdam Ellipse</text:p>
          </table:table-cell>
          <table:table-cell table:formula="of:=LEFT([.F25];5)" office:value-type="string" office:string-value="4000K" calcext:value-type="string">
            <text:p>4000K</text:p>
          </table:table-cell>
          <table:table-cell office:value-type="string" calcext:value-type="string">
            <text:p>9796 lm (Typ)</text:p>
          </table:table-cell>
          <table:table-cell table:formula="of:=TRIM(LEFT([.H25];5))" office:value-type="string" office:string-value="9796" calcext:value-type="string">
            <text:p>9796</text:p>
          </table:table-cell>
          <table:table-cell office:value-type="string" calcext:value-type="string">
            <text:p>2.1A</text:p>
          </table:table-cell>
          <table:table-cell table:formula="of:=SUBSTITUTE(SUBSTITUTE([.J25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25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24 lm/W</text:p>
          </table:table-cell>
          <table:table-cell table:formula="of:=SUBSTITUTE([.N2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25]=&quot;2700K&quot;;[.G25]=&quot;2000K&quot;); IF([.Q25]=90;7000/[.I25];8750/[.I25] ); 7000/[.I25])" office:value-type="float" office:value="0.714577378521846" calcext:value-type="float">
            <text:p>0.71</text:p>
          </table:table-cell>
          <table:table-cell table:formula="of:=ROUNDDOWN(134/[.M25])" office:value-type="float" office:value="3" calcext:value-type="float">
            <text:p>3</text:p>
          </table:table-cell>
          <table:table-cell table:formula="of:=[.R25]/[.S25]*30+[.R25]*[.E25]" office:value-type="currency" office:currency="USD" office:value="24.5028583095141" calcext:value-type="currency">
            <text:p>$24.50</text:p>
          </table:table-cell>
          <table:table-cell table:formula="of:=[.T25]+ROUNDUP([.R25]/[.O25]*[.I25])/1000*0.1*365*12" office:value-type="currency" office:currency="USD" office:value="49.4688583095141" calcext:value-type="currency">
            <text:p>$49.47</text:p>
          </table:table-cell>
          <table:table-cell table:formula="of:=[.U25]+ROUNDUP([.R25]/[.O25]*[.I25])/1000*0.1*365*12*5" office:value-type="currency" office:currency="USD" office:value="174.298858309514" calcext:value-type="currency">
            <text:p>$174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E4000-C-73</text:p>
          </table:table-cell>
          <table:table-cell office:value-type="string" calcext:value-type="string">
            <text:p>Bridgelux</text:p>
          </table:table-cell>
          <table:table-cell office:value-type="float" office:value="494" calcext:value-type="float">
            <text:p>494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4000K 3-Step MacAdam Ellipse</text:p>
          </table:table-cell>
          <table:table-cell table:formula="of:=LEFT([.F26];5)" office:value-type="string" office:string-value="4000K" calcext:value-type="string">
            <text:p>4000K</text:p>
          </table:table-cell>
          <table:table-cell office:value-type="string" calcext:value-type="string">
            <text:p>5887 lm (Typ)</text:p>
          </table:table-cell>
          <table:table-cell table:formula="of:=TRIM(LEFT([.H26];5))" office:value-type="string" office:string-value="5887" calcext:value-type="string">
            <text:p>5887</text:p>
          </table:table-cell>
          <table:table-cell office:value-type="string" calcext:value-type="string">
            <text:p>1.17A</text:p>
          </table:table-cell>
          <table:table-cell table:formula="of:=SUBSTITUTE(SUBSTITUTE([.J26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2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26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26]=&quot;2700K&quot;;[.G26]=&quot;2000K&quot;); IF([.Q26]=90;7000/[.I26];8750/[.I26] ); 7000/[.I26])" office:value-type="float" office:value="1.18906064209275" calcext:value-type="float">
            <text:p>1.19</text:p>
          </table:table-cell>
          <table:table-cell table:formula="of:=ROUNDDOWN(134/[.M26])" office:value-type="float" office:value="3" calcext:value-type="float">
            <text:p>3</text:p>
          </table:table-cell>
          <table:table-cell table:formula="of:=[.R26]/[.S26]*30+[.R26]*[.E26]" office:value-type="currency" office:currency="USD" office:value="28.6682520808561" calcext:value-type="currency">
            <text:p>$28.67</text:p>
          </table:table-cell>
          <table:table-cell table:formula="of:=[.T26]+ROUNDUP([.R26]/[.O26]*[.I26])/1000*0.1*365*12" office:value-type="currency" office:currency="USD" office:value="49.6922520808561" calcext:value-type="currency">
            <text:p>$49.69</text:p>
          </table:table-cell>
          <table:table-cell table:formula="of:=[.U26]+ROUNDUP([.R26]/[.O26]*[.I26])/1000*0.1*365*12*5" office:value-type="currency" office:currency="USD" office:value="154.812252080856" calcext:value-type="currency">
            <text:p>$154.8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ttp://www.bridgelux.com/sites/default/files/resource_media/Bridgelux%20DS93%20Vero%2029%20Gen%207%20Array%20Data%20Sheet%2020170308%20Rev%20J.pdf</text:p>
          </table:table-cell>
          <table:table-cell table:style-name="ce2" office:value-type="string" calcext:value-type="string">
            <text:p>BXRE-27G6500-D-73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.85" calcext:value-type="float">
            <text:p>10.85</text:p>
          </table:table-cell>
          <table:table-cell table:style-name="ce2" office:value-type="string" calcext:value-type="string">
            <text:p>2700K 3-Step MacAdam Ellipse</text:p>
          </table:table-cell>
          <table:table-cell table:style-name="ce2" table:formula="of:=LEFT([.F27];5)" office:value-type="string" office:string-value="2700K" calcext:value-type="string">
            <text:p>2700K</text:p>
          </table:table-cell>
          <table:table-cell table:style-name="ce2" office:value-type="string" calcext:value-type="string">
            <text:p>5477 lm (Typ)</text:p>
          </table:table-cell>
          <table:table-cell table:style-name="ce2" table:formula="of:=TRIM(LEFT([.H27];5))" office:value-type="string" office:string-value="5477" calcext:value-type="string">
            <text:p>5477</text:p>
          </table:table-cell>
          <table:table-cell table:style-name="ce2" office:value-type="string" calcext:value-type="string">
            <text:p>1.4A</text:p>
          </table:table-cell>
          <table:table-cell table:style-name="ce2" table:formula="of:=SUBSTITUTE(SUBSTITUTE([.J27];&quot;mA&quot;;&quot;&quot; ); &quot;A&quot;;&quot;&quot;)" office:value-type="string" office:string-value="1.4" calcext:value-type="string">
            <text:p>1.4</text:p>
          </table:table-cell>
          <table:table-cell table:style-name="ce2" office:value-type="string" calcext:value-type="string">
            <text:p>33.4V</text:p>
          </table:table-cell>
          <table:table-cell table:style-name="ce2" table:formula="of:=SUBSTITUTE([.L27];&quot;V&quot;;&quot;&quot; )" office:value-type="string" office:string-value="33.4" calcext:value-type="string">
            <text:p>33.4</text:p>
          </table:table-cell>
          <table:table-cell table:style-name="ce2" office:value-type="string" calcext:value-type="string">
            <text:p>117 lm/W</text:p>
          </table:table-cell>
          <table:table-cell table:style-name="ce2" table:formula="of:=SUBSTITUTE([.N27];&quot;lm/W&quot;;&quot;&quot; )" office:value-type="string" office:string-value="117 " calcext:value-type="string">
            <text:p>117 </text:p>
          </table:table-cell>
          <table:table-cell table:style-name="ce2" office:value-type="string" calcext:value-type="string">
            <text:p>2.8A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formula="of:=IF(OR([.G27]=&quot;2700K&quot;;[.G27]=&quot;2000K&quot;); IF([.Q27]=90;7000/[.I27];8750/[.I27] ); 7000/[.I27])" office:value-type="float" office:value="1.27807193719189" calcext:value-type="float">
            <text:p>1.28</text:p>
          </table:table-cell>
          <table:table-cell table:style-name="ce2" table:formula="of:=ROUNDDOWN(134/[.M27])" office:value-type="float" office:value="4" calcext:value-type="float">
            <text:p>4</text:p>
          </table:table-cell>
          <table:table-cell table:style-name="ce5" table:formula="of:=[.R27]/[.S27]*30+[.R27]*[.E27]" office:value-type="currency" office:currency="USD" office:value="23.4526200474712" calcext:value-type="currency">
            <text:p>$23.45</text:p>
          </table:table-cell>
          <table:table-cell table:style-name="ce7" table:formula="of:=[.T27]+ROUNDUP([.R27]/[.O27]*[.I27])/1000*0.1*365*12" office:value-type="currency" office:currency="USD" office:value="49.7326200474712" calcext:value-type="currency">
            <text:p>$49.73</text:p>
          </table:table-cell>
          <table:table-cell table:style-name="ce7" table:formula="of:=[.U27]+ROUNDUP([.R27]/[.O27]*[.I27])/1000*0.1*365*12*5" office:value-type="currency" office:currency="USD" office:value="181.132620047471" calcext:value-type="currency">
            <text:p>$181.13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4000-D-73</text:p>
          </table:table-cell>
          <table:table-cell office:value-type="string" calcext:value-type="string">
            <text:p>Bridgelux</text:p>
          </table:table-cell>
          <table:table-cell office:value-type="float" office:value="1874" calcext:value-type="float">
            <text:p>1874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28];5)" office:value-type="string" office:string-value="4000K" calcext:value-type="string">
            <text:p>4000K</text:p>
          </table:table-cell>
          <table:table-cell office:value-type="string" calcext:value-type="string">
            <text:p>4402 lm (Typ)</text:p>
          </table:table-cell>
          <table:table-cell table:formula="of:=TRIM(LEFT([.H28];5))" office:value-type="string" office:string-value="4402" calcext:value-type="string">
            <text:p>4402</text:p>
          </table:table-cell>
          <table:table-cell office:value-type="string" calcext:value-type="string">
            <text:p>1.05A</text:p>
          </table:table-cell>
          <table:table-cell table:formula="of:=SUBSTITUTE(SUBSTITUTE([.J2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28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48 lm/W</text:p>
          </table:table-cell>
          <table:table-cell table:formula="of:=SUBSTITUTE([.N28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8]=&quot;2700K&quot;;[.G28]=&quot;2000K&quot;); IF([.Q28]=90;7000/[.I28];8750/[.I28] ); 7000/[.I28])" office:value-type="float" office:value="1.59018627896411" calcext:value-type="float">
            <text:p>1.59</text:p>
          </table:table-cell>
          <table:table-cell table:formula="of:=ROUNDDOWN(134/[.M28])" office:value-type="float" office:value="4" calcext:value-type="float">
            <text:p>4</text:p>
          </table:table-cell>
          <table:table-cell table:formula="of:=[.R28]/[.S28]*30+[.R28]*[.E28]" office:value-type="currency" office:currency="USD" office:value="29.2117219445706" calcext:value-type="currency">
            <text:p>$29.21</text:p>
          </table:table-cell>
          <table:table-cell table:formula="of:=[.T28]+ROUNDUP([.R28]/[.O28]*[.I28])/1000*0.1*365*12" office:value-type="currency" office:currency="USD" office:value="50.2357219445707" calcext:value-type="currency">
            <text:p>$50.24</text:p>
          </table:table-cell>
          <table:table-cell table:formula="of:=[.U28]+ROUNDUP([.R28]/[.O28]*[.I28])/1000*0.1*365*12*5" office:value-type="currency" office:currency="USD" office:value="155.355721944571" calcext:value-type="currency">
            <text:p>$155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E-40E6500-H-23</text:p>
          </table:table-cell>
          <table:table-cell office:value-type="string" calcext:value-type="string">
            <text:p>Bridgelux</text:p>
          </table:table-cell>
          <table:table-cell office:value-type="float" office:value="160" calcext:value-type="float">
            <text:p>16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000K 3-Step MacAdam Ellipse</text:p>
          </table:table-cell>
          <table:table-cell table:formula="of:=LEFT([.F29];5)" office:value-type="string" office:string-value="4000K" calcext:value-type="string">
            <text:p>4000K</text:p>
          </table:table-cell>
          <table:table-cell office:value-type="string" calcext:value-type="string">
            <text:p>6229 lm (Typ)</text:p>
          </table:table-cell>
          <table:table-cell table:formula="of:=TRIM(LEFT([.H29];5))" office:value-type="string" office:string-value="6229" calcext:value-type="string">
            <text:p>6229</text:p>
          </table:table-cell>
          <table:table-cell office:value-type="string" calcext:value-type="string">
            <text:p>1.4A</text:p>
          </table:table-cell>
          <table:table-cell table:formula="of:=SUBSTITUTE(SUBSTITUTE([.J29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.7V</text:p>
          </table:table-cell>
          <table:table-cell table:formula="of:=SUBSTITUTE([.L29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28 lm/W</text:p>
          </table:table-cell>
          <table:table-cell table:formula="of:=SUBSTITUTE([.N29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2.8A</text:p>
          </table:table-cell>
          <table:table-cell office:value-type="float" office:value="80" calcext:value-type="float">
            <text:p>80</text:p>
          </table:table-cell>
          <table:table-cell table:formula="of:=IF(OR([.G29]=&quot;2700K&quot;;[.G29]=&quot;2000K&quot;); IF([.Q29]=90;7000/[.I29];8750/[.I29] ); 7000/[.I29])" office:value-type="float" office:value="1.12377588698025" calcext:value-type="float">
            <text:p>1.12</text:p>
          </table:table-cell>
          <table:table-cell table:formula="of:=ROUNDDOWN(134/[.M29])" office:value-type="float" office:value="3" calcext:value-type="float">
            <text:p>3</text:p>
          </table:table-cell>
          <table:table-cell table:formula="of:=[.R29]/[.S29]*30+[.R29]*[.E29]" office:value-type="currency" office:currency="USD" office:value="26.74586611013" calcext:value-type="currency">
            <text:p>$26.75</text:p>
          </table:table-cell>
          <table:table-cell table:formula="of:=[.T29]+ROUNDUP([.R29]/[.O29]*[.I29])/1000*0.1*365*12" office:value-type="currency" office:currency="USD" office:value="50.83586611013" calcext:value-type="currency">
            <text:p>$50.84</text:p>
          </table:table-cell>
          <table:table-cell table:formula="of:=[.U29]+ROUNDUP([.R29]/[.O29]*[.I29])/1000*0.1*365*12*5" office:value-type="currency" office:currency="USD" office:value="171.28586611013" calcext:value-type="currency">
            <text:p>$171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40E4000-B-73-SE</text:p>
          </table:table-cell>
          <table:table-cell office:value-type="string" calcext:value-type="string">
            <text:p>Bridgelux</text:p>
          </table:table-cell>
          <table:table-cell office:value-type="float" office:value="448" calcext:value-type="float">
            <text:p>448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4000K 3-Step MacAdam Ellipse</text:p>
          </table:table-cell>
          <table:table-cell table:formula="of:=LEFT([.F30];5)" office:value-type="string" office:string-value="4000K" calcext:value-type="string">
            <text:p>4000K</text:p>
          </table:table-cell>
          <table:table-cell office:value-type="string" calcext:value-type="string">
            <text:p>4469 lm (Typ)</text:p>
          </table:table-cell>
          <table:table-cell table:formula="of:=TRIM(LEFT([.H30];5))" office:value-type="string" office:string-value="4469" calcext:value-type="string">
            <text:p>4469</text:p>
          </table:table-cell>
          <table:table-cell office:value-type="string" calcext:value-type="string">
            <text:p>900mA</text:p>
          </table:table-cell>
          <table:table-cell table:formula="of:=SUBSTITUTE(SUBSTITUTE([.J30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3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6 lm/W</text:p>
          </table:table-cell>
          <table:table-cell table:formula="of:=SUBSTITUTE([.N30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30]=&quot;2700K&quot;;[.G30]=&quot;2000K&quot;); IF([.Q30]=90;7000/[.I30];8750/[.I30] ); 7000/[.I30])" office:value-type="float" office:value="1.56634593868874" calcext:value-type="float">
            <text:p>1.57</text:p>
          </table:table-cell>
          <table:table-cell table:formula="of:=ROUNDDOWN(134/[.M30])" office:value-type="float" office:value="3" calcext:value-type="float">
            <text:p>3</text:p>
          </table:table-cell>
          <table:table-cell table:formula="of:=[.R30]/[.S30]*30+[.R30]*[.E30]" office:value-type="currency" office:currency="USD" office:value="30.1678227791452" calcext:value-type="currency">
            <text:p>$30.17</text:p>
          </table:table-cell>
          <table:table-cell table:formula="of:=[.T30]+ROUNDUP([.R30]/[.O30]*[.I30])/1000*0.1*365*12" office:value-type="currency" office:currency="USD" office:value="51.1918227791452" calcext:value-type="currency">
            <text:p>$51.19</text:p>
          </table:table-cell>
          <table:table-cell table:formula="of:=[.U30]+ROUNDUP([.R30]/[.O30]*[.I30])/1000*0.1*365*12*5" office:value-type="currency" office:currency="USD" office:value="156.311822779145" calcext:value-type="currency">
            <text:p>$156.3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table:style-name="ce2" office:value-type="string" calcext:value-type="string">
            <text:p>BXRE-27E6500-D-73</text:p>
          </table:table-cell>
          <table:table-cell table:style-name="ce2" office:value-type="string" calcext:value-type="string">
            <text:p>Bridgelux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.85" calcext:value-type="float">
            <text:p>10.85</text:p>
          </table:table-cell>
          <table:table-cell table:style-name="ce2" office:value-type="string" calcext:value-type="string">
            <text:p>2700K 3-Step MacAdam Ellipse</text:p>
          </table:table-cell>
          <table:table-cell table:style-name="ce2" table:formula="of:=LEFT([.F31];5)" office:value-type="string" office:string-value="2700K" calcext:value-type="string">
            <text:p>2700K</text:p>
          </table:table-cell>
          <table:table-cell table:style-name="ce2" office:value-type="string" calcext:value-type="string">
            <text:p>6635 lm (Typ)</text:p>
          </table:table-cell>
          <table:table-cell table:style-name="ce2" table:formula="of:=TRIM(LEFT([.H31];5))" office:value-type="string" office:string-value="6635" calcext:value-type="string">
            <text:p>6635</text:p>
          </table:table-cell>
          <table:table-cell table:style-name="ce2" office:value-type="string" calcext:value-type="string">
            <text:p>1.4A</text:p>
          </table:table-cell>
          <table:table-cell table:style-name="ce2" table:formula="of:=SUBSTITUTE(SUBSTITUTE([.J31];&quot;mA&quot;;&quot;&quot; ); &quot;A&quot;;&quot;&quot;)" office:value-type="string" office:string-value="1.4" calcext:value-type="string">
            <text:p>1.4</text:p>
          </table:table-cell>
          <table:table-cell table:style-name="ce2" office:value-type="string" calcext:value-type="string">
            <text:p>33.4V</text:p>
          </table:table-cell>
          <table:table-cell table:style-name="ce2" table:formula="of:=SUBSTITUTE([.L31];&quot;V&quot;;&quot;&quot; )" office:value-type="string" office:string-value="33.4" calcext:value-type="string">
            <text:p>33.4</text:p>
          </table:table-cell>
          <table:table-cell table:style-name="ce2" office:value-type="string" calcext:value-type="string">
            <text:p>142 lm/W</text:p>
          </table:table-cell>
          <table:table-cell table:style-name="ce2" table:formula="of:=SUBSTITUTE([.N31];&quot;lm/W&quot;;&quot;&quot; )" office:value-type="string" office:string-value="142 " calcext:value-type="string">
            <text:p>142 </text:p>
          </table:table-cell>
          <table:table-cell table:style-name="ce2" office:value-type="string" calcext:value-type="string">
            <text:p>2.8A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IF(OR([.G31]=&quot;2700K&quot;;[.G31]=&quot;2000K&quot;); IF([.Q31]=90;7000/[.I31];8750/[.I31] ); 7000/[.I31])" office:value-type="float" office:value="1.31876412961567" calcext:value-type="float">
            <text:p>1.32</text:p>
          </table:table-cell>
          <table:table-cell table:style-name="ce2" table:formula="of:=ROUNDDOWN(134/[.M31])" office:value-type="float" office:value="4" calcext:value-type="float">
            <text:p>4</text:p>
          </table:table-cell>
          <table:table-cell table:style-name="ce5" table:formula="of:=[.R31]/[.S31]*30+[.R31]*[.E31]" office:value-type="currency" office:currency="USD" office:value="24.1993217784476" calcext:value-type="currency">
            <text:p>$24.20</text:p>
          </table:table-cell>
          <table:table-cell table:style-name="ce7" table:formula="of:=[.T31]+ROUNDUP([.R31]/[.O31]*[.I31])/1000*0.1*365*12" office:value-type="currency" office:currency="USD" office:value="51.3553217784476" calcext:value-type="currency">
            <text:p>$51.36</text:p>
          </table:table-cell>
          <table:table-cell table:style-name="ce7" table:formula="of:=[.U31]+ROUNDUP([.R31]/[.O31]*[.I31])/1000*0.1*365*12*5" office:value-type="currency" office:currency="USD" office:value="187.135321778448" calcext:value-type="currency">
            <text:p>$187.14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https://www.cree.com/led-components/media/documents/ds-CMA2550.pdf</text:p>
          </table:table-cell>
          <table:table-cell office:value-type="string" calcext:value-type="string">
            <text:p>CMA2550-0000-000N0U0A40G</text:p>
          </table:table-cell>
          <table:table-cell office:value-type="string" calcext:value-type="string">
            <text:p>Cree Inc.</text:p>
          </table:table-cell>
          <table:table-cell office:value-type="float" office:value="85" calcext:value-type="float">
            <text:p>85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4000K 3-Step MacAdam Ellipse</text:p>
          </table:table-cell>
          <table:table-cell table:formula="of:=LEFT([.F32];5)" office:value-type="string" office:string-value="4000K" calcext:value-type="string">
            <text:p>4000K</text:p>
          </table:table-cell>
          <table:table-cell office:value-type="string" calcext:value-type="string">
            <text:p>6226 lm (Typ)</text:p>
          </table:table-cell>
          <table:table-cell table:formula="of:=TRIM(LEFT([.H32];5))" office:value-type="string" office:string-value="6226" calcext:value-type="string">
            <text:p>6226</text:p>
          </table:table-cell>
          <table:table-cell office:value-type="string" calcext:value-type="string">
            <text:p>1.4A</text:p>
          </table:table-cell>
          <table:table-cell table:formula="of:=SUBSTITUTE(SUBSTITUTE([.J3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V</text:p>
          </table:table-cell>
          <table:table-cell table:formula="of:=SUBSTITUTE([.L3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1 lm/W</text:p>
          </table:table-cell>
          <table:table-cell table:formula="of:=SUBSTITUTE([.N32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3.3A</text:p>
          </table:table-cell>
          <table:table-cell office:value-type="float" office:value="90" calcext:value-type="float">
            <text:p>90</text:p>
          </table:table-cell>
          <table:table-cell table:formula="of:=IF(OR([.G32]=&quot;2700K&quot;;[.G32]=&quot;2000K&quot;); IF([.Q32]=90;7000/[.I32];8750/[.I32] ); 7000/[.I32])" office:value-type="float" office:value="1.12431737873434" calcext:value-type="float">
            <text:p>1.12</text:p>
          </table:table-cell>
          <table:table-cell table:formula="of:=ROUNDDOWN(134/[.M32])" office:value-type="float" office:value="3" calcext:value-type="float">
            <text:p>3</text:p>
          </table:table-cell>
          <table:table-cell table:formula="of:=[.R32]/[.S32]*30+[.R32]*[.E32]" office:value-type="currency" office:currency="USD" office:value="28.2765820751686" calcext:value-type="currency">
            <text:p>$28.28</text:p>
          </table:table-cell>
          <table:table-cell table:formula="of:=[.T32]+ROUNDUP([.R32]/[.O32]*[.I32])/1000*0.1*365*12" office:value-type="currency" office:currency="USD" office:value="51.9285820751687" calcext:value-type="currency">
            <text:p>$51.93</text:p>
          </table:table-cell>
          <table:table-cell table:formula="of:=[.U32]+ROUNDUP([.R32]/[.O32]*[.I32])/1000*0.1*365*12*5" office:value-type="currency" office:currency="USD" office:value="170.188582075169" calcext:value-type="currency">
            <text:p>$170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MA1840-0000-000N0U0A40G</text:p>
          </table:table-cell>
          <table:table-cell office:value-type="string" calcext:value-type="string">
            <text:p>Cree Inc.</text:p>
          </table:table-cell>
          <table:table-cell office:value-type="float" office:value="68" calcext:value-type="float">
            <text:p>68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4000K 3-Step MacAdam Ellipse</text:p>
          </table:table-cell>
          <table:table-cell table:formula="of:=LEFT([.F33];5)" office:value-type="string" office:string-value="4000K" calcext:value-type="string">
            <text:p>4000K</text:p>
          </table:table-cell>
          <table:table-cell office:value-type="string" calcext:value-type="string">
            <text:p>4817 lm (Typ)</text:p>
          </table:table-cell>
          <table:table-cell table:formula="of:=TRIM(LEFT([.H33];5))" office:value-type="string" office:string-value="4817" calcext:value-type="string">
            <text:p>4817</text:p>
          </table:table-cell>
          <table:table-cell office:value-type="string" calcext:value-type="string">
            <text:p>1.1A</text:p>
          </table:table-cell>
          <table:table-cell table:formula="of:=SUBSTITUTE(SUBSTITUTE([.J3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4.7V</text:p>
          </table:table-cell>
          <table:table-cell table:formula="of:=SUBSTITUTE([.L33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26 lm/W</text:p>
          </table:table-cell>
          <table:table-cell table:formula="of:=SUBSTITUTE([.N33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33]=&quot;2700K&quot;;[.G33]=&quot;2000K&quot;); IF([.Q33]=90;7000/[.I33];8750/[.I33] ); 7000/[.I33])" office:value-type="float" office:value="1.453186630683" calcext:value-type="float">
            <text:p>1.45</text:p>
          </table:table-cell>
          <table:table-cell table:formula="of:=ROUNDDOWN(134/[.M33])" office:value-type="float" office:value="3" calcext:value-type="float">
            <text:p>3</text:p>
          </table:table-cell>
          <table:table-cell table:formula="of:=[.R33]/[.S33]*30+[.R33]*[.E33]" office:value-type="currency" office:currency="USD" office:value="27.7413327797384" calcext:value-type="currency">
            <text:p>$27.74</text:p>
          </table:table-cell>
          <table:table-cell table:formula="of:=[.T33]+ROUNDUP([.R33]/[.O33]*[.I33])/1000*0.1*365*12" office:value-type="currency" office:currency="USD" office:value="52.2693327797384" calcext:value-type="currency">
            <text:p>$52.27</text:p>
          </table:table-cell>
          <table:table-cell table:formula="of:=[.U33]+ROUNDUP([.R33]/[.O33]*[.I33])/1000*0.1*365*12*5" office:value-type="currency" office:currency="USD" office:value="174.909332779738" calcext:value-type="currency">
            <text:p>$174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40.pdf</text:p>
          </table:table-cell>
          <table:table-cell office:value-type="string" calcext:value-type="string">
            <text:p>CXA2530-0000-000N00U20E5</text:p>
          </table:table-cell>
          <table:table-cell office:value-type="string" calcext:value-type="string">
            <text:p>Cree Inc.</text:p>
          </table:table-cell>
          <table:table-cell office:value-type="float" office:value="64" calcext:value-type="float">
            <text:p>64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4000K</text:p>
          </table:table-cell>
          <table:table-cell table:formula="of:=LEFT([.F34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34];4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3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3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34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70" calcext:value-type="float">
            <text:p>70</text:p>
          </table:table-cell>
          <table:table-cell table:formula="of:=IF(OR([.G34]=&quot;2700K&quot;;[.G34]=&quot;2000K&quot;); IF([.Q34]=90;7000/[.I34];8750/[.I34] ); 7000/[.I34])" office:value-type="float" office:value="1.83342063907805" calcext:value-type="float">
            <text:p>1.83</text:p>
          </table:table-cell>
          <table:table-cell table:formula="of:=ROUNDDOWN(134/[.M34])" office:value-type="float" office:value="3" calcext:value-type="float">
            <text:p>3</text:p>
          </table:table-cell>
          <table:table-cell table:formula="of:=[.R34]/[.S34]*30+[.R34]*[.E34]" office:value-type="currency" office:currency="USD" office:value="28.1796752226297" calcext:value-type="currency">
            <text:p>$28.18</text:p>
          </table:table-cell>
          <table:table-cell table:formula="of:=[.T34]+ROUNDUP([.R34]/[.O34]*[.I34])/1000*0.1*365*12" office:value-type="currency" office:currency="USD" office:value="52.2696752226297" calcext:value-type="currency">
            <text:p>$52.27</text:p>
          </table:table-cell>
          <table:table-cell table:formula="of:=[.U34]+ROUNDUP([.R34]/[.O34]*[.I34])/1000*0.1*365*12*5" office:value-type="currency" office:currency="USD" office:value="172.71967522263" calcext:value-type="currency">
            <text:p>$17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10K0-B-73-SE</text:p>
          </table:table-cell>
          <table:table-cell office:value-type="string" calcext:value-type="string">
            <text:p>Bridgelux</text:p>
          </table:table-cell>
          <table:table-cell office:value-type="float" office:value="21" calcext:value-type="float">
            <text:p>21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2700K 3-Step MacAdam Ellipse</text:p>
          </table:table-cell>
          <table:table-cell table:formula="of:=LEFT([.F35];5)" office:value-type="string" office:string-value="2700K" calcext:value-type="string">
            <text:p>2700K</text:p>
          </table:table-cell>
          <table:table-cell office:value-type="string" calcext:value-type="string">
            <text:p>12509 lm (Typ)</text:p>
          </table:table-cell>
          <table:table-cell table:formula="of:=TRIM(LEFT([.H35];5))" office:value-type="string" office:string-value="12509" calcext:value-type="string">
            <text:p>12509</text:p>
          </table:table-cell>
          <table:table-cell office:value-type="string" calcext:value-type="string">
            <text:p>1.8A</text:p>
          </table:table-cell>
          <table:table-cell table:formula="of:=SUBSTITUTE(SUBSTITUTE([.J35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35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7 lm/W</text:p>
          </table:table-cell>
          <table:table-cell table:formula="of:=SUBSTITUTE([.N35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35]=&quot;2700K&quot;;[.G35]=&quot;2000K&quot;); IF([.Q35]=90;7000/[.I35];8750/[.I35] ); 7000/[.I35])" office:value-type="float" office:value="0.699496362618914" calcext:value-type="float">
            <text:p>0.70</text:p>
          </table:table-cell>
          <table:table-cell table:formula="of:=ROUNDDOWN(134/[.M35])" office:value-type="float" office:value="2" calcext:value-type="float">
            <text:p>2</text:p>
          </table:table-cell>
          <table:table-cell table:formula="of:=[.R35]/[.S35]*30+[.R35]*[.E35]" office:value-type="currency" office:currency="USD" office:value="24.5733072188025" calcext:value-type="currency">
            <text:p>$24.57</text:p>
          </table:table-cell>
          <table:table-cell table:formula="of:=[.T35]+ROUNDUP([.R35]/[.O35]*[.I35])/1000*0.1*365*12" office:value-type="currency" office:currency="USD" office:value="52.6053072188025" calcext:value-type="currency">
            <text:p>$52.61</text:p>
          </table:table-cell>
          <table:table-cell table:formula="of:=[.U35]+ROUNDUP([.R35]/[.O35]*[.I35])/1000*0.1*365*12*5" office:value-type="currency" office:currency="USD" office:value="192.765307218803" calcext:value-type="currency">
            <text:p>$192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3590.pdf</text:p>
          </table:table-cell>
          <table:table-cell office:value-type="string" calcext:value-type="string">
            <text:p>CXB3590-0000-000N0HCD40H</text:p>
          </table:table-cell>
          <table:table-cell office:value-type="string" calcext:value-type="string">
            <text:p>Cree Inc.</text:p>
          </table:table-cell>
          <table:table-cell office:value-type="float" office:value="2" calcext:value-type="float">
            <text:p>2</text:p>
          </table:table-cell>
          <table:table-cell office:value-type="float" office:value="45.73" calcext:value-type="float">
            <text:p>45.73</text:p>
          </table:table-cell>
          <table:table-cell office:value-type="string" calcext:value-type="string">
            <text:p>4000K 2-Step MacAdam Ellipse</text:p>
          </table:table-cell>
          <table:table-cell table:formula="of:=LEFT([.F36];5)" office:value-type="string" office:string-value="4000K" calcext:value-type="string">
            <text:p>4000K</text:p>
          </table:table-cell>
          <table:table-cell office:value-type="string" calcext:value-type="string">
            <text:p>12500 lm (12000 lm ~ 13000 lm)</text:p>
          </table:table-cell>
          <table:table-cell table:formula="of:=TRIM(LEFT([.H36];5))" office:value-type="string" office:string-value="12500" calcext:value-type="string">
            <text:p>12500</text:p>
          </table:table-cell>
          <table:table-cell office:value-type="string" calcext:value-type="string">
            <text:p>2.4A</text:p>
          </table:table-cell>
          <table:table-cell table:formula="of:=SUBSTITUTE(SUBSTITUTE([.J36];&quot;mA&quot;;&quot;&quot; ); &quot;A&quot;;&quot;&quot;)" office:value-type="string" office:string-value="2.4" calcext:value-type="string">
            <text:p>2.4</text:p>
          </table:table-cell>
          <table:table-cell office:value-type="string" calcext:value-type="string">
            <text:p>36V</text:p>
          </table:table-cell>
          <table:table-cell table:formula="of:=SUBSTITUTE([.L3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5 lm/W</text:p>
          </table:table-cell>
          <table:table-cell table:formula="of:=SUBSTITUTE([.N36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36]=&quot;2700K&quot;;[.G36]=&quot;2000K&quot;); IF([.Q36]=90;7000/[.I36];8750/[.I36] ); 7000/[.I36])" office:value-type="float" office:value="0.56" calcext:value-type="float">
            <text:p>0.56</text:p>
          </table:table-cell>
          <table:table-cell table:formula="of:=ROUNDDOWN(134/[.M36])" office:value-type="float" office:value="3" calcext:value-type="float">
            <text:p>3</text:p>
          </table:table-cell>
          <table:table-cell table:formula="of:=[.R36]/[.S36]*30+[.R36]*[.E36]" office:value-type="currency" office:currency="USD" office:value="31.2088" calcext:value-type="currency">
            <text:p>$31.21</text:p>
          </table:table-cell>
          <table:table-cell table:formula="of:=[.T36]+ROUNDUP([.R36]/[.O36]*[.I36])/1000*0.1*365*12" office:value-type="currency" office:currency="USD" office:value="52.6708" calcext:value-type="currency">
            <text:p>$52.67</text:p>
          </table:table-cell>
          <table:table-cell table:formula="of:=[.U36]+ROUNDUP([.R36]/[.O36]*[.I36])/1000*0.1*365*12*5" office:value-type="currency" office:currency="USD" office:value="159.9808" calcext:value-type="currency">
            <text:p>$159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403M2K1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4000K</text:p>
          </table:table-cell>
          <table:table-cell table:formula="of:=LEFT([.F37];5)" office:value-type="string" office:string-value="4000K" calcext:value-type="string">
            <text:p>4000K</text:p>
          </table:table-cell>
          <table:table-cell office:value-type="string" calcext:value-type="string">
            <text:p>8036 lm (Typ)</text:p>
          </table:table-cell>
          <table:table-cell table:formula="of:=TRIM(LEFT([.H37];5))" office:value-type="string" office:string-value="8036" calcext:value-type="string">
            <text:p>8036</text:p>
          </table:table-cell>
          <table:table-cell office:value-type="string" calcext:value-type="string">
            <text:p>1.75A</text:p>
          </table:table-cell>
          <table:table-cell table:formula="of:=SUBSTITUTE(SUBSTITUTE([.J37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37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2 lm/W</text:p>
          </table:table-cell>
          <table:table-cell table:formula="of:=SUBSTITUTE([.N37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37]=&quot;2700K&quot;;[.G37]=&quot;2000K&quot;); IF([.Q37]=90;7000/[.I37];8750/[.I37] ); 7000/[.I37])" office:value-type="float" office:value="0.871080139372822" calcext:value-type="float">
            <text:p>0.87</text:p>
          </table:table-cell>
          <table:table-cell table:formula="of:=ROUNDDOWN(134/[.M37])" office:value-type="float" office:value="3" calcext:value-type="float">
            <text:p>3</text:p>
          </table:table-cell>
          <table:table-cell table:formula="of:=[.R37]/[.S37]*30+[.R37]*[.E37]" office:value-type="currency" office:currency="USD" office:value="27.4390243902439" calcext:value-type="currency">
            <text:p>$27.44</text:p>
          </table:table-cell>
          <table:table-cell table:formula="of:=[.T37]+ROUNDUP([.R37]/[.O37]*[.I37])/1000*0.1*365*12" office:value-type="currency" office:currency="USD" office:value="52.8430243902439" calcext:value-type="currency">
            <text:p>$52.84</text:p>
          </table:table-cell>
          <table:table-cell table:formula="of:=[.U37]+ROUNDUP([.R37]/[.O37]*[.I37])/1000*0.1*365*12*5" office:value-type="currency" office:currency="USD" office:value="179.863024390244" calcext:value-type="currency">
            <text:p>$179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G10K0-D-73</text:p>
          </table:table-cell>
          <table:table-cell office:value-type="string" calcext:value-type="string">
            <text:p>Bridgelux</text:p>
          </table:table-cell>
          <table:table-cell office:value-type="float" office:value="257" calcext:value-type="float">
            <text:p>257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2700K 3-Step MacAdam Ellipse</text:p>
          </table:table-cell>
          <table:table-cell table:formula="of:=LEFT([.F38];5)" office:value-type="string" office:string-value="2700K" calcext:value-type="string">
            <text:p>2700K</text:p>
          </table:table-cell>
          <table:table-cell office:value-type="string" calcext:value-type="string">
            <text:p>9784 lm (Typ)</text:p>
          </table:table-cell>
          <table:table-cell table:formula="of:=TRIM(LEFT([.H38];5))" office:value-type="string" office:string-value="9784" calcext:value-type="string">
            <text:p>9784</text:p>
          </table:table-cell>
          <table:table-cell office:value-type="string" calcext:value-type="string">
            <text:p>2.1A</text:p>
          </table:table-cell>
          <table:table-cell table:formula="of:=SUBSTITUTE(SUBSTITUTE([.J3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8.7V</text:p>
          </table:table-cell>
          <table:table-cell table:formula="of:=SUBSTITUTE([.L38];&quot;V&quot;;&quot;&quot; )" office:value-type="string" office:string-value="38.7" calcext:value-type="string">
            <text:p>38.7</text:p>
          </table:table-cell>
          <table:table-cell office:value-type="string" calcext:value-type="string">
            <text:p>120 lm/W</text:p>
          </table:table-cell>
          <table:table-cell table:formula="of:=SUBSTITUTE([.N38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38]=&quot;2700K&quot;;[.G38]=&quot;2000K&quot;); IF([.Q38]=90;7000/[.I38];8750/[.I38] ); 7000/[.I38])" office:value-type="float" office:value="0.71545380212592" calcext:value-type="float">
            <text:p>0.72</text:p>
          </table:table-cell>
          <table:table-cell table:formula="of:=ROUNDDOWN(134/[.M38])" office:value-type="float" office:value="3" calcext:value-type="float">
            <text:p>3</text:p>
          </table:table-cell>
          <table:table-cell table:formula="of:=[.R38]/[.S38]*30+[.R38]*[.E38]" office:value-type="currency" office:currency="USD" office:value="27.0441537203598" calcext:value-type="currency">
            <text:p>$27.04</text:p>
          </table:table-cell>
          <table:table-cell table:formula="of:=[.T38]+ROUNDUP([.R38]/[.O38]*[.I38])/1000*0.1*365*12" office:value-type="currency" office:currency="USD" office:value="52.8861537203598" calcext:value-type="currency">
            <text:p>$52.89</text:p>
          </table:table-cell>
          <table:table-cell table:formula="of:=[.U38]+ROUNDUP([.R38]/[.O38]*[.I38])/1000*0.1*365*12*5" office:value-type="currency" office:currency="USD" office:value="182.09615372036" calcext:value-type="currency">
            <text:p>$182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BXRC-40G4000-C-73-SE</text:p>
          </table:table-cell>
          <table:table-cell office:value-type="string" calcext:value-type="string">
            <text:p>Bridgelux</text:p>
          </table:table-cell>
          <table:table-cell office:value-type="float" office:value="66" calcext:value-type="float">
            <text:p>6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4000K 3-Step MacAdam Ellipse</text:p>
          </table:table-cell>
          <table:table-cell table:formula="of:=LEFT([.F39];5)" office:value-type="string" office:string-value="4000K" calcext:value-type="string">
            <text:p>4000K</text:p>
          </table:table-cell>
          <table:table-cell office:value-type="string" calcext:value-type="string">
            <text:p>4973 lm (Typ)</text:p>
          </table:table-cell>
          <table:table-cell table:formula="of:=TRIM(LEFT([.H39];5))" office:value-type="string" office:string-value="4973" calcext:value-type="string">
            <text:p>4973</text:p>
          </table:table-cell>
          <table:table-cell office:value-type="string" calcext:value-type="string">
            <text:p>1.17A</text:p>
          </table:table-cell>
          <table:table-cell table:formula="of:=SUBSTITUTE(SUBSTITUTE([.J3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3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5 lm/W</text:p>
          </table:table-cell>
          <table:table-cell table:formula="of:=SUBSTITUTE([.N39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39]=&quot;2700K&quot;;[.G39]=&quot;2000K&quot;); IF([.Q39]=90;7000/[.I39];8750/[.I39] ); 7000/[.I39])" office:value-type="float" office:value="1.40760104564649" calcext:value-type="float">
            <text:p>1.41</text:p>
          </table:table-cell>
          <table:table-cell table:formula="of:=ROUNDDOWN(134/[.M39])" office:value-type="float" office:value="3" calcext:value-type="float">
            <text:p>3</text:p>
          </table:table-cell>
          <table:table-cell table:formula="of:=[.R39]/[.S39]*30+[.R39]*[.E39]" office:value-type="currency" office:currency="USD" office:value="28.4335411220591" calcext:value-type="currency">
            <text:p>$28.43</text:p>
          </table:table-cell>
          <table:table-cell table:formula="of:=[.T39]+ROUNDUP([.R39]/[.O39]*[.I39])/1000*0.1*365*12" office:value-type="currency" office:currency="USD" office:value="52.9615411220591" calcext:value-type="currency">
            <text:p>$52.96</text:p>
          </table:table-cell>
          <table:table-cell table:formula="of:=[.U39]+ROUNDUP([.R39]/[.O39]*[.I39])/1000*0.1*365*12*5" office:value-type="currency" office:currency="USD" office:value="175.601541122059" calcext:value-type="currency">
            <text:p>$175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10K0-D-73-SE</text:p>
          </table:table-cell>
          <table:table-cell office:value-type="string" calcext:value-type="string">
            <text:p>Bridgelux</text:p>
          </table:table-cell>
          <table:table-cell office:value-type="float" office:value="95" calcext:value-type="float">
            <text:p>95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2700K 3-Step MacAdam Ellipse</text:p>
          </table:table-cell>
          <table:table-cell table:formula="of:=LEFT([.F40];5)" office:value-type="string" office:string-value="2700K" calcext:value-type="string">
            <text:p>2700K</text:p>
          </table:table-cell>
          <table:table-cell office:value-type="string" calcext:value-type="string">
            <text:p>10540 lm (Typ)</text:p>
          </table:table-cell>
          <table:table-cell table:formula="of:=TRIM(LEFT([.H40];5))" office:value-type="string" office:string-value="10540" calcext:value-type="string">
            <text:p>10540</text:p>
          </table:table-cell>
          <table:table-cell office:value-type="string" calcext:value-type="string">
            <text:p>2.1A</text:p>
          </table:table-cell>
          <table:table-cell table:formula="of:=SUBSTITUTE(SUBSTITUTE([.J40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40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7 lm/W</text:p>
          </table:table-cell>
          <table:table-cell table:formula="of:=SUBSTITUTE([.N40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40]=&quot;2700K&quot;;[.G40]=&quot;2000K&quot;); IF([.Q40]=90;7000/[.I40];8750/[.I40] ); 7000/[.I40])" office:value-type="float" office:value="0.830170777988615" calcext:value-type="float">
            <text:p>0.83</text:p>
          </table:table-cell>
          <table:table-cell table:formula="of:=ROUNDDOWN(134/[.M40])" office:value-type="float" office:value="3" calcext:value-type="float">
            <text:p>3</text:p>
          </table:table-cell>
          <table:table-cell table:formula="of:=[.R40]/[.S40]*30+[.R40]*[.E40]" office:value-type="currency" office:currency="USD" office:value="25.013045540797" calcext:value-type="currency">
            <text:p>$25.01</text:p>
          </table:table-cell>
          <table:table-cell table:formula="of:=[.T40]+ROUNDUP([.R40]/[.O40]*[.I40])/1000*0.1*365*12" office:value-type="currency" office:currency="USD" office:value="53.045045540797" calcext:value-type="currency">
            <text:p>$53.05</text:p>
          </table:table-cell>
          <table:table-cell table:formula="of:=[.U40]+ROUNDUP([.R40]/[.O40]*[.I40])/1000*0.1*365*12*5" office:value-type="currency" office:currency="USD" office:value="193.205045540797" calcext:value-type="currency">
            <text:p>$193.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CXA1830-0000-000N00U240F</text:p>
          </table:table-cell>
          <table:table-cell office:value-type="string" calcext:value-type="string">
            <text:p>Cree Inc.</text:p>
          </table:table-cell>
          <table:table-cell office:value-type="float" office:value="50" calcext:value-type="float">
            <text:p>50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4000K 4-Step MacAdam Ellipse</text:p>
          </table:table-cell>
          <table:table-cell table:formula="of:=LEFT([.F41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41];4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41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4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41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4A</text:p>
          </table:table-cell>
          <table:table-cell office:value-type="float" office:value="70" calcext:value-type="float">
            <text:p>70</text:p>
          </table:table-cell>
          <table:table-cell table:formula="of:=IF(OR([.G41]=&quot;2700K&quot;;[.G41]=&quot;2000K&quot;); IF([.Q41]=90;7000/[.I41];8750/[.I41] ); 7000/[.I41])" office:value-type="float" office:value="1.83342063907805" calcext:value-type="float">
            <text:p>1.83</text:p>
          </table:table-cell>
          <table:table-cell table:formula="of:=ROUNDDOWN(134/[.M41])" office:value-type="float" office:value="3" calcext:value-type="float">
            <text:p>3</text:p>
          </table:table-cell>
          <table:table-cell table:formula="of:=[.R41]/[.S41]*30+[.R41]*[.E41]" office:value-type="currency" office:currency="USD" office:value="29.0780513357779" calcext:value-type="currency">
            <text:p>$29.08</text:p>
          </table:table-cell>
          <table:table-cell table:formula="of:=[.T41]+ROUNDUP([.R41]/[.O41]*[.I41])/1000*0.1*365*12" office:value-type="currency" office:currency="USD" office:value="53.1680513357779" calcext:value-type="currency">
            <text:p>$53.17</text:p>
          </table:table-cell>
          <table:table-cell table:formula="of:=[.U41]+ROUNDUP([.R41]/[.O41]*[.I41])/1000*0.1*365*12*5" office:value-type="currency" office:currency="USD" office:value="173.618051335778" calcext:value-type="currency">
            <text:p>$173.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4000-B-73</text:p>
          </table:table-cell>
          <table:table-cell office:value-type="string" calcext:value-type="string">
            <text:p>Bridgelux</text:p>
          </table:table-cell>
          <table:table-cell office:value-type="float" office:value="70" calcext:value-type="float">
            <text:p>70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42];5)" office:value-type="string" office:string-value="4000K" calcext:value-type="string">
            <text:p>4000K</text:p>
          </table:table-cell>
          <table:table-cell office:value-type="string" calcext:value-type="string">
            <text:p>4528 lm (Typ)</text:p>
          </table:table-cell>
          <table:table-cell table:formula="of:=TRIM(LEFT([.H42];5))" office:value-type="string" office:string-value="4528" calcext:value-type="string">
            <text:p>4528</text:p>
          </table:table-cell>
          <table:table-cell office:value-type="string" calcext:value-type="string">
            <text:p>900mA</text:p>
          </table:table-cell>
          <table:table-cell table:formula="of:=SUBSTITUTE(SUBSTITUTE([.J4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4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42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42]=&quot;2700K&quot;;[.G42]=&quot;2000K&quot;); IF([.Q42]=90;7000/[.I42];8750/[.I42] ); 7000/[.I42])" office:value-type="float" office:value="1.54593639575972" calcext:value-type="float">
            <text:p>1.55</text:p>
          </table:table-cell>
          <table:table-cell table:formula="of:=ROUNDDOWN(134/[.M42])" office:value-type="float" office:value="3" calcext:value-type="float">
            <text:p>3</text:p>
          </table:table-cell>
          <table:table-cell table:formula="of:=[.R42]/[.S42]*30+[.R42]*[.E42]" office:value-type="currency" office:currency="USD" office:value="32.2636925795053" calcext:value-type="currency">
            <text:p>$32.26</text:p>
          </table:table-cell>
          <table:table-cell table:formula="of:=[.T42]+ROUNDUP([.R42]/[.O42]*[.I42])/1000*0.1*365*12" office:value-type="currency" office:currency="USD" office:value="53.2876925795053" calcext:value-type="currency">
            <text:p>$53.29</text:p>
          </table:table-cell>
          <table:table-cell table:formula="of:=[.U42]+ROUNDUP([.R42]/[.O42]*[.I42])/1000*0.1*365*12*5" office:value-type="currency" office:currency="USD" office:value="158.407692579505" calcext:value-type="currency">
            <text:p>$158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CMA3090-0000-000Q0U0A40G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43];5)" office:value-type="string" office:string-value="4000K" calcext:value-type="string">
            <text:p>4000K</text:p>
          </table:table-cell>
          <table:table-cell office:value-type="string" calcext:value-type="string">
            <text:p>10652 lm (Typ)</text:p>
          </table:table-cell>
          <table:table-cell table:formula="of:=TRIM(LEFT([.H43];5))" office:value-type="string" office:string-value="10652" calcext:value-type="string">
            <text:p>10652</text:p>
          </table:table-cell>
          <table:table-cell office:value-type="string" calcext:value-type="string">
            <text:p>1.8A</text:p>
          </table:table-cell>
          <table:table-cell table:formula="of:=SUBSTITUTE(SUBSTITUTE([.J43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45V</text:p>
          </table:table-cell>
          <table:table-cell table:formula="of:=SUBSTITUTE([.L43];&quot;V&quot;;&quot;&quot; )" office:value-type="string" office:string-value="45" calcext:value-type="string">
            <text:p>45</text:p>
          </table:table-cell>
          <table:table-cell office:value-type="string" calcext:value-type="string">
            <text:p>132 lm/W</text:p>
          </table:table-cell>
          <table:table-cell table:formula="of:=SUBSTITUTE([.N43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43]=&quot;2700K&quot;;[.G43]=&quot;2000K&quot;); IF([.Q43]=90;7000/[.I43];8750/[.I43] ); 7000/[.I43])" office:value-type="float" office:value="0.657153586180999" calcext:value-type="float">
            <text:p>0.66</text:p>
          </table:table-cell>
          <table:table-cell table:formula="of:=ROUNDDOWN(134/[.M43])" office:value-type="float" office:value="2" calcext:value-type="float">
            <text:p>2</text:p>
          </table:table-cell>
          <table:table-cell table:formula="of:=[.R43]/[.S43]*30+[.R43]*[.E43]" office:value-type="currency" office:currency="USD" office:value="29.7690574539992" calcext:value-type="currency">
            <text:p>$29.77</text:p>
          </table:table-cell>
          <table:table-cell table:formula="of:=[.T43]+ROUNDUP([.R43]/[.O43]*[.I43])/1000*0.1*365*12" office:value-type="currency" office:currency="USD" office:value="53.4210574539993" calcext:value-type="currency">
            <text:p>$53.42</text:p>
          </table:table-cell>
          <table:table-cell table:formula="of:=[.U43]+ROUNDUP([.R43]/[.O43]*[.I43])/1000*0.1*365*12*5" office:value-type="currency" office:currency="USD" office:value="171.681057453999" calcext:value-type="currency">
            <text:p>$171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G10K0-C-73-SE</text:p>
          </table:table-cell>
          <table:table-cell office:value-type="string" calcext:value-type="string">
            <text:p>Bridgelux</text:p>
          </table:table-cell>
          <table:table-cell office:value-type="float" office:value="92" calcext:value-type="float">
            <text:p>92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4000K 3-Step MacAdam Ellipse</text:p>
          </table:table-cell>
          <table:table-cell table:formula="of:=LEFT([.F44];5)" office:value-type="string" office:string-value="4000K" calcext:value-type="string">
            <text:p>4000K</text:p>
          </table:table-cell>
          <table:table-cell office:value-type="string" calcext:value-type="string">
            <text:p>14689 lm (Typ)</text:p>
          </table:table-cell>
          <table:table-cell table:formula="of:=TRIM(LEFT([.H44];5))" office:value-type="string" office:string-value="14689" calcext:value-type="string">
            <text:p>14689</text:p>
          </table:table-cell>
          <table:table-cell office:value-type="string" calcext:value-type="string">
            <text:p>1.71A</text:p>
          </table:table-cell>
          <table:table-cell table:formula="of:=SUBSTITUTE(SUBSTITUTE([.J44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44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26 lm/W</text:p>
          </table:table-cell>
          <table:table-cell table:formula="of:=SUBSTITUTE([.N4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44]=&quot;2700K&quot;;[.G44]=&quot;2000K&quot;); IF([.Q44]=90;7000/[.I44];8750/[.I44] ); 7000/[.I44])" office:value-type="float" office:value="0.476547076043298" calcext:value-type="float">
            <text:p>0.48</text:p>
          </table:table-cell>
          <table:table-cell table:formula="of:=ROUNDDOWN(134/[.M44])" office:value-type="float" office:value="1" calcext:value-type="float">
            <text:p>1</text:p>
          </table:table-cell>
          <table:table-cell table:formula="of:=[.R44]/[.S44]*30+[.R44]*[.E44]" office:value-type="currency" office:currency="USD" office:value="28.9883586357138" calcext:value-type="currency">
            <text:p>$28.99</text:p>
          </table:table-cell>
          <table:table-cell table:formula="of:=[.T44]+ROUNDUP([.R44]/[.O44]*[.I44])/1000*0.1*365*12" office:value-type="currency" office:currency="USD" office:value="53.5163586357138" calcext:value-type="currency">
            <text:p>$53.52</text:p>
          </table:table-cell>
          <table:table-cell table:formula="of:=[.U44]+ROUNDUP([.R44]/[.O44]*[.I44])/1000*0.1*365*12*5" office:value-type="currency" office:currency="USD" office:value="176.156358635714" calcext:value-type="currency">
            <text:p>$176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BXRC-40G10K0-C-73</text:p>
          </table:table-cell>
          <table:table-cell office:value-type="string" calcext:value-type="string">
            <text:p>Bridgelux</text:p>
          </table:table-cell>
          <table:table-cell office:value-type="float" office:value="113" calcext:value-type="float">
            <text:p>11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4000K 3-Step MacAdam Ellipse</text:p>
          </table:table-cell>
          <table:table-cell table:formula="of:=LEFT([.F45];5)" office:value-type="string" office:string-value="4000K" calcext:value-type="string">
            <text:p>4000K</text:p>
          </table:table-cell>
          <table:table-cell office:value-type="string" calcext:value-type="string">
            <text:p>14726 lm (Typ)</text:p>
          </table:table-cell>
          <table:table-cell table:formula="of:=TRIM(LEFT([.H45];5))" office:value-type="string" office:string-value="14726" calcext:value-type="string">
            <text:p>14726</text:p>
          </table:table-cell>
          <table:table-cell office:value-type="string" calcext:value-type="string">
            <text:p>1.71A</text:p>
          </table:table-cell>
          <table:table-cell table:formula="of:=SUBSTITUTE(SUBSTITUTE([.J45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45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26 lm/W</text:p>
          </table:table-cell>
          <table:table-cell table:formula="of:=SUBSTITUTE([.N45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45]=&quot;2700K&quot;;[.G45]=&quot;2000K&quot;); IF([.Q45]=90;7000/[.I45];8750/[.I45] ); 7000/[.I45])" office:value-type="float" office:value="0.475349721580877" calcext:value-type="float">
            <text:p>0.48</text:p>
          </table:table-cell>
          <table:table-cell table:formula="of:=ROUNDDOWN(134/[.M45])" office:value-type="float" office:value="1" calcext:value-type="float">
            <text:p>1</text:p>
          </table:table-cell>
          <table:table-cell table:formula="of:=[.R45]/[.S45]*30+[.R45]*[.E45]" office:value-type="currency" office:currency="USD" office:value="29.281542849382" calcext:value-type="currency">
            <text:p>$29.28</text:p>
          </table:table-cell>
          <table:table-cell table:formula="of:=[.T45]+ROUNDUP([.R45]/[.O45]*[.I45])/1000*0.1*365*12" office:value-type="currency" office:currency="USD" office:value="53.8095428493821" calcext:value-type="currency">
            <text:p>$53.81</text:p>
          </table:table-cell>
          <table:table-cell table:formula="of:=[.U45]+ROUNDUP([.R45]/[.O45]*[.I45])/1000*0.1*365*12*5" office:value-type="currency" office:currency="USD" office:value="176.449542849382" calcext:value-type="currency">
            <text:p>$176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20B6501-D-73</text:p>
          </table:table-cell>
          <table:table-cell office:value-type="string" calcext:value-type="string">
            <text:p>Bridgelux</text:p>
          </table:table-cell>
          <table:table-cell office:value-type="float" office:value="72" calcext:value-type="float">
            <text:p>72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2000K 3-Step MacAdam Ellipse</text:p>
          </table:table-cell>
          <table:table-cell table:formula="of:=LEFT([.F46];5)" office:value-type="string" office:string-value="2000K" calcext:value-type="string">
            <text:p>2000K</text:p>
          </table:table-cell>
          <table:table-cell office:value-type="string" calcext:value-type="string">
            <text:p>6405 lm (Typ)</text:p>
          </table:table-cell>
          <table:table-cell table:formula="of:=TRIM(LEFT([.H46];5))" office:value-type="string" office:string-value="6405" calcext:value-type="string">
            <text:p>6405</text:p>
          </table:table-cell>
          <table:table-cell office:value-type="string" calcext:value-type="string">
            <text:p>1.4A</text:p>
          </table:table-cell>
          <table:table-cell table:formula="of:=SUBSTITUTE(SUBSTITUTE([.J46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3.4V</text:p>
          </table:table-cell>
          <table:table-cell table:formula="of:=SUBSTITUTE([.L46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37 lm/W</text:p>
          </table:table-cell>
          <table:table-cell table:formula="of:=SUBSTITUTE([.N46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8A</text:p>
          </table:table-cell>
          <table:table-cell office:value-type="float" office:value="65" calcext:value-type="float">
            <text:p>65</text:p>
          </table:table-cell>
          <table:table-cell table:formula="of:=IF(OR([.G46]=&quot;2700K&quot;;[.G46]=&quot;2000K&quot;); IF([.Q46]=90;7000/[.I46];8750/[.I46] ); 7000/[.I46])" office:value-type="float" office:value="1.36612021857924" calcext:value-type="float">
            <text:p>1.37</text:p>
          </table:table-cell>
          <table:table-cell table:formula="of:=ROUNDDOWN(134/[.M46])" office:value-type="float" office:value="4" calcext:value-type="float">
            <text:p>4</text:p>
          </table:table-cell>
          <table:table-cell table:formula="of:=[.R46]/[.S46]*30+[.R46]*[.E46]" office:value-type="currency" office:currency="USD" office:value="25.8060109289617" calcext:value-type="currency">
            <text:p>$25.81</text:p>
          </table:table-cell>
          <table:table-cell table:formula="of:=[.T46]+ROUNDUP([.R46]/[.O46]*[.I46])/1000*0.1*365*12" office:value-type="currency" office:currency="USD" office:value="53.8380109289618" calcext:value-type="currency">
            <text:p>$53.84</text:p>
          </table:table-cell>
          <table:table-cell table:formula="of:=[.U46]+ROUNDUP([.R46]/[.O46]*[.I46])/1000*0.1*365*12*5" office:value-type="currency" office:currency="USD" office:value="193.998010928962" calcext:value-type="currency">
            <text:p>$194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XA2540-0000-000N0HW240G</text:p>
          </table:table-cell>
          <table:table-cell office:value-type="string" calcext:value-type="string">
            <text:p>Cree Inc.</text:p>
          </table:table-cell>
          <table:table-cell office:value-type="float" office:value="63" calcext:value-type="float">
            <text:p>6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4000K 3-Step MacAdam Ellipse</text:p>
          </table:table-cell>
          <table:table-cell table:formula="of:=LEFT([.F47];5)" office:value-type="string" office:string-value="4000K" calcext:value-type="string">
            <text:p>4000K</text:p>
          </table:table-cell>
          <table:table-cell office:value-type="string" calcext:value-type="string">
            <text:p>5043 lm (4860 lm ~ 5225 lm)</text:p>
          </table:table-cell>
          <table:table-cell table:formula="of:=TRIM(LEFT([.H47];5))" office:value-type="string" office:string-value="5043" calcext:value-type="string">
            <text:p>5043</text:p>
          </table:table-cell>
          <table:table-cell office:value-type="string" calcext:value-type="string">
            <text:p>1.1A</text:p>
          </table:table-cell>
          <table:table-cell table:formula="of:=SUBSTITUTE(SUBSTITUTE([.J47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6V</text:p>
          </table:table-cell>
          <table:table-cell table:formula="of:=SUBSTITUTE([.L4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4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47]=&quot;2700K&quot;;[.G47]=&quot;2000K&quot;); IF([.Q47]=90;7000/[.I47];8750/[.I47] ); 7000/[.I47])" office:value-type="float" office:value="1.38806266111442" calcext:value-type="float">
            <text:p>1.39</text:p>
          </table:table-cell>
          <table:table-cell table:formula="of:=ROUNDDOWN(134/[.M47])" office:value-type="float" office:value="3" calcext:value-type="float">
            <text:p>3</text:p>
          </table:table-cell>
          <table:table-cell table:formula="of:=[.R47]/[.S47]*30+[.R47]*[.E47]" office:value-type="currency" office:currency="USD" office:value="29.3297640293476" calcext:value-type="currency">
            <text:p>$29.33</text:p>
          </table:table-cell>
          <table:table-cell table:formula="of:=[.T47]+ROUNDUP([.R47]/[.O47]*[.I47])/1000*0.1*365*12" office:value-type="currency" office:currency="USD" office:value="53.8577640293476" calcext:value-type="currency">
            <text:p>$53.86</text:p>
          </table:table-cell>
          <table:table-cell table:formula="of:=[.U47]+ROUNDUP([.R47]/[.O47]*[.I47])/1000*0.1*365*12*5" office:value-type="currency" office:currency="USD" office:value="176.497764029348" calcext:value-type="currency">
            <text:p>$176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CLU058-1825C4-40AL7K3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48];5)" office:value-type="string" office:string-value="4000K" calcext:value-type="string">
            <text:p>4000K</text:p>
          </table:table-cell>
          <table:table-cell office:value-type="string" calcext:value-type="string">
            <text:p>18986 lm (Typ)</text:p>
          </table:table-cell>
          <table:table-cell table:formula="of:=TRIM(LEFT([.H48];5))" office:value-type="string" office:string-value="18986" calcext:value-type="string">
            <text:p>18986</text:p>
          </table:table-cell>
          <table:table-cell office:value-type="string" calcext:value-type="string">
            <text:p>2.25A</text:p>
          </table:table-cell>
          <table:table-cell table:formula="of:=SUBSTITUTE(SUBSTITUTE([.J48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48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62 lm/W</text:p>
          </table:table-cell>
          <table:table-cell table:formula="of:=SUBSTITUTE([.N48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5.75A</text:p>
          </table:table-cell>
          <table:table-cell office:value-type="float" office:value="70" calcext:value-type="float">
            <text:p>70</text:p>
          </table:table-cell>
          <table:table-cell table:formula="of:=IF(OR([.G48]=&quot;2700K&quot;;[.G48]=&quot;2000K&quot;); IF([.Q48]=90;7000/[.I48];8750/[.I48] ); 7000/[.I48])" office:value-type="float" office:value="0.368692720952281" calcext:value-type="float">
            <text:p>0.37</text:p>
          </table:table-cell>
          <table:table-cell table:formula="of:=ROUNDDOWN(134/[.M48])" office:value-type="float" office:value="2" calcext:value-type="float">
            <text:p>2</text:p>
          </table:table-cell>
          <table:table-cell table:formula="of:=[.R48]/[.S48]*30+[.R48]*[.E48]" office:value-type="currency" office:currency="USD" office:value="34.6276203518382" calcext:value-type="currency">
            <text:p>$34.63</text:p>
          </table:table-cell>
          <table:table-cell table:formula="of:=[.T48]+ROUNDUP([.R48]/[.O48]*[.I48])/1000*0.1*365*12" office:value-type="currency" office:currency="USD" office:value="53.8996203518382" calcext:value-type="currency">
            <text:p>$53.90</text:p>
          </table:table-cell>
          <table:table-cell table:formula="of:=[.U48]+ROUNDUP([.R48]/[.O48]*[.I48])/1000*0.1*365*12*5" office:value-type="currency" office:currency="USD" office:value="150.259620351838" calcext:value-type="currency">
            <text:p>$150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XA2540-0000-000N00V40E5</text:p>
          </table:table-cell>
          <table:table-cell office:value-type="string" calcext:value-type="string">
            <text:p>Cree Inc.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4000K</text:p>
          </table:table-cell>
          <table:table-cell table:formula="of:=LEFT([.F49];5)" office:value-type="string" office:string-value="4000K" calcext:value-type="string">
            <text:p>4000K</text:p>
          </table:table-cell>
          <table:table-cell office:value-type="string" calcext:value-type="string">
            <text:p>4703 lm (4545 lm ~ 4860 lm)</text:p>
          </table:table-cell>
          <table:table-cell table:formula="of:=TRIM(LEFT([.H49];5))" office:value-type="string" office:string-value="4703" calcext:value-type="string">
            <text:p>4703</text:p>
          </table:table-cell>
          <table:table-cell office:value-type="string" calcext:value-type="string">
            <text:p>1.1A</text:p>
          </table:table-cell>
          <table:table-cell table:formula="of:=SUBSTITUTE(SUBSTITUTE([.J4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4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6 lm/W</text:p>
          </table:table-cell>
          <table:table-cell table:formula="of:=SUBSTITUTE([.N49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1A</text:p>
          </table:table-cell>
          <table:table-cell office:value-type="float" office:value="70" calcext:value-type="float">
            <text:p>70</text:p>
          </table:table-cell>
          <table:table-cell table:formula="of:=IF(OR([.G49]=&quot;2700K&quot;;[.G49]=&quot;2000K&quot;); IF([.Q49]=90;7000/[.I49];8750/[.I49] ); 7000/[.I49])" office:value-type="float" office:value="1.48841165213693" calcext:value-type="float">
            <text:p>1.49</text:p>
          </table:table-cell>
          <table:table-cell table:formula="of:=ROUNDDOWN(134/[.M49])" office:value-type="float" office:value="3" calcext:value-type="float">
            <text:p>3</text:p>
          </table:table-cell>
          <table:table-cell table:formula="of:=[.R49]/[.S49]*30+[.R49]*[.E49]" office:value-type="currency" office:currency="USD" office:value="27.5356155645333" calcext:value-type="currency">
            <text:p>$27.54</text:p>
          </table:table-cell>
          <table:table-cell table:formula="of:=[.T49]+ROUNDUP([.R49]/[.O49]*[.I49])/1000*0.1*365*12" office:value-type="currency" office:currency="USD" office:value="54.2536155645333" calcext:value-type="currency">
            <text:p>$54.25</text:p>
          </table:table-cell>
          <table:table-cell table:formula="of:=[.U49]+ROUNDUP([.R49]/[.O49]*[.I49])/1000*0.1*365*12*5" office:value-type="currency" office:currency="USD" office:value="187.843615564533" calcext:value-type="currency">
            <text:p>$187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G10K0-C-73</text:p>
          </table:table-cell>
          <table:table-cell office:value-type="string" calcext:value-type="string">
            <text:p>Bridgelux</text:p>
          </table:table-cell>
          <table:table-cell office:value-type="float" office:value="62" calcext:value-type="float">
            <text:p>6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2700K 3-Step MacAdam Ellipse</text:p>
          </table:table-cell>
          <table:table-cell table:formula="of:=LEFT([.F50];5)" office:value-type="string" office:string-value="2700K" calcext:value-type="string">
            <text:p>2700K</text:p>
          </table:table-cell>
          <table:table-cell office:value-type="string" calcext:value-type="string">
            <text:p>14708 lm (Typ)</text:p>
          </table:table-cell>
          <table:table-cell table:formula="of:=TRIM(LEFT([.H50];5))" office:value-type="string" office:string-value="14708" calcext:value-type="string">
            <text:p>14708</text:p>
          </table:table-cell>
          <table:table-cell office:value-type="string" calcext:value-type="string">
            <text:p>1.71A</text:p>
          </table:table-cell>
          <table:table-cell table:formula="of:=SUBSTITUTE(SUBSTITUTE([.J50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9.4V</text:p>
          </table:table-cell>
          <table:table-cell table:formula="of:=SUBSTITUTE([.L50];&quot;V&quot;;&quot;&quot; )" office:value-type="string" office:string-value="69.4" calcext:value-type="string">
            <text:p>69.4</text:p>
          </table:table-cell>
          <table:table-cell office:value-type="string" calcext:value-type="string">
            <text:p>124 lm/W</text:p>
          </table:table-cell>
          <table:table-cell table:formula="of:=SUBSTITUTE([.N50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50]=&quot;2700K&quot;;[.G50]=&quot;2000K&quot;); IF([.Q50]=90;7000/[.I50];8750/[.I50] ); 7000/[.I50])" office:value-type="float" office:value="0.475931465868915" calcext:value-type="float">
            <text:p>0.48</text:p>
          </table:table-cell>
          <table:table-cell table:formula="of:=ROUNDDOWN(134/[.M50])" office:value-type="float" office:value="1" calcext:value-type="float">
            <text:p>1</text:p>
          </table:table-cell>
          <table:table-cell table:formula="of:=[.R50]/[.S50]*30+[.R50]*[.E50]" office:value-type="currency" office:currency="USD" office:value="29.3173782975252" calcext:value-type="currency">
            <text:p>$29.32</text:p>
          </table:table-cell>
          <table:table-cell table:formula="of:=[.T50]+ROUNDUP([.R50]/[.O50]*[.I50])/1000*0.1*365*12" office:value-type="currency" office:currency="USD" office:value="54.2833782975252" calcext:value-type="currency">
            <text:p>$54.28</text:p>
          </table:table-cell>
          <table:table-cell table:formula="of:=[.U50]+ROUNDUP([.R50]/[.O50]*[.I50])/1000*0.1*365*12*5" office:value-type="currency" office:currency="USD" office:value="179.113378297525" calcext:value-type="currency">
            <text:p>$179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25.pdf</text:p>
          </table:table-cell>
          <table:table-cell office:value-type="string" calcext:value-type="string">
            <text:p>CMA1825-0000-000N0H0A40G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51];5)" office:value-type="string" office:string-value="4000K" calcext:value-type="string">
            <text:p>4000K</text:p>
          </table:table-cell>
          <table:table-cell office:value-type="string" calcext:value-type="string">
            <text:p>3557 lm (Typ)</text:p>
          </table:table-cell>
          <table:table-cell table:formula="of:=TRIM(LEFT([.H51];4))" office:value-type="string" office:string-value="3557" calcext:value-type="string">
            <text:p>3557</text:p>
          </table:table-cell>
          <table:table-cell office:value-type="string" calcext:value-type="string">
            <text:p>700mA</text:p>
          </table:table-cell>
          <table:table-cell table:formula="of:=SUBSTITUTE(SUBSTITUTE([.J5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4.6V</text:p>
          </table:table-cell>
          <table:table-cell table:formula="of:=SUBSTITUTE([.L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51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51]=&quot;2700K&quot;;[.G51]=&quot;2000K&quot;); IF([.Q51]=90;7000/[.I51];8750/[.I51] ); 7000/[.I51])" office:value-type="float" office:value="1.96795052010121" calcext:value-type="float">
            <text:p>1.97</text:p>
          </table:table-cell>
          <table:table-cell table:formula="of:=ROUNDDOWN(134/[.M51])" office:value-type="float" office:value="3" calcext:value-type="float">
            <text:p>3</text:p>
          </table:table-cell>
          <table:table-cell table:formula="of:=[.R51]/[.S51]*30+[.R51]*[.E51]" office:value-type="currency" office:currency="USD" office:value="33.3961203261175" calcext:value-type="currency">
            <text:p>$33.40</text:p>
          </table:table-cell>
          <table:table-cell table:formula="of:=[.T51]+ROUNDUP([.R51]/[.O51]*[.I51])/1000*0.1*365*12" office:value-type="currency" office:currency="USD" office:value="54.4201203261175" calcext:value-type="currency">
            <text:p>$54.42</text:p>
          </table:table-cell>
          <table:table-cell table:formula="of:=[.U51]+ROUNDUP([.R51]/[.O51]*[.I51])/1000*0.1*365*12*5" office:value-type="currency" office:currency="USD" office:value="159.540120326118" calcext:value-type="currency">
            <text:p>$159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H-40E3000-D-73</text:p>
          </table:table-cell>
          <table:table-cell office:value-type="string" calcext:value-type="string">
            <text:p>Bridgelux</text:p>
          </table:table-cell>
          <table:table-cell office:value-type="float" office:value="209" calcext:value-type="float">
            <text:p>209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4000K 3-Step MacAdam Ellipse</text:p>
          </table:table-cell>
          <table:table-cell table:formula="of:=LEFT([.F52];5)" office:value-type="string" office:string-value="4000K" calcext:value-type="string">
            <text:p>4000K</text:p>
          </table:table-cell>
          <table:table-cell office:value-type="string" calcext:value-type="string">
            <text:p>3127 lm (Typ)</text:p>
          </table:table-cell>
          <table:table-cell table:formula="of:=TRIM(LEFT([.H52];4))" office:value-type="string" office:string-value="3127" calcext:value-type="string">
            <text:p>3127</text:p>
          </table:table-cell>
          <table:table-cell office:value-type="string" calcext:value-type="string">
            <text:p>700mA</text:p>
          </table:table-cell>
          <table:table-cell table:formula="of:=SUBSTITUTE(SUBSTITUTE([.J52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52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26 lm/W</text:p>
          </table:table-cell>
          <table:table-cell table:formula="of:=SUBSTITUTE([.N52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960mA</text:p>
          </table:table-cell>
          <table:table-cell office:value-type="float" office:value="80" calcext:value-type="float">
            <text:p>80</text:p>
          </table:table-cell>
          <table:table-cell table:formula="of:=IF(OR([.G52]=&quot;2700K&quot;;[.G52]=&quot;2000K&quot;); IF([.Q52]=90;7000/[.I52];8750/[.I52] ); 7000/[.I52])" office:value-type="float" office:value="2.23856731691717" calcext:value-type="float">
            <text:p>2.24</text:p>
          </table:table-cell>
          <table:table-cell table:formula="of:=ROUNDDOWN(134/[.M52])" office:value-type="float" office:value="3" calcext:value-type="float">
            <text:p>3</text:p>
          </table:table-cell>
          <table:table-cell table:formula="of:=[.R52]/[.S52]*30+[.R52]*[.E52]" office:value-type="currency" office:currency="USD" office:value="29.9744163735209" calcext:value-type="currency">
            <text:p>$29.97</text:p>
          </table:table-cell>
          <table:table-cell table:formula="of:=[.T52]+ROUNDUP([.R52]/[.O52]*[.I52])/1000*0.1*365*12" office:value-type="currency" office:currency="USD" office:value="54.502416373521" calcext:value-type="currency">
            <text:p>$54.50</text:p>
          </table:table-cell>
          <table:table-cell table:formula="of:=[.U52]+ROUNDUP([.R52]/[.O52]*[.I52])/1000*0.1*365*12*5" office:value-type="currency" office:currency="USD" office:value="177.142416373521" calcext:value-type="currency">
            <text:p>$177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CXA2540-0000-000N0HV440G</text:p>
          </table:table-cell>
          <table:table-cell office:value-type="string" calcext:value-type="string">
            <text:p>Cree Inc.</text:p>
          </table:table-cell>
          <table:table-cell office:value-type="float" office:value="80" calcext:value-type="float">
            <text:p>80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4000K 3-Step MacAdam Ellipse</text:p>
          </table:table-cell>
          <table:table-cell table:formula="of:=LEFT([.F53];5)" office:value-type="string" office:string-value="4000K" calcext:value-type="string">
            <text:p>4000K</text:p>
          </table:table-cell>
          <table:table-cell office:value-type="string" calcext:value-type="string">
            <text:p>4703 lm (4545 lm ~ 4860 lm)</text:p>
          </table:table-cell>
          <table:table-cell table:formula="of:=TRIM(LEFT([.H53];5))" office:value-type="string" office:string-value="4703" calcext:value-type="string">
            <text:p>4703</text:p>
          </table:table-cell>
          <table:table-cell office:value-type="string" calcext:value-type="string">
            <text:p>1.1A</text:p>
          </table:table-cell>
          <table:table-cell table:formula="of:=SUBSTITUTE(SUBSTITUTE([.J5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6V</text:p>
          </table:table-cell>
          <table:table-cell table:formula="of:=SUBSTITUTE([.L5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9 lm/W</text:p>
          </table:table-cell>
          <table:table-cell table:formula="of:=SUBSTITUTE([.N53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53]=&quot;2700K&quot;;[.G53]=&quot;2000K&quot;); IF([.Q53]=90;7000/[.I53];8750/[.I53] ); 7000/[.I53])" office:value-type="float" office:value="1.48841165213693" calcext:value-type="float">
            <text:p>1.49</text:p>
          </table:table-cell>
          <table:table-cell table:formula="of:=ROUNDDOWN(134/[.M53])" office:value-type="float" office:value="3" calcext:value-type="float">
            <text:p>3</text:p>
          </table:table-cell>
          <table:table-cell table:formula="of:=[.R53]/[.S53]*30+[.R53]*[.E53]" office:value-type="currency" office:currency="USD" office:value="28.7561131192856" calcext:value-type="currency">
            <text:p>$28.76</text:p>
          </table:table-cell>
          <table:table-cell table:formula="of:=[.T53]+ROUNDUP([.R53]/[.O53]*[.I53])/1000*0.1*365*12" office:value-type="currency" office:currency="USD" office:value="54.5981131192856" calcext:value-type="currency">
            <text:p>$54.60</text:p>
          </table:table-cell>
          <table:table-cell table:formula="of:=[.U53]+ROUNDUP([.R53]/[.O53]*[.I53])/1000*0.1*365*12*5" office:value-type="currency" office:currency="USD" office:value="183.808113119286" calcext:value-type="currency">
            <text:p>$183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MA3090-0000-000R0H0A40G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54];5)" office:value-type="string" office:string-value="4000K" calcext:value-type="string">
            <text:p>4000K</text:p>
          </table:table-cell>
          <table:table-cell office:value-type="string" calcext:value-type="string">
            <text:p>12372 lm (Typ)</text:p>
          </table:table-cell>
          <table:table-cell table:formula="of:=TRIM(LEFT([.H54];5))" office:value-type="string" office:string-value="12372" calcext:value-type="string">
            <text:p>12372</text:p>
          </table:table-cell>
          <table:table-cell office:value-type="string" calcext:value-type="string">
            <text:p>1.2A</text:p>
          </table:table-cell>
          <table:table-cell table:formula="of:=SUBSTITUTE(SUBSTITUTE([.J54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68V</text:p>
          </table:table-cell>
          <table:table-cell table:formula="of:=SUBSTITUTE([.L54];&quot;V&quot;;&quot;&quot; )" office:value-type="string" office:string-value="68" calcext:value-type="string">
            <text:p>68</text:p>
          </table:table-cell>
          <table:table-cell office:value-type="string" calcext:value-type="string">
            <text:p>152 lm/W</text:p>
          </table:table-cell>
          <table:table-cell table:formula="of:=SUBSTITUTE([.N54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54]=&quot;2700K&quot;;[.G54]=&quot;2000K&quot;); IF([.Q54]=90;7000/[.I54];8750/[.I54] ); 7000/[.I54])" office:value-type="float" office:value="0.565793727772389" calcext:value-type="float">
            <text:p>0.57</text:p>
          </table:table-cell>
          <table:table-cell table:formula="of:=ROUNDDOWN(134/[.M54])" office:value-type="float" office:value="1" calcext:value-type="float">
            <text:p>1</text:p>
          </table:table-cell>
          <table:table-cell table:formula="of:=[.R54]/[.S54]*30+[.R54]*[.E54]" office:value-type="currency" office:currency="USD" office:value="34.1173617846751" calcext:value-type="currency">
            <text:p>$34.12</text:p>
          </table:table-cell>
          <table:table-cell table:formula="of:=[.T54]+ROUNDUP([.R54]/[.O54]*[.I54])/1000*0.1*365*12" office:value-type="currency" office:currency="USD" office:value="54.7033617846751" calcext:value-type="currency">
            <text:p>$54.70</text:p>
          </table:table-cell>
          <table:table-cell table:formula="of:=[.U54]+ROUNDUP([.R54]/[.O54]*[.I54])/1000*0.1*365*12*5" office:value-type="currency" office:currency="USD" office:value="157.633361784675" calcext:value-type="currency">
            <text:p>$157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LU550-3626C1-40AL7G4-B24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4000K 3-Step MacAdam Ellipse</text:p>
          </table:table-cell>
          <table:table-cell table:formula="of:=LEFT([.F55];5)" office:value-type="string" office:string-value="4000K" calcext:value-type="string">
            <text:p>4000K</text:p>
          </table:table-cell>
          <table:table-cell office:value-type="string" calcext:value-type="string">
            <text:p>35500 lm (Typ)</text:p>
          </table:table-cell>
          <table:table-cell table:formula="of:=TRIM(LEFT([.H55];5))" office:value-type="string" office:string-value="35500" calcext:value-type="string">
            <text:p>35500</text:p>
          </table:table-cell>
          <table:table-cell office:value-type="string" calcext:value-type="string">
            <text:p>2.34A</text:p>
          </table:table-cell>
          <table:table-cell table:formula="of:=SUBSTITUTE(SUBSTITUTE([.J55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55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46 lm/W</text:p>
          </table:table-cell>
          <table:table-cell table:formula="of:=SUBSTITUTE([.N55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4.68A</text:p>
          </table:table-cell>
          <table:table-cell office:value-type="float" office:value="70" calcext:value-type="float">
            <text:p>70</text:p>
          </table:table-cell>
          <table:table-cell table:formula="of:=IF(OR([.G55]=&quot;2700K&quot;;[.G55]=&quot;2000K&quot;); IF([.Q55]=90;7000/[.I55];8750/[.I55] ); 7000/[.I55])" office:value-type="float" office:value="0.197183098591549" calcext:value-type="float">
            <text:p>0.20</text:p>
          </table:table-cell>
          <table:table-cell table:formula="of:=ROUNDDOWN(134/[.M55])" office:value-type="float" office:value="1" calcext:value-type="float">
            <text:p>1</text:p>
          </table:table-cell>
          <table:table-cell table:formula="of:=[.R55]/[.S55]*30+[.R55]*[.E55]" office:value-type="currency" office:currency="USD" office:value="34.2388732394366" calcext:value-type="currency">
            <text:p>$34.24</text:p>
          </table:table-cell>
          <table:table-cell table:formula="of:=[.T55]+ROUNDUP([.R55]/[.O55]*[.I55])/1000*0.1*365*12" office:value-type="currency" office:currency="USD" office:value="55.2628732394366" calcext:value-type="currency">
            <text:p>$55.26</text:p>
          </table:table-cell>
          <table:table-cell table:formula="of:=[.U55]+ROUNDUP([.R55]/[.O55]*[.I55])/1000*0.1*365*12*5" office:value-type="currency" office:currency="USD" office:value="160.382873239437" calcext:value-type="currency">
            <text:p>$160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B-73</text:p>
          </table:table-cell>
          <table:table-cell office:value-type="string" calcext:value-type="string">
            <text:p>Bridgelux</text:p>
          </table:table-cell>
          <table:table-cell office:value-type="float" office:value="16" calcext:value-type="float">
            <text:p>16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2700K 3-Step MacAdam Ellipse</text:p>
          </table:table-cell>
          <table:table-cell table:formula="of:=LEFT([.F56];5)" office:value-type="string" office:string-value="2700K" calcext:value-type="string">
            <text:p>2700K</text:p>
          </table:table-cell>
          <table:table-cell office:value-type="string" calcext:value-type="string">
            <text:p>12540 lm (Typ)</text:p>
          </table:table-cell>
          <table:table-cell table:formula="of:=TRIM(LEFT([.H56];5))" office:value-type="string" office:string-value="12540" calcext:value-type="string">
            <text:p>12540</text:p>
          </table:table-cell>
          <table:table-cell office:value-type="string" calcext:value-type="string">
            <text:p>1.71A</text:p>
          </table:table-cell>
          <table:table-cell table:formula="of:=SUBSTITUTE(SUBSTITUTE([.J56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50.7V</text:p>
          </table:table-cell>
          <table:table-cell table:formula="of:=SUBSTITUTE([.L56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7 lm/W</text:p>
          </table:table-cell>
          <table:table-cell table:formula="of:=SUBSTITUTE([.N56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56]=&quot;2700K&quot;;[.G56]=&quot;2000K&quot;); IF([.Q56]=90;7000/[.I56];8750/[.I56] ); 7000/[.I56])" office:value-type="float" office:value="0.697767145135566" calcext:value-type="float">
            <text:p>0.70</text:p>
          </table:table-cell>
          <table:table-cell table:formula="of:=ROUNDDOWN(134/[.M56])" office:value-type="float" office:value="2" calcext:value-type="float">
            <text:p>2</text:p>
          </table:table-cell>
          <table:table-cell table:formula="of:=[.R56]/[.S56]*30+[.R56]*[.E56]" office:value-type="currency" office:currency="USD" office:value="27.4152711323764" calcext:value-type="currency">
            <text:p>$27.42</text:p>
          </table:table-cell>
          <table:table-cell table:formula="of:=[.T56]+ROUNDUP([.R56]/[.O56]*[.I56])/1000*0.1*365*12" office:value-type="currency" office:currency="USD" office:value="55.4472711323764" calcext:value-type="currency">
            <text:p>$55.45</text:p>
          </table:table-cell>
          <table:table-cell table:formula="of:=[.U56]+ROUNDUP([.R56]/[.O56]*[.I56])/1000*0.1*365*12*5" office:value-type="currency" office:currency="USD" office:value="195.607271132376" calcext:value-type="currency">
            <text:p>$195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40E2000-C-73</text:p>
          </table:table-cell>
          <table:table-cell office:value-type="string" calcext:value-type="string">
            <text:p>Bridgelux</text:p>
          </table:table-cell>
          <table:table-cell office:value-type="float" office:value="770" calcext:value-type="float">
            <text:p>770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4000K 3-Step MacAdam Ellipse</text:p>
          </table:table-cell>
          <table:table-cell table:formula="of:=LEFT([.F57];5)" office:value-type="string" office:string-value="4000K" calcext:value-type="string">
            <text:p>4000K</text:p>
          </table:table-cell>
          <table:table-cell office:value-type="string" calcext:value-type="string">
            <text:p>3170 lm (Typ)</text:p>
          </table:table-cell>
          <table:table-cell table:formula="of:=TRIM(LEFT([.H57];4))" office:value-type="string" office:string-value="3170" calcext:value-type="string">
            <text:p>3170</text:p>
          </table:table-cell>
          <table:table-cell office:value-type="string" calcext:value-type="string">
            <text:p>630mA</text:p>
          </table:table-cell>
          <table:table-cell table:formula="of:=SUBSTITUTE(SUBSTITUTE([.J57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57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48 lm/W</text:p>
          </table:table-cell>
          <table:table-cell table:formula="of:=SUBSTITUTE([.N57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57]=&quot;2700K&quot;;[.G57]=&quot;2000K&quot;); IF([.Q57]=90;7000/[.I57];8750/[.I57] ); 7000/[.I57])" office:value-type="float" office:value="2.20820189274448" calcext:value-type="float">
            <text:p>2.21</text:p>
          </table:table-cell>
          <table:table-cell table:formula="of:=ROUNDDOWN(134/[.M57])" office:value-type="float" office:value="3" calcext:value-type="float">
            <text:p>3</text:p>
          </table:table-cell>
          <table:table-cell table:formula="of:=[.R57]/[.S57]*30+[.R57]*[.E57]" office:value-type="currency" office:currency="USD" office:value="34.9337539432177" calcext:value-type="currency">
            <text:p>$34.93</text:p>
          </table:table-cell>
          <table:table-cell table:formula="of:=[.T57]+ROUNDUP([.R57]/[.O57]*[.I57])/1000*0.1*365*12" office:value-type="currency" office:currency="USD" office:value="55.9577539432177" calcext:value-type="currency">
            <text:p>$55.96</text:p>
          </table:table-cell>
          <table:table-cell table:formula="of:=[.U57]+ROUNDUP([.R57]/[.O57]*[.I57])/1000*0.1*365*12*5" office:value-type="currency" office:currency="USD" office:value="161.077753943218" calcext:value-type="currency">
            <text:p>$161.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40AL7K3</text:p>
          </table:table-cell>
          <table:table-cell office:value-type="string" calcext:value-type="string">
            <text:p>Citizen</text:p>
          </table:table-cell>
          <table:table-cell office:value-type="float" office:value="12" calcext:value-type="float">
            <text:p>12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4000K 3-Step MacAdam Ellipse</text:p>
          </table:table-cell>
          <table:table-cell table:formula="of:=LEFT([.F58];5)" office:value-type="string" office:string-value="4000K" calcext:value-type="string">
            <text:p>4000K</text:p>
          </table:table-cell>
          <table:table-cell office:value-type="string" calcext:value-type="string">
            <text:p>26148 lm (Typ)</text:p>
          </table:table-cell>
          <table:table-cell table:formula="of:=TRIM(LEFT([.H58];5))" office:value-type="string" office:string-value="26148" calcext:value-type="string">
            <text:p>26148</text:p>
          </table:table-cell>
          <table:table-cell office:value-type="string" calcext:value-type="string">
            <text:p>1.62A</text:p>
          </table:table-cell>
          <table:table-cell table:formula="of:=SUBSTITUTE(SUBSTITUTE([.J58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58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44 lm/W</text:p>
          </table:table-cell>
          <table:table-cell table:formula="of:=SUBSTITUTE([.N58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4.14A</text:p>
          </table:table-cell>
          <table:table-cell office:value-type="float" office:value="70" calcext:value-type="float">
            <text:p>70</text:p>
          </table:table-cell>
          <table:table-cell table:formula="of:=IF(OR([.G58]=&quot;2700K&quot;;[.G58]=&quot;2000K&quot;); IF([.Q58]=90;7000/[.I58];8750/[.I58] ); 7000/[.I58])" office:value-type="float" office:value="0.26770689918923" calcext:value-type="float">
            <text:p>0.27</text:p>
          </table:table-cell>
          <table:table-cell table:formula="of:=ROUNDDOWN(134/[.M58])" office:value-type="float" office:value="1" calcext:value-type="float">
            <text:p>1</text:p>
          </table:table-cell>
          <table:table-cell table:formula="of:=[.R58]/[.S58]*30+[.R58]*[.E58]" office:value-type="currency" office:currency="USD" office:value="34.5181275814594" calcext:value-type="currency">
            <text:p>$34.52</text:p>
          </table:table-cell>
          <table:table-cell table:formula="of:=[.T58]+ROUNDUP([.R58]/[.O58]*[.I58])/1000*0.1*365*12" office:value-type="currency" office:currency="USD" office:value="55.9801275814594" calcext:value-type="currency">
            <text:p>$55.98</text:p>
          </table:table-cell>
          <table:table-cell table:formula="of:=[.U58]+ROUNDUP([.R58]/[.O58]*[.I58])/1000*0.1*365*12*5" office:value-type="currency" office:currency="USD" office:value="163.290127581459" calcext:value-type="currency">
            <text:p>$163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G</text:p>
          </table:table-cell>
          <table:table-cell office:value-type="string" calcext:value-type="string">
            <text:p>Cree Inc.</text:p>
          </table:table-cell>
          <table:table-cell office:value-type="float" office:value="76" calcext:value-type="float">
            <text:p>76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4000K 3-Step MacAdam Ellipse</text:p>
          </table:table-cell>
          <table:table-cell table:formula="of:=LEFT([.F59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59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5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5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33 lm/W</text:p>
          </table:table-cell>
          <table:table-cell table:formula="of:=SUBSTITUTE([.N59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59]=&quot;2700K&quot;;[.G59]=&quot;2000K&quot;); IF([.Q59]=90;7000/[.I59];8750/[.I59] ); 7000/[.I59])" office:value-type="float" office:value="1.83342063907805" calcext:value-type="float">
            <text:p>1.83</text:p>
          </table:table-cell>
          <table:table-cell table:formula="of:=ROUNDDOWN(134/[.M59])" office:value-type="float" office:value="3" calcext:value-type="float">
            <text:p>3</text:p>
          </table:table-cell>
          <table:table-cell table:formula="of:=[.R59]/[.S59]*30+[.R59]*[.E59]" office:value-type="currency" office:currency="USD" office:value="32.9465688842326" calcext:value-type="currency">
            <text:p>$32.95</text:p>
          </table:table-cell>
          <table:table-cell table:formula="of:=[.T59]+ROUNDUP([.R59]/[.O59]*[.I59])/1000*0.1*365*12" office:value-type="currency" office:currency="USD" office:value="56.1605688842326" calcext:value-type="currency">
            <text:p>$56.16</text:p>
          </table:table-cell>
          <table:table-cell table:formula="of:=[.U59]+ROUNDUP([.R59]/[.O59]*[.I59])/1000*0.1*365*12*5" office:value-type="currency" office:currency="USD" office:value="172.230568884233" calcext:value-type="currency">
            <text:p>$172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F</text:p>
          </table:table-cell>
          <table:table-cell office:value-type="string" calcext:value-type="string">
            <text:p>Cree Inc.</text:p>
          </table:table-cell>
          <table:table-cell office:value-type="float" office:value="27" calcext:value-type="float">
            <text:p>27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4000K 4-Step MacAdam Ellipse</text:p>
          </table:table-cell>
          <table:table-cell table:formula="of:=LEFT([.F60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60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60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6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60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0]=&quot;2700K&quot;;[.G60]=&quot;2000K&quot;); IF([.Q60]=90;7000/[.I60];8750/[.I60] ); 7000/[.I60])" office:value-type="float" office:value="1.83342063907805" calcext:value-type="float">
            <text:p>1.83</text:p>
          </table:table-cell>
          <table:table-cell table:formula="of:=ROUNDDOWN(134/[.M60])" office:value-type="float" office:value="3" calcext:value-type="float">
            <text:p>3</text:p>
          </table:table-cell>
          <table:table-cell table:formula="of:=[.R60]/[.S60]*30+[.R60]*[.E60]" office:value-type="currency" office:currency="USD" office:value="32.2498690413829" calcext:value-type="currency">
            <text:p>$32.25</text:p>
          </table:table-cell>
          <table:table-cell table:formula="of:=[.T60]+ROUNDUP([.R60]/[.O60]*[.I60])/1000*0.1*365*12" office:value-type="currency" office:currency="USD" office:value="56.3398690413829" calcext:value-type="currency">
            <text:p>$56.34</text:p>
          </table:table-cell>
          <table:table-cell table:formula="of:=[.U60]+ROUNDUP([.R60]/[.O60]*[.I60])/1000*0.1*365*12*5" office:value-type="currency" office:currency="USD" office:value="176.789869041383" calcext:value-type="currency">
            <text:p>$176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20B6501-C-73</text:p>
          </table:table-cell>
          <table:table-cell office:value-type="string" calcext:value-type="string">
            <text:p>Bridgelux</text:p>
          </table:table-cell>
          <table:table-cell office:value-type="float" office:value="144" calcext:value-type="float">
            <text:p>144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2000K 3-Step MacAdam Ellipse</text:p>
          </table:table-cell>
          <table:table-cell table:formula="of:=LEFT([.F61];5)" office:value-type="string" office:string-value="2000K" calcext:value-type="string">
            <text:p>2000K</text:p>
          </table:table-cell>
          <table:table-cell office:value-type="string" calcext:value-type="string">
            <text:p>9791 lm (Typ)</text:p>
          </table:table-cell>
          <table:table-cell table:formula="of:=TRIM(LEFT([.H61];5))" office:value-type="string" office:string-value="9791" calcext:value-type="string">
            <text:p>9791</text:p>
          </table:table-cell>
          <table:table-cell office:value-type="string" calcext:value-type="string">
            <text:p>1.44A</text:p>
          </table:table-cell>
          <table:table-cell table:formula="of:=SUBSTITUTE(SUBSTITUTE([.J61];&quot;mA&quot;;&quot;&quot; ); &quot;A&quot;;&quot;&quot;)" office:value-type="string" office:string-value="1.44" calcext:value-type="string">
            <text:p>1.44</text:p>
          </table:table-cell>
          <table:table-cell office:value-type="string" calcext:value-type="string">
            <text:p>50.7V</text:p>
          </table:table-cell>
          <table:table-cell table:formula="of:=SUBSTITUTE([.L61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4 lm/W</text:p>
          </table:table-cell>
          <table:table-cell table:formula="of:=SUBSTITUTE([.N6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2.88A</text:p>
          </table:table-cell>
          <table:table-cell office:value-type="float" office:value="65" calcext:value-type="float">
            <text:p>65</text:p>
          </table:table-cell>
          <table:table-cell table:formula="of:=IF(OR([.G61]=&quot;2700K&quot;;[.G61]=&quot;2000K&quot;); IF([.Q61]=90;7000/[.I61];8750/[.I61] ); 7000/[.I61])" office:value-type="float" office:value="0.893677867429272" calcext:value-type="float">
            <text:p>0.89</text:p>
          </table:table-cell>
          <table:table-cell table:formula="of:=ROUNDDOWN(134/[.M61])" office:value-type="float" office:value="2" calcext:value-type="float">
            <text:p>2</text:p>
          </table:table-cell>
          <table:table-cell table:formula="of:=[.R61]/[.S61]*30+[.R61]*[.E61]" office:value-type="currency" office:currency="USD" office:value="27.569962210193" calcext:value-type="currency">
            <text:p>$27.57</text:p>
          </table:table-cell>
          <table:table-cell table:formula="of:=[.T61]+ROUNDUP([.R61]/[.O61]*[.I61])/1000*0.1*365*12" office:value-type="currency" office:currency="USD" office:value="56.477962210193" calcext:value-type="currency">
            <text:p>$56.48</text:p>
          </table:table-cell>
          <table:table-cell table:formula="of:=[.U61]+ROUNDUP([.R61]/[.O61]*[.I61])/1000*0.1*365*12*5" office:value-type="currency" office:currency="USD" office:value="201.017962210193" calcext:value-type="currency">
            <text:p>$201.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LU048-1818C4-40AL7K3</text:p>
          </table:table-cell>
          <table:table-cell office:value-type="string" calcext:value-type="string">
            <text:p>Citizen</text:p>
          </table:table-cell>
          <table:table-cell office:value-type="float" office:value="21" calcext:value-type="float">
            <text:p>21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62];5)" office:value-type="string" office:string-value="4000K" calcext:value-type="string">
            <text:p>4000K</text:p>
          </table:table-cell>
          <table:table-cell office:value-type="string" calcext:value-type="string">
            <text:p>12965 lm (Typ)</text:p>
          </table:table-cell>
          <table:table-cell table:formula="of:=TRIM(LEFT([.H62];5))" office:value-type="string" office:string-value="12965" calcext:value-type="string">
            <text:p>12965</text:p>
          </table:table-cell>
          <table:table-cell office:value-type="string" calcext:value-type="string">
            <text:p>1.62A</text:p>
          </table:table-cell>
          <table:table-cell table:formula="of:=SUBSTITUTE(SUBSTITUTE([.J62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62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4 lm/W</text:p>
          </table:table-cell>
          <table:table-cell table:formula="of:=SUBSTITUTE([.N62];&quot;lm/W&quot;;&quot;&quot; )" office:value-type="string" office:string-value="154 " calcext:value-type="string">
            <text:p>154 </text:p>
          </table:table-cell>
          <table:table-cell office:value-type="string" calcext:value-type="string">
            <text:p>4.14A</text:p>
          </table:table-cell>
          <table:table-cell office:value-type="float" office:value="70" calcext:value-type="float">
            <text:p>70</text:p>
          </table:table-cell>
          <table:table-cell table:formula="of:=IF(OR([.G62]=&quot;2700K&quot;;[.G62]=&quot;2000K&quot;); IF([.Q62]=90;7000/[.I62];8750/[.I62] ); 7000/[.I62])" office:value-type="float" office:value="0.539915156189742" calcext:value-type="float">
            <text:p>0.54</text:p>
          </table:table-cell>
          <table:table-cell table:formula="of:=ROUNDDOWN(134/[.M62])" office:value-type="float" office:value="2" calcext:value-type="float">
            <text:p>2</text:p>
          </table:table-cell>
          <table:table-cell table:formula="of:=[.R62]/[.S62]*30+[.R62]*[.E62]" office:value-type="currency" office:currency="USD" office:value="36.5198611646741" calcext:value-type="currency">
            <text:p>$36.52</text:p>
          </table:table-cell>
          <table:table-cell table:formula="of:=[.T62]+ROUNDUP([.R62]/[.O62]*[.I62])/1000*0.1*365*12" office:value-type="currency" office:currency="USD" office:value="56.6678611646741" calcext:value-type="currency">
            <text:p>$56.67</text:p>
          </table:table-cell>
          <table:table-cell table:formula="of:=[.U62]+ROUNDUP([.R62]/[.O62]*[.I62])/1000*0.1*365*12*5" office:value-type="currency" office:currency="USD" office:value="157.407861164674" calcext:value-type="currency">
            <text:p>$157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CLU058-1825C4-403M2K1</text:p>
          </table:table-cell>
          <table:table-cell office:value-type="string" calcext:value-type="string">
            <text:p>Citizen</text:p>
          </table:table-cell>
          <table:table-cell office:value-type="float" office:value="1" calcext:value-type="float">
            <text:p>1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63];5)" office:value-type="string" office:string-value="4000K" calcext:value-type="string">
            <text:p>4000K</text:p>
          </table:table-cell>
          <table:table-cell office:value-type="string" calcext:value-type="string">
            <text:p>17936 lm (Typ)</text:p>
          </table:table-cell>
          <table:table-cell table:formula="of:=TRIM(LEFT([.H63];5))" office:value-type="string" office:string-value="17936" calcext:value-type="string">
            <text:p>17936</text:p>
          </table:table-cell>
          <table:table-cell office:value-type="string" calcext:value-type="string">
            <text:p>2.25A</text:p>
          </table:table-cell>
          <table:table-cell table:formula="of:=SUBSTITUTE(SUBSTITUTE([.J63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6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3 lm/W</text:p>
          </table:table-cell>
          <table:table-cell table:formula="of:=SUBSTITUTE([.N63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5.75A</text:p>
          </table:table-cell>
          <table:table-cell office:value-type="float" office:value="80" calcext:value-type="float">
            <text:p>80</text:p>
          </table:table-cell>
          <table:table-cell table:formula="of:=IF(OR([.G63]=&quot;2700K&quot;;[.G63]=&quot;2000K&quot;); IF([.Q63]=90;7000/[.I63];8750/[.I63] ); 7000/[.I63])" office:value-type="float" office:value="0.390276538804639" calcext:value-type="float">
            <text:p>0.39</text:p>
          </table:table-cell>
          <table:table-cell table:formula="of:=ROUNDDOWN(134/[.M63])" office:value-type="float" office:value="2" calcext:value-type="float">
            <text:p>2</text:p>
          </table:table-cell>
          <table:table-cell table:formula="of:=[.R63]/[.S63]*30+[.R63]*[.E63]" office:value-type="currency" office:currency="USD" office:value="36.6547725245317" calcext:value-type="currency">
            <text:p>$36.65</text:p>
          </table:table-cell>
          <table:table-cell table:formula="of:=[.T63]+ROUNDUP([.R63]/[.O63]*[.I63])/1000*0.1*365*12" office:value-type="currency" office:currency="USD" office:value="56.8027725245317" calcext:value-type="currency">
            <text:p>$56.80</text:p>
          </table:table-cell>
          <table:table-cell table:formula="of:=[.U63]+ROUNDUP([.R63]/[.O63]*[.I63])/1000*0.1*365*12*5" office:value-type="currency" office:currency="USD" office:value="157.542772524532" calcext:value-type="currency">
            <text:p>$157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F00M40E5</text:p>
          </table:table-cell>
          <table:table-cell office:value-type="string" calcext:value-type="string">
            <text:p>Cree Inc.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4000K</text:p>
          </table:table-cell>
          <table:table-cell table:formula="of:=LEFT([.F64];5)" office:value-type="string" office:string-value="4000K" calcext:value-type="string">
            <text:p>4000K</text:p>
          </table:table-cell>
          <table:table-cell office:value-type="string" calcext:value-type="string">
            <text:p>1538 lm (1485 lm ~ 1590 lm)</text:p>
          </table:table-cell>
          <table:table-cell table:formula="of:=TRIM(LEFT([.H64];4))" office:value-type="string" office:string-value="1538" calcext:value-type="string">
            <text:p>1538</text:p>
          </table:table-cell>
          <table:table-cell office:value-type="string" calcext:value-type="string">
            <text:p>700mA</text:p>
          </table:table-cell>
          <table:table-cell table:formula="of:=SUBSTITUTE(SUBSTITUTE([.J6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64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22 lm/W</text:p>
          </table:table-cell>
          <table:table-cell table:formula="of:=SUBSTITUTE([.N64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1.2A</text:p>
          </table:table-cell>
          <table:table-cell office:value-type="float" office:value="70" calcext:value-type="float">
            <text:p>70</text:p>
          </table:table-cell>
          <table:table-cell table:formula="of:=IF(OR([.G64]=&quot;2700K&quot;;[.G64]=&quot;2000K&quot;); IF([.Q64]=90;7000/[.I64];8750/[.I64] ); 7000/[.I64])" office:value-type="float" office:value="4.55136540962289" calcext:value-type="float">
            <text:p>4.55</text:p>
          </table:table-cell>
          <table:table-cell table:formula="of:=ROUNDDOWN(134/[.M64])" office:value-type="float" office:value="7" calcext:value-type="float">
            <text:p>7</text:p>
          </table:table-cell>
          <table:table-cell table:formula="of:=[.R64]/[.S64]*30+[.R64]*[.E64]" office:value-type="currency" office:currency="USD" office:value="31.5669700910273" calcext:value-type="currency">
            <text:p>$31.57</text:p>
          </table:table-cell>
          <table:table-cell table:formula="of:=[.T64]+ROUNDUP([.R64]/[.O64]*[.I64])/1000*0.1*365*12" office:value-type="currency" office:currency="USD" office:value="56.9709700910273" calcext:value-type="currency">
            <text:p>$56.97</text:p>
          </table:table-cell>
          <table:table-cell table:formula="of:=[.U64]+ROUNDUP([.R64]/[.O64]*[.I64])/1000*0.1*365*12*5" office:value-type="currency" office:currency="USD" office:value="183.990970091027" calcext:value-type="currency">
            <text:p>$183.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2530.pdf</text:p>
          </table:table-cell>
          <table:table-cell office:value-type="string" calcext:value-type="string">
            <text:p>CXB2530-0000-000N0HU440G</text:p>
          </table:table-cell>
          <table:table-cell office:value-type="string" calcext:value-type="string">
            <text:p>Cree Inc.</text:p>
          </table:table-cell>
          <table:table-cell office:value-type="float" office:value="74" calcext:value-type="float">
            <text:p>7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4000K 3-Step MacAdam Ellipse</text:p>
          </table:table-cell>
          <table:table-cell table:formula="of:=LEFT([.F65];5)" office:value-type="string" office:string-value="4000K" calcext:value-type="string">
            <text:p>4000K</text:p>
          </table:table-cell>
          <table:table-cell office:value-type="string" calcext:value-type="string">
            <text:p>4093 lm (3955 lm ~ 4230 lm)</text:p>
          </table:table-cell>
          <table:table-cell table:formula="of:=TRIM(LEFT([.H65];5))" office:value-type="string" office:string-value="4093" calcext:value-type="string">
            <text:p>4093</text:p>
          </table:table-cell>
          <table:table-cell office:value-type="string" calcext:value-type="string">
            <text:p>800mA</text:p>
          </table:table-cell>
          <table:table-cell table:formula="of:=SUBSTITUTE(SUBSTITUTE([.J65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6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2 lm/W</text:p>
          </table:table-cell>
          <table:table-cell table:formula="of:=SUBSTITUTE([.N65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5]=&quot;2700K&quot;;[.G65]=&quot;2000K&quot;); IF([.Q65]=90;7000/[.I65];8750/[.I65] ); 7000/[.I65])" office:value-type="float" office:value="1.7102369899829" calcext:value-type="float">
            <text:p>1.71</text:p>
          </table:table-cell>
          <table:table-cell table:formula="of:=ROUNDDOWN(134/[.M65])" office:value-type="float" office:value="3" calcext:value-type="float">
            <text:p>3</text:p>
          </table:table-cell>
          <table:table-cell table:formula="of:=[.R65]/[.S65]*30+[.R65]*[.E65]" office:value-type="currency" office:currency="USD" office:value="35.4190080625458" calcext:value-type="currency">
            <text:p>$35.42</text:p>
          </table:table-cell>
          <table:table-cell table:formula="of:=[.T65]+ROUNDUP([.R65]/[.O65]*[.I65])/1000*0.1*365*12" office:value-type="currency" office:currency="USD" office:value="57.3190080625458" calcext:value-type="currency">
            <text:p>$57.32</text:p>
          </table:table-cell>
          <table:table-cell table:formula="of:=[.U65]+ROUNDUP([.R65]/[.O65]*[.I65])/1000*0.1*365*12*5" office:value-type="currency" office:currency="USD" office:value="166.819008062546" calcext:value-type="currency">
            <text:p>$166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H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4000K 2-Step MacAdam Ellipse</text:p>
          </table:table-cell>
          <table:table-cell table:formula="of:=LEFT([.F66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66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66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6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66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6]=&quot;2700K&quot;;[.G66]=&quot;2000K&quot;); IF([.Q66]=90;7000/[.I66];8750/[.I66] ); 7000/[.I66])" office:value-type="float" office:value="1.83342063907805" calcext:value-type="float">
            <text:p>1.83</text:p>
          </table:table-cell>
          <table:table-cell table:formula="of:=ROUNDDOWN(134/[.M66])" office:value-type="float" office:value="3" calcext:value-type="float">
            <text:p>3</text:p>
          </table:table-cell>
          <table:table-cell table:formula="of:=[.R66]/[.S66]*30+[.R66]*[.E66]" office:value-type="currency" office:currency="USD" office:value="33.8449449973808" calcext:value-type="currency">
            <text:p>$33.84</text:p>
          </table:table-cell>
          <table:table-cell table:formula="of:=[.T66]+ROUNDUP([.R66]/[.O66]*[.I66])/1000*0.1*365*12" office:value-type="currency" office:currency="USD" office:value="57.9349449973808" calcext:value-type="currency">
            <text:p>$57.93</text:p>
          </table:table-cell>
          <table:table-cell table:formula="of:=[.U66]+ROUNDUP([.R66]/[.O66]*[.I66])/1000*0.1*365*12*5" office:value-type="currency" office:currency="USD" office:value="178.384944997381" calcext:value-type="currency">
            <text:p>$178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C-73</text:p>
          </table:table-cell>
          <table:table-cell office:value-type="string" calcext:value-type="string">
            <text:p>Bridgelux</text:p>
          </table:table-cell>
          <table:table-cell office:value-type="float" office:value="15" calcext:value-type="float">
            <text:p>15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4000K 3-Step MacAdam Ellipse</text:p>
          </table:table-cell>
          <table:table-cell table:formula="of:=LEFT([.F67];5)" office:value-type="string" office:string-value="4000K" calcext:value-type="string">
            <text:p>4000K</text:p>
          </table:table-cell>
          <table:table-cell office:value-type="string" calcext:value-type="string">
            <text:p>5038 lm (Typ)</text:p>
          </table:table-cell>
          <table:table-cell table:formula="of:=TRIM(LEFT([.H67];5))" office:value-type="string" office:string-value="5038" calcext:value-type="string">
            <text:p>5038</text:p>
          </table:table-cell>
          <table:table-cell office:value-type="string" calcext:value-type="string">
            <text:p>1.17A</text:p>
          </table:table-cell>
          <table:table-cell table:formula="of:=SUBSTITUTE(SUBSTITUTE([.J67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67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67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67]=&quot;2700K&quot;;[.G67]=&quot;2000K&quot;); IF([.Q67]=90;7000/[.I67];8750/[.I67] ); 7000/[.I67])" office:value-type="float" office:value="1.38944025406908" calcext:value-type="float">
            <text:p>1.39</text:p>
          </table:table-cell>
          <table:table-cell table:formula="of:=ROUNDDOWN(134/[.M67])" office:value-type="float" office:value="3" calcext:value-type="float">
            <text:p>3</text:p>
          </table:table-cell>
          <table:table-cell table:formula="of:=[.R67]/[.S67]*30+[.R67]*[.E67]" office:value-type="currency" office:currency="USD" office:value="33.4994045256054" calcext:value-type="currency">
            <text:p>$33.50</text:p>
          </table:table-cell>
          <table:table-cell table:formula="of:=[.T67]+ROUNDUP([.R67]/[.O67]*[.I67])/1000*0.1*365*12" office:value-type="currency" office:currency="USD" office:value="58.0274045256054" calcext:value-type="currency">
            <text:p>$58.03</text:p>
          </table:table-cell>
          <table:table-cell table:formula="of:=[.U67]+ROUNDUP([.R67]/[.O67]*[.I67])/1000*0.1*365*12*5" office:value-type="currency" office:currency="USD" office:value="180.667404525605" calcext:value-type="currency">
            <text:p>$180.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BXRC-40G10K0-L-23</text:p>
          </table:table-cell>
          <table:table-cell office:value-type="string" calcext:value-type="string">
            <text:p>Bridgelux</text:p>
          </table:table-cell>
          <table:table-cell office:value-type="float" office:value="422" calcext:value-type="float">
            <text:p>422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4000K 3-Step MacAdam Ellipse</text:p>
          </table:table-cell>
          <table:table-cell table:formula="of:=LEFT([.F68];5)" office:value-type="string" office:string-value="4000K" calcext:value-type="string">
            <text:p>4000K</text:p>
          </table:table-cell>
          <table:table-cell office:value-type="string" calcext:value-type="string">
            <text:p>8285 lm (Typ)</text:p>
          </table:table-cell>
          <table:table-cell table:formula="of:=TRIM(LEFT([.H68];5))" office:value-type="string" office:string-value="8285" calcext:value-type="string">
            <text:p>8285</text:p>
          </table:table-cell>
          <table:table-cell office:value-type="string" calcext:value-type="string">
            <text:p>2.1A</text:p>
          </table:table-cell>
          <table:table-cell table:formula="of:=SUBSTITUTE(SUBSTITUTE([.J6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68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07 lm/W</text:p>
          </table:table-cell>
          <table:table-cell table:formula="of:=SUBSTITUTE([.N68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68]=&quot;2700K&quot;;[.G68]=&quot;2000K&quot;); IF([.Q68]=90;7000/[.I68];8750/[.I68] ); 7000/[.I68])" office:value-type="float" office:value="0.844900422450211" calcext:value-type="float">
            <text:p>0.84</text:p>
          </table:table-cell>
          <table:table-cell table:formula="of:=ROUNDDOWN(134/[.M68])" office:value-type="float" office:value="3" calcext:value-type="float">
            <text:p>3</text:p>
          </table:table-cell>
          <table:table-cell table:formula="of:=[.R68]/[.S68]*30+[.R68]*[.E68]" office:value-type="currency" office:currency="USD" office:value="29.2757996378998" calcext:value-type="currency">
            <text:p>$29.28</text:p>
          </table:table-cell>
          <table:table-cell table:formula="of:=[.T68]+ROUNDUP([.R68]/[.O68]*[.I68])/1000*0.1*365*12" office:value-type="currency" office:currency="USD" office:value="58.1837996378998" calcext:value-type="currency">
            <text:p>$58.18</text:p>
          </table:table-cell>
          <table:table-cell table:formula="of:=[.U68]+ROUNDUP([.R68]/[.O68]*[.I68])/1000*0.1*365*12*5" office:value-type="currency" office:currency="USD" office:value="202.7237996379" calcext:value-type="currency">
            <text:p>$20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40E4000-F-23</text:p>
          </table:table-cell>
          <table:table-cell office:value-type="string" calcext:value-type="string">
            <text:p>Bridgelux</text:p>
          </table:table-cell>
          <table:table-cell office:value-type="float" office:value="3221" calcext:value-type="float">
            <text:p>3221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4000K 3-Step MacAdam Ellipse</text:p>
          </table:table-cell>
          <table:table-cell table:formula="of:=LEFT([.F69];5)" office:value-type="string" office:string-value="4000K" calcext:value-type="string">
            <text:p>4000K</text:p>
          </table:table-cell>
          <table:table-cell office:value-type="string" calcext:value-type="string">
            <text:p>3793 lm (Typ)</text:p>
          </table:table-cell>
          <table:table-cell table:formula="of:=TRIM(LEFT([.H69];5))" office:value-type="string" office:string-value="3793" calcext:value-type="string">
            <text:p>3793</text:p>
          </table:table-cell>
          <table:table-cell office:value-type="string" calcext:value-type="string">
            <text:p>1.05A</text:p>
          </table:table-cell>
          <table:table-cell table:formula="of:=SUBSTITUTE(SUBSTITUTE([.J69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69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26 lm/W</text:p>
          </table:table-cell>
          <table:table-cell table:formula="of:=SUBSTITUTE([.N6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69]=&quot;2700K&quot;;[.G69]=&quot;2000K&quot;); IF([.Q69]=90;7000/[.I69];8750/[.I69] ); 7000/[.I69])" office:value-type="float" office:value="1.84550487740575" calcext:value-type="float">
            <text:p>1.85</text:p>
          </table:table-cell>
          <table:table-cell table:formula="of:=ROUNDDOWN(134/[.M69])" office:value-type="float" office:value="4" calcext:value-type="float">
            <text:p>4</text:p>
          </table:table-cell>
          <table:table-cell table:formula="of:=[.R69]/[.S69]*30+[.R69]*[.E69]" office:value-type="currency" office:currency="USD" office:value="33.717374110203" calcext:value-type="currency">
            <text:p>$33.72</text:p>
          </table:table-cell>
          <table:table-cell table:formula="of:=[.T69]+ROUNDUP([.R69]/[.O69]*[.I69])/1000*0.1*365*12" office:value-type="currency" office:currency="USD" office:value="58.245374110203" calcext:value-type="currency">
            <text:p>$58.25</text:p>
          </table:table-cell>
          <table:table-cell table:formula="of:=[.U69]+ROUNDUP([.R69]/[.O69]*[.I69])/1000*0.1*365*12*5" office:value-type="currency" office:currency="USD" office:value="180.885374110203" calcext:value-type="currency">
            <text:p>$180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T440G</text:p>
          </table:table-cell>
          <table:table-cell office:value-type="string" calcext:value-type="string">
            <text:p>Cree Inc.</text:p>
          </table:table-cell>
          <table:table-cell office:value-type="float" office:value="70" calcext:value-type="float">
            <text:p>70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70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70];4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70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7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4 lm/W</text:p>
          </table:table-cell>
          <table:table-cell table:formula="of:=SUBSTITUTE([.N70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70]=&quot;2700K&quot;;[.G70]=&quot;2000K&quot;); IF([.Q70]=90;7000/[.I70];8750/[.I70] ); 7000/[.I70])" office:value-type="float" office:value="1.96629213483146" calcext:value-type="float">
            <text:p>1.97</text:p>
          </table:table-cell>
          <table:table-cell table:formula="of:=ROUNDDOWN(134/[.M70])" office:value-type="float" office:value="3" calcext:value-type="float">
            <text:p>3</text:p>
          </table:table-cell>
          <table:table-cell table:formula="of:=[.R70]/[.S70]*30+[.R70]*[.E70]" office:value-type="currency" office:currency="USD" office:value="33.3679775280899" calcext:value-type="currency">
            <text:p>$33.37</text:p>
          </table:table-cell>
          <table:table-cell table:formula="of:=[.T70]+ROUNDUP([.R70]/[.O70]*[.I70])/1000*0.1*365*12" office:value-type="currency" office:currency="USD" office:value="58.3339775280899" calcext:value-type="currency">
            <text:p>$58.33</text:p>
          </table:table-cell>
          <table:table-cell table:formula="of:=[.U70]+ROUNDUP([.R70]/[.O70]*[.I70])/1000*0.1*365*12*5" office:value-type="currency" office:currency="USD" office:value="183.16397752809" calcext:value-type="currency">
            <text:p>$183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0B10K1-D-73-SE</text:p>
          </table:table-cell>
          <table:table-cell office:value-type="string" calcext:value-type="string">
            <text:p>Bridgelux</text:p>
          </table:table-cell>
          <table:table-cell office:value-type="float" office:value="40" calcext:value-type="float">
            <text:p>40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2000K 3-Step MacAdam Ellipse</text:p>
          </table:table-cell>
          <table:table-cell table:formula="of:=LEFT([.F71];5)" office:value-type="string" office:string-value="2000K" calcext:value-type="string">
            <text:p>2000K</text:p>
          </table:table-cell>
          <table:table-cell office:value-type="string" calcext:value-type="string">
            <text:p>9243 lm (Typ)</text:p>
          </table:table-cell>
          <table:table-cell table:formula="of:=TRIM(LEFT([.H71];5))" office:value-type="string" office:string-value="9243" calcext:value-type="string">
            <text:p>9243</text:p>
          </table:table-cell>
          <table:table-cell office:value-type="string" calcext:value-type="string">
            <text:p>2.1A</text:p>
          </table:table-cell>
          <table:table-cell table:formula="of:=SUBSTITUTE(SUBSTITUTE([.J71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71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4 lm/W</text:p>
          </table:table-cell>
          <table:table-cell table:formula="of:=SUBSTITUTE([.N7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65" calcext:value-type="float">
            <text:p>65</text:p>
          </table:table-cell>
          <table:table-cell table:formula="of:=IF(OR([.G71]=&quot;2700K&quot;;[.G71]=&quot;2000K&quot;); IF([.Q71]=90;7000/[.I71];8750/[.I71] ); 7000/[.I71])" office:value-type="float" office:value="0.946662339067402" calcext:value-type="float">
            <text:p>0.95</text:p>
          </table:table-cell>
          <table:table-cell table:formula="of:=ROUNDDOWN(134/[.M71])" office:value-type="float" office:value="3" calcext:value-type="float">
            <text:p>3</text:p>
          </table:table-cell>
          <table:table-cell table:formula="of:=[.R71]/[.S71]*30+[.R71]*[.E71]" office:value-type="currency" office:currency="USD" office:value="29.4601319917776" calcext:value-type="currency">
            <text:p>$29.46</text:p>
          </table:table-cell>
          <table:table-cell table:formula="of:=[.T71]+ROUNDUP([.R71]/[.O71]*[.I71])/1000*0.1*365*12" office:value-type="currency" office:currency="USD" office:value="58.3681319917776" calcext:value-type="currency">
            <text:p>$58.37</text:p>
          </table:table-cell>
          <table:table-cell table:formula="of:=[.U71]+ROUNDUP([.R71]/[.O71]*[.I71])/1000*0.1*365*12*5" office:value-type="currency" office:currency="USD" office:value="202.908131991778" calcext:value-type="currency">
            <text:p>$202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D-73</text:p>
          </table:table-cell>
          <table:table-cell office:value-type="string" calcext:value-type="string">
            <text:p>Bridgelux</text:p>
          </table:table-cell>
          <table:table-cell office:value-type="float" office:value="167" calcext:value-type="float">
            <text:p>167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72];5)" office:value-type="string" office:string-value="4000K" calcext:value-type="string">
            <text:p>4000K</text:p>
          </table:table-cell>
          <table:table-cell office:value-type="string" calcext:value-type="string">
            <text:p>3767 lm (Typ)</text:p>
          </table:table-cell>
          <table:table-cell table:formula="of:=TRIM(LEFT([.H72];5))" office:value-type="string" office:string-value="3767" calcext:value-type="string">
            <text:p>3767</text:p>
          </table:table-cell>
          <table:table-cell office:value-type="string" calcext:value-type="string">
            <text:p>1.05A</text:p>
          </table:table-cell>
          <table:table-cell table:formula="of:=SUBSTITUTE(SUBSTITUTE([.J7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72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27 lm/W</text:p>
          </table:table-cell>
          <table:table-cell table:formula="of:=SUBSTITUTE([.N72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72]=&quot;2700K&quot;;[.G72]=&quot;2000K&quot;); IF([.Q72]=90;7000/[.I72];8750/[.I72] ); 7000/[.I72])" office:value-type="float" office:value="1.85824263339527" calcext:value-type="float">
            <text:p>1.86</text:p>
          </table:table-cell>
          <table:table-cell table:formula="of:=ROUNDDOWN(134/[.M72])" office:value-type="float" office:value="4" calcext:value-type="float">
            <text:p>4</text:p>
          </table:table-cell>
          <table:table-cell table:formula="of:=[.R72]/[.S72]*30+[.R72]*[.E72]" office:value-type="currency" office:currency="USD" office:value="34.1359171754712" calcext:value-type="currency">
            <text:p>$34.14</text:p>
          </table:table-cell>
          <table:table-cell table:formula="of:=[.T72]+ROUNDUP([.R72]/[.O72]*[.I72])/1000*0.1*365*12" office:value-type="currency" office:currency="USD" office:value="58.6639171754712" calcext:value-type="currency">
            <text:p>$58.66</text:p>
          </table:table-cell>
          <table:table-cell table:formula="of:=[.U72]+ROUNDUP([.R72]/[.O72]*[.I72])/1000*0.1*365*12*5" office:value-type="currency" office:currency="USD" office:value="181.303917175471" calcext:value-type="currency">
            <text:p>$181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2000-C-73</text:p>
          </table:table-cell>
          <table:table-cell office:value-type="string" calcext:value-type="string">
            <text:p>Bridgelux</text:p>
          </table:table-cell>
          <table:table-cell office:value-type="float" office:value="653" calcext:value-type="float">
            <text:p>653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4000K 3-Step MacAdam Ellipse</text:p>
          </table:table-cell>
          <table:table-cell table:formula="of:=LEFT([.F73];5)" office:value-type="string" office:string-value="4000K" calcext:value-type="string">
            <text:p>4000K</text:p>
          </table:table-cell>
          <table:table-cell office:value-type="string" calcext:value-type="string">
            <text:p>3170 lm (Typ)</text:p>
          </table:table-cell>
          <table:table-cell table:formula="of:=TRIM(LEFT([.H73];4))" office:value-type="string" office:string-value="3170" calcext:value-type="string">
            <text:p>3170</text:p>
          </table:table-cell>
          <table:table-cell office:value-type="string" calcext:value-type="string">
            <text:p>630mA</text:p>
          </table:table-cell>
          <table:table-cell table:formula="of:=SUBSTITUTE(SUBSTITUTE([.J73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7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73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73]=&quot;2700K&quot;;[.G73]=&quot;2000K&quot;); IF([.Q73]=90;7000/[.I73];8750/[.I73] ); 7000/[.I73])" office:value-type="float" office:value="2.20820189274448" calcext:value-type="float">
            <text:p>2.21</text:p>
          </table:table-cell>
          <table:table-cell table:formula="of:=ROUNDDOWN(134/[.M73])" office:value-type="float" office:value="3" calcext:value-type="float">
            <text:p>3</text:p>
          </table:table-cell>
          <table:table-cell table:formula="of:=[.R73]/[.S73]*30+[.R73]*[.E73]" office:value-type="currency" office:currency="USD" office:value="37.6719242902208" calcext:value-type="currency">
            <text:p>$37.67</text:p>
          </table:table-cell>
          <table:table-cell table:formula="of:=[.T73]+ROUNDUP([.R73]/[.O73]*[.I73])/1000*0.1*365*12" office:value-type="currency" office:currency="USD" office:value="58.6959242902208" calcext:value-type="currency">
            <text:p>$58.70</text:p>
          </table:table-cell>
          <table:table-cell table:formula="of:=[.U73]+ROUNDUP([.R73]/[.O73]*[.I73])/1000*0.1*365*12*5" office:value-type="currency" office:currency="USD" office:value="163.815924290221" calcext:value-type="currency">
            <text:p>$163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2530-0000-000N00T20E5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4000K</text:p>
          </table:table-cell>
          <table:table-cell table:formula="of:=LEFT([.F74];5)" office:value-type="string" office:string-value="4000K" calcext:value-type="string">
            <text:p>4000K</text:p>
          </table:table-cell>
          <table:table-cell office:value-type="string" calcext:value-type="string">
            <text:p>3320 lm (3200 lm ~ 3440 lm)</text:p>
          </table:table-cell>
          <table:table-cell table:formula="of:=TRIM(LEFT([.H74];4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7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7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7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6A</text:p>
          </table:table-cell>
          <table:table-cell office:value-type="float" office:value="70" calcext:value-type="float">
            <text:p>70</text:p>
          </table:table-cell>
          <table:table-cell table:formula="of:=IF(OR([.G74]=&quot;2700K&quot;;[.G74]=&quot;2000K&quot;); IF([.Q74]=90;7000/[.I74];8750/[.I74] ); 7000/[.I74])" office:value-type="float" office:value="2.10843373493976" calcext:value-type="float">
            <text:p>2.11</text:p>
          </table:table-cell>
          <table:table-cell table:formula="of:=ROUNDDOWN(134/[.M74])" office:value-type="float" office:value="3" calcext:value-type="float">
            <text:p>3</text:p>
          </table:table-cell>
          <table:table-cell table:formula="of:=[.R74]/[.S74]*30+[.R74]*[.E74]" office:value-type="currency" office:currency="USD" office:value="31.3102409638554" calcext:value-type="currency">
            <text:p>$31.31</text:p>
          </table:table-cell>
          <table:table-cell table:formula="of:=[.T74]+ROUNDUP([.R74]/[.O74]*[.I74])/1000*0.1*365*12" office:value-type="currency" office:currency="USD" office:value="58.9042409638554" calcext:value-type="currency">
            <text:p>$58.90</text:p>
          </table:table-cell>
          <table:table-cell table:formula="of:=[.U74]+ROUNDUP([.R74]/[.O74]*[.I74])/1000*0.1*365*12*5" office:value-type="currency" office:currency="USD" office:value="196.874240963855" calcext:value-type="currency">
            <text:p>$196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1830-0000-000N0HT440G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4000K 3-Step MacAdam Ellipse</text:p>
          </table:table-cell>
          <table:table-cell table:formula="of:=LEFT([.F75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75];4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75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7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4 lm/W</text:p>
          </table:table-cell>
          <table:table-cell table:formula="of:=SUBSTITUTE([.N7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4A</text:p>
          </table:table-cell>
          <table:table-cell office:value-type="float" office:value="80" calcext:value-type="float">
            <text:p>80</text:p>
          </table:table-cell>
          <table:table-cell table:formula="of:=IF(OR([.G75]=&quot;2700K&quot;;[.G75]=&quot;2000K&quot;); IF([.Q75]=90;7000/[.I75];8750/[.I75] ); 7000/[.I75])" office:value-type="float" office:value="1.96629213483146" calcext:value-type="float">
            <text:p>1.97</text:p>
          </table:table-cell>
          <table:table-cell table:formula="of:=ROUNDDOWN(134/[.M75])" office:value-type="float" office:value="3" calcext:value-type="float">
            <text:p>3</text:p>
          </table:table-cell>
          <table:table-cell table:formula="of:=[.R75]/[.S75]*30+[.R75]*[.E75]" office:value-type="currency" office:currency="USD" office:value="33.9578651685393" calcext:value-type="currency">
            <text:p>$33.96</text:p>
          </table:table-cell>
          <table:table-cell table:formula="of:=[.T75]+ROUNDUP([.R75]/[.O75]*[.I75])/1000*0.1*365*12" office:value-type="currency" office:currency="USD" office:value="58.9238651685393" calcext:value-type="currency">
            <text:p>$58.92</text:p>
          </table:table-cell>
          <table:table-cell table:formula="of:=[.U75]+ROUNDUP([.R75]/[.O75]*[.I75])/1000*0.1*365*12*5" office:value-type="currency" office:currency="USD" office:value="183.753865168539" calcext:value-type="currency">
            <text:p>$183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G4000-C-73-SE</text:p>
          </table:table-cell>
          <table:table-cell office:value-type="string" calcext:value-type="string">
            <text:p>Bridgelux</text:p>
          </table:table-cell>
          <table:table-cell office:value-type="float" office:value="97" calcext:value-type="float">
            <text:p>9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700K 3-Step MacAdam Ellipse</text:p>
          </table:table-cell>
          <table:table-cell table:formula="of:=LEFT([.F76];5)" office:value-type="string" office:string-value="2700K" calcext:value-type="string">
            <text:p>2700K</text:p>
          </table:table-cell>
          <table:table-cell office:value-type="string" calcext:value-type="string">
            <text:p>4470 lm (Typ)</text:p>
          </table:table-cell>
          <table:table-cell table:formula="of:=TRIM(LEFT([.H76];5))" office:value-type="string" office:string-value="4470" calcext:value-type="string">
            <text:p>4470</text:p>
          </table:table-cell>
          <table:table-cell office:value-type="string" calcext:value-type="string">
            <text:p>1.17A</text:p>
          </table:table-cell>
          <table:table-cell table:formula="of:=SUBSTITUTE(SUBSTITUTE([.J76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7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2 lm/W</text:p>
          </table:table-cell>
          <table:table-cell table:formula="of:=SUBSTITUTE([.N76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76]=&quot;2700K&quot;;[.G76]=&quot;2000K&quot;); IF([.Q76]=90;7000/[.I76];8750/[.I76] ); 7000/[.I76])" office:value-type="float" office:value="1.56599552572707" calcext:value-type="float">
            <text:p>1.57</text:p>
          </table:table-cell>
          <table:table-cell table:formula="of:=ROUNDDOWN(134/[.M76])" office:value-type="float" office:value="3" calcext:value-type="float">
            <text:p>3</text:p>
          </table:table-cell>
          <table:table-cell table:formula="of:=[.R76]/[.S76]*30+[.R76]*[.E76]" office:value-type="currency" office:currency="USD" office:value="31.6331096196868" calcext:value-type="currency">
            <text:p>$31.63</text:p>
          </table:table-cell>
          <table:table-cell table:formula="of:=[.T76]+ROUNDUP([.R76]/[.O76]*[.I76])/1000*0.1*365*12" office:value-type="currency" office:currency="USD" office:value="59.2271096196868" calcext:value-type="currency">
            <text:p>$59.23</text:p>
          </table:table-cell>
          <table:table-cell table:formula="of:=[.U76]+ROUNDUP([.R76]/[.O76]*[.I76])/1000*0.1*365*12*5" office:value-type="currency" office:currency="USD" office:value="197.197109619687" calcext:value-type="currency">
            <text:p>$197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403M2K1</text:p>
          </table:table-cell>
          <table:table-cell office:value-type="string" calcext:value-type="string">
            <text:p>Citizen</text:p>
          </table:table-cell>
          <table:table-cell office:value-type="float" office:value="6" calcext:value-type="float">
            <text:p>6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4000K 3-Step MacAdam Ellipse</text:p>
          </table:table-cell>
          <table:table-cell table:formula="of:=LEFT([.F77];5)" office:value-type="string" office:string-value="4000K" calcext:value-type="string">
            <text:p>4000K</text:p>
          </table:table-cell>
          <table:table-cell office:value-type="string" calcext:value-type="string">
            <text:p>24703 lm (Typ)</text:p>
          </table:table-cell>
          <table:table-cell table:formula="of:=TRIM(LEFT([.H77];5))" office:value-type="string" office:string-value="24703" calcext:value-type="string">
            <text:p>24703</text:p>
          </table:table-cell>
          <table:table-cell office:value-type="string" calcext:value-type="string">
            <text:p>1.62A</text:p>
          </table:table-cell>
          <table:table-cell table:formula="of:=SUBSTITUTE(SUBSTITUTE([.J77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77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36 lm/W</text:p>
          </table:table-cell>
          <table:table-cell table:formula="of:=SUBSTITUTE([.N77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77]=&quot;2700K&quot;;[.G77]=&quot;2000K&quot;); IF([.Q77]=90;7000/[.I77];8750/[.I77] ); 7000/[.I77])" office:value-type="float" office:value="0.28336639274582" calcext:value-type="float">
            <text:p>0.28</text:p>
          </table:table-cell>
          <table:table-cell table:formula="of:=ROUNDDOWN(134/[.M77])" office:value-type="float" office:value="1" calcext:value-type="float">
            <text:p>1</text:p>
          </table:table-cell>
          <table:table-cell table:formula="of:=[.R77]/[.S77]*30+[.R77]*[.E77]" office:value-type="currency" office:currency="USD" office:value="36.5372626806461" calcext:value-type="currency">
            <text:p>$36.54</text:p>
          </table:table-cell>
          <table:table-cell table:formula="of:=[.T77]+ROUNDUP([.R77]/[.O77]*[.I77])/1000*0.1*365*12" office:value-type="currency" office:currency="USD" office:value="59.3132626806461" calcext:value-type="currency">
            <text:p>$59.31</text:p>
          </table:table-cell>
          <table:table-cell table:formula="of:=[.U77]+ROUNDUP([.R77]/[.O77]*[.I77])/1000*0.1*365*12*5" office:value-type="currency" office:currency="USD" office:value="173.193262680646" calcext:value-type="currency">
            <text:p>$173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4000-D-73-SE</text:p>
          </table:table-cell>
          <table:table-cell office:value-type="string" calcext:value-type="string">
            <text:p>Bridgelux</text:p>
          </table:table-cell>
          <table:table-cell office:value-type="float" office:value="94" calcext:value-type="float">
            <text:p>94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78];5)" office:value-type="string" office:string-value="2700K" calcext:value-type="string">
            <text:p>2700K</text:p>
          </table:table-cell>
          <table:table-cell office:value-type="string" calcext:value-type="string">
            <text:p>3342 lm (Typ)</text:p>
          </table:table-cell>
          <table:table-cell table:formula="of:=TRIM(LEFT([.H78];5))" office:value-type="string" office:string-value="3342" calcext:value-type="string">
            <text:p>3342</text:p>
          </table:table-cell>
          <table:table-cell office:value-type="string" calcext:value-type="string">
            <text:p>1.05A</text:p>
          </table:table-cell>
          <table:table-cell table:formula="of:=SUBSTITUTE(SUBSTITUTE([.J7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78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13 lm/W</text:p>
          </table:table-cell>
          <table:table-cell table:formula="of:=SUBSTITUTE([.N78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78]=&quot;2700K&quot;;[.G78]=&quot;2000K&quot;); IF([.Q78]=90;7000/[.I78];8750/[.I78] ); 7000/[.I78])" office:value-type="float" office:value="2.09455415918612" calcext:value-type="float">
            <text:p>2.09</text:p>
          </table:table-cell>
          <table:table-cell table:formula="of:=ROUNDDOWN(134/[.M78])" office:value-type="float" office:value="4" calcext:value-type="float">
            <text:p>4</text:p>
          </table:table-cell>
          <table:table-cell table:formula="of:=[.R78]/[.S78]*30+[.R78]*[.E78]" office:value-type="currency" office:currency="USD" office:value="32.1723518850987" calcext:value-type="currency">
            <text:p>$32.17</text:p>
          </table:table-cell>
          <table:table-cell table:formula="of:=[.T78]+ROUNDUP([.R78]/[.O78]*[.I78])/1000*0.1*365*12" office:value-type="currency" office:currency="USD" office:value="59.3283518850988" calcext:value-type="currency">
            <text:p>$59.33</text:p>
          </table:table-cell>
          <table:table-cell table:formula="of:=[.U78]+ROUNDUP([.R78]/[.O78]*[.I78])/1000*0.1*365*12*5" office:value-type="currency" office:currency="USD" office:value="195.108351885099" calcext:value-type="currency">
            <text:p>$195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CLU550-3626C1-403M2G2-B24</text:p>
          </table:table-cell>
          <table:table-cell office:value-type="string" calcext:value-type="string">
            <text:p>Citizen</text:p>
          </table:table-cell>
          <table:table-cell office:value-type="float" office:value="20" calcext:value-type="float">
            <text:p>20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4000K 3-Step MacAdam Ellipse</text:p>
          </table:table-cell>
          <table:table-cell table:formula="of:=LEFT([.F79];5)" office:value-type="string" office:string-value="4000K" calcext:value-type="string">
            <text:p>4000K</text:p>
          </table:table-cell>
          <table:table-cell office:value-type="string" calcext:value-type="string">
            <text:p>33150 lm (Typ)</text:p>
          </table:table-cell>
          <table:table-cell table:formula="of:=TRIM(LEFT([.H79];5))" office:value-type="string" office:string-value="33150" calcext:value-type="string">
            <text:p>33150</text:p>
          </table:table-cell>
          <table:table-cell office:value-type="string" calcext:value-type="string">
            <text:p>2.34A</text:p>
          </table:table-cell>
          <table:table-cell table:formula="of:=SUBSTITUTE(SUBSTITUTE([.J79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79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36 lm/W</text:p>
          </table:table-cell>
          <table:table-cell table:formula="of:=SUBSTITUTE([.N7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4.68A</text:p>
          </table:table-cell>
          <table:table-cell office:value-type="float" office:value="80" calcext:value-type="float">
            <text:p>80</text:p>
          </table:table-cell>
          <table:table-cell table:formula="of:=IF(OR([.G79]=&quot;2700K&quot;;[.G79]=&quot;2000K&quot;); IF([.Q79]=90;7000/[.I79];8750/[.I79] ); 7000/[.I79])" office:value-type="float" office:value="0.211161387631976" calcext:value-type="float">
            <text:p>0.21</text:p>
          </table:table-cell>
          <table:table-cell table:formula="of:=ROUNDDOWN(134/[.M79])" office:value-type="float" office:value="1" calcext:value-type="float">
            <text:p>1</text:p>
          </table:table-cell>
          <table:table-cell table:formula="of:=[.R79]/[.S79]*30+[.R79]*[.E79]" office:value-type="currency" office:currency="USD" office:value="36.6660633484163" calcext:value-type="currency">
            <text:p>$36.67</text:p>
          </table:table-cell>
          <table:table-cell table:formula="of:=[.T79]+ROUNDUP([.R79]/[.O79]*[.I79])/1000*0.1*365*12" office:value-type="currency" office:currency="USD" office:value="59.4420633484163" calcext:value-type="currency">
            <text:p>$59.44</text:p>
          </table:table-cell>
          <table:table-cell table:formula="of:=[.U79]+ROUNDUP([.R79]/[.O79]*[.I79])/1000*0.1*365*12*5" office:value-type="currency" office:currency="USD" office:value="173.322063348416" calcext:value-type="currency">
            <text:p>$173.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27E10K0-C-73-SE</text:p>
          </table:table-cell>
          <table:table-cell office:value-type="string" calcext:value-type="string">
            <text:p>Bridgelux</text:p>
          </table:table-cell>
          <table:table-cell office:value-type="float" office:value="54" calcext:value-type="float">
            <text:p>54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2700K 3-Step MacAdam Ellipse</text:p>
          </table:table-cell>
          <table:table-cell table:formula="of:=LEFT([.F80];5)" office:value-type="string" office:string-value="2700K" calcext:value-type="string">
            <text:p>2700K</text:p>
          </table:table-cell>
          <table:table-cell office:value-type="string" calcext:value-type="string">
            <text:p>15845 lm (Typ)</text:p>
          </table:table-cell>
          <table:table-cell table:formula="of:=TRIM(LEFT([.H80];5))" office:value-type="string" office:string-value="15845" calcext:value-type="string">
            <text:p>15845</text:p>
          </table:table-cell>
          <table:table-cell office:value-type="string" calcext:value-type="string">
            <text:p>1.71A</text:p>
          </table:table-cell>
          <table:table-cell table:formula="of:=SUBSTITUTE(SUBSTITUTE([.J80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0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6 lm/W</text:p>
          </table:table-cell>
          <table:table-cell table:formula="of:=SUBSTITUTE([.N80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80]=&quot;2700K&quot;;[.G80]=&quot;2000K&quot;); IF([.Q80]=90;7000/[.I80];8750/[.I80] ); 7000/[.I80])" office:value-type="float" office:value="0.552224676554118" calcext:value-type="float">
            <text:p>0.55</text:p>
          </table:table-cell>
          <table:table-cell table:formula="of:=ROUNDDOWN(134/[.M80])" office:value-type="float" office:value="1" calcext:value-type="float">
            <text:p>1</text:p>
          </table:table-cell>
          <table:table-cell table:formula="of:=[.R80]/[.S80]*30+[.R80]*[.E80]" office:value-type="currency" office:currency="USD" office:value="31.0295045755759" calcext:value-type="currency">
            <text:p>$31.03</text:p>
          </table:table-cell>
          <table:table-cell table:formula="of:=[.T80]+ROUNDUP([.R80]/[.O80]*[.I80])/1000*0.1*365*12" office:value-type="currency" office:currency="USD" office:value="59.4995045755759" calcext:value-type="currency">
            <text:p>$59.50</text:p>
          </table:table-cell>
          <table:table-cell table:formula="of:=[.U80]+ROUNDUP([.R80]/[.O80]*[.I80])/1000*0.1*365*12*5" office:value-type="currency" office:currency="USD" office:value="201.849504575576" calcext:value-type="currency">
            <text:p>$201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E2000-C-73-SE</text:p>
          </table:table-cell>
          <table:table-cell office:value-type="string" calcext:value-type="string">
            <text:p>Bridgelux</text:p>
          </table:table-cell>
          <table:table-cell office:value-type="float" office:value="300" calcext:value-type="float">
            <text:p>3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4000K 3-Step MacAdam Ellipse</text:p>
          </table:table-cell>
          <table:table-cell table:formula="of:=LEFT([.F81];5)" office:value-type="string" office:string-value="4000K" calcext:value-type="string">
            <text:p>4000K</text:p>
          </table:table-cell>
          <table:table-cell office:value-type="string" calcext:value-type="string">
            <text:p>3107 lm (Typ)</text:p>
          </table:table-cell>
          <table:table-cell table:formula="of:=TRIM(LEFT([.H81];4))" office:value-type="string" office:string-value="3107" calcext:value-type="string">
            <text:p>3107</text:p>
          </table:table-cell>
          <table:table-cell office:value-type="string" calcext:value-type="string">
            <text:p>630mA</text:p>
          </table:table-cell>
          <table:table-cell table:formula="of:=SUBSTITUTE(SUBSTITUTE([.J8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8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5 lm/W</text:p>
          </table:table-cell>
          <table:table-cell table:formula="of:=SUBSTITUTE([.N81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81]=&quot;2700K&quot;;[.G81]=&quot;2000K&quot;); IF([.Q81]=90;7000/[.I81];8750/[.I81] ); 7000/[.I81])" office:value-type="float" office:value="2.25297714837464" calcext:value-type="float">
            <text:p>2.25</text:p>
          </table:table-cell>
          <table:table-cell table:formula="of:=ROUNDDOWN(134/[.M81])" office:value-type="float" office:value="3" calcext:value-type="float">
            <text:p>3</text:p>
          </table:table-cell>
          <table:table-cell table:formula="of:=[.R81]/[.S81]*30+[.R81]*[.E81]" office:value-type="currency" office:currency="USD" office:value="38.0527840360476" calcext:value-type="currency">
            <text:p>$38.05</text:p>
          </table:table-cell>
          <table:table-cell table:formula="of:=[.T81]+ROUNDUP([.R81]/[.O81]*[.I81])/1000*0.1*365*12" office:value-type="currency" office:currency="USD" office:value="59.5147840360476" calcext:value-type="currency">
            <text:p>$59.51</text:p>
          </table:table-cell>
          <table:table-cell table:formula="of:=[.U81]+ROUNDUP([.R81]/[.O81]*[.I81])/1000*0.1*365*12*5" office:value-type="currency" office:currency="USD" office:value="166.824784036048" calcext:value-type="currency">
            <text:p>$166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B-73</text:p>
          </table:table-cell>
          <table:table-cell office:value-type="string" calcext:value-type="string">
            <text:p>Bridgelux</text:p>
          </table:table-cell>
          <table:table-cell office:value-type="float" office:value="259" calcext:value-type="float">
            <text:p>25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4000K 3-Step MacAdam Ellipse</text:p>
          </table:table-cell>
          <table:table-cell table:formula="of:=LEFT([.F82];5)" office:value-type="string" office:string-value="4000K" calcext:value-type="string">
            <text:p>4000K</text:p>
          </table:table-cell>
          <table:table-cell office:value-type="string" calcext:value-type="string">
            <text:p>3875 lm (Typ)</text:p>
          </table:table-cell>
          <table:table-cell table:formula="of:=TRIM(LEFT([.H82];5))" office:value-type="string" office:string-value="3875" calcext:value-type="string">
            <text:p>3875</text:p>
          </table:table-cell>
          <table:table-cell office:value-type="string" calcext:value-type="string">
            <text:p>900mA</text:p>
          </table:table-cell>
          <table:table-cell table:formula="of:=SUBSTITUTE(SUBSTITUTE([.J8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8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82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82]=&quot;2700K&quot;;[.G82]=&quot;2000K&quot;); IF([.Q82]=90;7000/[.I82];8750/[.I82] ); 7000/[.I82])" office:value-type="float" office:value="1.80645161290323" calcext:value-type="float">
            <text:p>1.81</text:p>
          </table:table-cell>
          <table:table-cell table:formula="of:=ROUNDDOWN(134/[.M82])" office:value-type="float" office:value="3" calcext:value-type="float">
            <text:p>3</text:p>
          </table:table-cell>
          <table:table-cell table:formula="of:=[.R82]/[.S82]*30+[.R82]*[.E82]" office:value-type="currency" office:currency="USD" office:value="35.2258064516129" calcext:value-type="currency">
            <text:p>$35.23</text:p>
          </table:table-cell>
          <table:table-cell table:formula="of:=[.T82]+ROUNDUP([.R82]/[.O82]*[.I82])/1000*0.1*365*12" office:value-type="currency" office:currency="USD" office:value="59.7538064516129" calcext:value-type="currency">
            <text:p>$59.75</text:p>
          </table:table-cell>
          <table:table-cell table:formula="of:=[.U82]+ROUNDUP([.R82]/[.O82]*[.I82])/1000*0.1*365*12*5" office:value-type="currency" office:currency="USD" office:value="182.393806451613" calcext:value-type="currency">
            <text:p>$182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40G4000-B-73-SE</text:p>
          </table:table-cell>
          <table:table-cell office:value-type="string" calcext:value-type="string">
            <text:p>Bridgelux</text:p>
          </table:table-cell>
          <table:table-cell office:value-type="float" office:value="144" calcext:value-type="float">
            <text:p>144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4000K 3-Step MacAdam Ellipse</text:p>
          </table:table-cell>
          <table:table-cell table:formula="of:=LEFT([.F83];5)" office:value-type="string" office:string-value="4000K" calcext:value-type="string">
            <text:p>4000K</text:p>
          </table:table-cell>
          <table:table-cell office:value-type="string" calcext:value-type="string">
            <text:p>3825 lm (Typ)</text:p>
          </table:table-cell>
          <table:table-cell table:formula="of:=TRIM(LEFT([.H83];5))" office:value-type="string" office:string-value="3825" calcext:value-type="string">
            <text:p>3825</text:p>
          </table:table-cell>
          <table:table-cell office:value-type="string" calcext:value-type="string">
            <text:p>900mA</text:p>
          </table:table-cell>
          <table:table-cell table:formula="of:=SUBSTITUTE(SUBSTITUTE([.J8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8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5 lm/W</text:p>
          </table:table-cell>
          <table:table-cell table:formula="of:=SUBSTITUTE([.N8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83]=&quot;2700K&quot;;[.G83]=&quot;2000K&quot;); IF([.Q83]=90;7000/[.I83];8750/[.I83] ); 7000/[.I83])" office:value-type="float" office:value="1.83006535947712" calcext:value-type="float">
            <text:p>1.83</text:p>
          </table:table-cell>
          <table:table-cell table:formula="of:=ROUNDDOWN(134/[.M83])" office:value-type="float" office:value="3" calcext:value-type="float">
            <text:p>3</text:p>
          </table:table-cell>
          <table:table-cell table:formula="of:=[.R83]/[.S83]*30+[.R83]*[.E83]" office:value-type="currency" office:currency="USD" office:value="35.2470588235294" calcext:value-type="currency">
            <text:p>$35.25</text:p>
          </table:table-cell>
          <table:table-cell table:formula="of:=[.T83]+ROUNDUP([.R83]/[.O83]*[.I83])/1000*0.1*365*12" office:value-type="currency" office:currency="USD" office:value="59.7750588235294" calcext:value-type="currency">
            <text:p>$59.78</text:p>
          </table:table-cell>
          <table:table-cell table:formula="of:=[.U83]+ROUNDUP([.R83]/[.O83]*[.I83])/1000*0.1*365*12*5" office:value-type="currency" office:currency="USD" office:value="182.415058823529" calcext:value-type="currency">
            <text:p>$182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LU048-1818C4-403M2K1</text:p>
          </table:table-cell>
          <table:table-cell office:value-type="string" calcext:value-type="string">
            <text:p>Citizen</text:p>
          </table:table-cell>
          <table:table-cell office:value-type="float" office:value="53" calcext:value-type="float">
            <text:p>53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84];5)" office:value-type="string" office:string-value="4000K" calcext:value-type="string">
            <text:p>4000K</text:p>
          </table:table-cell>
          <table:table-cell office:value-type="string" calcext:value-type="string">
            <text:p>12249 lm (Typ)</text:p>
          </table:table-cell>
          <table:table-cell table:formula="of:=TRIM(LEFT([.H84];5))" office:value-type="string" office:string-value="12249" calcext:value-type="string">
            <text:p>12249</text:p>
          </table:table-cell>
          <table:table-cell office:value-type="string" calcext:value-type="string">
            <text:p>1.62A</text:p>
          </table:table-cell>
          <table:table-cell table:formula="of:=SUBSTITUTE(SUBSTITUTE([.J84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84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5 lm/W</text:p>
          </table:table-cell>
          <table:table-cell table:formula="of:=SUBSTITUTE([.N84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84]=&quot;2700K&quot;;[.G84]=&quot;2000K&quot;); IF([.Q84]=90;7000/[.I84];8750/[.I84] ); 7000/[.I84])" office:value-type="float" office:value="0.57147522246714" calcext:value-type="float">
            <text:p>0.57</text:p>
          </table:table-cell>
          <table:table-cell table:formula="of:=ROUNDDOWN(134/[.M84])" office:value-type="float" office:value="2" calcext:value-type="float">
            <text:p>2</text:p>
          </table:table-cell>
          <table:table-cell table:formula="of:=[.R84]/[.S84]*30+[.R84]*[.E84]" office:value-type="currency" office:currency="USD" office:value="38.6545840476774" calcext:value-type="currency">
            <text:p>$38.65</text:p>
          </table:table-cell>
          <table:table-cell table:formula="of:=[.T84]+ROUNDUP([.R84]/[.O84]*[.I84])/1000*0.1*365*12" office:value-type="currency" office:currency="USD" office:value="60.1165840476774" calcext:value-type="currency">
            <text:p>$60.12</text:p>
          </table:table-cell>
          <table:table-cell table:formula="of:=[.U84]+ROUNDUP([.R84]/[.O84]*[.I84])/1000*0.1*365*12*5" office:value-type="currency" office:currency="USD" office:value="167.426584047677" calcext:value-type="currency">
            <text:p>$167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7E4000-C-73</text:p>
          </table:table-cell>
          <table:table-cell office:value-type="string" calcext:value-type="string">
            <text:p>Bridgelux</text:p>
          </table:table-cell>
          <table:table-cell office:value-type="float" office:value="538" calcext:value-type="float">
            <text:p>538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2700K 3-Step MacAdam Ellipse</text:p>
          </table:table-cell>
          <table:table-cell table:formula="of:=LEFT([.F85];5)" office:value-type="string" office:string-value="2700K" calcext:value-type="string">
            <text:p>2700K</text:p>
          </table:table-cell>
          <table:table-cell office:value-type="string" calcext:value-type="string">
            <text:p>5434 lm (Typ)</text:p>
          </table:table-cell>
          <table:table-cell table:formula="of:=TRIM(LEFT([.H85];5))" office:value-type="string" office:string-value="5434" calcext:value-type="string">
            <text:p>5434</text:p>
          </table:table-cell>
          <table:table-cell office:value-type="string" calcext:value-type="string">
            <text:p>1.17A</text:p>
          </table:table-cell>
          <table:table-cell table:formula="of:=SUBSTITUTE(SUBSTITUTE([.J85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8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7 lm/W</text:p>
          </table:table-cell>
          <table:table-cell table:formula="of:=SUBSTITUTE([.N85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85]=&quot;2700K&quot;;[.G85]=&quot;2000K&quot;); IF([.Q85]=90;7000/[.I85];8750/[.I85] ); 7000/[.I85])" office:value-type="float" office:value="1.61023187338977" calcext:value-type="float">
            <text:p>1.61</text:p>
          </table:table-cell>
          <table:table-cell table:formula="of:=ROUNDDOWN(134/[.M85])" office:value-type="float" office:value="3" calcext:value-type="float">
            <text:p>3</text:p>
          </table:table-cell>
          <table:table-cell table:formula="of:=[.R85]/[.S85]*30+[.R85]*[.E85]" office:value-type="currency" office:currency="USD" office:value="32.1563305115937" calcext:value-type="currency">
            <text:p>$32.16</text:p>
          </table:table-cell>
          <table:table-cell table:formula="of:=[.T85]+ROUNDUP([.R85]/[.O85]*[.I85])/1000*0.1*365*12" office:value-type="currency" office:currency="USD" office:value="60.1883305115937" calcext:value-type="currency">
            <text:p>$60.19</text:p>
          </table:table-cell>
          <table:table-cell table:formula="of:=[.U85]+ROUNDUP([.R85]/[.O85]*[.I85])/1000*0.1*365*12*5" office:value-type="currency" office:currency="USD" office:value="200.348330511594" calcext:value-type="currency">
            <text:p>$200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D-73</text:p>
          </table:table-cell>
          <table:table-cell office:value-type="string" calcext:value-type="string">
            <text:p>Bridgelux</text:p>
          </table:table-cell>
          <table:table-cell office:value-type="float" office:value="604" calcext:value-type="float">
            <text:p>604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2700K 3-Step MacAdam Ellipse</text:p>
          </table:table-cell>
          <table:table-cell table:formula="of:=LEFT([.F86];5)" office:value-type="string" office:string-value="2700K" calcext:value-type="string">
            <text:p>2700K</text:p>
          </table:table-cell>
          <table:table-cell office:value-type="string" calcext:value-type="string">
            <text:p>10566 lm (Typ)</text:p>
          </table:table-cell>
          <table:table-cell table:formula="of:=TRIM(LEFT([.H86];5))" office:value-type="string" office:string-value="10566" calcext:value-type="string">
            <text:p>10566</text:p>
          </table:table-cell>
          <table:table-cell office:value-type="string" calcext:value-type="string">
            <text:p>2.1A</text:p>
          </table:table-cell>
          <table:table-cell table:formula="of:=SUBSTITUTE(SUBSTITUTE([.J86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86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34 lm/W</text:p>
          </table:table-cell>
          <table:table-cell table:formula="of:=SUBSTITUTE([.N86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86]=&quot;2700K&quot;;[.G86]=&quot;2000K&quot;); IF([.Q86]=90;7000/[.I86];8750/[.I86] ); 7000/[.I86])" office:value-type="float" office:value="0.828127957599849" calcext:value-type="float">
            <text:p>0.83</text:p>
          </table:table-cell>
          <table:table-cell table:formula="of:=ROUNDDOWN(134/[.M86])" office:value-type="float" office:value="3" calcext:value-type="float">
            <text:p>3</text:p>
          </table:table-cell>
          <table:table-cell table:formula="of:=[.R86]/[.S86]*30+[.R86]*[.E86]" office:value-type="currency" office:currency="USD" office:value="31.3032367972743" calcext:value-type="currency">
            <text:p>$31.30</text:p>
          </table:table-cell>
          <table:table-cell table:formula="of:=[.T86]+ROUNDUP([.R86]/[.O86]*[.I86])/1000*0.1*365*12" office:value-type="currency" office:currency="USD" office:value="60.2112367972743" calcext:value-type="currency">
            <text:p>$60.21</text:p>
          </table:table-cell>
          <table:table-cell table:formula="of:=[.U86]+ROUNDUP([.R86]/[.O86]*[.I86])/1000*0.1*365*12*5" office:value-type="currency" office:currency="USD" office:value="204.751236797274" calcext:value-type="currency">
            <text:p>$204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E2000-D-73-SE</text:p>
          </table:table-cell>
          <table:table-cell office:value-type="string" calcext:value-type="string">
            <text:p>Bridgelux</text:p>
          </table:table-cell>
          <table:table-cell office:value-type="float" office:value="1053" calcext:value-type="float">
            <text:p>1053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4000K 3-Step MacAdam Ellipse</text:p>
          </table:table-cell>
          <table:table-cell table:formula="of:=LEFT([.F87];5)" office:value-type="string" office:string-value="4000K" calcext:value-type="string">
            <text:p>4000K</text:p>
          </table:table-cell>
          <table:table-cell office:value-type="string" calcext:value-type="string">
            <text:p>2260 lm (Typ)</text:p>
          </table:table-cell>
          <table:table-cell table:formula="of:=TRIM(LEFT([.H87];4))" office:value-type="string" office:string-value="2260" calcext:value-type="string">
            <text:p>2260</text:p>
          </table:table-cell>
          <table:table-cell office:value-type="string" calcext:value-type="string">
            <text:p>500mA</text:p>
          </table:table-cell>
          <table:table-cell table:formula="of:=SUBSTITUTE(SUBSTITUTE([.J8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87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46 lm/W</text:p>
          </table:table-cell>
          <table:table-cell table:formula="of:=SUBSTITUTE([.N8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87]=&quot;2700K&quot;;[.G87]=&quot;2000K&quot;); IF([.Q87]=90;7000/[.I87];8750/[.I87] ); 7000/[.I87])" office:value-type="float" office:value="3.09734513274336" calcext:value-type="float">
            <text:p>3.10</text:p>
          </table:table-cell>
          <table:table-cell table:formula="of:=ROUNDDOWN(134/[.M87])" office:value-type="float" office:value="4" calcext:value-type="float">
            <text:p>4</text:p>
          </table:table-cell>
          <table:table-cell table:formula="of:=[.R87]/[.S87]*30+[.R87]*[.E87]" office:value-type="currency" office:currency="USD" office:value="40.4513274336283" calcext:value-type="currency">
            <text:p>$40.45</text:p>
          </table:table-cell>
          <table:table-cell table:formula="of:=[.T87]+ROUNDUP([.R87]/[.O87]*[.I87])/1000*0.1*365*12" office:value-type="currency" office:currency="USD" office:value="61.4753274336283" calcext:value-type="currency">
            <text:p>$61.48</text:p>
          </table:table-cell>
          <table:table-cell table:formula="of:=[.U87]+ROUNDUP([.R87]/[.O87]*[.I87])/1000*0.1*365*12*5" office:value-type="currency" office:currency="USD" office:value="166.595327433628" calcext:value-type="currency">
            <text:p>$16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0B10K1-C-73-SE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2000K 3-Step MacAdam Ellipse</text:p>
          </table:table-cell>
          <table:table-cell table:formula="of:=LEFT([.F88];5)" office:value-type="string" office:string-value="2000K" calcext:value-type="string">
            <text:p>2000K</text:p>
          </table:table-cell>
          <table:table-cell office:value-type="string" calcext:value-type="string">
            <text:p>15440 lm (Typ)</text:p>
          </table:table-cell>
          <table:table-cell table:formula="of:=TRIM(LEFT([.H88];5))" office:value-type="string" office:string-value="15440" calcext:value-type="string">
            <text:p>15440</text:p>
          </table:table-cell>
          <table:table-cell office:value-type="string" calcext:value-type="string">
            <text:p>1.71A</text:p>
          </table:table-cell>
          <table:table-cell table:formula="of:=SUBSTITUTE(SUBSTITUTE([.J8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3 lm/W</text:p>
          </table:table-cell>
          <table:table-cell table:formula="of:=SUBSTITUTE([.N8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3.42A</text:p>
          </table:table-cell>
          <table:table-cell office:value-type="float" office:value="65" calcext:value-type="float">
            <text:p>65</text:p>
          </table:table-cell>
          <table:table-cell table:formula="of:=IF(OR([.G88]=&quot;2700K&quot;;[.G88]=&quot;2000K&quot;); IF([.Q88]=90;7000/[.I88];8750/[.I88] ); 7000/[.I88])" office:value-type="float" office:value="0.566709844559585" calcext:value-type="float">
            <text:p>0.57</text:p>
          </table:table-cell>
          <table:table-cell table:formula="of:=ROUNDDOWN(134/[.M88])" office:value-type="float" office:value="1" calcext:value-type="float">
            <text:p>1</text:p>
          </table:table-cell>
          <table:table-cell table:formula="of:=[.R88]/[.S88]*30+[.R88]*[.E88]" office:value-type="currency" office:currency="USD" office:value="32.5858160621762" calcext:value-type="currency">
            <text:p>$32.59</text:p>
          </table:table-cell>
          <table:table-cell table:formula="of:=[.T88]+ROUNDUP([.R88]/[.O88]*[.I88])/1000*0.1*365*12" office:value-type="currency" office:currency="USD" office:value="61.4938160621762" calcext:value-type="currency">
            <text:p>$61.49</text:p>
          </table:table-cell>
          <table:table-cell table:formula="of:=[.U88]+ROUNDUP([.R88]/[.O88]*[.I88])/1000*0.1*365*12*5" office:value-type="currency" office:currency="USD" office:value="206.033816062176" calcext:value-type="currency">
            <text:p>$206.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G4000-C-73</text:p>
          </table:table-cell>
          <table:table-cell office:value-type="string" calcext:value-type="string">
            <text:p>Bridgelux</text:p>
          </table:table-cell>
          <table:table-cell office:value-type="float" office:value="197" calcext:value-type="float">
            <text:p>197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2700K 3-Step MacAdam Ellipse</text:p>
          </table:table-cell>
          <table:table-cell table:formula="of:=LEFT([.F89];5)" office:value-type="string" office:string-value="2700K" calcext:value-type="string">
            <text:p>2700K</text:p>
          </table:table-cell>
          <table:table-cell office:value-type="string" calcext:value-type="string">
            <text:p>4529 lm (Typ)</text:p>
          </table:table-cell>
          <table:table-cell table:formula="of:=TRIM(LEFT([.H89];5))" office:value-type="string" office:string-value="4529" calcext:value-type="string">
            <text:p>4529</text:p>
          </table:table-cell>
          <table:table-cell office:value-type="string" calcext:value-type="string">
            <text:p>1.17A</text:p>
          </table:table-cell>
          <table:table-cell table:formula="of:=SUBSTITUTE(SUBSTITUTE([.J8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8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3 lm/W</text:p>
          </table:table-cell>
          <table:table-cell table:formula="of:=SUBSTITUTE([.N8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89]=&quot;2700K&quot;;[.G89]=&quot;2000K&quot;); IF([.Q89]=90;7000/[.I89];8750/[.I89] ); 7000/[.I89])" office:value-type="float" office:value="1.54559505409583" calcext:value-type="float">
            <text:p>1.55</text:p>
          </table:table-cell>
          <table:table-cell table:formula="of:=ROUNDDOWN(134/[.M89])" office:value-type="float" office:value="3" calcext:value-type="float">
            <text:p>3</text:p>
          </table:table-cell>
          <table:table-cell table:formula="of:=[.R89]/[.S89]*30+[.R89]*[.E89]" office:value-type="currency" office:currency="USD" office:value="34.5131375579598" calcext:value-type="currency">
            <text:p>$34.51</text:p>
          </table:table-cell>
          <table:table-cell table:formula="of:=[.T89]+ROUNDUP([.R89]/[.O89]*[.I89])/1000*0.1*365*12" office:value-type="currency" office:currency="USD" office:value="61.6691375579598" calcext:value-type="currency">
            <text:p>$61.67</text:p>
          </table:table-cell>
          <table:table-cell table:formula="of:=[.U89]+ROUNDUP([.R89]/[.O89]*[.I89])/1000*0.1*365*12*5" office:value-type="currency" office:currency="USD" office:value="197.44913755796" calcext:value-type="currency">
            <text:p>$197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E4000-C-73-SE</text:p>
          </table:table-cell>
          <table:table-cell office:value-type="string" calcext:value-type="string">
            <text:p>Bridgelux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700K 3-Step MacAdam Ellipse</text:p>
          </table:table-cell>
          <table:table-cell table:formula="of:=LEFT([.F90];5)" office:value-type="string" office:string-value="2700K" calcext:value-type="string">
            <text:p>2700K</text:p>
          </table:table-cell>
          <table:table-cell office:value-type="string" calcext:value-type="string">
            <text:p>5364 lm (Typ)</text:p>
          </table:table-cell>
          <table:table-cell table:formula="of:=TRIM(LEFT([.H90];5))" office:value-type="string" office:string-value="5364" calcext:value-type="string">
            <text:p>5364</text:p>
          </table:table-cell>
          <table:table-cell office:value-type="string" calcext:value-type="string">
            <text:p>1.17A</text:p>
          </table:table-cell>
          <table:table-cell table:formula="of:=SUBSTITUTE(SUBSTITUTE([.J90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9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4 lm/W</text:p>
          </table:table-cell>
          <table:table-cell table:formula="of:=SUBSTITUTE([.N90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90]=&quot;2700K&quot;;[.G90]=&quot;2000K&quot;); IF([.Q90]=90;7000/[.I90];8750/[.I90] ); 7000/[.I90])" office:value-type="float" office:value="1.63124533929903" calcext:value-type="float">
            <text:p>1.63</text:p>
          </table:table-cell>
          <table:table-cell table:formula="of:=ROUNDDOWN(134/[.M90])" office:value-type="float" office:value="3" calcext:value-type="float">
            <text:p>3</text:p>
          </table:table-cell>
          <table:table-cell table:formula="of:=[.R90]/[.S90]*30+[.R90]*[.E90]" office:value-type="currency" office:currency="USD" office:value="32.9511558538404" calcext:value-type="currency">
            <text:p>$32.95</text:p>
          </table:table-cell>
          <table:table-cell table:formula="of:=[.T90]+ROUNDUP([.R90]/[.O90]*[.I90])/1000*0.1*365*12" office:value-type="currency" office:currency="USD" office:value="61.8591558538404" calcext:value-type="currency">
            <text:p>$61.86</text:p>
          </table:table-cell>
          <table:table-cell table:formula="of:=[.U90]+ROUNDUP([.R90]/[.O90]*[.I90])/1000*0.1*365*12*5" office:value-type="currency" office:currency="USD" office:value="206.39915585384" calcext:value-type="currency">
            <text:p>$206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F0HM240F</text:p>
          </table:table-cell>
          <table:table-cell office:value-type="string" calcext:value-type="string">
            <text:p>Cree Inc.</text:p>
          </table:table-cell>
          <table:table-cell office:value-type="float" office:value="43" calcext:value-type="float">
            <text:p>43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4000K 4-Step MacAdam Ellipse</text:p>
          </table:table-cell>
          <table:table-cell table:formula="of:=LEFT([.F91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91];4))" office:value-type="string" office:string-value="1433" calcext:value-type="string">
            <text:p>1433</text:p>
          </table:table-cell>
          <table:table-cell office:value-type="string" calcext:value-type="string">
            <text:p>700mA</text:p>
          </table:table-cell>
          <table:table-cell table:formula="of:=SUBSTITUTE(SUBSTITUTE([.J9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91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4 lm/W</text:p>
          </table:table-cell>
          <table:table-cell table:formula="of:=SUBSTITUTE([.N91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91]=&quot;2700K&quot;;[.G91]=&quot;2000K&quot;); IF([.Q91]=90;7000/[.I91];8750/[.I91] ); 7000/[.I91])" office:value-type="float" office:value="4.88485694347523" calcext:value-type="float">
            <text:p>4.88</text:p>
          </table:table-cell>
          <table:table-cell table:formula="of:=ROUNDDOWN(134/[.M91])" office:value-type="float" office:value="7" calcext:value-type="float">
            <text:p>7</text:p>
          </table:table-cell>
          <table:table-cell table:formula="of:=[.R91]/[.S91]*30+[.R91]*[.E91]" office:value-type="currency" office:currency="USD" office:value="34.7592463363573" calcext:value-type="currency">
            <text:p>$34.76</text:p>
          </table:table-cell>
          <table:table-cell table:formula="of:=[.T91]+ROUNDUP([.R91]/[.O91]*[.I91])/1000*0.1*365*12" office:value-type="currency" office:currency="USD" office:value="61.9152463363573" calcext:value-type="currency">
            <text:p>$61.92</text:p>
          </table:table-cell>
          <table:table-cell table:formula="of:=[.U91]+ROUNDUP([.R91]/[.O91]*[.I91])/1000*0.1*365*12*5" office:value-type="currency" office:currency="USD" office:value="197.695246336357" calcext:value-type="currency">
            <text:p>$197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E4000-D-73-SE</text:p>
          </table:table-cell>
          <table:table-cell office:value-type="string" calcext:value-type="string">
            <text:p>Bridgelux</text:p>
          </table:table-cell>
          <table:table-cell office:value-type="float" office:value="33" calcext:value-type="float">
            <text:p>3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92];5)" office:value-type="string" office:string-value="2700K" calcext:value-type="string">
            <text:p>2700K</text:p>
          </table:table-cell>
          <table:table-cell office:value-type="string" calcext:value-type="string">
            <text:p>4011 lm (Typ)</text:p>
          </table:table-cell>
          <table:table-cell table:formula="of:=TRIM(LEFT([.H92];5))" office:value-type="string" office:string-value="4011" calcext:value-type="string">
            <text:p>4011</text:p>
          </table:table-cell>
          <table:table-cell office:value-type="string" calcext:value-type="string">
            <text:p>1.05A</text:p>
          </table:table-cell>
          <table:table-cell table:formula="of:=SUBSTITUTE(SUBSTITUTE([.J9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92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5 lm/W</text:p>
          </table:table-cell>
          <table:table-cell table:formula="of:=SUBSTITUTE([.N92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92]=&quot;2700K&quot;;[.G92]=&quot;2000K&quot;); IF([.Q92]=90;7000/[.I92];8750/[.I92] ); 7000/[.I92])" office:value-type="float" office:value="2.18150087260035" calcext:value-type="float">
            <text:p>2.18</text:p>
          </table:table-cell>
          <table:table-cell table:formula="of:=ROUNDDOWN(134/[.M92])" office:value-type="float" office:value="4" calcext:value-type="float">
            <text:p>4</text:p>
          </table:table-cell>
          <table:table-cell table:formula="of:=[.R92]/[.S92]*30+[.R92]*[.E92]" office:value-type="currency" office:currency="USD" office:value="33.5078534031414" calcext:value-type="currency">
            <text:p>$33.51</text:p>
          </table:table-cell>
          <table:table-cell table:formula="of:=[.T92]+ROUNDUP([.R92]/[.O92]*[.I92])/1000*0.1*365*12" office:value-type="currency" office:currency="USD" office:value="61.9778534031414" calcext:value-type="currency">
            <text:p>$61.98</text:p>
          </table:table-cell>
          <table:table-cell table:formula="of:=[.U92]+ROUNDUP([.R92]/[.O92]*[.I92])/1000*0.1*365*12*5" office:value-type="currency" office:currency="USD" office:value="204.327853403141" calcext:value-type="currency">
            <text:p>$204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C-20B10K1-D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2000K 3-Step MacAdam Ellipse</text:p>
          </table:table-cell>
          <table:table-cell table:formula="of:=LEFT([.F93];5)" office:value-type="string" office:string-value="2000K" calcext:value-type="string">
            <text:p>2000K</text:p>
          </table:table-cell>
          <table:table-cell office:value-type="string" calcext:value-type="string">
            <text:p>10296 lm (Typ)</text:p>
          </table:table-cell>
          <table:table-cell table:formula="of:=TRIM(LEFT([.H93];5))" office:value-type="string" office:string-value="10296" calcext:value-type="string">
            <text:p>10296</text:p>
          </table:table-cell>
          <table:table-cell office:value-type="string" calcext:value-type="string">
            <text:p>2.1A</text:p>
          </table:table-cell>
          <table:table-cell table:formula="of:=SUBSTITUTE(SUBSTITUTE([.J93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93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4 lm/W</text:p>
          </table:table-cell>
          <table:table-cell table:formula="of:=SUBSTITUTE([.N93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65" calcext:value-type="float">
            <text:p>65</text:p>
          </table:table-cell>
          <table:table-cell table:formula="of:=IF(OR([.G93]=&quot;2700K&quot;;[.G93]=&quot;2000K&quot;); IF([.Q93]=90;7000/[.I93];8750/[.I93] ); 7000/[.I93])" office:value-type="float" office:value="0.8498445998446" calcext:value-type="float">
            <text:p>0.85</text:p>
          </table:table-cell>
          <table:table-cell table:formula="of:=ROUNDDOWN(134/[.M93])" office:value-type="float" office:value="3" calcext:value-type="float">
            <text:p>3</text:p>
          </table:table-cell>
          <table:table-cell table:formula="of:=[.R93]/[.S93]*30+[.R93]*[.E93]" office:value-type="currency" office:currency="USD" office:value="33.3139083139083" calcext:value-type="currency">
            <text:p>$33.31</text:p>
          </table:table-cell>
          <table:table-cell table:formula="of:=[.T93]+ROUNDUP([.R93]/[.O93]*[.I93])/1000*0.1*365*12" office:value-type="currency" office:currency="USD" office:value="62.2219083139083" calcext:value-type="currency">
            <text:p>$62.22</text:p>
          </table:table-cell>
          <table:table-cell table:formula="of:=[.U93]+ROUNDUP([.R93]/[.O93]*[.I93])/1000*0.1*365*12*5" office:value-type="currency" office:currency="USD" office:value="206.761908313908" calcext:value-type="currency">
            <text:p>$206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C-73</text:p>
          </table:table-cell>
          <table:table-cell office:value-type="string" calcext:value-type="string">
            <text:p>Bridgelux</text:p>
          </table:table-cell>
          <table:table-cell office:value-type="float" office:value="63" calcext:value-type="float">
            <text:p>6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2700K 3-Step MacAdam Ellipse</text:p>
          </table:table-cell>
          <table:table-cell table:formula="of:=LEFT([.F94];5)" office:value-type="string" office:string-value="2700K" calcext:value-type="string">
            <text:p>2700K</text:p>
          </table:table-cell>
          <table:table-cell office:value-type="string" calcext:value-type="string">
            <text:p>15884 lm (Typ)</text:p>
          </table:table-cell>
          <table:table-cell table:formula="of:=TRIM(LEFT([.H94];5))" office:value-type="string" office:string-value="15884" calcext:value-type="string">
            <text:p>15884</text:p>
          </table:table-cell>
          <table:table-cell office:value-type="string" calcext:value-type="string">
            <text:p>1.8A</text:p>
          </table:table-cell>
          <table:table-cell table:formula="of:=SUBSTITUTE(SUBSTITUTE([.J94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68.1V</text:p>
          </table:table-cell>
          <table:table-cell table:formula="of:=SUBSTITUTE([.L94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6 lm/W</text:p>
          </table:table-cell>
          <table:table-cell table:formula="of:=SUBSTITUTE([.N9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94]=&quot;2700K&quot;;[.G94]=&quot;2000K&quot;); IF([.Q94]=90;7000/[.I94];8750/[.I94] ); 7000/[.I94])" office:value-type="float" office:value="0.550868798791236" calcext:value-type="float">
            <text:p>0.55</text:p>
          </table:table-cell>
          <table:table-cell table:formula="of:=ROUNDDOWN(134/[.M94])" office:value-type="float" office:value="1" calcext:value-type="float">
            <text:p>1</text:p>
          </table:table-cell>
          <table:table-cell table:formula="of:=[.R94]/[.S94]*30+[.R94]*[.E94]" office:value-type="currency" office:currency="USD" office:value="33.9335180055402" calcext:value-type="currency">
            <text:p>$33.93</text:p>
          </table:table-cell>
          <table:table-cell table:formula="of:=[.T94]+ROUNDUP([.R94]/[.O94]*[.I94])/1000*0.1*365*12" office:value-type="currency" office:currency="USD" office:value="62.4035180055402" calcext:value-type="currency">
            <text:p>$62.40</text:p>
          </table:table-cell>
          <table:table-cell table:formula="of:=[.U94]+ROUNDUP([.R94]/[.O94]*[.I94])/1000*0.1*365*12*5" office:value-type="currency" office:currency="USD" office:value="204.75351800554" calcext:value-type="currency">
            <text:p>$204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0B4001-C-73</text:p>
          </table:table-cell>
          <table:table-cell office:value-type="string" calcext:value-type="string">
            <text:p>Bridgelux</text:p>
          </table:table-cell>
          <table:table-cell office:value-type="float" office:value="597" calcext:value-type="float">
            <text:p>597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2000K 3-Step MacAdam Ellipse</text:p>
          </table:table-cell>
          <table:table-cell table:formula="of:=LEFT([.F95];5)" office:value-type="string" office:string-value="2000K" calcext:value-type="string">
            <text:p>2000K</text:p>
          </table:table-cell>
          <table:table-cell office:value-type="string" calcext:value-type="string">
            <text:p>5302 lm (Typ)</text:p>
          </table:table-cell>
          <table:table-cell table:formula="of:=TRIM(LEFT([.H95];5))" office:value-type="string" office:string-value="5302" calcext:value-type="string">
            <text:p>5302</text:p>
          </table:table-cell>
          <table:table-cell office:value-type="string" calcext:value-type="string">
            <text:p>1.17A</text:p>
          </table:table-cell>
          <table:table-cell table:formula="of:=SUBSTITUTE(SUBSTITUTE([.J95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9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3 lm/W</text:p>
          </table:table-cell>
          <table:table-cell table:formula="of:=SUBSTITUTE([.N95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95]=&quot;2700K&quot;;[.G95]=&quot;2000K&quot;); IF([.Q95]=90;7000/[.I95];8750/[.I95] ); 7000/[.I95])" office:value-type="float" office:value="1.65032063372312" calcext:value-type="float">
            <text:p>1.65</text:p>
          </table:table-cell>
          <table:table-cell table:formula="of:=ROUNDDOWN(134/[.M95])" office:value-type="float" office:value="3" calcext:value-type="float">
            <text:p>3</text:p>
          </table:table-cell>
          <table:table-cell table:formula="of:=[.R95]/[.S95]*30+[.R95]*[.E95]" office:value-type="currency" office:currency="USD" office:value="33.7820633723123" calcext:value-type="currency">
            <text:p>$33.78</text:p>
          </table:table-cell>
          <table:table-cell table:formula="of:=[.T95]+ROUNDUP([.R95]/[.O95]*[.I95])/1000*0.1*365*12" office:value-type="currency" office:currency="USD" office:value="62.6900633723123" calcext:value-type="currency">
            <text:p>$62.69</text:p>
          </table:table-cell>
          <table:table-cell table:formula="of:=[.U95]+ROUNDUP([.R95]/[.O95]*[.I95])/1000*0.1*365*12*5" office:value-type="currency" office:currency="USD" office:value="207.230063372312" calcext:value-type="currency">
            <text:p>$207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403M2K1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</text:p>
          </table:table-cell>
          <table:table-cell table:formula="of:=LEFT([.F96];5)" office:value-type="string" office:string-value="4000K" calcext:value-type="string">
            <text:p>4000K</text:p>
          </table:table-cell>
          <table:table-cell office:value-type="string" calcext:value-type="string">
            <text:p>4750 lm (Typ)</text:p>
          </table:table-cell>
          <table:table-cell table:formula="of:=TRIM(LEFT([.H96];5))" office:value-type="string" office:string-value="4750" calcext:value-type="string">
            <text:p>4750</text:p>
          </table:table-cell>
          <table:table-cell office:value-type="string" calcext:value-type="string">
            <text:p>1.05A</text:p>
          </table:table-cell>
          <table:table-cell table:formula="of:=SUBSTITUTE(SUBSTITUTE([.J96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96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0 lm/W</text:p>
          </table:table-cell>
          <table:table-cell table:formula="of:=SUBSTITUTE([.N96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96]=&quot;2700K&quot;;[.G96]=&quot;2000K&quot;); IF([.Q96]=90;7000/[.I96];8750/[.I96] ); 7000/[.I96])" office:value-type="float" office:value="1.47368421052632" calcext:value-type="float">
            <text:p>1.47</text:p>
          </table:table-cell>
          <table:table-cell table:formula="of:=ROUNDDOWN(134/[.M96])" office:value-type="float" office:value="3" calcext:value-type="float">
            <text:p>3</text:p>
          </table:table-cell>
          <table:table-cell table:formula="of:=[.R96]/[.S96]*30+[.R96]*[.E96]" office:value-type="currency" office:currency="USD" office:value="37.0778947368421" calcext:value-type="currency">
            <text:p>$37.08</text:p>
          </table:table-cell>
          <table:table-cell table:formula="of:=[.T96]+ROUNDUP([.R96]/[.O96]*[.I96])/1000*0.1*365*12" office:value-type="currency" office:currency="USD" office:value="62.9198947368421" calcext:value-type="currency">
            <text:p>$62.92</text:p>
          </table:table-cell>
          <table:table-cell table:formula="of:=[.U96]+ROUNDUP([.R96]/[.O96]*[.I96])/1000*0.1*365*12*5" office:value-type="currency" office:currency="USD" office:value="192.129894736842" calcext:value-type="currency">
            <text:p>$192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701211E1900</text:p>
          </table:table-cell>
          <table:table-cell office:value-type="string" calcext:value-type="string">
            <text:p>Lumileds</text:p>
          </table:table-cell>
          <table:table-cell office:value-type="float" office:value="506" calcext:value-type="float">
            <text:p>506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4000K 3-Step MacAdam Ellipse</text:p>
          </table:table-cell>
          <table:table-cell table:formula="of:=LEFT([.F97];5)" office:value-type="string" office:string-value="4000K" calcext:value-type="string">
            <text:p>4000K</text:p>
          </table:table-cell>
          <table:table-cell office:value-type="string" calcext:value-type="string">
            <text:p>6726 lm (Typ)</text:p>
          </table:table-cell>
          <table:table-cell table:formula="of:=TRIM(LEFT([.H97];5))" office:value-type="string" office:string-value="6726" calcext:value-type="string">
            <text:p>6726</text:p>
          </table:table-cell>
          <table:table-cell office:value-type="string" calcext:value-type="string">
            <text:p>1.2A</text:p>
          </table:table-cell>
          <table:table-cell table:formula="of:=SUBSTITUTE(SUBSTITUTE([.J97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97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61 lm/W</text:p>
          </table:table-cell>
          <table:table-cell table:formula="of:=SUBSTITUTE([.N97];&quot;lm/W&quot;;&quot;&quot; )" office:value-type="string" office:string-value="161 " calcext:value-type="string">
            <text:p>161 </text:p>
          </table:table-cell>
          <table:table-cell office:value-type="string" calcext:value-type="string">
            <text:p>2.4A</text:p>
          </table:table-cell>
          <table:table-cell office:value-type="float" office:value="70" calcext:value-type="float">
            <text:p>70</text:p>
          </table:table-cell>
          <table:table-cell table:formula="of:=IF(OR([.G97]=&quot;2700K&quot;;[.G97]=&quot;2000K&quot;); IF([.Q97]=90;7000/[.I97];8750/[.I97] ); 7000/[.I97])" office:value-type="float" office:value="1.04073743681237" calcext:value-type="float">
            <text:p>1.04</text:p>
          </table:table-cell>
          <table:table-cell table:formula="of:=ROUNDDOWN(134/[.M97])" office:value-type="float" office:value="3" calcext:value-type="float">
            <text:p>3</text:p>
          </table:table-cell>
          <table:table-cell table:formula="of:=[.R97]/[.S97]*30+[.R97]*[.E97]" office:value-type="currency" office:currency="USD" office:value="43.669342848647" calcext:value-type="currency">
            <text:p>$43.67</text:p>
          </table:table-cell>
          <table:table-cell table:formula="of:=[.T97]+ROUNDUP([.R97]/[.O97]*[.I97])/1000*0.1*365*12" office:value-type="currency" office:currency="USD" office:value="62.941342848647" calcext:value-type="currency">
            <text:p>$62.94</text:p>
          </table:table-cell>
          <table:table-cell table:formula="of:=[.U97]+ROUNDUP([.R97]/[.O97]*[.I97])/1000*0.1*365*12*5" office:value-type="currency" office:currency="USD" office:value="159.301342848647" calcext:value-type="currency">
            <text:p>$159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C-40E2000-D-73</text:p>
          </table:table-cell>
          <table:table-cell office:value-type="string" calcext:value-type="string">
            <text:p>Bridgelux</text:p>
          </table:table-cell>
          <table:table-cell office:value-type="float" office:value="421" calcext:value-type="float">
            <text:p>42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4000K 3-Step MacAdam Ellipse</text:p>
          </table:table-cell>
          <table:table-cell table:formula="of:=LEFT([.F98];5)" office:value-type="string" office:string-value="4000K" calcext:value-type="string">
            <text:p>4000K</text:p>
          </table:table-cell>
          <table:table-cell office:value-type="string" calcext:value-type="string">
            <text:p>2306 lm (Typ)</text:p>
          </table:table-cell>
          <table:table-cell table:formula="of:=TRIM(LEFT([.H98];4))" office:value-type="string" office:string-value="2306" calcext:value-type="string">
            <text:p>2306</text:p>
          </table:table-cell>
          <table:table-cell office:value-type="string" calcext:value-type="string">
            <text:p>500mA</text:p>
          </table:table-cell>
          <table:table-cell table:formula="of:=SUBSTITUTE(SUBSTITUTE([.J9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9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49 lm/W</text:p>
          </table:table-cell>
          <table:table-cell table:formula="of:=SUBSTITUTE([.N98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98]=&quot;2700K&quot;;[.G98]=&quot;2000K&quot;); IF([.Q98]=90;7000/[.I98];8750/[.I98] ); 7000/[.I98])" office:value-type="float" office:value="3.03555941023417" calcext:value-type="float">
            <text:p>3.04</text:p>
          </table:table-cell>
          <table:table-cell table:formula="of:=ROUNDDOWN(134/[.M98])" office:value-type="float" office:value="4" calcext:value-type="float">
            <text:p>4</text:p>
          </table:table-cell>
          <table:table-cell table:formula="of:=[.R98]/[.S98]*30+[.R98]*[.E98]" office:value-type="currency" office:currency="USD" office:value="42.5281873373807" calcext:value-type="currency">
            <text:p>$42.53</text:p>
          </table:table-cell>
          <table:table-cell table:formula="of:=[.T98]+ROUNDUP([.R98]/[.O98]*[.I98])/1000*0.1*365*12" office:value-type="currency" office:currency="USD" office:value="63.1141873373807" calcext:value-type="currency">
            <text:p>$63.11</text:p>
          </table:table-cell>
          <table:table-cell table:formula="of:=[.U98]+ROUNDUP([.R98]/[.O98]*[.I98])/1000*0.1*365*12*5" office:value-type="currency" office:currency="USD" office:value="166.044187337381" calcext:value-type="currency">
            <text:p>$166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2%20Vero%2018%20Array%20Data%20Sheet%20Rev%20K%2020160606.pdf</text:p>
          </table:table-cell>
          <table:table-cell office:value-type="string" calcext:value-type="string">
            <text:p>CMA3090-0000-000R0U0A40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99];5)" office:value-type="string" office:string-value="4000K" calcext:value-type="string">
            <text:p>4000K</text:p>
          </table:table-cell>
          <table:table-cell office:value-type="string" calcext:value-type="string">
            <text:p>10652 lm (Typ)</text:p>
          </table:table-cell>
          <table:table-cell table:formula="of:=TRIM(LEFT([.H99];5))" office:value-type="string" office:string-value="10652" calcext:value-type="string">
            <text:p>10652</text:p>
          </table:table-cell>
          <table:table-cell office:value-type="string" calcext:value-type="string">
            <text:p>1.2A</text:p>
          </table:table-cell>
          <table:table-cell table:formula="of:=SUBSTITUTE(SUBSTITUTE([.J99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68V</text:p>
          </table:table-cell>
          <table:table-cell table:formula="of:=SUBSTITUTE([.L99];&quot;V&quot;;&quot;&quot; )" office:value-type="string" office:string-value="68" calcext:value-type="string">
            <text:p>68</text:p>
          </table:table-cell>
          <table:table-cell office:value-type="string" calcext:value-type="string">
            <text:p>131 lm/W</text:p>
          </table:table-cell>
          <table:table-cell table:formula="of:=SUBSTITUTE([.N99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2.4A</text:p>
          </table:table-cell>
          <table:table-cell office:value-type="float" office:value="90" calcext:value-type="float">
            <text:p>90</text:p>
          </table:table-cell>
          <table:table-cell table:formula="of:=IF(OR([.G99]=&quot;2700K&quot;;[.G99]=&quot;2000K&quot;); IF([.Q99]=90;7000/[.I99];8750/[.I99] ); 7000/[.I99])" office:value-type="float" office:value="0.657153586180999" calcext:value-type="float">
            <text:p>0.66</text:p>
          </table:table-cell>
          <table:table-cell table:formula="of:=ROUNDDOWN(134/[.M99])" office:value-type="float" office:value="1" calcext:value-type="float">
            <text:p>1</text:p>
          </table:table-cell>
          <table:table-cell table:formula="of:=[.R99]/[.S99]*30+[.R99]*[.E99]" office:value-type="currency" office:currency="USD" office:value="39.6263612467142" calcext:value-type="currency">
            <text:p>$39.63</text:p>
          </table:table-cell>
          <table:table-cell table:formula="of:=[.T99]+ROUNDUP([.R99]/[.O99]*[.I99])/1000*0.1*365*12" office:value-type="currency" office:currency="USD" office:value="63.2783612467142" calcext:value-type="currency">
            <text:p>$63.28</text:p>
          </table:table-cell>
          <table:table-cell table:formula="of:=[.U99]+ROUNDUP([.R99]/[.O99]*[.I99])/1000*0.1*365*12*5" office:value-type="currency" office:currency="USD" office:value="181.538361246714" calcext:value-type="currency">
            <text:p>$181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MA1825-0000-000N0U0A40G</text:p>
          </table:table-cell>
          <table:table-cell office:value-type="string" calcext:value-type="string">
            <text:p>Cree Inc.</text:p>
          </table:table-cell>
          <table:table-cell office:value-type="float" office:value="74" calcext:value-type="float">
            <text:p>74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100];5)" office:value-type="string" office:string-value="4000K" calcext:value-type="string">
            <text:p>4000K</text:p>
          </table:table-cell>
          <table:table-cell office:value-type="string" calcext:value-type="string">
            <text:p>3063 lm (Typ)</text:p>
          </table:table-cell>
          <table:table-cell table:formula="of:=TRIM(LEFT([.H100];4))" office:value-type="string" office:string-value="3063" calcext:value-type="string">
            <text:p>3063</text:p>
          </table:table-cell>
          <table:table-cell office:value-type="string" calcext:value-type="string">
            <text:p>700mA</text:p>
          </table:table-cell>
          <table:table-cell table:formula="of:=SUBSTITUTE(SUBSTITUTE([.J10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4.6V</text:p>
          </table:table-cell>
          <table:table-cell table:formula="of:=SUBSTITUTE([.L10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100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00]=&quot;2700K&quot;;[.G100]=&quot;2000K&quot;); IF([.Q100]=90;7000/[.I100];8750/[.I100] ); 7000/[.I100])" office:value-type="float" office:value="2.28534116878877" calcext:value-type="float">
            <text:p>2.29</text:p>
          </table:table-cell>
          <table:table-cell table:formula="of:=ROUNDDOWN(134/[.M100])" office:value-type="float" office:value="3" calcext:value-type="float">
            <text:p>3</text:p>
          </table:table-cell>
          <table:table-cell table:formula="of:=[.R100]/[.S100]*30+[.R100]*[.E100]" office:value-type="currency" office:currency="USD" office:value="38.7822396343454" calcext:value-type="currency">
            <text:p>$38.78</text:p>
          </table:table-cell>
          <table:table-cell table:formula="of:=[.T100]+ROUNDUP([.R100]/[.O100]*[.I100])/1000*0.1*365*12" office:value-type="currency" office:currency="USD" office:value="63.3102396343454" calcext:value-type="currency">
            <text:p>$63.31</text:p>
          </table:table-cell>
          <table:table-cell table:formula="of:=[.U100]+ROUNDUP([.R100]/[.O100]*[.I100])/1000*0.1*365*12*5" office:value-type="currency" office:currency="USD" office:value="185.950239634345" calcext:value-type="currency">
            <text:p>$185.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46%20Bridgelux%20V22%20Array%20Data%20Sheet%20Rev%20A%2020151119.pdf</text:p>
          </table:table-cell>
          <table:table-cell office:value-type="string" calcext:value-type="string">
            <text:p>BXRC-20B4001-C-73-SE</text:p>
          </table:table-cell>
          <table:table-cell office:value-type="string" calcext:value-type="string">
            <text:p>Bridgelux</text:p>
          </table:table-cell>
          <table:table-cell office:value-type="float" office:value="69" calcext:value-type="float">
            <text:p>69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2000K 3-Step MacAdam Ellipse</text:p>
          </table:table-cell>
          <table:table-cell table:formula="of:=LEFT([.F101];5)" office:value-type="string" office:string-value="2000K" calcext:value-type="string">
            <text:p>2000K</text:p>
          </table:table-cell>
          <table:table-cell office:value-type="string" calcext:value-type="string">
            <text:p>5281 lm (Typ)</text:p>
          </table:table-cell>
          <table:table-cell table:formula="of:=TRIM(LEFT([.H101];5))" office:value-type="string" office:string-value="5281" calcext:value-type="string">
            <text:p>5281</text:p>
          </table:table-cell>
          <table:table-cell office:value-type="string" calcext:value-type="string">
            <text:p>1.17A</text:p>
          </table:table-cell>
          <table:table-cell table:formula="of:=SUBSTITUTE(SUBSTITUTE([.J101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0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2 lm/W</text:p>
          </table:table-cell>
          <table:table-cell table:formula="of:=SUBSTITUTE([.N101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101]=&quot;2700K&quot;;[.G101]=&quot;2000K&quot;); IF([.Q101]=90;7000/[.I101];8750/[.I101] ); 7000/[.I101])" office:value-type="float" office:value="1.65688316606703" calcext:value-type="float">
            <text:p>1.66</text:p>
          </table:table-cell>
          <table:table-cell table:formula="of:=ROUNDDOWN(134/[.M101])" office:value-type="float" office:value="3" calcext:value-type="float">
            <text:p>3</text:p>
          </table:table-cell>
          <table:table-cell table:formula="of:=[.R101]/[.S101]*30+[.R101]*[.E101]" office:value-type="currency" office:currency="USD" office:value="34.3140503692482" calcext:value-type="currency">
            <text:p>$34.31</text:p>
          </table:table-cell>
          <table:table-cell table:formula="of:=[.T101]+ROUNDUP([.R101]/[.O101]*[.I101])/1000*0.1*365*12" office:value-type="currency" office:currency="USD" office:value="63.6600503692483" calcext:value-type="currency">
            <text:p>$63.66</text:p>
          </table:table-cell>
          <table:table-cell table:formula="of:=[.U101]+ROUNDUP([.R101]/[.O101]*[.I101])/1000*0.1*365*12*5" office:value-type="currency" office:currency="USD" office:value="210.390050369248" calcext:value-type="currency">
            <text:p>$210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048-1212C4-40AL7K3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02];5)" office:value-type="string" office:string-value="4000K" calcext:value-type="string">
            <text:p>4000K</text:p>
          </table:table-cell>
          <table:table-cell office:value-type="string" calcext:value-type="string">
            <text:p>6069 lm (Typ)</text:p>
          </table:table-cell>
          <table:table-cell table:formula="of:=TRIM(LEFT([.H102];5))" office:value-type="string" office:string-value="6069" calcext:value-type="string">
            <text:p>6069</text:p>
          </table:table-cell>
          <table:table-cell office:value-type="string" calcext:value-type="string">
            <text:p>1.08A</text:p>
          </table:table-cell>
          <table:table-cell table:formula="of:=SUBSTITUTE(SUBSTITUTE([.J102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0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2 lm/W</text:p>
          </table:table-cell>
          <table:table-cell table:formula="of:=SUBSTITUTE([.N102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2.76A</text:p>
          </table:table-cell>
          <table:table-cell office:value-type="float" office:value="70" calcext:value-type="float">
            <text:p>70</text:p>
          </table:table-cell>
          <table:table-cell table:formula="of:=IF(OR([.G102]=&quot;2700K&quot;;[.G102]=&quot;2000K&quot;); IF([.Q102]=90;7000/[.I102];8750/[.I102] ); 7000/[.I102])" office:value-type="float" office:value="1.15340253748558" calcext:value-type="float">
            <text:p>1.15</text:p>
          </table:table-cell>
          <table:table-cell table:formula="of:=ROUNDDOWN(134/[.M102])" office:value-type="float" office:value="3" calcext:value-type="float">
            <text:p>3</text:p>
          </table:table-cell>
          <table:table-cell table:formula="of:=[.R102]/[.S102]*30+[.R102]*[.E102]" office:value-type="currency" office:currency="USD" office:value="44.3944636678201" calcext:value-type="currency">
            <text:p>$44.39</text:p>
          </table:table-cell>
          <table:table-cell table:formula="of:=[.T102]+ROUNDUP([.R102]/[.O102]*[.I102])/1000*0.1*365*12" office:value-type="currency" office:currency="USD" office:value="63.6664636678201" calcext:value-type="currency">
            <text:p>$63.67</text:p>
          </table:table-cell>
          <table:table-cell table:formula="of:=[.U102]+ROUNDUP([.R102]/[.O102]*[.I102])/1000*0.1*365*12*5" office:value-type="currency" office:currency="USD" office:value="160.02646366782" calcext:value-type="currency">
            <text:p>$160.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CLU048-1812C4-40AL7K3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03];5)" office:value-type="string" office:string-value="4000K" calcext:value-type="string">
            <text:p>4000K</text:p>
          </table:table-cell>
          <table:table-cell office:value-type="string" calcext:value-type="string">
            <text:p>8883 lm (Typ)</text:p>
          </table:table-cell>
          <table:table-cell table:formula="of:=TRIM(LEFT([.H103];5))" office:value-type="string" office:string-value="8883" calcext:value-type="string">
            <text:p>8883</text:p>
          </table:table-cell>
          <table:table-cell office:value-type="string" calcext:value-type="string">
            <text:p>1.08A</text:p>
          </table:table-cell>
          <table:table-cell table:formula="of:=SUBSTITUTE(SUBSTITUTE([.J10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0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8 lm/W</text:p>
          </table:table-cell>
          <table:table-cell table:formula="of:=SUBSTITUTE([.N103];&quot;lm/W&quot;;&quot;&quot; )" office:value-type="string" office:string-value="158 " calcext:value-type="string">
            <text:p>158 </text:p>
          </table:table-cell>
          <table:table-cell office:value-type="string" calcext:value-type="string">
            <text:p>2.76A</text:p>
          </table:table-cell>
          <table:table-cell office:value-type="float" office:value="70" calcext:value-type="float">
            <text:p>70</text:p>
          </table:table-cell>
          <table:table-cell table:formula="of:=IF(OR([.G103]=&quot;2700K&quot;;[.G103]=&quot;2000K&quot;); IF([.Q103]=90;7000/[.I103];8750/[.I103] ); 7000/[.I103])" office:value-type="float" office:value="0.788022064617809" calcext:value-type="float">
            <text:p>0.79</text:p>
          </table:table-cell>
          <table:table-cell table:formula="of:=ROUNDDOWN(134/[.M103])" office:value-type="float" office:value="2" calcext:value-type="float">
            <text:p>2</text:p>
          </table:table-cell>
          <table:table-cell table:formula="of:=[.R103]/[.S103]*30+[.R103]*[.E103]" office:value-type="currency" office:currency="USD" office:value="44.026792750197" calcext:value-type="currency">
            <text:p>$44.03</text:p>
          </table:table-cell>
          <table:table-cell table:formula="of:=[.T103]+ROUNDUP([.R103]/[.O103]*[.I103])/1000*0.1*365*12" office:value-type="currency" office:currency="USD" office:value="63.736792750197" calcext:value-type="currency">
            <text:p>$63.74</text:p>
          </table:table-cell>
          <table:table-cell table:formula="of:=[.U103]+ROUNDUP([.R103]/[.O103]*[.I103])/1000*0.1*365*12*5" office:value-type="currency" office:currency="USD" office:value="162.286792750197" calcext:value-type="currency">
            <text:p>$162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403H5K2</text:p>
          </table:table-cell>
          <table:table-cell office:value-type="string" calcext:value-type="string">
            <text:p>Citizen</text:p>
          </table:table-cell>
          <table:table-cell office:value-type="float" office:value="24" calcext:value-type="float">
            <text:p>24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4000K</text:p>
          </table:table-cell>
          <table:table-cell table:formula="of:=LEFT([.F104];5)" office:value-type="string" office:string-value="4000K" calcext:value-type="string">
            <text:p>4000K</text:p>
          </table:table-cell>
          <table:table-cell office:value-type="string" calcext:value-type="string">
            <text:p>6634 lm (Typ)</text:p>
          </table:table-cell>
          <table:table-cell table:formula="of:=TRIM(LEFT([.H104];5))" office:value-type="string" office:string-value="6634" calcext:value-type="string">
            <text:p>6634</text:p>
          </table:table-cell>
          <table:table-cell office:value-type="string" calcext:value-type="string">
            <text:p>1.75A</text:p>
          </table:table-cell>
          <table:table-cell table:formula="of:=SUBSTITUTE(SUBSTITUTE([.J104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04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1 lm/W</text:p>
          </table:table-cell>
          <table:table-cell table:formula="of:=SUBSTITUTE([.N104];&quot;lm/W&quot;;&quot;&quot; )" office:value-type="string" office:string-value="101 " calcext:value-type="string">
            <text:p>101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104]=&quot;2700K&quot;;[.G104]=&quot;2000K&quot;); IF([.Q104]=90;7000/[.I104];8750/[.I104] ); 7000/[.I104])" office:value-type="float" office:value="1.05517033463973" calcext:value-type="float">
            <text:p>1.06</text:p>
          </table:table-cell>
          <table:table-cell table:formula="of:=ROUNDDOWN(134/[.M104])" office:value-type="float" office:value="3" calcext:value-type="float">
            <text:p>3</text:p>
          </table:table-cell>
          <table:table-cell table:formula="of:=[.R104]/[.S104]*30+[.R104]*[.E104]" office:value-type="currency" office:currency="USD" office:value="33.2378655411516" calcext:value-type="currency">
            <text:p>$33.24</text:p>
          </table:table-cell>
          <table:table-cell table:formula="of:=[.T104]+ROUNDUP([.R104]/[.O104]*[.I104])/1000*0.1*365*12" office:value-type="currency" office:currency="USD" office:value="63.8978655411516" calcext:value-type="currency">
            <text:p>$63.90</text:p>
          </table:table-cell>
          <table:table-cell table:formula="of:=[.U104]+ROUNDUP([.R104]/[.O104]*[.I104])/1000*0.1*365*12*5" office:value-type="currency" office:currency="USD" office:value="217.197865541152" calcext:value-type="currency">
            <text:p>$217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G4000-B-73-SE</text:p>
          </table:table-cell>
          <table:table-cell office:value-type="string" calcext:value-type="string">
            <text:p>Bridgelux</text:p>
          </table:table-cell>
          <table:table-cell office:value-type="float" office:value="86" calcext:value-type="float">
            <text:p>86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105];5)" office:value-type="string" office:string-value="2700K" calcext:value-type="string">
            <text:p>2700K</text:p>
          </table:table-cell>
          <table:table-cell office:value-type="string" calcext:value-type="string">
            <text:p>3438 lm (Typ)</text:p>
          </table:table-cell>
          <table:table-cell table:formula="of:=TRIM(LEFT([.H105];5))" office:value-type="string" office:string-value="3438" calcext:value-type="string">
            <text:p>3438</text:p>
          </table:table-cell>
          <table:table-cell office:value-type="string" calcext:value-type="string">
            <text:p>900mA</text:p>
          </table:table-cell>
          <table:table-cell table:formula="of:=SUBSTITUTE(SUBSTITUTE([.J10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0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2 lm/W</text:p>
          </table:table-cell>
          <table:table-cell table:formula="of:=SUBSTITUTE([.N105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105]=&quot;2700K&quot;;[.G105]=&quot;2000K&quot;); IF([.Q105]=90;7000/[.I105];8750/[.I105] ); 7000/[.I105])" office:value-type="float" office:value="2.03606748109366" calcext:value-type="float">
            <text:p>2.04</text:p>
          </table:table-cell>
          <table:table-cell table:formula="of:=ROUNDDOWN(134/[.M105])" office:value-type="float" office:value="3" calcext:value-type="float">
            <text:p>3</text:p>
          </table:table-cell>
          <table:table-cell table:formula="of:=[.R105]/[.S105]*30+[.R105]*[.E105]" office:value-type="currency" office:currency="USD" office:value="36.3641652123328" calcext:value-type="currency">
            <text:p>$36.36</text:p>
          </table:table-cell>
          <table:table-cell table:formula="of:=[.T105]+ROUNDUP([.R105]/[.O105]*[.I105])/1000*0.1*365*12" office:value-type="currency" office:currency="USD" office:value="63.9581652123328" calcext:value-type="currency">
            <text:p>$63.96</text:p>
          </table:table-cell>
          <table:table-cell table:formula="of:=[.U105]+ROUNDUP([.R105]/[.O105]*[.I105])/1000*0.1*365*12*5" office:value-type="currency" office:currency="USD" office:value="201.928165212333" calcext:value-type="currency">
            <text:p>$201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20B4001-D-73-SE</text:p>
          </table:table-cell>
          <table:table-cell office:value-type="string" calcext:value-type="string">
            <text:p>Bridgelux</text:p>
          </table:table-cell>
          <table:table-cell office:value-type="float" office:value="84" calcext:value-type="float">
            <text:p>84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2000K 3-Step MacAdam Ellipse</text:p>
          </table:table-cell>
          <table:table-cell table:formula="of:=LEFT([.F106];5)" office:value-type="string" office:string-value="2000K" calcext:value-type="string">
            <text:p>2000K</text:p>
          </table:table-cell>
          <table:table-cell office:value-type="string" calcext:value-type="string">
            <text:p>3929 lm (Typ)</text:p>
          </table:table-cell>
          <table:table-cell table:formula="of:=TRIM(LEFT([.H106];5))" office:value-type="string" office:string-value="3929" calcext:value-type="string">
            <text:p>3929</text:p>
          </table:table-cell>
          <table:table-cell office:value-type="string" calcext:value-type="string">
            <text:p>1.05A</text:p>
          </table:table-cell>
          <table:table-cell table:formula="of:=SUBSTITUTE(SUBSTITUTE([.J106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06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2 lm/W</text:p>
          </table:table-cell>
          <table:table-cell table:formula="of:=SUBSTITUTE([.N106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2.1A</text:p>
          </table:table-cell>
          <table:table-cell office:value-type="float" office:value="65" calcext:value-type="float">
            <text:p>65</text:p>
          </table:table-cell>
          <table:table-cell table:formula="of:=IF(OR([.G106]=&quot;2700K&quot;;[.G106]=&quot;2000K&quot;); IF([.Q106]=90;7000/[.I106];8750/[.I106] ); 7000/[.I106])" office:value-type="float" office:value="2.22702977856961" calcext:value-type="float">
            <text:p>2.23</text:p>
          </table:table-cell>
          <table:table-cell table:formula="of:=ROUNDDOWN(134/[.M106])" office:value-type="float" office:value="4" calcext:value-type="float">
            <text:p>4</text:p>
          </table:table-cell>
          <table:table-cell table:formula="of:=[.R106]/[.S106]*30+[.R106]*[.E106]" office:value-type="currency" office:currency="USD" office:value="35.0757190124714" calcext:value-type="currency">
            <text:p>$35.08</text:p>
          </table:table-cell>
          <table:table-cell table:formula="of:=[.T106]+ROUNDUP([.R106]/[.O106]*[.I106])/1000*0.1*365*12" office:value-type="currency" office:currency="USD" office:value="64.4217190124714" calcext:value-type="currency">
            <text:p>$64.42</text:p>
          </table:table-cell>
          <table:table-cell table:formula="of:=[.U106]+ROUNDUP([.R106]/[.O106]*[.I106])/1000*0.1*365*12*5" office:value-type="currency" office:currency="USD" office:value="211.151719012471" calcext:value-type="currency">
            <text:p>$211.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XA3070-0000-000N00Z240F</text:p>
          </table:table-cell>
          <table:table-cell office:value-type="string" calcext:value-type="string">
            <text:p>Cree Inc.</text:p>
          </table:table-cell>
          <table:table-cell office:value-type="float" office:value="87" calcext:value-type="float">
            <text:p>87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4000K 4-Step MacAdam Ellipse</text:p>
          </table:table-cell>
          <table:table-cell table:formula="of:=LEFT([.F107];5)" office:value-type="string" office:string-value="4000K" calcext:value-type="string">
            <text:p>4000K</text:p>
          </table:table-cell>
          <table:table-cell office:value-type="string" calcext:value-type="string">
            <text:p>7668 lm (7390 lm ~ 7945 lm)</text:p>
          </table:table-cell>
          <table:table-cell table:formula="of:=TRIM(LEFT([.H107];5))" office:value-type="string" office:string-value="7668" calcext:value-type="string">
            <text:p>7668</text:p>
          </table:table-cell>
          <table:table-cell office:value-type="string" calcext:value-type="string">
            <text:p>1.925A</text:p>
          </table:table-cell>
          <table:table-cell table:formula="of:=SUBSTITUTE(SUBSTITUTE([.J107];&quot;mA&quot;;&quot;&quot; ); &quot;A&quot;;&quot;&quot;)" office:value-type="string" office:string-value="1.925" calcext:value-type="string">
            <text:p>1.925</text:p>
          </table:table-cell>
          <table:table-cell office:value-type="string" calcext:value-type="string">
            <text:p>38.5V</text:p>
          </table:table-cell>
          <table:table-cell table:formula="of:=SUBSTITUTE([.L107];&quot;V&quot;;&quot;&quot; )" office:value-type="string" office:string-value="38.5" calcext:value-type="string">
            <text:p>38.5</text:p>
          </table:table-cell>
          <table:table-cell office:value-type="string" calcext:value-type="string">
            <text:p>103 lm/W</text:p>
          </table:table-cell>
          <table:table-cell table:formula="of:=SUBSTITUTE([.N107];&quot;lm/W&quot;;&quot;&quot; )" office:value-type="string" office:string-value="103 " calcext:value-type="string">
            <text:p>103 </text:p>
          </table:table-cell>
          <table:table-cell office:value-type="string" calcext:value-type="string">
            <text:p>2.8A</text:p>
          </table:table-cell>
          <table:table-cell office:value-type="float" office:value="70" calcext:value-type="float">
            <text:p>70</text:p>
          </table:table-cell>
          <table:table-cell table:formula="of:=IF(OR([.G107]=&quot;2700K&quot;;[.G107]=&quot;2000K&quot;); IF([.Q107]=90;7000/[.I107];8750/[.I107] ); 7000/[.I107])" office:value-type="float" office:value="0.912884715701617" calcext:value-type="float">
            <text:p>0.91</text:p>
          </table:table-cell>
          <table:table-cell table:formula="of:=ROUNDDOWN(134/[.M107])" office:value-type="float" office:value="3" calcext:value-type="float">
            <text:p>3</text:p>
          </table:table-cell>
          <table:table-cell table:formula="of:=[.R107]/[.S107]*30+[.R107]*[.E107]" office:value-type="currency" office:currency="USD" office:value="34.6531038080334" calcext:value-type="currency">
            <text:p>$34.65</text:p>
          </table:table-cell>
          <table:table-cell table:formula="of:=[.T107]+ROUNDUP([.R107]/[.O107]*[.I107])/1000*0.1*365*12" office:value-type="currency" office:currency="USD" office:value="64.4371038080334" calcext:value-type="currency">
            <text:p>$64.44</text:p>
          </table:table-cell>
          <table:table-cell table:formula="of:=[.U107]+ROUNDUP([.R107]/[.O107]*[.I107])/1000*0.1*365*12*5" office:value-type="currency" office:currency="USD" office:value="213.357103808033" calcext:value-type="currency">
            <text:p>$213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Bridgelux%20DS93%20Vero%2029%20Gen%207%20Array%20Data%20Sheet%2020170308%20Rev%20J.pdf</text:p>
          </table:table-cell>
          <table:table-cell office:value-type="string" calcext:value-type="string">
            <text:p>BXRC-20B10K1-C-73</text:p>
          </table:table-cell>
          <table:table-cell office:value-type="string" calcext:value-type="string">
            <text:p>Bridgelux</text:p>
          </table:table-cell>
          <table:table-cell office:value-type="float" office:value="30" calcext:value-type="float">
            <text:p>30</text:p>
          </table:table-cell>
          <table:table-cell office:value-type="float" office:value="33.17" calcext:value-type="float">
            <text:p>33.17</text:p>
          </table:table-cell>
          <table:table-cell office:value-type="string" calcext:value-type="string">
            <text:p>2000K 3-Step MacAdam Ellipse</text:p>
          </table:table-cell>
          <table:table-cell table:formula="of:=LEFT([.F108];5)" office:value-type="string" office:string-value="2000K" calcext:value-type="string">
            <text:p>2000K</text:p>
          </table:table-cell>
          <table:table-cell office:value-type="string" calcext:value-type="string">
            <text:p>15478 lm (Typ)</text:p>
          </table:table-cell>
          <table:table-cell table:formula="of:=TRIM(LEFT([.H108];5))" office:value-type="string" office:string-value="15478" calcext:value-type="string">
            <text:p>15478</text:p>
          </table:table-cell>
          <table:table-cell office:value-type="string" calcext:value-type="string">
            <text:p>1.71A</text:p>
          </table:table-cell>
          <table:table-cell table:formula="of:=SUBSTITUTE(SUBSTITUTE([.J10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10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3 lm/W</text:p>
          </table:table-cell>
          <table:table-cell table:formula="of:=SUBSTITUTE([.N10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3.42A</text:p>
          </table:table-cell>
          <table:table-cell office:value-type="float" office:value="65" calcext:value-type="float">
            <text:p>65</text:p>
          </table:table-cell>
          <table:table-cell table:formula="of:=IF(OR([.G108]=&quot;2700K&quot;;[.G108]=&quot;2000K&quot;); IF([.Q108]=90;7000/[.I108];8750/[.I108] ); 7000/[.I108])" office:value-type="float" office:value="0.565318516604212" calcext:value-type="float">
            <text:p>0.57</text:p>
          </table:table-cell>
          <table:table-cell table:formula="of:=ROUNDDOWN(134/[.M108])" office:value-type="float" office:value="1" calcext:value-type="float">
            <text:p>1</text:p>
          </table:table-cell>
          <table:table-cell table:formula="of:=[.R108]/[.S108]*30+[.R108]*[.E108]" office:value-type="currency" office:currency="USD" office:value="35.7111706938881" calcext:value-type="currency">
            <text:p>$35.71</text:p>
          </table:table-cell>
          <table:table-cell table:formula="of:=[.T108]+ROUNDUP([.R108]/[.O108]*[.I108])/1000*0.1*365*12" office:value-type="currency" office:currency="USD" office:value="64.6191706938881" calcext:value-type="currency">
            <text:p>$64.62</text:p>
          </table:table-cell>
          <table:table-cell table:formula="of:=[.U108]+ROUNDUP([.R108]/[.O108]*[.I108])/1000*0.1*365*12*5" office:value-type="currency" office:currency="USD" office:value="209.159170693888" calcext:value-type="currency">
            <text:p>$209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1830-0000-000N00T440F</text:p>
          </table:table-cell>
          <table:table-cell office:value-type="string" calcext:value-type="string">
            <text:p>Cree Inc.</text:p>
          </table:table-cell>
          <table:table-cell office:value-type="float" office:value="8" calcext:value-type="float">
            <text:p>8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4000K 4-Step MacAdam Ellipse</text:p>
          </table:table-cell>
          <table:table-cell table:formula="of:=LEFT([.F109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109];5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10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0 lm/W</text:p>
          </table:table-cell>
          <table:table-cell table:formula="of:=SUBSTITUTE([.N109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4A</text:p>
          </table:table-cell>
          <table:table-cell office:value-type="float" office:value="70" calcext:value-type="float">
            <text:p>70</text:p>
          </table:table-cell>
          <table:table-cell table:formula="of:=IF(OR([.G109]=&quot;2700K&quot;;[.G109]=&quot;2000K&quot;); IF([.Q109]=90;7000/[.I109];8750/[.I109] ); 7000/[.I109])" office:value-type="float" office:value="1.96629213483146" calcext:value-type="float">
            <text:p>1.97</text:p>
          </table:table-cell>
          <table:table-cell table:formula="of:=ROUNDDOWN(134/[.M109])" office:value-type="float" office:value="3" calcext:value-type="float">
            <text:p>3</text:p>
          </table:table-cell>
          <table:table-cell table:formula="of:=[.R109]/[.S109]*30+[.R109]*[.E109]" office:value-type="currency" office:currency="USD" office:value="38.873595505618" calcext:value-type="currency">
            <text:p>$38.87</text:p>
          </table:table-cell>
          <table:table-cell table:formula="of:=[.T109]+ROUNDUP([.R109]/[.O109]*[.I109])/1000*0.1*365*12" office:value-type="currency" office:currency="USD" office:value="64.715595505618" calcext:value-type="currency">
            <text:p>$64.72</text:p>
          </table:table-cell>
          <table:table-cell table:formula="of:=[.U109]+ROUNDUP([.R109]/[.O109]*[.I109])/1000*0.1*365*12*5" office:value-type="currency" office:currency="USD" office:value="193.925595505618" calcext:value-type="currency">
            <text:p>$193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G4000-D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2700K 3-Step MacAdam Ellipse</text:p>
          </table:table-cell>
          <table:table-cell table:formula="of:=LEFT([.F110];5)" office:value-type="string" office:string-value="2700K" calcext:value-type="string">
            <text:p>2700K</text:p>
          </table:table-cell>
          <table:table-cell office:value-type="string" calcext:value-type="string">
            <text:p>3387 lm (Typ)</text:p>
          </table:table-cell>
          <table:table-cell table:formula="of:=TRIM(LEFT([.H110];5))" office:value-type="string" office:string-value="3387" calcext:value-type="string">
            <text:p>3387</text:p>
          </table:table-cell>
          <table:table-cell office:value-type="string" calcext:value-type="string">
            <text:p>1.05A</text:p>
          </table:table-cell>
          <table:table-cell table:formula="of:=SUBSTITUTE(SUBSTITUTE([.J110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10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14 lm/W</text:p>
          </table:table-cell>
          <table:table-cell table:formula="of:=SUBSTITUTE([.N110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10]=&quot;2700K&quot;;[.G110]=&quot;2000K&quot;); IF([.Q110]=90;7000/[.I110];8750/[.I110] ); 7000/[.I110])" office:value-type="float" office:value="2.06672571597284" calcext:value-type="float">
            <text:p>2.07</text:p>
          </table:table-cell>
          <table:table-cell table:formula="of:=ROUNDDOWN(134/[.M110])" office:value-type="float" office:value="4" calcext:value-type="float">
            <text:p>4</text:p>
          </table:table-cell>
          <table:table-cell table:formula="of:=[.R110]/[.S110]*30+[.R110]*[.E110]" office:value-type="currency" office:currency="USD" office:value="37.965751402421" calcext:value-type="currency">
            <text:p>$37.97</text:p>
          </table:table-cell>
          <table:table-cell table:formula="of:=[.T110]+ROUNDUP([.R110]/[.O110]*[.I110])/1000*0.1*365*12" office:value-type="currency" office:currency="USD" office:value="65.121751402421" calcext:value-type="currency">
            <text:p>$65.12</text:p>
          </table:table-cell>
          <table:table-cell table:formula="of:=[.U110]+ROUNDUP([.R110]/[.O110]*[.I110])/1000*0.1*365*12*5" office:value-type="currency" office:currency="USD" office:value="200.901751402421" calcext:value-type="currency">
            <text:p>$200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7E4000-B-73</text:p>
          </table:table-cell>
          <table:table-cell office:value-type="string" calcext:value-type="string">
            <text:p>Bridgelux</text:p>
          </table:table-cell>
          <table:table-cell office:value-type="float" office:value="119" calcext:value-type="float">
            <text:p>119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2700K 3-Step MacAdam Ellipse</text:p>
          </table:table-cell>
          <table:table-cell table:formula="of:=LEFT([.F111];5)" office:value-type="string" office:string-value="2700K" calcext:value-type="string">
            <text:p>2700K</text:p>
          </table:table-cell>
          <table:table-cell office:value-type="string" calcext:value-type="string">
            <text:p>4180 lm (Typ)</text:p>
          </table:table-cell>
          <table:table-cell table:formula="of:=TRIM(LEFT([.H111];5))" office:value-type="string" office:string-value="4180" calcext:value-type="string">
            <text:p>4180</text:p>
          </table:table-cell>
          <table:table-cell office:value-type="string" calcext:value-type="string">
            <text:p>900mA</text:p>
          </table:table-cell>
          <table:table-cell table:formula="of:=SUBSTITUTE(SUBSTITUTE([.J111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V</text:p>
          </table:table-cell>
          <table:table-cell table:formula="of:=SUBSTITUTE([.L11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7 lm/W</text:p>
          </table:table-cell>
          <table:table-cell table:formula="of:=SUBSTITUTE([.N111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11]=&quot;2700K&quot;;[.G111]=&quot;2000K&quot;); IF([.Q111]=90;7000/[.I111];8750/[.I111] ); 7000/[.I111])" office:value-type="float" office:value="2.0933014354067" calcext:value-type="float">
            <text:p>2.09</text:p>
          </table:table-cell>
          <table:table-cell table:formula="of:=ROUNDDOWN(134/[.M111])" office:value-type="float" office:value="3" calcext:value-type="float">
            <text:p>3</text:p>
          </table:table-cell>
          <table:table-cell table:formula="of:=[.R111]/[.S111]*30+[.R111]*[.E111]" office:value-type="currency" office:currency="USD" office:value="37.5747607655502" calcext:value-type="currency">
            <text:p>$37.57</text:p>
          </table:table-cell>
          <table:table-cell table:formula="of:=[.T111]+ROUNDUP([.R111]/[.O111]*[.I111])/1000*0.1*365*12" office:value-type="currency" office:currency="USD" office:value="65.6067607655502" calcext:value-type="currency">
            <text:p>$65.61</text:p>
          </table:table-cell>
          <table:table-cell table:formula="of:=[.U111]+ROUNDUP([.R111]/[.O111]*[.I111])/1000*0.1*365*12*5" office:value-type="currency" office:currency="USD" office:value="205.76676076555" calcext:value-type="currency">
            <text:p>$205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XA3050-0000-000N0HX240F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4000K 4-Step MacAdam Ellipse</text:p>
          </table:table-cell>
          <table:table-cell table:formula="of:=LEFT([.F112];5)" office:value-type="string" office:string-value="4000K" calcext:value-type="string">
            <text:p>4000K</text:p>
          </table:table-cell>
          <table:table-cell office:value-type="string" calcext:value-type="string">
            <text:p>5800 lm (5590 lm ~ 6010 lm)</text:p>
          </table:table-cell>
          <table:table-cell table:formula="of:=TRIM(LEFT([.H112];5))" office:value-type="string" office:string-value="5800" calcext:value-type="string">
            <text:p>5800</text:p>
          </table:table-cell>
          <table:table-cell office:value-type="string" calcext:value-type="string">
            <text:p>1.4A</text:p>
          </table:table-cell>
          <table:table-cell table:formula="of:=SUBSTITUTE(SUBSTITUTE([.J11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1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112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12]=&quot;2700K&quot;;[.G112]=&quot;2000K&quot;); IF([.Q112]=90;7000/[.I112];8750/[.I112] ); 7000/[.I112])" office:value-type="float" office:value="1.20689655172414" calcext:value-type="float">
            <text:p>1.21</text:p>
          </table:table-cell>
          <table:table-cell table:formula="of:=ROUNDDOWN(134/[.M112])" office:value-type="float" office:value="3" calcext:value-type="float">
            <text:p>3</text:p>
          </table:table-cell>
          <table:table-cell table:formula="of:=[.R112]/[.S112]*30+[.R112]*[.E112]" office:value-type="currency" office:currency="USD" office:value="38.198275862069" calcext:value-type="currency">
            <text:p>$38.20</text:p>
          </table:table-cell>
          <table:table-cell table:formula="of:=[.T112]+ROUNDUP([.R112]/[.O112]*[.I112])/1000*0.1*365*12" office:value-type="currency" office:currency="USD" office:value="65.792275862069" calcext:value-type="currency">
            <text:p>$65.79</text:p>
          </table:table-cell>
          <table:table-cell table:formula="of:=[.U112]+ROUNDUP([.R112]/[.O112]*[.I112])/1000*0.1*365*12*5" office:value-type="currency" office:currency="USD" office:value="203.762275862069" calcext:value-type="currency">
            <text:p>$203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C-27G4000-B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700K 3-Step MacAdam Ellipse</text:p>
          </table:table-cell>
          <table:table-cell table:formula="of:=LEFT([.F113];5)" office:value-type="string" office:string-value="2700K" calcext:value-type="string">
            <text:p>2700K</text:p>
          </table:table-cell>
          <table:table-cell office:value-type="string" calcext:value-type="string">
            <text:p>3483 lm (Typ)</text:p>
          </table:table-cell>
          <table:table-cell table:formula="of:=TRIM(LEFT([.H113];5))" office:value-type="string" office:string-value="3483" calcext:value-type="string">
            <text:p>3483</text:p>
          </table:table-cell>
          <table:table-cell office:value-type="string" calcext:value-type="string">
            <text:p>900mA</text:p>
          </table:table-cell>
          <table:table-cell table:formula="of:=SUBSTITUTE(SUBSTITUTE([.J11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1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3 lm/W</text:p>
          </table:table-cell>
          <table:table-cell table:formula="of:=SUBSTITUTE([.N113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113]=&quot;2700K&quot;;[.G113]=&quot;2000K&quot;); IF([.Q113]=90;7000/[.I113];8750/[.I113] ); 7000/[.I113])" office:value-type="float" office:value="2.00976169968418" calcext:value-type="float">
            <text:p>2.01</text:p>
          </table:table-cell>
          <table:table-cell table:formula="of:=ROUNDDOWN(134/[.M113])" office:value-type="float" office:value="3" calcext:value-type="float">
            <text:p>3</text:p>
          </table:table-cell>
          <table:table-cell table:formula="of:=[.R113]/[.S113]*30+[.R113]*[.E113]" office:value-type="currency" office:currency="USD" office:value="39.1903531438415" calcext:value-type="currency">
            <text:p>$39.19</text:p>
          </table:table-cell>
          <table:table-cell table:formula="of:=[.T113]+ROUNDUP([.R113]/[.O113]*[.I113])/1000*0.1*365*12" office:value-type="currency" office:currency="USD" office:value="66.3463531438415" calcext:value-type="currency">
            <text:p>$66.35</text:p>
          </table:table-cell>
          <table:table-cell table:formula="of:=[.U113]+ROUNDUP([.R113]/[.O113]*[.I113])/1000*0.1*365*12*5" office:value-type="currency" office:currency="USD" office:value="202.126353143842" calcext:value-type="currency">
            <text:p>$202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E-40E2000-B-73</text:p>
          </table:table-cell>
          <table:table-cell office:value-type="string" calcext:value-type="string">
            <text:p>Bridgelux</text:p>
          </table:table-cell>
          <table:table-cell office:value-type="float" office:value="167" calcext:value-type="float">
            <text:p>16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4000K 3-Step MacAdam Ellipse</text:p>
          </table:table-cell>
          <table:table-cell table:formula="of:=LEFT([.F114];5)" office:value-type="string" office:string-value="4000K" calcext:value-type="string">
            <text:p>4000K</text:p>
          </table:table-cell>
          <table:table-cell office:value-type="string" calcext:value-type="string">
            <text:p>2265 lm (Typ)</text:p>
          </table:table-cell>
          <table:table-cell table:formula="of:=TRIM(LEFT([.H114];4))" office:value-type="string" office:string-value="2265" calcext:value-type="string">
            <text:p>2265</text:p>
          </table:table-cell>
          <table:table-cell office:value-type="string" calcext:value-type="string">
            <text:p>450mA</text:p>
          </table:table-cell>
          <table:table-cell table:formula="of:=SUBSTITUTE(SUBSTITUTE([.J11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114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48 lm/W</text:p>
          </table:table-cell>
          <table:table-cell table:formula="of:=SUBSTITUTE([.N114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14]=&quot;2700K&quot;;[.G114]=&quot;2000K&quot;); IF([.Q114]=90;7000/[.I114];8750/[.I114] ); 7000/[.I114])" office:value-type="float" office:value="3.09050772626932" calcext:value-type="float">
            <text:p>3.09</text:p>
          </table:table-cell>
          <table:table-cell table:formula="of:=ROUNDDOWN(134/[.M114])" office:value-type="float" office:value="3" calcext:value-type="float">
            <text:p>3</text:p>
          </table:table-cell>
          <table:table-cell table:formula="of:=[.R114]/[.S114]*30+[.R114]*[.E114]" office:value-type="currency" office:currency="USD" office:value="45.3377483443709" calcext:value-type="currency">
            <text:p>$45.34</text:p>
          </table:table-cell>
          <table:table-cell table:formula="of:=[.T114]+ROUNDUP([.R114]/[.O114]*[.I114])/1000*0.1*365*12" office:value-type="currency" office:currency="USD" office:value="66.3617483443709" calcext:value-type="currency">
            <text:p>$66.36</text:p>
          </table:table-cell>
          <table:table-cell table:formula="of:=[.U114]+ROUNDUP([.R114]/[.O114]*[.I114])/1000*0.1*365*12*5" office:value-type="currency" office:currency="USD" office:value="171.481748344371" calcext:value-type="currency">
            <text:p>$171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4000-B-73-SE</text:p>
          </table:table-cell>
          <table:table-cell office:value-type="string" calcext:value-type="string">
            <text:p>Bridgelux</text:p>
          </table:table-cell>
          <table:table-cell office:value-type="float" office:value="47" calcext:value-type="float">
            <text:p>47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115];5)" office:value-type="string" office:string-value="2700K" calcext:value-type="string">
            <text:p>2700K</text:p>
          </table:table-cell>
          <table:table-cell office:value-type="string" calcext:value-type="string">
            <text:p>4125 lm (Typ)</text:p>
          </table:table-cell>
          <table:table-cell table:formula="of:=TRIM(LEFT([.H115];5))" office:value-type="string" office:string-value="4125" calcext:value-type="string">
            <text:p>4125</text:p>
          </table:table-cell>
          <table:table-cell office:value-type="string" calcext:value-type="string">
            <text:p>900mA</text:p>
          </table:table-cell>
          <table:table-cell table:formula="of:=SUBSTITUTE(SUBSTITUTE([.J11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1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4 lm/W</text:p>
          </table:table-cell>
          <table:table-cell table:formula="of:=SUBSTITUTE([.N115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15]=&quot;2700K&quot;;[.G115]=&quot;2000K&quot;); IF([.Q115]=90;7000/[.I115];8750/[.I115] ); 7000/[.I115])" office:value-type="float" office:value="2.12121212121212" calcext:value-type="float">
            <text:p>2.12</text:p>
          </table:table-cell>
          <table:table-cell table:formula="of:=ROUNDDOWN(134/[.M115])" office:value-type="float" office:value="3" calcext:value-type="float">
            <text:p>3</text:p>
          </table:table-cell>
          <table:table-cell table:formula="of:=[.R115]/[.S115]*30+[.R115]*[.E115]" office:value-type="currency" office:currency="USD" office:value="37.8848484848485" calcext:value-type="currency">
            <text:p>$37.88</text:p>
          </table:table-cell>
          <table:table-cell table:formula="of:=[.T115]+ROUNDUP([.R115]/[.O115]*[.I115])/1000*0.1*365*12" office:value-type="currency" office:currency="USD" office:value="66.7928484848485" calcext:value-type="currency">
            <text:p>$66.79</text:p>
          </table:table-cell>
          <table:table-cell table:formula="of:=[.U115]+ROUNDUP([.R115]/[.O115]*[.I115])/1000*0.1*365*12*5" office:value-type="currency" office:currency="USD" office:value="211.332848484848" calcext:value-type="currency">
            <text:p>$211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XA2520-0000-000N0HR240F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4000K 4-Step MacAdam Ellipse</text:p>
          </table:table-cell>
          <table:table-cell table:formula="of:=LEFT([.F116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16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16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1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16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16]=&quot;2700K&quot;;[.G116]=&quot;2000K&quot;); IF([.Q116]=90;7000/[.I116];8750/[.I116] ); 7000/[.I116])" office:value-type="float" office:value="2.78884462151394" calcext:value-type="float">
            <text:p>2.79</text:p>
          </table:table-cell>
          <table:table-cell table:formula="of:=ROUNDDOWN(134/[.M116])" office:value-type="float" office:value="3" calcext:value-type="float">
            <text:p>3</text:p>
          </table:table-cell>
          <table:table-cell table:formula="of:=[.R116]/[.S116]*30+[.R116]*[.E116]" office:value-type="currency" office:currency="USD" office:value="42.3067729083665" calcext:value-type="currency">
            <text:p>$42.31</text:p>
          </table:table-cell>
          <table:table-cell table:formula="of:=[.T116]+ROUNDUP([.R116]/[.O116]*[.I116])/1000*0.1*365*12" office:value-type="currency" office:currency="USD" office:value="66.8347729083665" calcext:value-type="currency">
            <text:p>$66.83</text:p>
          </table:table-cell>
          <table:table-cell table:formula="of:=[.U116]+ROUNDUP([.R116]/[.O116]*[.I116])/1000*0.1*365*12*5" office:value-type="currency" office:currency="USD" office:value="189.474772908367" calcext:value-type="currency">
            <text:p>$189.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CLU048-1212C4-403M2K1</text:p>
          </table:table-cell>
          <table:table-cell office:value-type="string" calcext:value-type="string">
            <text:p>Citizen</text:p>
          </table:table-cell>
          <table:table-cell office:value-type="float" office:value="32" calcext:value-type="float">
            <text:p>32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17];5)" office:value-type="string" office:string-value="4000K" calcext:value-type="string">
            <text:p>4000K</text:p>
          </table:table-cell>
          <table:table-cell office:value-type="string" calcext:value-type="string">
            <text:p>5734 lm (Typ)</text:p>
          </table:table-cell>
          <table:table-cell table:formula="of:=TRIM(LEFT([.H117];5))" office:value-type="string" office:string-value="5734" calcext:value-type="string">
            <text:p>5734</text:p>
          </table:table-cell>
          <table:table-cell office:value-type="string" calcext:value-type="string">
            <text:p>1.08A</text:p>
          </table:table-cell>
          <table:table-cell table:formula="of:=SUBSTITUTE(SUBSTITUTE([.J117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1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3 lm/W</text:p>
          </table:table-cell>
          <table:table-cell table:formula="of:=SUBSTITUTE([.N117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117]=&quot;2700K&quot;;[.G117]=&quot;2000K&quot;); IF([.Q117]=90;7000/[.I117];8750/[.I117] ); 7000/[.I117])" office:value-type="float" office:value="1.22078828043251" calcext:value-type="float">
            <text:p>1.22</text:p>
          </table:table-cell>
          <table:table-cell table:formula="of:=ROUNDDOWN(134/[.M117])" office:value-type="float" office:value="3" calcext:value-type="float">
            <text:p>3</text:p>
          </table:table-cell>
          <table:table-cell table:formula="of:=[.R117]/[.S117]*30+[.R117]*[.E117]" office:value-type="currency" office:currency="USD" office:value="46.9881409138472" calcext:value-type="currency">
            <text:p>$46.99</text:p>
          </table:table-cell>
          <table:table-cell table:formula="of:=[.T117]+ROUNDUP([.R117]/[.O117]*[.I117])/1000*0.1*365*12" office:value-type="currency" office:currency="USD" office:value="67.1361409138472" calcext:value-type="currency">
            <text:p>$67.14</text:p>
          </table:table-cell>
          <table:table-cell table:formula="of:=[.U117]+ROUNDUP([.R117]/[.O117]*[.I117])/1000*0.1*365*12*5" office:value-type="currency" office:currency="USD" office:value="167.876140913847" calcext:value-type="currency">
            <text:p>$167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LU048-1812C4-403M2K1</text:p>
          </table:table-cell>
          <table:table-cell office:value-type="string" calcext:value-type="string">
            <text:p>Citizen</text:p>
          </table:table-cell>
          <table:table-cell office:value-type="float" office:value="40" calcext:value-type="float">
            <text:p>4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18];5)" office:value-type="string" office:string-value="4000K" calcext:value-type="string">
            <text:p>4000K</text:p>
          </table:table-cell>
          <table:table-cell office:value-type="string" calcext:value-type="string">
            <text:p>8392 lm (Typ)</text:p>
          </table:table-cell>
          <table:table-cell table:formula="of:=TRIM(LEFT([.H118];5))" office:value-type="string" office:string-value="8392" calcext:value-type="string">
            <text:p>8392</text:p>
          </table:table-cell>
          <table:table-cell office:value-type="string" calcext:value-type="string">
            <text:p>1.08A</text:p>
          </table:table-cell>
          <table:table-cell table:formula="of:=SUBSTITUTE(SUBSTITUTE([.J118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18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9 lm/W</text:p>
          </table:table-cell>
          <table:table-cell table:formula="of:=SUBSTITUTE([.N118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118]=&quot;2700K&quot;;[.G118]=&quot;2000K&quot;); IF([.Q118]=90;7000/[.I118];8750/[.I118] ); 7000/[.I118])" office:value-type="float" office:value="0.834127740705434" calcext:value-type="float">
            <text:p>0.83</text:p>
          </table:table-cell>
          <table:table-cell table:formula="of:=ROUNDDOWN(134/[.M118])" office:value-type="float" office:value="2" calcext:value-type="float">
            <text:p>2</text:p>
          </table:table-cell>
          <table:table-cell table:formula="of:=[.R118]/[.S118]*30+[.R118]*[.E118]" office:value-type="currency" office:currency="USD" office:value="46.6027168732126" calcext:value-type="currency">
            <text:p>$46.60</text:p>
          </table:table-cell>
          <table:table-cell table:formula="of:=[.T118]+ROUNDUP([.R118]/[.O118]*[.I118])/1000*0.1*365*12" office:value-type="currency" office:currency="USD" office:value="67.1887168732126" calcext:value-type="currency">
            <text:p>$67.19</text:p>
          </table:table-cell>
          <table:table-cell table:formula="of:=[.U118]+ROUNDUP([.R118]/[.O118]*[.I118])/1000*0.1*365*12*5" office:value-type="currency" office:currency="USD" office:value="170.118716873213" calcext:value-type="currency">
            <text:p>$170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BXRC-27E4000-C-73</text:p>
          </table:table-cell>
          <table:table-cell office:value-type="string" calcext:value-type="string">
            <text:p>Bridgelux</text:p>
          </table:table-cell>
          <table:table-cell office:value-type="float" office:value="186" calcext:value-type="float">
            <text:p>186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2700K 3-Step MacAdam Ellipse</text:p>
          </table:table-cell>
          <table:table-cell table:formula="of:=LEFT([.F119];5)" office:value-type="string" office:string-value="2700K" calcext:value-type="string">
            <text:p>2700K</text:p>
          </table:table-cell>
          <table:table-cell office:value-type="string" calcext:value-type="string">
            <text:p>5434 lm (Typ)</text:p>
          </table:table-cell>
          <table:table-cell table:formula="of:=TRIM(LEFT([.H119];5))" office:value-type="string" office:string-value="5434" calcext:value-type="string">
            <text:p>5434</text:p>
          </table:table-cell>
          <table:table-cell office:value-type="string" calcext:value-type="string">
            <text:p>1.17A</text:p>
          </table:table-cell>
          <table:table-cell table:formula="of:=SUBSTITUTE(SUBSTITUTE([.J11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1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1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19]=&quot;2700K&quot;;[.G119]=&quot;2000K&quot;); IF([.Q119]=90;7000/[.I119];8750/[.I119] ); 7000/[.I119])" office:value-type="float" office:value="1.61023187338977" calcext:value-type="float">
            <text:p>1.61</text:p>
          </table:table-cell>
          <table:table-cell table:formula="of:=ROUNDDOWN(134/[.M119])" office:value-type="float" office:value="3" calcext:value-type="float">
            <text:p>3</text:p>
          </table:table-cell>
          <table:table-cell table:formula="of:=[.R119]/[.S119]*30+[.R119]*[.E119]" office:value-type="currency" office:currency="USD" office:value="38.8226904674273" calcext:value-type="currency">
            <text:p>$38.82</text:p>
          </table:table-cell>
          <table:table-cell table:formula="of:=[.T119]+ROUNDUP([.R119]/[.O119]*[.I119])/1000*0.1*365*12" office:value-type="currency" office:currency="USD" office:value="67.2926904674273" calcext:value-type="currency">
            <text:p>$67.29</text:p>
          </table:table-cell>
          <table:table-cell table:formula="of:=[.U119]+ROUNDUP([.R119]/[.O119]*[.I119])/1000*0.1*365*12*5" office:value-type="currency" office:currency="USD" office:value="209.642690467427" calcext:value-type="currency">
            <text:p>$209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CXA2520-0000-000N0HR240G</text:p>
          </table:table-cell>
          <table:table-cell office:value-type="string" calcext:value-type="string">
            <text:p>Cree Inc.</text:p>
          </table:table-cell>
          <table:table-cell office:value-type="float" office:value="33" calcext:value-type="float">
            <text:p>33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000K 3-Step MacAdam Ellipse</text:p>
          </table:table-cell>
          <table:table-cell table:formula="of:=LEFT([.F120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20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20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2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20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20]=&quot;2700K&quot;;[.G120]=&quot;2000K&quot;); IF([.Q120]=90;7000/[.I120];8750/[.I120] ); 7000/[.I120])" office:value-type="float" office:value="2.78884462151394" calcext:value-type="float">
            <text:p>2.79</text:p>
          </table:table-cell>
          <table:table-cell table:formula="of:=ROUNDDOWN(134/[.M120])" office:value-type="float" office:value="3" calcext:value-type="float">
            <text:p>3</text:p>
          </table:table-cell>
          <table:table-cell table:formula="of:=[.R120]/[.S120]*30+[.R120]*[.E120]" office:value-type="currency" office:currency="USD" office:value="43.0318725099602" calcext:value-type="currency">
            <text:p>$43.03</text:p>
          </table:table-cell>
          <table:table-cell table:formula="of:=[.T120]+ROUNDUP([.R120]/[.O120]*[.I120])/1000*0.1*365*12" office:value-type="currency" office:currency="USD" office:value="67.5598725099602" calcext:value-type="currency">
            <text:p>$67.56</text:p>
          </table:table-cell>
          <table:table-cell table:formula="of:=[.U120]+ROUNDUP([.R120]/[.O120]*[.I120])/1000*0.1*365*12*5" office:value-type="currency" office:currency="USD" office:value="190.19987250996" calcext:value-type="currency">
            <text:p>$190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27E4000-D-73</text:p>
          </table:table-cell>
          <table:table-cell office:value-type="string" calcext:value-type="string">
            <text:p>Bridgelux</text:p>
          </table:table-cell>
          <table:table-cell office:value-type="float" office:value="770" calcext:value-type="float">
            <text:p>770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2700K 3-Step MacAdam Ellipse</text:p>
          </table:table-cell>
          <table:table-cell table:formula="of:=LEFT([.F121];5)" office:value-type="string" office:string-value="2700K" calcext:value-type="string">
            <text:p>2700K</text:p>
          </table:table-cell>
          <table:table-cell office:value-type="string" calcext:value-type="string">
            <text:p>4064 lm (Typ)</text:p>
          </table:table-cell>
          <table:table-cell table:formula="of:=TRIM(LEFT([.H121];5))" office:value-type="string" office:string-value="4064" calcext:value-type="string">
            <text:p>4064</text:p>
          </table:table-cell>
          <table:table-cell office:value-type="string" calcext:value-type="string">
            <text:p>1.05A</text:p>
          </table:table-cell>
          <table:table-cell table:formula="of:=SUBSTITUTE(SUBSTITUTE([.J121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21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7 lm/W</text:p>
          </table:table-cell>
          <table:table-cell table:formula="of:=SUBSTITUTE([.N121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21]=&quot;2700K&quot;;[.G121]=&quot;2000K&quot;); IF([.Q121]=90;7000/[.I121];8750/[.I121] ); 7000/[.I121])" office:value-type="float" office:value="2.15305118110236" calcext:value-type="float">
            <text:p>2.15</text:p>
          </table:table-cell>
          <table:table-cell table:formula="of:=ROUNDDOWN(134/[.M121])" office:value-type="float" office:value="4" calcext:value-type="float">
            <text:p>4</text:p>
          </table:table-cell>
          <table:table-cell table:formula="of:=[.R121]/[.S121]*30+[.R121]*[.E121]" office:value-type="currency" office:currency="USD" office:value="39.5515501968504" calcext:value-type="currency">
            <text:p>$39.55</text:p>
          </table:table-cell>
          <table:table-cell table:formula="of:=[.T121]+ROUNDUP([.R121]/[.O121]*[.I121])/1000*0.1*365*12" office:value-type="currency" office:currency="USD" office:value="67.5835501968504" calcext:value-type="currency">
            <text:p>$67.58</text:p>
          </table:table-cell>
          <table:table-cell table:formula="of:=[.U121]+ROUNDUP([.R121]/[.O121]*[.I121])/1000*0.1*365*12*5" office:value-type="currency" office:currency="USD" office:value="207.74355019685" calcext:value-type="currency">
            <text:p>$207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11E1900</text:p>
          </table:table-cell>
          <table:table-cell office:value-type="string" calcext:value-type="string">
            <text:p>Lumileds</text:p>
          </table:table-cell>
          <table:table-cell office:value-type="float" office:value="505" calcext:value-type="float">
            <text:p>505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4000K 3-Step MacAdam Ellipse</text:p>
          </table:table-cell>
          <table:table-cell table:formula="of:=LEFT([.F122];5)" office:value-type="string" office:string-value="4000K" calcext:value-type="string">
            <text:p>4000K</text:p>
          </table:table-cell>
          <table:table-cell office:value-type="string" calcext:value-type="string">
            <text:p>6238 lm (Typ)</text:p>
          </table:table-cell>
          <table:table-cell table:formula="of:=TRIM(LEFT([.H122];5))" office:value-type="string" office:string-value="6238" calcext:value-type="string">
            <text:p>6238</text:p>
          </table:table-cell>
          <table:table-cell office:value-type="string" calcext:value-type="string">
            <text:p>1.2A</text:p>
          </table:table-cell>
          <table:table-cell table:formula="of:=SUBSTITUTE(SUBSTITUTE([.J122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122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9 lm/W</text:p>
          </table:table-cell>
          <table:table-cell table:formula="of:=SUBSTITUTE([.N122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122]=&quot;2700K&quot;;[.G122]=&quot;2000K&quot;); IF([.Q122]=90;7000/[.I122];8750/[.I122] ); 7000/[.I122])" office:value-type="float" office:value="1.12215453671048" calcext:value-type="float">
            <text:p>1.12</text:p>
          </table:table-cell>
          <table:table-cell table:formula="of:=ROUNDDOWN(134/[.M122])" office:value-type="float" office:value="3" calcext:value-type="float">
            <text:p>3</text:p>
          </table:table-cell>
          <table:table-cell table:formula="of:=[.R122]/[.S122]*30+[.R122]*[.E122]" office:value-type="currency" office:currency="USD" office:value="47.0856043603719" calcext:value-type="currency">
            <text:p>$47.09</text:p>
          </table:table-cell>
          <table:table-cell table:formula="of:=[.T122]+ROUNDUP([.R122]/[.O122]*[.I122])/1000*0.1*365*12" office:value-type="currency" office:currency="USD" office:value="67.6716043603719" calcext:value-type="currency">
            <text:p>$67.67</text:p>
          </table:table-cell>
          <table:table-cell table:formula="of:=[.U122]+ROUNDUP([.R122]/[.O122]*[.I122])/1000*0.1*365*12*5" office:value-type="currency" office:currency="USD" office:value="170.601604360372" calcext:value-type="currency">
            <text:p>$170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BXRC-27E10K0-L-23</text:p>
          </table:table-cell>
          <table:table-cell office:value-type="string" calcext:value-type="string">
            <text:p>Bridgelux</text:p>
          </table:table-cell>
          <table:table-cell office:value-type="float" office:value="566" calcext:value-type="float">
            <text:p>566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2700K 3-Step MacAdam Ellipse</text:p>
          </table:table-cell>
          <table:table-cell table:formula="of:=LEFT([.F123];5)" office:value-type="string" office:string-value="2700K" calcext:value-type="string">
            <text:p>2700K</text:p>
          </table:table-cell>
          <table:table-cell office:value-type="string" calcext:value-type="string">
            <text:p>8855 lm (Typ)</text:p>
          </table:table-cell>
          <table:table-cell table:formula="of:=TRIM(LEFT([.H123];5))" office:value-type="string" office:string-value="8855" calcext:value-type="string">
            <text:p>8855</text:p>
          </table:table-cell>
          <table:table-cell office:value-type="string" calcext:value-type="string">
            <text:p>2.1A</text:p>
          </table:table-cell>
          <table:table-cell table:formula="of:=SUBSTITUTE(SUBSTITUTE([.J123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123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15 lm/W</text:p>
          </table:table-cell>
          <table:table-cell table:formula="of:=SUBSTITUTE([.N123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123]=&quot;2700K&quot;;[.G123]=&quot;2000K&quot;); IF([.Q123]=90;7000/[.I123];8750/[.I123] ); 7000/[.I123])" office:value-type="float" office:value="0.988142292490119" calcext:value-type="float">
            <text:p>0.99</text:p>
          </table:table-cell>
          <table:table-cell table:formula="of:=ROUNDDOWN(134/[.M123])" office:value-type="float" office:value="3" calcext:value-type="float">
            <text:p>3</text:p>
          </table:table-cell>
          <table:table-cell table:formula="of:=[.R123]/[.S123]*30+[.R123]*[.E123]" office:value-type="currency" office:currency="USD" office:value="34.2391304347826" calcext:value-type="currency">
            <text:p>$34.24</text:p>
          </table:table-cell>
          <table:table-cell table:formula="of:=[.T123]+ROUNDUP([.R123]/[.O123]*[.I123])/1000*0.1*365*12" office:value-type="currency" office:currency="USD" office:value="67.9651304347826" calcext:value-type="currency">
            <text:p>$67.97</text:p>
          </table:table-cell>
          <table:table-cell table:formula="of:=[.U123]+ROUNDUP([.R123]/[.O123]*[.I123])/1000*0.1*365*12*5" office:value-type="currency" office:currency="USD" office:value="236.595130434783" calcext:value-type="currency">
            <text:p>$23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2%20Vero%2018%20Array%20Data%20Sheet%20Rev%20K%2020160606.pdf</text:p>
          </table:table-cell>
          <table:table-cell office:value-type="string" calcext:value-type="string">
            <text:p>CLU038-1210C4-40AL7K3</text:p>
          </table:table-cell>
          <table:table-cell office:value-type="string" calcext:value-type="string">
            <text:p>Citizen</text:p>
          </table:table-cell>
          <table:table-cell office:value-type="float" office:value="45" calcext:value-type="float">
            <text:p>45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124];5)" office:value-type="string" office:string-value="4000K" calcext:value-type="string">
            <text:p>4000K</text:p>
          </table:table-cell>
          <table:table-cell office:value-type="string" calcext:value-type="string">
            <text:p>4844 lm (Typ)</text:p>
          </table:table-cell>
          <table:table-cell table:formula="of:=TRIM(LEFT([.H124];5))" office:value-type="string" office:string-value="4844" calcext:value-type="string">
            <text:p>4844</text:p>
          </table:table-cell>
          <table:table-cell office:value-type="string" calcext:value-type="string">
            <text:p>900mA</text:p>
          </table:table-cell>
          <table:table-cell table:formula="of:=SUBSTITUTE(SUBSTITUTE([.J124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12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6 lm/W</text:p>
          </table:table-cell>
          <table:table-cell table:formula="of:=SUBSTITUTE([.N124];&quot;lm/W&quot;;&quot;&quot; )" office:value-type="string" office:string-value="156 " calcext:value-type="string">
            <text:p>156 </text:p>
          </table:table-cell>
          <table:table-cell office:value-type="string" calcext:value-type="string">
            <text:p>2.3A</text:p>
          </table:table-cell>
          <table:table-cell office:value-type="float" office:value="70" calcext:value-type="float">
            <text:p>70</text:p>
          </table:table-cell>
          <table:table-cell table:formula="of:=IF(OR([.G124]=&quot;2700K&quot;;[.G124]=&quot;2000K&quot;); IF([.Q124]=90;7000/[.I124];8750/[.I124] ); 7000/[.I124])" office:value-type="float" office:value="1.44508670520231" calcext:value-type="float">
            <text:p>1.45</text:p>
          </table:table-cell>
          <table:table-cell table:formula="of:=ROUNDDOWN(134/[.M124])" office:value-type="float" office:value="3" calcext:value-type="float">
            <text:p>3</text:p>
          </table:table-cell>
          <table:table-cell table:formula="of:=[.R124]/[.S124]*30+[.R124]*[.E124]" office:value-type="currency" office:currency="USD" office:value="48.3381502890173" calcext:value-type="currency">
            <text:p>$48.34</text:p>
          </table:table-cell>
          <table:table-cell table:formula="of:=[.T124]+ROUNDUP([.R124]/[.O124]*[.I124])/1000*0.1*365*12" office:value-type="currency" office:currency="USD" office:value="68.0481502890173" calcext:value-type="currency">
            <text:p>$68.05</text:p>
          </table:table-cell>
          <table:table-cell table:formula="of:=[.U124]+ROUNDUP([.R124]/[.O124]*[.I124])/1000*0.1*365*12*5" office:value-type="currency" office:currency="USD" office:value="166.598150289017" calcext:value-type="currency">
            <text:p>$16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BXRC-40G4000-F-23</text:p>
          </table:table-cell>
          <table:table-cell office:value-type="string" calcext:value-type="string">
            <text:p>Bridgelux</text:p>
          </table:table-cell>
          <table:table-cell office:value-type="float" office:value="295" calcext:value-type="float">
            <text:p>295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4000K 3-Step MacAdam Ellipse</text:p>
          </table:table-cell>
          <table:table-cell table:formula="of:=LEFT([.F125];5)" office:value-type="string" office:string-value="4000K" calcext:value-type="string">
            <text:p>4000K</text:p>
          </table:table-cell>
          <table:table-cell office:value-type="string" calcext:value-type="string">
            <text:p>3230 lm (Typ)</text:p>
          </table:table-cell>
          <table:table-cell table:formula="of:=TRIM(LEFT([.H125];5))" office:value-type="string" office:string-value="3230" calcext:value-type="string">
            <text:p>3230</text:p>
          </table:table-cell>
          <table:table-cell office:value-type="string" calcext:value-type="string">
            <text:p>1.05A</text:p>
          </table:table-cell>
          <table:table-cell table:formula="of:=SUBSTITUTE(SUBSTITUTE([.J125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125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08 lm/W</text:p>
          </table:table-cell>
          <table:table-cell table:formula="of:=SUBSTITUTE([.N125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25]=&quot;2700K&quot;;[.G125]=&quot;2000K&quot;); IF([.Q125]=90;7000/[.I125];8750/[.I125] ); 7000/[.I125])" office:value-type="float" office:value="2.1671826625387" calcext:value-type="float">
            <text:p>2.17</text:p>
          </table:table-cell>
          <table:table-cell table:formula="of:=ROUNDDOWN(134/[.M125])" office:value-type="float" office:value="4" calcext:value-type="float">
            <text:p>4</text:p>
          </table:table-cell>
          <table:table-cell table:formula="of:=[.R125]/[.S125]*30+[.R125]*[.E125]" office:value-type="currency" office:currency="USD" office:value="39.594427244582" calcext:value-type="currency">
            <text:p>$39.59</text:p>
          </table:table-cell>
          <table:table-cell table:formula="of:=[.T125]+ROUNDUP([.R125]/[.O125]*[.I125])/1000*0.1*365*12" office:value-type="currency" office:currency="USD" office:value="68.0644272445821" calcext:value-type="currency">
            <text:p>$68.06</text:p>
          </table:table-cell>
          <table:table-cell table:formula="of:=[.U125]+ROUNDUP([.R125]/[.O125]*[.I125])/1000*0.1*365*12*5" office:value-type="currency" office:currency="USD" office:value="210.414427244582" calcext:value-type="currency">
            <text:p>$210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C-73</text:p>
          </table:table-cell>
          <table:table-cell office:value-type="string" calcext:value-type="string">
            <text:p>Bridgelux</text:p>
          </table:table-cell>
          <table:table-cell office:value-type="float" office:value="41" calcext:value-type="float">
            <text:p>41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4000K 3-Step MacAdam Ellipse</text:p>
          </table:table-cell>
          <table:table-cell table:formula="of:=LEFT([.F126];5)" office:value-type="string" office:string-value="4000K" calcext:value-type="string">
            <text:p>4000K</text:p>
          </table:table-cell>
          <table:table-cell office:value-type="string" calcext:value-type="string">
            <text:p>2713 lm (Typ)</text:p>
          </table:table-cell>
          <table:table-cell table:formula="of:=TRIM(LEFT([.H126];4))" office:value-type="string" office:string-value="2713" calcext:value-type="string">
            <text:p>2713</text:p>
          </table:table-cell>
          <table:table-cell office:value-type="string" calcext:value-type="string">
            <text:p>630mA</text:p>
          </table:table-cell>
          <table:table-cell table:formula="of:=SUBSTITUTE(SUBSTITUTE([.J126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2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126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26]=&quot;2700K&quot;;[.G126]=&quot;2000K&quot;); IF([.Q126]=90;7000/[.I126];8750/[.I126] ); 7000/[.I126])" office:value-type="float" office:value="2.58016955399926" calcext:value-type="float">
            <text:p>2.58</text:p>
          </table:table-cell>
          <table:table-cell table:formula="of:=ROUNDDOWN(134/[.M126])" office:value-type="float" office:value="3" calcext:value-type="float">
            <text:p>3</text:p>
          </table:table-cell>
          <table:table-cell table:formula="of:=[.R126]/[.S126]*30+[.R126]*[.E126]" office:value-type="currency" office:currency="USD" office:value="44.0176925912274" calcext:value-type="currency">
            <text:p>$44.02</text:p>
          </table:table-cell>
          <table:table-cell table:formula="of:=[.T126]+ROUNDUP([.R126]/[.O126]*[.I126])/1000*0.1*365*12" office:value-type="currency" office:currency="USD" office:value="68.5456925912274" calcext:value-type="currency">
            <text:p>$68.55</text:p>
          </table:table-cell>
          <table:table-cell table:formula="of:=[.U126]+ROUNDUP([.R126]/[.O126]*[.I126])/1000*0.1*365*12*5" office:value-type="currency" office:currency="USD" office:value="191.185692591227" calcext:value-type="currency">
            <text:p>$191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12_0516.pdf</text:p>
          </table:table-cell>
          <table:table-cell office:value-type="string" calcext:value-type="string">
            <text:p>CLU058-1825C4-403H5K2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127];5)" office:value-type="string" office:string-value="4000K" calcext:value-type="string">
            <text:p>4000K</text:p>
          </table:table-cell>
          <table:table-cell office:value-type="string" calcext:value-type="string">
            <text:p>14803 lm (Typ)</text:p>
          </table:table-cell>
          <table:table-cell table:formula="of:=TRIM(LEFT([.H127];5))" office:value-type="string" office:string-value="14803" calcext:value-type="string">
            <text:p>14803</text:p>
          </table:table-cell>
          <table:table-cell office:value-type="string" calcext:value-type="string">
            <text:p>2.25A</text:p>
          </table:table-cell>
          <table:table-cell table:formula="of:=SUBSTITUTE(SUBSTITUTE([.J127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2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27 lm/W</text:p>
          </table:table-cell>
          <table:table-cell table:formula="of:=SUBSTITUTE([.N12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5.75A</text:p>
          </table:table-cell>
          <table:table-cell office:value-type="float" office:value="90" calcext:value-type="float">
            <text:p>90</text:p>
          </table:table-cell>
          <table:table-cell table:formula="of:=IF(OR([.G127]=&quot;2700K&quot;;[.G127]=&quot;2000K&quot;); IF([.Q127]=90;7000/[.I127];8750/[.I127] ); 7000/[.I127])" office:value-type="float" office:value="0.472877119502803" calcext:value-type="float">
            <text:p>0.47</text:p>
          </table:table-cell>
          <table:table-cell table:formula="of:=ROUNDDOWN(134/[.M127])" office:value-type="float" office:value="2" calcext:value-type="float">
            <text:p>2</text:p>
          </table:table-cell>
          <table:table-cell table:formula="of:=[.R127]/[.S127]*30+[.R127]*[.E127]" office:value-type="currency" office:currency="USD" office:value="44.4126190637033" calcext:value-type="currency">
            <text:p>$44.41</text:p>
          </table:table-cell>
          <table:table-cell table:formula="of:=[.T127]+ROUNDUP([.R127]/[.O127]*[.I127])/1000*0.1*365*12" office:value-type="currency" office:currency="USD" office:value="68.9406190637033" calcext:value-type="currency">
            <text:p>$68.94</text:p>
          </table:table-cell>
          <table:table-cell table:formula="of:=[.U127]+ROUNDUP([.R127]/[.O127]*[.I127])/1000*0.1*365*12*5" office:value-type="currency" office:currency="USD" office:value="191.580619063703" calcext:value-type="currency">
            <text:p>$191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HR240H</text:p>
          </table:table-cell>
          <table:table-cell office:value-type="string" calcext:value-type="string">
            <text:p>Cree Inc.</text:p>
          </table:table-cell>
          <table:table-cell office:value-type="float" office:value="49" calcext:value-type="float">
            <text:p>49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4000K 2-Step MacAdam Ellipse</text:p>
          </table:table-cell>
          <table:table-cell table:formula="of:=LEFT([.F128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28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28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2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2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28]=&quot;2700K&quot;;[.G128]=&quot;2000K&quot;); IF([.Q128]=90;7000/[.I128];8750/[.I128] ); 7000/[.I128])" office:value-type="float" office:value="2.78884462151394" calcext:value-type="float">
            <text:p>2.79</text:p>
          </table:table-cell>
          <table:table-cell table:formula="of:=ROUNDDOWN(134/[.M128])" office:value-type="float" office:value="3" calcext:value-type="float">
            <text:p>3</text:p>
          </table:table-cell>
          <table:table-cell table:formula="of:=[.R128]/[.S128]*30+[.R128]*[.E128]" office:value-type="currency" office:currency="USD" office:value="44.6772908366534" calcext:value-type="currency">
            <text:p>$44.68</text:p>
          </table:table-cell>
          <table:table-cell table:formula="of:=[.T128]+ROUNDUP([.R128]/[.O128]*[.I128])/1000*0.1*365*12" office:value-type="currency" office:currency="USD" office:value="69.2052908366534" calcext:value-type="currency">
            <text:p>$69.21</text:p>
          </table:table-cell>
          <table:table-cell table:formula="of:=[.U128]+ROUNDUP([.R128]/[.O128]*[.I128])/1000*0.1*365*12*5" office:value-type="currency" office:currency="USD" office:value="191.845290836653" calcext:value-type="currency">
            <text:p>$191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E4000-B-73</text:p>
          </table:table-cell>
          <table:table-cell office:value-type="string" calcext:value-type="string">
            <text:p>Bridgelux</text:p>
          </table:table-cell>
          <table:table-cell office:value-type="float" office:value="63" calcext:value-type="float">
            <text:p>6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700K 3-Step MacAdam Ellipse</text:p>
          </table:table-cell>
          <table:table-cell table:formula="of:=LEFT([.F129];5)" office:value-type="string" office:string-value="2700K" calcext:value-type="string">
            <text:p>2700K</text:p>
          </table:table-cell>
          <table:table-cell office:value-type="string" calcext:value-type="string">
            <text:p>4180 lm (Typ)</text:p>
          </table:table-cell>
          <table:table-cell table:formula="of:=TRIM(LEFT([.H129];5))" office:value-type="string" office:string-value="4180" calcext:value-type="string">
            <text:p>4180</text:p>
          </table:table-cell>
          <table:table-cell office:value-type="string" calcext:value-type="string">
            <text:p>900mA</text:p>
          </table:table-cell>
          <table:table-cell table:formula="of:=SUBSTITUTE(SUBSTITUTE([.J129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2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2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29]=&quot;2700K&quot;;[.G129]=&quot;2000K&quot;); IF([.Q129]=90;7000/[.I129];8750/[.I129] ); 7000/[.I129])" office:value-type="float" office:value="2.0933014354067" calcext:value-type="float">
            <text:p>2.09</text:p>
          </table:table-cell>
          <table:table-cell table:formula="of:=ROUNDDOWN(134/[.M129])" office:value-type="float" office:value="3" calcext:value-type="float">
            <text:p>3</text:p>
          </table:table-cell>
          <table:table-cell table:formula="of:=[.R129]/[.S129]*30+[.R129]*[.E129]" office:value-type="currency" office:currency="USD" office:value="40.8193779904306" calcext:value-type="currency">
            <text:p>$40.82</text:p>
          </table:table-cell>
          <table:table-cell table:formula="of:=[.T129]+ROUNDUP([.R129]/[.O129]*[.I129])/1000*0.1*365*12" office:value-type="currency" office:currency="USD" office:value="69.2893779904306" calcext:value-type="currency">
            <text:p>$69.29</text:p>
          </table:table-cell>
          <table:table-cell table:formula="of:=[.U129]+ROUNDUP([.R129]/[.O129]*[.I129])/1000*0.1*365*12*5" office:value-type="currency" office:currency="USD" office:value="211.639377990431" calcext:value-type="currency">
            <text:p>$211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P40E5</text:p>
          </table:table-cell>
          <table:table-cell office:value-type="string" calcext:value-type="string">
            <text:p>Cree Inc.</text:p>
          </table:table-cell>
          <table:table-cell office:value-type="float" office:value="24" calcext:value-type="float">
            <text:p>24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4000K</text:p>
          </table:table-cell>
          <table:table-cell table:formula="of:=LEFT([.F130];5)" office:value-type="string" office:string-value="4000K" calcext:value-type="string">
            <text:p>4000K</text:p>
          </table:table-cell>
          <table:table-cell office:value-type="string" calcext:value-type="string">
            <text:p>2033 lm (1965 lm ~ 2100 lm)</text:p>
          </table:table-cell>
          <table:table-cell table:formula="of:=TRIM(LEFT([.H130];4))" office:value-type="string" office:string-value="2033" calcext:value-type="string">
            <text:p>2033</text:p>
          </table:table-cell>
          <table:table-cell office:value-type="string" calcext:value-type="string">
            <text:p>450mA</text:p>
          </table:table-cell>
          <table:table-cell table:formula="of:=SUBSTITUTE(SUBSTITUTE([.J13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13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2 lm/W</text:p>
          </table:table-cell>
          <table:table-cell table:formula="of:=SUBSTITUTE([.N130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130]=&quot;2700K&quot;;[.G130]=&quot;2000K&quot;); IF([.Q130]=90;7000/[.I130];8750/[.I130] ); 7000/[.I130])" office:value-type="float" office:value="3.44318740777177" calcext:value-type="float">
            <text:p>3.44</text:p>
          </table:table-cell>
          <table:table-cell table:formula="of:=ROUNDDOWN(134/[.M130])" office:value-type="float" office:value="3" calcext:value-type="float">
            <text:p>3</text:p>
          </table:table-cell>
          <table:table-cell table:formula="of:=[.R130]/[.S130]*30+[.R130]*[.E130]" office:value-type="currency" office:currency="USD" office:value="43.9695031972455" calcext:value-type="currency">
            <text:p>$43.97</text:p>
          </table:table-cell>
          <table:table-cell table:formula="of:=[.T130]+ROUNDUP([.R130]/[.O130]*[.I130])/1000*0.1*365*12" office:value-type="currency" office:currency="USD" office:value="69.3735031972455" calcext:value-type="currency">
            <text:p>$69.37</text:p>
          </table:table-cell>
          <table:table-cell table:formula="of:=[.U130]+ROUNDUP([.R130]/[.O130]*[.I130])/1000*0.1*365*12*5" office:value-type="currency" office:currency="USD" office:value="196.393503197245" calcext:value-type="currency">
            <text:p>$196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G2000-C-73-SE</text:p>
          </table:table-cell>
          <table:table-cell office:value-type="string" calcext:value-type="string">
            <text:p>Bridgelux</text:p>
          </table:table-cell>
          <table:table-cell office:value-type="float" office:value="104" calcext:value-type="float">
            <text:p>104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4000K 3-Step MacAdam Ellipse</text:p>
          </table:table-cell>
          <table:table-cell table:formula="of:=LEFT([.F131];5)" office:value-type="string" office:string-value="4000K" calcext:value-type="string">
            <text:p>4000K</text:p>
          </table:table-cell>
          <table:table-cell office:value-type="string" calcext:value-type="string">
            <text:p>2659 lm (Typ)</text:p>
          </table:table-cell>
          <table:table-cell table:formula="of:=TRIM(LEFT([.H131];4))" office:value-type="string" office:string-value="2659" calcext:value-type="string">
            <text:p>2659</text:p>
          </table:table-cell>
          <table:table-cell office:value-type="string" calcext:value-type="string">
            <text:p>630mA</text:p>
          </table:table-cell>
          <table:table-cell table:formula="of:=SUBSTITUTE(SUBSTITUTE([.J13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3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4 lm/W</text:p>
          </table:table-cell>
          <table:table-cell table:formula="of:=SUBSTITUTE([.N131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31]=&quot;2700K&quot;;[.G131]=&quot;2000K&quot;); IF([.Q131]=90;7000/[.I131];8750/[.I131] ); 7000/[.I131])" office:value-type="float" office:value="2.63256863482512" calcext:value-type="float">
            <text:p>2.63</text:p>
          </table:table-cell>
          <table:table-cell table:formula="of:=ROUNDDOWN(134/[.M131])" office:value-type="float" office:value="3" calcext:value-type="float">
            <text:p>3</text:p>
          </table:table-cell>
          <table:table-cell table:formula="of:=[.R131]/[.S131]*30+[.R131]*[.E131]" office:value-type="currency" office:currency="USD" office:value="44.4640842421963" calcext:value-type="currency">
            <text:p>$44.46</text:p>
          </table:table-cell>
          <table:table-cell table:formula="of:=[.T131]+ROUNDUP([.R131]/[.O131]*[.I131])/1000*0.1*365*12" office:value-type="currency" office:currency="USD" office:value="69.4300842421963" calcext:value-type="currency">
            <text:p>$69.43</text:p>
          </table:table-cell>
          <table:table-cell table:formula="of:=[.U131]+ROUNDUP([.R131]/[.O131]*[.I131])/1000*0.1*365*12*5" office:value-type="currency" office:currency="USD" office:value="194.260084242196" calcext:value-type="currency">
            <text:p>$194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BXRC-20B4001-C-73</text:p>
          </table:table-cell>
          <table:table-cell office:value-type="string" calcext:value-type="string">
            <text:p>Bridgelux</text:p>
          </table:table-cell>
          <table:table-cell office:value-type="float" office:value="50" calcext:value-type="float">
            <text:p>50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2000K 3-Step MacAdam Ellipse</text:p>
          </table:table-cell>
          <table:table-cell table:formula="of:=LEFT([.F132];5)" office:value-type="string" office:string-value="2000K" calcext:value-type="string">
            <text:p>2000K</text:p>
          </table:table-cell>
          <table:table-cell office:value-type="string" calcext:value-type="string">
            <text:p>5351 lm (Typ)</text:p>
          </table:table-cell>
          <table:table-cell table:formula="of:=TRIM(LEFT([.H132];5))" office:value-type="string" office:string-value="5351" calcext:value-type="string">
            <text:p>5351</text:p>
          </table:table-cell>
          <table:table-cell office:value-type="string" calcext:value-type="string">
            <text:p>1.17A</text:p>
          </table:table-cell>
          <table:table-cell table:formula="of:=SUBSTITUTE(SUBSTITUTE([.J132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3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1 lm/W</text:p>
          </table:table-cell>
          <table:table-cell table:formula="of:=SUBSTITUTE([.N13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132]=&quot;2700K&quot;;[.G132]=&quot;2000K&quot;); IF([.Q132]=90;7000/[.I132];8750/[.I132] ); 7000/[.I132])" office:value-type="float" office:value="1.63520837226687" calcext:value-type="float">
            <text:p>1.64</text:p>
          </table:table-cell>
          <table:table-cell table:formula="of:=ROUNDDOWN(134/[.M132])" office:value-type="float" office:value="3" calcext:value-type="float">
            <text:p>3</text:p>
          </table:table-cell>
          <table:table-cell table:formula="of:=[.R132]/[.S132]*30+[.R132]*[.E132]" office:value-type="currency" office:currency="USD" office:value="37.5280321435246" calcext:value-type="currency">
            <text:p>$37.53</text:p>
          </table:table-cell>
          <table:table-cell table:formula="of:=[.T132]+ROUNDUP([.R132]/[.O132]*[.I132])/1000*0.1*365*12" office:value-type="currency" office:currency="USD" office:value="69.5020321435246" calcext:value-type="currency">
            <text:p>$69.50</text:p>
          </table:table-cell>
          <table:table-cell table:formula="of:=[.U132]+ROUNDUP([.R132]/[.O132]*[.I132])/1000*0.1*365*12*5" office:value-type="currency" office:currency="USD" office:value="229.372032143525" calcext:value-type="currency">
            <text:p>$229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E2000-B-73-SE</text:p>
          </table:table-cell>
          <table:table-cell office:value-type="string" calcext:value-type="string">
            <text:p>Bridgelux</text:p>
          </table:table-cell>
          <table:table-cell office:value-type="float" office:value="199" calcext:value-type="float">
            <text:p>19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000K 3-Step MacAdam Ellipse</text:p>
          </table:table-cell>
          <table:table-cell table:formula="of:=LEFT([.F133];5)" office:value-type="string" office:string-value="4000K" calcext:value-type="string">
            <text:p>4000K</text:p>
          </table:table-cell>
          <table:table-cell office:value-type="string" calcext:value-type="string">
            <text:p>2219 lm (Typ)</text:p>
          </table:table-cell>
          <table:table-cell table:formula="of:=TRIM(LEFT([.H133];4))" office:value-type="string" office:string-value="2219" calcext:value-type="string">
            <text:p>2219</text:p>
          </table:table-cell>
          <table:table-cell office:value-type="string" calcext:value-type="string">
            <text:p>450mA</text:p>
          </table:table-cell>
          <table:table-cell table:formula="of:=SUBSTITUTE(SUBSTITUTE([.J133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3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5 lm/W</text:p>
          </table:table-cell>
          <table:table-cell table:formula="of:=SUBSTITUTE([.N133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33]=&quot;2700K&quot;;[.G133]=&quot;2000K&quot;); IF([.Q133]=90;7000/[.I133];8750/[.I133] ); 7000/[.I133])" office:value-type="float" office:value="3.15457413249211" calcext:value-type="float">
            <text:p>3.15</text:p>
          </table:table-cell>
          <table:table-cell table:formula="of:=ROUNDDOWN(134/[.M133])" office:value-type="float" office:value="3" calcext:value-type="float">
            <text:p>3</text:p>
          </table:table-cell>
          <table:table-cell table:formula="of:=[.R133]/[.S133]*30+[.R133]*[.E133]" office:value-type="currency" office:currency="USD" office:value="48.2649842271293" calcext:value-type="currency">
            <text:p>$48.26</text:p>
          </table:table-cell>
          <table:table-cell table:formula="of:=[.T133]+ROUNDUP([.R133]/[.O133]*[.I133])/1000*0.1*365*12" office:value-type="currency" office:currency="USD" office:value="69.7269842271293" calcext:value-type="currency">
            <text:p>$69.73</text:p>
          </table:table-cell>
          <table:table-cell table:formula="of:=[.U133]+ROUNDUP([.R133]/[.O133]*[.I133])/1000*0.1*365*12*5" office:value-type="currency" office:currency="USD" office:value="177.036984227129" calcext:value-type="currency">
            <text:p>$177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E0800-D-73</text:p>
          </table:table-cell>
          <table:table-cell office:value-type="string" calcext:value-type="string">
            <text:p>Bridgelux</text:p>
          </table:table-cell>
          <table:table-cell office:value-type="float" office:value="648" calcext:value-type="float">
            <text:p>64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4000K 3-Step MacAdam Ellipse</text:p>
          </table:table-cell>
          <table:table-cell table:formula="of:=LEFT([.F134];5)" office:value-type="string" office:string-value="4000K" calcext:value-type="string">
            <text:p>4000K</text:p>
          </table:table-cell>
          <table:table-cell office:value-type="string" calcext:value-type="string">
            <text:p>850 lm (Typ)</text:p>
          </table:table-cell>
          <table:table-cell table:formula="of:=TRIM(LEFT([.H134];4))" office:value-type="string" office:string-value="850" calcext:value-type="string">
            <text:p>850</text:p>
          </table:table-cell>
          <table:table-cell office:value-type="string" calcext:value-type="string">
            <text:p>350mA</text:p>
          </table:table-cell>
          <table:table-cell table:formula="of:=SUBSTITUTE(SUBSTITUTE([.J13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134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45 lm/W</text:p>
          </table:table-cell>
          <table:table-cell table:formula="of:=SUBSTITUTE([.N134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34]=&quot;2700K&quot;;[.G134]=&quot;2000K&quot;); IF([.Q134]=90;7000/[.I134];8750/[.I134] ); 7000/[.I134])" office:value-type="float" office:value="8.23529411764706" calcext:value-type="float">
            <text:p>8.24</text:p>
          </table:table-cell>
          <table:table-cell table:formula="of:=ROUNDDOWN(134/[.M134])" office:value-type="float" office:value="8" calcext:value-type="float">
            <text:p>8</text:p>
          </table:table-cell>
          <table:table-cell table:formula="of:=[.R134]/[.S134]*30+[.R134]*[.E134]" office:value-type="currency" office:currency="USD" office:value="48.5058823529412" calcext:value-type="currency">
            <text:p>$48.51</text:p>
          </table:table-cell>
          <table:table-cell table:formula="of:=[.T134]+ROUNDUP([.R134]/[.O134]*[.I134])/1000*0.1*365*12" office:value-type="currency" office:currency="USD" office:value="69.9678823529412" calcext:value-type="currency">
            <text:p>$69.97</text:p>
          </table:table-cell>
          <table:table-cell table:formula="of:=[.U134]+ROUNDUP([.R134]/[.O134]*[.I134])/1000*0.1*365*12*5" office:value-type="currency" office:currency="USD" office:value="177.277882352941" calcext:value-type="currency">
            <text:p>$177.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273H5K2</text:p>
          </table:table-cell>
          <table:table-cell office:value-type="string" calcext:value-type="string">
            <text:p>Citizen</text:p>
          </table:table-cell>
          <table:table-cell office:value-type="float" office:value="29" calcext:value-type="float">
            <text:p>2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2700K</text:p>
          </table:table-cell>
          <table:table-cell table:formula="of:=LEFT([.F135];5)" office:value-type="string" office:string-value="2700K" calcext:value-type="string">
            <text:p>2700K</text:p>
          </table:table-cell>
          <table:table-cell office:value-type="string" calcext:value-type="string">
            <text:p>6031 lm (Typ)</text:p>
          </table:table-cell>
          <table:table-cell table:formula="of:=TRIM(LEFT([.H135];5))" office:value-type="string" office:string-value="6031" calcext:value-type="string">
            <text:p>6031</text:p>
          </table:table-cell>
          <table:table-cell office:value-type="string" calcext:value-type="string">
            <text:p>1.75A</text:p>
          </table:table-cell>
          <table:table-cell table:formula="of:=SUBSTITUTE(SUBSTITUTE([.J135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35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2 lm/W</text:p>
          </table:table-cell>
          <table:table-cell table:formula="of:=SUBSTITUTE([.N135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135]=&quot;2700K&quot;;[.G135]=&quot;2000K&quot;); IF([.Q135]=90;7000/[.I135];8750/[.I135] ); 7000/[.I135])" office:value-type="float" office:value="1.16066987232631" calcext:value-type="float">
            <text:p>1.16</text:p>
          </table:table-cell>
          <table:table-cell table:formula="of:=ROUNDDOWN(134/[.M135])" office:value-type="float" office:value="3" calcext:value-type="float">
            <text:p>3</text:p>
          </table:table-cell>
          <table:table-cell table:formula="of:=[.R135]/[.S135]*30+[.R135]*[.E135]" office:value-type="currency" office:currency="USD" office:value="36.5611009782789" calcext:value-type="currency">
            <text:p>$36.56</text:p>
          </table:table-cell>
          <table:table-cell table:formula="of:=[.T135]+ROUNDUP([.R135]/[.O135]*[.I135])/1000*0.1*365*12" office:value-type="currency" office:currency="USD" office:value="70.2871009782789" calcext:value-type="currency">
            <text:p>$70.29</text:p>
          </table:table-cell>
          <table:table-cell table:formula="of:=[.U135]+ROUNDUP([.R135]/[.O135]*[.I135])/1000*0.1*365*12*5" office:value-type="currency" office:currency="USD" office:value="238.917100978279" calcext:value-type="currency">
            <text:p>$238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XA1820-0000-000N0HQ440F</text:p>
          </table:table-cell>
          <table:table-cell office:value-type="string" calcext:value-type="string">
            <text:p>Cree Inc.</text:p>
          </table:table-cell>
          <table:table-cell office:value-type="float" office:value="19" calcext:value-type="float">
            <text:p>19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4000K 4-Step MacAdam Ellipse</text:p>
          </table:table-cell>
          <table:table-cell table:formula="of:=LEFT([.F136];5)" office:value-type="string" office:string-value="4000K" calcext:value-type="string">
            <text:p>4000K</text:p>
          </table:table-cell>
          <table:table-cell office:value-type="string" calcext:value-type="string">
            <text:p>2340 lm (2260 lm ~ 2780 lm)</text:p>
          </table:table-cell>
          <table:table-cell table:formula="of:=TRIM(LEFT([.H136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136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7V</text:p>
          </table:table-cell>
          <table:table-cell table:formula="of:=SUBSTITUTE([.L13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5 lm/W</text:p>
          </table:table-cell>
          <table:table-cell table:formula="of:=SUBSTITUTE([.N136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136]=&quot;2700K&quot;;[.G136]=&quot;2000K&quot;); IF([.Q136]=90;7000/[.I136];8750/[.I136] ); 7000/[.I136])" office:value-type="float" office:value="2.99145299145299" calcext:value-type="float">
            <text:p>2.99</text:p>
          </table:table-cell>
          <table:table-cell table:formula="of:=ROUNDDOWN(134/[.M136])" office:value-type="float" office:value="3" calcext:value-type="float">
            <text:p>3</text:p>
          </table:table-cell>
          <table:table-cell table:formula="of:=[.R136]/[.S136]*30+[.R136]*[.E136]" office:value-type="currency" office:currency="USD" office:value="44.0042735042735" calcext:value-type="currency">
            <text:p>$44.00</text:p>
          </table:table-cell>
          <table:table-cell table:formula="of:=[.T136]+ROUNDUP([.R136]/[.O136]*[.I136])/1000*0.1*365*12" office:value-type="currency" office:currency="USD" office:value="70.7222735042735" calcext:value-type="currency">
            <text:p>$70.72</text:p>
          </table:table-cell>
          <table:table-cell table:formula="of:=[.U136]+ROUNDUP([.R136]/[.O136]*[.I136])/1000*0.1*365*12*5" office:value-type="currency" office:currency="USD" office:value="204.312273504274" calcext:value-type="currency">
            <text:p>$204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US240G</text:p>
          </table:table-cell>
          <table:table-cell office:value-type="string" calcext:value-type="string">
            <text:p>Cree Inc.</text:p>
          </table:table-cell>
          <table:table-cell office:value-type="float" office:value="83" calcext:value-type="float">
            <text:p>83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4000K 3-Step MacAdam Ellipse</text:p>
          </table:table-cell>
          <table:table-cell table:formula="of:=LEFT([.F137];5)" office:value-type="string" office:string-value="4000K" calcext:value-type="string">
            <text:p>4000K</text:p>
          </table:table-cell>
          <table:table-cell office:value-type="string" calcext:value-type="string">
            <text:p>2885 lm (2780 lm ~ 2990 lm)</text:p>
          </table:table-cell>
          <table:table-cell table:formula="of:=TRIM(LEFT([.H137];4))" office:value-type="string" office:string-value="2885" calcext:value-type="string">
            <text:p>2885</text:p>
          </table:table-cell>
          <table:table-cell office:value-type="string" calcext:value-type="string">
            <text:p>800mA</text:p>
          </table:table-cell>
          <table:table-cell table:formula="of:=SUBSTITUTE(SUBSTITUTE([.J137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13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00 lm/W</text:p>
          </table:table-cell>
          <table:table-cell table:formula="of:=SUBSTITUTE([.N137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37]=&quot;2700K&quot;;[.G137]=&quot;2000K&quot;); IF([.Q137]=90;7000/[.I137];8750/[.I137] ); 7000/[.I137])" office:value-type="float" office:value="2.4263431542461" calcext:value-type="float">
            <text:p>2.43</text:p>
          </table:table-cell>
          <table:table-cell table:formula="of:=ROUNDDOWN(134/[.M137])" office:value-type="float" office:value="3" calcext:value-type="float">
            <text:p>3</text:p>
          </table:table-cell>
          <table:table-cell table:formula="of:=[.R137]/[.S137]*30+[.R137]*[.E137]" office:value-type="currency" office:currency="USD" office:value="40.0831889081456" calcext:value-type="currency">
            <text:p>$40.08</text:p>
          </table:table-cell>
          <table:table-cell table:formula="of:=[.T137]+ROUNDUP([.R137]/[.O137]*[.I137])/1000*0.1*365*12" office:value-type="currency" office:currency="USD" office:value="70.7431889081456" calcext:value-type="currency">
            <text:p>$70.74</text:p>
          </table:table-cell>
          <table:table-cell table:formula="of:=[.U137]+ROUNDUP([.R137]/[.O137]*[.I137])/1000*0.1*365*12*5" office:value-type="currency" office:currency="USD" office:value="224.043188908146" calcext:value-type="currency">
            <text:p>$224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20.pdf</text:p>
          </table:table-cell>
          <table:table-cell office:value-type="string" calcext:value-type="string">
            <text:p>CXA3050-0000-000N0HW240F</text:p>
          </table:table-cell>
          <table:table-cell office:value-type="string" calcext:value-type="string">
            <text:p>Cree Inc.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0K 4-Step MacAdam Ellipse</text:p>
          </table:table-cell>
          <table:table-cell table:formula="of:=LEFT([.F138];5)" office:value-type="string" office:string-value="4000K" calcext:value-type="string">
            <text:p>4000K</text:p>
          </table:table-cell>
          <table:table-cell office:value-type="string" calcext:value-type="string">
            <text:p>5043 lm (4860 lm ~ 5225 lm)</text:p>
          </table:table-cell>
          <table:table-cell table:formula="of:=TRIM(LEFT([.H138];5))" office:value-type="string" office:string-value="5043" calcext:value-type="string">
            <text:p>5043</text:p>
          </table:table-cell>
          <table:table-cell office:value-type="string" calcext:value-type="string">
            <text:p>1.4A</text:p>
          </table:table-cell>
          <table:table-cell table:formula="of:=SUBSTITUTE(SUBSTITUTE([.J138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38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138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38]=&quot;2700K&quot;;[.G138]=&quot;2000K&quot;); IF([.Q138]=90;7000/[.I138];8750/[.I138] ); 7000/[.I138])" office:value-type="float" office:value="1.38806266111442" calcext:value-type="float">
            <text:p>1.39</text:p>
          </table:table-cell>
          <table:table-cell table:formula="of:=ROUNDDOWN(134/[.M138])" office:value-type="float" office:value="3" calcext:value-type="float">
            <text:p>3</text:p>
          </table:table-cell>
          <table:table-cell table:formula="of:=[.R138]/[.S138]*30+[.R138]*[.E138]" office:value-type="currency" office:currency="USD" office:value="38.8657545112036" calcext:value-type="currency">
            <text:p>$38.87</text:p>
          </table:table-cell>
          <table:table-cell table:formula="of:=[.T138]+ROUNDUP([.R138]/[.O138]*[.I138])/1000*0.1*365*12" office:value-type="currency" office:currency="USD" office:value="70.8397545112036" calcext:value-type="currency">
            <text:p>$70.84</text:p>
          </table:table-cell>
          <table:table-cell table:formula="of:=[.U138]+ROUNDUP([.R138]/[.O138]*[.I138])/1000*0.1*365*12*5" office:value-type="currency" office:currency="USD" office:value="230.709754511204" calcext:value-type="currency">
            <text:p>$230.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2540-0000-000N0UU240H</text:p>
          </table:table-cell>
          <table:table-cell office:value-type="string" calcext:value-type="string">
            <text:p>Cree Inc.</text:p>
          </table:table-cell>
          <table:table-cell office:value-type="float" office:value="32" calcext:value-type="float">
            <text:p>32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4000K 2-Step MacAdam Ellipse</text:p>
          </table:table-cell>
          <table:table-cell table:formula="of:=LEFT([.F139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139];5))" office:value-type="string" office:string-value="3818" calcext:value-type="string">
            <text:p>3818</text:p>
          </table:table-cell>
          <table:table-cell office:value-type="string" calcext:value-type="string">
            <text:p>1.1A</text:p>
          </table:table-cell>
          <table:table-cell table:formula="of:=SUBSTITUTE(SUBSTITUTE([.J13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13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4 lm/W</text:p>
          </table:table-cell>
          <table:table-cell table:formula="of:=SUBSTITUTE([.N139];&quot;lm/W&quot;;&quot;&quot; )" office:value-type="string" office:string-value="94 " calcext:value-type="string">
            <text:p>94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39]=&quot;2700K&quot;;[.G139]=&quot;2000K&quot;); IF([.Q139]=90;7000/[.I139];8750/[.I139] ); 7000/[.I139])" office:value-type="float" office:value="1.83342063907805" calcext:value-type="float">
            <text:p>1.83</text:p>
          </table:table-cell>
          <table:table-cell table:formula="of:=ROUNDDOWN(134/[.M139])" office:value-type="float" office:value="3" calcext:value-type="float">
            <text:p>3</text:p>
          </table:table-cell>
          <table:table-cell table:formula="of:=[.R139]/[.S139]*30+[.R139]*[.E139]" office:value-type="currency" office:currency="USD" office:value="38.1901519119958" calcext:value-type="currency">
            <text:p>$38.19</text:p>
          </table:table-cell>
          <table:table-cell table:formula="of:=[.T139]+ROUNDUP([.R139]/[.O139]*[.I139])/1000*0.1*365*12" office:value-type="currency" office:currency="USD" office:value="71.0401519119958" calcext:value-type="currency">
            <text:p>$71.04</text:p>
          </table:table-cell>
          <table:table-cell table:formula="of:=[.U139]+ROUNDUP([.R139]/[.O139]*[.I139])/1000*0.1*365*12*5" office:value-type="currency" office:currency="USD" office:value="235.290151911996" calcext:value-type="currency">
            <text:p>$235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E2000-B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4000K 3-Step MacAdam Ellipse</text:p>
          </table:table-cell>
          <table:table-cell table:formula="of:=LEFT([.F140];5)" office:value-type="string" office:string-value="4000K" calcext:value-type="string">
            <text:p>4000K</text:p>
          </table:table-cell>
          <table:table-cell office:value-type="string" calcext:value-type="string">
            <text:p>2265 lm (Typ)</text:p>
          </table:table-cell>
          <table:table-cell table:formula="of:=TRIM(LEFT([.H140];4))" office:value-type="string" office:string-value="2265" calcext:value-type="string">
            <text:p>2265</text:p>
          </table:table-cell>
          <table:table-cell office:value-type="string" calcext:value-type="string">
            <text:p>450mA</text:p>
          </table:table-cell>
          <table:table-cell table:formula="of:=SUBSTITUTE(SUBSTITUTE([.J14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4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140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40]=&quot;2700K&quot;;[.G140]=&quot;2000K&quot;); IF([.Q140]=90;7000/[.I140];8750/[.I140] ); 7000/[.I140])" office:value-type="float" office:value="3.09050772626932" calcext:value-type="float">
            <text:p>3.09</text:p>
          </table:table-cell>
          <table:table-cell table:formula="of:=ROUNDDOWN(134/[.M140])" office:value-type="float" office:value="3" calcext:value-type="float">
            <text:p>3</text:p>
          </table:table-cell>
          <table:table-cell table:formula="of:=[.R140]/[.S140]*30+[.R140]*[.E140]" office:value-type="currency" office:currency="USD" office:value="50.0971302428256" calcext:value-type="currency">
            <text:p>$50.10</text:p>
          </table:table-cell>
          <table:table-cell table:formula="of:=[.T140]+ROUNDUP([.R140]/[.O140]*[.I140])/1000*0.1*365*12" office:value-type="currency" office:currency="USD" office:value="71.1211302428256" calcext:value-type="currency">
            <text:p>$71.12</text:p>
          </table:table-cell>
          <table:table-cell table:formula="of:=[.U140]+ROUNDUP([.R140]/[.O140]*[.I140])/1000*0.1*365*12*5" office:value-type="currency" office:currency="USD" office:value="176.241130242826" calcext:value-type="currency">
            <text:p>$176.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BXRH-27G3000-D-73</text:p>
          </table:table-cell>
          <table:table-cell office:value-type="string" calcext:value-type="string">
            <text:p>Bridgelux</text:p>
          </table:table-cell>
          <table:table-cell office:value-type="float" office:value="338" calcext:value-type="float">
            <text:p>338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141];5)" office:value-type="string" office:string-value="2700K" calcext:value-type="string">
            <text:p>2700K</text:p>
          </table:table-cell>
          <table:table-cell office:value-type="string" calcext:value-type="string">
            <text:p>2375 lm (Typ)</text:p>
          </table:table-cell>
          <table:table-cell table:formula="of:=TRIM(LEFT([.H141];4))" office:value-type="string" office:string-value="2375" calcext:value-type="string">
            <text:p>2375</text:p>
          </table:table-cell>
          <table:table-cell office:value-type="string" calcext:value-type="string">
            <text:p>700mA</text:p>
          </table:table-cell>
          <table:table-cell table:formula="of:=SUBSTITUTE(SUBSTITUTE([.J14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141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96 lm/W</text:p>
          </table:table-cell>
          <table:table-cell table:formula="of:=SUBSTITUTE([.N141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960mA</text:p>
          </table:table-cell>
          <table:table-cell office:value-type="float" office:value="90" calcext:value-type="float">
            <text:p>90</text:p>
          </table:table-cell>
          <table:table-cell table:formula="of:=IF(OR([.G141]=&quot;2700K&quot;;[.G141]=&quot;2000K&quot;); IF([.Q141]=90;7000/[.I141];8750/[.I141] ); 7000/[.I141])" office:value-type="float" office:value="2.94736842105263" calcext:value-type="float">
            <text:p>2.95</text:p>
          </table:table-cell>
          <table:table-cell table:formula="of:=ROUNDDOWN(134/[.M141])" office:value-type="float" office:value="3" calcext:value-type="float">
            <text:p>3</text:p>
          </table:table-cell>
          <table:table-cell table:formula="of:=[.R141]/[.S141]*30+[.R141]*[.E141]" office:value-type="currency" office:currency="USD" office:value="39.4652631578947" calcext:value-type="currency">
            <text:p>$39.47</text:p>
          </table:table-cell>
          <table:table-cell table:formula="of:=[.T141]+ROUNDUP([.R141]/[.O141]*[.I141])/1000*0.1*365*12" office:value-type="currency" office:currency="USD" office:value="71.4392631578947" calcext:value-type="currency">
            <text:p>$71.44</text:p>
          </table:table-cell>
          <table:table-cell table:formula="of:=[.U141]+ROUNDUP([.R141]/[.O141]*[.I141])/1000*0.1*365*12*5" office:value-type="currency" office:currency="USD" office:value="231.309263157895" calcext:value-type="currency">
            <text:p>$231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G2000-D-73-SE</text:p>
          </table:table-cell>
          <table:table-cell office:value-type="string" calcext:value-type="string">
            <text:p>Bridgelux</text:p>
          </table:table-cell>
          <table:table-cell office:value-type="float" office:value="183" calcext:value-type="float">
            <text:p>183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4000K 3-Step MacAdam Ellipse</text:p>
          </table:table-cell>
          <table:table-cell table:formula="of:=LEFT([.F142];5)" office:value-type="string" office:string-value="4000K" calcext:value-type="string">
            <text:p>4000K</text:p>
          </table:table-cell>
          <table:table-cell office:value-type="string" calcext:value-type="string">
            <text:p>1934 lm (Typ)</text:p>
          </table:table-cell>
          <table:table-cell table:formula="of:=TRIM(LEFT([.H142];4))" office:value-type="string" office:string-value="1934" calcext:value-type="string">
            <text:p>1934</text:p>
          </table:table-cell>
          <table:table-cell office:value-type="string" calcext:value-type="string">
            <text:p>500mA</text:p>
          </table:table-cell>
          <table:table-cell table:formula="of:=SUBSTITUTE(SUBSTITUTE([.J142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42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25 lm/W</text:p>
          </table:table-cell>
          <table:table-cell table:formula="of:=SUBSTITUTE([.N142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42]=&quot;2700K&quot;;[.G142]=&quot;2000K&quot;); IF([.Q142]=90;7000/[.I142];8750/[.I142] ); 7000/[.I142])" office:value-type="float" office:value="3.61944157187177" calcext:value-type="float">
            <text:p>3.62</text:p>
          </table:table-cell>
          <table:table-cell table:formula="of:=ROUNDDOWN(134/[.M142])" office:value-type="float" office:value="4" calcext:value-type="float">
            <text:p>4</text:p>
          </table:table-cell>
          <table:table-cell table:formula="of:=[.R142]/[.S142]*30+[.R142]*[.E142]" office:value-type="currency" office:currency="USD" office:value="47.2699069286453" calcext:value-type="currency">
            <text:p>$47.27</text:p>
          </table:table-cell>
          <table:table-cell table:formula="of:=[.T142]+ROUNDUP([.R142]/[.O142]*[.I142])/1000*0.1*365*12" office:value-type="currency" office:currency="USD" office:value="71.7979069286453" calcext:value-type="currency">
            <text:p>$71.80</text:p>
          </table:table-cell>
          <table:table-cell table:formula="of:=[.U142]+ROUNDUP([.R142]/[.O142]*[.I142])/1000*0.1*365*12*5" office:value-type="currency" office:currency="USD" office:value="194.437906928645" calcext:value-type="currency">
            <text:p>$194.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BXRC-40E1000-D-73-SE</text:p>
          </table:table-cell>
          <table:table-cell office:value-type="string" calcext:value-type="string">
            <text:p>Bridgelux</text:p>
          </table:table-cell>
          <table:table-cell office:value-type="float" office:value="256" calcext:value-type="float">
            <text:p>256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143];5)" office:value-type="string" office:string-value="4000K" calcext:value-type="string">
            <text:p>4000K</text:p>
          </table:table-cell>
          <table:table-cell office:value-type="string" calcext:value-type="string">
            <text:p>1242 lm (Typ)</text:p>
          </table:table-cell>
          <table:table-cell table:formula="of:=TRIM(LEFT([.H143];4))" office:value-type="string" office:string-value="1242" calcext:value-type="string">
            <text:p>1242</text:p>
          </table:table-cell>
          <table:table-cell office:value-type="string" calcext:value-type="string">
            <text:p>350mA</text:p>
          </table:table-cell>
          <table:table-cell table:formula="of:=SUBSTITUTE(SUBSTITUTE([.J14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143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40 lm/W</text:p>
          </table:table-cell>
          <table:table-cell table:formula="of:=SUBSTITUTE([.N143];&quot;lm/W&quot;;&quot;&quot; )" office:value-type="string" office:string-value="140 " calcext:value-type="string">
            <text:p>140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43]=&quot;2700K&quot;;[.G143]=&quot;2000K&quot;); IF([.Q143]=90;7000/[.I143];8750/[.I143] ); 7000/[.I143])" office:value-type="float" office:value="5.63607085346216" calcext:value-type="float">
            <text:p>5.64</text:p>
          </table:table-cell>
          <table:table-cell table:formula="of:=ROUNDDOWN(134/[.M143])" office:value-type="float" office:value="5" calcext:value-type="float">
            <text:p>5</text:p>
          </table:table-cell>
          <table:table-cell table:formula="of:=[.R143]/[.S143]*30+[.R143]*[.E143]" office:value-type="currency" office:currency="USD" office:value="50.048309178744" calcext:value-type="currency">
            <text:p>$50.05</text:p>
          </table:table-cell>
          <table:table-cell table:formula="of:=[.T143]+ROUNDUP([.R143]/[.O143]*[.I143])/1000*0.1*365*12" office:value-type="currency" office:currency="USD" office:value="71.948309178744" calcext:value-type="currency">
            <text:p>$71.95</text:p>
          </table:table-cell>
          <table:table-cell table:formula="of:=[.U143]+ROUNDUP([.R143]/[.O143]*[.I143])/1000*0.1*365*12*5" office:value-type="currency" office:currency="USD" office:value="181.448309178744" calcext:value-type="currency">
            <text:p>$181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CXA3050-0000-000N0HW440F</text:p>
          </table:table-cell>
          <table:table-cell office:value-type="string" calcext:value-type="string">
            <text:p>Cree Inc.</text:p>
          </table:table-cell>
          <table:table-cell office:value-type="float" office:value="18" calcext:value-type="float">
            <text:p>18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4000K 4-Step MacAdam Ellipse</text:p>
          </table:table-cell>
          <table:table-cell table:formula="of:=LEFT([.F144];5)" office:value-type="string" office:string-value="4000K" calcext:value-type="string">
            <text:p>4000K</text:p>
          </table:table-cell>
          <table:table-cell office:value-type="string" calcext:value-type="string">
            <text:p>5408 lm (5225 lm ~ 5590 lm)</text:p>
          </table:table-cell>
          <table:table-cell table:formula="of:=TRIM(LEFT([.H144];5))" office:value-type="string" office:string-value="5408" calcext:value-type="string">
            <text:p>5408</text:p>
          </table:table-cell>
          <table:table-cell office:value-type="string" calcext:value-type="string">
            <text:p>1.4A</text:p>
          </table:table-cell>
          <table:table-cell table:formula="of:=SUBSTITUTE(SUBSTITUTE([.J144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4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4 lm/W</text:p>
          </table:table-cell>
          <table:table-cell table:formula="of:=SUBSTITUTE([.N144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44]=&quot;2700K&quot;;[.G144]=&quot;2000K&quot;); IF([.Q144]=90;7000/[.I144];8750/[.I144] ); 7000/[.I144])" office:value-type="float" office:value="1.29437869822485" calcext:value-type="float">
            <text:p>1.29</text:p>
          </table:table-cell>
          <table:table-cell table:formula="of:=ROUNDDOWN(134/[.M144])" office:value-type="float" office:value="3" calcext:value-type="float">
            <text:p>3</text:p>
          </table:table-cell>
          <table:table-cell table:formula="of:=[.R144]/[.S144]*30+[.R144]*[.E144]" office:value-type="currency" office:currency="USD" office:value="42.3650147928994" calcext:value-type="currency">
            <text:p>$42.37</text:p>
          </table:table-cell>
          <table:table-cell table:formula="of:=[.T144]+ROUNDUP([.R144]/[.O144]*[.I144])/1000*0.1*365*12" office:value-type="currency" office:currency="USD" office:value="72.1490147928994" calcext:value-type="currency">
            <text:p>$72.15</text:p>
          </table:table-cell>
          <table:table-cell table:formula="of:=[.U144]+ROUNDUP([.R144]/[.O144]*[.I144])/1000*0.1*365*12*5" office:value-type="currency" office:currency="USD" office:value="221.069014792899" calcext:value-type="currency">
            <text:p>$221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38-1210C4-403M2K1</text:p>
          </table:table-cell>
          <table:table-cell office:value-type="string" calcext:value-type="string">
            <text:p>Citizen</text:p>
          </table:table-cell>
          <table:table-cell office:value-type="float" office:value="4" calcext:value-type="float">
            <text:p>4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145];5)" office:value-type="string" office:string-value="4000K" calcext:value-type="string">
            <text:p>4000K</text:p>
          </table:table-cell>
          <table:table-cell office:value-type="string" calcext:value-type="string">
            <text:p>4576 lm (Typ)</text:p>
          </table:table-cell>
          <table:table-cell table:formula="of:=TRIM(LEFT([.H145];5))" office:value-type="string" office:string-value="4576" calcext:value-type="string">
            <text:p>4576</text:p>
          </table:table-cell>
          <table:table-cell office:value-type="string" calcext:value-type="string">
            <text:p>900mA</text:p>
          </table:table-cell>
          <table:table-cell table:formula="of:=SUBSTITUTE(SUBSTITUTE([.J14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14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145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45]=&quot;2700K&quot;;[.G145]=&quot;2000K&quot;); IF([.Q145]=90;7000/[.I145];8750/[.I145] ); 7000/[.I145])" office:value-type="float" office:value="1.52972027972028" calcext:value-type="float">
            <text:p>1.53</text:p>
          </table:table-cell>
          <table:table-cell table:formula="of:=ROUNDDOWN(134/[.M145])" office:value-type="float" office:value="3" calcext:value-type="float">
            <text:p>3</text:p>
          </table:table-cell>
          <table:table-cell table:formula="of:=[.R145]/[.S145]*30+[.R145]*[.E145]" office:value-type="currency" office:currency="USD" office:value="51.1691433566434" calcext:value-type="currency">
            <text:p>$51.17</text:p>
          </table:table-cell>
          <table:table-cell table:formula="of:=[.T145]+ROUNDUP([.R145]/[.O145]*[.I145])/1000*0.1*365*12" office:value-type="currency" office:currency="USD" office:value="72.1931433566434" calcext:value-type="currency">
            <text:p>$72.19</text:p>
          </table:table-cell>
          <table:table-cell table:formula="of:=[.U145]+ROUNDUP([.R145]/[.O145]*[.I145])/1000*0.1*365*12*5" office:value-type="currency" office:currency="USD" office:value="177.313143356643" calcext:value-type="currency">
            <text:p>$177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2%20Vero%2018%20Array%20Data%20Sheet%20Rev%20K%2020160606.pdf</text:p>
          </table:table-cell>
          <table:table-cell office:value-type="string" calcext:value-type="string">
            <text:p>CLU731-1210C4-27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2700K</text:p>
          </table:table-cell>
          <table:table-cell table:formula="of:=LEFT([.F146];5)" office:value-type="string" office:string-value="2700K" calcext:value-type="string">
            <text:p>2700K</text:p>
          </table:table-cell>
          <table:table-cell office:value-type="string" calcext:value-type="string">
            <text:p>7298 lm (Typ)</text:p>
          </table:table-cell>
          <table:table-cell table:formula="of:=TRIM(LEFT([.H146];5))" office:value-type="string" office:string-value="7298" calcext:value-type="string">
            <text:p>7298</text:p>
          </table:table-cell>
          <table:table-cell office:value-type="string" calcext:value-type="string">
            <text:p>1.75A</text:p>
          </table:table-cell>
          <table:table-cell table:formula="of:=SUBSTITUTE(SUBSTITUTE([.J146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46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11 lm/W</text:p>
          </table:table-cell>
          <table:table-cell table:formula="of:=SUBSTITUTE([.N146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46]=&quot;2700K&quot;;[.G146]=&quot;2000K&quot;); IF([.Q146]=90;7000/[.I146];8750/[.I146] ); 7000/[.I146])" office:value-type="float" office:value="1.19895861879967" calcext:value-type="float">
            <text:p>1.20</text:p>
          </table:table-cell>
          <table:table-cell table:formula="of:=ROUNDDOWN(134/[.M146])" office:value-type="float" office:value="3" calcext:value-type="float">
            <text:p>3</text:p>
          </table:table-cell>
          <table:table-cell table:formula="of:=[.R146]/[.S146]*30+[.R146]*[.E146]" office:value-type="currency" office:currency="USD" office:value="37.7671964921896" calcext:value-type="currency">
            <text:p>$37.77</text:p>
          </table:table-cell>
          <table:table-cell table:formula="of:=[.T146]+ROUNDUP([.R146]/[.O146]*[.I146])/1000*0.1*365*12" office:value-type="currency" office:currency="USD" office:value="72.3691964921896" calcext:value-type="currency">
            <text:p>$72.37</text:p>
          </table:table-cell>
          <table:table-cell table:formula="of:=[.U146]+ROUNDUP([.R146]/[.O146]*[.I146])/1000*0.1*365*12*5" office:value-type="currency" office:currency="USD" office:value="245.37919649219" calcext:value-type="currency">
            <text:p>$245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HQ440F</text:p>
          </table:table-cell>
          <table:table-cell office:value-type="string" calcext:value-type="string">
            <text:p>Cree Inc.</text:p>
          </table:table-cell>
          <table:table-cell office:value-type="float" office:value="105" calcext:value-type="float">
            <text:p>105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000K 4-Step MacAdam Ellipse</text:p>
          </table:table-cell>
          <table:table-cell table:formula="of:=LEFT([.F147];5)" office:value-type="string" office:string-value="4000K" calcext:value-type="string">
            <text:p>4000K</text:p>
          </table:table-cell>
          <table:table-cell office:value-type="string" calcext:value-type="string">
            <text:p>2340 lm (2260 lm ~ 2420 lm)</text:p>
          </table:table-cell>
          <table:table-cell table:formula="of:=TRIM(LEFT([.H147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147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4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147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47]=&quot;2700K&quot;;[.G147]=&quot;2000K&quot;); IF([.Q147]=90;7000/[.I147];8750/[.I147] ); 7000/[.I147])" office:value-type="float" office:value="2.99145299145299" calcext:value-type="float">
            <text:p>2.99</text:p>
          </table:table-cell>
          <table:table-cell table:formula="of:=ROUNDDOWN(134/[.M147])" office:value-type="float" office:value="3" calcext:value-type="float">
            <text:p>3</text:p>
          </table:table-cell>
          <table:table-cell table:formula="of:=[.R147]/[.S147]*30+[.R147]*[.E147]" office:value-type="currency" office:currency="USD" office:value="46.1581196581197" calcext:value-type="currency">
            <text:p>$46.16</text:p>
          </table:table-cell>
          <table:table-cell table:formula="of:=[.T147]+ROUNDUP([.R147]/[.O147]*[.I147])/1000*0.1*365*12" office:value-type="currency" office:currency="USD" office:value="72.4381196581197" calcext:value-type="currency">
            <text:p>$72.44</text:p>
          </table:table-cell>
          <table:table-cell table:formula="of:=[.U147]+ROUNDUP([.R147]/[.O147]*[.I147])/1000*0.1*365*12*5" office:value-type="currency" office:currency="USD" office:value="203.83811965812" calcext:value-type="currency">
            <text:p>$203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BXRC-27G10K0-L-23</text:p>
          </table:table-cell>
          <table:table-cell office:value-type="string" calcext:value-type="string">
            <text:p>Bridgelux</text:p>
          </table:table-cell>
          <table:table-cell office:value-type="float" office:value="513" calcext:value-type="float">
            <text:p>513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2700K 3-Step MacAdam Ellipse</text:p>
          </table:table-cell>
          <table:table-cell table:formula="of:=LEFT([.F148];5)" office:value-type="string" office:string-value="2700K" calcext:value-type="string">
            <text:p>2700K</text:p>
          </table:table-cell>
          <table:table-cell office:value-type="string" calcext:value-type="string">
            <text:p>7049 lm (Typ)</text:p>
          </table:table-cell>
          <table:table-cell table:formula="of:=TRIM(LEFT([.H148];5))" office:value-type="string" office:string-value="7049" calcext:value-type="string">
            <text:p>7049</text:p>
          </table:table-cell>
          <table:table-cell office:value-type="string" calcext:value-type="string">
            <text:p>2.1A</text:p>
          </table:table-cell>
          <table:table-cell table:formula="of:=SUBSTITUTE(SUBSTITUTE([.J14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148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91 lm/W</text:p>
          </table:table-cell>
          <table:table-cell table:formula="of:=SUBSTITUTE([.N148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148]=&quot;2700K&quot;;[.G148]=&quot;2000K&quot;); IF([.Q148]=90;7000/[.I148];8750/[.I148] ); 7000/[.I148])" office:value-type="float" office:value="0.99304865938431" calcext:value-type="float">
            <text:p>0.99</text:p>
          </table:table-cell>
          <table:table-cell table:formula="of:=ROUNDDOWN(134/[.M148])" office:value-type="float" office:value="3" calcext:value-type="float">
            <text:p>3</text:p>
          </table:table-cell>
          <table:table-cell table:formula="of:=[.R148]/[.S148]*30+[.R148]*[.E148]" office:value-type="currency" office:currency="USD" office:value="38.8282025819265" calcext:value-type="currency">
            <text:p>$38.83</text:p>
          </table:table-cell>
          <table:table-cell table:formula="of:=[.T148]+ROUNDUP([.R148]/[.O148]*[.I148])/1000*0.1*365*12" office:value-type="currency" office:currency="USD" office:value="72.5542025819265" calcext:value-type="currency">
            <text:p>$72.55</text:p>
          </table:table-cell>
          <table:table-cell table:formula="of:=[.U148]+ROUNDUP([.R148]/[.O148]*[.I148])/1000*0.1*365*12*5" office:value-type="currency" office:currency="USD" office:value="241.184202581926" calcext:value-type="currency">
            <text:p>$241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2540-0000-000N0HV240F</text:p>
          </table:table-cell>
          <table:table-cell office:value-type="string" calcext:value-type="string">
            <text:p>Cree Inc.</text:p>
          </table:table-cell>
          <table:table-cell office:value-type="float" office:value="89" calcext:value-type="float">
            <text:p>8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4000K 4-Step MacAdam Ellipse</text:p>
          </table:table-cell>
          <table:table-cell table:formula="of:=LEFT([.F149];5)" office:value-type="string" office:string-value="4000K" calcext:value-type="string">
            <text:p>4000K</text:p>
          </table:table-cell>
          <table:table-cell office:value-type="string" calcext:value-type="string">
            <text:p>4388 lm (4230 lm ~ 4545 lm)</text:p>
          </table:table-cell>
          <table:table-cell table:formula="of:=TRIM(LEFT([.H149];5))" office:value-type="string" office:string-value="4388" calcext:value-type="string">
            <text:p>4388</text:p>
          </table:table-cell>
          <table:table-cell office:value-type="string" calcext:value-type="string">
            <text:p>1.1A</text:p>
          </table:table-cell>
          <table:table-cell table:formula="of:=SUBSTITUTE(SUBSTITUTE([.J14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14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8 lm/W</text:p>
          </table:table-cell>
          <table:table-cell table:formula="of:=SUBSTITUTE([.N149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49]=&quot;2700K&quot;;[.G149]=&quot;2000K&quot;); IF([.Q149]=90;7000/[.I149];8750/[.I149] ); 7000/[.I149])" office:value-type="float" office:value="1.59525979945305" calcext:value-type="float">
            <text:p>1.60</text:p>
          </table:table-cell>
          <table:table-cell table:formula="of:=ROUNDDOWN(134/[.M149])" office:value-type="float" office:value="3" calcext:value-type="float">
            <text:p>3</text:p>
          </table:table-cell>
          <table:table-cell table:formula="of:=[.R149]/[.S149]*30+[.R149]*[.E149]" office:value-type="currency" office:currency="USD" office:value="44.1567912488605" calcext:value-type="currency">
            <text:p>$44.16</text:p>
          </table:table-cell>
          <table:table-cell table:formula="of:=[.T149]+ROUNDUP([.R149]/[.O149]*[.I149])/1000*0.1*365*12" office:value-type="currency" office:currency="USD" office:value="72.6267912488605" calcext:value-type="currency">
            <text:p>$72.63</text:p>
          </table:table-cell>
          <table:table-cell table:formula="of:=[.U149]+ROUNDUP([.R149]/[.O149]*[.I149])/1000*0.1*365*12*5" office:value-type="currency" office:currency="USD" office:value="214.976791248861" calcext:value-type="currency">
            <text:p>$214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698_0516.pdf</text:p>
          </table:table-cell>
          <table:table-cell office:value-type="string" calcext:value-type="string">
            <text:p>BXRE-40E1000-C-73</text:p>
          </table:table-cell>
          <table:table-cell office:value-type="string" calcext:value-type="string">
            <text:p>Bridgelux</text:p>
          </table:table-cell>
          <table:table-cell office:value-type="float" office:value="256" calcext:value-type="float">
            <text:p>25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000K 3-Step MacAdam Ellipse</text:p>
          </table:table-cell>
          <table:table-cell table:formula="of:=LEFT([.F150];5)" office:value-type="string" office:string-value="4000K" calcext:value-type="string">
            <text:p>4000K</text:p>
          </table:table-cell>
          <table:table-cell office:value-type="string" calcext:value-type="string">
            <text:p>1752 lm (Typ)</text:p>
          </table:table-cell>
          <table:table-cell table:formula="of:=TRIM(LEFT([.H150];4))" office:value-type="string" office:string-value="1752" calcext:value-type="string">
            <text:p>1752</text:p>
          </table:table-cell>
          <table:table-cell office:value-type="string" calcext:value-type="string">
            <text:p>360mA</text:p>
          </table:table-cell>
          <table:table-cell table:formula="of:=SUBSTITUTE(SUBSTITUTE([.J15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5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150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50]=&quot;2700K&quot;;[.G150]=&quot;2000K&quot;); IF([.Q150]=90;7000/[.I150];8750/[.I150] ); 7000/[.I150])" office:value-type="float" office:value="3.99543378995434" calcext:value-type="float">
            <text:p>4.00</text:p>
          </table:table-cell>
          <table:table-cell table:formula="of:=ROUNDDOWN(134/[.M150])" office:value-type="float" office:value="3" calcext:value-type="float">
            <text:p>3</text:p>
          </table:table-cell>
          <table:table-cell table:formula="of:=[.R150]/[.S150]*30+[.R150]*[.E150]" office:value-type="currency" office:currency="USD" office:value="51.541095890411" calcext:value-type="currency">
            <text:p>$51.54</text:p>
          </table:table-cell>
          <table:table-cell table:formula="of:=[.T150]+ROUNDUP([.R150]/[.O150]*[.I150])/1000*0.1*365*12" office:value-type="currency" office:currency="USD" office:value="73.003095890411" calcext:value-type="currency">
            <text:p>$73.00</text:p>
          </table:table-cell>
          <table:table-cell table:formula="of:=[.U150]+ROUNDUP([.R150]/[.O150]*[.I150])/1000*0.1*365*12*5" office:value-type="currency" office:currency="USD" office:value="180.313095890411" calcext:value-type="currency">
            <text:p>$180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CLU038-1208C4-40AL7K3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151];5)" office:value-type="string" office:string-value="4000K" calcext:value-type="string">
            <text:p>4000K</text:p>
          </table:table-cell>
          <table:table-cell office:value-type="string" calcext:value-type="string">
            <text:p>3913 lm (Typ)</text:p>
          </table:table-cell>
          <table:table-cell table:formula="of:=TRIM(LEFT([.H151];5))" office:value-type="string" office:string-value="3913" calcext:value-type="string">
            <text:p>3913</text:p>
          </table:table-cell>
          <table:table-cell office:value-type="string" calcext:value-type="string">
            <text:p>720mA</text:p>
          </table:table-cell>
          <table:table-cell table:formula="of:=SUBSTITUTE(SUBSTITUTE([.J151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1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7 lm/W</text:p>
          </table:table-cell>
          <table:table-cell table:formula="of:=SUBSTITUTE([.N151];&quot;lm/W&quot;;&quot;&quot; )" office:value-type="string" office:string-value="157 " calcext:value-type="string">
            <text:p>157 </text:p>
          </table:table-cell>
          <table:table-cell office:value-type="string" calcext:value-type="string">
            <text:p>1.84A</text:p>
          </table:table-cell>
          <table:table-cell office:value-type="float" office:value="70" calcext:value-type="float">
            <text:p>70</text:p>
          </table:table-cell>
          <table:table-cell table:formula="of:=IF(OR([.G151]=&quot;2700K&quot;;[.G151]=&quot;2000K&quot;); IF([.Q151]=90;7000/[.I151];8750/[.I151] ); 7000/[.I151])" office:value-type="float" office:value="1.78890876565295" calcext:value-type="float">
            <text:p>1.79</text:p>
          </table:table-cell>
          <table:table-cell table:formula="of:=ROUNDDOWN(134/[.M151])" office:value-type="float" office:value="3" calcext:value-type="float">
            <text:p>3</text:p>
          </table:table-cell>
          <table:table-cell table:formula="of:=[.R151]/[.S151]*30+[.R151]*[.E151]" office:value-type="currency" office:currency="USD" office:value="53.4168157423971" calcext:value-type="currency">
            <text:p>$53.42</text:p>
          </table:table-cell>
          <table:table-cell table:formula="of:=[.T151]+ROUNDUP([.R151]/[.O151]*[.I151])/1000*0.1*365*12" office:value-type="currency" office:currency="USD" office:value="73.1268157423971" calcext:value-type="currency">
            <text:p>$73.13</text:p>
          </table:table-cell>
          <table:table-cell table:formula="of:=[.U151]+ROUNDUP([.R151]/[.O151]*[.I151])/1000*0.1*365*12*5" office:value-type="currency" office:currency="USD" office:value="171.676815742397" calcext:value-type="currency">
            <text:p>$171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0B4001-D-73</text:p>
          </table:table-cell>
          <table:table-cell office:value-type="string" calcext:value-type="string">
            <text:p>Bridgelux</text:p>
          </table:table-cell>
          <table:table-cell office:value-type="float" office:value="123" calcext:value-type="float">
            <text:p>123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2000K 3-Step MacAdam Ellipse</text:p>
          </table:table-cell>
          <table:table-cell table:formula="of:=LEFT([.F152];5)" office:value-type="string" office:string-value="2000K" calcext:value-type="string">
            <text:p>2000K</text:p>
          </table:table-cell>
          <table:table-cell office:value-type="string" calcext:value-type="string">
            <text:p>3981 lm (Typ)</text:p>
          </table:table-cell>
          <table:table-cell table:formula="of:=TRIM(LEFT([.H152];5))" office:value-type="string" office:string-value="3981" calcext:value-type="string">
            <text:p>3981</text:p>
          </table:table-cell>
          <table:table-cell office:value-type="string" calcext:value-type="string">
            <text:p>1.05A</text:p>
          </table:table-cell>
          <table:table-cell table:formula="of:=SUBSTITUTE(SUBSTITUTE([.J15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1V</text:p>
          </table:table-cell>
          <table:table-cell table:formula="of:=SUBSTITUTE([.L152];&quot;V&quot;;&quot;&quot; )" office:value-type="string" office:string-value="28.1" calcext:value-type="string">
            <text:p>28.1</text:p>
          </table:table-cell>
          <table:table-cell office:value-type="string" calcext:value-type="string">
            <text:p>121 lm/W</text:p>
          </table:table-cell>
          <table:table-cell table:formula="of:=SUBSTITUTE([.N15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1A</text:p>
          </table:table-cell>
          <table:table-cell office:value-type="float" office:value="65" calcext:value-type="float">
            <text:p>65</text:p>
          </table:table-cell>
          <table:table-cell table:formula="of:=IF(OR([.G152]=&quot;2700K&quot;;[.G152]=&quot;2000K&quot;); IF([.Q152]=90;7000/[.I152];8750/[.I152] ); 7000/[.I152])" office:value-type="float" office:value="2.19794021602612" calcext:value-type="float">
            <text:p>2.20</text:p>
          </table:table-cell>
          <table:table-cell table:formula="of:=ROUNDDOWN(134/[.M152])" office:value-type="float" office:value="4" calcext:value-type="float">
            <text:p>4</text:p>
          </table:table-cell>
          <table:table-cell table:formula="of:=[.R152]/[.S152]*30+[.R152]*[.E152]" office:value-type="currency" office:currency="USD" office:value="41.5850288872143" calcext:value-type="currency">
            <text:p>$41.59</text:p>
          </table:table-cell>
          <table:table-cell table:formula="of:=[.T152]+ROUNDUP([.R152]/[.O152]*[.I152])/1000*0.1*365*12" office:value-type="currency" office:currency="USD" office:value="73.5590288872143" calcext:value-type="currency">
            <text:p>$73.56</text:p>
          </table:table-cell>
          <table:table-cell table:formula="of:=[.U152]+ROUNDUP([.R152]/[.O152]*[.I152])/1000*0.1*365*12*5" office:value-type="currency" office:currency="USD" office:value="233.429028887214" calcext:value-type="currency">
            <text:p>$233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D-73</text:p>
          </table:table-cell>
          <table:table-cell office:value-type="string" calcext:value-type="string">
            <text:p>Bridgelux</text:p>
          </table:table-cell>
          <table:table-cell office:value-type="float" office:value="105" calcext:value-type="float">
            <text:p>105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4000K 3-Step MacAdam Ellipse</text:p>
          </table:table-cell>
          <table:table-cell table:formula="of:=LEFT([.F153];5)" office:value-type="string" office:string-value="4000K" calcext:value-type="string">
            <text:p>4000K</text:p>
          </table:table-cell>
          <table:table-cell office:value-type="string" calcext:value-type="string">
            <text:p>1973 lm (Typ)</text:p>
          </table:table-cell>
          <table:table-cell table:formula="of:=TRIM(LEFT([.H153];4))" office:value-type="string" office:string-value="1973" calcext:value-type="string">
            <text:p>1973</text:p>
          </table:table-cell>
          <table:table-cell office:value-type="string" calcext:value-type="string">
            <text:p>500mA</text:p>
          </table:table-cell>
          <table:table-cell table:formula="of:=SUBSTITUTE(SUBSTITUTE([.J15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53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28 lm/W</text:p>
          </table:table-cell>
          <table:table-cell table:formula="of:=SUBSTITUTE([.N153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53]=&quot;2700K&quot;;[.G153]=&quot;2000K&quot;); IF([.Q153]=90;7000/[.I153];8750/[.I153] ); 7000/[.I153])" office:value-type="float" office:value="3.54789660415611" calcext:value-type="float">
            <text:p>3.55</text:p>
          </table:table-cell>
          <table:table-cell table:formula="of:=ROUNDDOWN(134/[.M153])" office:value-type="float" office:value="4" calcext:value-type="float">
            <text:p>4</text:p>
          </table:table-cell>
          <table:table-cell table:formula="of:=[.R153]/[.S153]*30+[.R153]*[.E153]" office:value-type="currency" office:currency="USD" office:value="49.7060314242271" calcext:value-type="currency">
            <text:p>$49.71</text:p>
          </table:table-cell>
          <table:table-cell table:formula="of:=[.T153]+ROUNDUP([.R153]/[.O153]*[.I153])/1000*0.1*365*12" office:value-type="currency" office:currency="USD" office:value="73.7960314242271" calcext:value-type="currency">
            <text:p>$73.80</text:p>
          </table:table-cell>
          <table:table-cell table:formula="of:=[.U153]+ROUNDUP([.R153]/[.O153]*[.I153])/1000*0.1*365*12*5" office:value-type="currency" office:currency="USD" office:value="194.246031424227" calcext:value-type="currency">
            <text:p>$194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12_0516.pdf</text:p>
          </table:table-cell>
          <table:table-cell office:value-type="string" calcext:value-type="string">
            <text:p>CLU711-1204C4-403M2K1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4000K</text:p>
          </table:table-cell>
          <table:table-cell table:formula="of:=LEFT([.F154];5)" office:value-type="string" office:string-value="4000K" calcext:value-type="string">
            <text:p>4000K</text:p>
          </table:table-cell>
          <table:table-cell office:value-type="string" calcext:value-type="string">
            <text:p>3172 lm (Typ)</text:p>
          </table:table-cell>
          <table:table-cell table:formula="of:=TRIM(LEFT([.H154];5))" office:value-type="string" office:string-value="3172" calcext:value-type="string">
            <text:p>3172</text:p>
          </table:table-cell>
          <table:table-cell office:value-type="string" calcext:value-type="string">
            <text:p>700mA</text:p>
          </table:table-cell>
          <table:table-cell table:formula="of:=SUBSTITUTE(SUBSTITUTE([.J15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154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1 lm/W</text:p>
          </table:table-cell>
          <table:table-cell table:formula="of:=SUBSTITUTE([.N154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154]=&quot;2700K&quot;;[.G154]=&quot;2000K&quot;); IF([.Q154]=90;7000/[.I154];8750/[.I154] ); 7000/[.I154])" office:value-type="float" office:value="2.20680958385876" calcext:value-type="float">
            <text:p>2.21</text:p>
          </table:table-cell>
          <table:table-cell table:formula="of:=ROUNDDOWN(134/[.M154])" office:value-type="float" office:value="3" calcext:value-type="float">
            <text:p>3</text:p>
          </table:table-cell>
          <table:table-cell table:formula="of:=[.R154]/[.S154]*30+[.R154]*[.E154]" office:value-type="currency" office:currency="USD" office:value="48.6822194199243" calcext:value-type="currency">
            <text:p>$48.68</text:p>
          </table:table-cell>
          <table:table-cell table:formula="of:=[.T154]+ROUNDUP([.R154]/[.O154]*[.I154])/1000*0.1*365*12" office:value-type="currency" office:currency="USD" office:value="74.0862194199243" calcext:value-type="currency">
            <text:p>$74.09</text:p>
          </table:table-cell>
          <table:table-cell table:formula="of:=[.U154]+ROUNDUP([.R154]/[.O154]*[.I154])/1000*0.1*365*12*5" office:value-type="currency" office:currency="USD" office:value="201.106219419924" calcext:value-type="currency">
            <text:p>$201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LU058-1825C4-273H5K2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2700K 3-Step MacAdam Ellipse</text:p>
          </table:table-cell>
          <table:table-cell table:formula="of:=LEFT([.F155];5)" office:value-type="string" office:string-value="2700K" calcext:value-type="string">
            <text:p>2700K</text:p>
          </table:table-cell>
          <table:table-cell office:value-type="string" calcext:value-type="string">
            <text:p>13750 lm (Typ)</text:p>
          </table:table-cell>
          <table:table-cell table:formula="of:=TRIM(LEFT([.H155];5))" office:value-type="string" office:string-value="13750" calcext:value-type="string">
            <text:p>13750</text:p>
          </table:table-cell>
          <table:table-cell office:value-type="string" calcext:value-type="string">
            <text:p>2.25A</text:p>
          </table:table-cell>
          <table:table-cell table:formula="of:=SUBSTITUTE(SUBSTITUTE([.J155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55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8 lm/W</text:p>
          </table:table-cell>
          <table:table-cell table:formula="of:=SUBSTITUTE([.N155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5.75A</text:p>
          </table:table-cell>
          <table:table-cell office:value-type="float" office:value="90" calcext:value-type="float">
            <text:p>90</text:p>
          </table:table-cell>
          <table:table-cell table:formula="of:=IF(OR([.G155]=&quot;2700K&quot;;[.G155]=&quot;2000K&quot;); IF([.Q155]=90;7000/[.I155];8750/[.I155] ); 7000/[.I155])" office:value-type="float" office:value="0.509090909090909" calcext:value-type="float">
            <text:p>0.51</text:p>
          </table:table-cell>
          <table:table-cell table:formula="of:=ROUNDDOWN(134/[.M155])" office:value-type="float" office:value="2" calcext:value-type="float">
            <text:p>2</text:p>
          </table:table-cell>
          <table:table-cell table:formula="of:=[.R155]/[.S155]*30+[.R155]*[.E155]" office:value-type="currency" office:currency="USD" office:value="47.8138181818182" calcext:value-type="currency">
            <text:p>$47.81</text:p>
          </table:table-cell>
          <table:table-cell table:formula="of:=[.T155]+ROUNDUP([.R155]/[.O155]*[.I155])/1000*0.1*365*12" office:value-type="currency" office:currency="USD" office:value="74.0938181818182" calcext:value-type="currency">
            <text:p>$74.09</text:p>
          </table:table-cell>
          <table:table-cell table:formula="of:=[.U155]+ROUNDUP([.R155]/[.O155]*[.I155])/1000*0.1*365*12*5" office:value-type="currency" office:currency="USD" office:value="205.493818181818" calcext:value-type="currency">
            <text:p>$205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BXRH-27E3000-D-73</text:p>
          </table:table-cell>
          <table:table-cell office:value-type="string" calcext:value-type="string">
            <text:p>Bridgelux</text:p>
          </table:table-cell>
          <table:table-cell office:value-type="float" office:value="396" calcext:value-type="float">
            <text:p>39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156];5)" office:value-type="string" office:string-value="2700K" calcext:value-type="string">
            <text:p>2700K</text:p>
          </table:table-cell>
          <table:table-cell office:value-type="string" calcext:value-type="string">
            <text:p>2857 lm (Typ)</text:p>
          </table:table-cell>
          <table:table-cell table:formula="of:=TRIM(LEFT([.H156];4))" office:value-type="string" office:string-value="2857" calcext:value-type="string">
            <text:p>2857</text:p>
          </table:table-cell>
          <table:table-cell office:value-type="string" calcext:value-type="string">
            <text:p>700mA</text:p>
          </table:table-cell>
          <table:table-cell table:formula="of:=SUBSTITUTE(SUBSTITUTE([.J156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15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5 lm/W</text:p>
          </table:table-cell>
          <table:table-cell table:formula="of:=SUBSTITUTE([.N156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960mA</text:p>
          </table:table-cell>
          <table:table-cell office:value-type="float" office:value="80" calcext:value-type="float">
            <text:p>80</text:p>
          </table:table-cell>
          <table:table-cell table:formula="of:=IF(OR([.G156]=&quot;2700K&quot;;[.G156]=&quot;2000K&quot;); IF([.Q156]=90;7000/[.I156];8750/[.I156] ); 7000/[.I156])" office:value-type="float" office:value="3.06265313265663" calcext:value-type="float">
            <text:p>3.06</text:p>
          </table:table-cell>
          <table:table-cell table:formula="of:=ROUNDDOWN(134/[.M156])" office:value-type="float" office:value="3" calcext:value-type="float">
            <text:p>3</text:p>
          </table:table-cell>
          <table:table-cell table:formula="of:=[.R156]/[.S156]*30+[.R156]*[.E156]" office:value-type="currency" office:currency="USD" office:value="41.0089254462723" calcext:value-type="currency">
            <text:p>$41.01</text:p>
          </table:table-cell>
          <table:table-cell table:formula="of:=[.T156]+ROUNDUP([.R156]/[.O156]*[.I156])/1000*0.1*365*12" office:value-type="currency" office:currency="USD" office:value="74.7349254462723" calcext:value-type="currency">
            <text:p>$74.73</text:p>
          </table:table-cell>
          <table:table-cell table:formula="of:=[.U156]+ROUNDUP([.R156]/[.O156]*[.I156])/1000*0.1*365*12*5" office:value-type="currency" office:currency="USD" office:value="243.364925446272" calcext:value-type="currency">
            <text:p>$243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40E2000-C-23</text:p>
          </table:table-cell>
          <table:table-cell office:value-type="string" calcext:value-type="string">
            <text:p>Bridgelux</text:p>
          </table:table-cell>
          <table:table-cell office:value-type="float" office:value="680" calcext:value-type="float">
            <text:p>680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4000K 3-Step MacAdam Ellipse</text:p>
          </table:table-cell>
          <table:table-cell table:formula="of:=LEFT([.F157];5)" office:value-type="string" office:string-value="4000K" calcext:value-type="string">
            <text:p>4000K</text:p>
          </table:table-cell>
          <table:table-cell office:value-type="string" calcext:value-type="string">
            <text:p>1984 lm (Typ)</text:p>
          </table:table-cell>
          <table:table-cell table:formula="of:=TRIM(LEFT([.H157];4))" office:value-type="string" office:string-value="1984" calcext:value-type="string">
            <text:p>1984</text:p>
          </table:table-cell>
          <table:table-cell office:value-type="string" calcext:value-type="string">
            <text:p>500mA</text:p>
          </table:table-cell>
          <table:table-cell table:formula="of:=SUBSTITUTE(SUBSTITUTE([.J15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157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27 lm/W</text:p>
          </table:table-cell>
          <table:table-cell table:formula="of:=SUBSTITUTE([.N15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157]=&quot;2700K&quot;;[.G157]=&quot;2000K&quot;); IF([.Q157]=90;7000/[.I157];8750/[.I157] ); 7000/[.I157])" office:value-type="float" office:value="3.52822580645161" calcext:value-type="float">
            <text:p>3.53</text:p>
          </table:table-cell>
          <table:table-cell table:formula="of:=ROUNDDOWN(134/[.M157])" office:value-type="float" office:value="4" calcext:value-type="float">
            <text:p>4</text:p>
          </table:table-cell>
          <table:table-cell table:formula="of:=[.R157]/[.S157]*30+[.R157]*[.E157]" office:value-type="currency" office:currency="USD" office:value="50.383064516129" calcext:value-type="currency">
            <text:p>$50.38</text:p>
          </table:table-cell>
          <table:table-cell table:formula="of:=[.T157]+ROUNDUP([.R157]/[.O157]*[.I157])/1000*0.1*365*12" office:value-type="currency" office:currency="USD" office:value="74.911064516129" calcext:value-type="currency">
            <text:p>$74.91</text:p>
          </table:table-cell>
          <table:table-cell table:formula="of:=[.U157]+ROUNDUP([.R157]/[.O157]*[.I157])/1000*0.1*365*12*5" office:value-type="currency" office:currency="USD" office:value="197.551064516129" calcext:value-type="currency">
            <text:p>$197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27E2000-C-73</text:p>
          </table:table-cell>
          <table:table-cell office:value-type="string" calcext:value-type="string">
            <text:p>Bridgelux</text:p>
          </table:table-cell>
          <table:table-cell office:value-type="float" office:value="600" calcext:value-type="float">
            <text:p>600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2700K 3-Step MacAdam Ellipse</text:p>
          </table:table-cell>
          <table:table-cell table:formula="of:=LEFT([.F158];5)" office:value-type="string" office:string-value="2700K" calcext:value-type="string">
            <text:p>2700K</text:p>
          </table:table-cell>
          <table:table-cell office:value-type="string" calcext:value-type="string">
            <text:p>2926 lm (Typ)</text:p>
          </table:table-cell>
          <table:table-cell table:formula="of:=TRIM(LEFT([.H158];4))" office:value-type="string" office:string-value="2926" calcext:value-type="string">
            <text:p>2926</text:p>
          </table:table-cell>
          <table:table-cell office:value-type="string" calcext:value-type="string">
            <text:p>630mA</text:p>
          </table:table-cell>
          <table:table-cell table:formula="of:=SUBSTITUTE(SUBSTITUTE([.J158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158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7 lm/W</text:p>
          </table:table-cell>
          <table:table-cell table:formula="of:=SUBSTITUTE([.N158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58]=&quot;2700K&quot;;[.G158]=&quot;2000K&quot;); IF([.Q158]=90;7000/[.I158];8750/[.I158] ); 7000/[.I158])" office:value-type="float" office:value="2.99043062200957" calcext:value-type="float">
            <text:p>2.99</text:p>
          </table:table-cell>
          <table:table-cell table:formula="of:=ROUNDDOWN(134/[.M158])" office:value-type="float" office:value="3" calcext:value-type="float">
            <text:p>3</text:p>
          </table:table-cell>
          <table:table-cell table:formula="of:=[.R158]/[.S158]*30+[.R158]*[.E158]" office:value-type="currency" office:currency="USD" office:value="47.3086124401914" calcext:value-type="currency">
            <text:p>$47.31</text:p>
          </table:table-cell>
          <table:table-cell table:formula="of:=[.T158]+ROUNDUP([.R158]/[.O158]*[.I158])/1000*0.1*365*12" office:value-type="currency" office:currency="USD" office:value="75.3406124401914" calcext:value-type="currency">
            <text:p>$75.34</text:p>
          </table:table-cell>
          <table:table-cell table:formula="of:=[.U158]+ROUNDUP([.R158]/[.O158]*[.I158])/1000*0.1*365*12*5" office:value-type="currency" office:currency="USD" office:value="215.500612440191" calcext:value-type="currency">
            <text:p>$215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8E1500</text:p>
          </table:table-cell>
          <table:table-cell office:value-type="string" calcext:value-type="string">
            <text:p>Lumileds</text:p>
          </table:table-cell>
          <table:table-cell office:value-type="float" office:value="65" calcext:value-type="float">
            <text:p>65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4000K 3-Step MacAdam Ellipse</text:p>
          </table:table-cell>
          <table:table-cell table:formula="of:=LEFT([.F159];5)" office:value-type="string" office:string-value="4000K" calcext:value-type="string">
            <text:p>4000K</text:p>
          </table:table-cell>
          <table:table-cell office:value-type="string" calcext:value-type="string">
            <text:p>4542 lm (Typ)</text:p>
          </table:table-cell>
          <table:table-cell table:formula="of:=TRIM(LEFT([.H159];5))" office:value-type="string" office:string-value="4542" calcext:value-type="string">
            <text:p>4542</text:p>
          </table:table-cell>
          <table:table-cell office:value-type="string" calcext:value-type="string">
            <text:p>900mA</text:p>
          </table:table-cell>
          <table:table-cell table:formula="of:=SUBSTITUTE(SUBSTITUTE([.J159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8V</text:p>
          </table:table-cell>
          <table:table-cell table:formula="of:=SUBSTITUTE([.L159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5 lm/W</text:p>
          </table:table-cell>
          <table:table-cell table:formula="of:=SUBSTITUTE([.N159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59]=&quot;2700K&quot;;[.G159]=&quot;2000K&quot;); IF([.Q159]=90;7000/[.I159];8750/[.I159] ); 7000/[.I159])" office:value-type="float" office:value="1.54117129018054" calcext:value-type="float">
            <text:p>1.54</text:p>
          </table:table-cell>
          <table:table-cell table:formula="of:=ROUNDDOWN(134/[.M159])" office:value-type="float" office:value="3" calcext:value-type="float">
            <text:p>3</text:p>
          </table:table-cell>
          <table:table-cell table:formula="of:=[.R159]/[.S159]*30+[.R159]*[.E159]" office:value-type="currency" office:currency="USD" office:value="53.9101717305152" calcext:value-type="currency">
            <text:p>$53.91</text:p>
          </table:table-cell>
          <table:table-cell table:formula="of:=[.T159]+ROUNDUP([.R159]/[.O159]*[.I159])/1000*0.1*365*12" office:value-type="currency" office:currency="USD" office:value="75.3721717305152" calcext:value-type="currency">
            <text:p>$75.37</text:p>
          </table:table-cell>
          <table:table-cell table:formula="of:=[.U159]+ROUNDUP([.R159]/[.O159]*[.I159])/1000*0.1*365*12*5" office:value-type="currency" office:currency="USD" office:value="182.682171730515" calcext:value-type="currency">
            <text:p>$182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20.pdf</text:p>
          </table:table-cell>
          <table:table-cell office:value-type="string" calcext:value-type="string">
            <text:p>CXA1820-0000-000N00Q240F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4000K 4-Step MacAdam Ellipse</text:p>
          </table:table-cell>
          <table:table-cell table:formula="of:=LEFT([.F160];5)" office:value-type="string" office:string-value="4000K" calcext:value-type="string">
            <text:p>4000K</text:p>
          </table:table-cell>
          <table:table-cell office:value-type="string" calcext:value-type="string">
            <text:p>2180 lm (2100 lm ~ 2260 lm)</text:p>
          </table:table-cell>
          <table:table-cell table:formula="of:=TRIM(LEFT([.H160];4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160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7V</text:p>
          </table:table-cell>
          <table:table-cell table:formula="of:=SUBSTITUTE([.L16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160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05A</text:p>
          </table:table-cell>
          <table:table-cell office:value-type="float" office:value="70" calcext:value-type="float">
            <text:p>70</text:p>
          </table:table-cell>
          <table:table-cell table:formula="of:=IF(OR([.G160]=&quot;2700K&quot;;[.G160]=&quot;2000K&quot;); IF([.Q160]=90;7000/[.I160];8750/[.I160] ); 7000/[.I160])" office:value-type="float" office:value="3.21100917431193" calcext:value-type="float">
            <text:p>3.21</text:p>
          </table:table-cell>
          <table:table-cell table:formula="of:=ROUNDDOWN(134/[.M160])" office:value-type="float" office:value="3" calcext:value-type="float">
            <text:p>3</text:p>
          </table:table-cell>
          <table:table-cell table:formula="of:=[.R160]/[.S160]*30+[.R160]*[.E160]" office:value-type="currency" office:currency="USD" office:value="46.6238532110092" calcext:value-type="currency">
            <text:p>$46.62</text:p>
          </table:table-cell>
          <table:table-cell table:formula="of:=[.T160]+ROUNDUP([.R160]/[.O160]*[.I160])/1000*0.1*365*12" office:value-type="currency" office:currency="USD" office:value="75.5318532110092" calcext:value-type="currency">
            <text:p>$75.53</text:p>
          </table:table-cell>
          <table:table-cell table:formula="of:=[.U160]+ROUNDUP([.R160]/[.O160]*[.I160])/1000*0.1*365*12*5" office:value-type="currency" office:currency="USD" office:value="220.071853211009" calcext:value-type="currency">
            <text:p>$220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BXRE-20B2001-C-73</text:p>
          </table:table-cell>
          <table:table-cell office:value-type="string" calcext:value-type="string">
            <text:p>Bridgelux</text:p>
          </table:table-cell>
          <table:table-cell office:value-type="float" office:value="426" calcext:value-type="float">
            <text:p>426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2000K 3-Step MacAdam Ellipse</text:p>
          </table:table-cell>
          <table:table-cell table:formula="of:=LEFT([.F161];5)" office:value-type="string" office:string-value="2000K" calcext:value-type="string">
            <text:p>2000K</text:p>
          </table:table-cell>
          <table:table-cell office:value-type="string" calcext:value-type="string">
            <text:p>2853 lm (Typ)</text:p>
          </table:table-cell>
          <table:table-cell table:formula="of:=TRIM(LEFT([.H161];4))" office:value-type="string" office:string-value="2853" calcext:value-type="string">
            <text:p>2853</text:p>
          </table:table-cell>
          <table:table-cell office:value-type="string" calcext:value-type="string">
            <text:p>630mA</text:p>
          </table:table-cell>
          <table:table-cell table:formula="of:=SUBSTITUTE(SUBSTITUTE([.J16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161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4 lm/W</text:p>
          </table:table-cell>
          <table:table-cell table:formula="of:=SUBSTITUTE([.N16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1.26A</text:p>
          </table:table-cell>
          <table:table-cell office:value-type="float" office:value="65" calcext:value-type="float">
            <text:p>65</text:p>
          </table:table-cell>
          <table:table-cell table:formula="of:=IF(OR([.G161]=&quot;2700K&quot;;[.G161]=&quot;2000K&quot;); IF([.Q161]=90;7000/[.I161];8750/[.I161] ); 7000/[.I161])" office:value-type="float" office:value="3.06694707325622" calcext:value-type="float">
            <text:p>3.07</text:p>
          </table:table-cell>
          <table:table-cell table:formula="of:=ROUNDDOWN(134/[.M161])" office:value-type="float" office:value="3" calcext:value-type="float">
            <text:p>3</text:p>
          </table:table-cell>
          <table:table-cell table:formula="of:=[.R161]/[.S161]*30+[.R161]*[.E161]" office:value-type="currency" office:currency="USD" office:value="47.0469681037504" calcext:value-type="currency">
            <text:p>$47.05</text:p>
          </table:table-cell>
          <table:table-cell table:formula="of:=[.T161]+ROUNDUP([.R161]/[.O161]*[.I161])/1000*0.1*365*12" office:value-type="currency" office:currency="USD" office:value="75.9549681037504" calcext:value-type="currency">
            <text:p>$75.95</text:p>
          </table:table-cell>
          <table:table-cell table:formula="of:=[.U161]+ROUNDUP([.R161]/[.O161]*[.I161])/1000*0.1*365*12*5" office:value-type="currency" office:currency="USD" office:value="220.49496810375" calcext:value-type="currency">
            <text:p>$22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721-1206C4-403H5K2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</text:p>
          </table:table-cell>
          <table:table-cell table:formula="of:=LEFT([.F162];5)" office:value-type="string" office:string-value="4000K" calcext:value-type="string">
            <text:p>4000K</text:p>
          </table:table-cell>
          <table:table-cell office:value-type="string" calcext:value-type="string">
            <text:p>3922 lm (Typ)</text:p>
          </table:table-cell>
          <table:table-cell table:formula="of:=TRIM(LEFT([.H162];5))" office:value-type="string" office:string-value="3922" calcext:value-type="string">
            <text:p>3922</text:p>
          </table:table-cell>
          <table:table-cell office:value-type="string" calcext:value-type="string">
            <text:p>1.05A</text:p>
          </table:table-cell>
          <table:table-cell table:formula="of:=SUBSTITUTE(SUBSTITUTE([.J16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162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9 lm/W</text:p>
          </table:table-cell>
          <table:table-cell table:formula="of:=SUBSTITUTE([.N162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162]=&quot;2700K&quot;;[.G162]=&quot;2000K&quot;); IF([.Q162]=90;7000/[.I162];8750/[.I162] ); 7000/[.I162])" office:value-type="float" office:value="1.78480367159612" calcext:value-type="float">
            <text:p>1.78</text:p>
          </table:table-cell>
          <table:table-cell table:formula="of:=ROUNDDOWN(134/[.M162])" office:value-type="float" office:value="3" calcext:value-type="float">
            <text:p>3</text:p>
          </table:table-cell>
          <table:table-cell table:formula="of:=[.R162]/[.S162]*30+[.R162]*[.E162]" office:value-type="currency" office:currency="USD" office:value="44.9056603773585" calcext:value-type="currency">
            <text:p>$44.91</text:p>
          </table:table-cell>
          <table:table-cell table:formula="of:=[.T162]+ROUNDUP([.R162]/[.O162]*[.I162])/1000*0.1*365*12" office:value-type="currency" office:currency="USD" office:value="76.0036603773585" calcext:value-type="currency">
            <text:p>$76.00</text:p>
          </table:table-cell>
          <table:table-cell table:formula="of:=[.U162]+ROUNDUP([.R162]/[.O162]*[.I162])/1000*0.1*365*12*5" office:value-type="currency" office:currency="USD" office:value="231.493660377358" calcext:value-type="currency">
            <text:p>$23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BXRC-40E1000-D-73</text:p>
          </table:table-cell>
          <table:table-cell office:value-type="string" calcext:value-type="string">
            <text:p>Bridgelux</text:p>
          </table:table-cell>
          <table:table-cell office:value-type="float" office:value="601" calcext:value-type="float">
            <text:p>601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4000K 3-Step MacAdam Ellipse</text:p>
          </table:table-cell>
          <table:table-cell table:formula="of:=LEFT([.F163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163];4))" office:value-type="string" office:string-value="1278" calcext:value-type="string">
            <text:p>1278</text:p>
          </table:table-cell>
          <table:table-cell office:value-type="string" calcext:value-type="string">
            <text:p>350mA</text:p>
          </table:table-cell>
          <table:table-cell table:formula="of:=SUBSTITUTE(SUBSTITUTE([.J16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163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44 lm/W</text:p>
          </table:table-cell>
          <table:table-cell table:formula="of:=SUBSTITUTE([.N163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63]=&quot;2700K&quot;;[.G163]=&quot;2000K&quot;); IF([.Q163]=90;7000/[.I163];8750/[.I163] ); 7000/[.I163])" office:value-type="float" office:value="5.4773082942097" calcext:value-type="float">
            <text:p>5.48</text:p>
          </table:table-cell>
          <table:table-cell table:formula="of:=ROUNDDOWN(134/[.M163])" office:value-type="float" office:value="5" calcext:value-type="float">
            <text:p>5</text:p>
          </table:table-cell>
          <table:table-cell table:formula="of:=[.R163]/[.S163]*30+[.R163]*[.E163]" office:value-type="currency" office:currency="USD" office:value="54.5539906103286" calcext:value-type="currency">
            <text:p>$54.55</text:p>
          </table:table-cell>
          <table:table-cell table:formula="of:=[.T163]+ROUNDUP([.R163]/[.O163]*[.I163])/1000*0.1*365*12" office:value-type="currency" office:currency="USD" office:value="76.0159906103286" calcext:value-type="currency">
            <text:p>$76.02</text:p>
          </table:table-cell>
          <table:table-cell table:formula="of:=[.U163]+ROUNDUP([.R163]/[.O163]*[.I163])/1000*0.1*365*12*5" office:value-type="currency" office:currency="USD" office:value="183.325990610329" calcext:value-type="currency">
            <text:p>$183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CXA2530-0000-000N00T227G</text:p>
          </table:table-cell>
          <table:table-cell office:value-type="string" calcext:value-type="string">
            <text:p>Cree Inc.</text:p>
          </table:table-cell>
          <table:table-cell office:value-type="float" office:value="77" calcext:value-type="float">
            <text:p>77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2700K 3-Step MacAdam Ellipse</text:p>
          </table:table-cell>
          <table:table-cell table:formula="of:=LEFT([.F164];5)" office:value-type="string" office:string-value="2700K" calcext:value-type="string">
            <text:p>2700K</text:p>
          </table:table-cell>
          <table:table-cell office:value-type="string" calcext:value-type="string">
            <text:p>3320 lm (3200 lm ~ 3440 lm)</text:p>
          </table:table-cell>
          <table:table-cell table:formula="of:=TRIM(LEFT([.H164];4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16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164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5 lm/W</text:p>
          </table:table-cell>
          <table:table-cell table:formula="of:=SUBSTITUTE([.N164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164]=&quot;2700K&quot;;[.G164]=&quot;2000K&quot;); IF([.Q164]=90;7000/[.I164];8750/[.I164] ); 7000/[.I164])" office:value-type="float" office:value="2.6355421686747" calcext:value-type="float">
            <text:p>2.64</text:p>
          </table:table-cell>
          <table:table-cell table:formula="of:=ROUNDDOWN(134/[.M164])" office:value-type="float" office:value="3" calcext:value-type="float">
            <text:p>3</text:p>
          </table:table-cell>
          <table:table-cell table:formula="of:=[.R164]/[.S164]*30+[.R164]*[.E164]" office:value-type="currency" office:currency="USD" office:value="42.3268072289157" calcext:value-type="currency">
            <text:p>$42.33</text:p>
          </table:table-cell>
          <table:table-cell table:formula="of:=[.T164]+ROUNDUP([.R164]/[.O164]*[.I164])/1000*0.1*365*12" office:value-type="currency" office:currency="USD" office:value="76.0528072289157" calcext:value-type="currency">
            <text:p>$76.05</text:p>
          </table:table-cell>
          <table:table-cell table:formula="of:=[.U164]+ROUNDUP([.R164]/[.O164]*[.I164])/1000*0.1*365*12*5" office:value-type="currency" office:currency="USD" office:value="244.682807228916" calcext:value-type="currency">
            <text:p>$244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G2000-C-73</text:p>
          </table:table-cell>
          <table:table-cell office:value-type="string" calcext:value-type="string">
            <text:p>Bridgelux</text:p>
          </table:table-cell>
          <table:table-cell office:value-type="float" office:value="51" calcext:value-type="float">
            <text:p>51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700K 3-Step MacAdam Ellipse</text:p>
          </table:table-cell>
          <table:table-cell table:formula="of:=LEFT([.F165];5)" office:value-type="string" office:string-value="2700K" calcext:value-type="string">
            <text:p>2700K</text:p>
          </table:table-cell>
          <table:table-cell office:value-type="string" calcext:value-type="string">
            <text:p>2438 lm (Typ)</text:p>
          </table:table-cell>
          <table:table-cell table:formula="of:=TRIM(LEFT([.H165];4))" office:value-type="string" office:string-value="2438" calcext:value-type="string">
            <text:p>2438</text:p>
          </table:table-cell>
          <table:table-cell office:value-type="string" calcext:value-type="string">
            <text:p>630mA</text:p>
          </table:table-cell>
          <table:table-cell table:formula="of:=SUBSTITUTE(SUBSTITUTE([.J165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6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4 lm/W</text:p>
          </table:table-cell>
          <table:table-cell table:formula="of:=SUBSTITUTE([.N165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65]=&quot;2700K&quot;;[.G165]=&quot;2000K&quot;); IF([.Q165]=90;7000/[.I165];8750/[.I165] ); 7000/[.I165])" office:value-type="float" office:value="2.87120590648072" calcext:value-type="float">
            <text:p>2.87</text:p>
          </table:table-cell>
          <table:table-cell table:formula="of:=ROUNDDOWN(134/[.M165])" office:value-type="float" office:value="3" calcext:value-type="float">
            <text:p>3</text:p>
          </table:table-cell>
          <table:table-cell table:formula="of:=[.R165]/[.S165]*30+[.R165]*[.E165]" office:value-type="currency" office:currency="USD" office:value="48.9827727645611" calcext:value-type="currency">
            <text:p>$48.98</text:p>
          </table:table-cell>
          <table:table-cell table:formula="of:=[.T165]+ROUNDUP([.R165]/[.O165]*[.I165])/1000*0.1*365*12" office:value-type="currency" office:currency="USD" office:value="76.1387727645611" calcext:value-type="currency">
            <text:p>$76.14</text:p>
          </table:table-cell>
          <table:table-cell table:formula="of:=[.U165]+ROUNDUP([.R165]/[.O165]*[.I165])/1000*0.1*365*12*5" office:value-type="currency" office:currency="USD" office:value="211.918772764561" calcext:value-type="currency">
            <text:p>$211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46-1818C1_P3098_0415.pdf</text:p>
          </table:table-cell>
          <table:table-cell office:value-type="string" calcext:value-type="string">
            <text:p>CLU046-1818C1-403H5G3</text:p>
          </table:table-cell>
          <table:table-cell office:value-type="string" calcext:value-type="string">
            <text:p>Citizen</text:p>
          </table:table-cell>
          <table:table-cell office:value-type="float" office:value="62" calcext:value-type="float">
            <text:p>62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166];5)" office:value-type="string" office:string-value="4000K" calcext:value-type="string">
            <text:p>4000K</text:p>
          </table:table-cell>
          <table:table-cell office:value-type="string" calcext:value-type="string">
            <text:p>9627 lm (Typ)</text:p>
          </table:table-cell>
          <table:table-cell table:formula="of:=TRIM(LEFT([.H166];5))" office:value-type="string" office:string-value="9627" calcext:value-type="string">
            <text:p>9627</text:p>
          </table:table-cell>
          <table:table-cell office:value-type="string" calcext:value-type="string">
            <text:p>1.62A</text:p>
          </table:table-cell>
          <table:table-cell table:formula="of:=SUBSTITUTE(SUBSTITUTE([.J166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66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4 lm/W</text:p>
          </table:table-cell>
          <table:table-cell table:formula="of:=SUBSTITUTE([.N166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4.14A</text:p>
          </table:table-cell>
          <table:table-cell office:value-type="float" office:value="90" calcext:value-type="float">
            <text:p>90</text:p>
          </table:table-cell>
          <table:table-cell table:formula="of:=IF(OR([.G166]=&quot;2700K&quot;;[.G166]=&quot;2000K&quot;); IF([.Q166]=90;7000/[.I166];8750/[.I166] ); 7000/[.I166])" office:value-type="float" office:value="0.727121637062429" calcext:value-type="float">
            <text:p>0.73</text:p>
          </table:table-cell>
          <table:table-cell table:formula="of:=ROUNDDOWN(134/[.M166])" office:value-type="float" office:value="2" calcext:value-type="float">
            <text:p>2</text:p>
          </table:table-cell>
          <table:table-cell table:formula="of:=[.R166]/[.S166]*30+[.R166]*[.E166]" office:value-type="currency" office:currency="USD" office:value="49.1825075309027" calcext:value-type="currency">
            <text:p>$49.18</text:p>
          </table:table-cell>
          <table:table-cell table:formula="of:=[.T166]+ROUNDUP([.R166]/[.O166]*[.I166])/1000*0.1*365*12" office:value-type="currency" office:currency="USD" office:value="76.3385075309027" calcext:value-type="currency">
            <text:p>$76.34</text:p>
          </table:table-cell>
          <table:table-cell table:formula="of:=[.U166]+ROUNDUP([.R166]/[.O166]*[.I166])/1000*0.1*365*12*5" office:value-type="currency" office:currency="USD" office:value="212.118507530903" calcext:value-type="currency">
            <text:p>$212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CLU058-1825C4-273M2K1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2700K 3-Step MacAdam Ellipse</text:p>
          </table:table-cell>
          <table:table-cell table:formula="of:=LEFT([.F167];5)" office:value-type="string" office:string-value="2700K" calcext:value-type="string">
            <text:p>2700K</text:p>
          </table:table-cell>
          <table:table-cell office:value-type="string" calcext:value-type="string">
            <text:p>16645 lm (Typ)</text:p>
          </table:table-cell>
          <table:table-cell table:formula="of:=TRIM(LEFT([.H167];5))" office:value-type="string" office:string-value="16645" calcext:value-type="string">
            <text:p>16645</text:p>
          </table:table-cell>
          <table:table-cell office:value-type="string" calcext:value-type="string">
            <text:p>2.25A</text:p>
          </table:table-cell>
          <table:table-cell table:formula="of:=SUBSTITUTE(SUBSTITUTE([.J167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6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2 lm/W</text:p>
          </table:table-cell>
          <table:table-cell table:formula="of:=SUBSTITUTE([.N167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5.75A</text:p>
          </table:table-cell>
          <table:table-cell office:value-type="float" office:value="80" calcext:value-type="float">
            <text:p>80</text:p>
          </table:table-cell>
          <table:table-cell table:formula="of:=IF(OR([.G167]=&quot;2700K&quot;;[.G167]=&quot;2000K&quot;); IF([.Q167]=90;7000/[.I167];8750/[.I167] ); 7000/[.I167])" office:value-type="float" office:value="0.525683388404926" calcext:value-type="float">
            <text:p>0.53</text:p>
          </table:table-cell>
          <table:table-cell table:formula="of:=ROUNDDOWN(134/[.M167])" office:value-type="float" office:value="2" calcext:value-type="float">
            <text:p>2</text:p>
          </table:table-cell>
          <table:table-cell table:formula="of:=[.R167]/[.S167]*30+[.R167]*[.E167]" office:value-type="currency" office:currency="USD" office:value="49.3721838389907" calcext:value-type="currency">
            <text:p>$49.37</text:p>
          </table:table-cell>
          <table:table-cell table:formula="of:=[.T167]+ROUNDUP([.R167]/[.O167]*[.I167])/1000*0.1*365*12" office:value-type="currency" office:currency="USD" office:value="76.5281838389907" calcext:value-type="currency">
            <text:p>$76.53</text:p>
          </table:table-cell>
          <table:table-cell table:formula="of:=[.U167]+ROUNDUP([.R167]/[.O167]*[.I167])/1000*0.1*365*12*5" office:value-type="currency" office:currency="USD" office:value="212.308183838991" calcext:value-type="currency">
            <text:p>$212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2000-C-73-SE</text:p>
          </table:table-cell>
          <table:table-cell office:value-type="string" calcext:value-type="string">
            <text:p>Bridgelux</text:p>
          </table:table-cell>
          <table:table-cell office:value-type="float" office:value="400" calcext:value-type="float">
            <text:p>4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700K 3-Step MacAdam Ellipse</text:p>
          </table:table-cell>
          <table:table-cell table:formula="of:=LEFT([.F168];5)" office:value-type="string" office:string-value="2700K" calcext:value-type="string">
            <text:p>2700K</text:p>
          </table:table-cell>
          <table:table-cell office:value-type="string" calcext:value-type="string">
            <text:p>2390 lm (Typ)</text:p>
          </table:table-cell>
          <table:table-cell table:formula="of:=TRIM(LEFT([.H168];4))" office:value-type="string" office:string-value="2390" calcext:value-type="string">
            <text:p>2390</text:p>
          </table:table-cell>
          <table:table-cell office:value-type="string" calcext:value-type="string">
            <text:p>630mA</text:p>
          </table:table-cell>
          <table:table-cell table:formula="of:=SUBSTITUTE(SUBSTITUTE([.J168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68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1 lm/W</text:p>
          </table:table-cell>
          <table:table-cell table:formula="of:=SUBSTITUTE([.N168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68]=&quot;2700K&quot;;[.G168]=&quot;2000K&quot;); IF([.Q168]=90;7000/[.I168];8750/[.I168] ); 7000/[.I168])" office:value-type="float" office:value="2.92887029288703" calcext:value-type="float">
            <text:p>2.93</text:p>
          </table:table-cell>
          <table:table-cell table:formula="of:=ROUNDDOWN(134/[.M168])" office:value-type="float" office:value="3" calcext:value-type="float">
            <text:p>3</text:p>
          </table:table-cell>
          <table:table-cell table:formula="of:=[.R168]/[.S168]*30+[.R168]*[.E168]" office:value-type="currency" office:currency="USD" office:value="49.4686192468619" calcext:value-type="currency">
            <text:p>$49.47</text:p>
          </table:table-cell>
          <table:table-cell table:formula="of:=[.T168]+ROUNDUP([.R168]/[.O168]*[.I168])/1000*0.1*365*12" office:value-type="currency" office:currency="USD" office:value="77.5006192468619" calcext:value-type="currency">
            <text:p>$77.50</text:p>
          </table:table-cell>
          <table:table-cell table:formula="of:=[.U168]+ROUNDUP([.R168]/[.O168]*[.I168])/1000*0.1*365*12*5" office:value-type="currency" office:currency="USD" office:value="217.660619246862" calcext:value-type="currency">
            <text:p>$217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1830-0000-000N0UR440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4000K 4-Step MacAdam Ellipse</text:p>
          </table:table-cell>
          <table:table-cell table:formula="of:=LEFT([.F169];5)" office:value-type="string" office:string-value="4000K" calcext:value-type="string">
            <text:p>4000K</text:p>
          </table:table-cell>
          <table:table-cell office:value-type="string" calcext:value-type="string">
            <text:p>2690 lm (2600 lm ~ 2780 lm)</text:p>
          </table:table-cell>
          <table:table-cell table:formula="of:=TRIM(LEFT([.H169];4))" office:value-type="string" office:string-value="2690" calcext:value-type="string">
            <text:p>2690</text:p>
          </table:table-cell>
          <table:table-cell office:value-type="string" calcext:value-type="string">
            <text:p>800mA</text:p>
          </table:table-cell>
          <table:table-cell table:formula="of:=SUBSTITUTE(SUBSTITUTE([.J16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6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169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-</text:p>
          </table:table-cell>
          <table:table-cell table:formula="of:=IF(OR([.G169]=&quot;2700K&quot;;[.G169]=&quot;2000K&quot;); IF([.Q169]=90;7000/[.I169];8750/[.I169] ); 7000/[.I169])" office:value-type="float" office:value="2.60223048327138" calcext:value-type="float">
            <text:p>2.60</text:p>
          </table:table-cell>
          <table:table-cell table:formula="of:=ROUNDDOWN(134/[.M169])" office:value-type="float" office:value="3" calcext:value-type="float">
            <text:p>3</text:p>
          </table:table-cell>
          <table:table-cell table:formula="of:=[.R169]/[.S169]*30+[.R169]*[.E169]" office:value-type="currency" office:currency="USD" office:value="44.2118959107807" calcext:value-type="currency">
            <text:p>$44.21</text:p>
          </table:table-cell>
          <table:table-cell table:formula="of:=[.T169]+ROUNDUP([.R169]/[.O169]*[.I169])/1000*0.1*365*12" office:value-type="currency" office:currency="USD" office:value="77.9378959107807" calcext:value-type="currency">
            <text:p>$77.94</text:p>
          </table:table-cell>
          <table:table-cell table:formula="of:=[.U169]+ROUNDUP([.R169]/[.O169]*[.I169])/1000*0.1*365*12*5" office:value-type="currency" office:currency="USD" office:value="246.567895910781" calcext:value-type="currency">
            <text:p>$246.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CLU038-1206C4-40AL7K3</text:p>
          </table:table-cell>
          <table:table-cell office:value-type="string" calcext:value-type="string">
            <text:p>Citizen</text:p>
          </table:table-cell>
          <table:table-cell office:value-type="float" office:value="42" calcext:value-type="float">
            <text:p>42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170];5)" office:value-type="string" office:string-value="4000K" calcext:value-type="string">
            <text:p>4000K</text:p>
          </table:table-cell>
          <table:table-cell office:value-type="string" calcext:value-type="string">
            <text:p>2992 lm (Typ)</text:p>
          </table:table-cell>
          <table:table-cell table:formula="of:=TRIM(LEFT([.H170];5))" office:value-type="string" office:string-value="2992" calcext:value-type="string">
            <text:p>2992</text:p>
          </table:table-cell>
          <table:table-cell office:value-type="string" calcext:value-type="string">
            <text:p>540mA</text:p>
          </table:table-cell>
          <table:table-cell table:formula="of:=SUBSTITUTE(SUBSTITUTE([.J170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17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0 lm/W</text:p>
          </table:table-cell>
          <table:table-cell table:formula="of:=SUBSTITUTE([.N170];&quot;lm/W&quot;;&quot;&quot; )" office:value-type="string" office:string-value="160 " calcext:value-type="string">
            <text:p>160 </text:p>
          </table:table-cell>
          <table:table-cell office:value-type="string" calcext:value-type="string">
            <text:p>1.38A</text:p>
          </table:table-cell>
          <table:table-cell office:value-type="float" office:value="70" calcext:value-type="float">
            <text:p>70</text:p>
          </table:table-cell>
          <table:table-cell table:formula="of:=IF(OR([.G170]=&quot;2700K&quot;;[.G170]=&quot;2000K&quot;); IF([.Q170]=90;7000/[.I170];8750/[.I170] ); 7000/[.I170])" office:value-type="float" office:value="2.33957219251337" calcext:value-type="float">
            <text:p>2.34</text:p>
          </table:table-cell>
          <table:table-cell table:formula="of:=ROUNDDOWN(134/[.M170])" office:value-type="float" office:value="3" calcext:value-type="float">
            <text:p>3</text:p>
          </table:table-cell>
          <table:table-cell table:formula="of:=[.R170]/[.S170]*30+[.R170]*[.E170]" office:value-type="currency" office:currency="USD" office:value="58.8636363636364" calcext:value-type="currency">
            <text:p>$58.86</text:p>
          </table:table-cell>
          <table:table-cell table:formula="of:=[.T170]+ROUNDUP([.R170]/[.O170]*[.I170])/1000*0.1*365*12" office:value-type="currency" office:currency="USD" office:value="78.1356363636364" calcext:value-type="currency">
            <text:p>$78.14</text:p>
          </table:table-cell>
          <table:table-cell table:formula="of:=[.U170]+ROUNDUP([.R170]/[.O170]*[.I170])/1000*0.1*365*12*5" office:value-type="currency" office:currency="USD" office:value="174.495636363636" calcext:value-type="currency">
            <text:p>$174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48-1818C4-273H5K2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2700K 3-Step MacAdam Ellipse</text:p>
          </table:table-cell>
          <table:table-cell table:formula="of:=LEFT([.F171];5)" office:value-type="string" office:string-value="2700K" calcext:value-type="string">
            <text:p>2700K</text:p>
          </table:table-cell>
          <table:table-cell office:value-type="string" calcext:value-type="string">
            <text:p>9391 lm (Typ)</text:p>
          </table:table-cell>
          <table:table-cell table:formula="of:=TRIM(LEFT([.H171];5))" office:value-type="string" office:string-value="9391" calcext:value-type="string">
            <text:p>9391</text:p>
          </table:table-cell>
          <table:table-cell office:value-type="string" calcext:value-type="string">
            <text:p>1.62A</text:p>
          </table:table-cell>
          <table:table-cell table:formula="of:=SUBSTITUTE(SUBSTITUTE([.J171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7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1 lm/W</text:p>
          </table:table-cell>
          <table:table-cell table:formula="of:=SUBSTITUTE([.N171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4.14A</text:p>
          </table:table-cell>
          <table:table-cell office:value-type="float" office:value="90" calcext:value-type="float">
            <text:p>90</text:p>
          </table:table-cell>
          <table:table-cell table:formula="of:=IF(OR([.G171]=&quot;2700K&quot;;[.G171]=&quot;2000K&quot;); IF([.Q171]=90;7000/[.I171];8750/[.I171] ); 7000/[.I171])" office:value-type="float" office:value="0.745394526674476" calcext:value-type="float">
            <text:p>0.75</text:p>
          </table:table-cell>
          <table:table-cell table:formula="of:=ROUNDDOWN(134/[.M171])" office:value-type="float" office:value="2" calcext:value-type="float">
            <text:p>2</text:p>
          </table:table-cell>
          <table:table-cell table:formula="of:=[.R171]/[.S171]*30+[.R171]*[.E171]" office:value-type="currency" office:currency="USD" office:value="50.4184857842615" calcext:value-type="currency">
            <text:p>$50.42</text:p>
          </table:table-cell>
          <table:table-cell table:formula="of:=[.T171]+ROUNDUP([.R171]/[.O171]*[.I171])/1000*0.1*365*12" office:value-type="currency" office:currency="USD" office:value="78.4504857842615" calcext:value-type="currency">
            <text:p>$78.45</text:p>
          </table:table-cell>
          <table:table-cell table:formula="of:=[.U171]+ROUNDUP([.R171]/[.O171]*[.I171])/1000*0.1*365*12*5" office:value-type="currency" office:currency="USD" office:value="218.610485784262" calcext:value-type="currency">
            <text:p>$218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25.pdf</text:p>
          </table:table-cell>
          <table:table-cell office:value-type="string" calcext:value-type="string">
            <text:p>BXRC-27E4000-F-23</text:p>
          </table:table-cell>
          <table:table-cell office:value-type="string" calcext:value-type="string">
            <text:p>Bridgelux</text:p>
          </table:table-cell>
          <table:table-cell office:value-type="float" office:value="889" calcext:value-type="float">
            <text:p>889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2700K 3-Step MacAdam Ellipse</text:p>
          </table:table-cell>
          <table:table-cell table:formula="of:=LEFT([.F172];5)" office:value-type="string" office:string-value="2700K" calcext:value-type="string">
            <text:p>2700K</text:p>
          </table:table-cell>
          <table:table-cell office:value-type="string" calcext:value-type="string">
            <text:p>3492 lm (Typ)</text:p>
          </table:table-cell>
          <table:table-cell table:formula="of:=TRIM(LEFT([.H172];5))" office:value-type="string" office:string-value="3492" calcext:value-type="string">
            <text:p>3492</text:p>
          </table:table-cell>
          <table:table-cell office:value-type="string" calcext:value-type="string">
            <text:p>1.05A</text:p>
          </table:table-cell>
          <table:table-cell table:formula="of:=SUBSTITUTE(SUBSTITUTE([.J17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172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16 lm/W</text:p>
          </table:table-cell>
          <table:table-cell table:formula="of:=SUBSTITUTE([.N172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72]=&quot;2700K&quot;;[.G172]=&quot;2000K&quot;); IF([.Q172]=90;7000/[.I172];8750/[.I172] ); 7000/[.I172])" office:value-type="float" office:value="2.5057273768614" calcext:value-type="float">
            <text:p>2.51</text:p>
          </table:table-cell>
          <table:table-cell table:formula="of:=ROUNDDOWN(134/[.M172])" office:value-type="float" office:value="4" calcext:value-type="float">
            <text:p>4</text:p>
          </table:table-cell>
          <table:table-cell table:formula="of:=[.R172]/[.S172]*30+[.R172]*[.E172]" office:value-type="currency" office:currency="USD" office:value="45.7796391752577" calcext:value-type="currency">
            <text:p>$45.78</text:p>
          </table:table-cell>
          <table:table-cell table:formula="of:=[.T172]+ROUNDUP([.R172]/[.O172]*[.I172])/1000*0.1*365*12" office:value-type="currency" office:currency="USD" office:value="79.0676391752577" calcext:value-type="currency">
            <text:p>$79.07</text:p>
          </table:table-cell>
          <table:table-cell table:formula="of:=[.U172]+ROUNDUP([.R172]/[.O172]*[.I172])/1000*0.1*365*12*5" office:value-type="currency" office:currency="USD" office:value="245.507639175258" calcext:value-type="currency">
            <text:p>$245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CXA2530-0000-000N0UR440H</text:p>
          </table:table-cell>
          <table:table-cell office:value-type="string" calcext:value-type="string">
            <text:p>Cree Inc.</text:p>
          </table:table-cell>
          <table:table-cell office:value-type="float" office:value="33" calcext:value-type="float">
            <text:p>33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4000K 2-Step MacAdam Ellipse</text:p>
          </table:table-cell>
          <table:table-cell table:formula="of:=LEFT([.F173];5)" office:value-type="string" office:string-value="4000K" calcext:value-type="string">
            <text:p>4000K</text:p>
          </table:table-cell>
          <table:table-cell office:value-type="string" calcext:value-type="string">
            <text:p>2690 lm (2600 lm ~ 2780 lm)</text:p>
          </table:table-cell>
          <table:table-cell table:formula="of:=TRIM(LEFT([.H173];5))" office:value-type="string" office:string-value="2690" calcext:value-type="string">
            <text:p>2690</text:p>
          </table:table-cell>
          <table:table-cell office:value-type="string" calcext:value-type="string">
            <text:p>800mA</text:p>
          </table:table-cell>
          <table:table-cell table:formula="of:=SUBSTITUTE(SUBSTITUTE([.J173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7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173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73]=&quot;2700K&quot;;[.G173]=&quot;2000K&quot;); IF([.Q173]=90;7000/[.I173];8750/[.I173] ); 7000/[.I173])" office:value-type="float" office:value="2.60223048327138" calcext:value-type="float">
            <text:p>2.60</text:p>
          </table:table-cell>
          <table:table-cell table:formula="of:=ROUNDDOWN(134/[.M173])" office:value-type="float" office:value="3" calcext:value-type="float">
            <text:p>3</text:p>
          </table:table-cell>
          <table:table-cell table:formula="of:=[.R173]/[.S173]*30+[.R173]*[.E173]" office:value-type="currency" office:currency="USD" office:value="45.4349442379182" calcext:value-type="currency">
            <text:p>$45.43</text:p>
          </table:table-cell>
          <table:table-cell table:formula="of:=[.T173]+ROUNDUP([.R173]/[.O173]*[.I173])/1000*0.1*365*12" office:value-type="currency" office:currency="USD" office:value="79.1609442379182" calcext:value-type="currency">
            <text:p>$79.16</text:p>
          </table:table-cell>
          <table:table-cell table:formula="of:=[.U173]+ROUNDUP([.R173]/[.O173]*[.I173])/1000*0.1*365*12*5" office:value-type="currency" office:currency="USD" office:value="247.790944237918" calcext:value-type="currency">
            <text:p>$247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BXRC-27E2000-C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700K 3-Step MacAdam Ellipse</text:p>
          </table:table-cell>
          <table:table-cell table:formula="of:=LEFT([.F174];5)" office:value-type="string" office:string-value="2700K" calcext:value-type="string">
            <text:p>2700K</text:p>
          </table:table-cell>
          <table:table-cell office:value-type="string" calcext:value-type="string">
            <text:p>2926 lm (Typ)</text:p>
          </table:table-cell>
          <table:table-cell table:formula="of:=TRIM(LEFT([.H174];4))" office:value-type="string" office:string-value="2926" calcext:value-type="string">
            <text:p>2926</text:p>
          </table:table-cell>
          <table:table-cell office:value-type="string" calcext:value-type="string">
            <text:p>630mA</text:p>
          </table:table-cell>
          <table:table-cell table:formula="of:=SUBSTITUTE(SUBSTITUTE([.J174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7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7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74]=&quot;2700K&quot;;[.G174]=&quot;2000K&quot;); IF([.Q174]=90;7000/[.I174];8750/[.I174] ); 7000/[.I174])" office:value-type="float" office:value="2.99043062200957" calcext:value-type="float">
            <text:p>2.99</text:p>
          </table:table-cell>
          <table:table-cell table:formula="of:=ROUNDDOWN(134/[.M174])" office:value-type="float" office:value="3" calcext:value-type="float">
            <text:p>3</text:p>
          </table:table-cell>
          <table:table-cell table:formula="of:=[.R174]/[.S174]*30+[.R174]*[.E174]" office:value-type="currency" office:currency="USD" office:value="51.0167464114833" calcext:value-type="currency">
            <text:p>$51.02</text:p>
          </table:table-cell>
          <table:table-cell table:formula="of:=[.T174]+ROUNDUP([.R174]/[.O174]*[.I174])/1000*0.1*365*12" office:value-type="currency" office:currency="USD" office:value="79.4867464114833" calcext:value-type="currency">
            <text:p>$79.49</text:p>
          </table:table-cell>
          <table:table-cell table:formula="of:=[.U174]+ROUNDUP([.R174]/[.O174]*[.I174])/1000*0.1*365*12*5" office:value-type="currency" office:currency="USD" office:value="221.836746411483" calcext:value-type="currency">
            <text:p>$221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40E5</text:p>
          </table:table-cell>
          <table:table-cell office:value-type="string" calcext:value-type="string">
            <text:p>Cree Inc.</text:p>
          </table:table-cell>
          <table:table-cell office:value-type="float" office:value="220" calcext:value-type="float">
            <text:p>2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4000K</text:p>
          </table:table-cell>
          <table:table-cell table:formula="of:=LEFT([.F175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175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175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175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175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175]=&quot;2700K&quot;;[.G175]=&quot;2000K&quot;); IF([.Q175]=90;7000/[.I175];8750/[.I175] ); 7000/[.I175])" office:value-type="float" office:value="16.4705882352941" calcext:value-type="float">
            <text:p>16.47</text:p>
          </table:table-cell>
          <table:table-cell table:formula="of:=ROUNDDOWN(134/[.M175])" office:value-type="float" office:value="14" calcext:value-type="float">
            <text:p>14</text:p>
          </table:table-cell>
          <table:table-cell table:formula="of:=[.R175]/[.S175]*30+[.R175]*[.E175]" office:value-type="currency" office:currency="USD" office:value="53.5764705882353" calcext:value-type="currency">
            <text:p>$53.58</text:p>
          </table:table-cell>
          <table:table-cell table:formula="of:=[.T175]+ROUNDUP([.R175]/[.O175]*[.I175])/1000*0.1*365*12" office:value-type="currency" office:currency="USD" office:value="79.8564705882353" calcext:value-type="currency">
            <text:p>$79.86</text:p>
          </table:table-cell>
          <table:table-cell table:formula="of:=[.U175]+ROUNDUP([.R175]/[.O175]*[.I175])/1000*0.1*365*12*5" office:value-type="currency" office:currency="USD" office:value="211.256470588235" calcext:value-type="currency">
            <text:p>$211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16.pdf</text:p>
          </table:table-cell>
          <table:table-cell office:value-type="string" calcext:value-type="string">
            <text:p>CXB1816-0000-000N0HQ240G</text:p>
          </table:table-cell>
          <table:table-cell office:value-type="string" calcext:value-type="string">
            <text:p>Cree Inc.</text:p>
          </table:table-cell>
          <table:table-cell office:value-type="float" office:value="29" calcext:value-type="float">
            <text:p>2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4000K 3-Step MacAdam Ellipse</text:p>
          </table:table-cell>
          <table:table-cell table:formula="of:=LEFT([.F176];5)" office:value-type="string" office:string-value="4000K" calcext:value-type="string">
            <text:p>4000K</text:p>
          </table:table-cell>
          <table:table-cell office:value-type="string" calcext:value-type="string">
            <text:p>2180 lm (2100 lm ~ 2260 lm)</text:p>
          </table:table-cell>
          <table:table-cell table:formula="of:=TRIM(LEFT([.H176];5))" office:value-type="string" office:string-value="2180" calcext:value-type="string">
            <text:p>2180</text:p>
          </table:table-cell>
          <table:table-cell office:value-type="string" calcext:value-type="string">
            <text:p>450mA</text:p>
          </table:table-cell>
          <table:table-cell table:formula="of:=SUBSTITUTE(SUBSTITUTE([.J17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17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35 lm/W</text:p>
          </table:table-cell>
          <table:table-cell table:formula="of:=SUBSTITUTE([.N176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76]=&quot;2700K&quot;;[.G176]=&quot;2000K&quot;); IF([.Q176]=90;7000/[.I176];8750/[.I176] ); 7000/[.I176])" office:value-type="float" office:value="3.21100917431193" calcext:value-type="float">
            <text:p>3.21</text:p>
          </table:table-cell>
          <table:table-cell table:formula="of:=ROUNDDOWN(134/[.M176])" office:value-type="float" office:value="3" calcext:value-type="float">
            <text:p>3</text:p>
          </table:table-cell>
          <table:table-cell table:formula="of:=[.R176]/[.S176]*30+[.R176]*[.E176]" office:value-type="currency" office:currency="USD" office:value="57.1559633027523" calcext:value-type="currency">
            <text:p>$57.16</text:p>
          </table:table-cell>
          <table:table-cell table:formula="of:=[.T176]+ROUNDUP([.R176]/[.O176]*[.I176])/1000*0.1*365*12" office:value-type="currency" office:currency="USD" office:value="79.9319633027523" calcext:value-type="currency">
            <text:p>$79.93</text:p>
          </table:table-cell>
          <table:table-cell table:formula="of:=[.U176]+ROUNDUP([.R176]/[.O176]*[.I176])/1000*0.1*365*12*5" office:value-type="currency" office:currency="USD" office:value="193.811963302752" calcext:value-type="currency">
            <text:p>$193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273M2K1</text:p>
          </table:table-cell>
          <table:table-cell office:value-type="string" calcext:value-type="string">
            <text:p>Citizen</text:p>
          </table:table-cell>
          <table:table-cell office:value-type="float" office:value="7" calcext:value-type="float">
            <text:p>7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2700K 3-Step MacAdam Ellipse</text:p>
          </table:table-cell>
          <table:table-cell table:formula="of:=LEFT([.F177];5)" office:value-type="string" office:string-value="2700K" calcext:value-type="string">
            <text:p>2700K</text:p>
          </table:table-cell>
          <table:table-cell office:value-type="string" calcext:value-type="string">
            <text:p>22882 lm (Typ)</text:p>
          </table:table-cell>
          <table:table-cell table:formula="of:=TRIM(LEFT([.H177];5))" office:value-type="string" office:string-value="22882" calcext:value-type="string">
            <text:p>22882</text:p>
          </table:table-cell>
          <table:table-cell office:value-type="string" calcext:value-type="string">
            <text:p>1.62A</text:p>
          </table:table-cell>
          <table:table-cell table:formula="of:=SUBSTITUTE(SUBSTITUTE([.J177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177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26 lm/W</text:p>
          </table:table-cell>
          <table:table-cell table:formula="of:=SUBSTITUTE([.N177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177]=&quot;2700K&quot;;[.G177]=&quot;2000K&quot;); IF([.Q177]=90;7000/[.I177];8750/[.I177] ); 7000/[.I177])" office:value-type="float" office:value="0.382396643650031" calcext:value-type="float">
            <text:p>0.38</text:p>
          </table:table-cell>
          <table:table-cell table:formula="of:=ROUNDDOWN(134/[.M177])" office:value-type="float" office:value="1" calcext:value-type="float">
            <text:p>1</text:p>
          </table:table-cell>
          <table:table-cell table:formula="of:=[.R177]/[.S177]*30+[.R177]*[.E177]" office:value-type="currency" office:currency="USD" office:value="49.3062232322349" calcext:value-type="currency">
            <text:p>$49.31</text:p>
          </table:table-cell>
          <table:table-cell table:formula="of:=[.T177]+ROUNDUP([.R177]/[.O177]*[.I177])/1000*0.1*365*12" office:value-type="currency" office:currency="USD" office:value="79.9662232322349" calcext:value-type="currency">
            <text:p>$79.97</text:p>
          </table:table-cell>
          <table:table-cell table:formula="of:=[.U177]+ROUNDUP([.R177]/[.O177]*[.I177])/1000*0.1*365*12*5" office:value-type="currency" office:currency="USD" office:value="233.266223232235" calcext:value-type="currency">
            <text:p>$233.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2000-D-73-SE</text:p>
          </table:table-cell>
          <table:table-cell office:value-type="string" calcext:value-type="string">
            <text:p>Bridgelux</text:p>
          </table:table-cell>
          <table:table-cell office:value-type="float" office:value="198" calcext:value-type="float">
            <text:p>198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2700K 3-Step MacAdam Ellipse</text:p>
          </table:table-cell>
          <table:table-cell table:formula="of:=LEFT([.F178];5)" office:value-type="string" office:string-value="2700K" calcext:value-type="string">
            <text:p>2700K</text:p>
          </table:table-cell>
          <table:table-cell office:value-type="string" calcext:value-type="string">
            <text:p>1738 lm (Typ)</text:p>
          </table:table-cell>
          <table:table-cell table:formula="of:=TRIM(LEFT([.H178];4))" office:value-type="string" office:string-value="1738" calcext:value-type="string">
            <text:p>1738</text:p>
          </table:table-cell>
          <table:table-cell office:value-type="string" calcext:value-type="string">
            <text:p>500mA</text:p>
          </table:table-cell>
          <table:table-cell table:formula="of:=SUBSTITUTE(SUBSTITUTE([.J17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7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12 lm/W</text:p>
          </table:table-cell>
          <table:table-cell table:formula="of:=SUBSTITUTE([.N178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78]=&quot;2700K&quot;;[.G178]=&quot;2000K&quot;); IF([.Q178]=90;7000/[.I178];8750/[.I178] ); 7000/[.I178])" office:value-type="float" office:value="4.02761795166858" calcext:value-type="float">
            <text:p>4.03</text:p>
          </table:table-cell>
          <table:table-cell table:formula="of:=ROUNDDOWN(134/[.M178])" office:value-type="float" office:value="4" calcext:value-type="float">
            <text:p>4</text:p>
          </table:table-cell>
          <table:table-cell table:formula="of:=[.R178]/[.S178]*30+[.R178]*[.E178]" office:value-type="currency" office:currency="USD" office:value="52.6006904487917" calcext:value-type="currency">
            <text:p>$52.60</text:p>
          </table:table-cell>
          <table:table-cell table:formula="of:=[.T178]+ROUNDUP([.R178]/[.O178]*[.I178])/1000*0.1*365*12" office:value-type="currency" office:currency="USD" office:value="80.1946904487917" calcext:value-type="currency">
            <text:p>$80.19</text:p>
          </table:table-cell>
          <table:table-cell table:formula="of:=[.U178]+ROUNDUP([.R178]/[.O178]*[.I178])/1000*0.1*365*12*5" office:value-type="currency" office:currency="USD" office:value="218.164690448792" calcext:value-type="currency">
            <text:p>$218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B-73</text:p>
          </table:table-cell>
          <table:table-cell office:value-type="string" calcext:value-type="string">
            <text:p>Bridgelux</text:p>
          </table:table-cell>
          <table:table-cell office:value-type="float" office:value="103" calcext:value-type="float">
            <text:p>103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4000K 3-Step MacAdam Ellipse</text:p>
          </table:table-cell>
          <table:table-cell table:formula="of:=LEFT([.F179];5)" office:value-type="string" office:string-value="4000K" calcext:value-type="string">
            <text:p>4000K</text:p>
          </table:table-cell>
          <table:table-cell office:value-type="string" calcext:value-type="string">
            <text:p>1938 lm (Typ)</text:p>
          </table:table-cell>
          <table:table-cell table:formula="of:=TRIM(LEFT([.H179];4))" office:value-type="string" office:string-value="1938" calcext:value-type="string">
            <text:p>1938</text:p>
          </table:table-cell>
          <table:table-cell office:value-type="string" calcext:value-type="string">
            <text:p>450mA</text:p>
          </table:table-cell>
          <table:table-cell table:formula="of:=SUBSTITUTE(SUBSTITUTE([.J17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7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17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179]=&quot;2700K&quot;;[.G179]=&quot;2000K&quot;); IF([.Q179]=90;7000/[.I179];8750/[.I179] ); 7000/[.I179])" office:value-type="float" office:value="3.61197110423117" calcext:value-type="float">
            <text:p>3.61</text:p>
          </table:table-cell>
          <table:table-cell table:formula="of:=ROUNDDOWN(134/[.M179])" office:value-type="float" office:value="3" calcext:value-type="float">
            <text:p>3</text:p>
          </table:table-cell>
          <table:table-cell table:formula="of:=[.R179]/[.S179]*30+[.R179]*[.E179]" office:value-type="currency" office:currency="USD" office:value="55.6965944272446" calcext:value-type="currency">
            <text:p>$55.70</text:p>
          </table:table-cell>
          <table:table-cell table:formula="of:=[.T179]+ROUNDUP([.R179]/[.O179]*[.I179])/1000*0.1*365*12" office:value-type="currency" office:currency="USD" office:value="80.2245944272446" calcext:value-type="currency">
            <text:p>$80.22</text:p>
          </table:table-cell>
          <table:table-cell table:formula="of:=[.U179]+ROUNDUP([.R179]/[.O179]*[.I179])/1000*0.1*365*12*5" office:value-type="currency" office:currency="USD" office:value="202.864594427245" calcext:value-type="currency">
            <text:p>$202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70.pdf</text:p>
          </table:table-cell>
          <table:table-cell office:value-type="string" calcext:value-type="string">
            <text:p>BXRC-27E2000-C-73-SE</text:p>
          </table:table-cell>
          <table:table-cell office:value-type="string" calcext:value-type="string">
            <text:p>Bridgelux</text:p>
          </table:table-cell>
          <table:table-cell office:value-type="float" office:value="220" calcext:value-type="float">
            <text:p>22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700K 3-Step MacAdam Ellipse</text:p>
          </table:table-cell>
          <table:table-cell table:formula="of:=LEFT([.F180];5)" office:value-type="string" office:string-value="2700K" calcext:value-type="string">
            <text:p>2700K</text:p>
          </table:table-cell>
          <table:table-cell office:value-type="string" calcext:value-type="string">
            <text:p>2868 lm (Typ)</text:p>
          </table:table-cell>
          <table:table-cell table:formula="of:=TRIM(LEFT([.H180];4))" office:value-type="string" office:string-value="2868" calcext:value-type="string">
            <text:p>2868</text:p>
          </table:table-cell>
          <table:table-cell office:value-type="string" calcext:value-type="string">
            <text:p>630mA</text:p>
          </table:table-cell>
          <table:table-cell table:formula="of:=SUBSTITUTE(SUBSTITUTE([.J180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8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3 lm/W</text:p>
          </table:table-cell>
          <table:table-cell table:formula="of:=SUBSTITUTE([.N180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80]=&quot;2700K&quot;;[.G180]=&quot;2000K&quot;); IF([.Q180]=90;7000/[.I180];8750/[.I180] ); 7000/[.I180])" office:value-type="float" office:value="3.05090655509066" calcext:value-type="float">
            <text:p>3.05</text:p>
          </table:table-cell>
          <table:table-cell table:formula="of:=ROUNDDOWN(134/[.M180])" office:value-type="float" office:value="3" calcext:value-type="float">
            <text:p>3</text:p>
          </table:table-cell>
          <table:table-cell table:formula="of:=[.R180]/[.S180]*30+[.R180]*[.E180]" office:value-type="currency" office:currency="USD" office:value="51.5298117154812" calcext:value-type="currency">
            <text:p>$51.53</text:p>
          </table:table-cell>
          <table:table-cell table:formula="of:=[.T180]+ROUNDUP([.R180]/[.O180]*[.I180])/1000*0.1*365*12" office:value-type="currency" office:currency="USD" office:value="80.4378117154812" calcext:value-type="currency">
            <text:p>$80.44</text:p>
          </table:table-cell>
          <table:table-cell table:formula="of:=[.U180]+ROUNDUP([.R180]/[.O180]*[.I180])/1000*0.1*365*12*5" office:value-type="currency" office:currency="USD" office:value="224.977811715481" calcext:value-type="currency">
            <text:p>$224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LU048-1818C4-273M2K1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2700K 3-Step MacAdam Ellipse</text:p>
          </table:table-cell>
          <table:table-cell table:formula="of:=LEFT([.F181];5)" office:value-type="string" office:string-value="2700K" calcext:value-type="string">
            <text:p>2700K</text:p>
          </table:table-cell>
          <table:table-cell office:value-type="string" calcext:value-type="string">
            <text:p>11367 lm (Typ)</text:p>
          </table:table-cell>
          <table:table-cell table:formula="of:=TRIM(LEFT([.H181];5))" office:value-type="string" office:string-value="11367" calcext:value-type="string">
            <text:p>11367</text:p>
          </table:table-cell>
          <table:table-cell office:value-type="string" calcext:value-type="string">
            <text:p>1.62A</text:p>
          </table:table-cell>
          <table:table-cell table:formula="of:=SUBSTITUTE(SUBSTITUTE([.J181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8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35 lm/W</text:p>
          </table:table-cell>
          <table:table-cell table:formula="of:=SUBSTITUTE([.N181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181]=&quot;2700K&quot;;[.G181]=&quot;2000K&quot;); IF([.Q181]=90;7000/[.I181];8750/[.I181] ); 7000/[.I181])" office:value-type="float" office:value="0.769772147444357" calcext:value-type="float">
            <text:p>0.77</text:p>
          </table:table-cell>
          <table:table-cell table:formula="of:=ROUNDDOWN(134/[.M181])" office:value-type="float" office:value="2" calcext:value-type="float">
            <text:p>2</text:p>
          </table:table-cell>
          <table:table-cell table:formula="of:=[.R181]/[.S181]*30+[.R181]*[.E181]" office:value-type="currency" office:currency="USD" office:value="52.0673880531363" calcext:value-type="currency">
            <text:p>$52.07</text:p>
          </table:table-cell>
          <table:table-cell table:formula="of:=[.T181]+ROUNDUP([.R181]/[.O181]*[.I181])/1000*0.1*365*12" office:value-type="currency" office:currency="USD" office:value="80.5373880531363" calcext:value-type="currency">
            <text:p>$80.54</text:p>
          </table:table-cell>
          <table:table-cell table:formula="of:=[.U181]+ROUNDUP([.R181]/[.O181]*[.I181])/1000*0.1*365*12*5" office:value-type="currency" office:currency="USD" office:value="222.887388053136" calcext:value-type="currency">
            <text:p>$222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HN440F</text:p>
          </table:table-cell>
          <table:table-cell office:value-type="string" calcext:value-type="string">
            <text:p>Cree Inc.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4000K 4-Step MacAdam Ellipse</text:p>
          </table:table-cell>
          <table:table-cell table:formula="of:=LEFT([.F182];5)" office:value-type="string" office:string-value="4000K" calcext:value-type="string">
            <text:p>4000K</text:p>
          </table:table-cell>
          <table:table-cell office:value-type="string" calcext:value-type="string">
            <text:p>1770 lm (1710 lm ~ 1830 lm)</text:p>
          </table:table-cell>
          <table:table-cell table:formula="of:=TRIM(LEFT([.H182];4))" office:value-type="string" office:string-value="1770" calcext:value-type="string">
            <text:p>1770</text:p>
          </table:table-cell>
          <table:table-cell office:value-type="string" calcext:value-type="string">
            <text:p>450mA</text:p>
          </table:table-cell>
          <table:table-cell table:formula="of:=SUBSTITUTE(SUBSTITUTE([.J18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18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6 lm/W</text:p>
          </table:table-cell>
          <table:table-cell table:formula="of:=SUBSTITUTE([.N182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82]=&quot;2700K&quot;;[.G182]=&quot;2000K&quot;); IF([.Q182]=90;7000/[.I182];8750/[.I182] ); 7000/[.I182])" office:value-type="float" office:value="3.95480225988701" calcext:value-type="float">
            <text:p>3.95</text:p>
          </table:table-cell>
          <table:table-cell table:formula="of:=ROUNDDOWN(134/[.M182])" office:value-type="float" office:value="3" calcext:value-type="float">
            <text:p>3</text:p>
          </table:table-cell>
          <table:table-cell table:formula="of:=[.R182]/[.S182]*30+[.R182]*[.E182]" office:value-type="currency" office:currency="USD" office:value="51.6101694915254" calcext:value-type="currency">
            <text:p>$51.61</text:p>
          </table:table-cell>
          <table:table-cell table:formula="of:=[.T182]+ROUNDUP([.R182]/[.O182]*[.I182])/1000*0.1*365*12" office:value-type="currency" office:currency="USD" office:value="80.9561694915254" calcext:value-type="currency">
            <text:p>$80.96</text:p>
          </table:table-cell>
          <table:table-cell table:formula="of:=[.U182]+ROUNDUP([.R182]/[.O182]*[.I182])/1000*0.1*365*12*5" office:value-type="currency" office:currency="USD" office:value="227.686169491525" calcext:value-type="currency">
            <text:p>$227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12.pdf</text:p>
          </table:table-cell>
          <table:table-cell office:value-type="string" calcext:value-type="string">
            <text:p>BXRE-40G0800-D-73</text:p>
          </table:table-cell>
          <table:table-cell office:value-type="string" calcext:value-type="string">
            <text:p>Bridgelux</text:p>
          </table:table-cell>
          <table:table-cell office:value-type="float" office:value="508" calcext:value-type="float">
            <text:p>50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4000K 3-Step MacAdam Ellipse</text:p>
          </table:table-cell>
          <table:table-cell table:formula="of:=LEFT([.F183];5)" office:value-type="string" office:string-value="4000K" calcext:value-type="string">
            <text:p>4000K</text:p>
          </table:table-cell>
          <table:table-cell office:value-type="string" calcext:value-type="string">
            <text:p>730 lm (Typ)</text:p>
          </table:table-cell>
          <table:table-cell table:formula="of:=TRIM(LEFT([.H183];4))" office:value-type="string" office:string-value="730" calcext:value-type="string">
            <text:p>730</text:p>
          </table:table-cell>
          <table:table-cell office:value-type="string" calcext:value-type="string">
            <text:p>350mA</text:p>
          </table:table-cell>
          <table:table-cell table:formula="of:=SUBSTITUTE(SUBSTITUTE([.J18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183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25 lm/W</text:p>
          </table:table-cell>
          <table:table-cell table:formula="of:=SUBSTITUTE([.N18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183]=&quot;2700K&quot;;[.G183]=&quot;2000K&quot;); IF([.Q183]=90;7000/[.I183];8750/[.I183] ); 7000/[.I183])" office:value-type="float" office:value="9.58904109589041" calcext:value-type="float">
            <text:p>9.59</text:p>
          </table:table-cell>
          <table:table-cell table:formula="of:=ROUNDDOWN(134/[.M183])" office:value-type="float" office:value="8" calcext:value-type="float">
            <text:p>8</text:p>
          </table:table-cell>
          <table:table-cell table:formula="of:=[.R183]/[.S183]*30+[.R183]*[.E183]" office:value-type="currency" office:currency="USD" office:value="56.4794520547945" calcext:value-type="currency">
            <text:p>$56.48</text:p>
          </table:table-cell>
          <table:table-cell table:formula="of:=[.T183]+ROUNDUP([.R183]/[.O183]*[.I183])/1000*0.1*365*12" office:value-type="currency" office:currency="USD" office:value="81.0074520547945" calcext:value-type="currency">
            <text:p>$81.01</text:p>
          </table:table-cell>
          <table:table-cell table:formula="of:=[.U183]+ROUNDUP([.R183]/[.O183]*[.I183])/1000*0.1*365*12*5" office:value-type="currency" office:currency="USD" office:value="203.647452054795" calcext:value-type="currency">
            <text:p>$203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CXB1512-0000-000F0UK227G</text:p>
          </table:table-cell>
          <table:table-cell office:value-type="string" calcext:value-type="string">
            <text:p>Cree Inc.</text:p>
          </table:table-cell>
          <table:table-cell office:value-type="float" office:value="73" calcext:value-type="float">
            <text:p>73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2700K 3-Step MacAdam Ellipse</text:p>
          </table:table-cell>
          <table:table-cell table:formula="of:=LEFT([.F184];5)" office:value-type="string" office:string-value="2700K" calcext:value-type="string">
            <text:p>2700K</text:p>
          </table:table-cell>
          <table:table-cell office:value-type="string" calcext:value-type="string">
            <text:p>1245 lm (1200 lm ~ 1290 lm)</text:p>
          </table:table-cell>
          <table:table-cell table:formula="of:=TRIM(LEFT([.H184];4))" office:value-type="string" office:string-value="1245" calcext:value-type="string">
            <text:p>1245</text:p>
          </table:table-cell>
          <table:table-cell office:value-type="string" calcext:value-type="string">
            <text:p>700mA</text:p>
          </table:table-cell>
          <table:table-cell table:formula="of:=SUBSTITUTE(SUBSTITUTE([.J18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184];&quot;V&quot;;&quot;&quot; )" office:value-type="string" office:string-value="18" calcext:value-type="string">
            <text:p>18</text:p>
          </table:table-cell>
          <table:table-cell office:value-type="string" calcext:value-type="string">
            <text:p>99 lm/W</text:p>
          </table:table-cell>
          <table:table-cell table:formula="of:=SUBSTITUTE([.N184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2A</text:p>
          </table:table-cell>
          <table:table-cell office:value-type="float" office:value="90" calcext:value-type="float">
            <text:p>90</text:p>
          </table:table-cell>
          <table:table-cell table:formula="of:=IF(OR([.G184]=&quot;2700K&quot;;[.G184]=&quot;2000K&quot;); IF([.Q184]=90;7000/[.I184];8750/[.I184] ); 7000/[.I184])" office:value-type="float" office:value="5.62248995983936" calcext:value-type="float">
            <text:p>5.62</text:p>
          </table:table-cell>
          <table:table-cell table:formula="of:=ROUNDDOWN(134/[.M184])" office:value-type="float" office:value="7" calcext:value-type="float">
            <text:p>7</text:p>
          </table:table-cell>
          <table:table-cell table:formula="of:=[.R184]/[.S184]*30+[.R184]*[.E184]" office:value-type="currency" office:currency="USD" office:value="50.0160642570281" calcext:value-type="currency">
            <text:p>$50.02</text:p>
          </table:table-cell>
          <table:table-cell table:formula="of:=[.T184]+ROUNDUP([.R184]/[.O184]*[.I184])/1000*0.1*365*12" office:value-type="currency" office:currency="USD" office:value="81.1140642570281" calcext:value-type="currency">
            <text:p>$81.11</text:p>
          </table:table-cell>
          <table:table-cell table:formula="of:=[.U184]+ROUNDUP([.R184]/[.O184]*[.I184])/1000*0.1*365*12*5" office:value-type="currency" office:currency="USD" office:value="236.604064257028" calcext:value-type="currency">
            <text:p>$23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CLU550-3626C1-273M2G2-B24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2700K 3-Step MacAdam Ellipse</text:p>
          </table:table-cell>
          <table:table-cell table:formula="of:=LEFT([.F185];5)" office:value-type="string" office:string-value="2700K" calcext:value-type="string">
            <text:p>2700K</text:p>
          </table:table-cell>
          <table:table-cell office:value-type="string" calcext:value-type="string">
            <text:p>30250 lm (Typ)</text:p>
          </table:table-cell>
          <table:table-cell table:formula="of:=TRIM(LEFT([.H185];5))" office:value-type="string" office:string-value="30250" calcext:value-type="string">
            <text:p>30250</text:p>
          </table:table-cell>
          <table:table-cell office:value-type="string" calcext:value-type="string">
            <text:p>2.34A</text:p>
          </table:table-cell>
          <table:table-cell table:formula="of:=SUBSTITUTE(SUBSTITUTE([.J185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185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24 lm/W</text:p>
          </table:table-cell>
          <table:table-cell table:formula="of:=SUBSTITUTE([.N18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4.68A</text:p>
          </table:table-cell>
          <table:table-cell office:value-type="float" office:value="80" calcext:value-type="float">
            <text:p>80</text:p>
          </table:table-cell>
          <table:table-cell table:formula="of:=IF(OR([.G185]=&quot;2700K&quot;;[.G185]=&quot;2000K&quot;); IF([.Q185]=90;7000/[.I185];8750/[.I185] ); 7000/[.I185])" office:value-type="float" office:value="0.289256198347107" calcext:value-type="float">
            <text:p>0.29</text:p>
          </table:table-cell>
          <table:table-cell table:formula="of:=ROUNDDOWN(134/[.M185])" office:value-type="float" office:value="1" calcext:value-type="float">
            <text:p>1</text:p>
          </table:table-cell>
          <table:table-cell table:formula="of:=[.R185]/[.S185]*30+[.R185]*[.E185]" office:value-type="currency" office:currency="USD" office:value="50.2264462809917" calcext:value-type="currency">
            <text:p>$50.23</text:p>
          </table:table-cell>
          <table:table-cell table:formula="of:=[.T185]+ROUNDUP([.R185]/[.O185]*[.I185])/1000*0.1*365*12" office:value-type="currency" office:currency="USD" office:value="81.3244462809917" calcext:value-type="currency">
            <text:p>$81.32</text:p>
          </table:table-cell>
          <table:table-cell table:formula="of:=[.U185]+ROUNDUP([.R185]/[.O185]*[.I185])/1000*0.1*365*12*5" office:value-type="currency" office:currency="USD" office:value="236.814446280992" calcext:value-type="currency">
            <text:p>$236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BXRC-40G2000-B-73-SE</text:p>
          </table:table-cell>
          <table:table-cell office:value-type="string" calcext:value-type="string">
            <text:p>Bridgelux</text:p>
          </table:table-cell>
          <table:table-cell office:value-type="float" office:value="130" calcext:value-type="float">
            <text:p>13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000K 3-Step MacAdam Ellipse</text:p>
          </table:table-cell>
          <table:table-cell table:formula="of:=LEFT([.F186];5)" office:value-type="string" office:string-value="4000K" calcext:value-type="string">
            <text:p>4000K</text:p>
          </table:table-cell>
          <table:table-cell office:value-type="string" calcext:value-type="string">
            <text:p>1899 lm (Typ)</text:p>
          </table:table-cell>
          <table:table-cell table:formula="of:=TRIM(LEFT([.H186];4))" office:value-type="string" office:string-value="1899" calcext:value-type="string">
            <text:p>1899</text:p>
          </table:table-cell>
          <table:table-cell office:value-type="string" calcext:value-type="string">
            <text:p>450mA</text:p>
          </table:table-cell>
          <table:table-cell table:formula="of:=SUBSTITUTE(SUBSTITUTE([.J18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8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4 lm/W</text:p>
          </table:table-cell>
          <table:table-cell table:formula="of:=SUBSTITUTE([.N186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186]=&quot;2700K&quot;;[.G186]=&quot;2000K&quot;); IF([.Q186]=90;7000/[.I186];8750/[.I186] ); 7000/[.I186])" office:value-type="float" office:value="3.68615060558189" calcext:value-type="float">
            <text:p>3.69</text:p>
          </table:table-cell>
          <table:table-cell table:formula="of:=ROUNDDOWN(134/[.M186])" office:value-type="float" office:value="3" calcext:value-type="float">
            <text:p>3</text:p>
          </table:table-cell>
          <table:table-cell table:formula="of:=[.R186]/[.S186]*30+[.R186]*[.E186]" office:value-type="currency" office:currency="USD" office:value="56.3981042654028" calcext:value-type="currency">
            <text:p>$56.40</text:p>
          </table:table-cell>
          <table:table-cell table:formula="of:=[.T186]+ROUNDUP([.R186]/[.O186]*[.I186])/1000*0.1*365*12" office:value-type="currency" office:currency="USD" office:value="81.3641042654028" calcext:value-type="currency">
            <text:p>$81.36</text:p>
          </table:table-cell>
          <table:table-cell table:formula="of:=[.U186]+ROUNDUP([.R186]/[.O186]*[.I186])/1000*0.1*365*12*5" office:value-type="currency" office:currency="USD" office:value="206.194104265403" calcext:value-type="currency">
            <text:p>$206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LU048-1812C4-403H5K2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87];5)" office:value-type="string" office:string-value="4000K" calcext:value-type="string">
            <text:p>4000K</text:p>
          </table:table-cell>
          <table:table-cell office:value-type="string" calcext:value-type="string">
            <text:p>6926 lm (Typ)</text:p>
          </table:table-cell>
          <table:table-cell table:formula="of:=TRIM(LEFT([.H187];5))" office:value-type="string" office:string-value="6926" calcext:value-type="string">
            <text:p>6926</text:p>
          </table:table-cell>
          <table:table-cell office:value-type="string" calcext:value-type="string">
            <text:p>1.08A</text:p>
          </table:table-cell>
          <table:table-cell table:formula="of:=SUBSTITUTE(SUBSTITUTE([.J187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8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23 lm/W</text:p>
          </table:table-cell>
          <table:table-cell table:formula="of:=SUBSTITUTE([.N187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187]=&quot;2700K&quot;;[.G187]=&quot;2000K&quot;); IF([.Q187]=90;7000/[.I187];8750/[.I187] ); 7000/[.I187])" office:value-type="float" office:value="1.01068437770719" calcext:value-type="float">
            <text:p>1.01</text:p>
          </table:table-cell>
          <table:table-cell table:formula="of:=ROUNDDOWN(134/[.M187])" office:value-type="float" office:value="2" calcext:value-type="float">
            <text:p>2</text:p>
          </table:table-cell>
          <table:table-cell table:formula="of:=[.R187]/[.S187]*30+[.R187]*[.E187]" office:value-type="currency" office:currency="USD" office:value="56.4669361825007" calcext:value-type="currency">
            <text:p>$56.47</text:p>
          </table:table-cell>
          <table:table-cell table:formula="of:=[.T187]+ROUNDUP([.R187]/[.O187]*[.I187])/1000*0.1*365*12" office:value-type="currency" office:currency="USD" office:value="81.4329361825007" calcext:value-type="currency">
            <text:p>$81.43</text:p>
          </table:table-cell>
          <table:table-cell table:formula="of:=[.U187]+ROUNDUP([.R187]/[.O187]*[.I187])/1000*0.1*365*12*5" office:value-type="currency" office:currency="USD" office:value="206.262936182501" calcext:value-type="currency">
            <text:p>$206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048-1212C4-403H5K2</text:p>
          </table:table-cell>
          <table:table-cell office:value-type="string" calcext:value-type="string">
            <text:p>Citizen</text:p>
          </table:table-cell>
          <table:table-cell office:value-type="float" office:value="34" calcext:value-type="float">
            <text:p>34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88];5)" office:value-type="string" office:string-value="4000K" calcext:value-type="string">
            <text:p>4000K</text:p>
          </table:table-cell>
          <table:table-cell office:value-type="string" calcext:value-type="string">
            <text:p>4732 lm (Typ)</text:p>
          </table:table-cell>
          <table:table-cell table:formula="of:=TRIM(LEFT([.H188];5))" office:value-type="string" office:string-value="4732" calcext:value-type="string">
            <text:p>4732</text:p>
          </table:table-cell>
          <table:table-cell office:value-type="string" calcext:value-type="string">
            <text:p>1.08A</text:p>
          </table:table-cell>
          <table:table-cell table:formula="of:=SUBSTITUTE(SUBSTITUTE([.J188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8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7 lm/W</text:p>
          </table:table-cell>
          <table:table-cell table:formula="of:=SUBSTITUTE([.N18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188]=&quot;2700K&quot;;[.G188]=&quot;2000K&quot;); IF([.Q188]=90;7000/[.I188];8750/[.I188] ); 7000/[.I188])" office:value-type="float" office:value="1.4792899408284" calcext:value-type="float">
            <text:p>1.48</text:p>
          </table:table-cell>
          <table:table-cell table:formula="of:=ROUNDDOWN(134/[.M188])" office:value-type="float" office:value="3" calcext:value-type="float">
            <text:p>3</text:p>
          </table:table-cell>
          <table:table-cell table:formula="of:=[.R188]/[.S188]*30+[.R188]*[.E188]" office:value-type="currency" office:currency="USD" office:value="56.9378698224852" calcext:value-type="currency">
            <text:p>$56.94</text:p>
          </table:table-cell>
          <table:table-cell table:formula="of:=[.T188]+ROUNDUP([.R188]/[.O188]*[.I188])/1000*0.1*365*12" office:value-type="currency" office:currency="USD" office:value="81.4658698224852" calcext:value-type="currency">
            <text:p>$81.47</text:p>
          </table:table-cell>
          <table:table-cell table:formula="of:=[.U188]+ROUNDUP([.R188]/[.O188]*[.I188])/1000*0.1*365*12*5" office:value-type="currency" office:currency="USD" office:value="204.105869822485" calcext:value-type="currency">
            <text:p>$204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1507-0000-000F0HG240F</text:p>
          </table:table-cell>
          <table:table-cell office:value-type="string" calcext:value-type="string">
            <text:p>Cree Inc.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0K 4-Step MacAdam Ellipse</text:p>
          </table:table-cell>
          <table:table-cell table:formula="of:=LEFT([.F189];5)" office:value-type="string" office:string-value="4000K" calcext:value-type="string">
            <text:p>4000K</text:p>
          </table:table-cell>
          <table:table-cell office:value-type="string" calcext:value-type="string">
            <text:p>810 lm (780 lm ~ 840 lm)</text:p>
          </table:table-cell>
          <table:table-cell table:formula="of:=TRIM(LEFT([.H189];4))" office:value-type="string" office:string-value="810" calcext:value-type="string">
            <text:p>810</text:p>
          </table:table-cell>
          <table:table-cell office:value-type="string" calcext:value-type="string">
            <text:p>400mA</text:p>
          </table:table-cell>
          <table:table-cell table:formula="of:=SUBSTITUTE(SUBSTITUTE([.J18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18V</text:p>
          </table:table-cell>
          <table:table-cell table:formula="of:=SUBSTITUTE([.L189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3 lm/W</text:p>
          </table:table-cell>
          <table:table-cell table:formula="of:=SUBSTITUTE([.N18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750mA</text:p>
          </table:table-cell>
          <table:table-cell office:value-type="float" office:value="80" calcext:value-type="float">
            <text:p>80</text:p>
          </table:table-cell>
          <table:table-cell table:formula="of:=IF(OR([.G189]=&quot;2700K&quot;;[.G189]=&quot;2000K&quot;); IF([.Q189]=90;7000/[.I189];8750/[.I189] ); 7000/[.I189])" office:value-type="float" office:value="8.64197530864197" calcext:value-type="float">
            <text:p>8.64</text:p>
          </table:table-cell>
          <table:table-cell table:formula="of:=ROUNDDOWN(134/[.M189])" office:value-type="float" office:value="7" calcext:value-type="float">
            <text:p>7</text:p>
          </table:table-cell>
          <table:table-cell table:formula="of:=[.R189]/[.S189]*30+[.R189]*[.E189]" office:value-type="currency" office:currency="USD" office:value="54.320987654321" calcext:value-type="currency">
            <text:p>$54.32</text:p>
          </table:table-cell>
          <table:table-cell table:formula="of:=[.T189]+ROUNDUP([.R189]/[.O189]*[.I189])/1000*0.1*365*12" office:value-type="currency" office:currency="USD" office:value="81.476987654321" calcext:value-type="currency">
            <text:p>$81.48</text:p>
          </table:table-cell>
          <table:table-cell table:formula="of:=[.U189]+ROUNDUP([.R189]/[.O189]*[.I189])/1000*0.1*365*12*5" office:value-type="currency" office:currency="USD" office:value="217.256987654321" calcext:value-type="currency">
            <text:p>$217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10_0516.pdf</text:p>
          </table:table-cell>
          <table:table-cell office:value-type="string" calcext:value-type="string">
            <text:p>CXA1304-0000-000C00B440F</text:p>
          </table:table-cell>
          <table:table-cell office:value-type="string" calcext:value-type="string">
            <text:p>Cree Inc.</text:p>
          </table:table-cell>
          <table:table-cell office:value-type="float" office:value="31" calcext:value-type="float">
            <text:p>3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4000K 4-Step MacAdam Ellipse</text:p>
          </table:table-cell>
          <table:table-cell table:formula="of:=LEFT([.F190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190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190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190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190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190]=&quot;2700K&quot;;[.G190]=&quot;2000K&quot;); IF([.Q190]=90;7000/[.I190];8750/[.I190] ); 7000/[.I190])" office:value-type="float" office:value="16.4705882352941" calcext:value-type="float">
            <text:p>16.47</text:p>
          </table:table-cell>
          <table:table-cell table:formula="of:=ROUNDDOWN(134/[.M190])" office:value-type="float" office:value="14" calcext:value-type="float">
            <text:p>14</text:p>
          </table:table-cell>
          <table:table-cell table:formula="of:=[.R190]/[.S190]*30+[.R190]*[.E190]" office:value-type="currency" office:currency="USD" office:value="55.2235294117647" calcext:value-type="currency">
            <text:p>$55.22</text:p>
          </table:table-cell>
          <table:table-cell table:formula="of:=[.T190]+ROUNDUP([.R190]/[.O190]*[.I190])/1000*0.1*365*12" office:value-type="currency" office:currency="USD" office:value="81.5035294117647" calcext:value-type="currency">
            <text:p>$81.50</text:p>
          </table:table-cell>
          <table:table-cell table:formula="of:=[.U190]+ROUNDUP([.R190]/[.O190]*[.I190])/1000*0.1*365*12*5" office:value-type="currency" office:currency="USD" office:value="212.903529411765" calcext:value-type="currency">
            <text:p>$212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BXRC-40E1000-C-73-SE</text:p>
          </table:table-cell>
          <table:table-cell office:value-type="string" calcext:value-type="string">
            <text:p>Bridgelux</text:p>
          </table:table-cell>
          <table:table-cell office:value-type="float" office:value="191" calcext:value-type="float">
            <text:p>19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4000K 3-Step MacAdam Ellipse</text:p>
          </table:table-cell>
          <table:table-cell table:formula="of:=LEFT([.F191];5)" office:value-type="string" office:string-value="4000K" calcext:value-type="string">
            <text:p>4000K</text:p>
          </table:table-cell>
          <table:table-cell office:value-type="string" calcext:value-type="string">
            <text:p>1703 lm (Typ)</text:p>
          </table:table-cell>
          <table:table-cell table:formula="of:=TRIM(LEFT([.H191];4))" office:value-type="string" office:string-value="1703" calcext:value-type="string">
            <text:p>1703</text:p>
          </table:table-cell>
          <table:table-cell office:value-type="string" calcext:value-type="string">
            <text:p>360mA</text:p>
          </table:table-cell>
          <table:table-cell table:formula="of:=SUBSTITUTE(SUBSTITUTE([.J19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9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9 lm/W</text:p>
          </table:table-cell>
          <table:table-cell table:formula="of:=SUBSTITUTE([.N191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91]=&quot;2700K&quot;;[.G191]=&quot;2000K&quot;); IF([.Q191]=90;7000/[.I191];8750/[.I191] ); 7000/[.I191])" office:value-type="float" office:value="4.11039342337052" calcext:value-type="float">
            <text:p>4.11</text:p>
          </table:table-cell>
          <table:table-cell table:formula="of:=ROUNDDOWN(134/[.M191])" office:value-type="float" office:value="3" calcext:value-type="float">
            <text:p>3</text:p>
          </table:table-cell>
          <table:table-cell table:formula="of:=[.R191]/[.S191]*30+[.R191]*[.E191]" office:value-type="currency" office:currency="USD" office:value="59.1896652965355" calcext:value-type="currency">
            <text:p>$59.19</text:p>
          </table:table-cell>
          <table:table-cell table:formula="of:=[.T191]+ROUNDUP([.R191]/[.O191]*[.I191])/1000*0.1*365*12" office:value-type="currency" office:currency="USD" office:value="81.5276652965355" calcext:value-type="currency">
            <text:p>$81.53</text:p>
          </table:table-cell>
          <table:table-cell table:formula="of:=[.U191]+ROUNDUP([.R191]/[.O191]*[.I191])/1000*0.1*365*12*5" office:value-type="currency" office:currency="USD" office:value="193.217665296536" calcext:value-type="currency">
            <text:p>$193.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//media.digikey.com/pdf/Data%20Sheets/Lumileds/LUXEON_CoB_CoreRange_HD_Preliminary_2017-03-21.pdf</text:p>
          </table:table-cell>
          <table:table-cell office:value-type="string" calcext:value-type="string">
            <text:p>L2C5-27901204E0900</text:p>
          </table:table-cell>
          <table:table-cell office:value-type="string" calcext:value-type="string">
            <text:p>Lumileds</text:p>
          </table:table-cell>
          <table:table-cell office:value-type="float" office:value="82" calcext:value-type="float">
            <text:p>82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2700K 3-Step MacAdam Ellipse</text:p>
          </table:table-cell>
          <table:table-cell table:formula="of:=LEFT([.F192];5)" office:value-type="string" office:string-value="2700K" calcext:value-type="string">
            <text:p>2700K</text:p>
          </table:table-cell>
          <table:table-cell office:value-type="string" calcext:value-type="string">
            <text:p>2320 lm (Typ)</text:p>
          </table:table-cell>
          <table:table-cell table:formula="of:=TRIM(LEFT([.H192];4))" office:value-type="string" office:string-value="2320" calcext:value-type="string">
            <text:p>2320</text:p>
          </table:table-cell>
          <table:table-cell office:value-type="string" calcext:value-type="string">
            <text:p>700mA</text:p>
          </table:table-cell>
          <table:table-cell table:formula="of:=SUBSTITUTE(SUBSTITUTE([.J192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V</text:p>
          </table:table-cell>
          <table:table-cell table:formula="of:=SUBSTITUTE([.L19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0 lm/W</text:p>
          </table:table-cell>
          <table:table-cell table:formula="of:=SUBSTITUTE([.N192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1.35A</text:p>
          </table:table-cell>
          <table:table-cell office:value-type="float" office:value="90" calcext:value-type="float">
            <text:p>90</text:p>
          </table:table-cell>
          <table:table-cell table:formula="of:=IF(OR([.G192]=&quot;2700K&quot;;[.G192]=&quot;2000K&quot;); IF([.Q192]=90;7000/[.I192];8750/[.I192] ); 7000/[.I192])" office:value-type="float" office:value="3.01724137931034" calcext:value-type="float">
            <text:p>3.02</text:p>
          </table:table-cell>
          <table:table-cell table:formula="of:=ROUNDDOWN(134/[.M192])" office:value-type="float" office:value="3" calcext:value-type="float">
            <text:p>3</text:p>
          </table:table-cell>
          <table:table-cell table:formula="of:=[.R192]/[.S192]*30+[.R192]*[.E192]" office:value-type="currency" office:currency="USD" office:value="47.6120689655172" calcext:value-type="currency">
            <text:p>$47.61</text:p>
          </table:table-cell>
          <table:table-cell table:formula="of:=[.T192]+ROUNDUP([.R192]/[.O192]*[.I192])/1000*0.1*365*12" office:value-type="currency" office:currency="USD" office:value="81.7760689655172" calcext:value-type="currency">
            <text:p>$81.78</text:p>
          </table:table-cell>
          <table:table-cell table:formula="of:=[.U192]+ROUNDUP([.R192]/[.O192]*[.I192])/1000*0.1*365*12*5" office:value-type="currency" office:currency="USD" office:value="252.596068965517" calcext:value-type="currency">
            <text:p>$252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BXRC-40E1000-C-73</text:p>
          </table:table-cell>
          <table:table-cell office:value-type="string" calcext:value-type="string">
            <text:p>Bridgelux</text:p>
          </table:table-cell>
          <table:table-cell office:value-type="float" office:value="408" calcext:value-type="float">
            <text:p>408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4000K 3-Step MacAdam Ellipse</text:p>
          </table:table-cell>
          <table:table-cell table:formula="of:=LEFT([.F193];5)" office:value-type="string" office:string-value="4000K" calcext:value-type="string">
            <text:p>4000K</text:p>
          </table:table-cell>
          <table:table-cell office:value-type="string" calcext:value-type="string">
            <text:p>1752 lm (Typ)</text:p>
          </table:table-cell>
          <table:table-cell table:formula="of:=TRIM(LEFT([.H193];4))" office:value-type="string" office:string-value="1752" calcext:value-type="string">
            <text:p>1752</text:p>
          </table:table-cell>
          <table:table-cell office:value-type="string" calcext:value-type="string">
            <text:p>360mA</text:p>
          </table:table-cell>
          <table:table-cell table:formula="of:=SUBSTITUTE(SUBSTITUTE([.J193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9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193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93]=&quot;2700K&quot;;[.G193]=&quot;2000K&quot;); IF([.Q193]=90;7000/[.I193];8750/[.I193] ); 7000/[.I193])" office:value-type="float" office:value="3.99543378995434" calcext:value-type="float">
            <text:p>4.00</text:p>
          </table:table-cell>
          <table:table-cell table:formula="of:=ROUNDDOWN(134/[.M193])" office:value-type="float" office:value="3" calcext:value-type="float">
            <text:p>3</text:p>
          </table:table-cell>
          <table:table-cell table:formula="of:=[.R193]/[.S193]*30+[.R193]*[.E193]" office:value-type="currency" office:currency="USD" office:value="60.5308219178082" calcext:value-type="currency">
            <text:p>$60.53</text:p>
          </table:table-cell>
          <table:table-cell table:formula="of:=[.T193]+ROUNDUP([.R193]/[.O193]*[.I193])/1000*0.1*365*12" office:value-type="currency" office:currency="USD" office:value="81.9928219178082" calcext:value-type="currency">
            <text:p>$81.99</text:p>
          </table:table-cell>
          <table:table-cell table:formula="of:=[.U193]+ROUNDUP([.R193]/[.O193]*[.I193])/1000*0.1*365*12*5" office:value-type="currency" office:currency="USD" office:value="189.302821917808" calcext:value-type="currency">
            <text:p>$189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BXRC-27G2000-D-73</text:p>
          </table:table-cell>
          <table:table-cell office:value-type="string" calcext:value-type="string">
            <text:p>Bridgelux</text:p>
          </table:table-cell>
          <table:table-cell office:value-type="float" office:value="331" calcext:value-type="float">
            <text:p>33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2700K 3-Step MacAdam Ellipse</text:p>
          </table:table-cell>
          <table:table-cell table:formula="of:=LEFT([.F194];5)" office:value-type="string" office:string-value="2700K" calcext:value-type="string">
            <text:p>2700K</text:p>
          </table:table-cell>
          <table:table-cell office:value-type="string" calcext:value-type="string">
            <text:p>1774 lm (Typ)</text:p>
          </table:table-cell>
          <table:table-cell table:formula="of:=TRIM(LEFT([.H194];4))" office:value-type="string" office:string-value="1774" calcext:value-type="string">
            <text:p>1774</text:p>
          </table:table-cell>
          <table:table-cell office:value-type="string" calcext:value-type="string">
            <text:p>500mA</text:p>
          </table:table-cell>
          <table:table-cell table:formula="of:=SUBSTITUTE(SUBSTITUTE([.J194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94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15 lm/W</text:p>
          </table:table-cell>
          <table:table-cell table:formula="of:=SUBSTITUTE([.N194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94]=&quot;2700K&quot;;[.G194]=&quot;2000K&quot;); IF([.Q194]=90;7000/[.I194];8750/[.I194] ); 7000/[.I194])" office:value-type="float" office:value="3.94588500563698" calcext:value-type="float">
            <text:p>3.95</text:p>
          </table:table-cell>
          <table:table-cell table:formula="of:=ROUNDDOWN(134/[.M194])" office:value-type="float" office:value="4" calcext:value-type="float">
            <text:p>4</text:p>
          </table:table-cell>
          <table:table-cell table:formula="of:=[.R194]/[.S194]*30+[.R194]*[.E194]" office:value-type="currency" office:currency="USD" office:value="55.2818489289741" calcext:value-type="currency">
            <text:p>$55.28</text:p>
          </table:table-cell>
          <table:table-cell table:formula="of:=[.T194]+ROUNDUP([.R194]/[.O194]*[.I194])/1000*0.1*365*12" office:value-type="currency" office:currency="USD" office:value="81.9998489289741" calcext:value-type="currency">
            <text:p>$82.00</text:p>
          </table:table-cell>
          <table:table-cell table:formula="of:=[.U194]+ROUNDUP([.R194]/[.O194]*[.I194])/1000*0.1*365*12*5" office:value-type="currency" office:currency="USD" office:value="215.589848928974" calcext:value-type="currency">
            <text:p>$215.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038-1205C4-40AL7K3</text:p>
          </table:table-cell>
          <table:table-cell office:value-type="string" calcext:value-type="string">
            <text:p>Citizen</text:p>
          </table:table-cell>
          <table:table-cell office:value-type="float" office:value="41" calcext:value-type="float">
            <text:p>41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195];5)" office:value-type="string" office:string-value="4000K" calcext:value-type="string">
            <text:p>4000K</text:p>
          </table:table-cell>
          <table:table-cell office:value-type="string" calcext:value-type="string">
            <text:p>2519 lm (Typ)</text:p>
          </table:table-cell>
          <table:table-cell table:formula="of:=TRIM(LEFT([.H195];5))" office:value-type="string" office:string-value="2519" calcext:value-type="string">
            <text:p>2519</text:p>
          </table:table-cell>
          <table:table-cell office:value-type="string" calcext:value-type="string">
            <text:p>450mA</text:p>
          </table:table-cell>
          <table:table-cell table:formula="of:=SUBSTITUTE(SUBSTITUTE([.J19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19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2 lm/W</text:p>
          </table:table-cell>
          <table:table-cell table:formula="of:=SUBSTITUTE([.N195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1.15A</text:p>
          </table:table-cell>
          <table:table-cell office:value-type="float" office:value="70" calcext:value-type="float">
            <text:p>70</text:p>
          </table:table-cell>
          <table:table-cell table:formula="of:=IF(OR([.G195]=&quot;2700K&quot;;[.G195]=&quot;2000K&quot;); IF([.Q195]=90;7000/[.I195];8750/[.I195] ); 7000/[.I195])" office:value-type="float" office:value="2.77888050813815" calcext:value-type="float">
            <text:p>2.78</text:p>
          </table:table-cell>
          <table:table-cell table:formula="of:=ROUNDDOWN(134/[.M195])" office:value-type="float" office:value="3" calcext:value-type="float">
            <text:p>3</text:p>
          </table:table-cell>
          <table:table-cell table:formula="of:=[.R195]/[.S195]*30+[.R195]*[.E195]" office:value-type="currency" office:currency="USD" office:value="62.9972211194919" calcext:value-type="currency">
            <text:p>$63.00</text:p>
          </table:table-cell>
          <table:table-cell table:formula="of:=[.T195]+ROUNDUP([.R195]/[.O195]*[.I195])/1000*0.1*365*12" office:value-type="currency" office:currency="USD" office:value="82.2692211194919" calcext:value-type="currency">
            <text:p>$82.27</text:p>
          </table:table-cell>
          <table:table-cell table:formula="of:=[.U195]+ROUNDUP([.R195]/[.O195]*[.I195])/1000*0.1*365*12*5" office:value-type="currency" office:currency="USD" office:value="178.629221119492" calcext:value-type="currency">
            <text:p>$178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BXRH-40E1000-B-73</text:p>
          </table:table-cell>
          <table:table-cell office:value-type="string" calcext:value-type="string">
            <text:p>Bridgelux</text:p>
          </table:table-cell>
          <table:table-cell office:value-type="float" office:value="397" calcext:value-type="float">
            <text:p>397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4000K 3-Step MacAdam Ellipse</text:p>
          </table:table-cell>
          <table:table-cell table:formula="of:=LEFT([.F196];5)" office:value-type="string" office:string-value="4000K" calcext:value-type="string">
            <text:p>4000K</text:p>
          </table:table-cell>
          <table:table-cell office:value-type="string" calcext:value-type="string">
            <text:p>1452 lm (Typ)</text:p>
          </table:table-cell>
          <table:table-cell table:formula="of:=TRIM(LEFT([.H196];4))" office:value-type="string" office:string-value="1452" calcext:value-type="string">
            <text:p>1452</text:p>
          </table:table-cell>
          <table:table-cell office:value-type="string" calcext:value-type="string">
            <text:p>350mA</text:p>
          </table:table-cell>
          <table:table-cell table:formula="of:=SUBSTITUTE(SUBSTITUTE([.J19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19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7 lm/W</text:p>
          </table:table-cell>
          <table:table-cell table:formula="of:=SUBSTITUTE([.N196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80mA</text:p>
          </table:table-cell>
          <table:table-cell office:value-type="float" office:value="80" calcext:value-type="float">
            <text:p>80</text:p>
          </table:table-cell>
          <table:table-cell table:formula="of:=IF(OR([.G196]=&quot;2700K&quot;;[.G196]=&quot;2000K&quot;); IF([.Q196]=90;7000/[.I196];8750/[.I196] ); 7000/[.I196])" office:value-type="float" office:value="4.82093663911846" calcext:value-type="float">
            <text:p>4.82</text:p>
          </table:table-cell>
          <table:table-cell table:formula="of:=ROUNDDOWN(134/[.M196])" office:value-type="float" office:value="3" calcext:value-type="float">
            <text:p>3</text:p>
          </table:table-cell>
          <table:table-cell table:formula="of:=[.R196]/[.S196]*30+[.R196]*[.E196]" office:value-type="currency" office:currency="USD" office:value="56.5013774104683" calcext:value-type="currency">
            <text:p>$56.50</text:p>
          </table:table-cell>
          <table:table-cell table:formula="of:=[.T196]+ROUNDUP([.R196]/[.O196]*[.I196])/1000*0.1*365*12" office:value-type="currency" office:currency="USD" office:value="82.7813774104683" calcext:value-type="currency">
            <text:p>$82.78</text:p>
          </table:table-cell>
          <table:table-cell table:formula="of:=[.U196]+ROUNDUP([.R196]/[.O196]*[.I196])/1000*0.1*365*12*5" office:value-type="currency" office:currency="USD" office:value="214.181377410468" calcext:value-type="currency">
            <text:p>$214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CLU038-1206C4-403M2K1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197];5)" office:value-type="string" office:string-value="4000K" calcext:value-type="string">
            <text:p>4000K</text:p>
          </table:table-cell>
          <table:table-cell office:value-type="string" calcext:value-type="string">
            <text:p>2827 lm (Typ)</text:p>
          </table:table-cell>
          <table:table-cell table:formula="of:=TRIM(LEFT([.H197];5))" office:value-type="string" office:string-value="2827" calcext:value-type="string">
            <text:p>2827</text:p>
          </table:table-cell>
          <table:table-cell office:value-type="string" calcext:value-type="string">
            <text:p>540mA</text:p>
          </table:table-cell>
          <table:table-cell table:formula="of:=SUBSTITUTE(SUBSTITUTE([.J197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1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1 lm/W</text:p>
          </table:table-cell>
          <table:table-cell table:formula="of:=SUBSTITUTE([.N197];&quot;lm/W&quot;;&quot;&quot; )" office:value-type="string" office:string-value="151 " calcext:value-type="string">
            <text:p>151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197]=&quot;2700K&quot;;[.G197]=&quot;2000K&quot;); IF([.Q197]=90;7000/[.I197];8750/[.I197] ); 7000/[.I197])" office:value-type="float" office:value="2.47612309869119" calcext:value-type="float">
            <text:p>2.48</text:p>
          </table:table-cell>
          <table:table-cell table:formula="of:=ROUNDDOWN(134/[.M197])" office:value-type="float" office:value="3" calcext:value-type="float">
            <text:p>3</text:p>
          </table:table-cell>
          <table:table-cell table:formula="of:=[.R197]/[.S197]*30+[.R197]*[.E197]" office:value-type="currency" office:currency="USD" office:value="62.2992571630704" calcext:value-type="currency">
            <text:p>$62.30</text:p>
          </table:table-cell>
          <table:table-cell table:formula="of:=[.T197]+ROUNDUP([.R197]/[.O197]*[.I197])/1000*0.1*365*12" office:value-type="currency" office:currency="USD" office:value="82.8852571630704" calcext:value-type="currency">
            <text:p>$82.89</text:p>
          </table:table-cell>
          <table:table-cell table:formula="of:=[.U197]+ROUNDUP([.R197]/[.O197]*[.I197])/1000*0.1*365*12*5" office:value-type="currency" office:currency="USD" office:value="185.81525716307" calcext:value-type="currency">
            <text:p>$185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BXRC-27E2000-D-73-SE</text:p>
          </table:table-cell>
          <table:table-cell office:value-type="string" calcext:value-type="string">
            <text:p>Bridgelux</text:p>
          </table:table-cell>
          <table:table-cell office:value-type="float" office:value="188" calcext:value-type="float">
            <text:p>188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2700K 3-Step MacAdam Ellipse</text:p>
          </table:table-cell>
          <table:table-cell table:formula="of:=LEFT([.F198];5)" office:value-type="string" office:string-value="2700K" calcext:value-type="string">
            <text:p>2700K</text:p>
          </table:table-cell>
          <table:table-cell office:value-type="string" calcext:value-type="string">
            <text:p>2086 lm (Typ)</text:p>
          </table:table-cell>
          <table:table-cell table:formula="of:=TRIM(LEFT([.H198];4))" office:value-type="string" office:string-value="2086" calcext:value-type="string">
            <text:p>2086</text:p>
          </table:table-cell>
          <table:table-cell office:value-type="string" calcext:value-type="string">
            <text:p>500mA</text:p>
          </table:table-cell>
          <table:table-cell table:formula="of:=SUBSTITUTE(SUBSTITUTE([.J19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9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35 lm/W</text:p>
          </table:table-cell>
          <table:table-cell table:formula="of:=SUBSTITUTE([.N198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198]=&quot;2700K&quot;;[.G198]=&quot;2000K&quot;); IF([.Q198]=90;7000/[.I198];8750/[.I198] ); 7000/[.I198])" office:value-type="float" office:value="4.19463087248322" calcext:value-type="float">
            <text:p>4.19</text:p>
          </table:table-cell>
          <table:table-cell table:formula="of:=ROUNDDOWN(134/[.M198])" office:value-type="float" office:value="4" calcext:value-type="float">
            <text:p>4</text:p>
          </table:table-cell>
          <table:table-cell table:formula="of:=[.R198]/[.S198]*30+[.R198]*[.E198]" office:value-type="currency" office:currency="USD" office:value="54.7818791946309" calcext:value-type="currency">
            <text:p>$54.78</text:p>
          </table:table-cell>
          <table:table-cell table:formula="of:=[.T198]+ROUNDUP([.R198]/[.O198]*[.I198])/1000*0.1*365*12" office:value-type="currency" office:currency="USD" office:value="83.2518791946309" calcext:value-type="currency">
            <text:p>$83.25</text:p>
          </table:table-cell>
          <table:table-cell table:formula="of:=[.U198]+ROUNDUP([.R198]/[.O198]*[.I198])/1000*0.1*365*12*5" office:value-type="currency" office:currency="USD" office:value="225.601879194631" calcext:value-type="currency">
            <text:p>$225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40E5</text:p>
          </table:table-cell>
          <table:table-cell office:value-type="string" calcext:value-type="string">
            <text:p>Cree Inc.</text:p>
          </table:table-cell>
          <table:table-cell office:value-type="float" office:value="291" calcext:value-type="float">
            <text:p>291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4000K</text:p>
          </table:table-cell>
          <table:table-cell table:formula="of:=LEFT([.F199];5)" office:value-type="string" office:string-value="4000K" calcext:value-type="string">
            <text:p>4000K</text:p>
          </table:table-cell>
          <table:table-cell office:value-type="string" calcext:value-type="string">
            <text:p>1538 lm (1485 lm ~ 1590 lm)</text:p>
          </table:table-cell>
          <table:table-cell table:formula="of:=TRIM(LEFT([.H199];4))" office:value-type="string" office:string-value="1538" calcext:value-type="string">
            <text:p>1538</text:p>
          </table:table-cell>
          <table:table-cell office:value-type="string" calcext:value-type="string">
            <text:p>350mA</text:p>
          </table:table-cell>
          <table:table-cell table:formula="of:=SUBSTITUTE(SUBSTITUTE([.J19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19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9 lm/W</text:p>
          </table:table-cell>
          <table:table-cell table:formula="of:=SUBSTITUTE([.N199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600mA</text:p>
          </table:table-cell>
          <table:table-cell office:value-type="float" office:value="70" calcext:value-type="float">
            <text:p>70</text:p>
          </table:table-cell>
          <table:table-cell table:formula="of:=IF(OR([.G199]=&quot;2700K&quot;;[.G199]=&quot;2000K&quot;); IF([.Q199]=90;7000/[.I199];8750/[.I199] ); 7000/[.I199])" office:value-type="float" office:value="4.55136540962289" calcext:value-type="float">
            <text:p>4.55</text:p>
          </table:table-cell>
          <table:table-cell table:formula="of:=ROUNDDOWN(134/[.M199])" office:value-type="float" office:value="3" calcext:value-type="float">
            <text:p>3</text:p>
          </table:table-cell>
          <table:table-cell table:formula="of:=[.R199]/[.S199]*30+[.R199]*[.E199]" office:value-type="currency" office:currency="USD" office:value="57.5747724317295" calcext:value-type="currency">
            <text:p>$57.57</text:p>
          </table:table-cell>
          <table:table-cell table:formula="of:=[.T199]+ROUNDUP([.R199]/[.O199]*[.I199])/1000*0.1*365*12" office:value-type="currency" office:currency="USD" office:value="83.4167724317295" calcext:value-type="currency">
            <text:p>$83.42</text:p>
          </table:table-cell>
          <table:table-cell table:formula="of:=[.U199]+ROUNDUP([.R199]/[.O199]*[.I199])/1000*0.1*365*12*5" office:value-type="currency" office:currency="USD" office:value="212.626772431729" calcext:value-type="currency">
            <text:p>$212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273H5K2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</text:p>
          </table:table-cell>
          <table:table-cell table:formula="of:=LEFT([.F200];5)" office:value-type="string" office:string-value="2700K" calcext:value-type="string">
            <text:p>2700K</text:p>
          </table:table-cell>
          <table:table-cell office:value-type="string" calcext:value-type="string">
            <text:p>3560 lm (Typ)</text:p>
          </table:table-cell>
          <table:table-cell table:formula="of:=TRIM(LEFT([.H200];5))" office:value-type="string" office:string-value="3560" calcext:value-type="string">
            <text:p>3560</text:p>
          </table:table-cell>
          <table:table-cell office:value-type="string" calcext:value-type="string">
            <text:p>1.05A</text:p>
          </table:table-cell>
          <table:table-cell table:formula="of:=SUBSTITUTE(SUBSTITUTE([.J200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200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0 lm/W</text:p>
          </table:table-cell>
          <table:table-cell table:formula="of:=SUBSTITUTE([.N200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00]=&quot;2700K&quot;;[.G200]=&quot;2000K&quot;); IF([.Q200]=90;7000/[.I200];8750/[.I200] ); 7000/[.I200])" office:value-type="float" office:value="1.96629213483146" calcext:value-type="float">
            <text:p>1.97</text:p>
          </table:table-cell>
          <table:table-cell table:formula="of:=ROUNDDOWN(134/[.M200])" office:value-type="float" office:value="3" calcext:value-type="float">
            <text:p>3</text:p>
          </table:table-cell>
          <table:table-cell table:formula="of:=[.R200]/[.S200]*30+[.R200]*[.E200]" office:value-type="currency" office:currency="USD" office:value="49.4719101123596" calcext:value-type="currency">
            <text:p>$49.47</text:p>
          </table:table-cell>
          <table:table-cell table:formula="of:=[.T200]+ROUNDUP([.R200]/[.O200]*[.I200])/1000*0.1*365*12" office:value-type="currency" office:currency="USD" office:value="83.6359101123596" calcext:value-type="currency">
            <text:p>$83.64</text:p>
          </table:table-cell>
          <table:table-cell table:formula="of:=[.U200]+ROUNDUP([.R200]/[.O200]*[.I200])/1000*0.1*365*12*5" office:value-type="currency" office:currency="USD" office:value="254.45591011236" calcext:value-type="currency">
            <text:p>$254.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US240F</text:p>
          </table:table-cell>
          <table:table-cell office:value-type="string" calcext:value-type="string">
            <text:p>Cree Inc.</text:p>
          </table:table-cell>
          <table:table-cell office:value-type="float" office:value="96" calcext:value-type="float">
            <text:p>96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4000K 4-Step MacAdam Ellipse</text:p>
          </table:table-cell>
          <table:table-cell table:formula="of:=LEFT([.F201];5)" office:value-type="string" office:string-value="4000K" calcext:value-type="string">
            <text:p>4000K</text:p>
          </table:table-cell>
          <table:table-cell office:value-type="string" calcext:value-type="string">
            <text:p>2885 lm (2780 lm ~ 2990 lm)</text:p>
          </table:table-cell>
          <table:table-cell table:formula="of:=TRIM(LEFT([.H201];5))" office:value-type="string" office:string-value="2885" calcext:value-type="string">
            <text:p>2885</text:p>
          </table:table-cell>
          <table:table-cell office:value-type="string" calcext:value-type="string">
            <text:p>800mA</text:p>
          </table:table-cell>
          <table:table-cell table:formula="of:=SUBSTITUTE(SUBSTITUTE([.J201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20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201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201]=&quot;2700K&quot;;[.G201]=&quot;2000K&quot;); IF([.Q201]=90;7000/[.I201];8750/[.I201] ); 7000/[.I201])" office:value-type="float" office:value="2.4263431542461" calcext:value-type="float">
            <text:p>2.43</text:p>
          </table:table-cell>
          <table:table-cell table:formula="of:=ROUNDDOWN(134/[.M201])" office:value-type="float" office:value="3" calcext:value-type="float">
            <text:p>3</text:p>
          </table:table-cell>
          <table:table-cell table:formula="of:=[.R201]/[.S201]*30+[.R201]*[.E201]" office:value-type="currency" office:currency="USD" office:value="52.263431542461" calcext:value-type="currency">
            <text:p>$52.26</text:p>
          </table:table-cell>
          <table:table-cell table:formula="of:=[.T201]+ROUNDUP([.R201]/[.O201]*[.I201])/1000*0.1*365*12" office:value-type="currency" office:currency="USD" office:value="84.237431542461" calcext:value-type="currency">
            <text:p>$84.24</text:p>
          </table:table-cell>
          <table:table-cell table:formula="of:=[.U201]+ROUNDUP([.R201]/[.O201]*[.I201])/1000*0.1*365*12*5" office:value-type="currency" office:currency="USD" office:value="244.107431542461" calcext:value-type="currency">
            <text:p>$244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5E1300</text:p>
          </table:table-cell>
          <table:table-cell office:value-type="string" calcext:value-type="string">
            <text:p>Lumileds</text:p>
          </table:table-cell>
          <table:table-cell office:value-type="float" office:value="485" calcext:value-type="float">
            <text:p>485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4000K 3-Step MacAdam Ellipse</text:p>
          </table:table-cell>
          <table:table-cell table:formula="of:=LEFT([.F202];5)" office:value-type="string" office:string-value="4000K" calcext:value-type="string">
            <text:p>4000K</text:p>
          </table:table-cell>
          <table:table-cell office:value-type="string" calcext:value-type="string">
            <text:p>3028 lm (Typ)</text:p>
          </table:table-cell>
          <table:table-cell table:formula="of:=TRIM(LEFT([.H202];5))" office:value-type="string" office:string-value="3028" calcext:value-type="string">
            <text:p>3028</text:p>
          </table:table-cell>
          <table:table-cell office:value-type="string" calcext:value-type="string">
            <text:p>600mA</text:p>
          </table:table-cell>
          <table:table-cell table:formula="of:=SUBSTITUTE(SUBSTITUTE([.J202];&quot;mA&quot;;&quot;&quot; ); &quot;A&quot;;&quot;&quot;)" office:value-type="string" office:string-value="600" calcext:value-type="string">
            <text:p>600</text:p>
          </table:table-cell>
          <table:table-cell office:value-type="string" calcext:value-type="string">
            <text:p>35V</text:p>
          </table:table-cell>
          <table:table-cell table:formula="of:=SUBSTITUTE([.L202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44 lm/W</text:p>
          </table:table-cell>
          <table:table-cell table:formula="of:=SUBSTITUTE([.N202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202]=&quot;2700K&quot;;[.G202]=&quot;2000K&quot;); IF([.Q202]=90;7000/[.I202];8750/[.I202] ); 7000/[.I202])" office:value-type="float" office:value="2.31175693527081" calcext:value-type="float">
            <text:p>2.31</text:p>
          </table:table-cell>
          <table:table-cell table:formula="of:=ROUNDDOWN(134/[.M202])" office:value-type="float" office:value="3" calcext:value-type="float">
            <text:p>3</text:p>
          </table:table-cell>
          <table:table-cell table:formula="of:=[.R202]/[.S202]*30+[.R202]*[.E202]" office:value-type="currency" office:currency="USD" office:value="62.8797886393659" calcext:value-type="currency">
            <text:p>$62.88</text:p>
          </table:table-cell>
          <table:table-cell table:formula="of:=[.T202]+ROUNDUP([.R202]/[.O202]*[.I202])/1000*0.1*365*12" office:value-type="currency" office:currency="USD" office:value="84.3417886393659" calcext:value-type="currency">
            <text:p>$84.34</text:p>
          </table:table-cell>
          <table:table-cell table:formula="of:=[.U202]+ROUNDUP([.R202]/[.O202]*[.I202])/1000*0.1*365*12*5" office:value-type="currency" office:currency="USD" office:value="191.651788639366" calcext:value-type="currency">
            <text:p>$191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XA1304-0000-000C0HB440F</text:p>
          </table:table-cell>
          <table:table-cell office:value-type="string" calcext:value-type="string">
            <text:p>Cree Inc.</text:p>
          </table:table-cell>
          <table:table-cell office:value-type="float" office:value="301" calcext:value-type="float">
            <text:p>301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4000K 4-Step MacAdam Ellipse</text:p>
          </table:table-cell>
          <table:table-cell table:formula="of:=LEFT([.F203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203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203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03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203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03]=&quot;2700K&quot;;[.G203]=&quot;2000K&quot;); IF([.Q203]=90;7000/[.I203];8750/[.I203] ); 7000/[.I203])" office:value-type="float" office:value="16.4705882352941" calcext:value-type="float">
            <text:p>16.47</text:p>
          </table:table-cell>
          <table:table-cell table:formula="of:=ROUNDDOWN(134/[.M203])" office:value-type="float" office:value="14" calcext:value-type="float">
            <text:p>14</text:p>
          </table:table-cell>
          <table:table-cell table:formula="of:=[.R203]/[.S203]*30+[.R203]*[.E203]" office:value-type="currency" office:currency="USD" office:value="58.5176470588235" calcext:value-type="currency">
            <text:p>$58.52</text:p>
          </table:table-cell>
          <table:table-cell table:formula="of:=[.T203]+ROUNDUP([.R203]/[.O203]*[.I203])/1000*0.1*365*12" office:value-type="currency" office:currency="USD" office:value="84.7976470588235" calcext:value-type="currency">
            <text:p>$84.80</text:p>
          </table:table-cell>
          <table:table-cell table:formula="of:=[.U203]+ROUNDUP([.R203]/[.O203]*[.I203])/1000*0.1*365*12*5" office:value-type="currency" office:currency="USD" office:value="216.197647058824" calcext:value-type="currency">
            <text:p>$216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701-0304C4-403M2K1</text:p>
          </table:table-cell>
          <table:table-cell office:value-type="string" calcext:value-type="string">
            <text:p>Citizen</text:p>
          </table:table-cell>
          <table:table-cell office:value-type="float" office:value="72" calcext:value-type="float">
            <text:p>7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</text:p>
          </table:table-cell>
          <table:table-cell table:formula="of:=LEFT([.F204];5)" office:value-type="string" office:string-value="4000K" calcext:value-type="string">
            <text:p>4000K</text:p>
          </table:table-cell>
          <table:table-cell office:value-type="string" calcext:value-type="string">
            <text:p>834 lm (Typ)</text:p>
          </table:table-cell>
          <table:table-cell table:formula="of:=TRIM(LEFT([.H204];4))" office:value-type="string" office:string-value="834" calcext:value-type="string">
            <text:p>834</text:p>
          </table:table-cell>
          <table:table-cell office:value-type="string" calcext:value-type="string">
            <text:p>700mA</text:p>
          </table:table-cell>
          <table:table-cell table:formula="of:=SUBSTITUTE(SUBSTITUTE([.J20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204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27 lm/W</text:p>
          </table:table-cell>
          <table:table-cell table:formula="of:=SUBSTITUTE([.N204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04]=&quot;2700K&quot;;[.G204]=&quot;2000K&quot;); IF([.Q204]=90;7000/[.I204];8750/[.I204] ); 7000/[.I204])" office:value-type="float" office:value="8.39328537170264" calcext:value-type="float">
            <text:p>8.39</text:p>
          </table:table-cell>
          <table:table-cell table:formula="of:=ROUNDDOWN(134/[.M204])" office:value-type="float" office:value="14" calcext:value-type="float">
            <text:p>14</text:p>
          </table:table-cell>
          <table:table-cell table:formula="of:=[.R204]/[.S204]*30+[.R204]*[.E204]" office:value-type="currency" office:currency="USD" office:value="60.7913669064748" calcext:value-type="currency">
            <text:p>$60.79</text:p>
          </table:table-cell>
          <table:table-cell table:formula="of:=[.T204]+ROUNDUP([.R204]/[.O204]*[.I204])/1000*0.1*365*12" office:value-type="currency" office:currency="USD" office:value="85.3193669064748" calcext:value-type="currency">
            <text:p>$85.32</text:p>
          </table:table-cell>
          <table:table-cell table:formula="of:=[.U204]+ROUNDUP([.R204]/[.O204]*[.I204])/1000*0.1*365*12*5" office:value-type="currency" office:currency="USD" office:value="207.959366906475" calcext:value-type="currency">
            <text:p>$207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E2000-D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2700K 3-Step MacAdam Ellipse</text:p>
          </table:table-cell>
          <table:table-cell table:formula="of:=LEFT([.F205];5)" office:value-type="string" office:string-value="2700K" calcext:value-type="string">
            <text:p>2700K</text:p>
          </table:table-cell>
          <table:table-cell office:value-type="string" calcext:value-type="string">
            <text:p>2129 lm (Typ)</text:p>
          </table:table-cell>
          <table:table-cell table:formula="of:=TRIM(LEFT([.H205];4))" office:value-type="string" office:string-value="2129" calcext:value-type="string">
            <text:p>2129</text:p>
          </table:table-cell>
          <table:table-cell office:value-type="string" calcext:value-type="string">
            <text:p>500mA</text:p>
          </table:table-cell>
          <table:table-cell table:formula="of:=SUBSTITUTE(SUBSTITUTE([.J205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05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38 lm/W</text:p>
          </table:table-cell>
          <table:table-cell table:formula="of:=SUBSTITUTE([.N205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05]=&quot;2700K&quot;;[.G205]=&quot;2000K&quot;); IF([.Q205]=90;7000/[.I205];8750/[.I205] ); 7000/[.I205])" office:value-type="float" office:value="4.10991075622358" calcext:value-type="float">
            <text:p>4.11</text:p>
          </table:table-cell>
          <table:table-cell table:formula="of:=ROUNDDOWN(134/[.M205])" office:value-type="float" office:value="4" calcext:value-type="float">
            <text:p>4</text:p>
          </table:table-cell>
          <table:table-cell table:formula="of:=[.R205]/[.S205]*30+[.R205]*[.E205]" office:value-type="currency" office:currency="USD" office:value="57.5798496946923" calcext:value-type="currency">
            <text:p>$57.58</text:p>
          </table:table-cell>
          <table:table-cell table:formula="of:=[.T205]+ROUNDUP([.R205]/[.O205]*[.I205])/1000*0.1*365*12" office:value-type="currency" office:currency="USD" office:value="85.6118496946923" calcext:value-type="currency">
            <text:p>$85.61</text:p>
          </table:table-cell>
          <table:table-cell table:formula="of:=[.U205]+ROUNDUP([.R205]/[.O205]*[.I205])/1000*0.1*365*12*5" office:value-type="currency" office:currency="USD" office:value="225.771849694692" calcext:value-type="currency">
            <text:p>$225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240F</text:p>
          </table:table-cell>
          <table:table-cell office:value-type="string" calcext:value-type="string">
            <text:p>Cree Inc.</text:p>
          </table:table-cell>
          <table:table-cell office:value-type="float" office:value="28" calcext:value-type="float">
            <text:p>2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4000K 4-Step MacAdam Ellipse</text:p>
          </table:table-cell>
          <table:table-cell table:formula="of:=LEFT([.F206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206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20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06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206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206]=&quot;2700K&quot;;[.G206]=&quot;2000K&quot;); IF([.Q206]=90;7000/[.I206];8750/[.I206] ); 7000/[.I206])" office:value-type="float" office:value="17.7215189873418" calcext:value-type="float">
            <text:p>17.72</text:p>
          </table:table-cell>
          <table:table-cell table:formula="of:=ROUNDDOWN(134/[.M206])" office:value-type="float" office:value="14" calcext:value-type="float">
            <text:p>14</text:p>
          </table:table-cell>
          <table:table-cell table:formula="of:=[.R206]/[.S206]*30+[.R206]*[.E206]" office:value-type="currency" office:currency="USD" office:value="57.6455696202532" calcext:value-type="currency">
            <text:p>$57.65</text:p>
          </table:table-cell>
          <table:table-cell table:formula="of:=[.T206]+ROUNDUP([.R206]/[.O206]*[.I206])/1000*0.1*365*12" office:value-type="currency" office:currency="USD" office:value="85.6775696202532" calcext:value-type="currency">
            <text:p>$85.68</text:p>
          </table:table-cell>
          <table:table-cell table:formula="of:=[.U206]+ROUNDUP([.R206]/[.O206]*[.I206])/1000*0.1*365*12*5" office:value-type="currency" office:currency="USD" office:value="225.837569620253" calcext:value-type="currency">
            <text:p>$225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273M2K1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</text:p>
          </table:table-cell>
          <table:table-cell table:formula="of:=LEFT([.F207];5)" office:value-type="string" office:string-value="2700K" calcext:value-type="string">
            <text:p>2700K</text:p>
          </table:table-cell>
          <table:table-cell office:value-type="string" calcext:value-type="string">
            <text:p>4307 lm (Typ)</text:p>
          </table:table-cell>
          <table:table-cell table:formula="of:=TRIM(LEFT([.H207];5))" office:value-type="string" office:string-value="4307" calcext:value-type="string">
            <text:p>4307</text:p>
          </table:table-cell>
          <table:table-cell office:value-type="string" calcext:value-type="string">
            <text:p>1.05A</text:p>
          </table:table-cell>
          <table:table-cell table:formula="of:=SUBSTITUTE(SUBSTITUTE([.J207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207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9 lm/W</text:p>
          </table:table-cell>
          <table:table-cell table:formula="of:=SUBSTITUTE([.N207];&quot;lm/W&quot;;&quot;&quot; )" office:value-type="string" office:string-value="109 " calcext:value-type="string">
            <text:p>109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07]=&quot;2700K&quot;;[.G207]=&quot;2000K&quot;); IF([.Q207]=90;7000/[.I207];8750/[.I207] ); 7000/[.I207])" office:value-type="float" office:value="2.03157650336661" calcext:value-type="float">
            <text:p>2.03</text:p>
          </table:table-cell>
          <table:table-cell table:formula="of:=ROUNDDOWN(134/[.M207])" office:value-type="float" office:value="3" calcext:value-type="float">
            <text:p>3</text:p>
          </table:table-cell>
          <table:table-cell table:formula="of:=[.R207]/[.S207]*30+[.R207]*[.E207]" office:value-type="currency" office:currency="USD" office:value="51.114464824704" calcext:value-type="currency">
            <text:p>$51.11</text:p>
          </table:table-cell>
          <table:table-cell table:formula="of:=[.T207]+ROUNDUP([.R207]/[.O207]*[.I207])/1000*0.1*365*12" office:value-type="currency" office:currency="USD" office:value="86.592464824704" calcext:value-type="currency">
            <text:p>$86.59</text:p>
          </table:table-cell>
          <table:table-cell table:formula="of:=[.U207]+ROUNDUP([.R207]/[.O207]*[.I207])/1000*0.1*365*12*5" office:value-type="currency" office:currency="USD" office:value="263.982464824704" calcext:value-type="currency">
            <text:p>$263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CLU038-1205C4-403M2K1</text:p>
          </table:table-cell>
          <table:table-cell office:value-type="string" calcext:value-type="string">
            <text:p>Citizen</text:p>
          </table:table-cell>
          <table:table-cell office:value-type="float" office:value="37" calcext:value-type="float">
            <text:p>37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208];5)" office:value-type="string" office:string-value="4000K" calcext:value-type="string">
            <text:p>4000K</text:p>
          </table:table-cell>
          <table:table-cell office:value-type="string" calcext:value-type="string">
            <text:p>2380 lm (Typ)</text:p>
          </table:table-cell>
          <table:table-cell table:formula="of:=TRIM(LEFT([.H208];5))" office:value-type="string" office:string-value="2380" calcext:value-type="string">
            <text:p>2380</text:p>
          </table:table-cell>
          <table:table-cell office:value-type="string" calcext:value-type="string">
            <text:p>450mA</text:p>
          </table:table-cell>
          <table:table-cell table:formula="of:=SUBSTITUTE(SUBSTITUTE([.J20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20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3 lm/W</text:p>
          </table:table-cell>
          <table:table-cell table:formula="of:=SUBSTITUTE([.N208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1.15A</text:p>
          </table:table-cell>
          <table:table-cell office:value-type="float" office:value="80" calcext:value-type="float">
            <text:p>80</text:p>
          </table:table-cell>
          <table:table-cell table:formula="of:=IF(OR([.G208]=&quot;2700K&quot;;[.G208]=&quot;2000K&quot;); IF([.Q208]=90;7000/[.I208];8750/[.I208] ); 7000/[.I208])" office:value-type="float" office:value="2.94117647058824" calcext:value-type="float">
            <text:p>2.94</text:p>
          </table:table-cell>
          <table:table-cell table:formula="of:=ROUNDDOWN(134/[.M208])" office:value-type="float" office:value="3" calcext:value-type="float">
            <text:p>3</text:p>
          </table:table-cell>
          <table:table-cell table:formula="of:=[.R208]/[.S208]*30+[.R208]*[.E208]" office:value-type="currency" office:currency="USD" office:value="66.6764705882353" calcext:value-type="currency">
            <text:p>$66.68</text:p>
          </table:table-cell>
          <table:table-cell table:formula="of:=[.T208]+ROUNDUP([.R208]/[.O208]*[.I208])/1000*0.1*365*12" office:value-type="currency" office:currency="USD" office:value="86.8244705882353" calcext:value-type="currency">
            <text:p>$86.82</text:p>
          </table:table-cell>
          <table:table-cell table:formula="of:=[.U208]+ROUNDUP([.R208]/[.O208]*[.I208])/1000*0.1*365*12*5" office:value-type="currency" office:currency="USD" office:value="187.564470588235" calcext:value-type="currency">
            <text:p>$187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27E2000-B-73</text:p>
          </table:table-cell>
          <table:table-cell office:value-type="string" calcext:value-type="string">
            <text:p>Bridgelux</text:p>
          </table:table-cell>
          <table:table-cell office:value-type="float" office:value="141" calcext:value-type="float">
            <text:p>141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2700K 3-Step MacAdam Ellipse</text:p>
          </table:table-cell>
          <table:table-cell table:formula="of:=LEFT([.F209];5)" office:value-type="string" office:string-value="2700K" calcext:value-type="string">
            <text:p>2700K</text:p>
          </table:table-cell>
          <table:table-cell office:value-type="string" calcext:value-type="string">
            <text:p>2090 lm (Typ)</text:p>
          </table:table-cell>
          <table:table-cell table:formula="of:=TRIM(LEFT([.H209];4))" office:value-type="string" office:string-value="2090" calcext:value-type="string">
            <text:p>2090</text:p>
          </table:table-cell>
          <table:table-cell office:value-type="string" calcext:value-type="string">
            <text:p>450mA</text:p>
          </table:table-cell>
          <table:table-cell table:formula="of:=SUBSTITUTE(SUBSTITUTE([.J20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209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7 lm/W</text:p>
          </table:table-cell>
          <table:table-cell table:formula="of:=SUBSTITUTE([.N209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09]=&quot;2700K&quot;;[.G209]=&quot;2000K&quot;); IF([.Q209]=90;7000/[.I209];8750/[.I209] ); 7000/[.I209])" office:value-type="float" office:value="4.1866028708134" calcext:value-type="float">
            <text:p>4.19</text:p>
          </table:table-cell>
          <table:table-cell table:formula="of:=ROUNDDOWN(134/[.M209])" office:value-type="float" office:value="3" calcext:value-type="float">
            <text:p>3</text:p>
          </table:table-cell>
          <table:table-cell table:formula="of:=[.R209]/[.S209]*30+[.R209]*[.E209]" office:value-type="currency" office:currency="USD" office:value="58.9473684210526" calcext:value-type="currency">
            <text:p>$58.95</text:p>
          </table:table-cell>
          <table:table-cell table:formula="of:=[.T209]+ROUNDUP([.R209]/[.O209]*[.I209])/1000*0.1*365*12" office:value-type="currency" office:currency="USD" office:value="86.9793684210526" calcext:value-type="currency">
            <text:p>$86.98</text:p>
          </table:table-cell>
          <table:table-cell table:formula="of:=[.U209]+ROUNDUP([.R209]/[.O209]*[.I209])/1000*0.1*365*12*5" office:value-type="currency" office:currency="USD" office:value="227.139368421053" calcext:value-type="currency">
            <text:p>$227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BXRE-40E1000-B-73</text:p>
          </table:table-cell>
          <table:table-cell office:value-type="string" calcext:value-type="string">
            <text:p>Bridgelux</text:p>
          </table:table-cell>
          <table:table-cell office:value-type="float" office:value="424" calcext:value-type="float">
            <text:p>42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4000K 3-Step MacAdam Ellipse</text:p>
          </table:table-cell>
          <table:table-cell table:formula="of:=LEFT([.F210];5)" office:value-type="string" office:string-value="4000K" calcext:value-type="string">
            <text:p>4000K</text:p>
          </table:table-cell>
          <table:table-cell office:value-type="string" calcext:value-type="string">
            <text:p>1315 lm (Typ)</text:p>
          </table:table-cell>
          <table:table-cell table:formula="of:=TRIM(LEFT([.H210];4))" office:value-type="string" office:string-value="1315" calcext:value-type="string">
            <text:p>1315</text:p>
          </table:table-cell>
          <table:table-cell office:value-type="string" calcext:value-type="string">
            <text:p>270mA</text:p>
          </table:table-cell>
          <table:table-cell table:formula="of:=SUBSTITUTE(SUBSTITUTE([.J21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1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210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10]=&quot;2700K&quot;;[.G210]=&quot;2000K&quot;); IF([.Q210]=90;7000/[.I210];8750/[.I210] ); 7000/[.I210])" office:value-type="float" office:value="5.32319391634981" calcext:value-type="float">
            <text:p>5.32</text:p>
          </table:table-cell>
          <table:table-cell table:formula="of:=ROUNDDOWN(134/[.M210])" office:value-type="float" office:value="3" calcext:value-type="float">
            <text:p>3</text:p>
          </table:table-cell>
          <table:table-cell table:formula="of:=[.R210]/[.S210]*30+[.R210]*[.E210]" office:value-type="currency" office:currency="USD" office:value="65.5817490494297" calcext:value-type="currency">
            <text:p>$65.58</text:p>
          </table:table-cell>
          <table:table-cell table:formula="of:=[.T210]+ROUNDUP([.R210]/[.O210]*[.I210])/1000*0.1*365*12" office:value-type="currency" office:currency="USD" office:value="87.0437490494297" calcext:value-type="currency">
            <text:p>$87.04</text:p>
          </table:table-cell>
          <table:table-cell table:formula="of:=[.U210]+ROUNDUP([.R210]/[.O210]*[.I210])/1000*0.1*365*12*5" office:value-type="currency" office:currency="USD" office:value="194.35374904943" calcext:value-type="currency">
            <text:p>$194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36-1206C1_P3081_0415.pdf</text:p>
          </table:table-cell>
          <table:table-cell office:value-type="string" calcext:value-type="string">
            <text:p>CLU036-1206C1-403M2G2</text:p>
          </table:table-cell>
          <table:table-cell office:value-type="string" calcext:value-type="string">
            <text:p>Citizen</text:p>
          </table:table-cell>
          <table:table-cell office:value-type="float" office:value="41" calcext:value-type="float">
            <text:p>41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11];5)" office:value-type="string" office:string-value="4000K" calcext:value-type="string">
            <text:p>4000K</text:p>
          </table:table-cell>
          <table:table-cell office:value-type="string" calcext:value-type="string">
            <text:p>2677 lm (Typ)</text:p>
          </table:table-cell>
          <table:table-cell table:formula="of:=TRIM(LEFT([.H211];5))" office:value-type="string" office:string-value="2677" calcext:value-type="string">
            <text:p>2677</text:p>
          </table:table-cell>
          <table:table-cell office:value-type="string" calcext:value-type="string">
            <text:p>540mA</text:p>
          </table:table-cell>
          <table:table-cell table:formula="of:=SUBSTITUTE(SUBSTITUTE([.J211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1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3 lm/W</text:p>
          </table:table-cell>
          <table:table-cell table:formula="of:=SUBSTITUTE([.N211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11]=&quot;2700K&quot;;[.G211]=&quot;2000K&quot;); IF([.Q211]=90;7000/[.I211];8750/[.I211] ); 7000/[.I211])" office:value-type="float" office:value="2.61486738886814" calcext:value-type="float">
            <text:p>2.61</text:p>
          </table:table-cell>
          <table:table-cell table:formula="of:=ROUNDDOWN(134/[.M211])" office:value-type="float" office:value="3" calcext:value-type="float">
            <text:p>3</text:p>
          </table:table-cell>
          <table:table-cell table:formula="of:=[.R211]/[.S211]*30+[.R211]*[.E211]" office:value-type="currency" office:currency="USD" office:value="65.7900635039223" calcext:value-type="currency">
            <text:p>$65.79</text:p>
          </table:table-cell>
          <table:table-cell table:formula="of:=[.T211]+ROUNDUP([.R211]/[.O211]*[.I211])/1000*0.1*365*12" office:value-type="currency" office:currency="USD" office:value="87.2520635039223" calcext:value-type="currency">
            <text:p>$87.25</text:p>
          </table:table-cell>
          <table:table-cell table:formula="of:=[.U211]+ROUNDUP([.R211]/[.O211]*[.I211])/1000*0.1*365*12*5" office:value-type="currency" office:currency="USD" office:value="194.562063503922" calcext:value-type="currency">
            <text:p>$194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8_0516.pdf</text:p>
          </table:table-cell>
          <table:table-cell office:value-type="string" calcext:value-type="string">
            <text:p>CLU038-1210C4-403H5K2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212];5)" office:value-type="string" office:string-value="4000K" calcext:value-type="string">
            <text:p>4000K</text:p>
          </table:table-cell>
          <table:table-cell office:value-type="string" calcext:value-type="string">
            <text:p>3776 lm (Typ)</text:p>
          </table:table-cell>
          <table:table-cell table:formula="of:=TRIM(LEFT([.H212];5))" office:value-type="string" office:string-value="3776" calcext:value-type="string">
            <text:p>3776</text:p>
          </table:table-cell>
          <table:table-cell office:value-type="string" calcext:value-type="string">
            <text:p>900mA</text:p>
          </table:table-cell>
          <table:table-cell table:formula="of:=SUBSTITUTE(SUBSTITUTE([.J21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1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1 lm/W</text:p>
          </table:table-cell>
          <table:table-cell table:formula="of:=SUBSTITUTE([.N21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212]=&quot;2700K&quot;;[.G212]=&quot;2000K&quot;); IF([.Q212]=90;7000/[.I212];8750/[.I212] ); 7000/[.I212])" office:value-type="float" office:value="1.85381355932203" calcext:value-type="float">
            <text:p>1.85</text:p>
          </table:table-cell>
          <table:table-cell table:formula="of:=ROUNDDOWN(134/[.M212])" office:value-type="float" office:value="3" calcext:value-type="float">
            <text:p>3</text:p>
          </table:table-cell>
          <table:table-cell table:formula="of:=[.R212]/[.S212]*30+[.R212]*[.E212]" office:value-type="currency" office:currency="USD" office:value="62.010063559322" calcext:value-type="currency">
            <text:p>$62.01</text:p>
          </table:table-cell>
          <table:table-cell table:formula="of:=[.T212]+ROUNDUP([.R212]/[.O212]*[.I212])/1000*0.1*365*12" office:value-type="currency" office:currency="USD" office:value="87.414063559322" calcext:value-type="currency">
            <text:p>$87.41</text:p>
          </table:table-cell>
          <table:table-cell table:formula="of:=[.U212]+ROUNDUP([.R212]/[.O212]*[.I212])/1000*0.1*365*12*5" office:value-type="currency" office:currency="USD" office:value="214.434063559322" calcext:value-type="currency">
            <text:p>$214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707_0516.pdf</text:p>
          </table:table-cell>
          <table:table-cell office:value-type="string" calcext:value-type="string">
            <text:p>CLU048-1812C4-273H5K2</text:p>
          </table:table-cell>
          <table:table-cell office:value-type="string" calcext:value-type="string">
            <text:p>Citizen</text:p>
          </table:table-cell>
          <table:table-cell office:value-type="float" office:value="16" calcext:value-type="float">
            <text:p>16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213];5)" office:value-type="string" office:string-value="2700K" calcext:value-type="string">
            <text:p>2700K</text:p>
          </table:table-cell>
          <table:table-cell office:value-type="string" calcext:value-type="string">
            <text:p>6432 lm (Typ)</text:p>
          </table:table-cell>
          <table:table-cell table:formula="of:=TRIM(LEFT([.H213];5))" office:value-type="string" office:string-value="6432" calcext:value-type="string">
            <text:p>6432</text:p>
          </table:table-cell>
          <table:table-cell office:value-type="string" calcext:value-type="string">
            <text:p>1.08A</text:p>
          </table:table-cell>
          <table:table-cell table:formula="of:=SUBSTITUTE(SUBSTITUTE([.J21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1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5 lm/W</text:p>
          </table:table-cell>
          <table:table-cell table:formula="of:=SUBSTITUTE([.N213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213]=&quot;2700K&quot;;[.G213]=&quot;2000K&quot;); IF([.Q213]=90;7000/[.I213];8750/[.I213] ); 7000/[.I213])" office:value-type="float" office:value="1.08830845771144" calcext:value-type="float">
            <text:p>1.09</text:p>
          </table:table-cell>
          <table:table-cell table:formula="of:=ROUNDDOWN(134/[.M213])" office:value-type="float" office:value="2" calcext:value-type="float">
            <text:p>2</text:p>
          </table:table-cell>
          <table:table-cell table:formula="of:=[.R213]/[.S213]*30+[.R213]*[.E213]" office:value-type="currency" office:currency="USD" office:value="60.8037935323383" calcext:value-type="currency">
            <text:p>$60.80</text:p>
          </table:table-cell>
          <table:table-cell table:formula="of:=[.T213]+ROUNDUP([.R213]/[.O213]*[.I213])/1000*0.1*365*12" office:value-type="currency" office:currency="USD" office:value="87.5217935323383" calcext:value-type="currency">
            <text:p>$87.52</text:p>
          </table:table-cell>
          <table:table-cell table:formula="of:=[.U213]+ROUNDUP([.R213]/[.O213]*[.I213])/1000*0.1*365*12*5" office:value-type="currency" office:currency="USD" office:value="221.111793532338" calcext:value-type="currency">
            <text:p>$221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48-1212C4-273H5K2</text:p>
          </table:table-cell>
          <table:table-cell office:value-type="string" calcext:value-type="string">
            <text:p>Citizen</text:p>
          </table:table-cell>
          <table:table-cell office:value-type="float" office:value="2" calcext:value-type="float">
            <text:p>2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214];5)" office:value-type="string" office:string-value="2700K" calcext:value-type="string">
            <text:p>2700K</text:p>
          </table:table-cell>
          <table:table-cell office:value-type="string" calcext:value-type="string">
            <text:p>4396 lm (Typ)</text:p>
          </table:table-cell>
          <table:table-cell table:formula="of:=TRIM(LEFT([.H214];5))" office:value-type="string" office:string-value="4396" calcext:value-type="string">
            <text:p>4396</text:p>
          </table:table-cell>
          <table:table-cell office:value-type="string" calcext:value-type="string">
            <text:p>1.08A</text:p>
          </table:table-cell>
          <table:table-cell table:formula="of:=SUBSTITUTE(SUBSTITUTE([.J214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1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8 lm/W</text:p>
          </table:table-cell>
          <table:table-cell table:formula="of:=SUBSTITUTE([.N21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214]=&quot;2700K&quot;;[.G214]=&quot;2000K&quot;); IF([.Q214]=90;7000/[.I214];8750/[.I214] ); 7000/[.I214])" office:value-type="float" office:value="1.59235668789809" calcext:value-type="float">
            <text:p>1.59</text:p>
          </table:table-cell>
          <table:table-cell table:formula="of:=ROUNDDOWN(134/[.M214])" office:value-type="float" office:value="3" calcext:value-type="float">
            <text:p>3</text:p>
          </table:table-cell>
          <table:table-cell table:formula="of:=[.R214]/[.S214]*30+[.R214]*[.E214]" office:value-type="currency" office:currency="USD" office:value="61.2898089171975" calcext:value-type="currency">
            <text:p>$61.29</text:p>
          </table:table-cell>
          <table:table-cell table:formula="of:=[.T214]+ROUNDUP([.R214]/[.O214]*[.I214])/1000*0.1*365*12" office:value-type="currency" office:currency="USD" office:value="87.5698089171975" calcext:value-type="currency">
            <text:p>$87.57</text:p>
          </table:table-cell>
          <table:table-cell table:formula="of:=[.U214]+ROUNDUP([.R214]/[.O214]*[.I214])/1000*0.1*365*12*5" office:value-type="currency" office:currency="USD" office:value="218.969808917197" calcext:value-type="currency">
            <text:p>$218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10_0516.pdf</text:p>
          </table:table-cell>
          <table:table-cell office:value-type="string" calcext:value-type="string">
            <text:p>BXRC-40G1000-D-73-SE</text:p>
          </table:table-cell>
          <table:table-cell office:value-type="string" calcext:value-type="string">
            <text:p>Bridgelux</text:p>
          </table:table-cell>
          <table:table-cell office:value-type="float" office:value="298" calcext:value-type="float">
            <text:p>298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4000K 3-Step MacAdam Ellipse</text:p>
          </table:table-cell>
          <table:table-cell table:formula="of:=LEFT([.F215];5)" office:value-type="string" office:string-value="4000K" calcext:value-type="string">
            <text:p>4000K</text:p>
          </table:table-cell>
          <table:table-cell office:value-type="string" calcext:value-type="string">
            <text:p>1063 lm (Typ)</text:p>
          </table:table-cell>
          <table:table-cell table:formula="of:=TRIM(LEFT([.H215];4))" office:value-type="string" office:string-value="1063" calcext:value-type="string">
            <text:p>1063</text:p>
          </table:table-cell>
          <table:table-cell office:value-type="string" calcext:value-type="string">
            <text:p>350mA</text:p>
          </table:table-cell>
          <table:table-cell table:formula="of:=SUBSTITUTE(SUBSTITUTE([.J21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15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0 lm/W</text:p>
          </table:table-cell>
          <table:table-cell table:formula="of:=SUBSTITUTE([.N215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15]=&quot;2700K&quot;;[.G215]=&quot;2000K&quot;); IF([.Q215]=90;7000/[.I215];8750/[.I215] ); 7000/[.I215])" office:value-type="float" office:value="6.58513640639699" calcext:value-type="float">
            <text:p>6.59</text:p>
          </table:table-cell>
          <table:table-cell table:formula="of:=ROUNDDOWN(134/[.M215])" office:value-type="float" office:value="5" calcext:value-type="float">
            <text:p>5</text:p>
          </table:table-cell>
          <table:table-cell table:formula="of:=[.R215]/[.S215]*30+[.R215]*[.E215]" office:value-type="currency" office:currency="USD" office:value="61.8344308560677" calcext:value-type="currency">
            <text:p>$61.83</text:p>
          </table:table-cell>
          <table:table-cell table:formula="of:=[.T215]+ROUNDUP([.R215]/[.O215]*[.I215])/1000*0.1*365*12" office:value-type="currency" office:currency="USD" office:value="87.6764308560677" calcext:value-type="currency">
            <text:p>$87.68</text:p>
          </table:table-cell>
          <table:table-cell table:formula="of:=[.U215]+ROUNDUP([.R215]/[.O215]*[.I215])/1000*0.1*365*12*5" office:value-type="currency" office:currency="USD" office:value="216.886430856068" calcext:value-type="currency">
            <text:p>$216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516.pdf</text:p>
          </table:table-cell>
          <table:table-cell office:value-type="string" calcext:value-type="string">
            <text:p>CMA1516-0000-000N0U0A27G</text:p>
          </table:table-cell>
          <table:table-cell office:value-type="string" calcext:value-type="string">
            <text:p>Cree Inc.</text:p>
          </table:table-cell>
          <table:table-cell office:value-type="float" office:value="101" calcext:value-type="float">
            <text:p>101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700K 3-Step MacAdam Ellipse</text:p>
          </table:table-cell>
          <table:table-cell table:formula="of:=LEFT([.F216];5)" office:value-type="string" office:string-value="2700K" calcext:value-type="string">
            <text:p>2700K</text:p>
          </table:table-cell>
          <table:table-cell office:value-type="string" calcext:value-type="string">
            <text:p>1736 lm (Typ)</text:p>
          </table:table-cell>
          <table:table-cell table:formula="of:=TRIM(LEFT([.H216];4))" office:value-type="string" office:string-value="1736" calcext:value-type="string">
            <text:p>1736</text:p>
          </table:table-cell>
          <table:table-cell office:value-type="string" calcext:value-type="string">
            <text:p>450mA</text:p>
          </table:table-cell>
          <table:table-cell table:formula="of:=SUBSTITUTE(SUBSTITUTE([.J21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216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10 lm/W</text:p>
          </table:table-cell>
          <table:table-cell table:formula="of:=SUBSTITUTE([.N216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16]=&quot;2700K&quot;;[.G216]=&quot;2000K&quot;); IF([.Q216]=90;7000/[.I216];8750/[.I216] ); 7000/[.I216])" office:value-type="float" office:value="4.03225806451613" calcext:value-type="float">
            <text:p>4.03</text:p>
          </table:table-cell>
          <table:table-cell table:formula="of:=ROUNDDOWN(134/[.M216])" office:value-type="float" office:value="3" calcext:value-type="float">
            <text:p>3</text:p>
          </table:table-cell>
          <table:table-cell table:formula="of:=[.R216]/[.S216]*30+[.R216]*[.E216]" office:value-type="currency" office:currency="USD" office:value="59.8790322580645" calcext:value-type="currency">
            <text:p>$59.88</text:p>
          </table:table-cell>
          <table:table-cell table:formula="of:=[.T216]+ROUNDUP([.R216]/[.O216]*[.I216])/1000*0.1*365*12" office:value-type="currency" office:currency="USD" office:value="87.9110322580645" calcext:value-type="currency">
            <text:p>$87.91</text:p>
          </table:table-cell>
          <table:table-cell table:formula="of:=[.U216]+ROUNDUP([.R216]/[.O216]*[.I216])/1000*0.1*365*12*5" office:value-type="currency" office:currency="USD" office:value="228.071032258065" calcext:value-type="currency">
            <text:p>$228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901211E1900</text:p>
          </table:table-cell>
          <table:table-cell office:value-type="string" calcext:value-type="string">
            <text:p>Lumileds</text:p>
          </table:table-cell>
          <table:table-cell office:value-type="float" office:value="529" calcext:value-type="float">
            <text:p>529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2700K 3-Step MacAdam Ellipse</text:p>
          </table:table-cell>
          <table:table-cell table:formula="of:=LEFT([.F217];5)" office:value-type="string" office:string-value="2700K" calcext:value-type="string">
            <text:p>2700K</text:p>
          </table:table-cell>
          <table:table-cell office:value-type="string" calcext:value-type="string">
            <text:p>4783 lm (Typ)</text:p>
          </table:table-cell>
          <table:table-cell table:formula="of:=TRIM(LEFT([.H217];5))" office:value-type="string" office:string-value="4783" calcext:value-type="string">
            <text:p>4783</text:p>
          </table:table-cell>
          <table:table-cell office:value-type="string" calcext:value-type="string">
            <text:p>1.2A</text:p>
          </table:table-cell>
          <table:table-cell table:formula="of:=SUBSTITUTE(SUBSTITUTE([.J217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217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15 lm/W</text:p>
          </table:table-cell>
          <table:table-cell table:formula="of:=SUBSTITUTE([.N217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.4A</text:p>
          </table:table-cell>
          <table:table-cell office:value-type="float" office:value="90" calcext:value-type="float">
            <text:p>90</text:p>
          </table:table-cell>
          <table:table-cell table:formula="of:=IF(OR([.G217]=&quot;2700K&quot;;[.G217]=&quot;2000K&quot;); IF([.Q217]=90;7000/[.I217];8750/[.I217] ); 7000/[.I217])" office:value-type="float" office:value="1.46351662136734" calcext:value-type="float">
            <text:p>1.46</text:p>
          </table:table-cell>
          <table:table-cell table:formula="of:=ROUNDDOWN(134/[.M217])" office:value-type="float" office:value="3" calcext:value-type="float">
            <text:p>3</text:p>
          </table:table-cell>
          <table:table-cell table:formula="of:=[.R217]/[.S217]*30+[.R217]*[.E217]" office:value-type="currency" office:currency="USD" office:value="61.4091574325737" calcext:value-type="currency">
            <text:p>$61.41</text:p>
          </table:table-cell>
          <table:table-cell table:formula="of:=[.T217]+ROUNDUP([.R217]/[.O217]*[.I217])/1000*0.1*365*12" office:value-type="currency" office:currency="USD" office:value="88.1271574325737" calcext:value-type="currency">
            <text:p>$88.13</text:p>
          </table:table-cell>
          <table:table-cell table:formula="of:=[.U217]+ROUNDUP([.R217]/[.O217]*[.I217])/1000*0.1*365*12*5" office:value-type="currency" office:currency="USD" office:value="221.717157432574" calcext:value-type="currency">
            <text:p>$221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701204E1300</text:p>
          </table:table-cell>
          <table:table-cell office:value-type="string" calcext:value-type="string">
            <text:p>Lumileds</text:p>
          </table:table-cell>
          <table:table-cell office:value-type="float" office:value="585" calcext:value-type="float">
            <text:p>585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218];5)" office:value-type="string" office:string-value="4000K" calcext:value-type="string">
            <text:p>4000K</text:p>
          </table:table-cell>
          <table:table-cell office:value-type="string" calcext:value-type="string">
            <text:p>2509 lm (Typ)</text:p>
          </table:table-cell>
          <table:table-cell table:formula="of:=TRIM(LEFT([.H218];5))" office:value-type="string" office:string-value="2509" calcext:value-type="string">
            <text:p>2509</text:p>
          </table:table-cell>
          <table:table-cell office:value-type="string" calcext:value-type="string">
            <text:p>450mA</text:p>
          </table:table-cell>
          <table:table-cell table:formula="of:=SUBSTITUTE(SUBSTITUTE([.J21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218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60 lm/W</text:p>
          </table:table-cell>
          <table:table-cell table:formula="of:=SUBSTITUTE([.N218];&quot;lm/W&quot;;&quot;&quot; )" office:value-type="string" office:string-value="160 " calcext:value-type="string">
            <text:p>160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218]=&quot;2700K&quot;;[.G218]=&quot;2000K&quot;); IF([.Q218]=90;7000/[.I218];8750/[.I218] ); 7000/[.I218])" office:value-type="float" office:value="2.78995615783181" calcext:value-type="float">
            <text:p>2.79</text:p>
          </table:table-cell>
          <table:table-cell table:formula="of:=ROUNDDOWN(134/[.M218])" office:value-type="float" office:value="3" calcext:value-type="float">
            <text:p>3</text:p>
          </table:table-cell>
          <table:table-cell table:formula="of:=[.R218]/[.S218]*30+[.R218]*[.E218]" office:value-type="currency" office:currency="USD" office:value="68.856117975289" calcext:value-type="currency">
            <text:p>$68.86</text:p>
          </table:table-cell>
          <table:table-cell table:formula="of:=[.T218]+ROUNDUP([.R218]/[.O218]*[.I218])/1000*0.1*365*12" office:value-type="currency" office:currency="USD" office:value="88.128117975289" calcext:value-type="currency">
            <text:p>$88.13</text:p>
          </table:table-cell>
          <table:table-cell table:formula="of:=[.U218]+ROUNDUP([.R218]/[.O218]*[.I218])/1000*0.1*365*12*5" office:value-type="currency" office:currency="USD" office:value="184.488117975289" calcext:value-type="currency">
            <text:p>$184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0T227F</text:p>
          </table:table-cell>
          <table:table-cell office:value-type="string" calcext:value-type="string">
            <text:p>Cree Inc.</text:p>
          </table:table-cell>
          <table:table-cell office:value-type="float" office:value="59" calcext:value-type="float">
            <text:p>59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2700K 4-Step MacAdam Ellipse</text:p>
          </table:table-cell>
          <table:table-cell table:formula="of:=LEFT([.F219];5)" office:value-type="string" office:string-value="2700K" calcext:value-type="string">
            <text:p>2700K</text:p>
          </table:table-cell>
          <table:table-cell office:value-type="string" calcext:value-type="string">
            <text:p>3320 lm (3200 lm ~ 3440 lm)</text:p>
          </table:table-cell>
          <table:table-cell table:formula="of:=TRIM(LEFT([.H219];5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21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21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219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219]=&quot;2700K&quot;;[.G219]=&quot;2000K&quot;); IF([.Q219]=90;7000/[.I219];8750/[.I219] ); 7000/[.I219])" office:value-type="float" office:value="2.6355421686747" calcext:value-type="float">
            <text:p>2.64</text:p>
          </table:table-cell>
          <table:table-cell table:formula="of:=ROUNDDOWN(134/[.M219])" office:value-type="float" office:value="3" calcext:value-type="float">
            <text:p>3</text:p>
          </table:table-cell>
          <table:table-cell table:formula="of:=[.R219]/[.S219]*30+[.R219]*[.E219]" office:value-type="currency" office:currency="USD" office:value="54.0813253012048" calcext:value-type="currency">
            <text:p>$54.08</text:p>
          </table:table-cell>
          <table:table-cell table:formula="of:=[.T219]+ROUNDUP([.R219]/[.O219]*[.I219])/1000*0.1*365*12" office:value-type="currency" office:currency="USD" office:value="88.6833253012048" calcext:value-type="currency">
            <text:p>$88.68</text:p>
          </table:table-cell>
          <table:table-cell table:formula="of:=[.U219]+ROUNDUP([.R219]/[.O219]*[.I219])/1000*0.1*365*12*5" office:value-type="currency" office:currency="USD" office:value="261.693325301205" calcext:value-type="currency">
            <text:p>$261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40G2000-C-23</text:p>
          </table:table-cell>
          <table:table-cell office:value-type="string" calcext:value-type="string">
            <text:p>Bridgelux</text:p>
          </table:table-cell>
          <table:table-cell office:value-type="float" office:value="268" calcext:value-type="float">
            <text:p>268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4000K 3-Step MacAdam Ellipse</text:p>
          </table:table-cell>
          <table:table-cell table:formula="of:=LEFT([.F220];5)" office:value-type="string" office:string-value="4000K" calcext:value-type="string">
            <text:p>4000K</text:p>
          </table:table-cell>
          <table:table-cell office:value-type="string" calcext:value-type="string">
            <text:p>1672 lm (Typ)</text:p>
          </table:table-cell>
          <table:table-cell table:formula="of:=TRIM(LEFT([.H220];4))" office:value-type="string" office:string-value="1672" calcext:value-type="string">
            <text:p>1672</text:p>
          </table:table-cell>
          <table:table-cell office:value-type="string" calcext:value-type="string">
            <text:p>500mA</text:p>
          </table:table-cell>
          <table:table-cell table:formula="of:=SUBSTITUTE(SUBSTITUTE([.J220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220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07 lm/W</text:p>
          </table:table-cell>
          <table:table-cell table:formula="of:=SUBSTITUTE([.N220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20]=&quot;2700K&quot;;[.G220]=&quot;2000K&quot;); IF([.Q220]=90;7000/[.I220];8750/[.I220] ); 7000/[.I220])" office:value-type="float" office:value="4.1866028708134" calcext:value-type="float">
            <text:p>4.19</text:p>
          </table:table-cell>
          <table:table-cell table:formula="of:=ROUNDDOWN(134/[.M220])" office:value-type="float" office:value="4" calcext:value-type="float">
            <text:p>4</text:p>
          </table:table-cell>
          <table:table-cell table:formula="of:=[.R220]/[.S220]*30+[.R220]*[.E220]" office:value-type="currency" office:currency="USD" office:value="59.7846889952153" calcext:value-type="currency">
            <text:p>$59.78</text:p>
          </table:table-cell>
          <table:table-cell table:formula="of:=[.T220]+ROUNDUP([.R220]/[.O220]*[.I220])/1000*0.1*365*12" office:value-type="currency" office:currency="USD" office:value="88.6926889952153" calcext:value-type="currency">
            <text:p>$88.69</text:p>
          </table:table-cell>
          <table:table-cell table:formula="of:=[.U220]+ROUNDUP([.R220]/[.O220]*[.I220])/1000*0.1*365*12*5" office:value-type="currency" office:currency="USD" office:value="233.232688995215" calcext:value-type="currency">
            <text:p>$233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D-73</text:p>
          </table:table-cell>
          <table:table-cell office:value-type="string" calcext:value-type="string">
            <text:p>Bridgelux</text:p>
          </table:table-cell>
          <table:table-cell office:value-type="float" office:value="1539" calcext:value-type="float">
            <text:p>1539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4000K 3-Step MacAdam Ellipse</text:p>
          </table:table-cell>
          <table:table-cell table:formula="of:=LEFT([.F221];5)" office:value-type="string" office:string-value="4000K" calcext:value-type="string">
            <text:p>4000K</text:p>
          </table:table-cell>
          <table:table-cell office:value-type="string" calcext:value-type="string">
            <text:p>1093 lm (Typ)</text:p>
          </table:table-cell>
          <table:table-cell table:formula="of:=TRIM(LEFT([.H221];4))" office:value-type="string" office:string-value="1093" calcext:value-type="string">
            <text:p>1093</text:p>
          </table:table-cell>
          <table:table-cell office:value-type="string" calcext:value-type="string">
            <text:p>350mA</text:p>
          </table:table-cell>
          <table:table-cell table:formula="of:=SUBSTITUTE(SUBSTITUTE([.J221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21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3 lm/W</text:p>
          </table:table-cell>
          <table:table-cell table:formula="of:=SUBSTITUTE([.N221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21]=&quot;2700K&quot;;[.G221]=&quot;2000K&quot;); IF([.Q221]=90;7000/[.I221];8750/[.I221] ); 7000/[.I221])" office:value-type="float" office:value="6.40439158279963" calcext:value-type="float">
            <text:p>6.40</text:p>
          </table:table-cell>
          <table:table-cell table:formula="of:=ROUNDDOWN(134/[.M221])" office:value-type="float" office:value="5" calcext:value-type="float">
            <text:p>5</text:p>
          </table:table-cell>
          <table:table-cell table:formula="of:=[.R221]/[.S221]*30+[.R221]*[.E221]" office:value-type="currency" office:currency="USD" office:value="63.7877401646844" calcext:value-type="currency">
            <text:p>$63.79</text:p>
          </table:table-cell>
          <table:table-cell table:formula="of:=[.T221]+ROUNDUP([.R221]/[.O221]*[.I221])/1000*0.1*365*12" office:value-type="currency" office:currency="USD" office:value="88.7537401646844" calcext:value-type="currency">
            <text:p>$88.75</text:p>
          </table:table-cell>
          <table:table-cell table:formula="of:=[.U221]+ROUNDUP([.R221]/[.O221]*[.I221])/1000*0.1*365*12*5" office:value-type="currency" office:currency="USD" office:value="213.583740164684" calcext:value-type="currency">
            <text:p>$213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559_0216.pdf</text:p>
          </table:table-cell>
          <table:table-cell office:value-type="string" calcext:value-type="string">
            <text:p>BXRC-40E1000-B-23</text:p>
          </table:table-cell>
          <table:table-cell office:value-type="string" calcext:value-type="string">
            <text:p>Bridgelux</text:p>
          </table:table-cell>
          <table:table-cell office:value-type="float" office:value="498" calcext:value-type="float">
            <text:p>498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4000K 3-Step MacAdam Ellipse</text:p>
          </table:table-cell>
          <table:table-cell table:formula="of:=LEFT([.F222];5)" office:value-type="string" office:string-value="4000K" calcext:value-type="string">
            <text:p>4000K</text:p>
          </table:table-cell>
          <table:table-cell office:value-type="string" calcext:value-type="string">
            <text:p>1128 lm (Typ)</text:p>
          </table:table-cell>
          <table:table-cell table:formula="of:=TRIM(LEFT([.H222];4))" office:value-type="string" office:string-value="1128" calcext:value-type="string">
            <text:p>1128</text:p>
          </table:table-cell>
          <table:table-cell office:value-type="string" calcext:value-type="string">
            <text:p>350mA</text:p>
          </table:table-cell>
          <table:table-cell table:formula="of:=SUBSTITUTE(SUBSTITUTE([.J22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222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25 lm/W</text:p>
          </table:table-cell>
          <table:table-cell table:formula="of:=SUBSTITUTE([.N222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22]=&quot;2700K&quot;;[.G222]=&quot;2000K&quot;); IF([.Q222]=90;7000/[.I222];8750/[.I222] ); 7000/[.I222])" office:value-type="float" office:value="6.20567375886525" calcext:value-type="float">
            <text:p>6.21</text:p>
          </table:table-cell>
          <table:table-cell table:formula="of:=ROUNDDOWN(134/[.M222])" office:value-type="float" office:value="5" calcext:value-type="float">
            <text:p>5</text:p>
          </table:table-cell>
          <table:table-cell table:formula="of:=[.R222]/[.S222]*30+[.R222]*[.E222]" office:value-type="currency" office:currency="USD" office:value="64.4148936170213" calcext:value-type="currency">
            <text:p>$64.41</text:p>
          </table:table-cell>
          <table:table-cell table:formula="of:=[.T222]+ROUNDUP([.R222]/[.O222]*[.I222])/1000*0.1*365*12" office:value-type="currency" office:currency="USD" office:value="88.9428936170213" calcext:value-type="currency">
            <text:p>$88.94</text:p>
          </table:table-cell>
          <table:table-cell table:formula="of:=[.U222]+ROUNDUP([.R222]/[.O222]*[.I222])/1000*0.1*365*12*5" office:value-type="currency" office:currency="USD" office:value="211.582893617021" calcext:value-type="currency">
            <text:p>$211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LU048-1812C4-403H7K4</text:p>
          </table:table-cell>
          <table:table-cell office:value-type="string" calcext:value-type="string">
            <text:p>Citizen</text:p>
          </table:table-cell>
          <table:table-cell office:value-type="float" office:value="30" calcext:value-type="float">
            <text:p>3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223];5)" office:value-type="string" office:string-value="4000K" calcext:value-type="string">
            <text:p>4000K</text:p>
          </table:table-cell>
          <table:table-cell office:value-type="string" calcext:value-type="string">
            <text:p>6318 lm (Typ)</text:p>
          </table:table-cell>
          <table:table-cell table:formula="of:=TRIM(LEFT([.H223];5))" office:value-type="string" office:string-value="6318" calcext:value-type="string">
            <text:p>6318</text:p>
          </table:table-cell>
          <table:table-cell office:value-type="string" calcext:value-type="string">
            <text:p>1.08A</text:p>
          </table:table-cell>
          <table:table-cell table:formula="of:=SUBSTITUTE(SUBSTITUTE([.J22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2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3 lm/W</text:p>
          </table:table-cell>
          <table:table-cell table:formula="of:=SUBSTITUTE([.N223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223]=&quot;2700K&quot;;[.G223]=&quot;2000K&quot;); IF([.Q223]=90;7000/[.I223];8750/[.I223] ); 7000/[.I223])" office:value-type="float" office:value="1.10794555239" calcext:value-type="float">
            <text:p>1.11</text:p>
          </table:table-cell>
          <table:table-cell table:formula="of:=ROUNDDOWN(134/[.M223])" office:value-type="float" office:value="2" calcext:value-type="float">
            <text:p>2</text:p>
          </table:table-cell>
          <table:table-cell table:formula="of:=[.R223]/[.S223]*30+[.R223]*[.E223]" office:value-type="currency" office:currency="USD" office:value="61.9009180120291" calcext:value-type="currency">
            <text:p>$61.90</text:p>
          </table:table-cell>
          <table:table-cell table:formula="of:=[.T223]+ROUNDUP([.R223]/[.O223]*[.I223])/1000*0.1*365*12" office:value-type="currency" office:currency="USD" office:value="89.0569180120291" calcext:value-type="currency">
            <text:p>$89.06</text:p>
          </table:table-cell>
          <table:table-cell table:formula="of:=[.U223]+ROUNDUP([.R223]/[.O223]*[.I223])/1000*0.1*365*12*5" office:value-type="currency" office:currency="USD" office:value="224.836918012029" calcext:value-type="currency">
            <text:p>$224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G2000-B-73</text:p>
          </table:table-cell>
          <table:table-cell office:value-type="string" calcext:value-type="string">
            <text:p>Bridgelux</text:p>
          </table:table-cell>
          <table:table-cell office:value-type="float" office:value="76" calcext:value-type="float">
            <text:p>76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700K 3-Step MacAdam Ellipse</text:p>
          </table:table-cell>
          <table:table-cell table:formula="of:=LEFT([.F224];5)" office:value-type="string" office:string-value="2700K" calcext:value-type="string">
            <text:p>2700K</text:p>
          </table:table-cell>
          <table:table-cell office:value-type="string" calcext:value-type="string">
            <text:p>1742 lm (Typ)</text:p>
          </table:table-cell>
          <table:table-cell table:formula="of:=TRIM(LEFT([.H224];4))" office:value-type="string" office:string-value="1742" calcext:value-type="string">
            <text:p>1742</text:p>
          </table:table-cell>
          <table:table-cell office:value-type="string" calcext:value-type="string">
            <text:p>450mA</text:p>
          </table:table-cell>
          <table:table-cell table:formula="of:=SUBSTITUTE(SUBSTITUTE([.J22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2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4 lm/W</text:p>
          </table:table-cell>
          <table:table-cell table:formula="of:=SUBSTITUTE([.N224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224]=&quot;2700K&quot;;[.G224]=&quot;2000K&quot;); IF([.Q224]=90;7000/[.I224];8750/[.I224] ); 7000/[.I224])" office:value-type="float" office:value="4.01836969001148" calcext:value-type="float">
            <text:p>4.02</text:p>
          </table:table-cell>
          <table:table-cell table:formula="of:=ROUNDDOWN(134/[.M224])" office:value-type="float" office:value="3" calcext:value-type="float">
            <text:p>3</text:p>
          </table:table-cell>
          <table:table-cell table:formula="of:=[.R224]/[.S224]*30+[.R224]*[.E224]" office:value-type="currency" office:currency="USD" office:value="61.963260619977" calcext:value-type="currency">
            <text:p>$61.96</text:p>
          </table:table-cell>
          <table:table-cell table:formula="of:=[.T224]+ROUNDUP([.R224]/[.O224]*[.I224])/1000*0.1*365*12" office:value-type="currency" office:currency="USD" office:value="89.119260619977" calcext:value-type="currency">
            <text:p>$89.12</text:p>
          </table:table-cell>
          <table:table-cell table:formula="of:=[.U224]+ROUNDUP([.R224]/[.O224]*[.I224])/1000*0.1*365*12*5" office:value-type="currency" office:currency="USD" office:value="224.899260619977" calcext:value-type="currency">
            <text:p>$224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CLU048-1212C4-403H7K4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225];5)" office:value-type="string" office:string-value="4000K" calcext:value-type="string">
            <text:p>4000K</text:p>
          </table:table-cell>
          <table:table-cell office:value-type="string" calcext:value-type="string">
            <text:p>4317 lm (Typ)</text:p>
          </table:table-cell>
          <table:table-cell table:formula="of:=TRIM(LEFT([.H225];5))" office:value-type="string" office:string-value="4317" calcext:value-type="string">
            <text:p>4317</text:p>
          </table:table-cell>
          <table:table-cell office:value-type="string" calcext:value-type="string">
            <text:p>1.08A</text:p>
          </table:table-cell>
          <table:table-cell table:formula="of:=SUBSTITUTE(SUBSTITUTE([.J225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2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225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225]=&quot;2700K&quot;;[.G225]=&quot;2000K&quot;); IF([.Q225]=90;7000/[.I225];8750/[.I225] ); 7000/[.I225])" office:value-type="float" office:value="1.62149640954366" calcext:value-type="float">
            <text:p>1.62</text:p>
          </table:table-cell>
          <table:table-cell table:formula="of:=ROUNDDOWN(134/[.M225])" office:value-type="float" office:value="3" calcext:value-type="float">
            <text:p>3</text:p>
          </table:table-cell>
          <table:table-cell table:formula="of:=[.R225]/[.S225]*30+[.R225]*[.E225]" office:value-type="currency" office:currency="USD" office:value="62.4113968033357" calcext:value-type="currency">
            <text:p>$62.41</text:p>
          </table:table-cell>
          <table:table-cell table:formula="of:=[.T225]+ROUNDUP([.R225]/[.O225]*[.I225])/1000*0.1*365*12" office:value-type="currency" office:currency="USD" office:value="89.1293968033357" calcext:value-type="currency">
            <text:p>$89.13</text:p>
          </table:table-cell>
          <table:table-cell table:formula="of:=[.U225]+ROUNDUP([.R225]/[.O225]*[.I225])/1000*0.1*365*12*5" office:value-type="currency" office:currency="USD" office:value="222.719396803336" calcext:value-type="currency">
            <text:p>$22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560_0216.pdf</text:p>
          </table:table-cell>
          <table:table-cell office:value-type="string" calcext:value-type="string">
            <text:p>CXA1816-0000-000N00P20E5</text:p>
          </table:table-cell>
          <table:table-cell office:value-type="string" calcext:value-type="string">
            <text:p>Cree Inc.</text:p>
          </table:table-cell>
          <table:table-cell office:value-type="float" office:value="89" calcext:value-type="float">
            <text:p>89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4000K</text:p>
          </table:table-cell>
          <table:table-cell table:formula="of:=LEFT([.F226];5)" office:value-type="string" office:string-value="4000K" calcext:value-type="string">
            <text:p>4000K</text:p>
          </table:table-cell>
          <table:table-cell office:value-type="string" calcext:value-type="string">
            <text:p>1898 lm (1830 lm ~ 1965 lm)</text:p>
          </table:table-cell>
          <table:table-cell table:formula="of:=TRIM(LEFT([.H226];4))" office:value-type="string" office:string-value="1898" calcext:value-type="string">
            <text:p>1898</text:p>
          </table:table-cell>
          <table:table-cell office:value-type="string" calcext:value-type="string">
            <text:p>450mA</text:p>
          </table:table-cell>
          <table:table-cell table:formula="of:=SUBSTITUTE(SUBSTITUTE([.J22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22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4 lm/W</text:p>
          </table:table-cell>
          <table:table-cell table:formula="of:=SUBSTITUTE([.N226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226]=&quot;2700K&quot;;[.G226]=&quot;2000K&quot;); IF([.Q226]=90;7000/[.I226];8750/[.I226] ); 7000/[.I226])" office:value-type="float" office:value="3.68809272918862" calcext:value-type="float">
            <text:p>3.69</text:p>
          </table:table-cell>
          <table:table-cell table:formula="of:=ROUNDDOWN(134/[.M226])" office:value-type="float" office:value="3" calcext:value-type="float">
            <text:p>3</text:p>
          </table:table-cell>
          <table:table-cell table:formula="of:=[.R226]/[.S226]*30+[.R226]*[.E226]" office:value-type="currency" office:currency="USD" office:value="62.0337197049526" calcext:value-type="currency">
            <text:p>$62.03</text:p>
          </table:table-cell>
          <table:table-cell table:formula="of:=[.T226]+ROUNDUP([.R226]/[.O226]*[.I226])/1000*0.1*365*12" office:value-type="currency" office:currency="USD" office:value="89.1897197049526" calcext:value-type="currency">
            <text:p>$89.19</text:p>
          </table:table-cell>
          <table:table-cell table:formula="of:=[.U226]+ROUNDUP([.R226]/[.O226]*[.I226])/1000*0.1*365*12*5" office:value-type="currency" office:currency="USD" office:value="224.969719704953" calcext:value-type="currency">
            <text:p>$224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5E4000-F-24</text:p>
          </table:table-cell>
          <table:table-cell office:value-type="string" calcext:value-type="string">
            <text:p>Bridgelux</text:p>
          </table:table-cell>
          <table:table-cell office:value-type="float" office:value="140" calcext:value-type="float">
            <text:p>140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2500K</text:p>
          </table:table-cell>
          <table:table-cell table:formula="of:=LEFT([.F227];5)" office:value-type="string" office:string-value="2500K" calcext:value-type="string">
            <text:p>2500K</text:p>
          </table:table-cell>
          <table:table-cell office:value-type="string" calcext:value-type="string">
            <text:p>2904 lm (Typ)</text:p>
          </table:table-cell>
          <table:table-cell table:formula="of:=TRIM(LEFT([.H227];5))" office:value-type="string" office:string-value="2904" calcext:value-type="string">
            <text:p>2904</text:p>
          </table:table-cell>
          <table:table-cell office:value-type="string" calcext:value-type="string">
            <text:p>1.05A</text:p>
          </table:table-cell>
          <table:table-cell table:formula="of:=SUBSTITUTE(SUBSTITUTE([.J227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8V</text:p>
          </table:table-cell>
          <table:table-cell table:formula="of:=SUBSTITUTE([.L227];&quot;V&quot;;&quot;&quot; )" office:value-type="string" office:string-value="28.8" calcext:value-type="string">
            <text:p>28.8</text:p>
          </table:table-cell>
          <table:table-cell office:value-type="string" calcext:value-type="string">
            <text:p>96 lm/W</text:p>
          </table:table-cell>
          <table:table-cell table:formula="of:=SUBSTITUTE([.N227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27]=&quot;2700K&quot;;[.G227]=&quot;2000K&quot;); IF([.Q227]=90;7000/[.I227];8750/[.I227] ); 7000/[.I227])" office:value-type="float" office:value="2.41046831955923" calcext:value-type="float">
            <text:p>2.41</text:p>
          </table:table-cell>
          <table:table-cell table:formula="of:=ROUNDDOWN(134/[.M227])" office:value-type="float" office:value="4" calcext:value-type="float">
            <text:p>4</text:p>
          </table:table-cell>
          <table:table-cell table:formula="of:=[.R227]/[.S227]*30+[.R227]*[.E227]" office:value-type="currency" office:currency="USD" office:value="57.5137741046832" calcext:value-type="currency">
            <text:p>$57.51</text:p>
          </table:table-cell>
          <table:table-cell table:formula="of:=[.T227]+ROUNDUP([.R227]/[.O227]*[.I227])/1000*0.1*365*12" office:value-type="currency" office:currency="USD" office:value="89.4877741046832" calcext:value-type="currency">
            <text:p>$89.49</text:p>
          </table:table-cell>
          <table:table-cell table:formula="of:=[.U227]+ROUNDUP([.R227]/[.O227]*[.I227])/1000*0.1*365*12*5" office:value-type="currency" office:currency="USD" office:value="249.357774104683" calcext:value-type="currency">
            <text:p>$249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LU711-1204C4-403H5K2</text:p>
          </table:table-cell>
          <table:table-cell office:value-type="string" calcext:value-type="string">
            <text:p>Citizen</text:p>
          </table:table-cell>
          <table:table-cell office:value-type="float" office:value="84" calcext:value-type="float">
            <text:p>84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4000K</text:p>
          </table:table-cell>
          <table:table-cell table:formula="of:=LEFT([.F228];5)" office:value-type="string" office:string-value="4000K" calcext:value-type="string">
            <text:p>4000K</text:p>
          </table:table-cell>
          <table:table-cell office:value-type="string" calcext:value-type="string">
            <text:p>2619 lm (Typ)</text:p>
          </table:table-cell>
          <table:table-cell table:formula="of:=TRIM(LEFT([.H228];5))" office:value-type="string" office:string-value="2619" calcext:value-type="string">
            <text:p>2619</text:p>
          </table:table-cell>
          <table:table-cell office:value-type="string" calcext:value-type="string">
            <text:p>700mA</text:p>
          </table:table-cell>
          <table:table-cell table:formula="of:=SUBSTITUTE(SUBSTITUTE([.J228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28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0 lm/W</text:p>
          </table:table-cell>
          <table:table-cell table:formula="of:=SUBSTITUTE([.N228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28]=&quot;2700K&quot;;[.G228]=&quot;2000K&quot;); IF([.Q228]=90;7000/[.I228];8750/[.I228] ); 7000/[.I228])" office:value-type="float" office:value="2.67277586865216" calcext:value-type="float">
            <text:p>2.67</text:p>
          </table:table-cell>
          <table:table-cell table:formula="of:=ROUNDDOWN(134/[.M228])" office:value-type="float" office:value="3" calcext:value-type="float">
            <text:p>3</text:p>
          </table:table-cell>
          <table:table-cell table:formula="of:=[.R228]/[.S228]*30+[.R228]*[.E228]" office:value-type="currency" office:currency="USD" office:value="58.9614356624666" calcext:value-type="currency">
            <text:p>$58.96</text:p>
          </table:table-cell>
          <table:table-cell table:formula="of:=[.T228]+ROUNDUP([.R228]/[.O228]*[.I228])/1000*0.1*365*12" office:value-type="currency" office:currency="USD" office:value="89.6214356624666" calcext:value-type="currency">
            <text:p>$89.62</text:p>
          </table:table-cell>
          <table:table-cell table:formula="of:=[.U228]+ROUNDUP([.R228]/[.O228]*[.I228])/1000*0.1*365*12*5" office:value-type="currency" office:currency="USD" office:value="242.921435662467" calcext:value-type="currency">
            <text:p>$242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20E5</text:p>
          </table:table-cell>
          <table:table-cell office:value-type="string" calcext:value-type="string">
            <text:p>Cree Inc.</text:p>
          </table:table-cell>
          <table:table-cell office:value-type="float" office:value="60" calcext:value-type="float">
            <text:p>6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4000K</text:p>
          </table:table-cell>
          <table:table-cell table:formula="of:=LEFT([.F229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229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22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22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1 lm/W</text:p>
          </table:table-cell>
          <table:table-cell table:formula="of:=SUBSTITUTE([.N229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600mA</text:p>
          </table:table-cell>
          <table:table-cell office:value-type="float" office:value="70" calcext:value-type="float">
            <text:p>70</text:p>
          </table:table-cell>
          <table:table-cell table:formula="of:=IF(OR([.G229]=&quot;2700K&quot;;[.G229]=&quot;2000K&quot;); IF([.Q229]=90;7000/[.I229];8750/[.I229] ); 7000/[.I229])" office:value-type="float" office:value="4.88485694347523" calcext:value-type="float">
            <text:p>4.88</text:p>
          </table:table-cell>
          <table:table-cell table:formula="of:=ROUNDDOWN(134/[.M229])" office:value-type="float" office:value="3" calcext:value-type="float">
            <text:p>3</text:p>
          </table:table-cell>
          <table:table-cell table:formula="of:=[.R229]/[.S229]*30+[.R229]*[.E229]" office:value-type="currency" office:currency="USD" office:value="62.1842288904396" calcext:value-type="currency">
            <text:p>$62.18</text:p>
          </table:table-cell>
          <table:table-cell table:formula="of:=[.T229]+ROUNDUP([.R229]/[.O229]*[.I229])/1000*0.1*365*12" office:value-type="currency" office:currency="USD" office:value="90.2162288904396" calcext:value-type="currency">
            <text:p>$90.22</text:p>
          </table:table-cell>
          <table:table-cell table:formula="of:=[.U229]+ROUNDUP([.R229]/[.O229]*[.I229])/1000*0.1*365*12*5" office:value-type="currency" office:currency="USD" office:value="230.37622889044" calcext:value-type="currency">
            <text:p>$230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BXRE-20B2001-B-73</text:p>
          </table:table-cell>
          <table:table-cell office:value-type="string" calcext:value-type="string">
            <text:p>Bridgelux</text:p>
          </table:table-cell>
          <table:table-cell office:value-type="float" office:value="495" calcext:value-type="float">
            <text:p>495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2000K 3-Step MacAdam Ellipse</text:p>
          </table:table-cell>
          <table:table-cell table:formula="of:=LEFT([.F230];5)" office:value-type="string" office:string-value="2000K" calcext:value-type="string">
            <text:p>2000K</text:p>
          </table:table-cell>
          <table:table-cell office:value-type="string" calcext:value-type="string">
            <text:p>2038 lm (Typ)</text:p>
          </table:table-cell>
          <table:table-cell table:formula="of:=TRIM(LEFT([.H230];4))" office:value-type="string" office:string-value="2038" calcext:value-type="string">
            <text:p>2038</text:p>
          </table:table-cell>
          <table:table-cell office:value-type="string" calcext:value-type="string">
            <text:p>450mA</text:p>
          </table:table-cell>
          <table:table-cell table:formula="of:=SUBSTITUTE(SUBSTITUTE([.J23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230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4 lm/W</text:p>
          </table:table-cell>
          <table:table-cell table:formula="of:=SUBSTITUTE([.N230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900mA</text:p>
          </table:table-cell>
          <table:table-cell office:value-type="float" office:value="65" calcext:value-type="float">
            <text:p>65</text:p>
          </table:table-cell>
          <table:table-cell table:formula="of:=IF(OR([.G230]=&quot;2700K&quot;;[.G230]=&quot;2000K&quot;); IF([.Q230]=90;7000/[.I230];8750/[.I230] ); 7000/[.I230])" office:value-type="float" office:value="4.29342492639843" calcext:value-type="float">
            <text:p>4.29</text:p>
          </table:table-cell>
          <table:table-cell table:formula="of:=ROUNDDOWN(134/[.M230])" office:value-type="float" office:value="3" calcext:value-type="float">
            <text:p>3</text:p>
          </table:table-cell>
          <table:table-cell table:formula="of:=[.R230]/[.S230]*30+[.R230]*[.E230]" office:value-type="currency" office:currency="USD" office:value="61.3101079489696" calcext:value-type="currency">
            <text:p>$61.31</text:p>
          </table:table-cell>
          <table:table-cell table:formula="of:=[.T230]+ROUNDUP([.R230]/[.O230]*[.I230])/1000*0.1*365*12" office:value-type="currency" office:currency="USD" office:value="90.2181079489696" calcext:value-type="currency">
            <text:p>$90.22</text:p>
          </table:table-cell>
          <table:table-cell table:formula="of:=[.U230]+ROUNDUP([.R230]/[.O230]*[.I230])/1000*0.1*365*12*5" office:value-type="currency" office:currency="USD" office:value="234.75810794897" calcext:value-type="currency">
            <text:p>$234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CLU048-1812C4-273M2K1</text:p>
          </table:table-cell>
          <table:table-cell office:value-type="string" calcext:value-type="string">
            <text:p>Citizen</text:p>
          </table:table-cell>
          <table:table-cell office:value-type="float" office:value="35" calcext:value-type="float">
            <text:p>35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231];5)" office:value-type="string" office:string-value="2700K" calcext:value-type="string">
            <text:p>2700K</text:p>
          </table:table-cell>
          <table:table-cell office:value-type="string" calcext:value-type="string">
            <text:p>7787 lm (Typ)</text:p>
          </table:table-cell>
          <table:table-cell table:formula="of:=TRIM(LEFT([.H231];5))" office:value-type="string" office:string-value="7787" calcext:value-type="string">
            <text:p>7787</text:p>
          </table:table-cell>
          <table:table-cell office:value-type="string" calcext:value-type="string">
            <text:p>1.08A</text:p>
          </table:table-cell>
          <table:table-cell table:formula="of:=SUBSTITUTE(SUBSTITUTE([.J231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3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39 lm/W</text:p>
          </table:table-cell>
          <table:table-cell table:formula="of:=SUBSTITUTE([.N231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231]=&quot;2700K&quot;;[.G231]=&quot;2000K&quot;); IF([.Q231]=90;7000/[.I231];8750/[.I231] ); 7000/[.I231])" office:value-type="float" office:value="1.12366765121356" calcext:value-type="float">
            <text:p>1.12</text:p>
          </table:table-cell>
          <table:table-cell table:formula="of:=ROUNDDOWN(134/[.M231])" office:value-type="float" office:value="2" calcext:value-type="float">
            <text:p>2</text:p>
          </table:table-cell>
          <table:table-cell table:formula="of:=[.R231]/[.S231]*30+[.R231]*[.E231]" office:value-type="currency" office:currency="USD" office:value="62.7793116733016" calcext:value-type="currency">
            <text:p>$62.78</text:p>
          </table:table-cell>
          <table:table-cell table:formula="of:=[.T231]+ROUNDUP([.R231]/[.O231]*[.I231])/1000*0.1*365*12" office:value-type="currency" office:currency="USD" office:value="90.3733116733017" calcext:value-type="currency">
            <text:p>$90.37</text:p>
          </table:table-cell>
          <table:table-cell table:formula="of:=[.U231]+ROUNDUP([.R231]/[.O231]*[.I231])/1000*0.1*365*12*5" office:value-type="currency" office:currency="USD" office:value="228.343311673302" calcext:value-type="currency">
            <text:p>$228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CLU048-1212C4-273M2K1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232];5)" office:value-type="string" office:string-value="2700K" calcext:value-type="string">
            <text:p>2700K</text:p>
          </table:table-cell>
          <table:table-cell office:value-type="string" calcext:value-type="string">
            <text:p>5321 lm (Typ)</text:p>
          </table:table-cell>
          <table:table-cell table:formula="of:=TRIM(LEFT([.H232];5))" office:value-type="string" office:string-value="5321" calcext:value-type="string">
            <text:p>5321</text:p>
          </table:table-cell>
          <table:table-cell office:value-type="string" calcext:value-type="string">
            <text:p>1.08A</text:p>
          </table:table-cell>
          <table:table-cell table:formula="of:=SUBSTITUTE(SUBSTITUTE([.J232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3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2 lm/W</text:p>
          </table:table-cell>
          <table:table-cell table:formula="of:=SUBSTITUTE([.N232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232]=&quot;2700K&quot;;[.G232]=&quot;2000K&quot;); IF([.Q232]=90;7000/[.I232];8750/[.I232] ); 7000/[.I232])" office:value-type="float" office:value="1.64442773914678" calcext:value-type="float">
            <text:p>1.64</text:p>
          </table:table-cell>
          <table:table-cell table:formula="of:=ROUNDDOWN(134/[.M232])" office:value-type="float" office:value="3" calcext:value-type="float">
            <text:p>3</text:p>
          </table:table-cell>
          <table:table-cell table:formula="of:=[.R232]/[.S232]*30+[.R232]*[.E232]" office:value-type="currency" office:currency="USD" office:value="63.2940236797595" calcext:value-type="currency">
            <text:p>$63.29</text:p>
          </table:table-cell>
          <table:table-cell table:formula="of:=[.T232]+ROUNDUP([.R232]/[.O232]*[.I232])/1000*0.1*365*12" office:value-type="currency" office:currency="USD" office:value="90.4500236797595" calcext:value-type="currency">
            <text:p>$90.45</text:p>
          </table:table-cell>
          <table:table-cell table:formula="of:=[.U232]+ROUNDUP([.R232]/[.O232]*[.I232])/1000*0.1*365*12*5" office:value-type="currency" office:currency="USD" office:value="226.230023679759" calcext:value-type="currency">
            <text:p>$226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HM240G</text:p>
          </table:table-cell>
          <table:table-cell office:value-type="string" calcext:value-type="string">
            <text:p>Cree Inc.</text:p>
          </table:table-cell>
          <table:table-cell office:value-type="float" office:value="32" calcext:value-type="float">
            <text:p>3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4000K 3-Step MacAdam Ellipse</text:p>
          </table:table-cell>
          <table:table-cell table:formula="of:=LEFT([.F233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233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23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23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4 lm/W</text:p>
          </table:table-cell>
          <table:table-cell table:formula="of:=SUBSTITUTE([.N233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233]=&quot;2700K&quot;;[.G233]=&quot;2000K&quot;); IF([.Q233]=90;7000/[.I233];8750/[.I233] ); 7000/[.I233])" office:value-type="float" office:value="4.88485694347523" calcext:value-type="float">
            <text:p>4.88</text:p>
          </table:table-cell>
          <table:table-cell table:formula="of:=ROUNDDOWN(134/[.M233])" office:value-type="float" office:value="3" calcext:value-type="float">
            <text:p>3</text:p>
          </table:table-cell>
          <table:table-cell table:formula="of:=[.R233]/[.S233]*30+[.R233]*[.E233]" office:value-type="currency" office:currency="USD" office:value="63.3565945568737" calcext:value-type="currency">
            <text:p>$63.36</text:p>
          </table:table-cell>
          <table:table-cell table:formula="of:=[.T233]+ROUNDUP([.R233]/[.O233]*[.I233])/1000*0.1*365*12" office:value-type="currency" office:currency="USD" office:value="90.5125945568737" calcext:value-type="currency">
            <text:p>$90.51</text:p>
          </table:table-cell>
          <table:table-cell table:formula="of:=[.U233]+ROUNDUP([.R233]/[.O233]*[.I233])/1000*0.1*365*12*5" office:value-type="currency" office:currency="USD" office:value="226.292594556874" calcext:value-type="currency">
            <text:p>$226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E-27G0800-D-73</text:p>
          </table:table-cell>
          <table:table-cell office:value-type="string" calcext:value-type="string">
            <text:p>Bridgelux</text:p>
          </table:table-cell>
          <table:table-cell office:value-type="float" office:value="817" calcext:value-type="float">
            <text:p>81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700K 3-Step MacAdam Ellipse</text:p>
          </table:table-cell>
          <table:table-cell table:formula="of:=LEFT([.F234];5)" office:value-type="string" office:string-value="2700K" calcext:value-type="string">
            <text:p>2700K</text:p>
          </table:table-cell>
          <table:table-cell office:value-type="string" calcext:value-type="string">
            <text:p>654 lm (Typ)</text:p>
          </table:table-cell>
          <table:table-cell table:formula="of:=TRIM(LEFT([.H234];4))" office:value-type="string" office:string-value="654" calcext:value-type="string">
            <text:p>654</text:p>
          </table:table-cell>
          <table:table-cell office:value-type="string" calcext:value-type="string">
            <text:p>350mA</text:p>
          </table:table-cell>
          <table:table-cell table:formula="of:=SUBSTITUTE(SUBSTITUTE([.J23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234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12 lm/W</text:p>
          </table:table-cell>
          <table:table-cell table:formula="of:=SUBSTITUTE([.N23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34]=&quot;2700K&quot;;[.G234]=&quot;2000K&quot;); IF([.Q234]=90;7000/[.I234];8750/[.I234] ); 7000/[.I234])" office:value-type="float" office:value="10.7033639143731" calcext:value-type="float">
            <text:p>10.70</text:p>
          </table:table-cell>
          <table:table-cell table:formula="of:=ROUNDDOWN(134/[.M234])" office:value-type="float" office:value="8" calcext:value-type="float">
            <text:p>8</text:p>
          </table:table-cell>
          <table:table-cell table:formula="of:=[.R234]/[.S234]*30+[.R234]*[.E234]" office:value-type="currency" office:currency="USD" office:value="63.0428134556575" calcext:value-type="currency">
            <text:p>$63.04</text:p>
          </table:table-cell>
          <table:table-cell table:formula="of:=[.T234]+ROUNDUP([.R234]/[.O234]*[.I234])/1000*0.1*365*12" office:value-type="currency" office:currency="USD" office:value="90.6368134556575" calcext:value-type="currency">
            <text:p>$90.64</text:p>
          </table:table-cell>
          <table:table-cell table:formula="of:=[.U234]+ROUNDUP([.R234]/[.O234]*[.I234])/1000*0.1*365*12*5" office:value-type="currency" office:currency="USD" office:value="228.606813455657" calcext:value-type="currency">
            <text:p>$228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C-27G2000-B-73-SE</text:p>
          </table:table-cell>
          <table:table-cell office:value-type="string" calcext:value-type="string">
            <text:p>Bridgelux</text:p>
          </table:table-cell>
          <table:table-cell office:value-type="float" office:value="196" calcext:value-type="float">
            <text:p>19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700K 3-Step MacAdam Ellipse</text:p>
          </table:table-cell>
          <table:table-cell table:formula="of:=LEFT([.F235];5)" office:value-type="string" office:string-value="2700K" calcext:value-type="string">
            <text:p>2700K</text:p>
          </table:table-cell>
          <table:table-cell office:value-type="string" calcext:value-type="string">
            <text:p>1707 lm (Typ)</text:p>
          </table:table-cell>
          <table:table-cell table:formula="of:=TRIM(LEFT([.H235];4))" office:value-type="string" office:string-value="1707" calcext:value-type="string">
            <text:p>1707</text:p>
          </table:table-cell>
          <table:table-cell office:value-type="string" calcext:value-type="string">
            <text:p>450mA</text:p>
          </table:table-cell>
          <table:table-cell table:formula="of:=SUBSTITUTE(SUBSTITUTE([.J23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3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1 lm/W</text:p>
          </table:table-cell>
          <table:table-cell table:formula="of:=SUBSTITUTE([.N235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235]=&quot;2700K&quot;;[.G235]=&quot;2000K&quot;); IF([.Q235]=90;7000/[.I235];8750/[.I235] ); 7000/[.I235])" office:value-type="float" office:value="4.10076157000586" calcext:value-type="float">
            <text:p>4.10</text:p>
          </table:table-cell>
          <table:table-cell table:formula="of:=ROUNDDOWN(134/[.M235])" office:value-type="float" office:value="3" calcext:value-type="float">
            <text:p>3</text:p>
          </table:table-cell>
          <table:table-cell table:formula="of:=[.R235]/[.S235]*30+[.R235]*[.E235]" office:value-type="currency" office:currency="USD" office:value="62.7416520210896" calcext:value-type="currency">
            <text:p>$62.74</text:p>
          </table:table-cell>
          <table:table-cell table:formula="of:=[.T235]+ROUNDUP([.R235]/[.O235]*[.I235])/1000*0.1*365*12" office:value-type="currency" office:currency="USD" office:value="90.7736520210896" calcext:value-type="currency">
            <text:p>$90.77</text:p>
          </table:table-cell>
          <table:table-cell table:formula="of:=[.U235]+ROUNDUP([.R235]/[.O235]*[.I235])/1000*0.1*365*12*5" office:value-type="currency" office:currency="USD" office:value="230.93365202109" calcext:value-type="currency">
            <text:p>$230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E2000-B-73-SE</text:p>
          </table:table-cell>
          <table:table-cell office:value-type="string" calcext:value-type="string">
            <text:p>Bridgelux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36];5)" office:value-type="string" office:string-value="2700K" calcext:value-type="string">
            <text:p>2700K</text:p>
          </table:table-cell>
          <table:table-cell office:value-type="string" calcext:value-type="string">
            <text:p>2049 lm (Typ)</text:p>
          </table:table-cell>
          <table:table-cell table:formula="of:=TRIM(LEFT([.H236];4))" office:value-type="string" office:string-value="2049" calcext:value-type="string">
            <text:p>2049</text:p>
          </table:table-cell>
          <table:table-cell office:value-type="string" calcext:value-type="string">
            <text:p>450mA</text:p>
          </table:table-cell>
          <table:table-cell table:formula="of:=SUBSTITUTE(SUBSTITUTE([.J23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3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3 lm/W</text:p>
          </table:table-cell>
          <table:table-cell table:formula="of:=SUBSTITUTE([.N236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36]=&quot;2700K&quot;;[.G236]=&quot;2000K&quot;); IF([.Q236]=90;7000/[.I236];8750/[.I236] ); 7000/[.I236])" office:value-type="float" office:value="4.27037579306979" calcext:value-type="float">
            <text:p>4.27</text:p>
          </table:table-cell>
          <table:table-cell table:formula="of:=ROUNDDOWN(134/[.M236])" office:value-type="float" office:value="3" calcext:value-type="float">
            <text:p>3</text:p>
          </table:table-cell>
          <table:table-cell table:formula="of:=[.R236]/[.S236]*30+[.R236]*[.E236]" office:value-type="currency" office:currency="USD" office:value="61.9204489995119" calcext:value-type="currency">
            <text:p>$61.92</text:p>
          </table:table-cell>
          <table:table-cell table:formula="of:=[.T236]+ROUNDUP([.R236]/[.O236]*[.I236])/1000*0.1*365*12" office:value-type="currency" office:currency="USD" office:value="90.8284489995119" calcext:value-type="currency">
            <text:p>$90.83</text:p>
          </table:table-cell>
          <table:table-cell table:formula="of:=[.U236]+ROUNDUP([.R236]/[.O236]*[.I236])/1000*0.1*365*12*5" office:value-type="currency" office:currency="USD" office:value="235.368448999512" calcext:value-type="currency">
            <text:p>$235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40901208E1500</text:p>
          </table:table-cell>
          <table:table-cell office:value-type="string" calcext:value-type="string">
            <text:p>Lumileds</text:p>
          </table:table-cell>
          <table:table-cell office:value-type="float" office:value="78" calcext:value-type="float">
            <text:p>78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4000K 3-Step MacAdam Ellipse</text:p>
          </table:table-cell>
          <table:table-cell table:formula="of:=LEFT([.F237];5)" office:value-type="string" office:string-value="4000K" calcext:value-type="string">
            <text:p>4000K</text:p>
          </table:table-cell>
          <table:table-cell office:value-type="string" calcext:value-type="string">
            <text:p>3767 lm (Typ)</text:p>
          </table:table-cell>
          <table:table-cell table:formula="of:=TRIM(LEFT([.H237];5))" office:value-type="string" office:string-value="3767" calcext:value-type="string">
            <text:p>3767</text:p>
          </table:table-cell>
          <table:table-cell office:value-type="string" calcext:value-type="string">
            <text:p>900mA</text:p>
          </table:table-cell>
          <table:table-cell table:formula="of:=SUBSTITUTE(SUBSTITUTE([.J237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5V</text:p>
          </table:table-cell>
          <table:table-cell table:formula="of:=SUBSTITUTE([.L237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20 lm/W</text:p>
          </table:table-cell>
          <table:table-cell table:formula="of:=SUBSTITUTE([.N237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237]=&quot;2700K&quot;;[.G237]=&quot;2000K&quot;); IF([.Q237]=90;7000/[.I237];8750/[.I237] ); 7000/[.I237])" office:value-type="float" office:value="1.85824263339527" calcext:value-type="float">
            <text:p>1.86</text:p>
          </table:table-cell>
          <table:table-cell table:formula="of:=ROUNDDOWN(134/[.M237])" office:value-type="float" office:value="3" calcext:value-type="float">
            <text:p>3</text:p>
          </table:table-cell>
          <table:table-cell table:formula="of:=[.R237]/[.S237]*30+[.R237]*[.E237]" office:value-type="currency" office:currency="USD" office:value="65.0013273161667" calcext:value-type="currency">
            <text:p>$65.00</text:p>
          </table:table-cell>
          <table:table-cell table:formula="of:=[.T237]+ROUNDUP([.R237]/[.O237]*[.I237])/1000*0.1*365*12" office:value-type="currency" office:currency="USD" office:value="90.8433273161667" calcext:value-type="currency">
            <text:p>$90.84</text:p>
          </table:table-cell>
          <table:table-cell table:formula="of:=[.U237]+ROUNDUP([.R237]/[.O237]*[.I237])/1000*0.1*365*12*5" office:value-type="currency" office:currency="USD" office:value="220.053327316167" calcext:value-type="currency">
            <text:p>$220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801211E1900</text:p>
          </table:table-cell>
          <table:table-cell office:value-type="string" calcext:value-type="string">
            <text:p>Lumileds</text:p>
          </table:table-cell>
          <table:table-cell office:value-type="float" office:value="1015" calcext:value-type="float">
            <text:p>1015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2700K 3-Step MacAdam Ellipse</text:p>
          </table:table-cell>
          <table:table-cell table:formula="of:=LEFT([.F238];5)" office:value-type="string" office:string-value="2700K" calcext:value-type="string">
            <text:p>2700K</text:p>
          </table:table-cell>
          <table:table-cell office:value-type="string" calcext:value-type="string">
            <text:p>5758 lm (Typ)</text:p>
          </table:table-cell>
          <table:table-cell table:formula="of:=TRIM(LEFT([.H238];5))" office:value-type="string" office:string-value="5758" calcext:value-type="string">
            <text:p>5758</text:p>
          </table:table-cell>
          <table:table-cell office:value-type="string" calcext:value-type="string">
            <text:p>1.2A</text:p>
          </table:table-cell>
          <table:table-cell table:formula="of:=SUBSTITUTE(SUBSTITUTE([.J238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238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38 lm/W</text:p>
          </table:table-cell>
          <table:table-cell table:formula="of:=SUBSTITUTE([.N238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238]=&quot;2700K&quot;;[.G238]=&quot;2000K&quot;); IF([.Q238]=90;7000/[.I238];8750/[.I238] ); 7000/[.I238])" office:value-type="float" office:value="1.51962486974644" calcext:value-type="float">
            <text:p>1.52</text:p>
          </table:table-cell>
          <table:table-cell table:formula="of:=ROUNDDOWN(134/[.M238])" office:value-type="float" office:value="3" calcext:value-type="float">
            <text:p>3</text:p>
          </table:table-cell>
          <table:table-cell table:formula="of:=[.R238]/[.S238]*30+[.R238]*[.E238]" office:value-type="currency" office:currency="USD" office:value="63.7634595345606" calcext:value-type="currency">
            <text:p>$63.76</text:p>
          </table:table-cell>
          <table:table-cell table:formula="of:=[.T238]+ROUNDUP([.R238]/[.O238]*[.I238])/1000*0.1*365*12" office:value-type="currency" office:currency="USD" office:value="91.7954595345606" calcext:value-type="currency">
            <text:p>$91.80</text:p>
          </table:table-cell>
          <table:table-cell table:formula="of:=[.U238]+ROUNDUP([.R238]/[.O238]*[.I238])/1000*0.1*365*12*5" office:value-type="currency" office:currency="USD" office:value="231.955459534561" calcext:value-type="currency">
            <text:p>$231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12.pdf</text:p>
          </table:table-cell>
          <table:table-cell office:value-type="string" calcext:value-type="string">
            <text:p>BXRC-40G1000-C-73-SE</text:p>
          </table:table-cell>
          <table:table-cell office:value-type="string" calcext:value-type="string">
            <text:p>Bridgelux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4000K 3-Step MacAdam Ellipse</text:p>
          </table:table-cell>
          <table:table-cell table:formula="of:=LEFT([.F239];5)" office:value-type="string" office:string-value="4000K" calcext:value-type="string">
            <text:p>4000K</text:p>
          </table:table-cell>
          <table:table-cell office:value-type="string" calcext:value-type="string">
            <text:p>1457 lm (Typ)</text:p>
          </table:table-cell>
          <table:table-cell table:formula="of:=TRIM(LEFT([.H239];4))" office:value-type="string" office:string-value="1457" calcext:value-type="string">
            <text:p>1457</text:p>
          </table:table-cell>
          <table:table-cell office:value-type="string" calcext:value-type="string">
            <text:p>360mA</text:p>
          </table:table-cell>
          <table:table-cell table:formula="of:=SUBSTITUTE(SUBSTITUTE([.J239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39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9 lm/W</text:p>
          </table:table-cell>
          <table:table-cell table:formula="of:=SUBSTITUTE([.N239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39]=&quot;2700K&quot;;[.G239]=&quot;2000K&quot;); IF([.Q239]=90;7000/[.I239];8750/[.I239] ); 7000/[.I239])" office:value-type="float" office:value="4.80439258750858" calcext:value-type="float">
            <text:p>4.80</text:p>
          </table:table-cell>
          <table:table-cell table:formula="of:=ROUNDDOWN(134/[.M239])" office:value-type="float" office:value="3" calcext:value-type="float">
            <text:p>3</text:p>
          </table:table-cell>
          <table:table-cell table:formula="of:=[.R239]/[.S239]*30+[.R239]*[.E239]" office:value-type="currency" office:currency="USD" office:value="66.0123541523679" calcext:value-type="currency">
            <text:p>$66.01</text:p>
          </table:table-cell>
          <table:table-cell table:formula="of:=[.T239]+ROUNDUP([.R239]/[.O239]*[.I239])/1000*0.1*365*12" office:value-type="currency" office:currency="USD" office:value="91.8543541523679" calcext:value-type="currency">
            <text:p>$91.85</text:p>
          </table:table-cell>
          <table:table-cell table:formula="of:=[.U239]+ROUNDUP([.R239]/[.O239]*[.I239])/1000*0.1*365*12*5" office:value-type="currency" office:currency="USD" office:value="221.064354152368" calcext:value-type="currency">
            <text:p>$221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516.pdf</text:p>
          </table:table-cell>
          <table:table-cell office:value-type="string" calcext:value-type="string">
            <text:p>CMA1516-0000-000N0H0A27G</text:p>
          </table:table-cell>
          <table:table-cell office:value-type="string" calcext:value-type="string">
            <text:p>Cree Inc.</text:p>
          </table:table-cell>
          <table:table-cell office:value-type="float" office:value="88" calcext:value-type="float">
            <text:p>88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700K 3-Step MacAdam Ellipse</text:p>
          </table:table-cell>
          <table:table-cell table:formula="of:=LEFT([.F240];5)" office:value-type="string" office:string-value="2700K" calcext:value-type="string">
            <text:p>2700K</text:p>
          </table:table-cell>
          <table:table-cell office:value-type="string" calcext:value-type="string">
            <text:p>2063 lm (Typ)</text:p>
          </table:table-cell>
          <table:table-cell table:formula="of:=TRIM(LEFT([.H240];4))" office:value-type="string" office:string-value="2063" calcext:value-type="string">
            <text:p>2063</text:p>
          </table:table-cell>
          <table:table-cell office:value-type="string" calcext:value-type="string">
            <text:p>450mA</text:p>
          </table:table-cell>
          <table:table-cell table:formula="of:=SUBSTITUTE(SUBSTITUTE([.J24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240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31 lm/W</text:p>
          </table:table-cell>
          <table:table-cell table:formula="of:=SUBSTITUTE([.N240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240]=&quot;2700K&quot;;[.G240]=&quot;2000K&quot;); IF([.Q240]=90;7000/[.I240];8750/[.I240] ); 7000/[.I240])" office:value-type="float" office:value="4.24139602520601" calcext:value-type="float">
            <text:p>4.24</text:p>
          </table:table-cell>
          <table:table-cell table:formula="of:=ROUNDDOWN(134/[.M240])" office:value-type="float" office:value="3" calcext:value-type="float">
            <text:p>3</text:p>
          </table:table-cell>
          <table:table-cell table:formula="of:=[.R240]/[.S240]*30+[.R240]*[.E240]" office:value-type="currency" office:currency="USD" office:value="62.9847309743093" calcext:value-type="currency">
            <text:p>$62.98</text:p>
          </table:table-cell>
          <table:table-cell table:formula="of:=[.T240]+ROUNDUP([.R240]/[.O240]*[.I240])/1000*0.1*365*12" office:value-type="currency" office:currency="USD" office:value="92.3307309743093" calcext:value-type="currency">
            <text:p>$92.33</text:p>
          </table:table-cell>
          <table:table-cell table:formula="of:=[.U240]+ROUNDUP([.R240]/[.O240]*[.I240])/1000*0.1*365*12*5" office:value-type="currency" office:currency="USD" office:value="239.060730974309" calcext:value-type="currency">
            <text:p>$239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XA3050-0000-000N00W227F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2700K 4-Step MacAdam Ellipse</text:p>
          </table:table-cell>
          <table:table-cell table:formula="of:=LEFT([.F241];5)" office:value-type="string" office:string-value="2700K" calcext:value-type="string">
            <text:p>2700K</text:p>
          </table:table-cell>
          <table:table-cell office:value-type="string" calcext:value-type="string">
            <text:p>5043 lm (4860 lm ~ 5225 lm)</text:p>
          </table:table-cell>
          <table:table-cell table:formula="of:=TRIM(LEFT([.H241];5))" office:value-type="string" office:string-value="5043" calcext:value-type="string">
            <text:p>5043</text:p>
          </table:table-cell>
          <table:table-cell office:value-type="string" calcext:value-type="string">
            <text:p>1.4A</text:p>
          </table:table-cell>
          <table:table-cell table:formula="of:=SUBSTITUTE(SUBSTITUTE([.J241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24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241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241]=&quot;2700K&quot;;[.G241]=&quot;2000K&quot;); IF([.Q241]=90;7000/[.I241];8750/[.I241] ); 7000/[.I241])" office:value-type="float" office:value="1.73507832639302" calcext:value-type="float">
            <text:p>1.74</text:p>
          </table:table-cell>
          <table:table-cell table:formula="of:=ROUNDDOWN(134/[.M241])" office:value-type="float" office:value="3" calcext:value-type="float">
            <text:p>3</text:p>
          </table:table-cell>
          <table:table-cell table:formula="of:=[.R241]/[.S241]*30+[.R241]*[.E241]" office:value-type="currency" office:currency="USD" office:value="52.954590521515" calcext:value-type="currency">
            <text:p>$52.95</text:p>
          </table:table-cell>
          <table:table-cell table:formula="of:=[.T241]+ROUNDUP([.R241]/[.O241]*[.I241])/1000*0.1*365*12" office:value-type="currency" office:currency="USD" office:value="92.812590521515" calcext:value-type="currency">
            <text:p>$92.81</text:p>
          </table:table-cell>
          <table:table-cell table:formula="of:=[.U241]+ROUNDUP([.R241]/[.O241]*[.I241])/1000*0.1*365*12*5" office:value-type="currency" office:currency="USD" office:value="292.102590521515" calcext:value-type="currency">
            <text:p>$292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H2000-C-73</text:p>
          </table:table-cell>
          <table:table-cell office:value-type="string" calcext:value-type="string">
            <text:p>Bridgelux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700K 3-Step MacAdam Ellipse</text:p>
          </table:table-cell>
          <table:table-cell table:formula="of:=LEFT([.F242];5)" office:value-type="string" office:string-value="2700K" calcext:value-type="string">
            <text:p>2700K</text:p>
          </table:table-cell>
          <table:table-cell office:value-type="string" calcext:value-type="string">
            <text:p>2556 lm (Typ)</text:p>
          </table:table-cell>
          <table:table-cell table:formula="of:=TRIM(LEFT([.H242];5))" office:value-type="string" office:string-value="2556" calcext:value-type="string">
            <text:p>2556</text:p>
          </table:table-cell>
          <table:table-cell office:value-type="string" calcext:value-type="string">
            <text:p>630mA</text:p>
          </table:table-cell>
          <table:table-cell table:formula="of:=SUBSTITUTE(SUBSTITUTE([.J242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5V</text:p>
          </table:table-cell>
          <table:table-cell table:formula="of:=SUBSTITUTE([.L242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16 lm/W</text:p>
          </table:table-cell>
          <table:table-cell table:formula="of:=SUBSTITUTE([.N242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1.26A</text:p>
          </table:table-cell>
          <table:table-cell office:value-type="float" office:value="97" calcext:value-type="float">
            <text:p>97</text:p>
          </table:table-cell>
          <table:table-cell table:formula="of:=IF(OR([.G242]=&quot;2700K&quot;;[.G242]=&quot;2000K&quot;); IF([.Q242]=90;7000/[.I242];8750/[.I242] ); 7000/[.I242])" office:value-type="float" office:value="3.42331768388106" calcext:value-type="float">
            <text:p>3.42</text:p>
          </table:table-cell>
          <table:table-cell table:formula="of:=ROUNDDOWN(134/[.M242])" office:value-type="float" office:value="3" calcext:value-type="float">
            <text:p>3</text:p>
          </table:table-cell>
          <table:table-cell table:formula="of:=[.R242]/[.S242]*30+[.R242]*[.E242]" office:value-type="currency" office:currency="USD" office:value="59.5657276995305" calcext:value-type="currency">
            <text:p>$59.57</text:p>
          </table:table-cell>
          <table:table-cell table:formula="of:=[.T242]+ROUNDUP([.R242]/[.O242]*[.I242])/1000*0.1*365*12" office:value-type="currency" office:currency="USD" office:value="92.8537276995305" calcext:value-type="currency">
            <text:p>$92.85</text:p>
          </table:table-cell>
          <table:table-cell table:formula="of:=[.U242]+ROUNDUP([.R242]/[.O242]*[.I242])/1000*0.1*365*12*5" office:value-type="currency" office:currency="USD" office:value="259.29372769953" calcext:value-type="currency">
            <text:p>$259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40E1000-B-73-SE</text:p>
          </table:table-cell>
          <table:table-cell office:value-type="string" calcext:value-type="string">
            <text:p>Bridgelux</text:p>
          </table:table-cell>
          <table:table-cell office:value-type="float" office:value="169" calcext:value-type="float">
            <text:p>169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243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243];4))" office:value-type="string" office:string-value="1278" calcext:value-type="string">
            <text:p>1278</text:p>
          </table:table-cell>
          <table:table-cell office:value-type="string" calcext:value-type="string">
            <text:p>270mA</text:p>
          </table:table-cell>
          <table:table-cell table:formula="of:=SUBSTITUTE(SUBSTITUTE([.J243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4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9 lm/W</text:p>
          </table:table-cell>
          <table:table-cell table:formula="of:=SUBSTITUTE([.N243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43]=&quot;2700K&quot;;[.G243]=&quot;2000K&quot;); IF([.Q243]=90;7000/[.I243];8750/[.I243] ); 7000/[.I243])" office:value-type="float" office:value="5.4773082942097" calcext:value-type="float">
            <text:p>5.48</text:p>
          </table:table-cell>
          <table:table-cell table:formula="of:=ROUNDDOWN(134/[.M243])" office:value-type="float" office:value="3" calcext:value-type="float">
            <text:p>3</text:p>
          </table:table-cell>
          <table:table-cell table:formula="of:=[.R243]/[.S243]*30+[.R243]*[.E243]" office:value-type="currency" office:currency="USD" office:value="70.547730829421" calcext:value-type="currency">
            <text:p>$70.55</text:p>
          </table:table-cell>
          <table:table-cell table:formula="of:=[.T243]+ROUNDUP([.R243]/[.O243]*[.I243])/1000*0.1*365*12" office:value-type="currency" office:currency="USD" office:value="92.885730829421" calcext:value-type="currency">
            <text:p>$92.89</text:p>
          </table:table-cell>
          <table:table-cell table:formula="of:=[.U243]+ROUNDUP([.R243]/[.O243]*[.I243])/1000*0.1*365*12*5" office:value-type="currency" office:currency="USD" office:value="204.575730829421" calcext:value-type="currency">
            <text:p>$204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E2000-B-73</text:p>
          </table:table-cell>
          <table:table-cell office:value-type="string" calcext:value-type="string">
            <text:p>Bridgelux</text:p>
          </table:table-cell>
          <table:table-cell office:value-type="float" office:value="99" calcext:value-type="float">
            <text:p>99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700K 3-Step MacAdam Ellipse</text:p>
          </table:table-cell>
          <table:table-cell table:formula="of:=LEFT([.F244];5)" office:value-type="string" office:string-value="2700K" calcext:value-type="string">
            <text:p>2700K</text:p>
          </table:table-cell>
          <table:table-cell office:value-type="string" calcext:value-type="string">
            <text:p>2090 lm (Typ)</text:p>
          </table:table-cell>
          <table:table-cell table:formula="of:=TRIM(LEFT([.H244];4))" office:value-type="string" office:string-value="2090" calcext:value-type="string">
            <text:p>2090</text:p>
          </table:table-cell>
          <table:table-cell office:value-type="string" calcext:value-type="string">
            <text:p>450mA</text:p>
          </table:table-cell>
          <table:table-cell table:formula="of:=SUBSTITUTE(SUBSTITUTE([.J24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4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24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44]=&quot;2700K&quot;;[.G244]=&quot;2000K&quot;); IF([.Q244]=90;7000/[.I244];8750/[.I244] ); 7000/[.I244])" office:value-type="float" office:value="4.1866028708134" calcext:value-type="float">
            <text:p>4.19</text:p>
          </table:table-cell>
          <table:table-cell table:formula="of:=ROUNDDOWN(134/[.M244])" office:value-type="float" office:value="3" calcext:value-type="float">
            <text:p>3</text:p>
          </table:table-cell>
          <table:table-cell table:formula="of:=[.R244]/[.S244]*30+[.R244]*[.E244]" office:value-type="currency" office:currency="USD" office:value="64.5574162679426" calcext:value-type="currency">
            <text:p>$64.56</text:p>
          </table:table-cell>
          <table:table-cell table:formula="of:=[.T244]+ROUNDUP([.R244]/[.O244]*[.I244])/1000*0.1*365*12" office:value-type="currency" office:currency="USD" office:value="93.0274162679426" calcext:value-type="currency">
            <text:p>$93.03</text:p>
          </table:table-cell>
          <table:table-cell table:formula="of:=[.U244]+ROUNDUP([.R244]/[.O244]*[.I244])/1000*0.1*365*12*5" office:value-type="currency" office:currency="USD" office:value="235.377416267943" calcext:value-type="currency">
            <text:p>$235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E1000-B-73</text:p>
          </table:table-cell>
          <table:table-cell office:value-type="string" calcext:value-type="string">
            <text:p>Bridgelux</text:p>
          </table:table-cell>
          <table:table-cell office:value-type="float" office:value="115" calcext:value-type="float">
            <text:p>115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4000K 3-Step MacAdam Ellipse</text:p>
          </table:table-cell>
          <table:table-cell table:formula="of:=LEFT([.F245];5)" office:value-type="string" office:string-value="4000K" calcext:value-type="string">
            <text:p>4000K</text:p>
          </table:table-cell>
          <table:table-cell office:value-type="string" calcext:value-type="string">
            <text:p>1315 lm (Typ)</text:p>
          </table:table-cell>
          <table:table-cell table:formula="of:=TRIM(LEFT([.H245];4))" office:value-type="string" office:string-value="1315" calcext:value-type="string">
            <text:p>1315</text:p>
          </table:table-cell>
          <table:table-cell office:value-type="string" calcext:value-type="string">
            <text:p>270mA</text:p>
          </table:table-cell>
          <table:table-cell table:formula="of:=SUBSTITUTE(SUBSTITUTE([.J24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4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245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45]=&quot;2700K&quot;;[.G245]=&quot;2000K&quot;); IF([.Q245]=90;7000/[.I245];8750/[.I245] ); 7000/[.I245])" office:value-type="float" office:value="5.32319391634981" calcext:value-type="float">
            <text:p>5.32</text:p>
          </table:table-cell>
          <table:table-cell table:formula="of:=ROUNDDOWN(134/[.M245])" office:value-type="float" office:value="3" calcext:value-type="float">
            <text:p>3</text:p>
          </table:table-cell>
          <table:table-cell table:formula="of:=[.R245]/[.S245]*30+[.R245]*[.E245]" office:value-type="currency" office:currency="USD" office:value="71.6501901140685" calcext:value-type="currency">
            <text:p>$71.65</text:p>
          </table:table-cell>
          <table:table-cell table:formula="of:=[.T245]+ROUNDUP([.R245]/[.O245]*[.I245])/1000*0.1*365*12" office:value-type="currency" office:currency="USD" office:value="93.1121901140685" calcext:value-type="currency">
            <text:p>$93.11</text:p>
          </table:table-cell>
          <table:table-cell table:formula="of:=[.U245]+ROUNDUP([.R245]/[.O245]*[.I245])/1000*0.1*365*12*5" office:value-type="currency" office:currency="USD" office:value="200.422190114068" calcext:value-type="currency">
            <text:p>$200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C-73</text:p>
          </table:table-cell>
          <table:table-cell office:value-type="string" calcext:value-type="string">
            <text:p>Bridgelux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000K 3-Step MacAdam Ellipse</text:p>
          </table:table-cell>
          <table:table-cell table:formula="of:=LEFT([.F246];5)" office:value-type="string" office:string-value="4000K" calcext:value-type="string">
            <text:p>4000K</text:p>
          </table:table-cell>
          <table:table-cell office:value-type="string" calcext:value-type="string">
            <text:p>1499 lm (Typ)</text:p>
          </table:table-cell>
          <table:table-cell table:formula="of:=TRIM(LEFT([.H246];4))" office:value-type="string" office:string-value="1499" calcext:value-type="string">
            <text:p>1499</text:p>
          </table:table-cell>
          <table:table-cell office:value-type="string" calcext:value-type="string">
            <text:p>360mA</text:p>
          </table:table-cell>
          <table:table-cell table:formula="of:=SUBSTITUTE(SUBSTITUTE([.J246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46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2 lm/W</text:p>
          </table:table-cell>
          <table:table-cell table:formula="of:=SUBSTITUTE([.N246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46]=&quot;2700K&quot;;[.G246]=&quot;2000K&quot;); IF([.Q246]=90;7000/[.I246];8750/[.I246] ); 7000/[.I246])" office:value-type="float" office:value="4.66977985323549" calcext:value-type="float">
            <text:p>4.67</text:p>
          </table:table-cell>
          <table:table-cell table:formula="of:=ROUNDDOWN(134/[.M246])" office:value-type="float" office:value="3" calcext:value-type="float">
            <text:p>3</text:p>
          </table:table-cell>
          <table:table-cell table:formula="of:=[.R246]/[.S246]*30+[.R246]*[.E246]" office:value-type="currency" office:currency="USD" office:value="67.7118078719146" calcext:value-type="currency">
            <text:p>$67.71</text:p>
          </table:table-cell>
          <table:table-cell table:formula="of:=[.T246]+ROUNDUP([.R246]/[.O246]*[.I246])/1000*0.1*365*12" office:value-type="currency" office:currency="USD" office:value="93.1158078719146" calcext:value-type="currency">
            <text:p>$93.12</text:p>
          </table:table-cell>
          <table:table-cell table:formula="of:=[.U246]+ROUNDUP([.R246]/[.O246]*[.I246])/1000*0.1*365*12*5" office:value-type="currency" office:currency="USD" office:value="220.135807871915" calcext:value-type="currency">
            <text:p>$220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706_0516.pdf</text:p>
          </table:table-cell>
          <table:table-cell office:value-type="string" calcext:value-type="string">
            <text:p>CLU038-1208C4-403H5K2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247];5)" office:value-type="string" office:string-value="4000K" calcext:value-type="string">
            <text:p>4000K</text:p>
          </table:table-cell>
          <table:table-cell office:value-type="string" calcext:value-type="string">
            <text:p>3051 lm (Typ)</text:p>
          </table:table-cell>
          <table:table-cell table:formula="of:=TRIM(LEFT([.H247];5))" office:value-type="string" office:string-value="3051" calcext:value-type="string">
            <text:p>3051</text:p>
          </table:table-cell>
          <table:table-cell office:value-type="string" calcext:value-type="string">
            <text:p>720mA</text:p>
          </table:table-cell>
          <table:table-cell table:formula="of:=SUBSTITUTE(SUBSTITUTE([.J247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4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2 lm/W</text:p>
          </table:table-cell>
          <table:table-cell table:formula="of:=SUBSTITUTE([.N247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1.84A</text:p>
          </table:table-cell>
          <table:table-cell office:value-type="float" office:value="90" calcext:value-type="float">
            <text:p>90</text:p>
          </table:table-cell>
          <table:table-cell table:formula="of:=IF(OR([.G247]=&quot;2700K&quot;;[.G247]=&quot;2000K&quot;); IF([.Q247]=90;7000/[.I247];8750/[.I247] ); 7000/[.I247])" office:value-type="float" office:value="2.29432972795805" calcext:value-type="float">
            <text:p>2.29</text:p>
          </table:table-cell>
          <table:table-cell table:formula="of:=ROUNDDOWN(134/[.M247])" office:value-type="float" office:value="3" calcext:value-type="float">
            <text:p>3</text:p>
          </table:table-cell>
          <table:table-cell table:formula="of:=[.R247]/[.S247]*30+[.R247]*[.E247]" office:value-type="currency" office:currency="USD" office:value="68.5086856768273" calcext:value-type="currency">
            <text:p>$68.51</text:p>
          </table:table-cell>
          <table:table-cell table:formula="of:=[.T247]+ROUNDUP([.R247]/[.O247]*[.I247])/1000*0.1*365*12" office:value-type="currency" office:currency="USD" office:value="93.9126856768273" calcext:value-type="currency">
            <text:p>$93.91</text:p>
          </table:table-cell>
          <table:table-cell table:formula="of:=[.U247]+ROUNDUP([.R247]/[.O247]*[.I247])/1000*0.1*365*12*5" office:value-type="currency" office:currency="USD" office:value="220.932685676827" calcext:value-type="currency">
            <text:p>$220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E0800-D-73</text:p>
          </table:table-cell>
          <table:table-cell office:value-type="string" calcext:value-type="string">
            <text:p>Bridgelux</text:p>
          </table:table-cell>
          <table:table-cell office:value-type="float" office:value="169" calcext:value-type="float">
            <text:p>16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700K 3-Step MacAdam Ellipse</text:p>
          </table:table-cell>
          <table:table-cell table:formula="of:=LEFT([.F248];5)" office:value-type="string" office:string-value="2700K" calcext:value-type="string">
            <text:p>2700K</text:p>
          </table:table-cell>
          <table:table-cell office:value-type="string" calcext:value-type="string">
            <text:p>785 lm (Typ)</text:p>
          </table:table-cell>
          <table:table-cell table:formula="of:=TRIM(LEFT([.H248];4))" office:value-type="string" office:string-value="785" calcext:value-type="string">
            <text:p>785</text:p>
          </table:table-cell>
          <table:table-cell office:value-type="string" calcext:value-type="string">
            <text:p>350mA</text:p>
          </table:table-cell>
          <table:table-cell table:formula="of:=SUBSTITUTE(SUBSTITUTE([.J24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248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34 lm/W</text:p>
          </table:table-cell>
          <table:table-cell table:formula="of:=SUBSTITUTE([.N248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48]=&quot;2700K&quot;;[.G248]=&quot;2000K&quot;); IF([.Q248]=90;7000/[.I248];8750/[.I248] ); 7000/[.I248])" office:value-type="float" office:value="11.1464968152866" calcext:value-type="float">
            <text:p>11.15</text:p>
          </table:table-cell>
          <table:table-cell table:formula="of:=ROUNDDOWN(134/[.M248])" office:value-type="float" office:value="8" calcext:value-type="float">
            <text:p>8</text:p>
          </table:table-cell>
          <table:table-cell table:formula="of:=[.R248]/[.S248]*30+[.R248]*[.E248]" office:value-type="currency" office:currency="USD" office:value="65.6528662420382" calcext:value-type="currency">
            <text:p>$65.65</text:p>
          </table:table-cell>
          <table:table-cell table:formula="of:=[.T248]+ROUNDUP([.R248]/[.O248]*[.I248])/1000*0.1*365*12" office:value-type="currency" office:currency="USD" office:value="94.5608662420382" calcext:value-type="currency">
            <text:p>$94.56</text:p>
          </table:table-cell>
          <table:table-cell table:formula="of:=[.U248]+ROUNDUP([.R248]/[.O248]*[.I248])/1000*0.1*365*12*5" office:value-type="currency" office:currency="USD" office:value="239.100866242038" calcext:value-type="currency">
            <text:p>$239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0Q427G</text:p>
          </table:table-cell>
          <table:table-cell office:value-type="string" calcext:value-type="string">
            <text:p>Cree Inc.</text:p>
          </table:table-cell>
          <table:table-cell office:value-type="float" office:value="49" calcext:value-type="float">
            <text:p>49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2700K 3-Step MacAdam Ellipse</text:p>
          </table:table-cell>
          <table:table-cell table:formula="of:=LEFT([.F249];5)" office:value-type="string" office:string-value="2700K" calcext:value-type="string">
            <text:p>2700K</text:p>
          </table:table-cell>
          <table:table-cell office:value-type="string" calcext:value-type="string">
            <text:p>2340 lm (2260 lm ~ 2420 lm)</text:p>
          </table:table-cell>
          <table:table-cell table:formula="of:=TRIM(LEFT([.H249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249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24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24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249]=&quot;2700K&quot;;[.G249]=&quot;2000K&quot;); IF([.Q249]=90;7000/[.I249];8750/[.I249] ); 7000/[.I249])" office:value-type="float" office:value="3.73931623931624" calcext:value-type="float">
            <text:p>3.74</text:p>
          </table:table-cell>
          <table:table-cell table:formula="of:=ROUNDDOWN(134/[.M249])" office:value-type="float" office:value="3" calcext:value-type="float">
            <text:p>3</text:p>
          </table:table-cell>
          <table:table-cell table:formula="of:=[.R249]/[.S249]*30+[.R249]*[.E249]" office:value-type="currency" office:currency="USD" office:value="61.7735042735043" calcext:value-type="currency">
            <text:p>$61.77</text:p>
          </table:table-cell>
          <table:table-cell table:formula="of:=[.T249]+ROUNDUP([.R249]/[.O249]*[.I249])/1000*0.1*365*12" office:value-type="currency" office:currency="USD" office:value="94.6235042735043" calcext:value-type="currency">
            <text:p>$94.62</text:p>
          </table:table-cell>
          <table:table-cell table:formula="of:=[.U249]+ROUNDUP([.R249]/[.O249]*[.I249])/1000*0.1*365*12*5" office:value-type="currency" office:currency="USD" office:value="258.873504273504" calcext:value-type="currency">
            <text:p>$258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L2C5-40801204E1300</text:p>
          </table:table-cell>
          <table:table-cell office:value-type="string" calcext:value-type="string">
            <text:p>Lumileds</text:p>
          </table:table-cell>
          <table:table-cell office:value-type="float" office:value="72" calcext:value-type="float">
            <text:p>72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250];5)" office:value-type="string" office:string-value="4000K" calcext:value-type="string">
            <text:p>4000K</text:p>
          </table:table-cell>
          <table:table-cell office:value-type="string" calcext:value-type="string">
            <text:p>2332 lm (Typ)</text:p>
          </table:table-cell>
          <table:table-cell table:formula="of:=TRIM(LEFT([.H250];5))" office:value-type="string" office:string-value="2332" calcext:value-type="string">
            <text:p>2332</text:p>
          </table:table-cell>
          <table:table-cell office:value-type="string" calcext:value-type="string">
            <text:p>450mA</text:p>
          </table:table-cell>
          <table:table-cell table:formula="of:=SUBSTITUTE(SUBSTITUTE([.J25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250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9 lm/W</text:p>
          </table:table-cell>
          <table:table-cell table:formula="of:=SUBSTITUTE([.N250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50]=&quot;2700K&quot;;[.G250]=&quot;2000K&quot;); IF([.Q250]=90;7000/[.I250];8750/[.I250] ); 7000/[.I250])" office:value-type="float" office:value="3.00171526586621" calcext:value-type="float">
            <text:p>3.00</text:p>
          </table:table-cell>
          <table:table-cell table:formula="of:=ROUNDDOWN(134/[.M250])" office:value-type="float" office:value="3" calcext:value-type="float">
            <text:p>3</text:p>
          </table:table-cell>
          <table:table-cell table:formula="of:=[.R250]/[.S250]*30+[.R250]*[.E250]" office:value-type="currency" office:currency="USD" office:value="74.082332761578" calcext:value-type="currency">
            <text:p>$74.08</text:p>
          </table:table-cell>
          <table:table-cell table:formula="of:=[.T250]+ROUNDUP([.R250]/[.O250]*[.I250])/1000*0.1*365*12" office:value-type="currency" office:currency="USD" office:value="94.668332761578" calcext:value-type="currency">
            <text:p>$94.67</text:p>
          </table:table-cell>
          <table:table-cell table:formula="of:=[.U250]+ROUNDUP([.R250]/[.O250]*[.I250])/1000*0.1*365*12*5" office:value-type="currency" office:currency="USD" office:value="197.598332761578" calcext:value-type="currency">
            <text:p>$197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028-1204C4-40AL7K3</text:p>
          </table:table-cell>
          <table:table-cell office:value-type="string" calcext:value-type="string">
            <text:p>Citizen</text:p>
          </table:table-cell>
          <table:table-cell office:value-type="float" office:value="80" calcext:value-type="float">
            <text:p>80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251];5)" office:value-type="string" office:string-value="4000K" calcext:value-type="string">
            <text:p>4000K</text:p>
          </table:table-cell>
          <table:table-cell office:value-type="string" calcext:value-type="string">
            <text:p>1932 lm (Typ)</text:p>
          </table:table-cell>
          <table:table-cell table:formula="of:=TRIM(LEFT([.H251];5))" office:value-type="string" office:string-value="1932" calcext:value-type="string">
            <text:p>1932</text:p>
          </table:table-cell>
          <table:table-cell office:value-type="string" calcext:value-type="string">
            <text:p>360mA</text:p>
          </table:table-cell>
          <table:table-cell table:formula="of:=SUBSTITUTE(SUBSTITUTE([.J25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2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5 lm/W</text:p>
          </table:table-cell>
          <table:table-cell table:formula="of:=SUBSTITUTE([.N251];&quot;lm/W&quot;;&quot;&quot; )" office:value-type="string" office:string-value="155 " calcext:value-type="string">
            <text:p>155 </text:p>
          </table:table-cell>
          <table:table-cell office:value-type="string" calcext:value-type="string">
            <text:p>920mA</text:p>
          </table:table-cell>
          <table:table-cell office:value-type="float" office:value="70" calcext:value-type="float">
            <text:p>70</text:p>
          </table:table-cell>
          <table:table-cell table:formula="of:=IF(OR([.G251]=&quot;2700K&quot;;[.G251]=&quot;2000K&quot;); IF([.Q251]=90;7000/[.I251];8750/[.I251] ); 7000/[.I251])" office:value-type="float" office:value="3.6231884057971" calcext:value-type="float">
            <text:p>3.62</text:p>
          </table:table-cell>
          <table:table-cell table:formula="of:=ROUNDDOWN(134/[.M251])" office:value-type="float" office:value="3" calcext:value-type="float">
            <text:p>3</text:p>
          </table:table-cell>
          <table:table-cell table:formula="of:=[.R251]/[.S251]*30+[.R251]*[.E251]" office:value-type="currency" office:currency="USD" office:value="75.1086956521739" calcext:value-type="currency">
            <text:p>$75.11</text:p>
          </table:table-cell>
          <table:table-cell table:formula="of:=[.T251]+ROUNDUP([.R251]/[.O251]*[.I251])/1000*0.1*365*12" office:value-type="currency" office:currency="USD" office:value="95.2566956521739" calcext:value-type="currency">
            <text:p>$95.26</text:p>
          </table:table-cell>
          <table:table-cell table:formula="of:=[.U251]+ROUNDUP([.R251]/[.O251]*[.I251])/1000*0.1*365*12*5" office:value-type="currency" office:currency="USD" office:value="195.996695652174" calcext:value-type="currency">
            <text:p>$196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P227G</text:p>
          </table:table-cell>
          <table:table-cell office:value-type="string" calcext:value-type="string">
            <text:p>Cree Inc.</text:p>
          </table:table-cell>
          <table:table-cell office:value-type="float" office:value="44" calcext:value-type="float">
            <text:p>44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2700K 3-Step MacAdam Ellipse</text:p>
          </table:table-cell>
          <table:table-cell table:formula="of:=LEFT([.F252];5)" office:value-type="string" office:string-value="2700K" calcext:value-type="string">
            <text:p>2700K</text:p>
          </table:table-cell>
          <table:table-cell office:value-type="string" calcext:value-type="string">
            <text:p>1898 lm (1830 lm ~ 1965 lm)</text:p>
          </table:table-cell>
          <table:table-cell table:formula="of:=TRIM(LEFT([.H252];4))" office:value-type="string" office:string-value="1898" calcext:value-type="string">
            <text:p>1898</text:p>
          </table:table-cell>
          <table:table-cell office:value-type="string" calcext:value-type="string">
            <text:p>450mA</text:p>
          </table:table-cell>
          <table:table-cell table:formula="of:=SUBSTITUTE(SUBSTITUTE([.J25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252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7 lm/W</text:p>
          </table:table-cell>
          <table:table-cell table:formula="of:=SUBSTITUTE([.N252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52]=&quot;2700K&quot;;[.G252]=&quot;2000K&quot;); IF([.Q252]=90;7000/[.I252];8750/[.I252] ); 7000/[.I252])" office:value-type="float" office:value="4.61011591148577" calcext:value-type="float">
            <text:p>4.61</text:p>
          </table:table-cell>
          <table:table-cell table:formula="of:=ROUNDDOWN(134/[.M252])" office:value-type="float" office:value="3" calcext:value-type="float">
            <text:p>3</text:p>
          </table:table-cell>
          <table:table-cell table:formula="of:=[.R252]/[.S252]*30+[.R252]*[.E252]" office:value-type="currency" office:currency="USD" office:value="63.2507903055848" calcext:value-type="currency">
            <text:p>$63.25</text:p>
          </table:table-cell>
          <table:table-cell table:formula="of:=[.T252]+ROUNDUP([.R252]/[.O252]*[.I252])/1000*0.1*365*12" office:value-type="currency" office:currency="USD" office:value="96.1007903055848" calcext:value-type="currency">
            <text:p>$96.10</text:p>
          </table:table-cell>
          <table:table-cell table:formula="of:=[.U252]+ROUNDUP([.R252]/[.O252]*[.I252])/1000*0.1*365*12*5" office:value-type="currency" office:currency="USD" office:value="260.350790305585" calcext:value-type="currency">
            <text:p>$260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707_0516.pdf</text:p>
          </table:table-cell>
          <table:table-cell office:value-type="string" calcext:value-type="string">
            <text:p>CLU038-1210C4-273H5K2</text:p>
          </table:table-cell>
          <table:table-cell office:value-type="string" calcext:value-type="string">
            <text:p>Citizen</text:p>
          </table:table-cell>
          <table:table-cell office:value-type="float" office:value="42" calcext:value-type="float">
            <text:p>42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2700K 3-Step MacAdam Ellipse</text:p>
          </table:table-cell>
          <table:table-cell table:formula="of:=LEFT([.F253];5)" office:value-type="string" office:string-value="2700K" calcext:value-type="string">
            <text:p>2700K</text:p>
          </table:table-cell>
          <table:table-cell office:value-type="string" calcext:value-type="string">
            <text:p>3433 lm (Typ)</text:p>
          </table:table-cell>
          <table:table-cell table:formula="of:=TRIM(LEFT([.H253];5))" office:value-type="string" office:string-value="3433" calcext:value-type="string">
            <text:p>3433</text:p>
          </table:table-cell>
          <table:table-cell office:value-type="string" calcext:value-type="string">
            <text:p>900mA</text:p>
          </table:table-cell>
          <table:table-cell table:formula="of:=SUBSTITUTE(SUBSTITUTE([.J25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5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253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253]=&quot;2700K&quot;;[.G253]=&quot;2000K&quot;); IF([.Q253]=90;7000/[.I253];8750/[.I253] ); 7000/[.I253])" office:value-type="float" office:value="2.03903291581707" calcext:value-type="float">
            <text:p>2.04</text:p>
          </table:table-cell>
          <table:table-cell table:formula="of:=ROUNDDOWN(134/[.M253])" office:value-type="float" office:value="3" calcext:value-type="float">
            <text:p>3</text:p>
          </table:table-cell>
          <table:table-cell table:formula="of:=[.R253]/[.S253]*30+[.R253]*[.E253]" office:value-type="currency" office:currency="USD" office:value="68.205651034081" calcext:value-type="currency">
            <text:p>$68.21</text:p>
          </table:table-cell>
          <table:table-cell table:formula="of:=[.T253]+ROUNDUP([.R253]/[.O253]*[.I253])/1000*0.1*365*12" office:value-type="currency" office:currency="USD" office:value="96.237651034081" calcext:value-type="currency">
            <text:p>$96.24</text:p>
          </table:table-cell>
          <table:table-cell table:formula="of:=[.U253]+ROUNDUP([.R253]/[.O253]*[.I253])/1000*0.1*365*12*5" office:value-type="currency" office:currency="USD" office:value="236.397651034081" calcext:value-type="currency">
            <text:p>$236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22901216E2300</text:p>
          </table:table-cell>
          <table:table-cell office:value-type="string" calcext:value-type="string">
            <text:p>Lumileds</text:p>
          </table:table-cell>
          <table:table-cell office:value-type="float" office:value="69" calcext:value-type="float">
            <text:p>6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2200K 3-Step MacAdam Ellipse</text:p>
          </table:table-cell>
          <table:table-cell table:formula="of:=LEFT([.F254];5)" office:value-type="string" office:string-value="2200K" calcext:value-type="string">
            <text:p>2200K</text:p>
          </table:table-cell>
          <table:table-cell office:value-type="string" calcext:value-type="string">
            <text:p>5210 lm (Typ)</text:p>
          </table:table-cell>
          <table:table-cell table:formula="of:=TRIM(LEFT([.H254];5))" office:value-type="string" office:string-value="5210" calcext:value-type="string">
            <text:p>5210</text:p>
          </table:table-cell>
          <table:table-cell office:value-type="string" calcext:value-type="string">
            <text:p>1.6A</text:p>
          </table:table-cell>
          <table:table-cell table:formula="of:=SUBSTITUTE(SUBSTITUTE([.J254];&quot;mA&quot;;&quot;&quot; ); &quot;A&quot;;&quot;&quot;)" office:value-type="string" office:string-value="1.6" calcext:value-type="string">
            <text:p>1.6</text:p>
          </table:table-cell>
          <table:table-cell office:value-type="string" calcext:value-type="string">
            <text:p>35V</text:p>
          </table:table-cell>
          <table:table-cell table:formula="of:=SUBSTITUTE([.L254];&quot;V&quot;;&quot;&quot; )" office:value-type="string" office:string-value="35" calcext:value-type="string">
            <text:p>35</text:p>
          </table:table-cell>
          <table:table-cell office:value-type="string" calcext:value-type="string">
            <text:p>93 lm/W</text:p>
          </table:table-cell>
          <table:table-cell table:formula="of:=SUBSTITUTE([.N254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3.2A</text:p>
          </table:table-cell>
          <table:table-cell office:value-type="float" office:value="90" calcext:value-type="float">
            <text:p>90</text:p>
          </table:table-cell>
          <table:table-cell table:formula="of:=IF(OR([.G254]=&quot;2700K&quot;;[.G254]=&quot;2000K&quot;); IF([.Q254]=90;7000/[.I254];8750/[.I254] ); 7000/[.I254])" office:value-type="float" office:value="1.34357005758157" calcext:value-type="float">
            <text:p>1.34</text:p>
          </table:table-cell>
          <table:table-cell table:formula="of:=ROUNDDOWN(134/[.M254])" office:value-type="float" office:value="3" calcext:value-type="float">
            <text:p>3</text:p>
          </table:table-cell>
          <table:table-cell table:formula="of:=[.R254]/[.S254]*30+[.R254]*[.E254]" office:value-type="currency" office:currency="USD" office:value="63.8195777351248" calcext:value-type="currency">
            <text:p>$63.82</text:p>
          </table:table-cell>
          <table:table-cell table:formula="of:=[.T254]+ROUNDUP([.R254]/[.O254]*[.I254])/1000*0.1*365*12" office:value-type="currency" office:currency="USD" office:value="97.1075777351247" calcext:value-type="currency">
            <text:p>$97.11</text:p>
          </table:table-cell>
          <table:table-cell table:formula="of:=[.U254]+ROUNDUP([.R254]/[.O254]*[.I254])/1000*0.1*365*12*5" office:value-type="currency" office:currency="USD" office:value="263.547577735125" calcext:value-type="currency">
            <text:p>$263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2540-0000-000N00U427F</text:p>
          </table:table-cell>
          <table:table-cell office:value-type="string" calcext:value-type="string">
            <text:p>Cree Inc.</text:p>
          </table:table-cell>
          <table:table-cell office:value-type="float" office:value="11" calcext:value-type="float">
            <text:p>11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2700K 4-Step MacAdam Ellipse</text:p>
          </table:table-cell>
          <table:table-cell table:formula="of:=LEFT([.F255];5)" office:value-type="string" office:string-value="2700K" calcext:value-type="string">
            <text:p>2700K</text:p>
          </table:table-cell>
          <table:table-cell office:value-type="string" calcext:value-type="string">
            <text:p>4093 lm (3955 lm ~ 4230 lm)</text:p>
          </table:table-cell>
          <table:table-cell table:formula="of:=TRIM(LEFT([.H255];5))" office:value-type="string" office:string-value="4093" calcext:value-type="string">
            <text:p>4093</text:p>
          </table:table-cell>
          <table:table-cell office:value-type="string" calcext:value-type="string">
            <text:p>1.1A</text:p>
          </table:table-cell>
          <table:table-cell table:formula="of:=SUBSTITUTE(SUBSTITUTE([.J255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25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1 lm/W</text:p>
          </table:table-cell>
          <table:table-cell table:formula="of:=SUBSTITUTE([.N255];&quot;lm/W&quot;;&quot;&quot; )" office:value-type="string" office:string-value="101 " calcext:value-type="string">
            <text:p>101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55]=&quot;2700K&quot;;[.G255]=&quot;2000K&quot;); IF([.Q255]=90;7000/[.I255];8750/[.I255] ); 7000/[.I255])" office:value-type="float" office:value="2.13779623747862" calcext:value-type="float">
            <text:p>2.14</text:p>
          </table:table-cell>
          <table:table-cell table:formula="of:=ROUNDDOWN(134/[.M255])" office:value-type="float" office:value="3" calcext:value-type="float">
            <text:p>3</text:p>
          </table:table-cell>
          <table:table-cell table:formula="of:=[.R255]/[.S255]*30+[.R255]*[.E255]" office:value-type="currency" office:currency="USD" office:value="59.1741998534083" calcext:value-type="currency">
            <text:p>$59.17</text:p>
          </table:table-cell>
          <table:table-cell table:formula="of:=[.T255]+ROUNDUP([.R255]/[.O255]*[.I255])/1000*0.1*365*12" office:value-type="currency" office:currency="USD" office:value="97.2801998534083" calcext:value-type="currency">
            <text:p>$97.28</text:p>
          </table:table-cell>
          <table:table-cell table:formula="of:=[.U255]+ROUNDUP([.R255]/[.O255]*[.I255])/1000*0.1*365*12*5" office:value-type="currency" office:currency="USD" office:value="287.810199853408" calcext:value-type="currency">
            <text:p>$287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BXRC-27G1000-D-73-SE</text:p>
          </table:table-cell>
          <table:table-cell office:value-type="string" calcext:value-type="string">
            <text:p>Bridgelux</text:p>
          </table:table-cell>
          <table:table-cell office:value-type="float" office:value="200" calcext:value-type="float">
            <text:p>200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256];5)" office:value-type="string" office:string-value="2700K" calcext:value-type="string">
            <text:p>2700K</text:p>
          </table:table-cell>
          <table:table-cell office:value-type="string" calcext:value-type="string">
            <text:p>955 lm (Typ)</text:p>
          </table:table-cell>
          <table:table-cell table:formula="of:=TRIM(LEFT([.H256];4))" office:value-type="string" office:string-value="955" calcext:value-type="string">
            <text:p>955</text:p>
          </table:table-cell>
          <table:table-cell office:value-type="string" calcext:value-type="string">
            <text:p>350mA</text:p>
          </table:table-cell>
          <table:table-cell table:formula="of:=SUBSTITUTE(SUBSTITUTE([.J25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6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08 lm/W</text:p>
          </table:table-cell>
          <table:table-cell table:formula="of:=SUBSTITUTE([.N256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56]=&quot;2700K&quot;;[.G256]=&quot;2000K&quot;); IF([.Q256]=90;7000/[.I256];8750/[.I256] ); 7000/[.I256])" office:value-type="float" office:value="7.32984293193717" calcext:value-type="float">
            <text:p>7.33</text:p>
          </table:table-cell>
          <table:table-cell table:formula="of:=ROUNDDOWN(134/[.M256])" office:value-type="float" office:value="5" calcext:value-type="float">
            <text:p>5</text:p>
          </table:table-cell>
          <table:table-cell table:formula="of:=[.R256]/[.S256]*30+[.R256]*[.E256]" office:value-type="currency" office:currency="USD" office:value="68.8272251308901" calcext:value-type="currency">
            <text:p>$68.83</text:p>
          </table:table-cell>
          <table:table-cell table:formula="of:=[.T256]+ROUNDUP([.R256]/[.O256]*[.I256])/1000*0.1*365*12" office:value-type="currency" office:currency="USD" office:value="97.2972251308901" calcext:value-type="currency">
            <text:p>$97.30</text:p>
          </table:table-cell>
          <table:table-cell table:formula="of:=[.U256]+ROUNDUP([.R256]/[.O256]*[.I256])/1000*0.1*365*12*5" office:value-type="currency" office:currency="USD" office:value="239.64722513089" calcext:value-type="currency">
            <text:p>$239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E0800-E-73</text:p>
          </table:table-cell>
          <table:table-cell office:value-type="string" calcext:value-type="string">
            <text:p>Bridgelux</text:p>
          </table:table-cell>
          <table:table-cell office:value-type="float" office:value="540" calcext:value-type="float">
            <text:p>54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4000K 3-Step MacAdam Ellipse</text:p>
          </table:table-cell>
          <table:table-cell table:formula="of:=LEFT([.F257];5)" office:value-type="string" office:string-value="4000K" calcext:value-type="string">
            <text:p>4000K</text:p>
          </table:table-cell>
          <table:table-cell office:value-type="string" calcext:value-type="string">
            <text:p>853 lm (Typ)</text:p>
          </table:table-cell>
          <table:table-cell table:formula="of:=TRIM(LEFT([.H257];4))" office:value-type="string" office:string-value="853" calcext:value-type="string">
            <text:p>853</text:p>
          </table:table-cell>
          <table:table-cell office:value-type="string" calcext:value-type="string">
            <text:p>175mA</text:p>
          </table:table-cell>
          <table:table-cell table:formula="of:=SUBSTITUTE(SUBSTITUTE([.J25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25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46 lm/W</text:p>
          </table:table-cell>
          <table:table-cell table:formula="of:=SUBSTITUTE([.N25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350mA</text:p>
          </table:table-cell>
          <table:table-cell office:value-type="float" office:value="80" calcext:value-type="float">
            <text:p>80</text:p>
          </table:table-cell>
          <table:table-cell table:formula="of:=IF(OR([.G257]=&quot;2700K&quot;;[.G257]=&quot;2000K&quot;); IF([.Q257]=90;7000/[.I257];8750/[.I257] ); 7000/[.I257])" office:value-type="float" office:value="8.2063305978898" calcext:value-type="float">
            <text:p>8.21</text:p>
          </table:table-cell>
          <table:table-cell table:formula="of:=ROUNDDOWN(134/[.M257])" office:value-type="float" office:value="4" calcext:value-type="float">
            <text:p>4</text:p>
          </table:table-cell>
          <table:table-cell table:formula="of:=[.R257]/[.S257]*30+[.R257]*[.E257]" office:value-type="currency" office:currency="USD" office:value="76.8933177022274" calcext:value-type="currency">
            <text:p>$76.89</text:p>
          </table:table-cell>
          <table:table-cell table:formula="of:=[.T257]+ROUNDUP([.R257]/[.O257]*[.I257])/1000*0.1*365*12" office:value-type="currency" office:currency="USD" office:value="97.9173177022274" calcext:value-type="currency">
            <text:p>$97.92</text:p>
          </table:table-cell>
          <table:table-cell table:formula="of:=[.U257]+ROUNDUP([.R257]/[.O257]*[.I257])/1000*0.1*365*12*5" office:value-type="currency" office:currency="USD" office:value="203.037317702227" calcext:value-type="currency">
            <text:p>$203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11_0516.pdf</text:p>
          </table:table-cell>
          <table:table-cell office:value-type="string" calcext:value-type="string">
            <text:p>BXRC-27E1000-D-73-SE</text:p>
          </table:table-cell>
          <table:table-cell office:value-type="string" calcext:value-type="string">
            <text:p>Bridgelux</text:p>
          </table:table-cell>
          <table:table-cell office:value-type="float" office:value="250" calcext:value-type="float">
            <text:p>25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258];5)" office:value-type="string" office:string-value="2700K" calcext:value-type="string">
            <text:p>2700K</text:p>
          </table:table-cell>
          <table:table-cell office:value-type="string" calcext:value-type="string">
            <text:p>1146 lm (Typ)</text:p>
          </table:table-cell>
          <table:table-cell table:formula="of:=TRIM(LEFT([.H258];4))" office:value-type="string" office:string-value="1146" calcext:value-type="string">
            <text:p>1146</text:p>
          </table:table-cell>
          <table:table-cell office:value-type="string" calcext:value-type="string">
            <text:p>350mA</text:p>
          </table:table-cell>
          <table:table-cell table:formula="of:=SUBSTITUTE(SUBSTITUTE([.J25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8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8 lm/W</text:p>
          </table:table-cell>
          <table:table-cell table:formula="of:=SUBSTITUTE([.N258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58]=&quot;2700K&quot;;[.G258]=&quot;2000K&quot;); IF([.Q258]=90;7000/[.I258];8750/[.I258] ); 7000/[.I258])" office:value-type="float" office:value="7.63525305410122" calcext:value-type="float">
            <text:p>7.64</text:p>
          </table:table-cell>
          <table:table-cell table:formula="of:=ROUNDDOWN(134/[.M258])" office:value-type="float" office:value="5" calcext:value-type="float">
            <text:p>5</text:p>
          </table:table-cell>
          <table:table-cell table:formula="of:=[.R258]/[.S258]*30+[.R258]*[.E258]" office:value-type="currency" office:currency="USD" office:value="67.8010471204189" calcext:value-type="currency">
            <text:p>$67.80</text:p>
          </table:table-cell>
          <table:table-cell table:formula="of:=[.T258]+ROUNDUP([.R258]/[.O258]*[.I258])/1000*0.1*365*12" office:value-type="currency" office:currency="USD" office:value="98.0230471204188" calcext:value-type="currency">
            <text:p>$98.02</text:p>
          </table:table-cell>
          <table:table-cell table:formula="of:=[.U258]+ROUNDUP([.R258]/[.O258]*[.I258])/1000*0.1*365*12*5" office:value-type="currency" office:currency="USD" office:value="249.133047120419" calcext:value-type="currency">
            <text:p>$249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G1000-D-73</text:p>
          </table:table-cell>
          <table:table-cell office:value-type="string" calcext:value-type="string">
            <text:p>Bridgelux</text:p>
          </table:table-cell>
          <table:table-cell office:value-type="float" office:value="1702" calcext:value-type="float">
            <text:p>1702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259];5)" office:value-type="string" office:string-value="2700K" calcext:value-type="string">
            <text:p>2700K</text:p>
          </table:table-cell>
          <table:table-cell office:value-type="string" calcext:value-type="string">
            <text:p>983 lm (Typ)</text:p>
          </table:table-cell>
          <table:table-cell table:formula="of:=TRIM(LEFT([.H259];4))" office:value-type="string" office:string-value="983" calcext:value-type="string">
            <text:p>983</text:p>
          </table:table-cell>
          <table:table-cell office:value-type="string" calcext:value-type="string">
            <text:p>350mA</text:p>
          </table:table-cell>
          <table:table-cell table:formula="of:=SUBSTITUTE(SUBSTITUTE([.J25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9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11 lm/W</text:p>
          </table:table-cell>
          <table:table-cell table:formula="of:=SUBSTITUTE([.N259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59]=&quot;2700K&quot;;[.G259]=&quot;2000K&quot;); IF([.Q259]=90;7000/[.I259];8750/[.I259] ); 7000/[.I259])" office:value-type="float" office:value="7.12105798575788" calcext:value-type="float">
            <text:p>7.12</text:p>
          </table:table-cell>
          <table:table-cell table:formula="of:=ROUNDDOWN(134/[.M259])" office:value-type="float" office:value="5" calcext:value-type="float">
            <text:p>5</text:p>
          </table:table-cell>
          <table:table-cell table:formula="of:=[.R259]/[.S259]*30+[.R259]*[.E259]" office:value-type="currency" office:currency="USD" office:value="70.9257375381485" calcext:value-type="currency">
            <text:p>$70.93</text:p>
          </table:table-cell>
          <table:table-cell table:formula="of:=[.T259]+ROUNDUP([.R259]/[.O259]*[.I259])/1000*0.1*365*12" office:value-type="currency" office:currency="USD" office:value="98.9577375381485" calcext:value-type="currency">
            <text:p>$98.96</text:p>
          </table:table-cell>
          <table:table-cell table:formula="of:=[.U259]+ROUNDUP([.R259]/[.O259]*[.I259])/1000*0.1*365*12*5" office:value-type="currency" office:currency="USD" office:value="239.117737538149" calcext:value-type="currency">
            <text:p>$239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LU711-1204C4-273H5K2</text:p>
          </table:table-cell>
          <table:table-cell office:value-type="string" calcext:value-type="string">
            <text:p>Citizen</text:p>
          </table:table-cell>
          <table:table-cell office:value-type="float" office:value="45" calcext:value-type="float">
            <text:p>45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2700K</text:p>
          </table:table-cell>
          <table:table-cell table:formula="of:=LEFT([.F260];5)" office:value-type="string" office:string-value="2700K" calcext:value-type="string">
            <text:p>2700K</text:p>
          </table:table-cell>
          <table:table-cell office:value-type="string" calcext:value-type="string">
            <text:p>2378 lm (Typ)</text:p>
          </table:table-cell>
          <table:table-cell table:formula="of:=TRIM(LEFT([.H260];5))" office:value-type="string" office:string-value="2378" calcext:value-type="string">
            <text:p>2378</text:p>
          </table:table-cell>
          <table:table-cell office:value-type="string" calcext:value-type="string">
            <text:p>700mA</text:p>
          </table:table-cell>
          <table:table-cell table:formula="of:=SUBSTITUTE(SUBSTITUTE([.J26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60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0 lm/W</text:p>
          </table:table-cell>
          <table:table-cell table:formula="of:=SUBSTITUTE([.N260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60]=&quot;2700K&quot;;[.G260]=&quot;2000K&quot;); IF([.Q260]=90;7000/[.I260];8750/[.I260] ); 7000/[.I260])" office:value-type="float" office:value="2.94365012615643" calcext:value-type="float">
            <text:p>2.94</text:p>
          </table:table-cell>
          <table:table-cell table:formula="of:=ROUNDDOWN(134/[.M260])" office:value-type="float" office:value="3" calcext:value-type="float">
            <text:p>3</text:p>
          </table:table-cell>
          <table:table-cell table:formula="of:=[.R260]/[.S260]*30+[.R260]*[.E260]" office:value-type="currency" office:currency="USD" office:value="64.9369217830109" calcext:value-type="currency">
            <text:p>$64.94</text:p>
          </table:table-cell>
          <table:table-cell table:formula="of:=[.T260]+ROUNDUP([.R260]/[.O260]*[.I260])/1000*0.1*365*12" office:value-type="currency" office:currency="USD" office:value="99.100921783011" calcext:value-type="currency">
            <text:p>$99.10</text:p>
          </table:table-cell>
          <table:table-cell table:formula="of:=[.U260]+ROUNDUP([.R260]/[.O260]*[.I260])/1000*0.1*365*12*5" office:value-type="currency" office:currency="USD" office:value="269.920921783011" calcext:value-type="currency">
            <text:p>$269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E-27E1000-C-73</text:p>
          </table:table-cell>
          <table:table-cell office:value-type="string" calcext:value-type="string">
            <text:p>Bridgelux</text:p>
          </table:table-cell>
          <table:table-cell office:value-type="float" office:value="440" calcext:value-type="float">
            <text:p>44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700K 3-Step MacAdam Ellipse</text:p>
          </table:table-cell>
          <table:table-cell table:formula="of:=LEFT([.F261];5)" office:value-type="string" office:string-value="2700K" calcext:value-type="string">
            <text:p>2700K</text:p>
          </table:table-cell>
          <table:table-cell office:value-type="string" calcext:value-type="string">
            <text:p>1617 lm (Typ)</text:p>
          </table:table-cell>
          <table:table-cell table:formula="of:=TRIM(LEFT([.H261];4))" office:value-type="string" office:string-value="1617" calcext:value-type="string">
            <text:p>1617</text:p>
          </table:table-cell>
          <table:table-cell office:value-type="string" calcext:value-type="string">
            <text:p>360mA</text:p>
          </table:table-cell>
          <table:table-cell table:formula="of:=SUBSTITUTE(SUBSTITUTE([.J26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6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261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61]=&quot;2700K&quot;;[.G261]=&quot;2000K&quot;); IF([.Q261]=90;7000/[.I261];8750/[.I261] ); 7000/[.I261])" office:value-type="float" office:value="5.41125541125541" calcext:value-type="float">
            <text:p>5.41</text:p>
          </table:table-cell>
          <table:table-cell table:formula="of:=ROUNDDOWN(134/[.M261])" office:value-type="float" office:value="3" calcext:value-type="float">
            <text:p>3</text:p>
          </table:table-cell>
          <table:table-cell table:formula="of:=[.R261]/[.S261]*30+[.R261]*[.E261]" office:value-type="currency" office:currency="USD" office:value="69.8051948051948" calcext:value-type="currency">
            <text:p>$69.81</text:p>
          </table:table-cell>
          <table:table-cell table:formula="of:=[.T261]+ROUNDUP([.R261]/[.O261]*[.I261])/1000*0.1*365*12" office:value-type="currency" office:currency="USD" office:value="99.1511948051948" calcext:value-type="currency">
            <text:p>$99.15</text:p>
          </table:table-cell>
          <table:table-cell table:formula="of:=[.U261]+ROUNDUP([.R261]/[.O261]*[.I261])/1000*0.1*365*12*5" office:value-type="currency" office:currency="USD" office:value="245.881194805195" calcext:value-type="currency">
            <text:p>$245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CLU038-1210C4-273M2K1</text:p>
          </table:table-cell>
          <table:table-cell office:value-type="string" calcext:value-type="string">
            <text:p>Citizen</text:p>
          </table:table-cell>
          <table:table-cell office:value-type="float" office:value="29" calcext:value-type="float">
            <text:p>29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2700K 3-Step MacAdam Ellipse</text:p>
          </table:table-cell>
          <table:table-cell table:formula="of:=LEFT([.F262];5)" office:value-type="string" office:string-value="2700K" calcext:value-type="string">
            <text:p>2700K</text:p>
          </table:table-cell>
          <table:table-cell office:value-type="string" calcext:value-type="string">
            <text:p>4156 lm (Typ)</text:p>
          </table:table-cell>
          <table:table-cell table:formula="of:=TRIM(LEFT([.H262];5))" office:value-type="string" office:string-value="4156" calcext:value-type="string">
            <text:p>4156</text:p>
          </table:table-cell>
          <table:table-cell office:value-type="string" calcext:value-type="string">
            <text:p>900mA</text:p>
          </table:table-cell>
          <table:table-cell table:formula="of:=SUBSTITUTE(SUBSTITUTE([.J26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6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3 lm/W</text:p>
          </table:table-cell>
          <table:table-cell table:formula="of:=SUBSTITUTE([.N262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262]=&quot;2700K&quot;;[.G262]=&quot;2000K&quot;); IF([.Q262]=90;7000/[.I262];8750/[.I262] ); 7000/[.I262])" office:value-type="float" office:value="2.10538979788258" calcext:value-type="float">
            <text:p>2.11</text:p>
          </table:table-cell>
          <table:table-cell table:formula="of:=ROUNDDOWN(134/[.M262])" office:value-type="float" office:value="3" calcext:value-type="float">
            <text:p>3</text:p>
          </table:table-cell>
          <table:table-cell table:formula="of:=[.R262]/[.S262]*30+[.R262]*[.E262]" office:value-type="currency" office:currency="USD" office:value="70.4252887391723" calcext:value-type="currency">
            <text:p>$70.43</text:p>
          </table:table-cell>
          <table:table-cell table:formula="of:=[.T262]+ROUNDUP([.R262]/[.O262]*[.I262])/1000*0.1*365*12" office:value-type="currency" office:currency="USD" office:value="99.3332887391723" calcext:value-type="currency">
            <text:p>$99.33</text:p>
          </table:table-cell>
          <table:table-cell table:formula="of:=[.U262]+ROUNDUP([.R262]/[.O262]*[.I262])/1000*0.1*365*12*5" office:value-type="currency" office:currency="USD" office:value="243.873288739172" calcext:value-type="currency">
            <text:p>$243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BXRC-27H2000-C-73-SE</text:p>
          </table:table-cell>
          <table:table-cell office:value-type="string" calcext:value-type="string">
            <text:p>Bridgelux</text:p>
          </table:table-cell>
          <table:table-cell office:value-type="float" office:value="36" calcext:value-type="float">
            <text:p>36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700K 3-Step MacAdam Ellipse</text:p>
          </table:table-cell>
          <table:table-cell table:formula="of:=LEFT([.F263];5)" office:value-type="string" office:string-value="2700K" calcext:value-type="string">
            <text:p>2700K</text:p>
          </table:table-cell>
          <table:table-cell office:value-type="string" calcext:value-type="string">
            <text:p>2254 lm (Typ)</text:p>
          </table:table-cell>
          <table:table-cell table:formula="of:=TRIM(LEFT([.H263];4))" office:value-type="string" office:string-value="2254" calcext:value-type="string">
            <text:p>2254</text:p>
          </table:table-cell>
          <table:table-cell office:value-type="string" calcext:value-type="string">
            <text:p>630mA</text:p>
          </table:table-cell>
          <table:table-cell table:formula="of:=SUBSTITUTE(SUBSTITUTE([.J263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26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5 lm/W</text:p>
          </table:table-cell>
          <table:table-cell table:formula="of:=SUBSTITUTE([.N263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1.26A</text:p>
          </table:table-cell>
          <table:table-cell office:value-type="float" office:value="97" calcext:value-type="float">
            <text:p>97</text:p>
          </table:table-cell>
          <table:table-cell table:formula="of:=IF(OR([.G263]=&quot;2700K&quot;;[.G263]=&quot;2000K&quot;); IF([.Q263]=90;7000/[.I263];8750/[.I263] ); 7000/[.I263])" office:value-type="float" office:value="3.88198757763975" calcext:value-type="float">
            <text:p>3.88</text:p>
          </table:table-cell>
          <table:table-cell table:formula="of:=ROUNDDOWN(134/[.M263])" office:value-type="float" office:value="3" calcext:value-type="float">
            <text:p>3</text:p>
          </table:table-cell>
          <table:table-cell table:formula="of:=[.R263]/[.S263]*30+[.R263]*[.E263]" office:value-type="currency" office:currency="USD" office:value="62.6552795031056" calcext:value-type="currency">
            <text:p>$62.66</text:p>
          </table:table-cell>
          <table:table-cell table:formula="of:=[.T263]+ROUNDUP([.R263]/[.O263]*[.I263])/1000*0.1*365*12" office:value-type="currency" office:currency="USD" office:value="99.4472795031056" calcext:value-type="currency">
            <text:p>$99.45</text:p>
          </table:table-cell>
          <table:table-cell table:formula="of:=[.U263]+ROUNDUP([.R263]/[.O263]*[.I263])/1000*0.1*365*12*5" office:value-type="currency" office:currency="USD" office:value="283.407279503106" calcext:value-type="currency">
            <text:p>$283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38_0216.pdf</text:p>
          </table:table-cell>
          <table:table-cell office:value-type="string" calcext:value-type="string">
            <text:p>CLU038-1206C4-403H5K2</text:p>
          </table:table-cell>
          <table:table-cell office:value-type="string" calcext:value-type="string">
            <text:p>Citizen</text:p>
          </table:table-cell>
          <table:table-cell office:value-type="float" office:value="78" calcext:value-type="float">
            <text:p>7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64];5)" office:value-type="string" office:string-value="4000K" calcext:value-type="string">
            <text:p>4000K</text:p>
          </table:table-cell>
          <table:table-cell office:value-type="string" calcext:value-type="string">
            <text:p>2333 lm (Typ)</text:p>
          </table:table-cell>
          <table:table-cell table:formula="of:=TRIM(LEFT([.H264];5))" office:value-type="string" office:string-value="2333" calcext:value-type="string">
            <text:p>2333</text:p>
          </table:table-cell>
          <table:table-cell office:value-type="string" calcext:value-type="string">
            <text:p>540mA</text:p>
          </table:table-cell>
          <table:table-cell table:formula="of:=SUBSTITUTE(SUBSTITUTE([.J264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6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5 lm/W</text:p>
          </table:table-cell>
          <table:table-cell table:formula="of:=SUBSTITUTE([.N264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64]=&quot;2700K&quot;;[.G264]=&quot;2000K&quot;); IF([.Q264]=90;7000/[.I264];8750/[.I264] ); 7000/[.I264])" office:value-type="float" office:value="3.00042863266181" calcext:value-type="float">
            <text:p>3.00</text:p>
          </table:table-cell>
          <table:table-cell table:formula="of:=ROUNDDOWN(134/[.M264])" office:value-type="float" office:value="3" calcext:value-type="float">
            <text:p>3</text:p>
          </table:table-cell>
          <table:table-cell table:formula="of:=[.R264]/[.S264]*30+[.R264]*[.E264]" office:value-type="currency" office:currency="USD" office:value="75.4907843977711" calcext:value-type="currency">
            <text:p>$75.49</text:p>
          </table:table-cell>
          <table:table-cell table:formula="of:=[.T264]+ROUNDUP([.R264]/[.O264]*[.I264])/1000*0.1*365*12" office:value-type="currency" office:currency="USD" office:value="100.018784397771" calcext:value-type="currency">
            <text:p>$100.02</text:p>
          </table:table-cell>
          <table:table-cell table:formula="of:=[.U264]+ROUNDUP([.R264]/[.O264]*[.I264])/1000*0.1*365*12*5" office:value-type="currency" office:currency="USD" office:value="222.658784397771" calcext:value-type="currency">
            <text:p>$222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BXRC-20B1001-D-73-SE</text:p>
          </table:table-cell>
          <table:table-cell office:value-type="string" calcext:value-type="string">
            <text:p>Bridgelux</text:p>
          </table:table-cell>
          <table:table-cell office:value-type="float" office:value="80" calcext:value-type="float">
            <text:p>80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00K 3-Step MacAdam Ellipse</text:p>
          </table:table-cell>
          <table:table-cell table:formula="of:=LEFT([.F265];5)" office:value-type="string" office:string-value="2000K" calcext:value-type="string">
            <text:p>2000K</text:p>
          </table:table-cell>
          <table:table-cell office:value-type="string" calcext:value-type="string">
            <text:p>1123 lm (Typ)</text:p>
          </table:table-cell>
          <table:table-cell table:formula="of:=TRIM(LEFT([.H265];4))" office:value-type="string" office:string-value="1123" calcext:value-type="string">
            <text:p>1123</text:p>
          </table:table-cell>
          <table:table-cell office:value-type="string" calcext:value-type="string">
            <text:p>350mA</text:p>
          </table:table-cell>
          <table:table-cell table:formula="of:=SUBSTITUTE(SUBSTITUTE([.J26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65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7 lm/W</text:p>
          </table:table-cell>
          <table:table-cell table:formula="of:=SUBSTITUTE([.N265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700mA</text:p>
          </table:table-cell>
          <table:table-cell office:value-type="float" office:value="65" calcext:value-type="float">
            <text:p>65</text:p>
          </table:table-cell>
          <table:table-cell table:formula="of:=IF(OR([.G265]=&quot;2700K&quot;;[.G265]=&quot;2000K&quot;); IF([.Q265]=90;7000/[.I265];8750/[.I265] ); 7000/[.I265])" office:value-type="float" office:value="7.79162956366874" calcext:value-type="float">
            <text:p>7.79</text:p>
          </table:table-cell>
          <table:table-cell table:formula="of:=ROUNDDOWN(134/[.M265])" office:value-type="float" office:value="5" calcext:value-type="float">
            <text:p>5</text:p>
          </table:table-cell>
          <table:table-cell table:formula="of:=[.R265]/[.S265]*30+[.R265]*[.E265]" office:value-type="currency" office:currency="USD" office:value="70.2025823686554" calcext:value-type="currency">
            <text:p>$70.20</text:p>
          </table:table-cell>
          <table:table-cell table:formula="of:=[.T265]+ROUNDUP([.R265]/[.O265]*[.I265])/1000*0.1*365*12" office:value-type="currency" office:currency="USD" office:value="100.424582368655" calcext:value-type="currency">
            <text:p>$100.42</text:p>
          </table:table-cell>
          <table:table-cell table:formula="of:=[.U265]+ROUNDUP([.R265]/[.O265]*[.I265])/1000*0.1*365*12*5" office:value-type="currency" office:currency="USD" office:value="251.534582368655" calcext:value-type="currency">
            <text:p>$251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028-1204C4-403M2K1</text:p>
          </table:table-cell>
          <table:table-cell office:value-type="string" calcext:value-type="string">
            <text:p>Citizen</text:p>
          </table:table-cell>
          <table:table-cell office:value-type="float" office:value="145" calcext:value-type="float">
            <text:p>14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266];5)" office:value-type="string" office:string-value="4000K" calcext:value-type="string">
            <text:p>4000K</text:p>
          </table:table-cell>
          <table:table-cell office:value-type="string" calcext:value-type="string">
            <text:p>1826 lm (Typ)</text:p>
          </table:table-cell>
          <table:table-cell table:formula="of:=TRIM(LEFT([.H266];5))" office:value-type="string" office:string-value="1826" calcext:value-type="string">
            <text:p>1826</text:p>
          </table:table-cell>
          <table:table-cell office:value-type="string" calcext:value-type="string">
            <text:p>360mA</text:p>
          </table:table-cell>
          <table:table-cell table:formula="of:=SUBSTITUTE(SUBSTITUTE([.J266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26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266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66]=&quot;2700K&quot;;[.G266]=&quot;2000K&quot;); IF([.Q266]=90;7000/[.I266];8750/[.I266] ); 7000/[.I266])" office:value-type="float" office:value="3.83351588170865" calcext:value-type="float">
            <text:p>3.83</text:p>
          </table:table-cell>
          <table:table-cell table:formula="of:=ROUNDDOWN(134/[.M266])" office:value-type="float" office:value="3" calcext:value-type="float">
            <text:p>3</text:p>
          </table:table-cell>
          <table:table-cell table:formula="of:=[.R266]/[.S266]*30+[.R266]*[.E266]" office:value-type="currency" office:currency="USD" office:value="79.4687842278204" calcext:value-type="currency">
            <text:p>$79.47</text:p>
          </table:table-cell>
          <table:table-cell table:formula="of:=[.T266]+ROUNDUP([.R266]/[.O266]*[.I266])/1000*0.1*365*12" office:value-type="currency" office:currency="USD" office:value="100.49278422782" calcext:value-type="currency">
            <text:p>$100.49</text:p>
          </table:table-cell>
          <table:table-cell table:formula="of:=[.U266]+ROUNDUP([.R266]/[.O266]*[.I266])/1000*0.1*365*12*5" office:value-type="currency" office:currency="USD" office:value="205.61278422782" calcext:value-type="currency">
            <text:p>$205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B1820-0000-000N0UQ227G</text:p>
          </table:table-cell>
          <table:table-cell office:value-type="string" calcext:value-type="string">
            <text:p>Cree Inc.</text:p>
          </table:table-cell>
          <table:table-cell office:value-type="float" office:value="24" calcext:value-type="float">
            <text:p>2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2700K 3-Step MacAdam Ellipse</text:p>
          </table:table-cell>
          <table:table-cell table:formula="of:=LEFT([.F267];5)" office:value-type="string" office:string-value="2700K" calcext:value-type="string">
            <text:p>2700K</text:p>
          </table:table-cell>
          <table:table-cell office:value-type="string" calcext:value-type="string">
            <text:p>2180 lm (2100 lm ~ 2260 lm)</text:p>
          </table:table-cell>
          <table:table-cell table:formula="of:=TRIM(LEFT([.H267];5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267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26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267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67]=&quot;2700K&quot;;[.G267]=&quot;2000K&quot;); IF([.Q267]=90;7000/[.I267];8750/[.I267] ); 7000/[.I267])" office:value-type="float" office:value="3.21100917431193" calcext:value-type="float">
            <text:p>3.21</text:p>
          </table:table-cell>
          <table:table-cell table:formula="of:=ROUNDDOWN(134/[.M267])" office:value-type="float" office:value="3" calcext:value-type="float">
            <text:p>3</text:p>
          </table:table-cell>
          <table:table-cell table:formula="of:=[.R267]/[.S267]*30+[.R267]*[.E267]" office:value-type="currency" office:currency="USD" office:value="72.5688073394495" calcext:value-type="currency">
            <text:p>$72.57</text:p>
          </table:table-cell>
          <table:table-cell table:formula="of:=[.T267]+ROUNDUP([.R267]/[.O267]*[.I267])/1000*0.1*365*12" office:value-type="currency" office:currency="USD" office:value="100.60080733945" calcext:value-type="currency">
            <text:p>$100.60</text:p>
          </table:table-cell>
          <table:table-cell table:formula="of:=[.U267]+ROUNDUP([.R267]/[.O267]*[.I267])/1000*0.1*365*12*5" office:value-type="currency" office:currency="USD" office:value="240.76080733945" calcext:value-type="currency">
            <text:p>$240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20.pdf</text:p>
          </table:table-cell>
          <table:table-cell office:value-type="string" calcext:value-type="string">
            <text:p>CLU701-0303C4-403M2K1</text:p>
          </table:table-cell>
          <table:table-cell office:value-type="string" calcext:value-type="string">
            <text:p>Citizen</text:p>
          </table:table-cell>
          <table:table-cell office:value-type="float" office:value="70" calcext:value-type="float">
            <text:p>70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4000K</text:p>
          </table:table-cell>
          <table:table-cell table:formula="of:=LEFT([.F268];5)" office:value-type="string" office:string-value="4000K" calcext:value-type="string">
            <text:p>4000K</text:p>
          </table:table-cell>
          <table:table-cell office:value-type="string" calcext:value-type="string">
            <text:p>625 lm (Typ)</text:p>
          </table:table-cell>
          <table:table-cell table:formula="of:=TRIM(LEFT([.H268];4))" office:value-type="string" office:string-value="625" calcext:value-type="string">
            <text:p>625</text:p>
          </table:table-cell>
          <table:table-cell office:value-type="string" calcext:value-type="string">
            <text:p>525mA</text:p>
          </table:table-cell>
          <table:table-cell table:formula="of:=SUBSTITUTE(SUBSTITUTE([.J268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268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27 lm/W</text:p>
          </table:table-cell>
          <table:table-cell table:formula="of:=SUBSTITUTE([.N26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268]=&quot;2700K&quot;;[.G268]=&quot;2000K&quot;); IF([.Q268]=90;7000/[.I268];8750/[.I268] ); 7000/[.I268])" office:value-type="float" office:value="11.2" calcext:value-type="float">
            <text:p>11.20</text:p>
          </table:table-cell>
          <table:table-cell table:formula="of:=ROUNDDOWN(134/[.M268])" office:value-type="float" office:value="14" calcext:value-type="float">
            <text:p>14</text:p>
          </table:table-cell>
          <table:table-cell table:formula="of:=[.R268]/[.S268]*30+[.R268]*[.E268]" office:value-type="currency" office:currency="USD" office:value="76.08" calcext:value-type="currency">
            <text:p>$76.08</text:p>
          </table:table-cell>
          <table:table-cell table:formula="of:=[.T268]+ROUNDUP([.R268]/[.O268]*[.I268])/1000*0.1*365*12" office:value-type="currency" office:currency="USD" office:value="100.608" calcext:value-type="currency">
            <text:p>$100.61</text:p>
          </table:table-cell>
          <table:table-cell table:formula="of:=[.U268]+ROUNDUP([.R268]/[.O268]*[.I268])/1000*0.1*365*12*5" office:value-type="currency" office:currency="USD" office:value="223.248" calcext:value-type="currency">
            <text:p>$223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706_0516.pdf</text:p>
          </table:table-cell>
          <table:table-cell office:value-type="string" calcext:value-type="string">
            <text:p>CLU038-1208C4-273H5K2</text:p>
          </table:table-cell>
          <table:table-cell office:value-type="string" calcext:value-type="string">
            <text:p>Citizen</text:p>
          </table:table-cell>
          <table:table-cell office:value-type="float" office:value="57" calcext:value-type="float">
            <text:p>57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269];5)" office:value-type="string" office:string-value="2700K" calcext:value-type="string">
            <text:p>2700K</text:p>
          </table:table-cell>
          <table:table-cell office:value-type="string" calcext:value-type="string">
            <text:p>2835 lm (Typ)</text:p>
          </table:table-cell>
          <table:table-cell table:formula="of:=TRIM(LEFT([.H269];5))" office:value-type="string" office:string-value="2835" calcext:value-type="string">
            <text:p>2835</text:p>
          </table:table-cell>
          <table:table-cell office:value-type="string" calcext:value-type="string">
            <text:p>720mA</text:p>
          </table:table-cell>
          <table:table-cell table:formula="of:=SUBSTITUTE(SUBSTITUTE([.J269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6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269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84A</text:p>
          </table:table-cell>
          <table:table-cell office:value-type="float" office:value="90" calcext:value-type="float">
            <text:p>90</text:p>
          </table:table-cell>
          <table:table-cell table:formula="of:=IF(OR([.G269]=&quot;2700K&quot;;[.G269]=&quot;2000K&quot;); IF([.Q269]=90;7000/[.I269];8750/[.I269] ); 7000/[.I269])" office:value-type="float" office:value="2.46913580246914" calcext:value-type="float">
            <text:p>2.47</text:p>
          </table:table-cell>
          <table:table-cell table:formula="of:=ROUNDDOWN(134/[.M269])" office:value-type="float" office:value="3" calcext:value-type="float">
            <text:p>3</text:p>
          </table:table-cell>
          <table:table-cell table:formula="of:=[.R269]/[.S269]*30+[.R269]*[.E269]" office:value-type="currency" office:currency="USD" office:value="73.7283950617284" calcext:value-type="currency">
            <text:p>$73.73</text:p>
          </table:table-cell>
          <table:table-cell table:formula="of:=[.T269]+ROUNDUP([.R269]/[.O269]*[.I269])/1000*0.1*365*12" office:value-type="currency" office:currency="USD" office:value="100.884395061728" calcext:value-type="currency">
            <text:p>$100.88</text:p>
          </table:table-cell>
          <table:table-cell table:formula="of:=[.U269]+ROUNDUP([.R269]/[.O269]*[.I269])/1000*0.1*365*12*5" office:value-type="currency" office:currency="USD" office:value="236.664395061728" calcext:value-type="currency">
            <text:p>$236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3050-0000-000N00V427F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2700K 4-Step MacAdam Ellipse</text:p>
          </table:table-cell>
          <table:table-cell table:formula="of:=LEFT([.F270];5)" office:value-type="string" office:string-value="2700K" calcext:value-type="string">
            <text:p>2700K</text:p>
          </table:table-cell>
          <table:table-cell office:value-type="string" calcext:value-type="string">
            <text:p>4703 lm (4545 lm ~ 4860 lm)</text:p>
          </table:table-cell>
          <table:table-cell table:formula="of:=TRIM(LEFT([.H270];5))" office:value-type="string" office:string-value="4703" calcext:value-type="string">
            <text:p>4703</text:p>
          </table:table-cell>
          <table:table-cell office:value-type="string" calcext:value-type="string">
            <text:p>1.4A</text:p>
          </table:table-cell>
          <table:table-cell table:formula="of:=SUBSTITUTE(SUBSTITUTE([.J270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27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270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270]=&quot;2700K&quot;;[.G270]=&quot;2000K&quot;); IF([.Q270]=90;7000/[.I270];8750/[.I270] ); 7000/[.I270])" office:value-type="float" office:value="1.86051456517117" calcext:value-type="float">
            <text:p>1.86</text:p>
          </table:table-cell>
          <table:table-cell table:formula="of:=ROUNDDOWN(134/[.M270])" office:value-type="float" office:value="3" calcext:value-type="float">
            <text:p>3</text:p>
          </table:table-cell>
          <table:table-cell table:formula="of:=[.R270]/[.S270]*30+[.R270]*[.E270]" office:value-type="currency" office:currency="USD" office:value="58.5317882202849" calcext:value-type="currency">
            <text:p>$58.53</text:p>
          </table:table-cell>
          <table:table-cell table:formula="of:=[.T270]+ROUNDUP([.R270]/[.O270]*[.I270])/1000*0.1*365*12" office:value-type="currency" office:currency="USD" office:value="101.017788220285" calcext:value-type="currency">
            <text:p>$101.02</text:p>
          </table:table-cell>
          <table:table-cell table:formula="of:=[.U270]+ROUNDUP([.R270]/[.O270]*[.I270])/1000*0.1*365*12*5" office:value-type="currency" office:currency="USD" office:value="313.447788220285" calcext:value-type="currency">
            <text:p>$313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1512-0000-000F00K227F</text:p>
          </table:table-cell>
          <table:table-cell office:value-type="string" calcext:value-type="string">
            <text:p>Cree Inc.</text:p>
          </table:table-cell>
          <table:table-cell office:value-type="float" office:value="86" calcext:value-type="float">
            <text:p>86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2700K 4-Step MacAdam Ellipse</text:p>
          </table:table-cell>
          <table:table-cell table:formula="of:=LEFT([.F271];5)" office:value-type="string" office:string-value="2700K" calcext:value-type="string">
            <text:p>2700K</text:p>
          </table:table-cell>
          <table:table-cell office:value-type="string" calcext:value-type="string">
            <text:p>1245 lm (1200 lm ~ 1290 lm)</text:p>
          </table:table-cell>
          <table:table-cell table:formula="of:=TRIM(LEFT([.H271];4))" office:value-type="string" office:string-value="1245" calcext:value-type="string">
            <text:p>1245</text:p>
          </table:table-cell>
          <table:table-cell office:value-type="string" calcext:value-type="string">
            <text:p>700mA</text:p>
          </table:table-cell>
          <table:table-cell table:formula="of:=SUBSTITUTE(SUBSTITUTE([.J27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271];&quot;V&quot;;&quot;&quot; )" office:value-type="string" office:string-value="18" calcext:value-type="string">
            <text:p>18</text:p>
          </table:table-cell>
          <table:table-cell office:value-type="string" calcext:value-type="string">
            <text:p>99 lm/W</text:p>
          </table:table-cell>
          <table:table-cell table:formula="of:=SUBSTITUTE([.N271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271]=&quot;2700K&quot;;[.G271]=&quot;2000K&quot;); IF([.Q271]=90;7000/[.I271];8750/[.I271] ); 7000/[.I271])" office:value-type="float" office:value="7.0281124497992" calcext:value-type="float">
            <text:p>7.03</text:p>
          </table:table-cell>
          <table:table-cell table:formula="of:=ROUNDDOWN(134/[.M271])" office:value-type="float" office:value="7" calcext:value-type="float">
            <text:p>7</text:p>
          </table:table-cell>
          <table:table-cell table:formula="of:=[.R271]/[.S271]*30+[.R271]*[.E271]" office:value-type="currency" office:currency="USD" office:value="62.6606425702811" calcext:value-type="currency">
            <text:p>$62.66</text:p>
          </table:table-cell>
          <table:table-cell table:formula="of:=[.T271]+ROUNDUP([.R271]/[.O271]*[.I271])/1000*0.1*365*12" office:value-type="currency" office:currency="USD" office:value="101.642642570281" calcext:value-type="currency">
            <text:p>$101.64</text:p>
          </table:table-cell>
          <table:table-cell table:formula="of:=[.U271]+ROUNDUP([.R271]/[.O271]*[.I271])/1000*0.1*365*12*5" office:value-type="currency" office:currency="USD" office:value="296.552642570281" calcext:value-type="currency">
            <text:p>$296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8_0516.pdf</text:p>
          </table:table-cell>
          <table:table-cell office:value-type="string" calcext:value-type="string">
            <text:p>CXA2540-0000-000N00U227F</text:p>
          </table:table-cell>
          <table:table-cell office:value-type="string" calcext:value-type="string">
            <text:p>Cree Inc.</text:p>
          </table:table-cell>
          <table:table-cell office:value-type="float" office:value="69" calcext:value-type="float">
            <text:p>69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2700K 4-Step MacAdam Ellipse</text:p>
          </table:table-cell>
          <table:table-cell table:formula="of:=LEFT([.F272];5)" office:value-type="string" office:string-value="2700K" calcext:value-type="string">
            <text:p>2700K</text:p>
          </table:table-cell>
          <table:table-cell office:value-type="string" calcext:value-type="string">
            <text:p>3818 lm (3680 lm ~ 3955 lm)</text:p>
          </table:table-cell>
          <table:table-cell table:formula="of:=TRIM(LEFT([.H272];5))" office:value-type="string" office:string-value="3818" calcext:value-type="string">
            <text:p>3818</text:p>
          </table:table-cell>
          <table:table-cell office:value-type="string" calcext:value-type="string">
            <text:p>1.1A</text:p>
          </table:table-cell>
          <table:table-cell table:formula="of:=SUBSTITUTE(SUBSTITUTE([.J272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27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4 lm/W</text:p>
          </table:table-cell>
          <table:table-cell table:formula="of:=SUBSTITUTE([.N272];&quot;lm/W&quot;;&quot;&quot; )" office:value-type="string" office:string-value="94 " calcext:value-type="string">
            <text:p>94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72]=&quot;2700K&quot;;[.G272]=&quot;2000K&quot;); IF([.Q272]=90;7000/[.I272];8750/[.I272] ); 7000/[.I272])" office:value-type="float" office:value="2.29177579884756" calcext:value-type="float">
            <text:p>2.29</text:p>
          </table:table-cell>
          <table:table-cell table:formula="of:=ROUNDDOWN(134/[.M272])" office:value-type="float" office:value="3" calcext:value-type="float">
            <text:p>3</text:p>
          </table:table-cell>
          <table:table-cell table:formula="of:=[.R272]/[.S272]*30+[.R272]*[.E272]" office:value-type="currency" office:currency="USD" office:value="60.5257988475642" calcext:value-type="currency">
            <text:p>$60.53</text:p>
          </table:table-cell>
          <table:table-cell table:formula="of:=[.T272]+ROUNDUP([.R272]/[.O272]*[.I272])/1000*0.1*365*12" office:value-type="currency" office:currency="USD" office:value="101.697798847564" calcext:value-type="currency">
            <text:p>$101.70</text:p>
          </table:table-cell>
          <table:table-cell table:formula="of:=[.U272]+ROUNDUP([.R272]/[.O272]*[.I272])/1000*0.1*365*12*5" office:value-type="currency" office:currency="USD" office:value="307.557798847564" calcext:value-type="currency">
            <text:p>$307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27G2000-C-23</text:p>
          </table:table-cell>
          <table:table-cell office:value-type="string" calcext:value-type="string">
            <text:p>Bridgelux</text:p>
          </table:table-cell>
          <table:table-cell office:value-type="float" office:value="1001" calcext:value-type="float">
            <text:p>1001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2700K 3-Step MacAdam Ellipse</text:p>
          </table:table-cell>
          <table:table-cell table:formula="of:=LEFT([.F273];5)" office:value-type="string" office:string-value="2700K" calcext:value-type="string">
            <text:p>2700K</text:p>
          </table:table-cell>
          <table:table-cell office:value-type="string" calcext:value-type="string">
            <text:p>1461 lm (Typ)</text:p>
          </table:table-cell>
          <table:table-cell table:formula="of:=TRIM(LEFT([.H273];4))" office:value-type="string" office:string-value="1461" calcext:value-type="string">
            <text:p>1461</text:p>
          </table:table-cell>
          <table:table-cell office:value-type="string" calcext:value-type="string">
            <text:p>500mA</text:p>
          </table:table-cell>
          <table:table-cell table:formula="of:=SUBSTITUTE(SUBSTITUTE([.J27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273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93 lm/W</text:p>
          </table:table-cell>
          <table:table-cell table:formula="of:=SUBSTITUTE([.N273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73]=&quot;2700K&quot;;[.G273]=&quot;2000K&quot;); IF([.Q273]=90;7000/[.I273];8750/[.I273] ); 7000/[.I273])" office:value-type="float" office:value="4.79123887748118" calcext:value-type="float">
            <text:p>4.79</text:p>
          </table:table-cell>
          <table:table-cell table:formula="of:=ROUNDDOWN(134/[.M273])" office:value-type="float" office:value="4" calcext:value-type="float">
            <text:p>4</text:p>
          </table:table-cell>
          <table:table-cell table:formula="of:=[.R273]/[.S273]*30+[.R273]*[.E273]" office:value-type="currency" office:currency="USD" office:value="68.4188911704312" calcext:value-type="currency">
            <text:p>$68.42</text:p>
          </table:table-cell>
          <table:table-cell table:formula="of:=[.T273]+ROUNDUP([.R273]/[.O273]*[.I273])/1000*0.1*365*12" office:value-type="currency" office:currency="USD" office:value="101.706891170431" calcext:value-type="currency">
            <text:p>$101.71</text:p>
          </table:table-cell>
          <table:table-cell table:formula="of:=[.U273]+ROUNDUP([.R273]/[.O273]*[.I273])/1000*0.1*365*12*5" office:value-type="currency" office:currency="USD" office:value="268.146891170431" calcext:value-type="currency">
            <text:p>$268.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0B1001-D-73</text:p>
          </table:table-cell>
          <table:table-cell office:value-type="string" calcext:value-type="string">
            <text:p>Bridgelux</text:p>
          </table:table-cell>
          <table:table-cell office:value-type="float" office:value="62" calcext:value-type="float">
            <text:p>62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000K 3-Step MacAdam Ellipse</text:p>
          </table:table-cell>
          <table:table-cell table:formula="of:=LEFT([.F274];5)" office:value-type="string" office:string-value="2000K" calcext:value-type="string">
            <text:p>2000K</text:p>
          </table:table-cell>
          <table:table-cell office:value-type="string" calcext:value-type="string">
            <text:p>1156 lm (Typ)</text:p>
          </table:table-cell>
          <table:table-cell table:formula="of:=TRIM(LEFT([.H274];4))" office:value-type="string" office:string-value="1156" calcext:value-type="string">
            <text:p>1156</text:p>
          </table:table-cell>
          <table:table-cell office:value-type="string" calcext:value-type="string">
            <text:p>350mA</text:p>
          </table:table-cell>
          <table:table-cell table:formula="of:=SUBSTITUTE(SUBSTITUTE([.J27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74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31 lm/W</text:p>
          </table:table-cell>
          <table:table-cell table:formula="of:=SUBSTITUTE([.N274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700mA</text:p>
          </table:table-cell>
          <table:table-cell office:value-type="float" office:value="65" calcext:value-type="float">
            <text:p>65</text:p>
          </table:table-cell>
          <table:table-cell table:formula="of:=IF(OR([.G274]=&quot;2700K&quot;;[.G274]=&quot;2000K&quot;); IF([.Q274]=90;7000/[.I274];8750/[.I274] ); 7000/[.I274])" office:value-type="float" office:value="7.56920415224914" calcext:value-type="float">
            <text:p>7.57</text:p>
          </table:table-cell>
          <table:table-cell table:formula="of:=ROUNDDOWN(134/[.M274])" office:value-type="float" office:value="5" calcext:value-type="float">
            <text:p>5</text:p>
          </table:table-cell>
          <table:table-cell table:formula="of:=[.R274]/[.S274]*30+[.R274]*[.E274]" office:value-type="currency" office:currency="USD" office:value="72.8914359861592" calcext:value-type="currency">
            <text:p>$72.89</text:p>
          </table:table-cell>
          <table:table-cell table:formula="of:=[.T274]+ROUNDUP([.R274]/[.O274]*[.I274])/1000*0.1*365*12" office:value-type="currency" office:currency="USD" office:value="102.237435986159" calcext:value-type="currency">
            <text:p>$102.24</text:p>
          </table:table-cell>
          <table:table-cell table:formula="of:=[.U274]+ROUNDUP([.R274]/[.O274]*[.I274])/1000*0.1*365*12*5" office:value-type="currency" office:currency="USD" office:value="248.967435986159" calcext:value-type="currency">
            <text:p>$248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711-1204C4-273M2K1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2700K</text:p>
          </table:table-cell>
          <table:table-cell table:formula="of:=LEFT([.F275];5)" office:value-type="string" office:string-value="2700K" calcext:value-type="string">
            <text:p>2700K</text:p>
          </table:table-cell>
          <table:table-cell office:value-type="string" calcext:value-type="string">
            <text:p>2877 lm (Typ)</text:p>
          </table:table-cell>
          <table:table-cell table:formula="of:=TRIM(LEFT([.H275];5))" office:value-type="string" office:string-value="2877" calcext:value-type="string">
            <text:p>2877</text:p>
          </table:table-cell>
          <table:table-cell office:value-type="string" calcext:value-type="string">
            <text:p>700mA</text:p>
          </table:table-cell>
          <table:table-cell table:formula="of:=SUBSTITUTE(SUBSTITUTE([.J275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75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9 lm/W</text:p>
          </table:table-cell>
          <table:table-cell table:formula="of:=SUBSTITUTE([.N275];&quot;lm/W&quot;;&quot;&quot; )" office:value-type="string" office:string-value="109 " calcext:value-type="string">
            <text:p>109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75]=&quot;2700K&quot;;[.G275]=&quot;2000K&quot;); IF([.Q275]=90;7000/[.I275];8750/[.I275] ); 7000/[.I275])" office:value-type="float" office:value="3.04136253041363" calcext:value-type="float">
            <text:p>3.04</text:p>
          </table:table-cell>
          <table:table-cell table:formula="of:=ROUNDDOWN(134/[.M275])" office:value-type="float" office:value="3" calcext:value-type="float">
            <text:p>3</text:p>
          </table:table-cell>
          <table:table-cell table:formula="of:=[.R275]/[.S275]*30+[.R275]*[.E275]" office:value-type="currency" office:currency="USD" office:value="67.0924574209246" calcext:value-type="currency">
            <text:p>$67.09</text:p>
          </table:table-cell>
          <table:table-cell table:formula="of:=[.T275]+ROUNDUP([.R275]/[.O275]*[.I275])/1000*0.1*365*12" office:value-type="currency" office:currency="USD" office:value="102.570457420925" calcext:value-type="currency">
            <text:p>$102.57</text:p>
          </table:table-cell>
          <table:table-cell table:formula="of:=[.U275]+ROUNDUP([.R275]/[.O275]*[.I275])/1000*0.1*365*12*5" office:value-type="currency" office:currency="USD" office:value="279.960457420925" calcext:value-type="currency">
            <text:p>$279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558_0216.pdf</text:p>
          </table:table-cell>
          <table:table-cell office:value-type="string" calcext:value-type="string">
            <text:p>CLU038-1208C4-403H7K4</text:p>
          </table:table-cell>
          <table:table-cell office:value-type="string" calcext:value-type="string">
            <text:p>Citizen</text:p>
          </table:table-cell>
          <table:table-cell office:value-type="float" office:value="23" calcext:value-type="float">
            <text:p>23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276];5)" office:value-type="string" office:string-value="4000K" calcext:value-type="string">
            <text:p>4000K</text:p>
          </table:table-cell>
          <table:table-cell office:value-type="string" calcext:value-type="string">
            <text:p>2784 lm (Typ)</text:p>
          </table:table-cell>
          <table:table-cell table:formula="of:=TRIM(LEFT([.H276];5))" office:value-type="string" office:string-value="2784" calcext:value-type="string">
            <text:p>2784</text:p>
          </table:table-cell>
          <table:table-cell office:value-type="string" calcext:value-type="string">
            <text:p>720mA</text:p>
          </table:table-cell>
          <table:table-cell table:formula="of:=SUBSTITUTE(SUBSTITUTE([.J276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7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276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84A</text:p>
          </table:table-cell>
          <table:table-cell office:value-type="float" office:value="97" calcext:value-type="float">
            <text:p>97</text:p>
          </table:table-cell>
          <table:table-cell table:formula="of:=IF(OR([.G276]=&quot;2700K&quot;;[.G276]=&quot;2000K&quot;); IF([.Q276]=90;7000/[.I276];8750/[.I276] ); 7000/[.I276])" office:value-type="float" office:value="2.51436781609195" calcext:value-type="float">
            <text:p>2.51</text:p>
          </table:table-cell>
          <table:table-cell table:formula="of:=ROUNDDOWN(134/[.M276])" office:value-type="float" office:value="3" calcext:value-type="float">
            <text:p>3</text:p>
          </table:table-cell>
          <table:table-cell table:formula="of:=[.R276]/[.S276]*30+[.R276]*[.E276]" office:value-type="currency" office:currency="USD" office:value="75.0790229885057" calcext:value-type="currency">
            <text:p>$75.08</text:p>
          </table:table-cell>
          <table:table-cell table:formula="of:=[.T276]+ROUNDUP([.R276]/[.O276]*[.I276])/1000*0.1*365*12" office:value-type="currency" office:currency="USD" office:value="102.673022988506" calcext:value-type="currency">
            <text:p>$102.67</text:p>
          </table:table-cell>
          <table:table-cell table:formula="of:=[.U276]+ROUNDUP([.R276]/[.O276]*[.I276])/1000*0.1*365*12*5" office:value-type="currency" office:currency="USD" office:value="240.643022988506" calcext:value-type="currency">
            <text:p>$240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H2000-D-73-SE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2700K 3-Step MacAdam Ellipse</text:p>
          </table:table-cell>
          <table:table-cell table:formula="of:=LEFT([.F277];5)" office:value-type="string" office:string-value="2700K" calcext:value-type="string">
            <text:p>2700K</text:p>
          </table:table-cell>
          <table:table-cell office:value-type="string" calcext:value-type="string">
            <text:p>1641 lm (Typ)</text:p>
          </table:table-cell>
          <table:table-cell table:formula="of:=TRIM(LEFT([.H277];4))" office:value-type="string" office:string-value="1641" calcext:value-type="string">
            <text:p>1641</text:p>
          </table:table-cell>
          <table:table-cell office:value-type="string" calcext:value-type="string">
            <text:p>500mA</text:p>
          </table:table-cell>
          <table:table-cell table:formula="of:=SUBSTITUTE(SUBSTITUTE([.J27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77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06 lm/W</text:p>
          </table:table-cell>
          <table:table-cell table:formula="of:=SUBSTITUTE([.N277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1A</text:p>
          </table:table-cell>
          <table:table-cell office:value-type="float" office:value="97" calcext:value-type="float">
            <text:p>97</text:p>
          </table:table-cell>
          <table:table-cell table:formula="of:=IF(OR([.G277]=&quot;2700K&quot;;[.G277]=&quot;2000K&quot;); IF([.Q277]=90;7000/[.I277];8750/[.I277] ); 7000/[.I277])" office:value-type="float" office:value="5.33211456429007" calcext:value-type="float">
            <text:p>5.33</text:p>
          </table:table-cell>
          <table:table-cell table:formula="of:=ROUNDDOWN(134/[.M277])" office:value-type="float" office:value="4" calcext:value-type="float">
            <text:p>4</text:p>
          </table:table-cell>
          <table:table-cell table:formula="of:=[.R277]/[.S277]*30+[.R277]*[.E277]" office:value-type="currency" office:currency="USD" office:value="66.3848263254113" calcext:value-type="currency">
            <text:p>$66.38</text:p>
          </table:table-cell>
          <table:table-cell table:formula="of:=[.T277]+ROUNDUP([.R277]/[.O277]*[.I277])/1000*0.1*365*12" office:value-type="currency" office:currency="USD" office:value="102.738826325411" calcext:value-type="currency">
            <text:p>$102.74</text:p>
          </table:table-cell>
          <table:table-cell table:formula="of:=[.U277]+ROUNDUP([.R277]/[.O277]*[.I277])/1000*0.1*365*12*5" office:value-type="currency" office:currency="USD" office:value="284.508826325411" calcext:value-type="currency">
            <text:p>$284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C-27E1000-D-73</text:p>
          </table:table-cell>
          <table:table-cell office:value-type="string" calcext:value-type="string">
            <text:p>Bridgelux</text:p>
          </table:table-cell>
          <table:table-cell office:value-type="float" office:value="610" calcext:value-type="float">
            <text:p>610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278];5)" office:value-type="string" office:string-value="2700K" calcext:value-type="string">
            <text:p>2700K</text:p>
          </table:table-cell>
          <table:table-cell office:value-type="string" calcext:value-type="string">
            <text:p>1179 lm (Typ)</text:p>
          </table:table-cell>
          <table:table-cell table:formula="of:=TRIM(LEFT([.H278];4))" office:value-type="string" office:string-value="1179" calcext:value-type="string">
            <text:p>1179</text:p>
          </table:table-cell>
          <table:table-cell office:value-type="string" calcext:value-type="string">
            <text:p>350mA</text:p>
          </table:table-cell>
          <table:table-cell table:formula="of:=SUBSTITUTE(SUBSTITUTE([.J27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78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33 lm/W</text:p>
          </table:table-cell>
          <table:table-cell table:formula="of:=SUBSTITUTE([.N27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78]=&quot;2700K&quot;;[.G278]=&quot;2000K&quot;); IF([.Q278]=90;7000/[.I278];8750/[.I278] ); 7000/[.I278])" office:value-type="float" office:value="7.42154368108567" calcext:value-type="float">
            <text:p>7.42</text:p>
          </table:table-cell>
          <table:table-cell table:formula="of:=ROUNDDOWN(134/[.M278])" office:value-type="float" office:value="5" calcext:value-type="float">
            <text:p>5</text:p>
          </table:table-cell>
          <table:table-cell table:formula="of:=[.R278]/[.S278]*30+[.R278]*[.E278]" office:value-type="currency" office:currency="USD" office:value="73.9185750636132" calcext:value-type="currency">
            <text:p>$73.92</text:p>
          </table:table-cell>
          <table:table-cell table:formula="of:=[.T278]+ROUNDUP([.R278]/[.O278]*[.I278])/1000*0.1*365*12" office:value-type="currency" office:currency="USD" office:value="102.826575063613" calcext:value-type="currency">
            <text:p>$102.83</text:p>
          </table:table-cell>
          <table:table-cell table:formula="of:=[.U278]+ROUNDUP([.R278]/[.O278]*[.I278])/1000*0.1*365*12*5" office:value-type="currency" office:currency="USD" office:value="247.366575063613" calcext:value-type="currency">
            <text:p>$247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G1000-C-73</text:p>
          </table:table-cell>
          <table:table-cell office:value-type="string" calcext:value-type="string">
            <text:p>Bridgelux</text:p>
          </table:table-cell>
          <table:table-cell office:value-type="float" office:value="160" calcext:value-type="float">
            <text:p>16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79];5)" office:value-type="string" office:string-value="2700K" calcext:value-type="string">
            <text:p>2700K</text:p>
          </table:table-cell>
          <table:table-cell office:value-type="string" calcext:value-type="string">
            <text:p>1348 lm (Typ)</text:p>
          </table:table-cell>
          <table:table-cell table:formula="of:=TRIM(LEFT([.H279];4))" office:value-type="string" office:string-value="1348" calcext:value-type="string">
            <text:p>1348</text:p>
          </table:table-cell>
          <table:table-cell office:value-type="string" calcext:value-type="string">
            <text:p>360mA</text:p>
          </table:table-cell>
          <table:table-cell table:formula="of:=SUBSTITUTE(SUBSTITUTE([.J279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79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0 lm/W</text:p>
          </table:table-cell>
          <table:table-cell table:formula="of:=SUBSTITUTE([.N279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79]=&quot;2700K&quot;;[.G279]=&quot;2000K&quot;); IF([.Q279]=90;7000/[.I279];8750/[.I279] ); 7000/[.I279])" office:value-type="float" office:value="5.19287833827893" calcext:value-type="float">
            <text:p>5.19</text:p>
          </table:table-cell>
          <table:table-cell table:formula="of:=ROUNDDOWN(134/[.M279])" office:value-type="float" office:value="3" calcext:value-type="float">
            <text:p>3</text:p>
          </table:table-cell>
          <table:table-cell table:formula="of:=[.R279]/[.S279]*30+[.R279]*[.E279]" office:value-type="currency" office:currency="USD" office:value="75.2967359050445" calcext:value-type="currency">
            <text:p>$75.30</text:p>
          </table:table-cell>
          <table:table-cell table:formula="of:=[.T279]+ROUNDUP([.R279]/[.O279]*[.I279])/1000*0.1*365*12" office:value-type="currency" office:currency="USD" office:value="103.328735905045" calcext:value-type="currency">
            <text:p>$103.33</text:p>
          </table:table-cell>
          <table:table-cell table:formula="of:=[.U279]+ROUNDUP([.R279]/[.O279]*[.I279])/1000*0.1*365*12*5" office:value-type="currency" office:currency="USD" office:value="243.488735905045" calcext:value-type="currency">
            <text:p>$243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701-0304C4-403H5K2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</text:p>
          </table:table-cell>
          <table:table-cell table:formula="of:=LEFT([.F280];5)" office:value-type="string" office:string-value="4000K" calcext:value-type="string">
            <text:p>4000K</text:p>
          </table:table-cell>
          <table:table-cell office:value-type="string" calcext:value-type="string">
            <text:p>687 lm (Typ)</text:p>
          </table:table-cell>
          <table:table-cell table:formula="of:=TRIM(LEFT([.H280];4))" office:value-type="string" office:string-value="687" calcext:value-type="string">
            <text:p>687</text:p>
          </table:table-cell>
          <table:table-cell office:value-type="string" calcext:value-type="string">
            <text:p>700mA</text:p>
          </table:table-cell>
          <table:table-cell table:formula="of:=SUBSTITUTE(SUBSTITUTE([.J28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280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04 lm/W</text:p>
          </table:table-cell>
          <table:table-cell table:formula="of:=SUBSTITUTE([.N280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80]=&quot;2700K&quot;;[.G280]=&quot;2000K&quot;); IF([.Q280]=90;7000/[.I280];8750/[.I280] ); 7000/[.I280])" office:value-type="float" office:value="10.1892285298399" calcext:value-type="float">
            <text:p>10.19</text:p>
          </table:table-cell>
          <table:table-cell table:formula="of:=ROUNDDOWN(134/[.M280])" office:value-type="float" office:value="14" calcext:value-type="float">
            <text:p>14</text:p>
          </table:table-cell>
          <table:table-cell table:formula="of:=[.R280]/[.S280]*30+[.R280]*[.E280]" office:value-type="currency" office:currency="USD" office:value="73.7991266375546" calcext:value-type="currency">
            <text:p>$73.80</text:p>
          </table:table-cell>
          <table:table-cell table:formula="of:=[.T280]+ROUNDUP([.R280]/[.O280]*[.I280])/1000*0.1*365*12" office:value-type="currency" office:currency="USD" office:value="103.583126637555" calcext:value-type="currency">
            <text:p>$103.58</text:p>
          </table:table-cell>
          <table:table-cell table:formula="of:=[.U280]+ROUNDUP([.R280]/[.O280]*[.I280])/1000*0.1*365*12*5" office:value-type="currency" office:currency="USD" office:value="252.503126637555" calcext:value-type="currency">
            <text:p>$252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698_0516.pdf</text:p>
          </table:table-cell>
          <table:table-cell office:value-type="string" calcext:value-type="string">
            <text:p>CLU038-1208C4-273M2K1</text:p>
          </table:table-cell>
          <table:table-cell office:value-type="string" calcext:value-type="string">
            <text:p>Citizen</text:p>
          </table:table-cell>
          <table:table-cell office:value-type="float" office:value="76" calcext:value-type="float">
            <text:p>76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281];5)" office:value-type="string" office:string-value="2700K" calcext:value-type="string">
            <text:p>2700K</text:p>
          </table:table-cell>
          <table:table-cell office:value-type="string" calcext:value-type="string">
            <text:p>3431 lm (Typ)</text:p>
          </table:table-cell>
          <table:table-cell table:formula="of:=TRIM(LEFT([.H281];5))" office:value-type="string" office:string-value="3431" calcext:value-type="string">
            <text:p>3431</text:p>
          </table:table-cell>
          <table:table-cell office:value-type="string" calcext:value-type="string">
            <text:p>720mA</text:p>
          </table:table-cell>
          <table:table-cell table:formula="of:=SUBSTITUTE(SUBSTITUTE([.J281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8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8 lm/W</text:p>
          </table:table-cell>
          <table:table-cell table:formula="of:=SUBSTITUTE([.N281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1.84A</text:p>
          </table:table-cell>
          <table:table-cell office:value-type="float" office:value="80" calcext:value-type="float">
            <text:p>80</text:p>
          </table:table-cell>
          <table:table-cell table:formula="of:=IF(OR([.G281]=&quot;2700K&quot;;[.G281]=&quot;2000K&quot;); IF([.Q281]=90;7000/[.I281];8750/[.I281] ); 7000/[.I281])" office:value-type="float" office:value="2.5502768872049" calcext:value-type="float">
            <text:p>2.55</text:p>
          </table:table-cell>
          <table:table-cell table:formula="of:=ROUNDDOWN(134/[.M281])" office:value-type="float" office:value="3" calcext:value-type="float">
            <text:p>3</text:p>
          </table:table-cell>
          <table:table-cell table:formula="of:=[.R281]/[.S281]*30+[.R281]*[.E281]" office:value-type="currency" office:currency="USD" office:value="76.1512678519382" calcext:value-type="currency">
            <text:p>$76.15</text:p>
          </table:table-cell>
          <table:table-cell table:formula="of:=[.T281]+ROUNDUP([.R281]/[.O281]*[.I281])/1000*0.1*365*12" office:value-type="currency" office:currency="USD" office:value="104.183267851938" calcext:value-type="currency">
            <text:p>$104.18</text:p>
          </table:table-cell>
          <table:table-cell table:formula="of:=[.U281]+ROUNDUP([.R281]/[.O281]*[.I281])/1000*0.1*365*12*5" office:value-type="currency" office:currency="USD" office:value="244.343267851938" calcext:value-type="currency">
            <text:p>$244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701-1002C4-403M2K1</text:p>
          </table:table-cell>
          <table:table-cell office:value-type="string" calcext:value-type="string">
            <text:p>Citizen</text:p>
          </table:table-cell>
          <table:table-cell office:value-type="float" office:value="150" calcext:value-type="float">
            <text:p>150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4000K</text:p>
          </table:table-cell>
          <table:table-cell table:formula="of:=LEFT([.F282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282];4))" office:value-type="string" office:string-value="1278" calcext:value-type="string">
            <text:p>1278</text:p>
          </table:table-cell>
          <table:table-cell office:value-type="string" calcext:value-type="string">
            <text:p>350mA</text:p>
          </table:table-cell>
          <table:table-cell table:formula="of:=SUBSTITUTE(SUBSTITUTE([.J28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282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17 lm/W</text:p>
          </table:table-cell>
          <table:table-cell table:formula="of:=SUBSTITUTE([.N282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282]=&quot;2700K&quot;;[.G282]=&quot;2000K&quot;); IF([.Q282]=90;7000/[.I282];8750/[.I282] ); 7000/[.I282])" office:value-type="float" office:value="5.4773082942097" calcext:value-type="float">
            <text:p>5.48</text:p>
          </table:table-cell>
          <table:table-cell table:formula="of:=ROUNDDOWN(134/[.M282])" office:value-type="float" office:value="4" calcext:value-type="float">
            <text:p>4</text:p>
          </table:table-cell>
          <table:table-cell table:formula="of:=[.R282]/[.S282]*30+[.R282]*[.E282]" office:value-type="currency" office:currency="USD" office:value="78.3802816901409" calcext:value-type="currency">
            <text:p>$78.38</text:p>
          </table:table-cell>
          <table:table-cell table:formula="of:=[.T282]+ROUNDUP([.R282]/[.O282]*[.I282])/1000*0.1*365*12" office:value-type="currency" office:currency="USD" office:value="104.660281690141" calcext:value-type="currency">
            <text:p>$104.66</text:p>
          </table:table-cell>
          <table:table-cell table:formula="of:=[.U282]+ROUNDUP([.R282]/[.O282]*[.I282])/1000*0.1*365*12*5" office:value-type="currency" office:currency="USD" office:value="236.060281690141" calcext:value-type="currency">
            <text:p>$236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YR227G</text:p>
          </table:table-cell>
          <table:table-cell office:value-type="string" calcext:value-type="string">
            <text:p>Cree Inc.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2700K 3-Step MacAdam Ellipse</text:p>
          </table:table-cell>
          <table:table-cell table:formula="of:=LEFT([.F283];5)" office:value-type="string" office:string-value="2700K" calcext:value-type="string">
            <text:p>2700K</text:p>
          </table:table-cell>
          <table:table-cell office:value-type="string" calcext:value-type="string">
            <text:p>2510 lm (2420 lm ~ 2600 lm)</text:p>
          </table:table-cell>
          <table:table-cell table:formula="of:=TRIM(LEFT([.H283];5))" office:value-type="string" office:string-value="2510" calcext:value-type="string">
            <text:p>2510</text:p>
          </table:table-cell>
          <table:table-cell office:value-type="string" calcext:value-type="string">
            <text:p>800mA</text:p>
          </table:table-cell>
          <table:table-cell table:formula="of:=SUBSTITUTE(SUBSTITUTE([.J283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28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7 lm/W</text:p>
          </table:table-cell>
          <table:table-cell table:formula="of:=SUBSTITUTE([.N283];&quot;lm/W&quot;;&quot;&quot; )" office:value-type="string" office:string-value="87 " calcext:value-type="string">
            <text:p>87 </text:p>
          </table:table-cell>
          <table:table-cell office:value-type="string" calcext:value-type="string">
            <text:p>1.6A</text:p>
          </table:table-cell>
          <table:table-cell office:value-type="float" office:value="93" calcext:value-type="float">
            <text:p>93</text:p>
          </table:table-cell>
          <table:table-cell table:formula="of:=IF(OR([.G283]=&quot;2700K&quot;;[.G283]=&quot;2000K&quot;); IF([.Q283]=90;7000/[.I283];8750/[.I283] ); 7000/[.I283])" office:value-type="float" office:value="3.48605577689243" calcext:value-type="float">
            <text:p>3.49</text:p>
          </table:table-cell>
          <table:table-cell table:formula="of:=ROUNDDOWN(134/[.M283])" office:value-type="float" office:value="3" calcext:value-type="float">
            <text:p>3</text:p>
          </table:table-cell>
          <table:table-cell table:formula="of:=[.R283]/[.S283]*30+[.R283]*[.E283]" office:value-type="currency" office:currency="USD" office:value="60.6225099601594" calcext:value-type="currency">
            <text:p>$60.62</text:p>
          </table:table-cell>
          <table:table-cell table:formula="of:=[.T283]+ROUNDUP([.R283]/[.O283]*[.I283])/1000*0.1*365*12" office:value-type="currency" office:currency="USD" office:value="104.860509960159" calcext:value-type="currency">
            <text:p>$104.86</text:p>
          </table:table-cell>
          <table:table-cell table:formula="of:=[.U283]+ROUNDUP([.R283]/[.O283]*[.I283])/1000*0.1*365*12*5" office:value-type="currency" office:currency="USD" office:value="326.050509960159" calcext:value-type="currency">
            <text:p>$326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37_0216.pdf</text:p>
          </table:table-cell>
          <table:table-cell office:value-type="string" calcext:value-type="string">
            <text:p>CLU038-1205C4-403H5K2</text:p>
          </table:table-cell>
          <table:table-cell office:value-type="string" calcext:value-type="string">
            <text:p>Citizen</text:p>
          </table:table-cell>
          <table:table-cell office:value-type="float" office:value="85" calcext:value-type="float">
            <text:p>85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284];5)" office:value-type="string" office:string-value="4000K" calcext:value-type="string">
            <text:p>4000K</text:p>
          </table:table-cell>
          <table:table-cell office:value-type="string" calcext:value-type="string">
            <text:p>1965 lm (Typ)</text:p>
          </table:table-cell>
          <table:table-cell table:formula="of:=TRIM(LEFT([.H284];5))" office:value-type="string" office:string-value="1965" calcext:value-type="string">
            <text:p>1965</text:p>
          </table:table-cell>
          <table:table-cell office:value-type="string" calcext:value-type="string">
            <text:p>450mA</text:p>
          </table:table-cell>
          <table:table-cell table:formula="of:=SUBSTITUTE(SUBSTITUTE([.J28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28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28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15A</text:p>
          </table:table-cell>
          <table:table-cell office:value-type="float" office:value="90" calcext:value-type="float">
            <text:p>90</text:p>
          </table:table-cell>
          <table:table-cell table:formula="of:=IF(OR([.G284]=&quot;2700K&quot;;[.G284]=&quot;2000K&quot;); IF([.Q284]=90;7000/[.I284];8750/[.I284] ); 7000/[.I284])" office:value-type="float" office:value="3.56234096692112" calcext:value-type="float">
            <text:p>3.56</text:p>
          </table:table-cell>
          <table:table-cell table:formula="of:=ROUNDDOWN(134/[.M284])" office:value-type="float" office:value="3" calcext:value-type="float">
            <text:p>3</text:p>
          </table:table-cell>
          <table:table-cell table:formula="of:=[.R284]/[.S284]*30+[.R284]*[.E284]" office:value-type="currency" office:currency="USD" office:value="80.7582697201018" calcext:value-type="currency">
            <text:p>$80.76</text:p>
          </table:table-cell>
          <table:table-cell table:formula="of:=[.T284]+ROUNDUP([.R284]/[.O284]*[.I284])/1000*0.1*365*12" office:value-type="currency" office:currency="USD" office:value="105.286269720102" calcext:value-type="currency">
            <text:p>$105.29</text:p>
          </table:table-cell>
          <table:table-cell table:formula="of:=[.U284]+ROUNDUP([.R284]/[.O284]*[.I284])/1000*0.1*365*12*5" office:value-type="currency" office:currency="USD" office:value="227.926269720102" calcext:value-type="currency">
            <text:p>$227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7G1000-C-73-SE</text:p>
          </table:table-cell>
          <table:table-cell office:value-type="string" calcext:value-type="string">
            <text:p>Bridgelux</text:p>
          </table:table-cell>
          <table:table-cell office:value-type="float" office:value="276" calcext:value-type="float">
            <text:p>27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2700K 3-Step MacAdam Ellipse</text:p>
          </table:table-cell>
          <table:table-cell table:formula="of:=LEFT([.F285];5)" office:value-type="string" office:string-value="2700K" calcext:value-type="string">
            <text:p>2700K</text:p>
          </table:table-cell>
          <table:table-cell office:value-type="string" calcext:value-type="string">
            <text:p>1310 lm (Typ)</text:p>
          </table:table-cell>
          <table:table-cell table:formula="of:=TRIM(LEFT([.H285];4))" office:value-type="string" office:string-value="1310" calcext:value-type="string">
            <text:p>1310</text:p>
          </table:table-cell>
          <table:table-cell office:value-type="string" calcext:value-type="string">
            <text:p>360mA</text:p>
          </table:table-cell>
          <table:table-cell table:formula="of:=SUBSTITUTE(SUBSTITUTE([.J285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8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07 lm/W</text:p>
          </table:table-cell>
          <table:table-cell table:formula="of:=SUBSTITUTE([.N285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85]=&quot;2700K&quot;;[.G285]=&quot;2000K&quot;); IF([.Q285]=90;7000/[.I285];8750/[.I285] ); 7000/[.I285])" office:value-type="float" office:value="5.34351145038168" calcext:value-type="float">
            <text:p>5.34</text:p>
          </table:table-cell>
          <table:table-cell table:formula="of:=ROUNDDOWN(134/[.M285])" office:value-type="float" office:value="3" calcext:value-type="float">
            <text:p>3</text:p>
          </table:table-cell>
          <table:table-cell table:formula="of:=[.R285]/[.S285]*30+[.R285]*[.E285]" office:value-type="currency" office:currency="USD" office:value="76.9465648854962" calcext:value-type="currency">
            <text:p>$76.95</text:p>
          </table:table-cell>
          <table:table-cell table:formula="of:=[.T285]+ROUNDUP([.R285]/[.O285]*[.I285])/1000*0.1*365*12" office:value-type="currency" office:currency="USD" office:value="105.854564885496" calcext:value-type="currency">
            <text:p>$105.85</text:p>
          </table:table-cell>
          <table:table-cell table:formula="of:=[.U285]+ROUNDUP([.R285]/[.O285]*[.I285])/1000*0.1*365*12*5" office:value-type="currency" office:currency="USD" office:value="250.394564885496" calcext:value-type="currency">
            <text:p>$250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40G1000-B-23</text:p>
          </table:table-cell>
          <table:table-cell office:value-type="string" calcext:value-type="string">
            <text:p>Bridgelux</text:p>
          </table:table-cell>
          <table:table-cell office:value-type="float" office:value="257" calcext:value-type="float">
            <text:p>257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4000K 3-Step MacAdam Ellipse</text:p>
          </table:table-cell>
          <table:table-cell table:formula="of:=LEFT([.F286];5)" office:value-type="string" office:string-value="4000K" calcext:value-type="string">
            <text:p>4000K</text:p>
          </table:table-cell>
          <table:table-cell office:value-type="string" calcext:value-type="string">
            <text:p>948 lm (Typ)</text:p>
          </table:table-cell>
          <table:table-cell table:formula="of:=TRIM(LEFT([.H286];4))" office:value-type="string" office:string-value="948" calcext:value-type="string">
            <text:p>948</text:p>
          </table:table-cell>
          <table:table-cell office:value-type="string" calcext:value-type="string">
            <text:p>350mA</text:p>
          </table:table-cell>
          <table:table-cell table:formula="of:=SUBSTITUTE(SUBSTITUTE([.J28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286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05 lm/W</text:p>
          </table:table-cell>
          <table:table-cell table:formula="of:=SUBSTITUTE([.N286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86]=&quot;2700K&quot;;[.G286]=&quot;2000K&quot;); IF([.Q286]=90;7000/[.I286];8750/[.I286] ); 7000/[.I286])" office:value-type="float" office:value="7.38396624472574" calcext:value-type="float">
            <text:p>7.38</text:p>
          </table:table-cell>
          <table:table-cell table:formula="of:=ROUNDDOWN(134/[.M286])" office:value-type="float" office:value="5" calcext:value-type="float">
            <text:p>5</text:p>
          </table:table-cell>
          <table:table-cell table:formula="of:=[.R286]/[.S286]*30+[.R286]*[.E286]" office:value-type="currency" office:currency="USD" office:value="76.6455696202532" calcext:value-type="currency">
            <text:p>$76.65</text:p>
          </table:table-cell>
          <table:table-cell table:formula="of:=[.T286]+ROUNDUP([.R286]/[.O286]*[.I286])/1000*0.1*365*12" office:value-type="currency" office:currency="USD" office:value="105.991569620253" calcext:value-type="currency">
            <text:p>$105.99</text:p>
          </table:table-cell>
          <table:table-cell table:formula="of:=[.U286]+ROUNDUP([.R286]/[.O286]*[.I286])/1000*0.1*365*12*5" office:value-type="currency" office:currency="USD" office:value="252.721569620253" calcext:value-type="currency">
            <text:p>$25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BXRC-27E1000-C-73-SE</text:p>
          </table:table-cell>
          <table:table-cell office:value-type="string" calcext:value-type="string">
            <text:p>Bridgelux</text:p>
          </table:table-cell>
          <table:table-cell office:value-type="float" office:value="48" calcext:value-type="float">
            <text:p>48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700K 3-Step MacAdam Ellipse</text:p>
          </table:table-cell>
          <table:table-cell table:formula="of:=LEFT([.F287];5)" office:value-type="string" office:string-value="2700K" calcext:value-type="string">
            <text:p>2700K</text:p>
          </table:table-cell>
          <table:table-cell office:value-type="string" calcext:value-type="string">
            <text:p>1572 lm (Typ)</text:p>
          </table:table-cell>
          <table:table-cell table:formula="of:=TRIM(LEFT([.H287];4))" office:value-type="string" office:string-value="1572" calcext:value-type="string">
            <text:p>1572</text:p>
          </table:table-cell>
          <table:table-cell office:value-type="string" calcext:value-type="string">
            <text:p>360mA</text:p>
          </table:table-cell>
          <table:table-cell table:formula="of:=SUBSTITUTE(SUBSTITUTE([.J287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87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9 lm/W</text:p>
          </table:table-cell>
          <table:table-cell table:formula="of:=SUBSTITUTE([.N287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87]=&quot;2700K&quot;;[.G287]=&quot;2000K&quot;); IF([.Q287]=90;7000/[.I287];8750/[.I287] ); 7000/[.I287])" office:value-type="float" office:value="5.56615776081425" calcext:value-type="float">
            <text:p>5.57</text:p>
          </table:table-cell>
          <table:table-cell table:formula="of:=ROUNDDOWN(134/[.M287])" office:value-type="float" office:value="3" calcext:value-type="float">
            <text:p>3</text:p>
          </table:table-cell>
          <table:table-cell table:formula="of:=[.R287]/[.S287]*30+[.R287]*[.E287]" office:value-type="currency" office:currency="USD" office:value="76.4790076335878" calcext:value-type="currency">
            <text:p>$76.48</text:p>
          </table:table-cell>
          <table:table-cell table:formula="of:=[.T287]+ROUNDUP([.R287]/[.O287]*[.I287])/1000*0.1*365*12" office:value-type="currency" office:currency="USD" office:value="106.263007633588" calcext:value-type="currency">
            <text:p>$106.26</text:p>
          </table:table-cell>
          <table:table-cell table:formula="of:=[.U287]+ROUNDUP([.R287]/[.O287]*[.I287])/1000*0.1*365*12*5" office:value-type="currency" office:currency="USD" office:value="255.183007633588" calcext:value-type="currency">
            <text:p>$255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BXRC-27H2000-D-73</text:p>
          </table:table-cell>
          <table:table-cell office:value-type="string" calcext:value-type="string">
            <text:p>Bridgelux</text:p>
          </table:table-cell>
          <table:table-cell office:value-type="float" office:value="290" calcext:value-type="float">
            <text:p>290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2700K 3-Step MacAdam Ellipse</text:p>
          </table:table-cell>
          <table:table-cell table:formula="of:=LEFT([.F288];5)" office:value-type="string" office:string-value="2700K" calcext:value-type="string">
            <text:p>2700K</text:p>
          </table:table-cell>
          <table:table-cell office:value-type="string" calcext:value-type="string">
            <text:p>1674 lm (Typ)</text:p>
          </table:table-cell>
          <table:table-cell table:formula="of:=TRIM(LEFT([.H288];4))" office:value-type="string" office:string-value="1674" calcext:value-type="string">
            <text:p>1674</text:p>
          </table:table-cell>
          <table:table-cell office:value-type="string" calcext:value-type="string">
            <text:p>500mA</text:p>
          </table:table-cell>
          <table:table-cell table:formula="of:=SUBSTITUTE(SUBSTITUTE([.J28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8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08 lm/W</text:p>
          </table:table-cell>
          <table:table-cell table:formula="of:=SUBSTITUTE([.N288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1A</text:p>
          </table:table-cell>
          <table:table-cell office:value-type="float" office:value="97" calcext:value-type="float">
            <text:p>97</text:p>
          </table:table-cell>
          <table:table-cell table:formula="of:=IF(OR([.G288]=&quot;2700K&quot;;[.G288]=&quot;2000K&quot;); IF([.Q288]=90;7000/[.I288];8750/[.I288] ); 7000/[.I288])" office:value-type="float" office:value="5.22700119474313" calcext:value-type="float">
            <text:p>5.23</text:p>
          </table:table-cell>
          <table:table-cell table:formula="of:=ROUNDDOWN(134/[.M288])" office:value-type="float" office:value="4" calcext:value-type="float">
            <text:p>4</text:p>
          </table:table-cell>
          <table:table-cell table:formula="of:=[.R288]/[.S288]*30+[.R288]*[.E288]" office:value-type="currency" office:currency="USD" office:value="70.40770609319" calcext:value-type="currency">
            <text:p>$70.41</text:p>
          </table:table-cell>
          <table:table-cell table:formula="of:=[.T288]+ROUNDUP([.R288]/[.O288]*[.I288])/1000*0.1*365*12" office:value-type="currency" office:currency="USD" office:value="106.32370609319" calcext:value-type="currency">
            <text:p>$106.32</text:p>
          </table:table-cell>
          <table:table-cell table:formula="of:=[.U288]+ROUNDUP([.R288]/[.O288]*[.I288])/1000*0.1*365*12*5" office:value-type="currency" office:currency="USD" office:value="285.90370609319" calcext:value-type="currency">
            <text:p>$285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427G</text:p>
          </table:table-cell>
          <table:table-cell office:value-type="string" calcext:value-type="string">
            <text:p>Cree Inc.</text:p>
          </table:table-cell>
          <table:table-cell office:value-type="float" office:value="15" calcext:value-type="float">
            <text:p>1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 3-Step MacAdam Ellipse</text:p>
          </table:table-cell>
          <table:table-cell table:formula="of:=LEFT([.F289];5)" office:value-type="string" office:string-value="2700K" calcext:value-type="string">
            <text:p>2700K</text:p>
          </table:table-cell>
          <table:table-cell office:value-type="string" calcext:value-type="string">
            <text:p>425 lm (410 lm ~ 440 lm)</text:p>
          </table:table-cell>
          <table:table-cell table:formula="of:=TRIM(LEFT([.H289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28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89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28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89]=&quot;2700K&quot;;[.G289]=&quot;2000K&quot;); IF([.Q289]=90;7000/[.I289];8750/[.I289] ); 7000/[.I289])" office:value-type="float" office:value="20.5882352941176" calcext:value-type="float">
            <text:p>20.59</text:p>
          </table:table-cell>
          <table:table-cell table:formula="of:=ROUNDDOWN(134/[.M289])" office:value-type="float" office:value="14" calcext:value-type="float">
            <text:p>14</text:p>
          </table:table-cell>
          <table:table-cell table:formula="of:=[.R289]/[.S289]*30+[.R289]*[.E289]" office:value-type="currency" office:currency="USD" office:value="73.5588235294118" calcext:value-type="currency">
            <text:p>$73.56</text:p>
          </table:table-cell>
          <table:table-cell table:formula="of:=[.T289]+ROUNDUP([.R289]/[.O289]*[.I289])/1000*0.1*365*12" office:value-type="currency" office:currency="USD" office:value="106.408823529412" calcext:value-type="currency">
            <text:p>$106.41</text:p>
          </table:table-cell>
          <table:table-cell table:formula="of:=[.U289]+ROUNDUP([.R289]/[.O289]*[.I289])/1000*0.1*365*12*5" office:value-type="currency" office:currency="USD" office:value="270.658823529412" calcext:value-type="currency">
            <text:p>$270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16.pdf</text:p>
          </table:table-cell>
          <table:table-cell office:value-type="string" calcext:value-type="string">
            <text:p>CXB1816-0000-000N0HP427G</text:p>
          </table:table-cell>
          <table:table-cell office:value-type="string" calcext:value-type="string">
            <text:p>Cree Inc.</text:p>
          </table:table-cell>
          <table:table-cell office:value-type="float" office:value="38" calcext:value-type="float">
            <text:p>3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700K 3-Step MacAdam Ellipse</text:p>
          </table:table-cell>
          <table:table-cell table:formula="of:=LEFT([.F290];5)" office:value-type="string" office:string-value="2700K" calcext:value-type="string">
            <text:p>2700K</text:p>
          </table:table-cell>
          <table:table-cell office:value-type="string" calcext:value-type="string">
            <text:p>2033 lm (1965 lm ~ 2100 lm)</text:p>
          </table:table-cell>
          <table:table-cell table:formula="of:=TRIM(LEFT([.H290];5))" office:value-type="string" office:string-value="2033" calcext:value-type="string">
            <text:p>2033</text:p>
          </table:table-cell>
          <table:table-cell office:value-type="string" calcext:value-type="string">
            <text:p>450mA</text:p>
          </table:table-cell>
          <table:table-cell table:formula="of:=SUBSTITUTE(SUBSTITUTE([.J29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29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5 lm/W</text:p>
          </table:table-cell>
          <table:table-cell table:formula="of:=SUBSTITUTE([.N290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90]=&quot;2700K&quot;;[.G290]=&quot;2000K&quot;); IF([.Q290]=90;7000/[.I290];8750/[.I290] ); 7000/[.I290])" office:value-type="float" office:value="4.30398425971471" calcext:value-type="float">
            <text:p>4.30</text:p>
          </table:table-cell>
          <table:table-cell table:formula="of:=ROUNDDOWN(134/[.M290])" office:value-type="float" office:value="3" calcext:value-type="float">
            <text:p>3</text:p>
          </table:table-cell>
          <table:table-cell table:formula="of:=[.R290]/[.S290]*30+[.R290]*[.E290]" office:value-type="currency" office:currency="USD" office:value="76.6109198229218" calcext:value-type="currency">
            <text:p>$76.61</text:p>
          </table:table-cell>
          <table:table-cell table:formula="of:=[.T290]+ROUNDUP([.R290]/[.O290]*[.I290])/1000*0.1*365*12" office:value-type="currency" office:currency="USD" office:value="107.270919822922" calcext:value-type="currency">
            <text:p>$107.27</text:p>
          </table:table-cell>
          <table:table-cell table:formula="of:=[.U290]+ROUNDUP([.R290]/[.O290]*[.I290])/1000*0.1*365*12*5" office:value-type="currency" office:currency="USD" office:value="260.570919822922" calcext:value-type="currency">
            <text:p>$260.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40AL7K3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291];5)" office:value-type="string" office:string-value="4000K" calcext:value-type="string">
            <text:p>4000K</text:p>
          </table:table-cell>
          <table:table-cell office:value-type="string" calcext:value-type="string">
            <text:p>1476 lm (Typ)</text:p>
          </table:table-cell>
          <table:table-cell table:formula="of:=TRIM(LEFT([.H291];5))" office:value-type="string" office:string-value="1476" calcext:value-type="string">
            <text:p>1476</text:p>
          </table:table-cell>
          <table:table-cell office:value-type="string" calcext:value-type="string">
            <text:p>270mA</text:p>
          </table:table-cell>
          <table:table-cell table:formula="of:=SUBSTITUTE(SUBSTITUTE([.J29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29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8 lm/W</text:p>
          </table:table-cell>
          <table:table-cell table:formula="of:=SUBSTITUTE([.N291];&quot;lm/W&quot;;&quot;&quot; )" office:value-type="string" office:string-value="158 " calcext:value-type="string">
            <text:p>158 </text:p>
          </table:table-cell>
          <table:table-cell office:value-type="string" calcext:value-type="string">
            <text:p>690mA</text:p>
          </table:table-cell>
          <table:table-cell office:value-type="float" office:value="70" calcext:value-type="float">
            <text:p>70</text:p>
          </table:table-cell>
          <table:table-cell table:formula="of:=IF(OR([.G291]=&quot;2700K&quot;;[.G291]=&quot;2000K&quot;); IF([.Q291]=90;7000/[.I291];8750/[.I291] ); 7000/[.I291])" office:value-type="float" office:value="4.74254742547426" calcext:value-type="float">
            <text:p>4.74</text:p>
          </table:table-cell>
          <table:table-cell table:formula="of:=ROUNDDOWN(134/[.M291])" office:value-type="float" office:value="3" calcext:value-type="float">
            <text:p>3</text:p>
          </table:table-cell>
          <table:table-cell table:formula="of:=[.R291]/[.S291]*30+[.R291]*[.E291]" office:value-type="currency" office:currency="USD" office:value="87.6422764227642" calcext:value-type="currency">
            <text:p>$87.64</text:p>
          </table:table-cell>
          <table:table-cell table:formula="of:=[.T291]+ROUNDUP([.R291]/[.O291]*[.I291])/1000*0.1*365*12" office:value-type="currency" office:currency="USD" office:value="107.352276422764" calcext:value-type="currency">
            <text:p>$107.35</text:p>
          </table:table-cell>
          <table:table-cell table:formula="of:=[.U291]+ROUNDUP([.R291]/[.O291]*[.I291])/1000*0.1*365*12*5" office:value-type="currency" office:currency="USD" office:value="205.902276422764" calcext:value-type="currency">
            <text:p>$205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E1000-C-73</text:p>
          </table:table-cell>
          <table:table-cell office:value-type="string" calcext:value-type="string">
            <text:p>Bridgelux</text:p>
          </table:table-cell>
          <table:table-cell office:value-type="float" office:value="195" calcext:value-type="float">
            <text:p>1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92];5)" office:value-type="string" office:string-value="2700K" calcext:value-type="string">
            <text:p>2700K</text:p>
          </table:table-cell>
          <table:table-cell office:value-type="string" calcext:value-type="string">
            <text:p>1617 lm (Typ)</text:p>
          </table:table-cell>
          <table:table-cell table:formula="of:=TRIM(LEFT([.H292];4))" office:value-type="string" office:string-value="1617" calcext:value-type="string">
            <text:p>1617</text:p>
          </table:table-cell>
          <table:table-cell office:value-type="string" calcext:value-type="string">
            <text:p>360mA</text:p>
          </table:table-cell>
          <table:table-cell table:formula="of:=SUBSTITUTE(SUBSTITUTE([.J292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9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292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92]=&quot;2700K&quot;;[.G292]=&quot;2000K&quot;); IF([.Q292]=90;7000/[.I292];8750/[.I292] ); 7000/[.I292])" office:value-type="float" office:value="5.41125541125541" calcext:value-type="float">
            <text:p>5.41</text:p>
          </table:table-cell>
          <table:table-cell table:formula="of:=ROUNDDOWN(134/[.M292])" office:value-type="float" office:value="3" calcext:value-type="float">
            <text:p>3</text:p>
          </table:table-cell>
          <table:table-cell table:formula="of:=[.R292]/[.S292]*30+[.R292]*[.E292]" office:value-type="currency" office:currency="USD" office:value="78.4632034632035" calcext:value-type="currency">
            <text:p>$78.46</text:p>
          </table:table-cell>
          <table:table-cell table:formula="of:=[.T292]+ROUNDUP([.R292]/[.O292]*[.I292])/1000*0.1*365*12" office:value-type="currency" office:currency="USD" office:value="107.809203463203" calcext:value-type="currency">
            <text:p>$107.81</text:p>
          </table:table-cell>
          <table:table-cell table:formula="of:=[.U292]+ROUNDUP([.R292]/[.O292]*[.I292])/1000*0.1*365*12*5" office:value-type="currency" office:currency="USD" office:value="254.539203463203" calcext:value-type="currency">
            <text:p>$254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LU038-1206C4-273H5K2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293];5)" office:value-type="string" office:string-value="2700K" calcext:value-type="string">
            <text:p>2700K</text:p>
          </table:table-cell>
          <table:table-cell office:value-type="string" calcext:value-type="string">
            <text:p>2168 lm (Typ)</text:p>
          </table:table-cell>
          <table:table-cell table:formula="of:=TRIM(LEFT([.H293];5))" office:value-type="string" office:string-value="2168" calcext:value-type="string">
            <text:p>2168</text:p>
          </table:table-cell>
          <table:table-cell office:value-type="string" calcext:value-type="string">
            <text:p>540mA</text:p>
          </table:table-cell>
          <table:table-cell table:formula="of:=SUBSTITUTE(SUBSTITUTE([.J293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293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93]=&quot;2700K&quot;;[.G293]=&quot;2000K&quot;); IF([.Q293]=90;7000/[.I293];8750/[.I293] ); 7000/[.I293])" office:value-type="float" office:value="3.22878228782288" calcext:value-type="float">
            <text:p>3.23</text:p>
          </table:table-cell>
          <table:table-cell table:formula="of:=ROUNDDOWN(134/[.M293])" office:value-type="float" office:value="3" calcext:value-type="float">
            <text:p>3</text:p>
          </table:table-cell>
          <table:table-cell table:formula="of:=[.R293]/[.S293]*30+[.R293]*[.E293]" office:value-type="currency" office:currency="USD" office:value="81.2361623616236" calcext:value-type="currency">
            <text:p>$81.24</text:p>
          </table:table-cell>
          <table:table-cell table:formula="of:=[.T293]+ROUNDUP([.R293]/[.O293]*[.I293])/1000*0.1*365*12" office:value-type="currency" office:currency="USD" office:value="107.954162361624" calcext:value-type="currency">
            <text:p>$107.95</text:p>
          </table:table-cell>
          <table:table-cell table:formula="of:=[.U293]+ROUNDUP([.R293]/[.O293]*[.I293])/1000*0.1*365*12*5" office:value-type="currency" office:currency="USD" office:value="241.544162361624" calcext:value-type="currency">
            <text:p>$241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40G1000-B-73-SE</text:p>
          </table:table-cell>
          <table:table-cell office:value-type="string" calcext:value-type="string">
            <text:p>Bridgelux</text:p>
          </table:table-cell>
          <table:table-cell office:value-type="float" office:value="81" calcext:value-type="float">
            <text:p>81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294];5)" office:value-type="string" office:string-value="4000K" calcext:value-type="string">
            <text:p>4000K</text:p>
          </table:table-cell>
          <table:table-cell office:value-type="string" calcext:value-type="string">
            <text:p>1094 lm (Typ)</text:p>
          </table:table-cell>
          <table:table-cell table:formula="of:=TRIM(LEFT([.H294];4))" office:value-type="string" office:string-value="1094" calcext:value-type="string">
            <text:p>1094</text:p>
          </table:table-cell>
          <table:table-cell office:value-type="string" calcext:value-type="string">
            <text:p>270mA</text:p>
          </table:table-cell>
          <table:table-cell table:formula="of:=SUBSTITUTE(SUBSTITUTE([.J29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94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9 lm/W</text:p>
          </table:table-cell>
          <table:table-cell table:formula="of:=SUBSTITUTE([.N294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294]=&quot;2700K&quot;;[.G294]=&quot;2000K&quot;); IF([.Q294]=90;7000/[.I294];8750/[.I294] ); 7000/[.I294])" office:value-type="float" office:value="6.39853747714808" calcext:value-type="float">
            <text:p>6.40</text:p>
          </table:table-cell>
          <table:table-cell table:formula="of:=ROUNDDOWN(134/[.M294])" office:value-type="float" office:value="3" calcext:value-type="float">
            <text:p>3</text:p>
          </table:table-cell>
          <table:table-cell table:formula="of:=[.R294]/[.S294]*30+[.R294]*[.E294]" office:value-type="currency" office:currency="USD" office:value="82.4131627056673" calcext:value-type="currency">
            <text:p>$82.41</text:p>
          </table:table-cell>
          <table:table-cell table:formula="of:=[.T294]+ROUNDUP([.R294]/[.O294]*[.I294])/1000*0.1*365*12" office:value-type="currency" office:currency="USD" office:value="108.255162705667" calcext:value-type="currency">
            <text:p>$108.26</text:p>
          </table:table-cell>
          <table:table-cell table:formula="of:=[.U294]+ROUNDUP([.R294]/[.O294]*[.I294])/1000*0.1*365*12*5" office:value-type="currency" office:currency="USD" office:value="237.465162705667" calcext:value-type="currency">
            <text:p>$237.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B-73</text:p>
          </table:table-cell>
          <table:table-cell office:value-type="string" calcext:value-type="string">
            <text:p>Bridgelux</text:p>
          </table:table-cell>
          <table:table-cell office:value-type="float" office:value="182" calcext:value-type="float">
            <text:p>182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4000K 3-Step MacAdam Ellipse</text:p>
          </table:table-cell>
          <table:table-cell table:formula="of:=LEFT([.F295];5)" office:value-type="string" office:string-value="4000K" calcext:value-type="string">
            <text:p>4000K</text:p>
          </table:table-cell>
          <table:table-cell office:value-type="string" calcext:value-type="string">
            <text:p>1125 lm (Typ)</text:p>
          </table:table-cell>
          <table:table-cell table:formula="of:=TRIM(LEFT([.H295];4))" office:value-type="string" office:string-value="1125" calcext:value-type="string">
            <text:p>1125</text:p>
          </table:table-cell>
          <table:table-cell office:value-type="string" calcext:value-type="string">
            <text:p>270mA</text:p>
          </table:table-cell>
          <table:table-cell table:formula="of:=SUBSTITUTE(SUBSTITUTE([.J29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9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3 lm/W</text:p>
          </table:table-cell>
          <table:table-cell table:formula="of:=SUBSTITUTE([.N295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295]=&quot;2700K&quot;;[.G295]=&quot;2000K&quot;); IF([.Q295]=90;7000/[.I295];8750/[.I295] ); 7000/[.I295])" office:value-type="float" office:value="6.22222222222222" calcext:value-type="float">
            <text:p>6.22</text:p>
          </table:table-cell>
          <table:table-cell table:formula="of:=ROUNDDOWN(134/[.M295])" office:value-type="float" office:value="3" calcext:value-type="float">
            <text:p>3</text:p>
          </table:table-cell>
          <table:table-cell table:formula="of:=[.R295]/[.S295]*30+[.R295]*[.E295]" office:value-type="currency" office:currency="USD" office:value="83.7511111111111" calcext:value-type="currency">
            <text:p>$83.75</text:p>
          </table:table-cell>
          <table:table-cell table:formula="of:=[.T295]+ROUNDUP([.R295]/[.O295]*[.I295])/1000*0.1*365*12" office:value-type="currency" office:currency="USD" office:value="108.717111111111" calcext:value-type="currency">
            <text:p>$108.72</text:p>
          </table:table-cell>
          <table:table-cell table:formula="of:=[.U295]+ROUNDUP([.R295]/[.O295]*[.I295])/1000*0.1*365*12*5" office:value-type="currency" office:currency="USD" office:value="233.547111111111" calcext:value-type="currency">
            <text:p>$233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BXRH-27G1000-B-73</text:p>
          </table:table-cell>
          <table:table-cell office:value-type="string" calcext:value-type="string">
            <text:p>Bridgelux</text:p>
          </table:table-cell>
          <table:table-cell office:value-type="float" office:value="291" calcext:value-type="float">
            <text:p>2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2700K 3-Step MacAdam Ellipse</text:p>
          </table:table-cell>
          <table:table-cell table:formula="of:=LEFT([.F296];5)" office:value-type="string" office:string-value="2700K" calcext:value-type="string">
            <text:p>2700K</text:p>
          </table:table-cell>
          <table:table-cell office:value-type="string" calcext:value-type="string">
            <text:p>1103 lm (Typ)</text:p>
          </table:table-cell>
          <table:table-cell table:formula="of:=TRIM(LEFT([.H296];4))" office:value-type="string" office:string-value="1103" calcext:value-type="string">
            <text:p>1103</text:p>
          </table:table-cell>
          <table:table-cell office:value-type="string" calcext:value-type="string">
            <text:p>350mA</text:p>
          </table:table-cell>
          <table:table-cell table:formula="of:=SUBSTITUTE(SUBSTITUTE([.J29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29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89 lm/W</text:p>
          </table:table-cell>
          <table:table-cell table:formula="of:=SUBSTITUTE([.N296];&quot;lm/W&quot;;&quot;&quot; )" office:value-type="string" office:string-value="89 " calcext:value-type="string">
            <text:p>89 </text:p>
          </table:table-cell>
          <table:table-cell office:value-type="string" calcext:value-type="string">
            <text:p>480mA</text:p>
          </table:table-cell>
          <table:table-cell office:value-type="float" office:value="90" calcext:value-type="float">
            <text:p>90</text:p>
          </table:table-cell>
          <table:table-cell table:formula="of:=IF(OR([.G296]=&quot;2700K&quot;;[.G296]=&quot;2000K&quot;); IF([.Q296]=90;7000/[.I296];8750/[.I296] ); 7000/[.I296])" office:value-type="float" office:value="6.34632819582956" calcext:value-type="float">
            <text:p>6.35</text:p>
          </table:table-cell>
          <table:table-cell table:formula="of:=ROUNDDOWN(134/[.M296])" office:value-type="float" office:value="3" calcext:value-type="float">
            <text:p>3</text:p>
          </table:table-cell>
          <table:table-cell table:formula="of:=[.R296]/[.S296]*30+[.R296]*[.E296]" office:value-type="currency" office:currency="USD" office:value="74.3789664551224" calcext:value-type="currency">
            <text:p>$74.38</text:p>
          </table:table-cell>
          <table:table-cell table:formula="of:=[.T296]+ROUNDUP([.R296]/[.O296]*[.I296])/1000*0.1*365*12" office:value-type="currency" office:currency="USD" office:value="108.980966455122" calcext:value-type="currency">
            <text:p>$108.98</text:p>
          </table:table-cell>
          <table:table-cell table:formula="of:=[.U296]+ROUNDUP([.R296]/[.O296]*[.I296])/1000*0.1*365*12*5" office:value-type="currency" office:currency="USD" office:value="281.990966455122" calcext:value-type="currency">
            <text:p>$281.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57_0216.pdf</text:p>
          </table:table-cell>
          <table:table-cell office:value-type="string" calcext:value-type="string">
            <text:p>CLU038-1206C4-403H7K4</text:p>
          </table:table-cell>
          <table:table-cell office:value-type="string" calcext:value-type="string">
            <text:p>Citizen</text:p>
          </table:table-cell>
          <table:table-cell office:value-type="float" office:value="19" calcext:value-type="float">
            <text:p>1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97];5)" office:value-type="string" office:string-value="4000K" calcext:value-type="string">
            <text:p>4000K</text:p>
          </table:table-cell>
          <table:table-cell office:value-type="string" calcext:value-type="string">
            <text:p>2128 lm (Typ)</text:p>
          </table:table-cell>
          <table:table-cell table:formula="of:=TRIM(LEFT([.H297];5))" office:value-type="string" office:string-value="2128" calcext:value-type="string">
            <text:p>2128</text:p>
          </table:table-cell>
          <table:table-cell office:value-type="string" calcext:value-type="string">
            <text:p>540mA</text:p>
          </table:table-cell>
          <table:table-cell table:formula="of:=SUBSTITUTE(SUBSTITUTE([.J297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297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38A</text:p>
          </table:table-cell>
          <table:table-cell office:value-type="float" office:value="97" calcext:value-type="float">
            <text:p>97</text:p>
          </table:table-cell>
          <table:table-cell table:formula="of:=IF(OR([.G297]=&quot;2700K&quot;;[.G297]=&quot;2000K&quot;); IF([.Q297]=90;7000/[.I297];8750/[.I297] ); 7000/[.I297])" office:value-type="float" office:value="3.28947368421053" calcext:value-type="float">
            <text:p>3.29</text:p>
          </table:table-cell>
          <table:table-cell table:formula="of:=ROUNDDOWN(134/[.M297])" office:value-type="float" office:value="3" calcext:value-type="float">
            <text:p>3</text:p>
          </table:table-cell>
          <table:table-cell table:formula="of:=[.R297]/[.S297]*30+[.R297]*[.E297]" office:value-type="currency" office:currency="USD" office:value="82.7631578947368" calcext:value-type="currency">
            <text:p>$82.76</text:p>
          </table:table-cell>
          <table:table-cell table:formula="of:=[.T297]+ROUNDUP([.R297]/[.O297]*[.I297])/1000*0.1*365*12" office:value-type="currency" office:currency="USD" office:value="109.919157894737" calcext:value-type="currency">
            <text:p>$109.92</text:p>
          </table:table-cell>
          <table:table-cell table:formula="of:=[.U297]+ROUNDUP([.R297]/[.O297]*[.I297])/1000*0.1*365*12*5" office:value-type="currency" office:currency="USD" office:value="245.699157894737" calcext:value-type="currency">
            <text:p>$245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227G</text:p>
          </table:table-cell>
          <table:table-cell office:value-type="string" calcext:value-type="string">
            <text:p>Cree Inc.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2700K 3-Step MacAdam Ellipse</text:p>
          </table:table-cell>
          <table:table-cell table:formula="of:=LEFT([.F298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298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29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98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29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98]=&quot;2700K&quot;;[.G298]=&quot;2000K&quot;); IF([.Q298]=90;7000/[.I298];8750/[.I298] ); 7000/[.I298])" office:value-type="float" office:value="22.1518987341772" calcext:value-type="float">
            <text:p>22.15</text:p>
          </table:table-cell>
          <table:table-cell table:formula="of:=ROUNDDOWN(134/[.M298])" office:value-type="float" office:value="14" calcext:value-type="float">
            <text:p>14</text:p>
          </table:table-cell>
          <table:table-cell table:formula="of:=[.R298]/[.S298]*30+[.R298]*[.E298]" office:value-type="currency" office:currency="USD" office:value="75.6012658227848" calcext:value-type="currency">
            <text:p>$75.60</text:p>
          </table:table-cell>
          <table:table-cell table:formula="of:=[.T298]+ROUNDUP([.R298]/[.O298]*[.I298])/1000*0.1*365*12" office:value-type="currency" office:currency="USD" office:value="110.641265822785" calcext:value-type="currency">
            <text:p>$110.64</text:p>
          </table:table-cell>
          <table:table-cell table:formula="of:=[.U298]+ROUNDUP([.R298]/[.O298]*[.I298])/1000*0.1*365*12*5" office:value-type="currency" office:currency="USD" office:value="285.841265822785" calcext:value-type="currency">
            <text:p>$285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038-1206C4-273M2K1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299];5)" office:value-type="string" office:string-value="2700K" calcext:value-type="string">
            <text:p>2700K</text:p>
          </table:table-cell>
          <table:table-cell office:value-type="string" calcext:value-type="string">
            <text:p>2625 lm (Typ)</text:p>
          </table:table-cell>
          <table:table-cell table:formula="of:=TRIM(LEFT([.H299];5))" office:value-type="string" office:string-value="2625" calcext:value-type="string">
            <text:p>2625</text:p>
          </table:table-cell>
          <table:table-cell office:value-type="string" calcext:value-type="string">
            <text:p>540mA</text:p>
          </table:table-cell>
          <table:table-cell table:formula="of:=SUBSTITUTE(SUBSTITUTE([.J299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0 lm/W</text:p>
          </table:table-cell>
          <table:table-cell table:formula="of:=SUBSTITUTE([.N299];&quot;lm/W&quot;;&quot;&quot; )" office:value-type="string" office:string-value="140 " calcext:value-type="string">
            <text:p>140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99]=&quot;2700K&quot;;[.G299]=&quot;2000K&quot;); IF([.Q299]=90;7000/[.I299];8750/[.I299] ); 7000/[.I299])" office:value-type="float" office:value="3.33333333333333" calcext:value-type="float">
            <text:p>3.33</text:p>
          </table:table-cell>
          <table:table-cell table:formula="of:=ROUNDDOWN(134/[.M299])" office:value-type="float" office:value="3" calcext:value-type="float">
            <text:p>3</text:p>
          </table:table-cell>
          <table:table-cell table:formula="of:=[.R299]/[.S299]*30+[.R299]*[.E299]" office:value-type="currency" office:currency="USD" office:value="83.8666666666667" calcext:value-type="currency">
            <text:p>$83.87</text:p>
          </table:table-cell>
          <table:table-cell table:formula="of:=[.T299]+ROUNDUP([.R299]/[.O299]*[.I299])/1000*0.1*365*12" office:value-type="currency" office:currency="USD" office:value="111.460666666667" calcext:value-type="currency">
            <text:p>$111.46</text:p>
          </table:table-cell>
          <table:table-cell table:formula="of:=[.U299]+ROUNDUP([.R299]/[.O299]*[.I299])/1000*0.1*365*12*5" office:value-type="currency" office:currency="USD" office:value="249.430666666667" calcext:value-type="currency">
            <text:p>$249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37_0216.pdf</text:p>
          </table:table-cell>
          <table:table-cell office:value-type="string" calcext:value-type="string">
            <text:p>CLU038-1205C4-273H5K2</text:p>
          </table:table-cell>
          <table:table-cell office:value-type="string" calcext:value-type="string">
            <text:p>Citizen</text:p>
          </table:table-cell>
          <table:table-cell office:value-type="float" office:value="47" calcext:value-type="float">
            <text:p>47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00];5)" office:value-type="string" office:string-value="2700K" calcext:value-type="string">
            <text:p>2700K</text:p>
          </table:table-cell>
          <table:table-cell office:value-type="string" calcext:value-type="string">
            <text:p>1825 lm (Typ)</text:p>
          </table:table-cell>
          <table:table-cell table:formula="of:=TRIM(LEFT([.H300];5))" office:value-type="string" office:string-value="1825" calcext:value-type="string">
            <text:p>1825</text:p>
          </table:table-cell>
          <table:table-cell office:value-type="string" calcext:value-type="string">
            <text:p>450mA</text:p>
          </table:table-cell>
          <table:table-cell table:formula="of:=SUBSTITUTE(SUBSTITUTE([.J30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0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7 lm/W</text:p>
          </table:table-cell>
          <table:table-cell table:formula="of:=SUBSTITUTE([.N300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1.15A</text:p>
          </table:table-cell>
          <table:table-cell office:value-type="float" office:value="90" calcext:value-type="float">
            <text:p>90</text:p>
          </table:table-cell>
          <table:table-cell table:formula="of:=IF(OR([.G300]=&quot;2700K&quot;;[.G300]=&quot;2000K&quot;); IF([.Q300]=90;7000/[.I300];8750/[.I300] ); 7000/[.I300])" office:value-type="float" office:value="3.83561643835616" calcext:value-type="float">
            <text:p>3.84</text:p>
          </table:table-cell>
          <table:table-cell table:formula="of:=ROUNDDOWN(134/[.M300])" office:value-type="float" office:value="3" calcext:value-type="float">
            <text:p>3</text:p>
          </table:table-cell>
          <table:table-cell table:formula="of:=[.R300]/[.S300]*30+[.R300]*[.E300]" office:value-type="currency" office:currency="USD" office:value="86.9534246575342" calcext:value-type="currency">
            <text:p>$86.95</text:p>
          </table:table-cell>
          <table:table-cell table:formula="of:=[.T300]+ROUNDUP([.R300]/[.O300]*[.I300])/1000*0.1*365*12" office:value-type="currency" office:currency="USD" office:value="113.233424657534" calcext:value-type="currency">
            <text:p>$113.23</text:p>
          </table:table-cell>
          <table:table-cell table:formula="of:=[.U300]+ROUNDUP([.R300]/[.O300]*[.I300])/1000*0.1*365*12*5" office:value-type="currency" office:currency="USD" office:value="244.633424657534" calcext:value-type="currency">
            <text:p>$244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403M2K1</text:p>
          </table:table-cell>
          <table:table-cell office:value-type="string" calcext:value-type="string">
            <text:p>Citizen</text:p>
          </table:table-cell>
          <table:table-cell office:value-type="float" office:value="1" calcext:value-type="float">
            <text:p>1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01];5)" office:value-type="string" office:string-value="4000K" calcext:value-type="string">
            <text:p>4000K</text:p>
          </table:table-cell>
          <table:table-cell office:value-type="string" calcext:value-type="string">
            <text:p>1394 lm (Typ)</text:p>
          </table:table-cell>
          <table:table-cell table:formula="of:=TRIM(LEFT([.H301];5))" office:value-type="string" office:string-value="1394" calcext:value-type="string">
            <text:p>1394</text:p>
          </table:table-cell>
          <table:table-cell office:value-type="string" calcext:value-type="string">
            <text:p>270mA</text:p>
          </table:table-cell>
          <table:table-cell table:formula="of:=SUBSTITUTE(SUBSTITUTE([.J30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0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9 lm/W</text:p>
          </table:table-cell>
          <table:table-cell table:formula="of:=SUBSTITUTE([.N301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01]=&quot;2700K&quot;;[.G301]=&quot;2000K&quot;); IF([.Q301]=90;7000/[.I301];8750/[.I301] ); 7000/[.I301])" office:value-type="float" office:value="5.02152080344333" calcext:value-type="float">
            <text:p>5.02</text:p>
          </table:table-cell>
          <table:table-cell table:formula="of:=ROUNDDOWN(134/[.M301])" office:value-type="float" office:value="3" calcext:value-type="float">
            <text:p>3</text:p>
          </table:table-cell>
          <table:table-cell table:formula="of:=[.R301]/[.S301]*30+[.R301]*[.E301]" office:value-type="currency" office:currency="USD" office:value="92.7977044476327" calcext:value-type="currency">
            <text:p>$92.80</text:p>
          </table:table-cell>
          <table:table-cell table:formula="of:=[.T301]+ROUNDUP([.R301]/[.O301]*[.I301])/1000*0.1*365*12" office:value-type="currency" office:currency="USD" office:value="113.383704447633" calcext:value-type="currency">
            <text:p>$113.38</text:p>
          </table:table-cell>
          <table:table-cell table:formula="of:=[.U301]+ROUNDUP([.R301]/[.O301]*[.I301])/1000*0.1*365*12*5" office:value-type="currency" office:currency="USD" office:value="216.313704447633" calcext:value-type="currency">
            <text:p>$216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36-1206C1_P3094_0415.pdf</text:p>
          </table:table-cell>
          <table:table-cell office:value-type="string" calcext:value-type="string">
            <text:p>CLU036-1206C1-273H5G3</text:p>
          </table:table-cell>
          <table:table-cell office:value-type="string" calcext:value-type="string">
            <text:p>Citizen</text:p>
          </table:table-cell>
          <table:table-cell office:value-type="float" office:value="96" calcext:value-type="float">
            <text:p>96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302];5)" office:value-type="string" office:string-value="2700K" calcext:value-type="string">
            <text:p>2700K</text:p>
          </table:table-cell>
          <table:table-cell office:value-type="string" calcext:value-type="string">
            <text:p>2055 lm (Typ)</text:p>
          </table:table-cell>
          <table:table-cell table:formula="of:=TRIM(LEFT([.H302];5))" office:value-type="string" office:string-value="2055" calcext:value-type="string">
            <text:p>2055</text:p>
          </table:table-cell>
          <table:table-cell office:value-type="string" calcext:value-type="string">
            <text:p>540mA</text:p>
          </table:table-cell>
          <table:table-cell table:formula="of:=SUBSTITUTE(SUBSTITUTE([.J302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30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302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302]=&quot;2700K&quot;;[.G302]=&quot;2000K&quot;); IF([.Q302]=90;7000/[.I302];8750/[.I302] ); 7000/[.I302])" office:value-type="float" office:value="3.40632603406326" calcext:value-type="float">
            <text:p>3.41</text:p>
          </table:table-cell>
          <table:table-cell table:formula="of:=ROUNDDOWN(134/[.M302])" office:value-type="float" office:value="3" calcext:value-type="float">
            <text:p>3</text:p>
          </table:table-cell>
          <table:table-cell table:formula="of:=[.R302]/[.S302]*30+[.R302]*[.E302]" office:value-type="currency" office:currency="USD" office:value="85.7031630170316" calcext:value-type="currency">
            <text:p>$85.70</text:p>
          </table:table-cell>
          <table:table-cell table:formula="of:=[.T302]+ROUNDUP([.R302]/[.O302]*[.I302])/1000*0.1*365*12" office:value-type="currency" office:currency="USD" office:value="113.735163017032" calcext:value-type="currency">
            <text:p>$113.74</text:p>
          </table:table-cell>
          <table:table-cell table:formula="of:=[.U302]+ROUNDUP([.R302]/[.O302]*[.I302])/1000*0.1*365*12*5" office:value-type="currency" office:currency="USD" office:value="253.895163017032" calcext:value-type="currency">
            <text:p>$253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G0800-E-73</text:p>
          </table:table-cell>
          <table:table-cell office:value-type="string" calcext:value-type="string">
            <text:p>Bridgelux</text:p>
          </table:table-cell>
          <table:table-cell office:value-type="float" office:value="555" calcext:value-type="float">
            <text:p>555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4000K 3-Step MacAdam Ellipse</text:p>
          </table:table-cell>
          <table:table-cell table:formula="of:=LEFT([.F303];5)" office:value-type="string" office:string-value="4000K" calcext:value-type="string">
            <text:p>4000K</text:p>
          </table:table-cell>
          <table:table-cell office:value-type="string" calcext:value-type="string">
            <text:p>732 lm (Typ)</text:p>
          </table:table-cell>
          <table:table-cell table:formula="of:=TRIM(LEFT([.H303];4))" office:value-type="string" office:string-value="732" calcext:value-type="string">
            <text:p>732</text:p>
          </table:table-cell>
          <table:table-cell office:value-type="string" calcext:value-type="string">
            <text:p>175mA</text:p>
          </table:table-cell>
          <table:table-cell table:formula="of:=SUBSTITUTE(SUBSTITUTE([.J303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03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25 lm/W</text:p>
          </table:table-cell>
          <table:table-cell table:formula="of:=SUBSTITUTE([.N30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350mA</text:p>
          </table:table-cell>
          <table:table-cell office:value-type="float" office:value="90" calcext:value-type="float">
            <text:p>90</text:p>
          </table:table-cell>
          <table:table-cell table:formula="of:=IF(OR([.G303]=&quot;2700K&quot;;[.G303]=&quot;2000K&quot;); IF([.Q303]=90;7000/[.I303];8750/[.I303] ); 7000/[.I303])" office:value-type="float" office:value="9.56284153005464" calcext:value-type="float">
            <text:p>9.56</text:p>
          </table:table-cell>
          <table:table-cell table:formula="of:=ROUNDDOWN(134/[.M303])" office:value-type="float" office:value="4" calcext:value-type="float">
            <text:p>4</text:p>
          </table:table-cell>
          <table:table-cell table:formula="of:=[.R303]/[.S303]*30+[.R303]*[.E303]" office:value-type="currency" office:currency="USD" office:value="89.603825136612" calcext:value-type="currency">
            <text:p>$89.60</text:p>
          </table:table-cell>
          <table:table-cell table:formula="of:=[.T303]+ROUNDUP([.R303]/[.O303]*[.I303])/1000*0.1*365*12" office:value-type="currency" office:currency="USD" office:value="114.131825136612" calcext:value-type="currency">
            <text:p>$114.13</text:p>
          </table:table-cell>
          <table:table-cell table:formula="of:=[.U303]+ROUNDUP([.R303]/[.O303]*[.I303])/1000*0.1*365*12*5" office:value-type="currency" office:currency="USD" office:value="236.771825136612" calcext:value-type="currency">
            <text:p>$236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CLU701-0304C4-273M2K1</text:p>
          </table:table-cell>
          <table:table-cell office:value-type="string" calcext:value-type="string">
            <text:p>Citizen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</text:p>
          </table:table-cell>
          <table:table-cell table:formula="of:=LEFT([.F304];5)" office:value-type="string" office:string-value="2700K" calcext:value-type="string">
            <text:p>2700K</text:p>
          </table:table-cell>
          <table:table-cell office:value-type="string" calcext:value-type="string">
            <text:p>775 lm (Typ)</text:p>
          </table:table-cell>
          <table:table-cell table:formula="of:=TRIM(LEFT([.H304];4))" office:value-type="string" office:string-value="775" calcext:value-type="string">
            <text:p>775</text:p>
          </table:table-cell>
          <table:table-cell office:value-type="string" calcext:value-type="string">
            <text:p>700mA</text:p>
          </table:table-cell>
          <table:table-cell table:formula="of:=SUBSTITUTE(SUBSTITUTE([.J30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304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18 lm/W</text:p>
          </table:table-cell>
          <table:table-cell table:formula="of:=SUBSTITUTE([.N30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304]=&quot;2700K&quot;;[.G304]=&quot;2000K&quot;); IF([.Q304]=90;7000/[.I304];8750/[.I304] ); 7000/[.I304])" office:value-type="float" office:value="11.2903225806452" calcext:value-type="float">
            <text:p>11.29</text:p>
          </table:table-cell>
          <table:table-cell table:formula="of:=ROUNDDOWN(134/[.M304])" office:value-type="float" office:value="14" calcext:value-type="float">
            <text:p>14</text:p>
          </table:table-cell>
          <table:table-cell table:formula="of:=[.R304]/[.S304]*30+[.R304]*[.E304]" office:value-type="currency" office:currency="USD" office:value="81.7741935483871" calcext:value-type="currency">
            <text:p>$81.77</text:p>
          </table:table-cell>
          <table:table-cell table:formula="of:=[.T304]+ROUNDUP([.R304]/[.O304]*[.I304])/1000*0.1*365*12" office:value-type="currency" office:currency="USD" office:value="114.624193548387" calcext:value-type="currency">
            <text:p>$114.62</text:p>
          </table:table-cell>
          <table:table-cell table:formula="of:=[.U304]+ROUNDUP([.R304]/[.O304]*[.I304])/1000*0.1*365*12*5" office:value-type="currency" office:currency="USD" office:value="278.874193548387" calcext:value-type="currency">
            <text:p>$278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B1512-0000-000N0HM427G</text:p>
          </table:table-cell>
          <table:table-cell office:value-type="string" calcext:value-type="string">
            <text:p>Cree Inc.</text:p>
          </table:table-cell>
          <table:table-cell office:value-type="float" office:value="65" calcext:value-type="float">
            <text:p>65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2700K 3-Step MacAdam Ellipse</text:p>
          </table:table-cell>
          <table:table-cell table:formula="of:=LEFT([.F305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05];4))" office:value-type="string" office:string-value="1538" calcext:value-type="string">
            <text:p>1538</text:p>
          </table:table-cell>
          <table:table-cell office:value-type="string" calcext:value-type="string">
            <text:p>350mA</text:p>
          </table:table-cell>
          <table:table-cell table:formula="of:=SUBSTITUTE(SUBSTITUTE([.J30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0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2 lm/W</text:p>
          </table:table-cell>
          <table:table-cell table:formula="of:=SUBSTITUTE([.N305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05]=&quot;2700K&quot;;[.G305]=&quot;2000K&quot;); IF([.Q305]=90;7000/[.I305];8750/[.I305] ); 7000/[.I305])" office:value-type="float" office:value="5.68920676202861" calcext:value-type="float">
            <text:p>5.69</text:p>
          </table:table-cell>
          <table:table-cell table:formula="of:=ROUNDDOWN(134/[.M305])" office:value-type="float" office:value="3" calcext:value-type="float">
            <text:p>3</text:p>
          </table:table-cell>
          <table:table-cell table:formula="of:=[.R305]/[.S305]*30+[.R305]*[.E305]" office:value-type="currency" office:currency="USD" office:value="83.119310793238" calcext:value-type="currency">
            <text:p>$83.12</text:p>
          </table:table-cell>
          <table:table-cell table:formula="of:=[.T305]+ROUNDUP([.R305]/[.O305]*[.I305])/1000*0.1*365*12" office:value-type="currency" office:currency="USD" office:value="114.655310793238" calcext:value-type="currency">
            <text:p>$114.66</text:p>
          </table:table-cell>
          <table:table-cell table:formula="of:=[.U305]+ROUNDUP([.R305]/[.O305]*[.I305])/1000*0.1*365*12*5" office:value-type="currency" office:currency="USD" office:value="272.335310793238" calcext:value-type="currency">
            <text:p>$272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BXRH-27E1000-B-73</text:p>
          </table:table-cell>
          <table:table-cell office:value-type="string" calcext:value-type="string">
            <text:p>Bridgelux</text:p>
          </table:table-cell>
          <table:table-cell office:value-type="float" office:value="919" calcext:value-type="float">
            <text:p>91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2700K 3-Step MacAdam Ellipse</text:p>
          </table:table-cell>
          <table:table-cell table:formula="of:=LEFT([.F306];5)" office:value-type="string" office:string-value="2700K" calcext:value-type="string">
            <text:p>2700K</text:p>
          </table:table-cell>
          <table:table-cell office:value-type="string" calcext:value-type="string">
            <text:p>1327 lm (Typ)</text:p>
          </table:table-cell>
          <table:table-cell table:formula="of:=TRIM(LEFT([.H306];4))" office:value-type="string" office:string-value="1327" calcext:value-type="string">
            <text:p>1327</text:p>
          </table:table-cell>
          <table:table-cell office:value-type="string" calcext:value-type="string">
            <text:p>350mA</text:p>
          </table:table-cell>
          <table:table-cell table:formula="of:=SUBSTITUTE(SUBSTITUTE([.J30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30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07 lm/W</text:p>
          </table:table-cell>
          <table:table-cell table:formula="of:=SUBSTITUTE([.N306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480mA</text:p>
          </table:table-cell>
          <table:table-cell office:value-type="float" office:value="80" calcext:value-type="float">
            <text:p>80</text:p>
          </table:table-cell>
          <table:table-cell table:formula="of:=IF(OR([.G306]=&quot;2700K&quot;;[.G306]=&quot;2000K&quot;); IF([.Q306]=90;7000/[.I306];8750/[.I306] ); 7000/[.I306])" office:value-type="float" office:value="6.59382064807837" calcext:value-type="float">
            <text:p>6.59</text:p>
          </table:table-cell>
          <table:table-cell table:formula="of:=ROUNDDOWN(134/[.M306])" office:value-type="float" office:value="3" calcext:value-type="float">
            <text:p>3</text:p>
          </table:table-cell>
          <table:table-cell table:formula="of:=[.R306]/[.S306]*30+[.R306]*[.E306]" office:value-type="currency" office:currency="USD" office:value="78.9280331574981" calcext:value-type="currency">
            <text:p>$78.93</text:p>
          </table:table-cell>
          <table:table-cell table:formula="of:=[.T306]+ROUNDUP([.R306]/[.O306]*[.I306])/1000*0.1*365*12" office:value-type="currency" office:currency="USD" office:value="114.844033157498" calcext:value-type="currency">
            <text:p>$114.84</text:p>
          </table:table-cell>
          <table:table-cell table:formula="of:=[.U306]+ROUNDUP([.R306]/[.O306]*[.I306])/1000*0.1*365*12*5" office:value-type="currency" office:currency="USD" office:value="294.424033157498" calcext:value-type="currency">
            <text:p>$294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3E0900</text:p>
          </table:table-cell>
          <table:table-cell office:value-type="string" calcext:value-type="string">
            <text:p>Lumileds</text:p>
          </table:table-cell>
          <table:table-cell office:value-type="float" office:value="580" calcext:value-type="float">
            <text:p>580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4000K 3-Step MacAdam Ellipse</text:p>
          </table:table-cell>
          <table:table-cell table:formula="of:=LEFT([.F307];5)" office:value-type="string" office:string-value="4000K" calcext:value-type="string">
            <text:p>4000K</text:p>
          </table:table-cell>
          <table:table-cell office:value-type="string" calcext:value-type="string">
            <text:p>1514 lm (Typ)</text:p>
          </table:table-cell>
          <table:table-cell table:formula="of:=TRIM(LEFT([.H307];5))" office:value-type="string" office:string-value="1514" calcext:value-type="string">
            <text:p>1514</text:p>
          </table:table-cell>
          <table:table-cell office:value-type="string" calcext:value-type="string">
            <text:p>300mA</text:p>
          </table:table-cell>
          <table:table-cell table:formula="of:=SUBSTITUTE(SUBSTITUTE([.J307];&quot;mA&quot;;&quot;&quot; ); &quot;A&quot;;&quot;&quot;)" office:value-type="string" office:string-value="300" calcext:value-type="string">
            <text:p>300</text:p>
          </table:table-cell>
          <table:table-cell office:value-type="string" calcext:value-type="string">
            <text:p>34.5V</text:p>
          </table:table-cell>
          <table:table-cell table:formula="of:=SUBSTITUTE([.L307];&quot;V&quot;;&quot;&quot; )" office:value-type="string" office:string-value="34.5" calcext:value-type="string">
            <text:p>34.5</text:p>
          </table:table-cell>
          <table:table-cell office:value-type="string" calcext:value-type="string">
            <text:p>146 lm/W</text:p>
          </table:table-cell>
          <table:table-cell table:formula="of:=SUBSTITUTE([.N30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07]=&quot;2700K&quot;;[.G307]=&quot;2000K&quot;); IF([.Q307]=90;7000/[.I307];8750/[.I307] ); 7000/[.I307])" office:value-type="float" office:value="4.62351387054161" calcext:value-type="float">
            <text:p>4.62</text:p>
          </table:table-cell>
          <table:table-cell table:formula="of:=ROUNDDOWN(134/[.M307])" office:value-type="float" office:value="3" calcext:value-type="float">
            <text:p>3</text:p>
          </table:table-cell>
          <table:table-cell table:formula="of:=[.R307]/[.S307]*30+[.R307]*[.E307]" office:value-type="currency" office:currency="USD" office:value="93.996036988111" calcext:value-type="currency">
            <text:p>$94.00</text:p>
          </table:table-cell>
          <table:table-cell table:formula="of:=[.T307]+ROUNDUP([.R307]/[.O307]*[.I307])/1000*0.1*365*12" office:value-type="currency" office:currency="USD" office:value="115.020036988111" calcext:value-type="currency">
            <text:p>$115.02</text:p>
          </table:table-cell>
          <table:table-cell table:formula="of:=[.U307]+ROUNDUP([.R307]/[.O307]*[.I307])/1000*0.1*365*12*5" office:value-type="currency" office:currency="USD" office:value="220.140036988111" calcext:value-type="currency">
            <text:p>$220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038-1205C4-403H7K4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308];5)" office:value-type="string" office:string-value="4000K" calcext:value-type="string">
            <text:p>4000K</text:p>
          </table:table-cell>
          <table:table-cell office:value-type="string" calcext:value-type="string">
            <text:p>1792 lm (Typ)</text:p>
          </table:table-cell>
          <table:table-cell table:formula="of:=TRIM(LEFT([.H308];5))" office:value-type="string" office:string-value="1792" calcext:value-type="string">
            <text:p>1792</text:p>
          </table:table-cell>
          <table:table-cell office:value-type="string" calcext:value-type="string">
            <text:p>450mA</text:p>
          </table:table-cell>
          <table:table-cell table:formula="of:=SUBSTITUTE(SUBSTITUTE([.J30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0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5 lm/W</text:p>
          </table:table-cell>
          <table:table-cell table:formula="of:=SUBSTITUTE([.N308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15A</text:p>
          </table:table-cell>
          <table:table-cell office:value-type="float" office:value="97" calcext:value-type="float">
            <text:p>97</text:p>
          </table:table-cell>
          <table:table-cell table:formula="of:=IF(OR([.G308]=&quot;2700K&quot;;[.G308]=&quot;2000K&quot;); IF([.Q308]=90;7000/[.I308];8750/[.I308] ); 7000/[.I308])" office:value-type="float" office:value="3.90625" calcext:value-type="float">
            <text:p>3.91</text:p>
          </table:table-cell>
          <table:table-cell table:formula="of:=ROUNDDOWN(134/[.M308])" office:value-type="float" office:value="3" calcext:value-type="float">
            <text:p>3</text:p>
          </table:table-cell>
          <table:table-cell table:formula="of:=[.R308]/[.S308]*30+[.R308]*[.E308]" office:value-type="currency" office:currency="USD" office:value="88.5546875" calcext:value-type="currency">
            <text:p>$88.55</text:p>
          </table:table-cell>
          <table:table-cell table:formula="of:=[.T308]+ROUNDUP([.R308]/[.O308]*[.I308])/1000*0.1*365*12" office:value-type="currency" office:currency="USD" office:value="115.2726875" calcext:value-type="currency">
            <text:p>$115.27</text:p>
          </table:table-cell>
          <table:table-cell table:formula="of:=[.U308]+ROUNDUP([.R308]/[.O308]*[.I308])/1000*0.1*365*12*5" office:value-type="currency" office:currency="USD" office:value="248.8626875" calcext:value-type="currency">
            <text:p>$248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UK240H</text:p>
          </table:table-cell>
          <table:table-cell office:value-type="string" calcext:value-type="string">
            <text:p>Cree Inc.</text:p>
          </table:table-cell>
          <table:table-cell office:value-type="float" office:value="22" calcext:value-type="float">
            <text:p>22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4000K 2-Step MacAdam Ellipse</text:p>
          </table:table-cell>
          <table:table-cell table:formula="of:=LEFT([.F309];5)" office:value-type="string" office:string-value="4000K" calcext:value-type="string">
            <text:p>4000K</text:p>
          </table:table-cell>
          <table:table-cell office:value-type="string" calcext:value-type="string">
            <text:p>1245 lm (1200 lm ~ 1290 lm)</text:p>
          </table:table-cell>
          <table:table-cell table:formula="of:=TRIM(LEFT([.H309];4))" office:value-type="string" office:string-value="1245" calcext:value-type="string">
            <text:p>1245</text:p>
          </table:table-cell>
          <table:table-cell office:value-type="string" calcext:value-type="string">
            <text:p>350mA</text:p>
          </table:table-cell>
          <table:table-cell table:formula="of:=SUBSTITUTE(SUBSTITUTE([.J30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3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6 lm/W</text:p>
          </table:table-cell>
          <table:table-cell table:formula="of:=SUBSTITUTE([.N309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600mA</text:p>
          </table:table-cell>
          <table:table-cell office:value-type="float" office:value="90" calcext:value-type="float">
            <text:p>90</text:p>
          </table:table-cell>
          <table:table-cell table:formula="of:=IF(OR([.G309]=&quot;2700K&quot;;[.G309]=&quot;2000K&quot;); IF([.Q309]=90;7000/[.I309];8750/[.I309] ); 7000/[.I309])" office:value-type="float" office:value="5.62248995983936" calcext:value-type="float">
            <text:p>5.62</text:p>
          </table:table-cell>
          <table:table-cell table:formula="of:=ROUNDDOWN(134/[.M309])" office:value-type="float" office:value="3" calcext:value-type="float">
            <text:p>3</text:p>
          </table:table-cell>
          <table:table-cell table:formula="of:=[.R309]/[.S309]*30+[.R309]*[.E309]" office:value-type="currency" office:currency="USD" office:value="84.1686746987952" calcext:value-type="currency">
            <text:p>$84.17</text:p>
          </table:table-cell>
          <table:table-cell table:formula="of:=[.T309]+ROUNDUP([.R309]/[.O309]*[.I309])/1000*0.1*365*12" office:value-type="currency" office:currency="USD" office:value="116.142674698795" calcext:value-type="currency">
            <text:p>$116.14</text:p>
          </table:table-cell>
          <table:table-cell table:formula="of:=[.U309]+ROUNDUP([.R309]/[.O309]*[.I309])/1000*0.1*365*12*5" office:value-type="currency" office:currency="USD" office:value="276.012674698795" calcext:value-type="currency">
            <text:p>$276.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C-27H2000-B-73-SE</text:p>
          </table:table-cell>
          <table:table-cell office:value-type="string" calcext:value-type="string">
            <text:p>Bridgelux</text:p>
          </table:table-cell>
          <table:table-cell office:value-type="float" office:value="78" calcext:value-type="float">
            <text:p>78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2700K 3-Step MacAdam Ellipse</text:p>
          </table:table-cell>
          <table:table-cell table:formula="of:=LEFT([.F310];5)" office:value-type="string" office:string-value="2700K" calcext:value-type="string">
            <text:p>2700K</text:p>
          </table:table-cell>
          <table:table-cell office:value-type="string" calcext:value-type="string">
            <text:p>1611 lm (Typ)</text:p>
          </table:table-cell>
          <table:table-cell table:formula="of:=TRIM(LEFT([.H310];4))" office:value-type="string" office:string-value="1611" calcext:value-type="string">
            <text:p>1611</text:p>
          </table:table-cell>
          <table:table-cell office:value-type="string" calcext:value-type="string">
            <text:p>450mA</text:p>
          </table:table-cell>
          <table:table-cell table:formula="of:=SUBSTITUTE(SUBSTITUTE([.J31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31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5 lm/W</text:p>
          </table:table-cell>
          <table:table-cell table:formula="of:=SUBSTITUTE([.N310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900mA</text:p>
          </table:table-cell>
          <table:table-cell office:value-type="float" office:value="97" calcext:value-type="float">
            <text:p>97</text:p>
          </table:table-cell>
          <table:table-cell table:formula="of:=IF(OR([.G310]=&quot;2700K&quot;;[.G310]=&quot;2000K&quot;); IF([.Q310]=90;7000/[.I310];8750/[.I310] ); 7000/[.I310])" office:value-type="float" office:value="5.43140906269398" calcext:value-type="float">
            <text:p>5.43</text:p>
          </table:table-cell>
          <table:table-cell table:formula="of:=ROUNDDOWN(134/[.M310])" office:value-type="float" office:value="3" calcext:value-type="float">
            <text:p>3</text:p>
          </table:table-cell>
          <table:table-cell table:formula="of:=[.R310]/[.S310]*30+[.R310]*[.E310]" office:value-type="currency" office:currency="USD" office:value="80.0046554934823" calcext:value-type="currency">
            <text:p>$80.00</text:p>
          </table:table-cell>
          <table:table-cell table:formula="of:=[.T310]+ROUNDUP([.R310]/[.O310]*[.I310])/1000*0.1*365*12" office:value-type="currency" office:currency="USD" office:value="116.796655493482" calcext:value-type="currency">
            <text:p>$116.80</text:p>
          </table:table-cell>
          <table:table-cell table:formula="of:=[.U310]+ROUNDUP([.R310]/[.O310]*[.I310])/1000*0.1*365*12*5" office:value-type="currency" office:currency="USD" office:value="300.756655493482" calcext:value-type="currency">
            <text:p>$300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CLU038-1205C4-273M2K1</text:p>
          </table:table-cell>
          <table:table-cell office:value-type="string" calcext:value-type="string">
            <text:p>Citizen</text:p>
          </table:table-cell>
          <table:table-cell office:value-type="float" office:value="88" calcext:value-type="float">
            <text:p>88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11];5)" office:value-type="string" office:string-value="2700K" calcext:value-type="string">
            <text:p>2700K</text:p>
          </table:table-cell>
          <table:table-cell office:value-type="string" calcext:value-type="string">
            <text:p>2209 lm (Typ)</text:p>
          </table:table-cell>
          <table:table-cell table:formula="of:=TRIM(LEFT([.H311];5))" office:value-type="string" office:string-value="2209" calcext:value-type="string">
            <text:p>2209</text:p>
          </table:table-cell>
          <table:table-cell office:value-type="string" calcext:value-type="string">
            <text:p>450mA</text:p>
          </table:table-cell>
          <table:table-cell table:formula="of:=SUBSTITUTE(SUBSTITUTE([.J311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1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2 lm/W</text:p>
          </table:table-cell>
          <table:table-cell table:formula="of:=SUBSTITUTE([.N311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1.15A</text:p>
          </table:table-cell>
          <table:table-cell office:value-type="float" office:value="80" calcext:value-type="float">
            <text:p>80</text:p>
          </table:table-cell>
          <table:table-cell table:formula="of:=IF(OR([.G311]=&quot;2700K&quot;;[.G311]=&quot;2000K&quot;); IF([.Q311]=90;7000/[.I311];8750/[.I311] ); 7000/[.I311])" office:value-type="float" office:value="3.9610683567225" calcext:value-type="float">
            <text:p>3.96</text:p>
          </table:table-cell>
          <table:table-cell table:formula="of:=ROUNDDOWN(134/[.M311])" office:value-type="float" office:value="3" calcext:value-type="float">
            <text:p>3</text:p>
          </table:table-cell>
          <table:table-cell table:formula="of:=[.R311]/[.S311]*30+[.R311]*[.E311]" office:value-type="currency" office:currency="USD" office:value="89.797419646899" calcext:value-type="currency">
            <text:p>$89.80</text:p>
          </table:table-cell>
          <table:table-cell table:formula="of:=[.T311]+ROUNDUP([.R311]/[.O311]*[.I311])/1000*0.1*365*12" office:value-type="currency" office:currency="USD" office:value="116.953419646899" calcext:value-type="currency">
            <text:p>$116.95</text:p>
          </table:table-cell>
          <table:table-cell table:formula="of:=[.U311]+ROUNDUP([.R311]/[.O311]*[.I311])/1000*0.1*365*12*5" office:value-type="currency" office:currency="USD" office:value="252.733419646899" calcext:value-type="currency">
            <text:p>$252.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40E5</text:p>
          </table:table-cell>
          <table:table-cell office:value-type="string" calcext:value-type="string">
            <text:p>Cree Inc.</text:p>
          </table:table-cell>
          <table:table-cell office:value-type="float" office:value="155" calcext:value-type="float">
            <text:p>155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4000K</text:p>
          </table:table-cell>
          <table:table-cell table:formula="of:=LEFT([.F312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12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12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1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8 lm/W</text:p>
          </table:table-cell>
          <table:table-cell table:formula="of:=SUBSTITUTE([.N312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12]=&quot;2700K&quot;;[.G312]=&quot;2000K&quot;); IF([.Q312]=90;7000/[.I312];8750/[.I312] ); 7000/[.I312])" office:value-type="float" office:value="8.04597701149425" calcext:value-type="float">
            <text:p>8.05</text:p>
          </table:table-cell>
          <table:table-cell table:formula="of:=ROUNDDOWN(134/[.M312])" office:value-type="float" office:value="3" calcext:value-type="float">
            <text:p>3</text:p>
          </table:table-cell>
          <table:table-cell table:formula="of:=[.R312]/[.S312]*30+[.R312]*[.E312]" office:value-type="currency" office:currency="USD" office:value="90.6781609195402" calcext:value-type="currency">
            <text:p>$90.68</text:p>
          </table:table-cell>
          <table:table-cell table:formula="of:=[.T312]+ROUNDUP([.R312]/[.O312]*[.I312])/1000*0.1*365*12" office:value-type="currency" office:currency="USD" office:value="116.95816091954" calcext:value-type="currency">
            <text:p>$116.96</text:p>
          </table:table-cell>
          <table:table-cell table:formula="of:=[.U312]+ROUNDUP([.R312]/[.O312]*[.I312])/1000*0.1*365*12*5" office:value-type="currency" office:currency="USD" office:value="248.35816091954" calcext:value-type="currency">
            <text:p>$248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E1000-B-23</text:p>
          </table:table-cell>
          <table:table-cell office:value-type="string" calcext:value-type="string">
            <text:p>Bridgelux</text:p>
          </table:table-cell>
          <table:table-cell office:value-type="float" office:value="358" calcext:value-type="float">
            <text:p>358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700K 3-Step MacAdam Ellipse</text:p>
          </table:table-cell>
          <table:table-cell table:formula="of:=LEFT([.F313];5)" office:value-type="string" office:string-value="2700K" calcext:value-type="string">
            <text:p>2700K</text:p>
          </table:table-cell>
          <table:table-cell office:value-type="string" calcext:value-type="string">
            <text:p>1022 lm (Typ)</text:p>
          </table:table-cell>
          <table:table-cell table:formula="of:=TRIM(LEFT([.H313];4))" office:value-type="string" office:string-value="1022" calcext:value-type="string">
            <text:p>1022</text:p>
          </table:table-cell>
          <table:table-cell office:value-type="string" calcext:value-type="string">
            <text:p>350mA</text:p>
          </table:table-cell>
          <table:table-cell table:formula="of:=SUBSTITUTE(SUBSTITUTE([.J31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313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14 lm/W</text:p>
          </table:table-cell>
          <table:table-cell table:formula="of:=SUBSTITUTE([.N313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313]=&quot;2700K&quot;;[.G313]=&quot;2000K&quot;); IF([.Q313]=90;7000/[.I313];8750/[.I313] ); 7000/[.I313])" office:value-type="float" office:value="8.56164383561644" calcext:value-type="float">
            <text:p>8.56</text:p>
          </table:table-cell>
          <table:table-cell table:formula="of:=ROUNDDOWN(134/[.M313])" office:value-type="float" office:value="5" calcext:value-type="float">
            <text:p>5</text:p>
          </table:table-cell>
          <table:table-cell table:formula="of:=[.R313]/[.S313]*30+[.R313]*[.E313]" office:value-type="currency" office:currency="USD" office:value="83.3904109589041" calcext:value-type="currency">
            <text:p>$83.39</text:p>
          </table:table-cell>
          <table:table-cell table:formula="of:=[.T313]+ROUNDUP([.R313]/[.O313]*[.I313])/1000*0.1*365*12" office:value-type="currency" office:currency="USD" office:value="117.116410958904" calcext:value-type="currency">
            <text:p>$117.12</text:p>
          </table:table-cell>
          <table:table-cell table:formula="of:=[.U313]+ROUNDUP([.R313]/[.O313]*[.I313])/1000*0.1*365*12*5" office:value-type="currency" office:currency="USD" office:value="285.746410958904" calcext:value-type="currency">
            <text:p>$285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227H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2700K 2-Step MacAdam Ellipse</text:p>
          </table:table-cell>
          <table:table-cell table:formula="of:=LEFT([.F314];5)" office:value-type="string" office:string-value="2700K" calcext:value-type="string">
            <text:p>2700K</text:p>
          </table:table-cell>
          <table:table-cell office:value-type="string" calcext:value-type="string">
            <text:p>1433 lm (1380 lm ~ 1485 lm)</text:p>
          </table:table-cell>
          <table:table-cell table:formula="of:=TRIM(LEFT([.H314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31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31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1 lm/W</text:p>
          </table:table-cell>
          <table:table-cell table:formula="of:=SUBSTITUTE([.N314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14]=&quot;2700K&quot;;[.G314]=&quot;2000K&quot;); IF([.Q314]=90;7000/[.I314];8750/[.I314] ); 7000/[.I314])" office:value-type="float" office:value="6.10607117934403" calcext:value-type="float">
            <text:p>6.11</text:p>
          </table:table-cell>
          <table:table-cell table:formula="of:=ROUNDDOWN(134/[.M314])" office:value-type="float" office:value="3" calcext:value-type="float">
            <text:p>3</text:p>
          </table:table-cell>
          <table:table-cell table:formula="of:=[.R314]/[.S314]*30+[.R314]*[.E314]" office:value-type="currency" office:currency="USD" office:value="82.920446615492" calcext:value-type="currency">
            <text:p>$82.92</text:p>
          </table:table-cell>
          <table:table-cell table:formula="of:=[.T314]+ROUNDUP([.R314]/[.O314]*[.I314])/1000*0.1*365*12" office:value-type="currency" office:currency="USD" office:value="117.522446615492" calcext:value-type="currency">
            <text:p>$117.52</text:p>
          </table:table-cell>
          <table:table-cell table:formula="of:=[.U314]+ROUNDUP([.R314]/[.O314]*[.I314])/1000*0.1*365*12*5" office:value-type="currency" office:currency="USD" office:value="290.532446615492" calcext:value-type="currency">
            <text:p>$290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40901204E1300</text:p>
          </table:table-cell>
          <table:table-cell office:value-type="string" calcext:value-type="string">
            <text:p>Lumileds</text:p>
          </table:table-cell>
          <table:table-cell office:value-type="float" office:value="156" calcext:value-type="float">
            <text:p>156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315];5)" office:value-type="string" office:string-value="4000K" calcext:value-type="string">
            <text:p>4000K</text:p>
          </table:table-cell>
          <table:table-cell office:value-type="string" calcext:value-type="string">
            <text:p>1883 lm (Typ)</text:p>
          </table:table-cell>
          <table:table-cell table:formula="of:=TRIM(LEFT([.H315];5))" office:value-type="string" office:string-value="1883" calcext:value-type="string">
            <text:p>1883</text:p>
          </table:table-cell>
          <table:table-cell office:value-type="string" calcext:value-type="string">
            <text:p>450mA</text:p>
          </table:table-cell>
          <table:table-cell table:formula="of:=SUBSTITUTE(SUBSTITUTE([.J31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315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20 lm/W</text:p>
          </table:table-cell>
          <table:table-cell table:formula="of:=SUBSTITUTE([.N315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315]=&quot;2700K&quot;;[.G315]=&quot;2000K&quot;); IF([.Q315]=90;7000/[.I315];8750/[.I315] ); 7000/[.I315])" office:value-type="float" office:value="3.71747211895911" calcext:value-type="float">
            <text:p>3.72</text:p>
          </table:table-cell>
          <table:table-cell table:formula="of:=ROUNDDOWN(134/[.M315])" office:value-type="float" office:value="3" calcext:value-type="float">
            <text:p>3</text:p>
          </table:table-cell>
          <table:table-cell table:formula="of:=[.R315]/[.S315]*30+[.R315]*[.E315]" office:value-type="currency" office:currency="USD" office:value="91.7472118959108" calcext:value-type="currency">
            <text:p>$91.75</text:p>
          </table:table-cell>
          <table:table-cell table:formula="of:=[.T315]+ROUNDUP([.R315]/[.O315]*[.I315])/1000*0.1*365*12" office:value-type="currency" office:currency="USD" office:value="117.589211895911" calcext:value-type="currency">
            <text:p>$117.59</text:p>
          </table:table-cell>
          <table:table-cell table:formula="of:=[.U315]+ROUNDUP([.R315]/[.O315]*[.I315])/1000*0.1*365*12*5" office:value-type="currency" office:currency="USD" office:value="246.799211895911" calcext:value-type="currency">
            <text:p>$246.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BXRE-27E1000-B-73</text:p>
          </table:table-cell>
          <table:table-cell office:value-type="string" calcext:value-type="string">
            <text:p>Bridgelux</text:p>
          </table:table-cell>
          <table:table-cell office:value-type="float" office:value="485" calcext:value-type="float">
            <text:p>485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700K 3-Step MacAdam Ellipse</text:p>
          </table:table-cell>
          <table:table-cell table:formula="of:=LEFT([.F316];5)" office:value-type="string" office:string-value="2700K" calcext:value-type="string">
            <text:p>2700K</text:p>
          </table:table-cell>
          <table:table-cell office:value-type="string" calcext:value-type="string">
            <text:p>1214 lm (Typ)</text:p>
          </table:table-cell>
          <table:table-cell table:formula="of:=TRIM(LEFT([.H316];4))" office:value-type="string" office:string-value="1214" calcext:value-type="string">
            <text:p>1214</text:p>
          </table:table-cell>
          <table:table-cell office:value-type="string" calcext:value-type="string">
            <text:p>270mA</text:p>
          </table:table-cell>
          <table:table-cell table:formula="of:=SUBSTITUTE(SUBSTITUTE([.J316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16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316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16]=&quot;2700K&quot;;[.G316]=&quot;2000K&quot;); IF([.Q316]=90;7000/[.I316];8750/[.I316] ); 7000/[.I316])" office:value-type="float" office:value="7.20757825370675" calcext:value-type="float">
            <text:p>7.21</text:p>
          </table:table-cell>
          <table:table-cell table:formula="of:=ROUNDDOWN(134/[.M316])" office:value-type="float" office:value="3" calcext:value-type="float">
            <text:p>3</text:p>
          </table:table-cell>
          <table:table-cell table:formula="of:=[.R316]/[.S316]*30+[.R316]*[.E316]" office:value-type="currency" office:currency="USD" office:value="88.7973640856672" calcext:value-type="currency">
            <text:p>$88.80</text:p>
          </table:table-cell>
          <table:table-cell table:formula="of:=[.T316]+ROUNDUP([.R316]/[.O316]*[.I316])/1000*0.1*365*12" office:value-type="currency" office:currency="USD" office:value="118.143364085667" calcext:value-type="currency">
            <text:p>$118.14</text:p>
          </table:table-cell>
          <table:table-cell table:formula="of:=[.U316]+ROUNDUP([.R316]/[.O316]*[.I316])/1000*0.1*365*12*5" office:value-type="currency" office:currency="USD" office:value="264.873364085667" calcext:value-type="currency">
            <text:p>$264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U940E5</text:p>
          </table:table-cell>
          <table:table-cell office:value-type="string" calcext:value-type="string">
            <text:p>Cree Inc.</text:p>
          </table:table-cell>
          <table:table-cell office:value-type="float" office:value="72" calcext:value-type="float">
            <text:p>7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4000K</text:p>
          </table:table-cell>
          <table:table-cell table:formula="of:=LEFT([.F317];5)" office:value-type="string" office:string-value="4000K" calcext:value-type="string">
            <text:p>4000K</text:p>
          </table:table-cell>
          <table:table-cell office:value-type="string" calcext:value-type="string">
            <text:p>319 lm (308 lm ~ 330 lm)</text:p>
          </table:table-cell>
          <table:table-cell table:formula="of:=TRIM(LEFT([.H317];4))" office:value-type="string" office:string-value="319" calcext:value-type="string">
            <text:p>319</text:p>
          </table:table-cell>
          <table:table-cell office:value-type="string" calcext:value-type="string">
            <text:p>400mA</text:p>
          </table:table-cell>
          <table:table-cell table:formula="of:=SUBSTITUTE(SUBSTITUTE([.J317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7];&quot;V&quot;;&quot;&quot; )" office:value-type="string" office:string-value="9" calcext:value-type="string">
            <text:p>9</text:p>
          </table:table-cell>
          <table:table-cell office:value-type="string" calcext:value-type="string">
            <text:p>89 lm/W</text:p>
          </table:table-cell>
          <table:table-cell table:formula="of:=SUBSTITUTE([.N317];&quot;lm/W&quot;;&quot;&quot; )" office:value-type="string" office:string-value="89 " calcext:value-type="string">
            <text:p>89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317]=&quot;2700K&quot;;[.G317]=&quot;2000K&quot;); IF([.Q317]=90;7000/[.I317];8750/[.I317] ); 7000/[.I317])" office:value-type="float" office:value="21.9435736677116" calcext:value-type="float">
            <text:p>21.94</text:p>
          </table:table-cell>
          <table:table-cell table:formula="of:=ROUNDDOWN(134/[.M317])" office:value-type="float" office:value="14" calcext:value-type="float">
            <text:p>14</text:p>
          </table:table-cell>
          <table:table-cell table:formula="of:=[.R317]/[.S317]*30+[.R317]*[.E317]" office:value-type="currency" office:currency="USD" office:value="83.8871473354232" calcext:value-type="currency">
            <text:p>$83.89</text:p>
          </table:table-cell>
          <table:table-cell table:formula="of:=[.T317]+ROUNDUP([.R317]/[.O317]*[.I317])/1000*0.1*365*12" office:value-type="currency" office:currency="USD" office:value="118.489147335423" calcext:value-type="currency">
            <text:p>$118.49</text:p>
          </table:table-cell>
          <table:table-cell table:formula="of:=[.U317]+ROUNDUP([.R317]/[.O317]*[.I317])/1000*0.1*365*12*5" office:value-type="currency" office:currency="USD" office:value="291.499147335423" calcext:value-type="currency">
            <text:p>$291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CXA1304-0000-000C00B227F</text:p>
          </table:table-cell>
          <table:table-cell office:value-type="string" calcext:value-type="string">
            <text:p>Cree Inc.</text:p>
          </table:table-cell>
          <table:table-cell office:value-type="float" office:value="9" calcext:value-type="float">
            <text:p>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318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318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31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8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31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18]=&quot;2700K&quot;;[.G318]=&quot;2000K&quot;); IF([.Q318]=90;7000/[.I318];8750/[.I318] ); 7000/[.I318])" office:value-type="float" office:value="22.1518987341772" calcext:value-type="float">
            <text:p>22.15</text:p>
          </table:table-cell>
          <table:table-cell table:formula="of:=ROUNDDOWN(134/[.M318])" office:value-type="float" office:value="14" calcext:value-type="float">
            <text:p>14</text:p>
          </table:table-cell>
          <table:table-cell table:formula="of:=[.R318]/[.S318]*30+[.R318]*[.E318]" office:value-type="currency" office:currency="USD" office:value="83.7974683544304" calcext:value-type="currency">
            <text:p>$83.80</text:p>
          </table:table-cell>
          <table:table-cell table:formula="of:=[.T318]+ROUNDUP([.R318]/[.O318]*[.I318])/1000*0.1*365*12" office:value-type="currency" office:currency="USD" office:value="118.83746835443" calcext:value-type="currency">
            <text:p>$118.84</text:p>
          </table:table-cell>
          <table:table-cell table:formula="of:=[.U318]+ROUNDUP([.R318]/[.O318]*[.I318])/1000*0.1*365*12*5" office:value-type="currency" office:currency="USD" office:value="294.03746835443" calcext:value-type="currency">
            <text:p>$294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304.pdf</text:p>
          </table:table-cell>
          <table:table-cell office:value-type="string" calcext:value-type="string">
            <text:p>CXB1304-0000-000C0UA427G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2700K 3-Step MacAdam Ellipse</text:p>
          </table:table-cell>
          <table:table-cell table:formula="of:=LEFT([.F319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19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1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9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19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319]=&quot;2700K&quot;;[.G319]=&quot;2000K&quot;); IF([.Q319]=90;7000/[.I319];8750/[.I319] ); 7000/[.I319])" office:value-type="float" office:value="19.0217391304348" calcext:value-type="float">
            <text:p>19.02</text:p>
          </table:table-cell>
          <table:table-cell table:formula="of:=ROUNDDOWN(134/[.M319])" office:value-type="float" office:value="14" calcext:value-type="float">
            <text:p>14</text:p>
          </table:table-cell>
          <table:table-cell table:formula="of:=[.R319]/[.S319]*30+[.R319]*[.E319]" office:value-type="currency" office:currency="USD" office:value="88.8858695652174" calcext:value-type="currency">
            <text:p>$88.89</text:p>
          </table:table-cell>
          <table:table-cell table:formula="of:=[.T319]+ROUNDUP([.R319]/[.O319]*[.I319])/1000*0.1*365*12" office:value-type="currency" office:currency="USD" office:value="119.107869565217" calcext:value-type="currency">
            <text:p>$119.11</text:p>
          </table:table-cell>
          <table:table-cell table:formula="of:=[.U319]+ROUNDUP([.R319]/[.O319]*[.I319])/1000*0.1*365*12*5" office:value-type="currency" office:currency="USD" office:value="270.217869565217" calcext:value-type="currency">
            <text:p>$270.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BXRE-20B1001-B-73</text:p>
          </table:table-cell>
          <table:table-cell office:value-type="string" calcext:value-type="string">
            <text:p>Bridgelux</text:p>
          </table:table-cell>
          <table:table-cell office:value-type="float" office:value="586" calcext:value-type="float">
            <text:p>586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2000K 3-Step MacAdam Ellipse</text:p>
          </table:table-cell>
          <table:table-cell table:formula="of:=LEFT([.F320];5)" office:value-type="string" office:string-value="2000K" calcext:value-type="string">
            <text:p>2000K</text:p>
          </table:table-cell>
          <table:table-cell office:value-type="string" calcext:value-type="string">
            <text:p>1203 lm (Typ)</text:p>
          </table:table-cell>
          <table:table-cell table:formula="of:=TRIM(LEFT([.H320];4))" office:value-type="string" office:string-value="1203" calcext:value-type="string">
            <text:p>1203</text:p>
          </table:table-cell>
          <table:table-cell office:value-type="string" calcext:value-type="string">
            <text:p>270mA</text:p>
          </table:table-cell>
          <table:table-cell table:formula="of:=SUBSTITUTE(SUBSTITUTE([.J32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1 lm/W</text:p>
          </table:table-cell>
          <table:table-cell table:formula="of:=SUBSTITUTE([.N320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20]=&quot;2700K&quot;;[.G320]=&quot;2000K&quot;); IF([.Q320]=90;7000/[.I320];8750/[.I320] ); 7000/[.I320])" office:value-type="float" office:value="7.2734829592685" calcext:value-type="float">
            <text:p>7.27</text:p>
          </table:table-cell>
          <table:table-cell table:formula="of:=ROUNDDOWN(134/[.M320])" office:value-type="float" office:value="3" calcext:value-type="float">
            <text:p>3</text:p>
          </table:table-cell>
          <table:table-cell table:formula="of:=[.R320]/[.S320]*30+[.R320]*[.E320]" office:value-type="currency" office:currency="USD" office:value="90.4093931837074" calcext:value-type="currency">
            <text:p>$90.41</text:p>
          </table:table-cell>
          <table:table-cell table:formula="of:=[.T320]+ROUNDUP([.R320]/[.O320]*[.I320])/1000*0.1*365*12" office:value-type="currency" office:currency="USD" office:value="119.755393183707" calcext:value-type="currency">
            <text:p>$119.76</text:p>
          </table:table-cell>
          <table:table-cell table:formula="of:=[.U320]+ROUNDUP([.R320]/[.O320]*[.I320])/1000*0.1*365*12*5" office:value-type="currency" office:currency="USD" office:value="266.485393183707" calcext:value-type="currency">
            <text:p>$266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559_0216.pdf</text:p>
          </table:table-cell>
          <table:table-cell office:value-type="string" calcext:value-type="string">
            <text:p>CLU048-1212C4-273H7K4</text:p>
          </table:table-cell>
          <table:table-cell office:value-type="string" calcext:value-type="string">
            <text:p>Citizen</text:p>
          </table:table-cell>
          <table:table-cell office:value-type="float" office:value="47" calcext:value-type="float">
            <text:p>47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321];5)" office:value-type="string" office:string-value="2700K" calcext:value-type="string">
            <text:p>2700K</text:p>
          </table:table-cell>
          <table:table-cell office:value-type="string" calcext:value-type="string">
            <text:p>4010 lm (Typ)</text:p>
          </table:table-cell>
          <table:table-cell table:formula="of:=TRIM(LEFT([.H321];5))" office:value-type="string" office:string-value="4010" calcext:value-type="string">
            <text:p>4010</text:p>
          </table:table-cell>
          <table:table-cell office:value-type="string" calcext:value-type="string">
            <text:p>1.08A</text:p>
          </table:table-cell>
          <table:table-cell table:formula="of:=SUBSTITUTE(SUBSTITUTE([.J321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32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7 lm/W</text:p>
          </table:table-cell>
          <table:table-cell table:formula="of:=SUBSTITUTE([.N321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321]=&quot;2700K&quot;;[.G321]=&quot;2000K&quot;); IF([.Q321]=90;7000/[.I321];8750/[.I321] ); 7000/[.I321])" office:value-type="float" office:value="2.18204488778055" calcext:value-type="float">
            <text:p>2.18</text:p>
          </table:table-cell>
          <table:table-cell table:formula="of:=ROUNDDOWN(134/[.M321])" office:value-type="float" office:value="3" calcext:value-type="float">
            <text:p>3</text:p>
          </table:table-cell>
          <table:table-cell table:formula="of:=[.R321]/[.S321]*30+[.R321]*[.E321]" office:value-type="currency" office:currency="USD" office:value="83.9869077306733" calcext:value-type="currency">
            <text:p>$83.99</text:p>
          </table:table-cell>
          <table:table-cell table:formula="of:=[.T321]+ROUNDUP([.R321]/[.O321]*[.I321])/1000*0.1*365*12" office:value-type="currency" office:currency="USD" office:value="119.902907730673" calcext:value-type="currency">
            <text:p>$119.90</text:p>
          </table:table-cell>
          <table:table-cell table:formula="of:=[.U321]+ROUNDUP([.R321]/[.O321]*[.I321])/1000*0.1*365*12*5" office:value-type="currency" office:currency="USD" office:value="299.482907730673" calcext:value-type="currency">
            <text:p>$299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HB440F</text:p>
          </table:table-cell>
          <table:table-cell office:value-type="string" calcext:value-type="string">
            <text:p>Cree Inc.</text:p>
          </table:table-cell>
          <table:table-cell office:value-type="float" office:value="176" calcext:value-type="float">
            <text:p>176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4000K 4-Step MacAdam Ellipse</text:p>
          </table:table-cell>
          <table:table-cell table:formula="of:=LEFT([.F322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322];4))" office:value-type="string" office:string-value="425" calcext:value-type="string">
            <text:p>425</text:p>
          </table:table-cell>
          <table:table-cell office:value-type="string" calcext:value-type="string">
            <text:p>200mA</text:p>
          </table:table-cell>
          <table:table-cell table:formula="of:=SUBSTITUTE(SUBSTITUTE([.J322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22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8 lm/W</text:p>
          </table:table-cell>
          <table:table-cell table:formula="of:=SUBSTITUTE([.N322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22]=&quot;2700K&quot;;[.G322]=&quot;2000K&quot;); IF([.Q322]=90;7000/[.I322];8750/[.I322] ); 7000/[.I322])" office:value-type="float" office:value="16.4705882352941" calcext:value-type="float">
            <text:p>16.47</text:p>
          </table:table-cell>
          <table:table-cell table:formula="of:=ROUNDDOWN(134/[.M322])" office:value-type="float" office:value="7" calcext:value-type="float">
            <text:p>7</text:p>
          </table:table-cell>
          <table:table-cell table:formula="of:=[.R322]/[.S322]*30+[.R322]*[.E322]" office:value-type="currency" office:currency="USD" office:value="93.8117647058823" calcext:value-type="currency">
            <text:p>$93.81</text:p>
          </table:table-cell>
          <table:table-cell table:formula="of:=[.T322]+ROUNDUP([.R322]/[.O322]*[.I322])/1000*0.1*365*12" office:value-type="currency" office:currency="USD" office:value="120.091764705882" calcext:value-type="currency">
            <text:p>$120.09</text:p>
          </table:table-cell>
          <table:table-cell table:formula="of:=[.U322]+ROUNDUP([.R322]/[.O322]*[.I322])/1000*0.1*365*12*5" office:value-type="currency" office:currency="USD" office:value="251.491764705882" calcext:value-type="currency">
            <text:p>$25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560_0216.pdf</text:p>
          </table:table-cell>
          <table:table-cell office:value-type="string" calcext:value-type="string">
            <text:p>CLU048-1812C4-273H7K4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323];5)" office:value-type="string" office:string-value="2700K" calcext:value-type="string">
            <text:p>2700K</text:p>
          </table:table-cell>
          <table:table-cell office:value-type="string" calcext:value-type="string">
            <text:p>5868 lm (Typ)</text:p>
          </table:table-cell>
          <table:table-cell table:formula="of:=TRIM(LEFT([.H323];5))" office:value-type="string" office:string-value="5868" calcext:value-type="string">
            <text:p>5868</text:p>
          </table:table-cell>
          <table:table-cell office:value-type="string" calcext:value-type="string">
            <text:p>1.08A</text:p>
          </table:table-cell>
          <table:table-cell table:formula="of:=SUBSTITUTE(SUBSTITUTE([.J32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32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04 lm/W</text:p>
          </table:table-cell>
          <table:table-cell table:formula="of:=SUBSTITUTE([.N323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323]=&quot;2700K&quot;;[.G323]=&quot;2000K&quot;); IF([.Q323]=90;7000/[.I323];8750/[.I323] ); 7000/[.I323])" office:value-type="float" office:value="1.49113837764145" calcext:value-type="float">
            <text:p>1.49</text:p>
          </table:table-cell>
          <table:table-cell table:formula="of:=ROUNDDOWN(134/[.M323])" office:value-type="float" office:value="2" calcext:value-type="float">
            <text:p>2</text:p>
          </table:table-cell>
          <table:table-cell table:formula="of:=[.R323]/[.S323]*30+[.R323]*[.E323]" office:value-type="currency" office:currency="USD" office:value="83.3099011588275" calcext:value-type="currency">
            <text:p>$83.31</text:p>
          </table:table-cell>
          <table:table-cell table:formula="of:=[.T323]+ROUNDUP([.R323]/[.O323]*[.I323])/1000*0.1*365*12" office:value-type="currency" office:currency="USD" office:value="120.539901158828" calcext:value-type="currency">
            <text:p>$120.54</text:p>
          </table:table-cell>
          <table:table-cell table:formula="of:=[.U323]+ROUNDUP([.R323]/[.O323]*[.I323])/1000*0.1*365*12*5" office:value-type="currency" office:currency="USD" office:value="306.689901158828" calcext:value-type="currency">
            <text:p>$306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7G1000-B-73-SE</text:p>
          </table:table-cell>
          <table:table-cell office:value-type="string" calcext:value-type="string">
            <text:p>Bridgelux</text:p>
          </table:table-cell>
          <table:table-cell office:value-type="float" office:value="30" calcext:value-type="float">
            <text:p>3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324];5)" office:value-type="string" office:string-value="2700K" calcext:value-type="string">
            <text:p>2700K</text:p>
          </table:table-cell>
          <table:table-cell office:value-type="string" calcext:value-type="string">
            <text:p>983 lm (Typ)</text:p>
          </table:table-cell>
          <table:table-cell table:formula="of:=TRIM(LEFT([.H324];4))" office:value-type="string" office:string-value="983" calcext:value-type="string">
            <text:p>983</text:p>
          </table:table-cell>
          <table:table-cell office:value-type="string" calcext:value-type="string">
            <text:p>270mA</text:p>
          </table:table-cell>
          <table:table-cell table:formula="of:=SUBSTITUTE(SUBSTITUTE([.J32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4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07 lm/W</text:p>
          </table:table-cell>
          <table:table-cell table:formula="of:=SUBSTITUTE([.N324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324]=&quot;2700K&quot;;[.G324]=&quot;2000K&quot;); IF([.Q324]=90;7000/[.I324];8750/[.I324] ); 7000/[.I324])" office:value-type="float" office:value="7.12105798575788" calcext:value-type="float">
            <text:p>7.12</text:p>
          </table:table-cell>
          <table:table-cell table:formula="of:=ROUNDDOWN(134/[.M324])" office:value-type="float" office:value="3" calcext:value-type="float">
            <text:p>3</text:p>
          </table:table-cell>
          <table:table-cell table:formula="of:=[.R324]/[.S324]*30+[.R324]*[.E324]" office:value-type="currency" office:currency="USD" office:value="91.7192268565615" calcext:value-type="currency">
            <text:p>$91.72</text:p>
          </table:table-cell>
          <table:table-cell table:formula="of:=[.T324]+ROUNDUP([.R324]/[.O324]*[.I324])/1000*0.1*365*12" office:value-type="currency" office:currency="USD" office:value="120.627226856562" calcext:value-type="currency">
            <text:p>$120.63</text:p>
          </table:table-cell>
          <table:table-cell table:formula="of:=[.U324]+ROUNDUP([.R324]/[.O324]*[.I324])/1000*0.1*365*12*5" office:value-type="currency" office:currency="USD" office:value="265.167226856562" calcext:value-type="currency">
            <text:p>$265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0Q227F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2700K 4-Step MacAdam Ellipse</text:p>
          </table:table-cell>
          <table:table-cell table:formula="of:=LEFT([.F325];5)" office:value-type="string" office:string-value="2700K" calcext:value-type="string">
            <text:p>2700K</text:p>
          </table:table-cell>
          <table:table-cell office:value-type="string" calcext:value-type="string">
            <text:p>2180 lm (2100 lm ~ 2260 lm)</text:p>
          </table:table-cell>
          <table:table-cell table:formula="of:=TRIM(LEFT([.H325];5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325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32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325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325]=&quot;2700K&quot;;[.G325]=&quot;2000K&quot;); IF([.Q325]=90;7000/[.I325];8750/[.I325] ); 7000/[.I325])" office:value-type="float" office:value="4.01376146788991" calcext:value-type="float">
            <text:p>4.01</text:p>
          </table:table-cell>
          <table:table-cell table:formula="of:=ROUNDDOWN(134/[.M325])" office:value-type="float" office:value="3" calcext:value-type="float">
            <text:p>3</text:p>
          </table:table-cell>
          <table:table-cell table:formula="of:=[.R325]/[.S325]*30+[.R325]*[.E325]" office:value-type="currency" office:currency="USD" office:value="85.7339449541284" calcext:value-type="currency">
            <text:p>$85.73</text:p>
          </table:table-cell>
          <table:table-cell table:formula="of:=[.T325]+ROUNDUP([.R325]/[.O325]*[.I325])/1000*0.1*365*12" office:value-type="currency" office:currency="USD" office:value="120.773944954128" calcext:value-type="currency">
            <text:p>$120.77</text:p>
          </table:table-cell>
          <table:table-cell table:formula="of:=[.U325]+ROUNDUP([.R325]/[.O325]*[.I325])/1000*0.1*365*12*5" office:value-type="currency" office:currency="USD" office:value="295.973944954128" calcext:value-type="currency">
            <text:p>$295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XA1507-0000-000N0HG440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4000K 4-Step MacAdam Ellipse</text:p>
          </table:table-cell>
          <table:table-cell table:formula="of:=LEFT([.F326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26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2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2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1 lm/W</text:p>
          </table:table-cell>
          <table:table-cell table:formula="of:=SUBSTITUTE([.N326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26]=&quot;2700K&quot;;[.G326]=&quot;2000K&quot;); IF([.Q326]=90;7000/[.I326];8750/[.I326] ); 7000/[.I326])" office:value-type="float" office:value="8.04597701149425" calcext:value-type="float">
            <text:p>8.05</text:p>
          </table:table-cell>
          <table:table-cell table:formula="of:=ROUNDDOWN(134/[.M326])" office:value-type="float" office:value="3" calcext:value-type="float">
            <text:p>3</text:p>
          </table:table-cell>
          <table:table-cell table:formula="of:=[.R326]/[.S326]*30+[.R326]*[.E326]" office:value-type="currency" office:currency="USD" office:value="95.7471264367816" calcext:value-type="currency">
            <text:p>$95.75</text:p>
          </table:table-cell>
          <table:table-cell table:formula="of:=[.T326]+ROUNDUP([.R326]/[.O326]*[.I326])/1000*0.1*365*12" office:value-type="currency" office:currency="USD" office:value="121.151126436782" calcext:value-type="currency">
            <text:p>$121.15</text:p>
          </table:table-cell>
          <table:table-cell table:formula="of:=[.U326]+ROUNDUP([.R326]/[.O326]*[.I326])/1000*0.1*365*12*5" office:value-type="currency" office:currency="USD" office:value="248.171126436782" calcext:value-type="currency">
            <text:p>$248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BXRC-27G1000-B-73</text:p>
          </table:table-cell>
          <table:table-cell office:value-type="string" calcext:value-type="string">
            <text:p>Bridgelux</text:p>
          </table:table-cell>
          <table:table-cell office:value-type="float" office:value="398" calcext:value-type="float">
            <text:p>398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2700K 3-Step MacAdam Ellipse</text:p>
          </table:table-cell>
          <table:table-cell table:formula="of:=LEFT([.F327];5)" office:value-type="string" office:string-value="2700K" calcext:value-type="string">
            <text:p>2700K</text:p>
          </table:table-cell>
          <table:table-cell office:value-type="string" calcext:value-type="string">
            <text:p>1011 lm (Typ)</text:p>
          </table:table-cell>
          <table:table-cell table:formula="of:=TRIM(LEFT([.H327];4))" office:value-type="string" office:string-value="1011" calcext:value-type="string">
            <text:p>1011</text:p>
          </table:table-cell>
          <table:table-cell office:value-type="string" calcext:value-type="string">
            <text:p>270mA</text:p>
          </table:table-cell>
          <table:table-cell table:formula="of:=SUBSTITUTE(SUBSTITUTE([.J327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7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0 lm/W</text:p>
          </table:table-cell>
          <table:table-cell table:formula="of:=SUBSTITUTE([.N327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327]=&quot;2700K&quot;;[.G327]=&quot;2000K&quot;); IF([.Q327]=90;7000/[.I327];8750/[.I327] ); 7000/[.I327])" office:value-type="float" office:value="6.92383778437191" calcext:value-type="float">
            <text:p>6.92</text:p>
          </table:table-cell>
          <table:table-cell table:formula="of:=ROUNDDOWN(134/[.M327])" office:value-type="float" office:value="3" calcext:value-type="float">
            <text:p>3</text:p>
          </table:table-cell>
          <table:table-cell table:formula="of:=[.R327]/[.S327]*30+[.R327]*[.E327]" office:value-type="currency" office:currency="USD" office:value="93.1948565776459" calcext:value-type="currency">
            <text:p>$93.19</text:p>
          </table:table-cell>
          <table:table-cell table:formula="of:=[.T327]+ROUNDUP([.R327]/[.O327]*[.I327])/1000*0.1*365*12" office:value-type="currency" office:currency="USD" office:value="121.226856577646" calcext:value-type="currency">
            <text:p>$121.23</text:p>
          </table:table-cell>
          <table:table-cell table:formula="of:=[.U327]+ROUNDUP([.R327]/[.O327]*[.I327])/1000*0.1*365*12*5" office:value-type="currency" office:currency="USD" office:value="261.386856577646" calcext:value-type="currency">
            <text:p>$261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1512-0000-000N00K427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2700K 3-Step MacAdam Ellipse</text:p>
          </table:table-cell>
          <table:table-cell table:formula="of:=LEFT([.F328];5)" office:value-type="string" office:string-value="2700K" calcext:value-type="string">
            <text:p>2700K</text:p>
          </table:table-cell>
          <table:table-cell office:value-type="string" calcext:value-type="string">
            <text:p>1335 lm (1290 lm ~ 1380 lm)</text:p>
          </table:table-cell>
          <table:table-cell table:formula="of:=TRIM(LEFT([.H328];4))" office:value-type="string" office:string-value="1335" calcext:value-type="string">
            <text:p>1335</text:p>
          </table:table-cell>
          <table:table-cell office:value-type="string" calcext:value-type="string">
            <text:p>350mA</text:p>
          </table:table-cell>
          <table:table-cell table:formula="of:=SUBSTITUTE(SUBSTITUTE([.J32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2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06 lm/W</text:p>
          </table:table-cell>
          <table:table-cell table:formula="of:=SUBSTITUTE([.N328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28]=&quot;2700K&quot;;[.G328]=&quot;2000K&quot;); IF([.Q328]=90;7000/[.I328];8750/[.I328] ); 7000/[.I328])" office:value-type="float" office:value="6.55430711610487" calcext:value-type="float">
            <text:p>6.55</text:p>
          </table:table-cell>
          <table:table-cell table:formula="of:=ROUNDDOWN(134/[.M328])" office:value-type="float" office:value="3" calcext:value-type="float">
            <text:p>3</text:p>
          </table:table-cell>
          <table:table-cell table:formula="of:=[.R328]/[.S328]*30+[.R328]*[.E328]" office:value-type="currency" office:currency="USD" office:value="85.0093632958802" calcext:value-type="currency">
            <text:p>$85.01</text:p>
          </table:table-cell>
          <table:table-cell table:formula="of:=[.T328]+ROUNDUP([.R328]/[.O328]*[.I328])/1000*0.1*365*12" office:value-type="currency" office:currency="USD" office:value="121.36336329588" calcext:value-type="currency">
            <text:p>$121.36</text:p>
          </table:table-cell>
          <table:table-cell table:formula="of:=[.U328]+ROUNDUP([.R328]/[.O328]*[.I328])/1000*0.1*365*12*5" office:value-type="currency" office:currency="USD" office:value="303.13336329588" calcext:value-type="currency">
            <text:p>$303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701-0303C4-403H5K2</text:p>
          </table:table-cell>
          <table:table-cell office:value-type="string" calcext:value-type="string">
            <text:p>Citizen</text:p>
          </table:table-cell>
          <table:table-cell office:value-type="float" office:value="12" calcext:value-type="float">
            <text:p>12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4000K</text:p>
          </table:table-cell>
          <table:table-cell table:formula="of:=LEFT([.F329];5)" office:value-type="string" office:string-value="4000K" calcext:value-type="string">
            <text:p>4000K</text:p>
          </table:table-cell>
          <table:table-cell office:value-type="string" calcext:value-type="string">
            <text:p>516 lm (Typ)</text:p>
          </table:table-cell>
          <table:table-cell table:formula="of:=TRIM(LEFT([.H329];4))" office:value-type="string" office:string-value="516" calcext:value-type="string">
            <text:p>516</text:p>
          </table:table-cell>
          <table:table-cell office:value-type="string" calcext:value-type="string">
            <text:p>525mA</text:p>
          </table:table-cell>
          <table:table-cell table:formula="of:=SUBSTITUTE(SUBSTITUTE([.J329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29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05 lm/W</text:p>
          </table:table-cell>
          <table:table-cell table:formula="of:=SUBSTITUTE([.N329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29]=&quot;2700K&quot;;[.G329]=&quot;2000K&quot;); IF([.Q329]=90;7000/[.I329];8750/[.I329] ); 7000/[.I329])" office:value-type="float" office:value="13.5658914728682" calcext:value-type="float">
            <text:p>13.57</text:p>
          </table:table-cell>
          <table:table-cell table:formula="of:=ROUNDDOWN(134/[.M329])" office:value-type="float" office:value="14" calcext:value-type="float">
            <text:p>14</text:p>
          </table:table-cell>
          <table:table-cell table:formula="of:=[.R329]/[.S329]*30+[.R329]*[.E329]" office:value-type="currency" office:currency="USD" office:value="92.1511627906977" calcext:value-type="currency">
            <text:p>$92.15</text:p>
          </table:table-cell>
          <table:table-cell table:formula="of:=[.T329]+ROUNDUP([.R329]/[.O329]*[.I329])/1000*0.1*365*12" office:value-type="currency" office:currency="USD" office:value="121.497162790698" calcext:value-type="currency">
            <text:p>$121.50</text:p>
          </table:table-cell>
          <table:table-cell table:formula="of:=[.U329]+ROUNDUP([.R329]/[.O329]*[.I329])/1000*0.1*365*12*5" office:value-type="currency" office:currency="USD" office:value="268.227162790698" calcext:value-type="currency">
            <text:p>$268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36_0216.pdf</text:p>
          </table:table-cell>
          <table:table-cell office:value-type="string" calcext:value-type="string">
            <text:p>CLU028-1204C4-403H5K2</text:p>
          </table:table-cell>
          <table:table-cell office:value-type="string" calcext:value-type="string">
            <text:p>Citizen</text:p>
          </table:table-cell>
          <table:table-cell office:value-type="float" office:value="186" calcext:value-type="float">
            <text:p>186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330];5)" office:value-type="string" office:string-value="4000K" calcext:value-type="string">
            <text:p>4000K</text:p>
          </table:table-cell>
          <table:table-cell office:value-type="string" calcext:value-type="string">
            <text:p>1507 lm (Typ)</text:p>
          </table:table-cell>
          <table:table-cell table:formula="of:=TRIM(LEFT([.H330];5))" office:value-type="string" office:string-value="1507" calcext:value-type="string">
            <text:p>1507</text:p>
          </table:table-cell>
          <table:table-cell office:value-type="string" calcext:value-type="string">
            <text:p>360mA</text:p>
          </table:table-cell>
          <table:table-cell table:formula="of:=SUBSTITUTE(SUBSTITUTE([.J33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3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1 lm/W</text:p>
          </table:table-cell>
          <table:table-cell table:formula="of:=SUBSTITUTE([.N330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330]=&quot;2700K&quot;;[.G330]=&quot;2000K&quot;); IF([.Q330]=90;7000/[.I330];8750/[.I330] ); 7000/[.I330])" office:value-type="float" office:value="4.6449900464499" calcext:value-type="float">
            <text:p>4.64</text:p>
          </table:table-cell>
          <table:table-cell table:formula="of:=ROUNDDOWN(134/[.M330])" office:value-type="float" office:value="3" calcext:value-type="float">
            <text:p>3</text:p>
          </table:table-cell>
          <table:table-cell table:formula="of:=[.R330]/[.S330]*30+[.R330]*[.E330]" office:value-type="currency" office:currency="USD" office:value="96.2906436629064" calcext:value-type="currency">
            <text:p>$96.29</text:p>
          </table:table-cell>
          <table:table-cell table:formula="of:=[.T330]+ROUNDUP([.R330]/[.O330]*[.I330])/1000*0.1*365*12" office:value-type="currency" office:currency="USD" office:value="121.694643662906" calcext:value-type="currency">
            <text:p>$121.69</text:p>
          </table:table-cell>
          <table:table-cell table:formula="of:=[.U330]+ROUNDUP([.R330]/[.O330]*[.I330])/1000*0.1*365*12*5" office:value-type="currency" office:currency="USD" office:value="248.714643662906" calcext:value-type="currency">
            <text:p>$248.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901204E1300</text:p>
          </table:table-cell>
          <table:table-cell office:value-type="string" calcext:value-type="string">
            <text:p>Lumileds</text:p>
          </table:table-cell>
          <table:table-cell office:value-type="float" office:value="598" calcext:value-type="float">
            <text:p>598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2700K 3-Step MacAdam Ellipse</text:p>
          </table:table-cell>
          <table:table-cell table:formula="of:=LEFT([.F331];5)" office:value-type="string" office:string-value="2700K" calcext:value-type="string">
            <text:p>2700K</text:p>
          </table:table-cell>
          <table:table-cell office:value-type="string" calcext:value-type="string">
            <text:p>1788 lm (Typ)</text:p>
          </table:table-cell>
          <table:table-cell table:formula="of:=TRIM(LEFT([.H331];5))" office:value-type="string" office:string-value="1788" calcext:value-type="string">
            <text:p>1788</text:p>
          </table:table-cell>
          <table:table-cell office:value-type="string" calcext:value-type="string">
            <text:p>450mA</text:p>
          </table:table-cell>
          <table:table-cell table:formula="of:=SUBSTITUTE(SUBSTITUTE([.J331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331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14 lm/W</text:p>
          </table:table-cell>
          <table:table-cell table:formula="of:=SUBSTITUTE([.N331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331]=&quot;2700K&quot;;[.G331]=&quot;2000K&quot;); IF([.Q331]=90;7000/[.I331];8750/[.I331] ); 7000/[.I331])" office:value-type="float" office:value="3.91498881431767" calcext:value-type="float">
            <text:p>3.91</text:p>
          </table:table-cell>
          <table:table-cell table:formula="of:=ROUNDDOWN(134/[.M331])" office:value-type="float" office:value="3" calcext:value-type="float">
            <text:p>3</text:p>
          </table:table-cell>
          <table:table-cell table:formula="of:=[.R331]/[.S331]*30+[.R331]*[.E331]" office:value-type="currency" office:currency="USD" office:value="96.6219239373602" calcext:value-type="currency">
            <text:p>$96.62</text:p>
          </table:table-cell>
          <table:table-cell table:formula="of:=[.T331]+ROUNDUP([.R331]/[.O331]*[.I331])/1000*0.1*365*12" office:value-type="currency" office:currency="USD" office:value="123.77792393736" calcext:value-type="currency">
            <text:p>$123.78</text:p>
          </table:table-cell>
          <table:table-cell table:formula="of:=[.U331]+ROUNDUP([.R331]/[.O331]*[.I331])/1000*0.1*365*12*5" office:value-type="currency" office:currency="USD" office:value="259.55792393736" calcext:value-type="currency">
            <text:p>$259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H2000-B-73</text:p>
          </table:table-cell>
          <table:table-cell office:value-type="string" calcext:value-type="string">
            <text:p>Bridgelux</text:p>
          </table:table-cell>
          <table:table-cell office:value-type="float" office:value="85" calcext:value-type="float">
            <text:p>85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2700K 3-Step MacAdam Ellipse</text:p>
          </table:table-cell>
          <table:table-cell table:formula="of:=LEFT([.F332];5)" office:value-type="string" office:string-value="2700K" calcext:value-type="string">
            <text:p>2700K</text:p>
          </table:table-cell>
          <table:table-cell office:value-type="string" calcext:value-type="string">
            <text:p>1643 lm (Typ)</text:p>
          </table:table-cell>
          <table:table-cell table:formula="of:=TRIM(LEFT([.H332];4))" office:value-type="string" office:string-value="1643" calcext:value-type="string">
            <text:p>1643</text:p>
          </table:table-cell>
          <table:table-cell office:value-type="string" calcext:value-type="string">
            <text:p>450mA</text:p>
          </table:table-cell>
          <table:table-cell table:formula="of:=SUBSTITUTE(SUBSTITUTE([.J33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33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7 lm/W</text:p>
          </table:table-cell>
          <table:table-cell table:formula="of:=SUBSTITUTE([.N332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900mA</text:p>
          </table:table-cell>
          <table:table-cell office:value-type="float" office:value="97" calcext:value-type="float">
            <text:p>97</text:p>
          </table:table-cell>
          <table:table-cell table:formula="of:=IF(OR([.G332]=&quot;2700K&quot;;[.G332]=&quot;2000K&quot;); IF([.Q332]=90;7000/[.I332];8750/[.I332] ); 7000/[.I332])" office:value-type="float" office:value="5.32562385879489" calcext:value-type="float">
            <text:p>5.33</text:p>
          </table:table-cell>
          <table:table-cell table:formula="of:=ROUNDDOWN(134/[.M332])" office:value-type="float" office:value="3" calcext:value-type="float">
            <text:p>3</text:p>
          </table:table-cell>
          <table:table-cell table:formula="of:=[.R332]/[.S332]*30+[.R332]*[.E332]" office:value-type="currency" office:currency="USD" office:value="87.9793061472915" calcext:value-type="currency">
            <text:p>$87.98</text:p>
          </table:table-cell>
          <table:table-cell table:formula="of:=[.T332]+ROUNDUP([.R332]/[.O332]*[.I332])/1000*0.1*365*12" office:value-type="currency" office:currency="USD" office:value="123.895306147292" calcext:value-type="currency">
            <text:p>$123.90</text:p>
          </table:table-cell>
          <table:table-cell table:formula="of:=[.U332]+ROUNDUP([.R332]/[.O332]*[.I332])/1000*0.1*365*12*5" office:value-type="currency" office:currency="USD" office:value="303.475306147292" calcext:value-type="currency">
            <text:p>$303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G1000-B-23</text:p>
          </table:table-cell>
          <table:table-cell office:value-type="string" calcext:value-type="string">
            <text:p>Bridgelux</text:p>
          </table:table-cell>
          <table:table-cell office:value-type="float" office:value="925" calcext:value-type="float">
            <text:p>925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2700K 3-Step MacAdam Ellipse</text:p>
          </table:table-cell>
          <table:table-cell table:formula="of:=LEFT([.F333];5)" office:value-type="string" office:string-value="2700K" calcext:value-type="string">
            <text:p>2700K</text:p>
          </table:table-cell>
          <table:table-cell office:value-type="string" calcext:value-type="string">
            <text:p>809 lm (Typ)</text:p>
          </table:table-cell>
          <table:table-cell table:formula="of:=TRIM(LEFT([.H333];4))" office:value-type="string" office:string-value="809" calcext:value-type="string">
            <text:p>809</text:p>
          </table:table-cell>
          <table:table-cell office:value-type="string" calcext:value-type="string">
            <text:p>350mA</text:p>
          </table:table-cell>
          <table:table-cell table:formula="of:=SUBSTITUTE(SUBSTITUTE([.J33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333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90 lm/W</text:p>
          </table:table-cell>
          <table:table-cell table:formula="of:=SUBSTITUTE([.N333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333]=&quot;2700K&quot;;[.G333]=&quot;2000K&quot;); IF([.Q333]=90;7000/[.I333];8750/[.I333] ); 7000/[.I333])" office:value-type="float" office:value="8.65265760197775" calcext:value-type="float">
            <text:p>8.65</text:p>
          </table:table-cell>
          <table:table-cell table:formula="of:=ROUNDDOWN(134/[.M333])" office:value-type="float" office:value="5" calcext:value-type="float">
            <text:p>5</text:p>
          </table:table-cell>
          <table:table-cell table:formula="of:=[.R333]/[.S333]*30+[.R333]*[.E333]" office:value-type="currency" office:currency="USD" office:value="89.8145859085291" calcext:value-type="currency">
            <text:p>$89.81</text:p>
          </table:table-cell>
          <table:table-cell table:formula="of:=[.T333]+ROUNDUP([.R333]/[.O333]*[.I333])/1000*0.1*365*12" office:value-type="currency" office:currency="USD" office:value="123.978585908529" calcext:value-type="currency">
            <text:p>$123.98</text:p>
          </table:table-cell>
          <table:table-cell table:formula="of:=[.U333]+ROUNDUP([.R333]/[.O333]*[.I333])/1000*0.1*365*12*5" office:value-type="currency" office:currency="USD" office:value="294.798585908529" calcext:value-type="currency">
            <text:p>$294.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40E8</text:p>
          </table:table-cell>
          <table:table-cell office:value-type="string" calcext:value-type="string">
            <text:p>Cree Inc.</text:p>
          </table:table-cell>
          <table:table-cell office:value-type="float" office:value="81" calcext:value-type="float">
            <text:p>8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</text:p>
          </table:table-cell>
          <table:table-cell table:formula="of:=LEFT([.F334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34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34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34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34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34]=&quot;2700K&quot;;[.G334]=&quot;2000K&quot;); IF([.Q334]=90;7000/[.I334];8750/[.I334] ); 7000/[.I334])" office:value-type="float" office:value="23.7771739130435" calcext:value-type="float">
            <text:p>23.78</text:p>
          </table:table-cell>
          <table:table-cell table:formula="of:=ROUNDDOWN(134/[.M334])" office:value-type="float" office:value="14" calcext:value-type="float">
            <text:p>14</text:p>
          </table:table-cell>
          <table:table-cell table:formula="of:=[.R334]/[.S334]*30+[.R334]*[.E334]" office:value-type="currency" office:currency="USD" office:value="88.0434782608696" calcext:value-type="currency">
            <text:p>$88.04</text:p>
          </table:table-cell>
          <table:table-cell table:formula="of:=[.T334]+ROUNDUP([.R334]/[.O334]*[.I334])/1000*0.1*365*12" office:value-type="currency" office:currency="USD" office:value="125.71147826087" calcext:value-type="currency">
            <text:p>$125.71</text:p>
          </table:table-cell>
          <table:table-cell table:formula="of:=[.U334]+ROUNDUP([.R334]/[.O334]*[.I334])/1000*0.1*365*12*5" office:value-type="currency" office:currency="USD" office:value="314.05147826087" calcext:value-type="currency">
            <text:p>$314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BXRC-27E1000-B-73-SE</text:p>
          </table:table-cell>
          <table:table-cell office:value-type="string" calcext:value-type="string">
            <text:p>Bridgelux</text:p>
          </table:table-cell>
          <table:table-cell office:value-type="float" office:value="39" calcext:value-type="float">
            <text:p>39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335];5)" office:value-type="string" office:string-value="2700K" calcext:value-type="string">
            <text:p>2700K</text:p>
          </table:table-cell>
          <table:table-cell office:value-type="string" calcext:value-type="string">
            <text:p>1180 lm (Typ)</text:p>
          </table:table-cell>
          <table:table-cell table:formula="of:=TRIM(LEFT([.H335];4))" office:value-type="string" office:string-value="1180" calcext:value-type="string">
            <text:p>1180</text:p>
          </table:table-cell>
          <table:table-cell office:value-type="string" calcext:value-type="string">
            <text:p>270mA</text:p>
          </table:table-cell>
          <table:table-cell table:formula="of:=SUBSTITUTE(SUBSTITUTE([.J33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3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8 lm/W</text:p>
          </table:table-cell>
          <table:table-cell table:formula="of:=SUBSTITUTE([.N335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35]=&quot;2700K&quot;;[.G335]=&quot;2000K&quot;); IF([.Q335]=90;7000/[.I335];8750/[.I335] ); 7000/[.I335])" office:value-type="float" office:value="7.41525423728814" calcext:value-type="float">
            <text:p>7.42</text:p>
          </table:table-cell>
          <table:table-cell table:formula="of:=ROUNDDOWN(134/[.M335])" office:value-type="float" office:value="3" calcext:value-type="float">
            <text:p>3</text:p>
          </table:table-cell>
          <table:table-cell table:formula="of:=[.R335]/[.S335]*30+[.R335]*[.E335]" office:value-type="currency" office:currency="USD" office:value="95.5084745762712" calcext:value-type="currency">
            <text:p>$95.51</text:p>
          </table:table-cell>
          <table:table-cell table:formula="of:=[.T335]+ROUNDUP([.R335]/[.O335]*[.I335])/1000*0.1*365*12" office:value-type="currency" office:currency="USD" office:value="125.730474576271" calcext:value-type="currency">
            <text:p>$125.73</text:p>
          </table:table-cell>
          <table:table-cell table:formula="of:=[.U335]+ROUNDUP([.R335]/[.O335]*[.I335])/1000*0.1*365*12*5" office:value-type="currency" office:currency="USD" office:value="276.840474576271" calcext:value-type="currency">
            <text:p>$276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701-1002C4-403H5K2</text:p>
          </table:table-cell>
          <table:table-cell office:value-type="string" calcext:value-type="string">
            <text:p>Citizen</text:p>
          </table:table-cell>
          <table:table-cell office:value-type="float" office:value="46" calcext:value-type="float">
            <text:p>46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4000K</text:p>
          </table:table-cell>
          <table:table-cell table:formula="of:=LEFT([.F336];5)" office:value-type="string" office:string-value="4000K" calcext:value-type="string">
            <text:p>4000K</text:p>
          </table:table-cell>
          <table:table-cell office:value-type="string" calcext:value-type="string">
            <text:p>1055 lm (Typ)</text:p>
          </table:table-cell>
          <table:table-cell table:formula="of:=TRIM(LEFT([.H336];4))" office:value-type="string" office:string-value="1055" calcext:value-type="string">
            <text:p>1055</text:p>
          </table:table-cell>
          <table:table-cell office:value-type="string" calcext:value-type="string">
            <text:p>350mA</text:p>
          </table:table-cell>
          <table:table-cell table:formula="of:=SUBSTITUTE(SUBSTITUTE([.J33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336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96 lm/W</text:p>
          </table:table-cell>
          <table:table-cell table:formula="of:=SUBSTITUTE([.N336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36]=&quot;2700K&quot;;[.G336]=&quot;2000K&quot;); IF([.Q336]=90;7000/[.I336];8750/[.I336] ); 7000/[.I336])" office:value-type="float" office:value="6.63507109004739" calcext:value-type="float">
            <text:p>6.64</text:p>
          </table:table-cell>
          <table:table-cell table:formula="of:=ROUNDDOWN(134/[.M336])" office:value-type="float" office:value="4" calcext:value-type="float">
            <text:p>4</text:p>
          </table:table-cell>
          <table:table-cell table:formula="of:=[.R336]/[.S336]*30+[.R336]*[.E336]" office:value-type="currency" office:currency="USD" office:value="94.9478672985782" calcext:value-type="currency">
            <text:p>$94.95</text:p>
          </table:table-cell>
          <table:table-cell table:formula="of:=[.T336]+ROUNDUP([.R336]/[.O336]*[.I336])/1000*0.1*365*12" office:value-type="currency" office:currency="USD" office:value="126.921867298578" calcext:value-type="currency">
            <text:p>$126.92</text:p>
          </table:table-cell>
          <table:table-cell table:formula="of:=[.U336]+ROUNDUP([.R336]/[.O336]*[.I336])/1000*0.1*365*12*5" office:value-type="currency" office:currency="USD" office:value="286.791867298578" calcext:value-type="currency">
            <text:p>$286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G0800-E-73</text:p>
          </table:table-cell>
          <table:table-cell office:value-type="string" calcext:value-type="string">
            <text:p>Bridgelux</text:p>
          </table:table-cell>
          <table:table-cell office:value-type="float" office:value="488" calcext:value-type="float">
            <text:p>488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2700K 3-Step MacAdam Ellipse</text:p>
          </table:table-cell>
          <table:table-cell table:formula="of:=LEFT([.F337];5)" office:value-type="string" office:string-value="2700K" calcext:value-type="string">
            <text:p>2700K</text:p>
          </table:table-cell>
          <table:table-cell office:value-type="string" calcext:value-type="string">
            <text:p>656 lm (Typ)</text:p>
          </table:table-cell>
          <table:table-cell table:formula="of:=TRIM(LEFT([.H337];4))" office:value-type="string" office:string-value="656" calcext:value-type="string">
            <text:p>656</text:p>
          </table:table-cell>
          <table:table-cell office:value-type="string" calcext:value-type="string">
            <text:p>175mA</text:p>
          </table:table-cell>
          <table:table-cell table:formula="of:=SUBSTITUTE(SUBSTITUTE([.J33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3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12 lm/W</text:p>
          </table:table-cell>
          <table:table-cell table:formula="of:=SUBSTITUTE([.N337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350mA</text:p>
          </table:table-cell>
          <table:table-cell office:value-type="float" office:value="90" calcext:value-type="float">
            <text:p>90</text:p>
          </table:table-cell>
          <table:table-cell table:formula="of:=IF(OR([.G337]=&quot;2700K&quot;;[.G337]=&quot;2000K&quot;); IF([.Q337]=90;7000/[.I337];8750/[.I337] ); 7000/[.I337])" office:value-type="float" office:value="10.6707317073171" calcext:value-type="float">
            <text:p>10.67</text:p>
          </table:table-cell>
          <table:table-cell table:formula="of:=ROUNDDOWN(134/[.M337])" office:value-type="float" office:value="4" calcext:value-type="float">
            <text:p>4</text:p>
          </table:table-cell>
          <table:table-cell table:formula="of:=[.R337]/[.S337]*30+[.R337]*[.E337]" office:value-type="currency" office:currency="USD" office:value="99.984756097561" calcext:value-type="currency">
            <text:p>$99.98</text:p>
          </table:table-cell>
          <table:table-cell table:formula="of:=[.T337]+ROUNDUP([.R337]/[.O337]*[.I337])/1000*0.1*365*12" office:value-type="currency" office:currency="USD" office:value="127.578756097561" calcext:value-type="currency">
            <text:p>$127.58</text:p>
          </table:table-cell>
          <table:table-cell table:formula="of:=[.U337]+ROUNDUP([.R337]/[.O337]*[.I337])/1000*0.1*365*12*5" office:value-type="currency" office:currency="USD" office:value="265.548756097561" calcext:value-type="currency">
            <text:p>$265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427F</text:p>
          </table:table-cell>
          <table:table-cell office:value-type="string" calcext:value-type="string">
            <text:p>Cree Inc.</text:p>
          </table:table-cell>
          <table:table-cell office:value-type="float" office:value="495" calcext:value-type="float">
            <text:p>495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700K 4-Step MacAdam Ellipse</text:p>
          </table:table-cell>
          <table:table-cell table:formula="of:=LEFT([.F338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38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3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38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38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38]=&quot;2700K&quot;;[.G338]=&quot;2000K&quot;); IF([.Q338]=90;7000/[.I338];8750/[.I338] ); 7000/[.I338])" office:value-type="float" office:value="23.7771739130435" calcext:value-type="float">
            <text:p>23.78</text:p>
          </table:table-cell>
          <table:table-cell table:formula="of:=ROUNDDOWN(134/[.M338])" office:value-type="float" office:value="14" calcext:value-type="float">
            <text:p>14</text:p>
          </table:table-cell>
          <table:table-cell table:formula="of:=[.R338]/[.S338]*30+[.R338]*[.E338]" office:value-type="currency" office:currency="USD" office:value="90.4211956521739" calcext:value-type="currency">
            <text:p>$90.42</text:p>
          </table:table-cell>
          <table:table-cell table:formula="of:=[.T338]+ROUNDUP([.R338]/[.O338]*[.I338])/1000*0.1*365*12" office:value-type="currency" office:currency="USD" office:value="128.089195652174" calcext:value-type="currency">
            <text:p>$128.09</text:p>
          </table:table-cell>
          <table:table-cell table:formula="of:=[.U338]+ROUNDUP([.R338]/[.O338]*[.I338])/1000*0.1*365*12*5" office:value-type="currency" office:currency="USD" office:value="316.429195652174" calcext:value-type="currency">
            <text:p>$316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N20E8</text:p>
          </table:table-cell>
          <table:table-cell office:value-type="string" calcext:value-type="string">
            <text:p>Cree Inc.</text:p>
          </table:table-cell>
          <table:table-cell office:value-type="float" office:value="91" calcext:value-type="float">
            <text:p>91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2700K</text:p>
          </table:table-cell>
          <table:table-cell table:formula="of:=LEFT([.F339];5)" office:value-type="string" office:string-value="2700K" calcext:value-type="string">
            <text:p>2700K</text:p>
          </table:table-cell>
          <table:table-cell office:value-type="string" calcext:value-type="string">
            <text:p>1650 lm (1590 lm ~ 1710 lm)</text:p>
          </table:table-cell>
          <table:table-cell table:formula="of:=TRIM(LEFT([.H339];4))" office:value-type="string" office:string-value="1650" calcext:value-type="string">
            <text:p>1650</text:p>
          </table:table-cell>
          <table:table-cell office:value-type="string" calcext:value-type="string">
            <text:p>450mA</text:p>
          </table:table-cell>
          <table:table-cell table:formula="of:=SUBSTITUTE(SUBSTITUTE([.J33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3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9 lm/W</text:p>
          </table:table-cell>
          <table:table-cell table:formula="of:=SUBSTITUTE([.N339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39]=&quot;2700K&quot;;[.G339]=&quot;2000K&quot;); IF([.Q339]=90;7000/[.I339];8750/[.I339] ); 7000/[.I339])" office:value-type="float" office:value="5.3030303030303" calcext:value-type="float">
            <text:p>5.30</text:p>
          </table:table-cell>
          <table:table-cell table:formula="of:=ROUNDDOWN(134/[.M339])" office:value-type="float" office:value="3" calcext:value-type="float">
            <text:p>3</text:p>
          </table:table-cell>
          <table:table-cell table:formula="of:=[.R339]/[.S339]*30+[.R339]*[.E339]" office:value-type="currency" office:currency="USD" office:value="89.1969696969697" calcext:value-type="currency">
            <text:p>$89.20</text:p>
          </table:table-cell>
          <table:table-cell table:formula="of:=[.T339]+ROUNDUP([.R339]/[.O339]*[.I339])/1000*0.1*365*12" office:value-type="currency" office:currency="USD" office:value="128.17896969697" calcext:value-type="currency">
            <text:p>$128.18</text:p>
          </table:table-cell>
          <table:table-cell table:formula="of:=[.U339]+ROUNDUP([.R339]/[.O339]*[.I339])/1000*0.1*365*12*5" office:value-type="currency" office:currency="USD" office:value="323.08896969697" calcext:value-type="currency">
            <text:p>$323.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0B1001-B-73-SE</text:p>
          </table:table-cell>
          <table:table-cell office:value-type="string" calcext:value-type="string">
            <text:p>Bridgelux</text:p>
          </table:table-cell>
          <table:table-cell office:value-type="float" office:value="76" calcext:value-type="float">
            <text:p>7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00K 3-Step MacAdam Ellipse</text:p>
          </table:table-cell>
          <table:table-cell table:formula="of:=LEFT([.F340];5)" office:value-type="string" office:string-value="2000K" calcext:value-type="string">
            <text:p>2000K</text:p>
          </table:table-cell>
          <table:table-cell office:value-type="string" calcext:value-type="string">
            <text:p>1162 lm (Typ)</text:p>
          </table:table-cell>
          <table:table-cell table:formula="of:=TRIM(LEFT([.H340];4))" office:value-type="string" office:string-value="1162" calcext:value-type="string">
            <text:p>1162</text:p>
          </table:table-cell>
          <table:table-cell office:value-type="string" calcext:value-type="string">
            <text:p>270mA</text:p>
          </table:table-cell>
          <table:table-cell table:formula="of:=SUBSTITUTE(SUBSTITUTE([.J34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6 lm/W</text:p>
          </table:table-cell>
          <table:table-cell table:formula="of:=SUBSTITUTE([.N340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40]=&quot;2700K&quot;;[.G340]=&quot;2000K&quot;); IF([.Q340]=90;7000/[.I340];8750/[.I340] ); 7000/[.I340])" office:value-type="float" office:value="7.53012048192771" calcext:value-type="float">
            <text:p>7.53</text:p>
          </table:table-cell>
          <table:table-cell table:formula="of:=ROUNDDOWN(134/[.M340])" office:value-type="float" office:value="3" calcext:value-type="float">
            <text:p>3</text:p>
          </table:table-cell>
          <table:table-cell table:formula="of:=[.R340]/[.S340]*30+[.R340]*[.E340]" office:value-type="currency" office:currency="USD" office:value="97.9668674698795" calcext:value-type="currency">
            <text:p>$97.97</text:p>
          </table:table-cell>
          <table:table-cell table:formula="of:=[.T340]+ROUNDUP([.R340]/[.O340]*[.I340])/1000*0.1*365*12" office:value-type="currency" office:currency="USD" office:value="128.62686746988" calcext:value-type="currency">
            <text:p>$128.63</text:p>
          </table:table-cell>
          <table:table-cell table:formula="of:=[.U340]+ROUNDUP([.R340]/[.O340]*[.I340])/1000*0.1*365*12*5" office:value-type="currency" office:currency="USD" office:value="281.92686746988" calcext:value-type="currency">
            <text:p>$281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BXRC-20B1001-B-73</text:p>
          </table:table-cell>
          <table:table-cell office:value-type="string" calcext:value-type="string">
            <text:p>Bridgelux</text:p>
          </table:table-cell>
          <table:table-cell office:value-type="float" office:value="176" calcext:value-type="float">
            <text:p>176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000K 3-Step MacAdam Ellipse</text:p>
          </table:table-cell>
          <table:table-cell table:formula="of:=LEFT([.F341];5)" office:value-type="string" office:string-value="2000K" calcext:value-type="string">
            <text:p>2000K</text:p>
          </table:table-cell>
          <table:table-cell office:value-type="string" calcext:value-type="string">
            <text:p>1195 lm (Typ)</text:p>
          </table:table-cell>
          <table:table-cell table:formula="of:=TRIM(LEFT([.H341];4))" office:value-type="string" office:string-value="1195" calcext:value-type="string">
            <text:p>1195</text:p>
          </table:table-cell>
          <table:table-cell office:value-type="string" calcext:value-type="string">
            <text:p>270mA</text:p>
          </table:table-cell>
          <table:table-cell table:formula="of:=SUBSTITUTE(SUBSTITUTE([.J34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0 lm/W</text:p>
          </table:table-cell>
          <table:table-cell table:formula="of:=SUBSTITUTE([.N341];&quot;lm/W&quot;;&quot;&quot; )" office:value-type="string" office:string-value="130 " calcext:value-type="string">
            <text:p>130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41]=&quot;2700K&quot;;[.G341]=&quot;2000K&quot;); IF([.Q341]=90;7000/[.I341];8750/[.I341] ); 7000/[.I341])" office:value-type="float" office:value="7.32217573221757" calcext:value-type="float">
            <text:p>7.32</text:p>
          </table:table-cell>
          <table:table-cell table:formula="of:=ROUNDDOWN(134/[.M341])" office:value-type="float" office:value="3" calcext:value-type="float">
            <text:p>3</text:p>
          </table:table-cell>
          <table:table-cell table:formula="of:=[.R341]/[.S341]*30+[.R341]*[.E341]" office:value-type="currency" office:currency="USD" office:value="99.8012552301255" calcext:value-type="currency">
            <text:p>$99.80</text:p>
          </table:table-cell>
          <table:table-cell table:formula="of:=[.T341]+ROUNDUP([.R341]/[.O341]*[.I341])/1000*0.1*365*12" office:value-type="currency" office:currency="USD" office:value="129.585255230126" calcext:value-type="currency">
            <text:p>$129.59</text:p>
          </table:table-cell>
          <table:table-cell table:formula="of:=[.U341]+ROUNDUP([.R341]/[.O341]*[.I341])/1000*0.1*365*12*5" office:value-type="currency" office:currency="USD" office:value="278.505255230125" calcext:value-type="currency">
            <text:p>$278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E1000-B-73</text:p>
          </table:table-cell>
          <table:table-cell office:value-type="string" calcext:value-type="string">
            <text:p>Bridgelux</text:p>
          </table:table-cell>
          <table:table-cell office:value-type="float" office:value="200" calcext:value-type="float">
            <text:p>200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342];5)" office:value-type="string" office:string-value="2700K" calcext:value-type="string">
            <text:p>2700K</text:p>
          </table:table-cell>
          <table:table-cell office:value-type="string" calcext:value-type="string">
            <text:p>1214 lm (Typ)</text:p>
          </table:table-cell>
          <table:table-cell table:formula="of:=TRIM(LEFT([.H342];4))" office:value-type="string" office:string-value="1214" calcext:value-type="string">
            <text:p>1214</text:p>
          </table:table-cell>
          <table:table-cell office:value-type="string" calcext:value-type="string">
            <text:p>270mA</text:p>
          </table:table-cell>
          <table:table-cell table:formula="of:=SUBSTITUTE(SUBSTITUTE([.J34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342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42]=&quot;2700K&quot;;[.G342]=&quot;2000K&quot;); IF([.Q342]=90;7000/[.I342];8750/[.I342] ); 7000/[.I342])" office:value-type="float" office:value="7.20757825370675" calcext:value-type="float">
            <text:p>7.21</text:p>
          </table:table-cell>
          <table:table-cell table:formula="of:=ROUNDDOWN(134/[.M342])" office:value-type="float" office:value="3" calcext:value-type="float">
            <text:p>3</text:p>
          </table:table-cell>
          <table:table-cell table:formula="of:=[.R342]/[.S342]*30+[.R342]*[.E342]" office:value-type="currency" office:currency="USD" office:value="100.617792421746" calcext:value-type="currency">
            <text:p>$100.62</text:p>
          </table:table-cell>
          <table:table-cell table:formula="of:=[.T342]+ROUNDUP([.R342]/[.O342]*[.I342])/1000*0.1*365*12" office:value-type="currency" office:currency="USD" office:value="129.963792421746" calcext:value-type="currency">
            <text:p>$129.96</text:p>
          </table:table-cell>
          <table:table-cell table:formula="of:=[.U342]+ROUNDUP([.R342]/[.O342]*[.I342])/1000*0.1*365*12*5" office:value-type="currency" office:currency="USD" office:value="276.693792421746" calcext:value-type="currency">
            <text:p>$276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701-0303C4-273H5K2</text:p>
          </table:table-cell>
          <table:table-cell office:value-type="string" calcext:value-type="string">
            <text:p>Citizen</text:p>
          </table:table-cell>
          <table:table-cell office:value-type="float" office:value="179" calcext:value-type="float">
            <text:p>179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2700K</text:p>
          </table:table-cell>
          <table:table-cell table:formula="of:=LEFT([.F343];5)" office:value-type="string" office:string-value="2700K" calcext:value-type="string">
            <text:p>2700K</text:p>
          </table:table-cell>
          <table:table-cell office:value-type="string" calcext:value-type="string">
            <text:p>480 lm (Typ)</text:p>
          </table:table-cell>
          <table:table-cell table:formula="of:=TRIM(LEFT([.H343];4))" office:value-type="string" office:string-value="480" calcext:value-type="string">
            <text:p>480</text:p>
          </table:table-cell>
          <table:table-cell office:value-type="string" calcext:value-type="string">
            <text:p>525mA</text:p>
          </table:table-cell>
          <table:table-cell table:formula="of:=SUBSTITUTE(SUBSTITUTE([.J343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43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97 lm/W</text:p>
          </table:table-cell>
          <table:table-cell table:formula="of:=SUBSTITUTE([.N343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43]=&quot;2700K&quot;;[.G343]=&quot;2000K&quot;); IF([.Q343]=90;7000/[.I343];8750/[.I343] ); 7000/[.I343])" office:value-type="float" office:value="14.5833333333333" calcext:value-type="float">
            <text:p>14.58</text:p>
          </table:table-cell>
          <table:table-cell table:formula="of:=ROUNDDOWN(134/[.M343])" office:value-type="float" office:value="14" calcext:value-type="float">
            <text:p>14</text:p>
          </table:table-cell>
          <table:table-cell table:formula="of:=[.R343]/[.S343]*30+[.R343]*[.E343]" office:value-type="currency" office:currency="USD" office:value="99.0625" calcext:value-type="currency">
            <text:p>$99.06</text:p>
          </table:table-cell>
          <table:table-cell table:formula="of:=[.T343]+ROUNDUP([.R343]/[.O343]*[.I343])/1000*0.1*365*12" office:value-type="currency" office:currency="USD" office:value="131.0365" calcext:value-type="currency">
            <text:p>$131.04</text:p>
          </table:table-cell>
          <table:table-cell table:formula="of:=[.U343]+ROUNDUP([.R343]/[.O343]*[.I343])/1000*0.1*365*12*5" office:value-type="currency" office:currency="USD" office:value="290.9065" calcext:value-type="currency">
            <text:p>$290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36_0216.pdf</text:p>
          </table:table-cell>
          <table:table-cell office:value-type="string" calcext:value-type="string">
            <text:p>CLU028-1204C4-273H5K2</text:p>
          </table:table-cell>
          <table:table-cell office:value-type="string" calcext:value-type="string">
            <text:p>Citizen</text:p>
          </table:table-cell>
          <table:table-cell office:value-type="float" office:value="55" calcext:value-type="float">
            <text:p>5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44];5)" office:value-type="string" office:string-value="2700K" calcext:value-type="string">
            <text:p>2700K</text:p>
          </table:table-cell>
          <table:table-cell office:value-type="string" calcext:value-type="string">
            <text:p>1399 lm (Typ)</text:p>
          </table:table-cell>
          <table:table-cell table:formula="of:=TRIM(LEFT([.H344];5))" office:value-type="string" office:string-value="1399" calcext:value-type="string">
            <text:p>1399</text:p>
          </table:table-cell>
          <table:table-cell office:value-type="string" calcext:value-type="string">
            <text:p>360mA</text:p>
          </table:table-cell>
          <table:table-cell table:formula="of:=SUBSTITUTE(SUBSTITUTE([.J344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4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34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344]=&quot;2700K&quot;;[.G344]=&quot;2000K&quot;); IF([.Q344]=90;7000/[.I344];8750/[.I344] ); 7000/[.I344])" office:value-type="float" office:value="5.0035739814153" calcext:value-type="float">
            <text:p>5.00</text:p>
          </table:table-cell>
          <table:table-cell table:formula="of:=ROUNDDOWN(134/[.M344])" office:value-type="float" office:value="3" calcext:value-type="float">
            <text:p>3</text:p>
          </table:table-cell>
          <table:table-cell table:formula="of:=[.R344]/[.S344]*30+[.R344]*[.E344]" office:value-type="currency" office:currency="USD" office:value="103.724088634739" calcext:value-type="currency">
            <text:p>$103.72</text:p>
          </table:table-cell>
          <table:table-cell table:formula="of:=[.T344]+ROUNDUP([.R344]/[.O344]*[.I344])/1000*0.1*365*12" office:value-type="currency" office:currency="USD" office:value="131.318088634739" calcext:value-type="currency">
            <text:p>$131.32</text:p>
          </table:table-cell>
          <table:table-cell table:formula="of:=[.U344]+ROUNDUP([.R344]/[.O344]*[.I344])/1000*0.1*365*12*5" office:value-type="currency" office:currency="USD" office:value="269.288088634739" calcext:value-type="currency">
            <text:p>$269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N227F</text:p>
          </table:table-cell>
          <table:table-cell office:value-type="string" calcext:value-type="string">
            <text:p>Cree Inc.</text:p>
          </table:table-cell>
          <table:table-cell office:value-type="float" office:value="117" calcext:value-type="float">
            <text:p>117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2700K 4-Step MacAdam Ellipse</text:p>
          </table:table-cell>
          <table:table-cell table:formula="of:=LEFT([.F345];5)" office:value-type="string" office:string-value="2700K" calcext:value-type="string">
            <text:p>2700K</text:p>
          </table:table-cell>
          <table:table-cell office:value-type="string" calcext:value-type="string">
            <text:p>1650 lm (1590 lm ~ 1710 lm)</text:p>
          </table:table-cell>
          <table:table-cell table:formula="of:=TRIM(LEFT([.H345];5))" office:value-type="string" office:string-value="1650" calcext:value-type="string">
            <text:p>1650</text:p>
          </table:table-cell>
          <table:table-cell office:value-type="string" calcext:value-type="string">
            <text:p>450mA</text:p>
          </table:table-cell>
          <table:table-cell table:formula="of:=SUBSTITUTE(SUBSTITUTE([.J34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4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9 lm/W</text:p>
          </table:table-cell>
          <table:table-cell table:formula="of:=SUBSTITUTE([.N345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45]=&quot;2700K&quot;;[.G345]=&quot;2000K&quot;); IF([.Q345]=90;7000/[.I345];8750/[.I345] ); 7000/[.I345])" office:value-type="float" office:value="5.3030303030303" calcext:value-type="float">
            <text:p>5.30</text:p>
          </table:table-cell>
          <table:table-cell table:formula="of:=ROUNDDOWN(134/[.M345])" office:value-type="float" office:value="3" calcext:value-type="float">
            <text:p>3</text:p>
          </table:table-cell>
          <table:table-cell table:formula="of:=[.R345]/[.S345]*30+[.R345]*[.E345]" office:value-type="currency" office:currency="USD" office:value="92.5378787878788" calcext:value-type="currency">
            <text:p>$92.54</text:p>
          </table:table-cell>
          <table:table-cell table:formula="of:=[.T345]+ROUNDUP([.R345]/[.O345]*[.I345])/1000*0.1*365*12" office:value-type="currency" office:currency="USD" office:value="131.519878787879" calcext:value-type="currency">
            <text:p>$131.52</text:p>
          </table:table-cell>
          <table:table-cell table:formula="of:=[.U345]+ROUNDUP([.R345]/[.O345]*[.I345])/1000*0.1*365*12*5" office:value-type="currency" office:currency="USD" office:value="326.429878787879" calcext:value-type="currency">
            <text:p>$326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20E8</text:p>
          </table:table-cell>
          <table:table-cell office:value-type="string" calcext:value-type="string">
            <text:p>Cree Inc.</text:p>
          </table:table-cell>
          <table:table-cell office:value-type="float" office:value="206" calcext:value-type="float">
            <text:p>20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</text:p>
          </table:table-cell>
          <table:table-cell table:formula="of:=LEFT([.F346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346];4))" office:value-type="string" office:string-value="343" calcext:value-type="string">
            <text:p>343</text:p>
          </table:table-cell>
          <table:table-cell office:value-type="string" calcext:value-type="string">
            <text:p>400mA</text:p>
          </table:table-cell>
          <table:table-cell table:formula="of:=SUBSTITUTE(SUBSTITUTE([.J34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46];&quot;V&quot;;&quot;&quot; )" office:value-type="string" office:string-value="9" calcext:value-type="string">
            <text:p>9</text:p>
          </table:table-cell>
          <table:table-cell office:value-type="string" calcext:value-type="string">
            <text:p>95 lm/W</text:p>
          </table:table-cell>
          <table:table-cell table:formula="of:=SUBSTITUTE([.N346];&quot;lm/W&quot;;&quot;&quot; )" office:value-type="string" office:string-value="95 " calcext:value-type="string">
            <text:p>9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46]=&quot;2700K&quot;;[.G346]=&quot;2000K&quot;); IF([.Q346]=90;7000/[.I346];8750/[.I346] ); 7000/[.I346])" office:value-type="float" office:value="25.5102040816327" calcext:value-type="float">
            <text:p>25.51</text:p>
          </table:table-cell>
          <table:table-cell table:formula="of:=ROUNDDOWN(134/[.M346])" office:value-type="float" office:value="14" calcext:value-type="float">
            <text:p>14</text:p>
          </table:table-cell>
          <table:table-cell table:formula="of:=[.R346]/[.S346]*30+[.R346]*[.E346]" office:value-type="currency" office:currency="USD" office:value="91.1443148688047" calcext:value-type="currency">
            <text:p>$91.14</text:p>
          </table:table-cell>
          <table:table-cell table:formula="of:=[.T346]+ROUNDUP([.R346]/[.O346]*[.I346])/1000*0.1*365*12" office:value-type="currency" office:currency="USD" office:value="131.878314868805" calcext:value-type="currency">
            <text:p>$131.88</text:p>
          </table:table-cell>
          <table:table-cell table:formula="of:=[.U346]+ROUNDUP([.R346]/[.O346]*[.I346])/1000*0.1*365*12*5" office:value-type="currency" office:currency="USD" office:value="335.548314868805" calcext:value-type="currency">
            <text:p>$335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E0800-E-73</text:p>
          </table:table-cell>
          <table:table-cell office:value-type="string" calcext:value-type="string">
            <text:p>Bridgelux</text:p>
          </table:table-cell>
          <table:table-cell office:value-type="float" office:value="570" calcext:value-type="float">
            <text:p>57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2700K 3-Step MacAdam Ellipse</text:p>
          </table:table-cell>
          <table:table-cell table:formula="of:=LEFT([.F347];5)" office:value-type="string" office:string-value="2700K" calcext:value-type="string">
            <text:p>2700K</text:p>
          </table:table-cell>
          <table:table-cell office:value-type="string" calcext:value-type="string">
            <text:p>787 lm (Typ)</text:p>
          </table:table-cell>
          <table:table-cell table:formula="of:=TRIM(LEFT([.H347];4))" office:value-type="string" office:string-value="787" calcext:value-type="string">
            <text:p>787</text:p>
          </table:table-cell>
          <table:table-cell office:value-type="string" calcext:value-type="string">
            <text:p>175mA</text:p>
          </table:table-cell>
          <table:table-cell table:formula="of:=SUBSTITUTE(SUBSTITUTE([.J34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4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34 lm/W</text:p>
          </table:table-cell>
          <table:table-cell table:formula="of:=SUBSTITUTE([.N347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350mA</text:p>
          </table:table-cell>
          <table:table-cell office:value-type="float" office:value="80" calcext:value-type="float">
            <text:p>80</text:p>
          </table:table-cell>
          <table:table-cell table:formula="of:=IF(OR([.G347]=&quot;2700K&quot;;[.G347]=&quot;2000K&quot;); IF([.Q347]=90;7000/[.I347];8750/[.I347] ); 7000/[.I347])" office:value-type="float" office:value="11.1181702668361" calcext:value-type="float">
            <text:p>11.12</text:p>
          </table:table-cell>
          <table:table-cell table:formula="of:=ROUNDDOWN(134/[.M347])" office:value-type="float" office:value="4" calcext:value-type="float">
            <text:p>4</text:p>
          </table:table-cell>
          <table:table-cell table:formula="of:=[.R347]/[.S347]*30+[.R347]*[.E347]" office:value-type="currency" office:currency="USD" office:value="104.177255400254" calcext:value-type="currency">
            <text:p>$104.18</text:p>
          </table:table-cell>
          <table:table-cell table:formula="of:=[.T347]+ROUNDUP([.R347]/[.O347]*[.I347])/1000*0.1*365*12" office:value-type="currency" office:currency="USD" office:value="133.085255400254" calcext:value-type="currency">
            <text:p>$133.09</text:p>
          </table:table-cell>
          <table:table-cell table:formula="of:=[.U347]+ROUNDUP([.R347]/[.O347]*[.I347])/1000*0.1*365*12*5" office:value-type="currency" office:currency="USD" office:value="277.625255400254" calcext:value-type="currency">
            <text:p>$277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55_0216.pdf</text:p>
          </table:table-cell>
          <table:table-cell office:value-type="string" calcext:value-type="string">
            <text:p>CLU028-1204C4-403H7K4</text:p>
          </table:table-cell>
          <table:table-cell office:value-type="string" calcext:value-type="string">
            <text:p>Citizen</text:p>
          </table:table-cell>
          <table:table-cell office:value-type="float" office:value="25" calcext:value-type="float">
            <text:p>2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348];5)" office:value-type="string" office:string-value="4000K" calcext:value-type="string">
            <text:p>4000K</text:p>
          </table:table-cell>
          <table:table-cell office:value-type="string" calcext:value-type="string">
            <text:p>1375 lm (Typ)</text:p>
          </table:table-cell>
          <table:table-cell table:formula="of:=TRIM(LEFT([.H348];5))" office:value-type="string" office:string-value="1375" calcext:value-type="string">
            <text:p>1375</text:p>
          </table:table-cell>
          <table:table-cell office:value-type="string" calcext:value-type="string">
            <text:p>360mA</text:p>
          </table:table-cell>
          <table:table-cell table:formula="of:=SUBSTITUTE(SUBSTITUTE([.J348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4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34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920mA</text:p>
          </table:table-cell>
          <table:table-cell office:value-type="float" office:value="97" calcext:value-type="float">
            <text:p>97</text:p>
          </table:table-cell>
          <table:table-cell table:formula="of:=IF(OR([.G348]=&quot;2700K&quot;;[.G348]=&quot;2000K&quot;); IF([.Q348]=90;7000/[.I348];8750/[.I348] ); 7000/[.I348])" office:value-type="float" office:value="5.09090909090909" calcext:value-type="float">
            <text:p>5.09</text:p>
          </table:table-cell>
          <table:table-cell table:formula="of:=ROUNDDOWN(134/[.M348])" office:value-type="float" office:value="3" calcext:value-type="float">
            <text:p>3</text:p>
          </table:table-cell>
          <table:table-cell table:formula="of:=[.R348]/[.S348]*30+[.R348]*[.E348]" office:value-type="currency" office:currency="USD" office:value="105.534545454545" calcext:value-type="currency">
            <text:p>$105.53</text:p>
          </table:table-cell>
          <table:table-cell table:formula="of:=[.T348]+ROUNDUP([.R348]/[.O348]*[.I348])/1000*0.1*365*12" office:value-type="currency" office:currency="USD" office:value="133.566545454545" calcext:value-type="currency">
            <text:p>$133.57</text:p>
          </table:table-cell>
          <table:table-cell table:formula="of:=[.U348]+ROUNDUP([.R348]/[.O348]*[.I348])/1000*0.1*365*12*5" office:value-type="currency" office:currency="USD" office:value="273.726545454545" calcext:value-type="currency">
            <text:p>$273.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901203E0900</text:p>
          </table:table-cell>
          <table:table-cell office:value-type="string" calcext:value-type="string">
            <text:p>Lumileds</text:p>
          </table:table-cell>
          <table:table-cell office:value-type="float" office:value="555" calcext:value-type="float">
            <text:p>555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4000K 3-Step MacAdam Ellipse</text:p>
          </table:table-cell>
          <table:table-cell table:formula="of:=LEFT([.F349];5)" office:value-type="string" office:string-value="4000K" calcext:value-type="string">
            <text:p>4000K</text:p>
          </table:table-cell>
          <table:table-cell office:value-type="string" calcext:value-type="string">
            <text:p>1301 lm (Typ)</text:p>
          </table:table-cell>
          <table:table-cell table:formula="of:=TRIM(LEFT([.H349];5))" office:value-type="string" office:string-value="1301" calcext:value-type="string">
            <text:p>1301</text:p>
          </table:table-cell>
          <table:table-cell office:value-type="string" calcext:value-type="string">
            <text:p>300mA</text:p>
          </table:table-cell>
          <table:table-cell table:formula="of:=SUBSTITUTE(SUBSTITUTE([.J349];&quot;mA&quot;;&quot;&quot; ); &quot;A&quot;;&quot;&quot;)" office:value-type="string" office:string-value="300" calcext:value-type="string">
            <text:p>300</text:p>
          </table:table-cell>
          <table:table-cell office:value-type="string" calcext:value-type="string">
            <text:p>34.5V</text:p>
          </table:table-cell>
          <table:table-cell table:formula="of:=SUBSTITUTE([.L349];&quot;V&quot;;&quot;&quot; )" office:value-type="string" office:string-value="34.5" calcext:value-type="string">
            <text:p>34.5</text:p>
          </table:table-cell>
          <table:table-cell office:value-type="string" calcext:value-type="string">
            <text:p>126 lm/W</text:p>
          </table:table-cell>
          <table:table-cell table:formula="of:=SUBSTITUTE([.N34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600mA</text:p>
          </table:table-cell>
          <table:table-cell office:value-type="float" office:value="90" calcext:value-type="float">
            <text:p>90</text:p>
          </table:table-cell>
          <table:table-cell table:formula="of:=IF(OR([.G349]=&quot;2700K&quot;;[.G349]=&quot;2000K&quot;); IF([.Q349]=90;7000/[.I349];8750/[.I349] ); 7000/[.I349])" office:value-type="float" office:value="5.380476556495" calcext:value-type="float">
            <text:p>5.38</text:p>
          </table:table-cell>
          <table:table-cell table:formula="of:=ROUNDDOWN(134/[.M349])" office:value-type="float" office:value="3" calcext:value-type="float">
            <text:p>3</text:p>
          </table:table-cell>
          <table:table-cell table:formula="of:=[.R349]/[.S349]*30+[.R349]*[.E349]" office:value-type="currency" office:currency="USD" office:value="109.385088393543" calcext:value-type="currency">
            <text:p>$109.39</text:p>
          </table:table-cell>
          <table:table-cell table:formula="of:=[.T349]+ROUNDUP([.R349]/[.O349]*[.I349])/1000*0.1*365*12" office:value-type="currency" office:currency="USD" office:value="133.913088393543" calcext:value-type="currency">
            <text:p>$133.91</text:p>
          </table:table-cell>
          <table:table-cell table:formula="of:=[.U349]+ROUNDUP([.R349]/[.O349]*[.I349])/1000*0.1*365*12*5" office:value-type="currency" office:currency="USD" office:value="256.553088393543" calcext:value-type="currency">
            <text:p>$256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38_0216.pdf</text:p>
          </table:table-cell>
          <table:table-cell office:value-type="string" calcext:value-type="string">
            <text:p>CXA1816-0000-000N00M40E8</text:p>
          </table:table-cell>
          <table:table-cell office:value-type="string" calcext:value-type="string">
            <text:p>Cree Inc.</text:p>
          </table:table-cell>
          <table:table-cell office:value-type="float" office:value="68" calcext:value-type="float">
            <text:p>68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2700K</text:p>
          </table:table-cell>
          <table:table-cell table:formula="of:=LEFT([.F350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50];4))" office:value-type="string" office:string-value="1538" calcext:value-type="string">
            <text:p>1538</text:p>
          </table:table-cell>
          <table:table-cell office:value-type="string" calcext:value-type="string">
            <text:p>450mA</text:p>
          </table:table-cell>
          <table:table-cell table:formula="of:=SUBSTITUTE(SUBSTITUTE([.J35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5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2 lm/W</text:p>
          </table:table-cell>
          <table:table-cell table:formula="of:=SUBSTITUTE([.N350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50]=&quot;2700K&quot;;[.G350]=&quot;2000K&quot;); IF([.Q350]=90;7000/[.I350];8750/[.I350] ); 7000/[.I350])" office:value-type="float" office:value="5.68920676202861" calcext:value-type="float">
            <text:p>5.69</text:p>
          </table:table-cell>
          <table:table-cell table:formula="of:=ROUNDDOWN(134/[.M350])" office:value-type="float" office:value="3" calcext:value-type="float">
            <text:p>3</text:p>
          </table:table-cell>
          <table:table-cell table:formula="of:=[.R350]/[.S350]*30+[.R350]*[.E350]" office:value-type="currency" office:currency="USD" office:value="92.7909622886866" calcext:value-type="currency">
            <text:p>$92.79</text:p>
          </table:table-cell>
          <table:table-cell table:formula="of:=[.T350]+ROUNDUP([.R350]/[.O350]*[.I350])/1000*0.1*365*12" office:value-type="currency" office:currency="USD" office:value="134.838962288687" calcext:value-type="currency">
            <text:p>$134.84</text:p>
          </table:table-cell>
          <table:table-cell table:formula="of:=[.U350]+ROUNDUP([.R350]/[.O350]*[.I350])/1000*0.1*365*12*5" office:value-type="currency" office:currency="USD" office:value="345.078962288687" calcext:value-type="currency">
            <text:p>$345.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701-0303C4-273M2K1</text:p>
          </table:table-cell>
          <table:table-cell office:value-type="string" calcext:value-type="string">
            <text:p>Citizen</text:p>
          </table:table-cell>
          <table:table-cell office:value-type="float" office:value="44" calcext:value-type="float">
            <text:p>44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2700K</text:p>
          </table:table-cell>
          <table:table-cell table:formula="of:=LEFT([.F351];5)" office:value-type="string" office:string-value="2700K" calcext:value-type="string">
            <text:p>2700K</text:p>
          </table:table-cell>
          <table:table-cell office:value-type="string" calcext:value-type="string">
            <text:p>581 lm (Typ)</text:p>
          </table:table-cell>
          <table:table-cell table:formula="of:=TRIM(LEFT([.H351];4))" office:value-type="string" office:string-value="581" calcext:value-type="string">
            <text:p>581</text:p>
          </table:table-cell>
          <table:table-cell office:value-type="string" calcext:value-type="string">
            <text:p>525mA</text:p>
          </table:table-cell>
          <table:table-cell table:formula="of:=SUBSTITUTE(SUBSTITUTE([.J351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51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18 lm/W</text:p>
          </table:table-cell>
          <table:table-cell table:formula="of:=SUBSTITUTE([.N351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51]=&quot;2700K&quot;;[.G351]=&quot;2000K&quot;); IF([.Q351]=90;7000/[.I351];8750/[.I351] ); 7000/[.I351])" office:value-type="float" office:value="15.0602409638554" calcext:value-type="float">
            <text:p>15.06</text:p>
          </table:table-cell>
          <table:table-cell table:formula="of:=ROUNDDOWN(134/[.M351])" office:value-type="float" office:value="14" calcext:value-type="float">
            <text:p>14</text:p>
          </table:table-cell>
          <table:table-cell table:formula="of:=[.R351]/[.S351]*30+[.R351]*[.E351]" office:value-type="currency" office:currency="USD" office:value="102.302065404475" calcext:value-type="currency">
            <text:p>$102.30</text:p>
          </table:table-cell>
          <table:table-cell table:formula="of:=[.T351]+ROUNDUP([.R351]/[.O351]*[.I351])/1000*0.1*365*12" office:value-type="currency" office:currency="USD" office:value="135.152065404475" calcext:value-type="currency">
            <text:p>$135.15</text:p>
          </table:table-cell>
          <table:table-cell table:formula="of:=[.U351]+ROUNDUP([.R351]/[.O351]*[.I351])/1000*0.1*365*12*5" office:value-type="currency" office:currency="USD" office:value="299.402065404475" calcext:value-type="currency">
            <text:p>$299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XA1304-0000-000C00A227F</text:p>
          </table:table-cell>
          <table:table-cell office:value-type="string" calcext:value-type="string">
            <text:p>Cree Inc.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 4-Step MacAdam Ellipse</text:p>
          </table:table-cell>
          <table:table-cell table:formula="of:=LEFT([.F352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352];4))" office:value-type="string" office:string-value="343" calcext:value-type="string">
            <text:p>343</text:p>
          </table:table-cell>
          <table:table-cell office:value-type="string" calcext:value-type="string">
            <text:p>400mA</text:p>
          </table:table-cell>
          <table:table-cell table:formula="of:=SUBSTITUTE(SUBSTITUTE([.J352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52];&quot;V&quot;;&quot;&quot; )" office:value-type="string" office:string-value="9" calcext:value-type="string">
            <text:p>9</text:p>
          </table:table-cell>
          <table:table-cell office:value-type="string" calcext:value-type="string">
            <text:p>95 lm/W</text:p>
          </table:table-cell>
          <table:table-cell table:formula="of:=SUBSTITUTE([.N352];&quot;lm/W&quot;;&quot;&quot; )" office:value-type="string" office:string-value="95 " calcext:value-type="string">
            <text:p>9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52]=&quot;2700K&quot;;[.G352]=&quot;2000K&quot;); IF([.Q352]=90;7000/[.I352];8750/[.I352] ); 7000/[.I352])" office:value-type="float" office:value="25.5102040816327" calcext:value-type="float">
            <text:p>25.51</text:p>
          </table:table-cell>
          <table:table-cell table:formula="of:=ROUNDDOWN(134/[.M352])" office:value-type="float" office:value="14" calcext:value-type="float">
            <text:p>14</text:p>
          </table:table-cell>
          <table:table-cell table:formula="of:=[.R352]/[.S352]*30+[.R352]*[.E352]" office:value-type="currency" office:currency="USD" office:value="94.4606413994169" calcext:value-type="currency">
            <text:p>$94.46</text:p>
          </table:table-cell>
          <table:table-cell table:formula="of:=[.T352]+ROUNDUP([.R352]/[.O352]*[.I352])/1000*0.1*365*12" office:value-type="currency" office:currency="USD" office:value="135.194641399417" calcext:value-type="currency">
            <text:p>$135.19</text:p>
          </table:table-cell>
          <table:table-cell table:formula="of:=[.U352]+ROUNDUP([.R352]/[.O352]*[.I352])/1000*0.1*365*12*5" office:value-type="currency" office:currency="USD" office:value="338.864641399417" calcext:value-type="currency">
            <text:p>$338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440F</text:p>
          </table:table-cell>
          <table:table-cell office:value-type="string" calcext:value-type="string">
            <text:p>Cree Inc.</text:p>
          </table:table-cell>
          <table:table-cell office:value-type="float" office:value="79" calcext:value-type="float">
            <text:p>79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4000K 4-Step MacAdam Ellipse</text:p>
          </table:table-cell>
          <table:table-cell table:formula="of:=LEFT([.F353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53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53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5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8 lm/W</text:p>
          </table:table-cell>
          <table:table-cell table:formula="of:=SUBSTITUTE([.N353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53]=&quot;2700K&quot;;[.G353]=&quot;2000K&quot;); IF([.Q353]=90;7000/[.I353];8750/[.I353] ); 7000/[.I353])" office:value-type="float" office:value="8.04597701149425" calcext:value-type="float">
            <text:p>8.05</text:p>
          </table:table-cell>
          <table:table-cell table:formula="of:=ROUNDDOWN(134/[.M353])" office:value-type="float" office:value="3" calcext:value-type="float">
            <text:p>3</text:p>
          </table:table-cell>
          <table:table-cell table:formula="of:=[.R353]/[.S353]*30+[.R353]*[.E353]" office:value-type="currency" office:currency="USD" office:value="109.103448275862" calcext:value-type="currency">
            <text:p>$109.10</text:p>
          </table:table-cell>
          <table:table-cell table:formula="of:=[.T353]+ROUNDUP([.R353]/[.O353]*[.I353])/1000*0.1*365*12" office:value-type="currency" office:currency="USD" office:value="135.383448275862" calcext:value-type="currency">
            <text:p>$135.38</text:p>
          </table:table-cell>
          <table:table-cell table:formula="of:=[.U353]+ROUNDUP([.R353]/[.O353]*[.I353])/1000*0.1*365*12*5" office:value-type="currency" office:currency="USD" office:value="266.783448275862" calcext:value-type="currency">
            <text:p>$266.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CLU028-1204C4-273M2K1</text:p>
          </table:table-cell>
          <table:table-cell office:value-type="string" calcext:value-type="string">
            <text:p>Citizen</text:p>
          </table:table-cell>
          <table:table-cell office:value-type="float" office:value="60" calcext:value-type="float">
            <text:p>60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54];5)" office:value-type="string" office:string-value="2700K" calcext:value-type="string">
            <text:p>2700K</text:p>
          </table:table-cell>
          <table:table-cell office:value-type="string" calcext:value-type="string">
            <text:p>1693 lm (Typ)</text:p>
          </table:table-cell>
          <table:table-cell table:formula="of:=TRIM(LEFT([.H354];5))" office:value-type="string" office:string-value="1693" calcext:value-type="string">
            <text:p>1693</text:p>
          </table:table-cell>
          <table:table-cell office:value-type="string" calcext:value-type="string">
            <text:p>360mA</text:p>
          </table:table-cell>
          <table:table-cell table:formula="of:=SUBSTITUTE(SUBSTITUTE([.J354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5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6 lm/W</text:p>
          </table:table-cell>
          <table:table-cell table:formula="of:=SUBSTITUTE([.N35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354]=&quot;2700K&quot;;[.G354]=&quot;2000K&quot;); IF([.Q354]=90;7000/[.I354];8750/[.I354] ); 7000/[.I354])" office:value-type="float" office:value="5.16834022445363" calcext:value-type="float">
            <text:p>5.17</text:p>
          </table:table-cell>
          <table:table-cell table:formula="of:=ROUNDDOWN(134/[.M354])" office:value-type="float" office:value="3" calcext:value-type="float">
            <text:p>3</text:p>
          </table:table-cell>
          <table:table-cell table:formula="of:=[.R354]/[.S354]*30+[.R354]*[.E354]" office:value-type="currency" office:currency="USD" office:value="107.139692852924" calcext:value-type="currency">
            <text:p>$107.14</text:p>
          </table:table-cell>
          <table:table-cell table:formula="of:=[.T354]+ROUNDUP([.R354]/[.O354]*[.I354])/1000*0.1*365*12" office:value-type="currency" office:currency="USD" office:value="135.609692852924" calcext:value-type="currency">
            <text:p>$135.61</text:p>
          </table:table-cell>
          <table:table-cell table:formula="of:=[.U354]+ROUNDUP([.R354]/[.O354]*[.I354])/1000*0.1*365*12*5" office:value-type="currency" office:currency="USD" office:value="277.959692852924" calcext:value-type="currency">
            <text:p>$277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35_0216.pdf</text:p>
          </table:table-cell>
          <table:table-cell office:value-type="string" calcext:value-type="string">
            <text:p>CLU028-1203C4-403H5K2</text:p>
          </table:table-cell>
          <table:table-cell office:value-type="string" calcext:value-type="string">
            <text:p>Citizen</text:p>
          </table:table-cell>
          <table:table-cell office:value-type="float" office:value="302" calcext:value-type="float">
            <text:p>302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55];5)" office:value-type="string" office:string-value="4000K" calcext:value-type="string">
            <text:p>4000K</text:p>
          </table:table-cell>
          <table:table-cell office:value-type="string" calcext:value-type="string">
            <text:p>1151 lm (Typ)</text:p>
          </table:table-cell>
          <table:table-cell table:formula="of:=TRIM(LEFT([.H355];5))" office:value-type="string" office:string-value="1151" calcext:value-type="string">
            <text:p>1151</text:p>
          </table:table-cell>
          <table:table-cell office:value-type="string" calcext:value-type="string">
            <text:p>270mA</text:p>
          </table:table-cell>
          <table:table-cell table:formula="of:=SUBSTITUTE(SUBSTITUTE([.J35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5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3 lm/W</text:p>
          </table:table-cell>
          <table:table-cell table:formula="of:=SUBSTITUTE([.N355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55]=&quot;2700K&quot;;[.G355]=&quot;2000K&quot;); IF([.Q355]=90;7000/[.I355];8750/[.I355] ); 7000/[.I355])" office:value-type="float" office:value="6.08166811468288" calcext:value-type="float">
            <text:p>6.08</text:p>
          </table:table-cell>
          <table:table-cell table:formula="of:=ROUNDDOWN(134/[.M355])" office:value-type="float" office:value="3" calcext:value-type="float">
            <text:p>3</text:p>
          </table:table-cell>
          <table:table-cell table:formula="of:=[.R355]/[.S355]*30+[.R355]*[.E355]" office:value-type="currency" office:currency="USD" office:value="112.38922675934" calcext:value-type="currency">
            <text:p>$112.39</text:p>
          </table:table-cell>
          <table:table-cell table:formula="of:=[.T355]+ROUNDUP([.R355]/[.O355]*[.I355])/1000*0.1*365*12" office:value-type="currency" office:currency="USD" office:value="137.35522675934" calcext:value-type="currency">
            <text:p>$137.36</text:p>
          </table:table-cell>
          <table:table-cell table:formula="of:=[.U355]+ROUNDUP([.R355]/[.O355]*[.I355])/1000*0.1*365*12*5" office:value-type="currency" office:currency="USD" office:value="262.18522675934" calcext:value-type="currency">
            <text:p>$262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M427F</text:p>
          </table:table-cell>
          <table:table-cell office:value-type="string" calcext:value-type="string">
            <text:p>Cree Inc.</text:p>
          </table:table-cell>
          <table:table-cell office:value-type="float" office:value="94" calcext:value-type="float">
            <text:p>94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2700K 4-Step MacAdam Ellipse</text:p>
          </table:table-cell>
          <table:table-cell table:formula="of:=LEFT([.F356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56];4))" office:value-type="string" office:string-value="1538" calcext:value-type="string">
            <text:p>1538</text:p>
          </table:table-cell>
          <table:table-cell office:value-type="string" calcext:value-type="string">
            <text:p>450mA</text:p>
          </table:table-cell>
          <table:table-cell table:formula="of:=SUBSTITUTE(SUBSTITUTE([.J35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5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2 lm/W</text:p>
          </table:table-cell>
          <table:table-cell table:formula="of:=SUBSTITUTE([.N356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56]=&quot;2700K&quot;;[.G356]=&quot;2000K&quot;); IF([.Q356]=90;7000/[.I356];8750/[.I356] ); 7000/[.I356])" office:value-type="float" office:value="5.68920676202861" calcext:value-type="float">
            <text:p>5.69</text:p>
          </table:table-cell>
          <table:table-cell table:formula="of:=ROUNDDOWN(134/[.M356])" office:value-type="float" office:value="3" calcext:value-type="float">
            <text:p>3</text:p>
          </table:table-cell>
          <table:table-cell table:formula="of:=[.R356]/[.S356]*30+[.R356]*[.E356]" office:value-type="currency" office:currency="USD" office:value="95.6924577373212" calcext:value-type="currency">
            <text:p>$95.69</text:p>
          </table:table-cell>
          <table:table-cell table:formula="of:=[.T356]+ROUNDUP([.R356]/[.O356]*[.I356])/1000*0.1*365*12" office:value-type="currency" office:currency="USD" office:value="137.740457737321" calcext:value-type="currency">
            <text:p>$137.74</text:p>
          </table:table-cell>
          <table:table-cell table:formula="of:=[.U356]+ROUNDUP([.R356]/[.O356]*[.I356])/1000*0.1*365*12*5" office:value-type="currency" office:currency="USD" office:value="347.980457737321" calcext:value-type="currency">
            <text:p>$347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558_0216.pdf</text:p>
          </table:table-cell>
          <table:table-cell office:value-type="string" calcext:value-type="string">
            <text:p>CLU038-1208C4-273H7K4</text:p>
          </table:table-cell>
          <table:table-cell office:value-type="string" calcext:value-type="string">
            <text:p>Citizen</text:p>
          </table:table-cell>
          <table:table-cell office:value-type="float" office:value="36" calcext:value-type="float">
            <text:p>36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357];5)" office:value-type="string" office:string-value="2700K" calcext:value-type="string">
            <text:p>2700K</text:p>
          </table:table-cell>
          <table:table-cell office:value-type="string" calcext:value-type="string">
            <text:p>2586 lm (Typ)</text:p>
          </table:table-cell>
          <table:table-cell table:formula="of:=TRIM(LEFT([.H357];5))" office:value-type="string" office:string-value="2586" calcext:value-type="string">
            <text:p>2586</text:p>
          </table:table-cell>
          <table:table-cell office:value-type="string" calcext:value-type="string">
            <text:p>720mA</text:p>
          </table:table-cell>
          <table:table-cell table:formula="of:=SUBSTITUTE(SUBSTITUTE([.J357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35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4 lm/W</text:p>
          </table:table-cell>
          <table:table-cell table:formula="of:=SUBSTITUTE([.N357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1.84A</text:p>
          </table:table-cell>
          <table:table-cell office:value-type="float" office:value="97" calcext:value-type="float">
            <text:p>97</text:p>
          </table:table-cell>
          <table:table-cell table:formula="of:=IF(OR([.G357]=&quot;2700K&quot;;[.G357]=&quot;2000K&quot;); IF([.Q357]=90;7000/[.I357];8750/[.I357] ); 7000/[.I357])" office:value-type="float" office:value="3.38360402165507" calcext:value-type="float">
            <text:p>3.38</text:p>
          </table:table-cell>
          <table:table-cell table:formula="of:=ROUNDDOWN(134/[.M357])" office:value-type="float" office:value="3" calcext:value-type="float">
            <text:p>3</text:p>
          </table:table-cell>
          <table:table-cell table:formula="of:=[.R357]/[.S357]*30+[.R357]*[.E357]" office:value-type="currency" office:currency="USD" office:value="101.03441608662" calcext:value-type="currency">
            <text:p>$101.03</text:p>
          </table:table-cell>
          <table:table-cell table:formula="of:=[.T357]+ROUNDUP([.R357]/[.O357]*[.I357])/1000*0.1*365*12" office:value-type="currency" office:currency="USD" office:value="138.26441608662" calcext:value-type="currency">
            <text:p>$138.26</text:p>
          </table:table-cell>
          <table:table-cell table:formula="of:=[.U357]+ROUNDUP([.R357]/[.O357]*[.I357])/1000*0.1*365*12*5" office:value-type="currency" office:currency="USD" office:value="324.41441608662" calcext:value-type="currency">
            <text:p>$324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40E0600-A-73</text:p>
          </table:table-cell>
          <table:table-cell office:value-type="string" calcext:value-type="string">
            <text:p>Bridgelux</text:p>
          </table:table-cell>
          <table:table-cell office:value-type="float" office:value="378" calcext:value-type="float">
            <text:p>37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4000K 3-Step MacAdam Ellipse</text:p>
          </table:table-cell>
          <table:table-cell table:formula="of:=LEFT([.F358];5)" office:value-type="string" office:string-value="4000K" calcext:value-type="string">
            <text:p>4000K</text:p>
          </table:table-cell>
          <table:table-cell office:value-type="string" calcext:value-type="string">
            <text:p>700 lm (Typ)</text:p>
          </table:table-cell>
          <table:table-cell table:formula="of:=TRIM(LEFT([.H358];4))" office:value-type="string" office:string-value="700" calcext:value-type="string">
            <text:p>700</text:p>
          </table:table-cell>
          <table:table-cell office:value-type="string" calcext:value-type="string">
            <text:p>175mA</text:p>
          </table:table-cell>
          <table:table-cell table:formula="of:=SUBSTITUTE(SUBSTITUTE([.J358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58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3 lm/W</text:p>
          </table:table-cell>
          <table:table-cell table:formula="of:=SUBSTITUTE([.N358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40mA</text:p>
          </table:table-cell>
          <table:table-cell office:value-type="float" office:value="80" calcext:value-type="float">
            <text:p>80</text:p>
          </table:table-cell>
          <table:table-cell table:formula="of:=IF(OR([.G358]=&quot;2700K&quot;;[.G358]=&quot;2000K&quot;); IF([.Q358]=90;7000/[.I358];8750/[.I358] ); 7000/[.I358])" office:value-type="float" office:value="10" calcext:value-type="float">
            <text:p>10.00</text:p>
          </table:table-cell>
          <table:table-cell table:formula="of:=ROUNDDOWN(134/[.M358])" office:value-type="float" office:value="3" calcext:value-type="float">
            <text:p>3</text:p>
          </table:table-cell>
          <table:table-cell table:formula="of:=[.R358]/[.S358]*30+[.R358]*[.E358]" office:value-type="currency" office:currency="USD" office:value="111.4" calcext:value-type="currency">
            <text:p>$111.40</text:p>
          </table:table-cell>
          <table:table-cell table:formula="of:=[.T358]+ROUNDUP([.R358]/[.O358]*[.I358])/1000*0.1*365*12" office:value-type="currency" office:currency="USD" office:value="138.556" calcext:value-type="currency">
            <text:p>$138.56</text:p>
          </table:table-cell>
          <table:table-cell table:formula="of:=[.U358]+ROUNDUP([.R358]/[.O358]*[.I358])/1000*0.1*365*12*5" office:value-type="currency" office:currency="USD" office:value="274.336" calcext:value-type="currency">
            <text:p>$274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40AL7K3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59];5)" office:value-type="string" office:string-value="4000K" calcext:value-type="string">
            <text:p>4000K</text:p>
          </table:table-cell>
          <table:table-cell office:value-type="string" calcext:value-type="string">
            <text:p>1002 lm (Typ)</text:p>
          </table:table-cell>
          <table:table-cell table:formula="of:=TRIM(LEFT([.H359];4))" office:value-type="string" office:string-value="1002" calcext:value-type="string">
            <text:p>1002</text:p>
          </table:table-cell>
          <table:table-cell office:value-type="string" calcext:value-type="string">
            <text:p>180mA</text:p>
          </table:table-cell>
          <table:table-cell table:formula="of:=SUBSTITUTE(SUBSTITUTE([.J35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5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1 lm/W</text:p>
          </table:table-cell>
          <table:table-cell table:formula="of:=SUBSTITUTE([.N359];&quot;lm/W&quot;;&quot;&quot; )" office:value-type="string" office:string-value="161 " calcext:value-type="string">
            <text:p>161 </text:p>
          </table:table-cell>
          <table:table-cell office:value-type="string" calcext:value-type="string">
            <text:p>460mA</text:p>
          </table:table-cell>
          <table:table-cell office:value-type="float" office:value="70" calcext:value-type="float">
            <text:p>70</text:p>
          </table:table-cell>
          <table:table-cell table:formula="of:=IF(OR([.G359]=&quot;2700K&quot;;[.G359]=&quot;2000K&quot;); IF([.Q359]=90;7000/[.I359];8750/[.I359] ); 7000/[.I359])" office:value-type="float" office:value="6.98602794411178" calcext:value-type="float">
            <text:p>6.99</text:p>
          </table:table-cell>
          <table:table-cell table:formula="of:=ROUNDDOWN(134/[.M359])" office:value-type="float" office:value="3" calcext:value-type="float">
            <text:p>3</text:p>
          </table:table-cell>
          <table:table-cell table:formula="of:=[.R359]/[.S359]*30+[.R359]*[.E359]" office:value-type="currency" office:currency="USD" office:value="120.998003992016" calcext:value-type="currency">
            <text:p>$121.00</text:p>
          </table:table-cell>
          <table:table-cell table:formula="of:=[.T359]+ROUNDUP([.R359]/[.O359]*[.I359])/1000*0.1*365*12" office:value-type="currency" office:currency="USD" office:value="140.270003992016" calcext:value-type="currency">
            <text:p>$140.27</text:p>
          </table:table-cell>
          <table:table-cell table:formula="of:=[.U359]+ROUNDUP([.R359]/[.O359]*[.I359])/1000*0.1*365*12*5" office:value-type="currency" office:currency="USD" office:value="236.630003992016" calcext:value-type="currency">
            <text:p>$236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56_0216.pdf</text:p>
          </table:table-cell>
          <table:table-cell office:value-type="string" calcext:value-type="string">
            <text:p>CLU701-1002C4-273M2K1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2700K</text:p>
          </table:table-cell>
          <table:table-cell table:formula="of:=LEFT([.F360];5)" office:value-type="string" office:string-value="2700K" calcext:value-type="string">
            <text:p>2700K</text:p>
          </table:table-cell>
          <table:table-cell office:value-type="string" calcext:value-type="string">
            <text:p>1163 lm (Typ)</text:p>
          </table:table-cell>
          <table:table-cell table:formula="of:=TRIM(LEFT([.H360];4))" office:value-type="string" office:string-value="1163" calcext:value-type="string">
            <text:p>1163</text:p>
          </table:table-cell>
          <table:table-cell office:value-type="string" calcext:value-type="string">
            <text:p>350mA</text:p>
          </table:table-cell>
          <table:table-cell table:formula="of:=SUBSTITUTE(SUBSTITUTE([.J360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360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06 lm/W</text:p>
          </table:table-cell>
          <table:table-cell table:formula="of:=SUBSTITUTE([.N360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60]=&quot;2700K&quot;;[.G360]=&quot;2000K&quot;); IF([.Q360]=90;7000/[.I360];8750/[.I360] ); 7000/[.I360])" office:value-type="float" office:value="7.52364574376612" calcext:value-type="float">
            <text:p>7.52</text:p>
          </table:table-cell>
          <table:table-cell table:formula="of:=ROUNDDOWN(134/[.M360])" office:value-type="float" office:value="4" calcext:value-type="float">
            <text:p>4</text:p>
          </table:table-cell>
          <table:table-cell table:formula="of:=[.R360]/[.S360]*30+[.R360]*[.E360]" office:value-type="currency" office:currency="USD" office:value="107.663370593293" calcext:value-type="currency">
            <text:p>$107.66</text:p>
          </table:table-cell>
          <table:table-cell table:formula="of:=[.T360]+ROUNDUP([.R360]/[.O360]*[.I360])/1000*0.1*365*12" office:value-type="currency" office:currency="USD" office:value="144.017370593293" calcext:value-type="currency">
            <text:p>$144.02</text:p>
          </table:table-cell>
          <table:table-cell table:formula="of:=[.U360]+ROUNDUP([.R360]/[.O360]*[.I360])/1000*0.1*365*12*5" office:value-type="currency" office:currency="USD" office:value="325.787370593293" calcext:value-type="currency">
            <text:p>$325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57_0216.pdf</text:p>
          </table:table-cell>
          <table:table-cell office:value-type="string" calcext:value-type="string">
            <text:p>CLU038-1206C4-273H7K4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361];5)" office:value-type="string" office:string-value="2700K" calcext:value-type="string">
            <text:p>2700K</text:p>
          </table:table-cell>
          <table:table-cell office:value-type="string" calcext:value-type="string">
            <text:p>1978 lm (Typ)</text:p>
          </table:table-cell>
          <table:table-cell table:formula="of:=TRIM(LEFT([.H361];5))" office:value-type="string" office:string-value="1978" calcext:value-type="string">
            <text:p>1978</text:p>
          </table:table-cell>
          <table:table-cell office:value-type="string" calcext:value-type="string">
            <text:p>540mA</text:p>
          </table:table-cell>
          <table:table-cell table:formula="of:=SUBSTITUTE(SUBSTITUTE([.J361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36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6 lm/W</text:p>
          </table:table-cell>
          <table:table-cell table:formula="of:=SUBSTITUTE([.N361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1.38A</text:p>
          </table:table-cell>
          <table:table-cell office:value-type="float" office:value="97" calcext:value-type="float">
            <text:p>97</text:p>
          </table:table-cell>
          <table:table-cell table:formula="of:=IF(OR([.G361]=&quot;2700K&quot;;[.G361]=&quot;2000K&quot;); IF([.Q361]=90;7000/[.I361];8750/[.I361] ); 7000/[.I361])" office:value-type="float" office:value="4.42366026289181" calcext:value-type="float">
            <text:p>4.42</text:p>
          </table:table-cell>
          <table:table-cell table:formula="of:=ROUNDDOWN(134/[.M361])" office:value-type="float" office:value="3" calcext:value-type="float">
            <text:p>3</text:p>
          </table:table-cell>
          <table:table-cell table:formula="of:=[.R361]/[.S361]*30+[.R361]*[.E361]" office:value-type="currency" office:currency="USD" office:value="111.299292214358" calcext:value-type="currency">
            <text:p>$111.30</text:p>
          </table:table-cell>
          <table:table-cell table:formula="of:=[.T361]+ROUNDUP([.R361]/[.O361]*[.I361])/1000*0.1*365*12" office:value-type="currency" office:currency="USD" office:value="147.653292214358" calcext:value-type="currency">
            <text:p>$147.65</text:p>
          </table:table-cell>
          <table:table-cell table:formula="of:=[.U361]+ROUNDUP([.R361]/[.O361]*[.I361])/1000*0.1*365*12*5" office:value-type="currency" office:currency="USD" office:value="329.423292214358" calcext:value-type="currency">
            <text:p>$329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35_0216.pdf</text:p>
          </table:table-cell>
          <table:table-cell office:value-type="string" calcext:value-type="string">
            <text:p>CLU028-1203C4-273H5K2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700K 3-Step MacAdam Ellipse</text:p>
          </table:table-cell>
          <table:table-cell table:formula="of:=LEFT([.F362];5)" office:value-type="string" office:string-value="2700K" calcext:value-type="string">
            <text:p>2700K</text:p>
          </table:table-cell>
          <table:table-cell office:value-type="string" calcext:value-type="string">
            <text:p>1069 lm (Typ)</text:p>
          </table:table-cell>
          <table:table-cell table:formula="of:=TRIM(LEFT([.H362];5))" office:value-type="string" office:string-value="1069" calcext:value-type="string">
            <text:p>1069</text:p>
          </table:table-cell>
          <table:table-cell office:value-type="string" calcext:value-type="string">
            <text:p>270mA</text:p>
          </table:table-cell>
          <table:table-cell table:formula="of:=SUBSTITUTE(SUBSTITUTE([.J36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362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62]=&quot;2700K&quot;;[.G362]=&quot;2000K&quot;); IF([.Q362]=90;7000/[.I362];8750/[.I362] ); 7000/[.I362])" office:value-type="float" office:value="6.54817586529467" calcext:value-type="float">
            <text:p>6.55</text:p>
          </table:table-cell>
          <table:table-cell table:formula="of:=ROUNDDOWN(134/[.M362])" office:value-type="float" office:value="3" calcext:value-type="float">
            <text:p>3</text:p>
          </table:table-cell>
          <table:table-cell table:formula="of:=[.R362]/[.S362]*30+[.R362]*[.E362]" office:value-type="currency" office:currency="USD" office:value="121.010289990645" calcext:value-type="currency">
            <text:p>$121.01</text:p>
          </table:table-cell>
          <table:table-cell table:formula="of:=[.T362]+ROUNDUP([.R362]/[.O362]*[.I362])/1000*0.1*365*12" office:value-type="currency" office:currency="USD" office:value="148.166289990645" calcext:value-type="currency">
            <text:p>$148.17</text:p>
          </table:table-cell>
          <table:table-cell table:formula="of:=[.U362]+ROUNDUP([.R362]/[.O362]*[.I362])/1000*0.1*365*12*5" office:value-type="currency" office:currency="USD" office:value="283.946289990645" calcext:value-type="currency">
            <text:p>$283.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40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63];5)" office:value-type="string" office:string-value="4000K" calcext:value-type="string">
            <text:p>4000K</text:p>
          </table:table-cell>
          <table:table-cell office:value-type="string" calcext:value-type="string">
            <text:p>948 lm (Typ)</text:p>
          </table:table-cell>
          <table:table-cell table:formula="of:=TRIM(LEFT([.H363];4))" office:value-type="string" office:string-value="948" calcext:value-type="string">
            <text:p>948</text:p>
          </table:table-cell>
          <table:table-cell office:value-type="string" calcext:value-type="string">
            <text:p>180mA</text:p>
          </table:table-cell>
          <table:table-cell table:formula="of:=SUBSTITUTE(SUBSTITUTE([.J363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6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2 lm/W</text:p>
          </table:table-cell>
          <table:table-cell table:formula="of:=SUBSTITUTE([.N363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63]=&quot;2700K&quot;;[.G363]=&quot;2000K&quot;); IF([.Q363]=90;7000/[.I363];8750/[.I363] ); 7000/[.I363])" office:value-type="float" office:value="7.38396624472574" calcext:value-type="float">
            <text:p>7.38</text:p>
          </table:table-cell>
          <table:table-cell table:formula="of:=ROUNDDOWN(134/[.M363])" office:value-type="float" office:value="3" calcext:value-type="float">
            <text:p>3</text:p>
          </table:table-cell>
          <table:table-cell table:formula="of:=[.R363]/[.S363]*30+[.R363]*[.E363]" office:value-type="currency" office:currency="USD" office:value="127.89029535865" calcext:value-type="currency">
            <text:p>$127.89</text:p>
          </table:table-cell>
          <table:table-cell table:formula="of:=[.T363]+ROUNDUP([.R363]/[.O363]*[.I363])/1000*0.1*365*12" office:value-type="currency" office:currency="USD" office:value="148.47629535865" calcext:value-type="currency">
            <text:p>$148.48</text:p>
          </table:table-cell>
          <table:table-cell table:formula="of:=[.U363]+ROUNDUP([.R363]/[.O363]*[.I363])/1000*0.1*365*12*5" office:value-type="currency" office:currency="USD" office:value="251.40629535865" calcext:value-type="currency">
            <text:p>$251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54_0216.pdf</text:p>
          </table:table-cell>
          <table:table-cell office:value-type="string" calcext:value-type="string">
            <text:p>CLU028-1203C4-403H7K4</text:p>
          </table:table-cell>
          <table:table-cell office:value-type="string" calcext:value-type="string">
            <text:p>Citizen</text:p>
          </table:table-cell>
          <table:table-cell office:value-type="float" office:value="32" calcext:value-type="float">
            <text:p>32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64];5)" office:value-type="string" office:string-value="4000K" calcext:value-type="string">
            <text:p>4000K</text:p>
          </table:table-cell>
          <table:table-cell office:value-type="string" calcext:value-type="string">
            <text:p>1049 lm (Typ)</text:p>
          </table:table-cell>
          <table:table-cell table:formula="of:=TRIM(LEFT([.H364];5))" office:value-type="string" office:string-value="1049" calcext:value-type="string">
            <text:p>1049</text:p>
          </table:table-cell>
          <table:table-cell office:value-type="string" calcext:value-type="string">
            <text:p>270mA</text:p>
          </table:table-cell>
          <table:table-cell table:formula="of:=SUBSTITUTE(SUBSTITUTE([.J36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36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690mA</text:p>
          </table:table-cell>
          <table:table-cell office:value-type="float" office:value="97" calcext:value-type="float">
            <text:p>97</text:p>
          </table:table-cell>
          <table:table-cell table:formula="of:=IF(OR([.G364]=&quot;2700K&quot;;[.G364]=&quot;2000K&quot;); IF([.Q364]=90;7000/[.I364];8750/[.I364] ); 7000/[.I364])" office:value-type="float" office:value="6.67302192564347" calcext:value-type="float">
            <text:p>6.67</text:p>
          </table:table-cell>
          <table:table-cell table:formula="of:=ROUNDDOWN(134/[.M364])" office:value-type="float" office:value="3" calcext:value-type="float">
            <text:p>3</text:p>
          </table:table-cell>
          <table:table-cell table:formula="of:=[.R364]/[.S364]*30+[.R364]*[.E364]" office:value-type="currency" office:currency="USD" office:value="123.317445185891" calcext:value-type="currency">
            <text:p>$123.32</text:p>
          </table:table-cell>
          <table:table-cell table:formula="of:=[.T364]+ROUNDUP([.R364]/[.O364]*[.I364])/1000*0.1*365*12" office:value-type="currency" office:currency="USD" office:value="150.911445185891" calcext:value-type="currency">
            <text:p>$150.91</text:p>
          </table:table-cell>
          <table:table-cell table:formula="of:=[.U364]+ROUNDUP([.R364]/[.O364]*[.I364])/1000*0.1*365*12*5" office:value-type="currency" office:currency="USD" office:value="288.881445185891" calcext:value-type="currency">
            <text:p>$288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273M2K1</text:p>
          </table:table-cell>
          <table:table-cell office:value-type="string" calcext:value-type="string">
            <text:p>Citizen</text:p>
          </table:table-cell>
          <table:table-cell office:value-type="float" office:value="103" calcext:value-type="float">
            <text:p>103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700K 3-Step MacAdam Ellipse</text:p>
          </table:table-cell>
          <table:table-cell table:formula="of:=LEFT([.F365];5)" office:value-type="string" office:string-value="2700K" calcext:value-type="string">
            <text:p>2700K</text:p>
          </table:table-cell>
          <table:table-cell office:value-type="string" calcext:value-type="string">
            <text:p>1294 lm (Typ)</text:p>
          </table:table-cell>
          <table:table-cell table:formula="of:=TRIM(LEFT([.H365];5))" office:value-type="string" office:string-value="1294" calcext:value-type="string">
            <text:p>1294</text:p>
          </table:table-cell>
          <table:table-cell office:value-type="string" calcext:value-type="string">
            <text:p>270mA</text:p>
          </table:table-cell>
          <table:table-cell table:formula="of:=SUBSTITUTE(SUBSTITUTE([.J36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9 lm/W</text:p>
          </table:table-cell>
          <table:table-cell table:formula="of:=SUBSTITUTE([.N365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65]=&quot;2700K&quot;;[.G365]=&quot;2000K&quot;); IF([.Q365]=90;7000/[.I365];8750/[.I365] ); 7000/[.I365])" office:value-type="float" office:value="6.76197836166924" calcext:value-type="float">
            <text:p>6.76</text:p>
          </table:table-cell>
          <table:table-cell table:formula="of:=ROUNDDOWN(134/[.M365])" office:value-type="float" office:value="3" calcext:value-type="float">
            <text:p>3</text:p>
          </table:table-cell>
          <table:table-cell table:formula="of:=[.R365]/[.S365]*30+[.R365]*[.E365]" office:value-type="currency" office:currency="USD" office:value="124.961360123648" calcext:value-type="currency">
            <text:p>$124.96</text:p>
          </table:table-cell>
          <table:table-cell table:formula="of:=[.T365]+ROUNDUP([.R365]/[.O365]*[.I365])/1000*0.1*365*12" office:value-type="currency" office:currency="USD" office:value="152.555360123648" calcext:value-type="currency">
            <text:p>$152.56</text:p>
          </table:table-cell>
          <table:table-cell table:formula="of:=[.U365]+ROUNDUP([.R365]/[.O365]*[.I365])/1000*0.1*365*12*5" office:value-type="currency" office:currency="USD" office:value="290.525360123648" calcext:value-type="currency">
            <text:p>$290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F40E5</text:p>
          </table:table-cell>
          <table:table-cell office:value-type="string" calcext:value-type="string">
            <text:p>Cree Inc.</text:p>
          </table:table-cell>
          <table:table-cell office:value-type="float" office:value="60" calcext:value-type="float">
            <text:p>60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4000K</text:p>
          </table:table-cell>
          <table:table-cell table:formula="of:=LEFT([.F366];5)" office:value-type="string" office:string-value="4000K" calcext:value-type="string">
            <text:p>4000K</text:p>
          </table:table-cell>
          <table:table-cell office:value-type="string" calcext:value-type="string">
            <text:p>755 lm (730 lm ~ 780 lm)</text:p>
          </table:table-cell>
          <table:table-cell table:formula="of:=TRIM(LEFT([.H366];4))" office:value-type="string" office:string-value="755" calcext:value-type="string">
            <text:p>755</text:p>
          </table:table-cell>
          <table:table-cell office:value-type="string" calcext:value-type="string">
            <text:p>200mA</text:p>
          </table:table-cell>
          <table:table-cell table:formula="of:=SUBSTITUTE(SUBSTITUTE([.J36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6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2 lm/W</text:p>
          </table:table-cell>
          <table:table-cell table:formula="of:=SUBSTITUTE([.N366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66]=&quot;2700K&quot;;[.G366]=&quot;2000K&quot;); IF([.Q366]=90;7000/[.I366];8750/[.I366] ); 7000/[.I366])" office:value-type="float" office:value="9.27152317880795" calcext:value-type="float">
            <text:p>9.27</text:p>
          </table:table-cell>
          <table:table-cell table:formula="of:=ROUNDDOWN(134/[.M366])" office:value-type="float" office:value="3" calcext:value-type="float">
            <text:p>3</text:p>
          </table:table-cell>
          <table:table-cell table:formula="of:=[.R366]/[.S366]*30+[.R366]*[.E366]" office:value-type="currency" office:currency="USD" office:value="123.12582781457" calcext:value-type="currency">
            <text:p>$123.13</text:p>
          </table:table-cell>
          <table:table-cell table:formula="of:=[.T366]+ROUNDUP([.R366]/[.O366]*[.I366])/1000*0.1*365*12" office:value-type="currency" office:currency="USD" office:value="153.34782781457" calcext:value-type="currency">
            <text:p>$153.35</text:p>
          </table:table-cell>
          <table:table-cell table:formula="of:=[.U366]+ROUNDUP([.R366]/[.O366]*[.I366])/1000*0.1*365*12*5" office:value-type="currency" office:currency="USD" office:value="304.45782781457" calcext:value-type="currency">
            <text:p>$304.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56_0216.pdf</text:p>
          </table:table-cell>
          <table:table-cell office:value-type="string" calcext:value-type="string">
            <text:p>CLU038-1205C4-273H7K4</text:p>
          </table:table-cell>
          <table:table-cell office:value-type="string" calcext:value-type="string">
            <text:p>Citizen</text:p>
          </table:table-cell>
          <table:table-cell office:value-type="float" office:value="80" calcext:value-type="float">
            <text:p>80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67];5)" office:value-type="string" office:string-value="2700K" calcext:value-type="string">
            <text:p>2700K</text:p>
          </table:table-cell>
          <table:table-cell office:value-type="string" calcext:value-type="string">
            <text:p>1665 lm (Typ)</text:p>
          </table:table-cell>
          <table:table-cell table:formula="of:=TRIM(LEFT([.H367];5))" office:value-type="string" office:string-value="1665" calcext:value-type="string">
            <text:p>1665</text:p>
          </table:table-cell>
          <table:table-cell office:value-type="string" calcext:value-type="string">
            <text:p>450mA</text:p>
          </table:table-cell>
          <table:table-cell table:formula="of:=SUBSTITUTE(SUBSTITUTE([.J367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6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7 lm/W</text:p>
          </table:table-cell>
          <table:table-cell table:formula="of:=SUBSTITUTE([.N367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15A</text:p>
          </table:table-cell>
          <table:table-cell office:value-type="float" office:value="97" calcext:value-type="float">
            <text:p>97</text:p>
          </table:table-cell>
          <table:table-cell table:formula="of:=IF(OR([.G367]=&quot;2700K&quot;;[.G367]=&quot;2000K&quot;); IF([.Q367]=90;7000/[.I367];8750/[.I367] ); 7000/[.I367])" office:value-type="float" office:value="5.25525525525526" calcext:value-type="float">
            <text:p>5.26</text:p>
          </table:table-cell>
          <table:table-cell table:formula="of:=ROUNDDOWN(134/[.M367])" office:value-type="float" office:value="3" calcext:value-type="float">
            <text:p>3</text:p>
          </table:table-cell>
          <table:table-cell table:formula="of:=[.R367]/[.S367]*30+[.R367]*[.E367]" office:value-type="currency" office:currency="USD" office:value="119.136636636637" calcext:value-type="currency">
            <text:p>$119.14</text:p>
          </table:table-cell>
          <table:table-cell table:formula="of:=[.T367]+ROUNDUP([.R367]/[.O367]*[.I367])/1000*0.1*365*12" office:value-type="currency" office:currency="USD" office:value="155.052636636637" calcext:value-type="currency">
            <text:p>$155.05</text:p>
          </table:table-cell>
          <table:table-cell table:formula="of:=[.U367]+ROUNDUP([.R367]/[.O367]*[.I367])/1000*0.1*365*12*5" office:value-type="currency" office:currency="USD" office:value="334.632636636637" calcext:value-type="currency">
            <text:p>$334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4000-F-23</text:p>
          </table:table-cell>
          <table:table-cell office:value-type="string" calcext:value-type="string">
            <text:p>Bridgelux</text:p>
          </table:table-cell>
          <table:table-cell office:value-type="float" office:value="335" calcext:value-type="float">
            <text:p>335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2700K 3-Step MacAdam Ellipse</text:p>
          </table:table-cell>
          <table:table-cell table:formula="of:=LEFT([.F368];5)" office:value-type="string" office:string-value="2700K" calcext:value-type="string">
            <text:p>2700K</text:p>
          </table:table-cell>
          <table:table-cell office:value-type="string" calcext:value-type="string">
            <text:p>2093 lm (Typ)</text:p>
          </table:table-cell>
          <table:table-cell table:formula="of:=TRIM(LEFT([.H368];5))" office:value-type="string" office:string-value="2093" calcext:value-type="string">
            <text:p>2093</text:p>
          </table:table-cell>
          <table:table-cell office:value-type="string" calcext:value-type="string">
            <text:p>1.05A</text:p>
          </table:table-cell>
          <table:table-cell table:formula="of:=SUBSTITUTE(SUBSTITUTE([.J36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8V</text:p>
          </table:table-cell>
          <table:table-cell table:formula="of:=SUBSTITUTE([.L368];&quot;V&quot;;&quot;&quot; )" office:value-type="string" office:string-value="28.8" calcext:value-type="string">
            <text:p>28.8</text:p>
          </table:table-cell>
          <table:table-cell office:value-type="string" calcext:value-type="string">
            <text:p>69 lm/W</text:p>
          </table:table-cell>
          <table:table-cell table:formula="of:=SUBSTITUTE([.N368];&quot;lm/W&quot;;&quot;&quot; )" office:value-type="string" office:string-value="69 " calcext:value-type="string">
            <text:p>69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97 (Typ)</text:p>
          </table:table-cell>
          <table:table-cell table:formula="of:=IF(OR([.G368]=&quot;2700K&quot;;[.G368]=&quot;2000K&quot;); IF([.Q368]=90;7000/[.I368];8750/[.I368] ); 7000/[.I368])" office:value-type="float" office:value="4.18060200668896" calcext:value-type="float">
            <text:p>4.18</text:p>
          </table:table-cell>
          <table:table-cell table:formula="of:=ROUNDDOWN(134/[.M368])" office:value-type="float" office:value="4" calcext:value-type="float">
            <text:p>4</text:p>
          </table:table-cell>
          <table:table-cell table:formula="of:=[.R368]/[.S368]*30+[.R368]*[.E368]" office:value-type="currency" office:currency="USD" office:value="99.7491638795987" calcext:value-type="currency">
            <text:p>$99.75</text:p>
          </table:table-cell>
          <table:table-cell table:formula="of:=[.T368]+ROUNDUP([.R368]/[.O368]*[.I368])/1000*0.1*365*12" office:value-type="currency" office:currency="USD" office:value="155.375163879599" calcext:value-type="currency">
            <text:p>$155.38</text:p>
          </table:table-cell>
          <table:table-cell table:formula="of:=[.U368]+ROUNDUP([.R368]/[.O368]*[.I368])/1000*0.1*365*12*5" office:value-type="currency" office:currency="USD" office:value="433.505163879599" calcext:value-type="currency">
            <text:p>$433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227G</text:p>
          </table:table-cell>
          <table:table-cell office:value-type="string" calcext:value-type="string">
            <text:p>Cree Inc.</text:p>
          </table:table-cell>
          <table:table-cell office:value-type="float" office:value="341" calcext:value-type="float">
            <text:p>34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2700K 3-Step MacAdam Ellipse</text:p>
          </table:table-cell>
          <table:table-cell table:formula="of:=LEFT([.F369];5)" office:value-type="string" office:string-value="2700K" calcext:value-type="string">
            <text:p>2700K</text:p>
          </table:table-cell>
          <table:table-cell office:value-type="string" calcext:value-type="string">
            <text:p>810 lm (780 lm ~ 840 lm)</text:p>
          </table:table-cell>
          <table:table-cell table:formula="of:=TRIM(LEFT([.H369];4))" office:value-type="string" office:string-value="810" calcext:value-type="string">
            <text:p>810</text:p>
          </table:table-cell>
          <table:table-cell office:value-type="string" calcext:value-type="string">
            <text:p>200mA</text:p>
          </table:table-cell>
          <table:table-cell table:formula="of:=SUBSTITUTE(SUBSTITUTE([.J369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6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3 lm/W</text:p>
          </table:table-cell>
          <table:table-cell table:formula="of:=SUBSTITUTE([.N36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69]=&quot;2700K&quot;;[.G369]=&quot;2000K&quot;); IF([.Q369]=90;7000/[.I369];8750/[.I369] ); 7000/[.I369])" office:value-type="float" office:value="10.8024691358025" calcext:value-type="float">
            <text:p>10.80</text:p>
          </table:table-cell>
          <table:table-cell table:formula="of:=ROUNDDOWN(134/[.M369])" office:value-type="float" office:value="3" calcext:value-type="float">
            <text:p>3</text:p>
          </table:table-cell>
          <table:table-cell table:formula="of:=[.R369]/[.S369]*30+[.R369]*[.E369]" office:value-type="currency" office:currency="USD" office:value="128.333333333333" calcext:value-type="currency">
            <text:p>$128.33</text:p>
          </table:table-cell>
          <table:table-cell table:formula="of:=[.T369]+ROUNDUP([.R369]/[.O369]*[.I369])/1000*0.1*365*12" office:value-type="currency" office:currency="USD" office:value="162.497333333333" calcext:value-type="currency">
            <text:p>$162.50</text:p>
          </table:table-cell>
          <table:table-cell table:formula="of:=[.U369]+ROUNDUP([.R369]/[.O369]*[.I369])/1000*0.1*365*12*5" office:value-type="currency" office:currency="USD" office:value="333.317333333333" calcext:value-type="currency">
            <text:p>$333.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0B227F</text:p>
          </table:table-cell>
          <table:table-cell office:value-type="string" calcext:value-type="string">
            <text:p>Cree Inc.</text:p>
          </table:table-cell>
          <table:table-cell office:value-type="float" office:value="550" calcext:value-type="float">
            <text:p>55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370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370];4))" office:value-type="string" office:string-value="395" calcext:value-type="string">
            <text:p>395</text:p>
          </table:table-cell>
          <table:table-cell office:value-type="string" calcext:value-type="string">
            <text:p>200mA</text:p>
          </table:table-cell>
          <table:table-cell table:formula="of:=SUBSTITUTE(SUBSTITUTE([.J370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70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0 lm/W</text:p>
          </table:table-cell>
          <table:table-cell table:formula="of:=SUBSTITUTE([.N370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70]=&quot;2700K&quot;;[.G370]=&quot;2000K&quot;); IF([.Q370]=90;7000/[.I370];8750/[.I370] ); 7000/[.I370])" office:value-type="float" office:value="22.1518987341772" calcext:value-type="float">
            <text:p>22.15</text:p>
          </table:table-cell>
          <table:table-cell table:formula="of:=ROUNDDOWN(134/[.M370])" office:value-type="float" office:value="7" calcext:value-type="float">
            <text:p>7</text:p>
          </table:table-cell>
          <table:table-cell table:formula="of:=[.R370]/[.S370]*30+[.R370]*[.E370]" office:value-type="currency" office:currency="USD" office:value="131.26582278481" calcext:value-type="currency">
            <text:p>$131.27</text:p>
          </table:table-cell>
          <table:table-cell table:formula="of:=[.T370]+ROUNDUP([.R370]/[.O370]*[.I370])/1000*0.1*365*12" office:value-type="currency" office:currency="USD" office:value="166.30582278481" calcext:value-type="currency">
            <text:p>$166.31</text:p>
          </table:table-cell>
          <table:table-cell table:formula="of:=[.U370]+ROUNDUP([.R370]/[.O370]*[.I370])/1000*0.1*365*12*5" office:value-type="currency" office:currency="USD" office:value="341.50582278481" calcext:value-type="currency">
            <text:p>$341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07.pdf</text:p>
          </table:table-cell>
          <table:table-cell office:value-type="string" calcext:value-type="string">
            <text:p>CXB1507-0000-000N0HG427G</text:p>
          </table:table-cell>
          <table:table-cell office:value-type="string" calcext:value-type="string">
            <text:p>Cree Inc.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700K 3-Step MacAdam Ellipse</text:p>
          </table:table-cell>
          <table:table-cell table:formula="of:=LEFT([.F371];5)" office:value-type="string" office:string-value="2700K" calcext:value-type="string">
            <text:p>2700K</text:p>
          </table:table-cell>
          <table:table-cell office:value-type="string" calcext:value-type="string">
            <text:p>870 lm (840 lm ~ 900 lm)</text:p>
          </table:table-cell>
          <table:table-cell table:formula="of:=TRIM(LEFT([.H371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71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71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1 lm/W</text:p>
          </table:table-cell>
          <table:table-cell table:formula="of:=SUBSTITUTE([.N371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71]=&quot;2700K&quot;;[.G371]=&quot;2000K&quot;); IF([.Q371]=90;7000/[.I371];8750/[.I371] ); 7000/[.I371])" office:value-type="float" office:value="10.0574712643678" calcext:value-type="float">
            <text:p>10.06</text:p>
          </table:table-cell>
          <table:table-cell table:formula="of:=ROUNDDOWN(134/[.M371])" office:value-type="float" office:value="3" calcext:value-type="float">
            <text:p>3</text:p>
          </table:table-cell>
          <table:table-cell table:formula="of:=[.R371]/[.S371]*30+[.R371]*[.E371]" office:value-type="currency" office:currency="USD" office:value="136.781609195402" calcext:value-type="currency">
            <text:p>$136.78</text:p>
          </table:table-cell>
          <table:table-cell table:formula="of:=[.T371]+ROUNDUP([.R371]/[.O371]*[.I371])/1000*0.1*365*12" office:value-type="currency" office:currency="USD" office:value="168.755609195402" calcext:value-type="currency">
            <text:p>$168.76</text:p>
          </table:table-cell>
          <table:table-cell table:formula="of:=[.U371]+ROUNDUP([.R371]/[.O371]*[.I371])/1000*0.1*365*12*5" office:value-type="currency" office:currency="USD" office:value="328.625609195402" calcext:value-type="currency">
            <text:p>$328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YH427G</text:p>
          </table:table-cell>
          <table:table-cell office:value-type="string" calcext:value-type="string">
            <text:p>Cree Inc.</text:p>
          </table:table-cell>
          <table:table-cell office:value-type="float" office:value="36" calcext:value-type="float">
            <text:p>3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700K 3-Step MacAdam Ellipse</text:p>
          </table:table-cell>
          <table:table-cell table:formula="of:=LEFT([.F372];5)" office:value-type="string" office:string-value="2700K" calcext:value-type="string">
            <text:p>2700K</text:p>
          </table:table-cell>
          <table:table-cell office:value-type="string" calcext:value-type="string">
            <text:p>1005 lm (970 lm ~ 1040 lm)</text:p>
          </table:table-cell>
          <table:table-cell table:formula="of:=TRIM(LEFT([.H372];4))" office:value-type="string" office:string-value="1005" calcext:value-type="string">
            <text:p>1005</text:p>
          </table:table-cell>
          <table:table-cell office:value-type="string" calcext:value-type="string">
            <text:p>350mA</text:p>
          </table:table-cell>
          <table:table-cell table:formula="of:=SUBSTITUTE(SUBSTITUTE([.J37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72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0 lm/W</text:p>
          </table:table-cell>
          <table:table-cell table:formula="of:=SUBSTITUTE([.N372];&quot;lm/W&quot;;&quot;&quot; )" office:value-type="string" office:string-value="80 " calcext:value-type="string">
            <text:p>80 </text:p>
          </table:table-cell>
          <table:table-cell office:value-type="string" calcext:value-type="string">
            <text:p>600mA</text:p>
          </table:table-cell>
          <table:table-cell office:value-type="float" office:value="93" calcext:value-type="float">
            <text:p>93</text:p>
          </table:table-cell>
          <table:table-cell table:formula="of:=IF(OR([.G372]=&quot;2700K&quot;;[.G372]=&quot;2000K&quot;); IF([.Q372]=90;7000/[.I372];8750/[.I372] ); 7000/[.I372])" office:value-type="float" office:value="8.70646766169154" calcext:value-type="float">
            <text:p>8.71</text:p>
          </table:table-cell>
          <table:table-cell table:formula="of:=ROUNDDOWN(134/[.M372])" office:value-type="float" office:value="3" calcext:value-type="float">
            <text:p>3</text:p>
          </table:table-cell>
          <table:table-cell table:formula="of:=[.R372]/[.S372]*30+[.R372]*[.E372]" office:value-type="currency" office:currency="USD" office:value="122.761194029851" calcext:value-type="currency">
            <text:p>$122.76</text:p>
          </table:table-cell>
          <table:table-cell table:formula="of:=[.T372]+ROUNDUP([.R372]/[.O372]*[.I372])/1000*0.1*365*12" office:value-type="currency" office:currency="USD" office:value="170.941194029851" calcext:value-type="currency">
            <text:p>$170.94</text:p>
          </table:table-cell>
          <table:table-cell table:formula="of:=[.U372]+ROUNDUP([.R372]/[.O372]*[.I372])/1000*0.1*365*12*5" office:value-type="currency" office:currency="USD" office:value="411.841194029851" calcext:value-type="currency">
            <text:p>$411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2000-C-23</text:p>
          </table:table-cell>
          <table:table-cell office:value-type="string" calcext:value-type="string">
            <text:p>Bridgelux</text:p>
          </table:table-cell>
          <table:table-cell office:value-type="float" office:value="68" calcext:value-type="float">
            <text:p>6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2700K 3-Step MacAdam Ellipse</text:p>
          </table:table-cell>
          <table:table-cell table:formula="of:=LEFT([.F373];5)" office:value-type="string" office:string-value="2700K" calcext:value-type="string">
            <text:p>2700K</text:p>
          </table:table-cell>
          <table:table-cell office:value-type="string" calcext:value-type="string">
            <text:p>1105 lm (Typ)</text:p>
          </table:table-cell>
          <table:table-cell table:formula="of:=TRIM(LEFT([.H373];5))" office:value-type="string" office:string-value="1105" calcext:value-type="string">
            <text:p>1105</text:p>
          </table:table-cell>
          <table:table-cell office:value-type="string" calcext:value-type="string">
            <text:p>500mA</text:p>
          </table:table-cell>
          <table:table-cell table:formula="of:=SUBSTITUTE(SUBSTITUTE([.J37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5V</text:p>
          </table:table-cell>
          <table:table-cell table:formula="of:=SUBSTITUTE([.L373];&quot;V&quot;;&quot;&quot; )" office:value-type="string" office:string-value="31.5" calcext:value-type="string">
            <text:p>31.5</text:p>
          </table:table-cell>
          <table:table-cell office:value-type="string" calcext:value-type="string">
            <text:p>70 lm/W</text:p>
          </table:table-cell>
          <table:table-cell table:formula="of:=SUBSTITUTE([.N373];&quot;lm/W&quot;;&quot;&quot; )" office:value-type="string" office:string-value="70 " calcext:value-type="string">
            <text:p>70 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97 (Typ)</text:p>
          </table:table-cell>
          <table:table-cell table:formula="of:=IF(OR([.G373]=&quot;2700K&quot;;[.G373]=&quot;2000K&quot;); IF([.Q373]=90;7000/[.I373];8750/[.I373] ); 7000/[.I373])" office:value-type="float" office:value="7.9185520361991" calcext:value-type="float">
            <text:p>7.92</text:p>
          </table:table-cell>
          <table:table-cell table:formula="of:=ROUNDDOWN(134/[.M373])" office:value-type="float" office:value="4" calcext:value-type="float">
            <text:p>4</text:p>
          </table:table-cell>
          <table:table-cell table:formula="of:=[.R373]/[.S373]*30+[.R373]*[.E373]" office:value-type="currency" office:currency="USD" office:value="120.203619909502" calcext:value-type="currency">
            <text:p>$120.20</text:p>
          </table:table-cell>
          <table:table-cell table:formula="of:=[.T373]+ROUNDUP([.R373]/[.O373]*[.I373])/1000*0.1*365*12" office:value-type="currency" office:currency="USD" office:value="174.953619909502" calcext:value-type="currency">
            <text:p>$174.95</text:p>
          </table:table-cell>
          <table:table-cell table:formula="of:=[.U373]+ROUNDUP([.R373]/[.O373]*[.I373])/1000*0.1*365*12*5" office:value-type="currency" office:currency="USD" office:value="448.703619909502" calcext:value-type="currency">
            <text:p>$448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227F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700K 4-Step MacAdam Ellipse</text:p>
          </table:table-cell>
          <table:table-cell table:formula="of:=LEFT([.F374];5)" office:value-type="string" office:string-value="2700K" calcext:value-type="string">
            <text:p>2700K</text:p>
          </table:table-cell>
          <table:table-cell office:value-type="string" calcext:value-type="string">
            <text:p>810 lm (780 lm ~ 840 lm)</text:p>
          </table:table-cell>
          <table:table-cell table:formula="of:=TRIM(LEFT([.H374];4))" office:value-type="string" office:string-value="810" calcext:value-type="string">
            <text:p>810</text:p>
          </table:table-cell>
          <table:table-cell office:value-type="string" calcext:value-type="string">
            <text:p>200mA</text:p>
          </table:table-cell>
          <table:table-cell table:formula="of:=SUBSTITUTE(SUBSTITUTE([.J374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74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3 lm/W</text:p>
          </table:table-cell>
          <table:table-cell table:formula="of:=SUBSTITUTE([.N374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74]=&quot;2700K&quot;;[.G374]=&quot;2000K&quot;); IF([.Q374]=90;7000/[.I374];8750/[.I374] ); 7000/[.I374])" office:value-type="float" office:value="10.8024691358025" calcext:value-type="float">
            <text:p>10.80</text:p>
          </table:table-cell>
          <table:table-cell table:formula="of:=ROUNDDOWN(134/[.M374])" office:value-type="float" office:value="3" calcext:value-type="float">
            <text:p>3</text:p>
          </table:table-cell>
          <table:table-cell table:formula="of:=[.R374]/[.S374]*30+[.R374]*[.E374]" office:value-type="currency" office:currency="USD" office:value="142.700617283951" calcext:value-type="currency">
            <text:p>$142.70</text:p>
          </table:table-cell>
          <table:table-cell table:formula="of:=[.T374]+ROUNDUP([.R374]/[.O374]*[.I374])/1000*0.1*365*12" office:value-type="currency" office:currency="USD" office:value="176.864617283951" calcext:value-type="currency">
            <text:p>$176.86</text:p>
          </table:table-cell>
          <table:table-cell table:formula="of:=[.U374]+ROUNDUP([.R374]/[.O374]*[.I374])/1000*0.1*365*12*5" office:value-type="currency" office:currency="USD" office:value="347.684617283951" calcext:value-type="currency">
            <text:p>$347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F0YE227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2700K 4-Step MacAdam Ellipse</text:p>
          </table:table-cell>
          <table:table-cell table:formula="of:=LEFT([.F375];5)" office:value-type="string" office:string-value="2700K" calcext:value-type="string">
            <text:p>2700K</text:p>
          </table:table-cell>
          <table:table-cell office:value-type="string" calcext:value-type="string">
            <text:p>613 lm (590 lm ~ 635 lm)</text:p>
          </table:table-cell>
          <table:table-cell table:formula="of:=TRIM(LEFT([.H375];4))" office:value-type="string" office:string-value="613" calcext:value-type="string">
            <text:p>613</text:p>
          </table:table-cell>
          <table:table-cell office:value-type="string" calcext:value-type="string">
            <text:p>400mA</text:p>
          </table:table-cell>
          <table:table-cell table:formula="of:=SUBSTITUTE(SUBSTITUTE([.J375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18V</text:p>
          </table:table-cell>
          <table:table-cell table:formula="of:=SUBSTITUTE([.L375];&quot;V&quot;;&quot;&quot; )" office:value-type="string" office:string-value="18" calcext:value-type="string">
            <text:p>18</text:p>
          </table:table-cell>
          <table:table-cell office:value-type="string" calcext:value-type="string">
            <text:p>85 lm/W</text:p>
          </table:table-cell>
          <table:table-cell table:formula="of:=SUBSTITUTE([.N375];&quot;lm/W&quot;;&quot;&quot; )" office:value-type="string" office:string-value="85 " calcext:value-type="string">
            <text:p>85 </text:p>
          </table:table-cell>
          <table:table-cell office:value-type="string" calcext:value-type="string">
            <text:p>750mA</text:p>
          </table:table-cell>
          <table:table-cell office:value-type="float" office:value="93" calcext:value-type="float">
            <text:p>93</text:p>
          </table:table-cell>
          <table:table-cell table:formula="of:=IF(OR([.G375]=&quot;2700K&quot;;[.G375]=&quot;2000K&quot;); IF([.Q375]=90;7000/[.I375];8750/[.I375] ); 7000/[.I375])" office:value-type="float" office:value="14.2740619902121" calcext:value-type="float">
            <text:p>14.27</text:p>
          </table:table-cell>
          <table:table-cell table:formula="of:=ROUNDDOWN(134/[.M375])" office:value-type="float" office:value="7" calcext:value-type="float">
            <text:p>7</text:p>
          </table:table-cell>
          <table:table-cell table:formula="of:=[.R375]/[.S375]*30+[.R375]*[.E375]" office:value-type="currency" office:currency="USD" office:value="132.687601957586" calcext:value-type="currency">
            <text:p>$132.69</text:p>
          </table:table-cell>
          <table:table-cell table:formula="of:=[.T375]+ROUNDUP([.R375]/[.O375]*[.I375])/1000*0.1*365*12" office:value-type="currency" office:currency="USD" office:value="177.801601957586" calcext:value-type="currency">
            <text:p>$177.80</text:p>
          </table:table-cell>
          <table:table-cell table:formula="of:=[.U375]+ROUNDUP([.R375]/[.O375]*[.I375])/1000*0.1*365*12*5" office:value-type="currency" office:currency="USD" office:value="403.371601957586" calcext:value-type="currency">
            <text:p>$403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9227G</text:p>
          </table:table-cell>
          <table:table-cell office:value-type="string" calcext:value-type="string">
            <text:p>Cree Inc.</text:p>
          </table:table-cell>
          <table:table-cell office:value-type="float" office:value="51" calcext:value-type="float">
            <text:p>51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700K 3-Step MacAdam Ellipse</text:p>
          </table:table-cell>
          <table:table-cell table:formula="of:=LEFT([.F376];5)" office:value-type="string" office:string-value="2700K" calcext:value-type="string">
            <text:p>2700K</text:p>
          </table:table-cell>
          <table:table-cell office:value-type="string" calcext:value-type="string">
            <text:p>270 lm (250 lm ~ 290 lm)</text:p>
          </table:table-cell>
          <table:table-cell table:formula="of:=TRIM(LEFT([.H376];4))" office:value-type="string" office:string-value="270" calcext:value-type="string">
            <text:p>270</text:p>
          </table:table-cell>
          <table:table-cell office:value-type="string" calcext:value-type="string">
            <text:p>400mA</text:p>
          </table:table-cell>
          <table:table-cell table:formula="of:=SUBSTITUTE(SUBSTITUTE([.J37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76];&quot;V&quot;;&quot;&quot; )" office:value-type="string" office:string-value="9" calcext:value-type="string">
            <text:p>9</text:p>
          </table:table-cell>
          <table:table-cell office:value-type="string" calcext:value-type="string">
            <text:p>75 lm/W</text:p>
          </table:table-cell>
          <table:table-cell table:formula="of:=SUBSTITUTE([.N376];&quot;lm/W&quot;;&quot;&quot; )" office:value-type="string" office:string-value="75 " calcext:value-type="string">
            <text:p>75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76]=&quot;2700K&quot;;[.G376]=&quot;2000K&quot;); IF([.Q376]=90;7000/[.I376];8750/[.I376] ); 7000/[.I376])" office:value-type="float" office:value="32.4074074074074" calcext:value-type="float">
            <text:p>32.41</text:p>
          </table:table-cell>
          <table:table-cell table:formula="of:=ROUNDDOWN(134/[.M376])" office:value-type="float" office:value="14" calcext:value-type="float">
            <text:p>14</text:p>
          </table:table-cell>
          <table:table-cell table:formula="of:=[.R376]/[.S376]*30+[.R376]*[.E376]" office:value-type="currency" office:currency="USD" office:value="127.12962962963" calcext:value-type="currency">
            <text:p>$127.13</text:p>
          </table:table-cell>
          <table:table-cell table:formula="of:=[.T376]+ROUNDUP([.R376]/[.O376]*[.I376])/1000*0.1*365*12" office:value-type="currency" office:currency="USD" office:value="178.37562962963" calcext:value-type="currency">
            <text:p>$178.38</text:p>
          </table:table-cell>
          <table:table-cell table:formula="of:=[.U376]+ROUNDUP([.R376]/[.O376]*[.I376])/1000*0.1*365*12*5" office:value-type="currency" office:currency="USD" office:value="434.60562962963" calcext:value-type="currency">
            <text:p>$434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0A427F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700K 4-Step MacAdam Ellipse</text:p>
          </table:table-cell>
          <table:table-cell table:formula="of:=LEFT([.F377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77];4))" office:value-type="string" office:string-value="368" calcext:value-type="string">
            <text:p>368</text:p>
          </table:table-cell>
          <table:table-cell office:value-type="string" calcext:value-type="string">
            <text:p>200mA</text:p>
          </table:table-cell>
          <table:table-cell table:formula="of:=SUBSTITUTE(SUBSTITUTE([.J377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77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02 lm/W</text:p>
          </table:table-cell>
          <table:table-cell table:formula="of:=SUBSTITUTE([.N377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77]=&quot;2700K&quot;;[.G377]=&quot;2000K&quot;); IF([.Q377]=90;7000/[.I377];8750/[.I377] ); 7000/[.I377])" office:value-type="float" office:value="23.7771739130435" calcext:value-type="float">
            <text:p>23.78</text:p>
          </table:table-cell>
          <table:table-cell table:formula="of:=ROUNDDOWN(134/[.M377])" office:value-type="float" office:value="7" calcext:value-type="float">
            <text:p>7</text:p>
          </table:table-cell>
          <table:table-cell table:formula="of:=[.R377]/[.S377]*30+[.R377]*[.E377]" office:value-type="currency" office:currency="USD" office:value="141.372282608696" calcext:value-type="currency">
            <text:p>$141.37</text:p>
          </table:table-cell>
          <table:table-cell table:formula="of:=[.T377]+ROUNDUP([.R377]/[.O377]*[.I377])/1000*0.1*365*12" office:value-type="currency" office:currency="USD" office:value="179.040282608696" calcext:value-type="currency">
            <text:p>$179.04</text:p>
          </table:table-cell>
          <table:table-cell table:formula="of:=[.U377]+ROUNDUP([.R377]/[.O377]*[.I377])/1000*0.1*365*12*5" office:value-type="currency" office:currency="USD" office:value="367.380282608696" calcext:value-type="currency">
            <text:p>$367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9427F</text:p>
          </table:table-cell>
          <table:table-cell office:value-type="string" calcext:value-type="string">
            <text:p>Cree Inc.</text:p>
          </table:table-cell>
          <table:table-cell office:value-type="float" office:value="4482" calcext:value-type="float">
            <text:p>448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700K 4-Step MacAdam Ellipse</text:p>
          </table:table-cell>
          <table:table-cell table:formula="of:=LEFT([.F378];5)" office:value-type="string" office:string-value="2700K" calcext:value-type="string">
            <text:p>2700K</text:p>
          </table:table-cell>
          <table:table-cell office:value-type="string" calcext:value-type="string">
            <text:p>310 lm (290 lm ~ 330 lm)</text:p>
          </table:table-cell>
          <table:table-cell table:formula="of:=TRIM(LEFT([.H378];4))" office:value-type="string" office:string-value="310" calcext:value-type="string">
            <text:p>310</text:p>
          </table:table-cell>
          <table:table-cell office:value-type="string" calcext:value-type="string">
            <text:p>400mA</text:p>
          </table:table-cell>
          <table:table-cell table:formula="of:=SUBSTITUTE(SUBSTITUTE([.J37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78];&quot;V&quot;;&quot;&quot; )" office:value-type="string" office:string-value="9" calcext:value-type="string">
            <text:p>9</text:p>
          </table:table-cell>
          <table:table-cell office:value-type="string" calcext:value-type="string">
            <text:p>86 lm/W</text:p>
          </table:table-cell>
          <table:table-cell table:formula="of:=SUBSTITUTE([.N378];&quot;lm/W&quot;;&quot;&quot; )" office:value-type="string" office:string-value="86 " calcext:value-type="string">
            <text:p>86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78]=&quot;2700K&quot;;[.G378]=&quot;2000K&quot;); IF([.Q378]=90;7000/[.I378];8750/[.I378] ); 7000/[.I378])" office:value-type="float" office:value="28.2258064516129" calcext:value-type="float">
            <text:p>28.23</text:p>
          </table:table-cell>
          <table:table-cell table:formula="of:=ROUNDDOWN(134/[.M378])" office:value-type="float" office:value="14" calcext:value-type="float">
            <text:p>14</text:p>
          </table:table-cell>
          <table:table-cell table:formula="of:=[.R378]/[.S378]*30+[.R378]*[.E378]" office:value-type="currency" office:currency="USD" office:value="134.717741935484" calcext:value-type="currency">
            <text:p>$134.72</text:p>
          </table:table-cell>
          <table:table-cell table:formula="of:=[.T378]+ROUNDUP([.R378]/[.O378]*[.I378])/1000*0.1*365*12" office:value-type="currency" office:currency="USD" office:value="179.393741935484" calcext:value-type="currency">
            <text:p>$179.39</text:p>
          </table:table-cell>
          <table:table-cell table:formula="of:=[.U378]+ROUNDUP([.R378]/[.O378]*[.I378])/1000*0.1*365*12*5" office:value-type="currency" office:currency="USD" office:value="402.773741935484" calcext:value-type="currency">
            <text:p>$402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34_0216.pdf</text:p>
          </table:table-cell>
          <table:table-cell office:value-type="string" calcext:value-type="string">
            <text:p>CLU028-1202C4-403H5K2</text:p>
          </table:table-cell>
          <table:table-cell office:value-type="string" calcext:value-type="string">
            <text:p>Citizen</text:p>
          </table:table-cell>
          <table:table-cell office:value-type="float" office:value="36" calcext:value-type="float">
            <text:p>36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79];5)" office:value-type="string" office:string-value="4000K" calcext:value-type="string">
            <text:p>4000K</text:p>
          </table:table-cell>
          <table:table-cell office:value-type="string" calcext:value-type="string">
            <text:p>782 lm (Typ)</text:p>
          </table:table-cell>
          <table:table-cell table:formula="of:=TRIM(LEFT([.H379];4))" office:value-type="string" office:string-value="782" calcext:value-type="string">
            <text:p>782</text:p>
          </table:table-cell>
          <table:table-cell office:value-type="string" calcext:value-type="string">
            <text:p>180mA</text:p>
          </table:table-cell>
          <table:table-cell table:formula="of:=SUBSTITUTE(SUBSTITUTE([.J37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7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37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79]=&quot;2700K&quot;;[.G379]=&quot;2000K&quot;); IF([.Q379]=90;7000/[.I379];8750/[.I379] ); 7000/[.I379])" office:value-type="float" office:value="8.95140664961637" calcext:value-type="float">
            <text:p>8.95</text:p>
          </table:table-cell>
          <table:table-cell table:formula="of:=ROUNDDOWN(134/[.M379])" office:value-type="float" office:value="3" calcext:value-type="float">
            <text:p>3</text:p>
          </table:table-cell>
          <table:table-cell table:formula="of:=[.R379]/[.S379]*30+[.R379]*[.E379]" office:value-type="currency" office:currency="USD" office:value="155.038363171356" calcext:value-type="currency">
            <text:p>$155.04</text:p>
          </table:table-cell>
          <table:table-cell table:formula="of:=[.T379]+ROUNDUP([.R379]/[.O379]*[.I379])/1000*0.1*365*12" office:value-type="currency" office:currency="USD" office:value="179.566363171356" calcext:value-type="currency">
            <text:p>$179.57</text:p>
          </table:table-cell>
          <table:table-cell table:formula="of:=[.U379]+ROUNDUP([.R379]/[.O379]*[.I379])/1000*0.1*365*12*5" office:value-type="currency" office:currency="USD" office:value="302.206363171356" calcext:value-type="currency">
            <text:p>$302.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55_0216.pdf</text:p>
          </table:table-cell>
          <table:table-cell office:value-type="string" calcext:value-type="string">
            <text:p>CLU028-1204C4-273H7K4</text:p>
          </table:table-cell>
          <table:table-cell office:value-type="string" calcext:value-type="string">
            <text:p>Citizen</text:p>
          </table:table-cell>
          <table:table-cell office:value-type="float" office:value="157" calcext:value-type="float">
            <text:p>157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80];5)" office:value-type="string" office:string-value="2700K" calcext:value-type="string">
            <text:p>2700K</text:p>
          </table:table-cell>
          <table:table-cell office:value-type="string" calcext:value-type="string">
            <text:p>1276 lm (Typ)</text:p>
          </table:table-cell>
          <table:table-cell table:formula="of:=TRIM(LEFT([.H380];5))" office:value-type="string" office:string-value="1276" calcext:value-type="string">
            <text:p>1276</text:p>
          </table:table-cell>
          <table:table-cell office:value-type="string" calcext:value-type="string">
            <text:p>360mA</text:p>
          </table:table-cell>
          <table:table-cell table:formula="of:=SUBSTITUTE(SUBSTITUTE([.J38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8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2 lm/W</text:p>
          </table:table-cell>
          <table:table-cell table:formula="of:=SUBSTITUTE([.N380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920mA</text:p>
          </table:table-cell>
          <table:table-cell office:value-type="float" office:value="97" calcext:value-type="float">
            <text:p>97</text:p>
          </table:table-cell>
          <table:table-cell table:formula="of:=IF(OR([.G380]=&quot;2700K&quot;;[.G380]=&quot;2000K&quot;); IF([.Q380]=90;7000/[.I380];8750/[.I380] ); 7000/[.I380])" office:value-type="float" office:value="6.85736677115987" calcext:value-type="float">
            <text:p>6.86</text:p>
          </table:table-cell>
          <table:table-cell table:formula="of:=ROUNDDOWN(134/[.M380])" office:value-type="float" office:value="3" calcext:value-type="float">
            <text:p>3</text:p>
          </table:table-cell>
          <table:table-cell table:formula="of:=[.R380]/[.S380]*30+[.R380]*[.E380]" office:value-type="currency" office:currency="USD" office:value="142.153213166144" calcext:value-type="currency">
            <text:p>$142.15</text:p>
          </table:table-cell>
          <table:table-cell table:formula="of:=[.T380]+ROUNDUP([.R380]/[.O380]*[.I380])/1000*0.1*365*12" office:value-type="currency" office:currency="USD" office:value="179.821213166144" calcext:value-type="currency">
            <text:p>$179.82</text:p>
          </table:table-cell>
          <table:table-cell table:formula="of:=[.U380]+ROUNDUP([.R380]/[.O380]*[.I380])/1000*0.1*365*12*5" office:value-type="currency" office:currency="USD" office:value="368.161213166144" calcext:value-type="currency">
            <text:p>$368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27G0600-A-73</text:p>
          </table:table-cell>
          <table:table-cell office:value-type="string" calcext:value-type="string">
            <text:p>Bridgelux</text:p>
          </table:table-cell>
          <table:table-cell office:value-type="float" office:value="541" calcext:value-type="float">
            <text:p>5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700K 3-Step MacAdam Ellipse</text:p>
          </table:table-cell>
          <table:table-cell table:formula="of:=LEFT([.F381];5)" office:value-type="string" office:string-value="2700K" calcext:value-type="string">
            <text:p>2700K</text:p>
          </table:table-cell>
          <table:table-cell office:value-type="string" calcext:value-type="string">
            <text:p>532 lm (Typ)</text:p>
          </table:table-cell>
          <table:table-cell table:formula="of:=TRIM(LEFT([.H381];4))" office:value-type="string" office:string-value="532" calcext:value-type="string">
            <text:p>532</text:p>
          </table:table-cell>
          <table:table-cell office:value-type="string" calcext:value-type="string">
            <text:p>175mA</text:p>
          </table:table-cell>
          <table:table-cell table:formula="of:=SUBSTITUTE(SUBSTITUTE([.J381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81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86 lm/W</text:p>
          </table:table-cell>
          <table:table-cell table:formula="of:=SUBSTITUTE([.N381];&quot;lm/W&quot;;&quot;&quot; )" office:value-type="string" office:string-value="86 " calcext:value-type="string">
            <text:p>86 </text:p>
          </table:table-cell>
          <table:table-cell office:value-type="string" calcext:value-type="string">
            <text:p>240mA</text:p>
          </table:table-cell>
          <table:table-cell office:value-type="float" office:value="90" calcext:value-type="float">
            <text:p>90</text:p>
          </table:table-cell>
          <table:table-cell table:formula="of:=IF(OR([.G381]=&quot;2700K&quot;;[.G381]=&quot;2000K&quot;); IF([.Q381]=90;7000/[.I381];8750/[.I381] ); 7000/[.I381])" office:value-type="float" office:value="13.1578947368421" calcext:value-type="float">
            <text:p>13.16</text:p>
          </table:table-cell>
          <table:table-cell table:formula="of:=ROUNDDOWN(134/[.M381])" office:value-type="float" office:value="3" calcext:value-type="float">
            <text:p>3</text:p>
          </table:table-cell>
          <table:table-cell table:formula="of:=[.R381]/[.S381]*30+[.R381]*[.E381]" office:value-type="currency" office:currency="USD" office:value="146.578947368421" calcext:value-type="currency">
            <text:p>$146.58</text:p>
          </table:table-cell>
          <table:table-cell table:formula="of:=[.T381]+ROUNDUP([.R381]/[.O381]*[.I381])/1000*0.1*365*12" office:value-type="currency" office:currency="USD" office:value="182.494947368421" calcext:value-type="currency">
            <text:p>$182.49</text:p>
          </table:table-cell>
          <table:table-cell table:formula="of:=[.U381]+ROUNDUP([.R381]/[.O381]*[.I381])/1000*0.1*365*12*5" office:value-type="currency" office:currency="USD" office:value="362.074947368421" calcext:value-type="currency">
            <text:p>$362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U027-0303C1-403M2G2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4000K 3-Step MacAdam Ellipse</text:p>
          </table:table-cell>
          <table:table-cell table:formula="of:=LEFT([.F382];5)" office:value-type="string" office:string-value="4000K" calcext:value-type="string">
            <text:p>4000K</text:p>
          </table:table-cell>
          <table:table-cell office:value-type="string" calcext:value-type="string">
            <text:p>323 lm (Typ)</text:p>
          </table:table-cell>
          <table:table-cell table:formula="of:=TRIM(LEFT([.H382];4))" office:value-type="string" office:string-value="323" calcext:value-type="string">
            <text:p>323</text:p>
          </table:table-cell>
          <table:table-cell office:value-type="string" calcext:value-type="string">
            <text:p>270mA</text:p>
          </table:table-cell>
          <table:table-cell table:formula="of:=SUBSTITUTE(SUBSTITUTE([.J38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8.7V</text:p>
          </table:table-cell>
          <table:table-cell table:formula="of:=SUBSTITUTE([.L382];&quot;V&quot;;&quot;&quot; )" office:value-type="string" office:string-value="8.7" calcext:value-type="string">
            <text:p>8.7</text:p>
          </table:table-cell>
          <table:table-cell office:value-type="string" calcext:value-type="string">
            <text:p>138 lm/W</text:p>
          </table:table-cell>
          <table:table-cell table:formula="of:=SUBSTITUTE([.N382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82]=&quot;2700K&quot;;[.G382]=&quot;2000K&quot;); IF([.Q382]=90;7000/[.I382];8750/[.I382] ); 7000/[.I382])" office:value-type="float" office:value="21.671826625387" calcext:value-type="float">
            <text:p>21.67</text:p>
          </table:table-cell>
          <table:table-cell table:formula="of:=ROUNDDOWN(134/[.M382])" office:value-type="float" office:value="15" calcext:value-type="float">
            <text:p>15</text:p>
          </table:table-cell>
          <table:table-cell table:formula="of:=[.R382]/[.S382]*30+[.R382]*[.E382]" office:value-type="currency" office:currency="USD" office:value="161.671826625387" calcext:value-type="currency">
            <text:p>$161.67</text:p>
          </table:table-cell>
          <table:table-cell table:formula="of:=[.T382]+ROUNDUP([.R382]/[.O382]*[.I382])/1000*0.1*365*12" office:value-type="currency" office:currency="USD" office:value="184.009826625387" calcext:value-type="currency">
            <text:p>$184.01</text:p>
          </table:table-cell>
          <table:table-cell table:formula="of:=[.U382]+ROUNDUP([.R382]/[.O382]*[.I382])/1000*0.1*365*12*5" office:value-type="currency" office:currency="USD" office:value="295.699826625387" calcext:value-type="currency">
            <text:p>$295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840E8</text:p>
          </table:table-cell>
          <table:table-cell office:value-type="string" calcext:value-type="string">
            <text:p>Cree Inc.</text:p>
          </table:table-cell>
          <table:table-cell office:value-type="float" office:value="34" calcext:value-type="float">
            <text:p>3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2700K</text:p>
          </table:table-cell>
          <table:table-cell table:formula="of:=LEFT([.F383];5)" office:value-type="string" office:string-value="2700K" calcext:value-type="string">
            <text:p>2700K</text:p>
          </table:table-cell>
          <table:table-cell office:value-type="string" calcext:value-type="string">
            <text:p>277 lm (268 lm ~ 286 lm)</text:p>
          </table:table-cell>
          <table:table-cell table:formula="of:=TRIM(LEFT([.H383];4))" office:value-type="string" office:string-value="277" calcext:value-type="string">
            <text:p>277</text:p>
          </table:table-cell>
          <table:table-cell office:value-type="string" calcext:value-type="string">
            <text:p>400mA</text:p>
          </table:table-cell>
          <table:table-cell table:formula="of:=SUBSTITUTE(SUBSTITUTE([.J383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83];&quot;V&quot;;&quot;&quot; )" office:value-type="string" office:string-value="9" calcext:value-type="string">
            <text:p>9</text:p>
          </table:table-cell>
          <table:table-cell office:value-type="string" calcext:value-type="string">
            <text:p>77 lm/W</text:p>
          </table:table-cell>
          <table:table-cell table:formula="of:=SUBSTITUTE([.N383];&quot;lm/W&quot;;&quot;&quot; )" office:value-type="string" office:string-value="77 " calcext:value-type="string">
            <text:p>77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83]=&quot;2700K&quot;;[.G383]=&quot;2000K&quot;); IF([.Q383]=90;7000/[.I383];8750/[.I383] ); 7000/[.I383])" office:value-type="float" office:value="31.5884476534296" calcext:value-type="float">
            <text:p>31.59</text:p>
          </table:table-cell>
          <table:table-cell table:formula="of:=ROUNDDOWN(134/[.M383])" office:value-type="float" office:value="14" calcext:value-type="float">
            <text:p>14</text:p>
          </table:table-cell>
          <table:table-cell table:formula="of:=[.R383]/[.S383]*30+[.R383]*[.E383]" office:value-type="currency" office:currency="USD" office:value="137.815884476534" calcext:value-type="currency">
            <text:p>$137.82</text:p>
          </table:table-cell>
          <table:table-cell table:formula="of:=[.T383]+ROUNDUP([.R383]/[.O383]*[.I383])/1000*0.1*365*12" office:value-type="currency" office:currency="USD" office:value="187.747884476534" calcext:value-type="currency">
            <text:p>$187.75</text:p>
          </table:table-cell>
          <table:table-cell table:formula="of:=[.U383]+ROUNDUP([.R383]/[.O383]*[.I383])/1000*0.1*365*12*5" office:value-type="currency" office:currency="USD" office:value="437.407884476534" calcext:value-type="currency">
            <text:p>$437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27E0600-A-73</text:p>
          </table:table-cell>
          <table:table-cell office:value-type="string" calcext:value-type="string">
            <text:p>Bridgelux</text:p>
          </table:table-cell>
          <table:table-cell office:value-type="float" office:value="576" calcext:value-type="float">
            <text:p>57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700K 3-Step MacAdam Ellipse</text:p>
          </table:table-cell>
          <table:table-cell table:formula="of:=LEFT([.F384];5)" office:value-type="string" office:string-value="2700K" calcext:value-type="string">
            <text:p>2700K</text:p>
          </table:table-cell>
          <table:table-cell office:value-type="string" calcext:value-type="string">
            <text:p>640 lm (Typ)</text:p>
          </table:table-cell>
          <table:table-cell table:formula="of:=TRIM(LEFT([.H384];4))" office:value-type="string" office:string-value="640" calcext:value-type="string">
            <text:p>640</text:p>
          </table:table-cell>
          <table:table-cell office:value-type="string" calcext:value-type="string">
            <text:p>175mA</text:p>
          </table:table-cell>
          <table:table-cell table:formula="of:=SUBSTITUTE(SUBSTITUTE([.J384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84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03 lm/W</text:p>
          </table:table-cell>
          <table:table-cell table:formula="of:=SUBSTITUTE([.N384];&quot;lm/W&quot;;&quot;&quot; )" office:value-type="string" office:string-value="103 " calcext:value-type="string">
            <text:p>103 </text:p>
          </table:table-cell>
          <table:table-cell office:value-type="string" calcext:value-type="string">
            <text:p>240mA</text:p>
          </table:table-cell>
          <table:table-cell office:value-type="float" office:value="80" calcext:value-type="float">
            <text:p>80</text:p>
          </table:table-cell>
          <table:table-cell table:formula="of:=IF(OR([.G384]=&quot;2700K&quot;;[.G384]=&quot;2000K&quot;); IF([.Q384]=90;7000/[.I384];8750/[.I384] ); 7000/[.I384])" office:value-type="float" office:value="13.671875" calcext:value-type="float">
            <text:p>13.67</text:p>
          </table:table-cell>
          <table:table-cell table:formula="of:=ROUNDDOWN(134/[.M384])" office:value-type="float" office:value="3" calcext:value-type="float">
            <text:p>3</text:p>
          </table:table-cell>
          <table:table-cell table:formula="of:=[.R384]/[.S384]*30+[.R384]*[.E384]" office:value-type="currency" office:currency="USD" office:value="152.3046875" calcext:value-type="currency">
            <text:p>$152.30</text:p>
          </table:table-cell>
          <table:table-cell table:formula="of:=[.T384]+ROUNDUP([.R384]/[.O384]*[.I384])/1000*0.1*365*12" office:value-type="currency" office:currency="USD" office:value="189.5346875" calcext:value-type="currency">
            <text:p>$189.53</text:p>
          </table:table-cell>
          <table:table-cell table:formula="of:=[.U384]+ROUNDUP([.R384]/[.O384]*[.I384])/1000*0.1*365*12*5" office:value-type="currency" office:currency="USD" office:value="375.6846875" calcext:value-type="currency">
            <text:p>$375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26-1204C1_P3131_0415.pdf</text:p>
          </table:table-cell>
          <table:table-cell office:value-type="string" calcext:value-type="string">
            <text:p>CLU026-1204C1-273H7G5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85];5)" office:value-type="string" office:string-value="2700K" calcext:value-type="string">
            <text:p>2700K</text:p>
          </table:table-cell>
          <table:table-cell office:value-type="string" calcext:value-type="string">
            <text:p>1198 lm (Typ)</text:p>
          </table:table-cell>
          <table:table-cell table:formula="of:=TRIM(LEFT([.H385];5))" office:value-type="string" office:string-value="1198" calcext:value-type="string">
            <text:p>1198</text:p>
          </table:table-cell>
          <table:table-cell office:value-type="string" calcext:value-type="string">
            <text:p>360mA</text:p>
          </table:table-cell>
          <table:table-cell table:formula="of:=SUBSTITUTE(SUBSTITUTE([.J385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8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96 lm/W</text:p>
          </table:table-cell>
          <table:table-cell table:formula="of:=SUBSTITUTE([.N385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920mA</text:p>
          </table:table-cell>
          <table:table-cell office:value-type="string" calcext:value-type="string">
            <text:p>97 (Typ)</text:p>
          </table:table-cell>
          <table:table-cell table:formula="of:=IF(OR([.G385]=&quot;2700K&quot;;[.G385]=&quot;2000K&quot;); IF([.Q385]=90;7000/[.I385];8750/[.I385] ); 7000/[.I385])" office:value-type="float" office:value="7.30383973288815" calcext:value-type="float">
            <text:p>7.30</text:p>
          </table:table-cell>
          <table:table-cell table:formula="of:=ROUNDDOWN(134/[.M385])" office:value-type="float" office:value="3" calcext:value-type="float">
            <text:p>3</text:p>
          </table:table-cell>
          <table:table-cell table:formula="of:=[.R385]/[.S385]*30+[.R385]*[.E385]" office:value-type="currency" office:currency="USD" office:value="151.408597662771" calcext:value-type="currency">
            <text:p>$151.41</text:p>
          </table:table-cell>
          <table:table-cell table:formula="of:=[.T385]+ROUNDUP([.R385]/[.O385]*[.I385])/1000*0.1*365*12" office:value-type="currency" office:currency="USD" office:value="191.704597662771" calcext:value-type="currency">
            <text:p>$191.70</text:p>
          </table:table-cell>
          <table:table-cell table:formula="of:=[.U385]+ROUNDUP([.R385]/[.O385]*[.I385])/1000*0.1*365*12*5" office:value-type="currency" office:currency="USD" office:value="393.184597662771" calcext:value-type="currency">
            <text:p>$393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F427F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700K 4-Step MacAdam Ellipse</text:p>
          </table:table-cell>
          <table:table-cell table:formula="of:=LEFT([.F386];5)" office:value-type="string" office:string-value="2700K" calcext:value-type="string">
            <text:p>2700K</text:p>
          </table:table-cell>
          <table:table-cell office:value-type="string" calcext:value-type="string">
            <text:p>755 lm (730 lm ~ 780 lm)</text:p>
          </table:table-cell>
          <table:table-cell table:formula="of:=TRIM(LEFT([.H386];4))" office:value-type="string" office:string-value="755" calcext:value-type="string">
            <text:p>755</text:p>
          </table:table-cell>
          <table:table-cell office:value-type="string" calcext:value-type="string">
            <text:p>200mA</text:p>
          </table:table-cell>
          <table:table-cell table:formula="of:=SUBSTITUTE(SUBSTITUTE([.J38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8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2 lm/W</text:p>
          </table:table-cell>
          <table:table-cell table:formula="of:=SUBSTITUTE([.N386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86]=&quot;2700K&quot;;[.G386]=&quot;2000K&quot;); IF([.Q386]=90;7000/[.I386];8750/[.I386] ); 7000/[.I386])" office:value-type="float" office:value="11.5894039735099" calcext:value-type="float">
            <text:p>11.59</text:p>
          </table:table-cell>
          <table:table-cell table:formula="of:=ROUNDDOWN(134/[.M386])" office:value-type="float" office:value="3" calcext:value-type="float">
            <text:p>3</text:p>
          </table:table-cell>
          <table:table-cell table:formula="of:=[.R386]/[.S386]*30+[.R386]*[.E386]" office:value-type="currency" office:currency="USD" office:value="154.486754966887" calcext:value-type="currency">
            <text:p>$154.49</text:p>
          </table:table-cell>
          <table:table-cell table:formula="of:=[.T386]+ROUNDUP([.R386]/[.O386]*[.I386])/1000*0.1*365*12" office:value-type="currency" office:currency="USD" office:value="192.154754966887" calcext:value-type="currency">
            <text:p>$192.15</text:p>
          </table:table-cell>
          <table:table-cell table:formula="of:=[.U386]+ROUNDUP([.R386]/[.O386]*[.I386])/1000*0.1*365*12*5" office:value-type="currency" office:currency="USD" office:value="380.494754966887" calcext:value-type="currency">
            <text:p>$38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34_0216.pdf</text:p>
          </table:table-cell>
          <table:table-cell office:value-type="string" calcext:value-type="string">
            <text:p>CLU028-1202C4-273H5K2</text:p>
          </table:table-cell>
          <table:table-cell office:value-type="string" calcext:value-type="string">
            <text:p>Citizen</text:p>
          </table:table-cell>
          <table:table-cell office:value-type="float" office:value="60" calcext:value-type="float">
            <text:p>60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87];5)" office:value-type="string" office:string-value="2700K" calcext:value-type="string">
            <text:p>2700K</text:p>
          </table:table-cell>
          <table:table-cell office:value-type="string" calcext:value-type="string">
            <text:p>726 lm (Typ)</text:p>
          </table:table-cell>
          <table:table-cell table:formula="of:=TRIM(LEFT([.H387];4))" office:value-type="string" office:string-value="726" calcext:value-type="string">
            <text:p>726</text:p>
          </table:table-cell>
          <table:table-cell office:value-type="string" calcext:value-type="string">
            <text:p>180mA</text:p>
          </table:table-cell>
          <table:table-cell table:formula="of:=SUBSTITUTE(SUBSTITUTE([.J387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7 lm/W</text:p>
          </table:table-cell>
          <table:table-cell table:formula="of:=SUBSTITUTE([.N387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87]=&quot;2700K&quot;;[.G387]=&quot;2000K&quot;); IF([.Q387]=90;7000/[.I387];8750/[.I387] ); 7000/[.I387])" office:value-type="float" office:value="9.64187327823692" calcext:value-type="float">
            <text:p>9.64</text:p>
          </table:table-cell>
          <table:table-cell table:formula="of:=ROUNDDOWN(134/[.M387])" office:value-type="float" office:value="3" calcext:value-type="float">
            <text:p>3</text:p>
          </table:table-cell>
          <table:table-cell table:formula="of:=[.R387]/[.S387]*30+[.R387]*[.E387]" office:value-type="currency" office:currency="USD" office:value="166.997245179063" calcext:value-type="currency">
            <text:p>$167.00</text:p>
          </table:table-cell>
          <table:table-cell table:formula="of:=[.T387]+ROUNDUP([.R387]/[.O387]*[.I387])/1000*0.1*365*12" office:value-type="currency" office:currency="USD" office:value="193.277245179063" calcext:value-type="currency">
            <text:p>$193.28</text:p>
          </table:table-cell>
          <table:table-cell table:formula="of:=[.U387]+ROUNDUP([.R387]/[.O387]*[.I387])/1000*0.1*365*12*5" office:value-type="currency" office:currency="USD" office:value="324.677245179063" calcext:value-type="currency">
            <text:p>$324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53_0216.pdf</text:p>
          </table:table-cell>
          <table:table-cell office:value-type="string" calcext:value-type="string">
            <text:p>CLU028-1202C4-403H7K4</text:p>
          </table:table-cell>
          <table:table-cell office:value-type="string" calcext:value-type="string">
            <text:p>Citizen</text:p>
          </table:table-cell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88];5)" office:value-type="string" office:string-value="4000K" calcext:value-type="string">
            <text:p>4000K</text:p>
          </table:table-cell>
          <table:table-cell office:value-type="string" calcext:value-type="string">
            <text:p>714 lm (Typ)</text:p>
          </table:table-cell>
          <table:table-cell table:formula="of:=TRIM(LEFT([.H388];4))" office:value-type="string" office:string-value="714" calcext:value-type="string">
            <text:p>714</text:p>
          </table:table-cell>
          <table:table-cell office:value-type="string" calcext:value-type="string">
            <text:p>180mA</text:p>
          </table:table-cell>
          <table:table-cell table:formula="of:=SUBSTITUTE(SUBSTITUTE([.J388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5 lm/W</text:p>
          </table:table-cell>
          <table:table-cell table:formula="of:=SUBSTITUTE([.N388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460mA</text:p>
          </table:table-cell>
          <table:table-cell office:value-type="float" office:value="97" calcext:value-type="float">
            <text:p>97</text:p>
          </table:table-cell>
          <table:table-cell table:formula="of:=IF(OR([.G388]=&quot;2700K&quot;;[.G388]=&quot;2000K&quot;); IF([.Q388]=90;7000/[.I388];8750/[.I388] ); 7000/[.I388])" office:value-type="float" office:value="9.80392156862745" calcext:value-type="float">
            <text:p>9.80</text:p>
          </table:table-cell>
          <table:table-cell table:formula="of:=ROUNDDOWN(134/[.M388])" office:value-type="float" office:value="3" calcext:value-type="float">
            <text:p>3</text:p>
          </table:table-cell>
          <table:table-cell table:formula="of:=[.R388]/[.S388]*30+[.R388]*[.E388]" office:value-type="currency" office:currency="USD" office:value="169.803921568627" calcext:value-type="currency">
            <text:p>$169.80</text:p>
          </table:table-cell>
          <table:table-cell table:formula="of:=[.T388]+ROUNDUP([.R388]/[.O388]*[.I388])/1000*0.1*365*12" office:value-type="currency" office:currency="USD" office:value="196.521921568627" calcext:value-type="currency">
            <text:p>$196.52</text:p>
          </table:table-cell>
          <table:table-cell table:formula="of:=[.U388]+ROUNDUP([.R388]/[.O388]*[.I388])/1000*0.1*365*12*5" office:value-type="currency" office:currency="USD" office:value="330.111921568627" calcext:value-type="currency">
            <text:p>$330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273M2K1</text:p>
          </table:table-cell>
          <table:table-cell office:value-type="string" calcext:value-type="string">
            <text:p>Citizen</text:p>
          </table:table-cell>
          <table:table-cell office:value-type="float" office:value="38" calcext:value-type="float">
            <text:p>38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89];5)" office:value-type="string" office:string-value="2700K" calcext:value-type="string">
            <text:p>2700K</text:p>
          </table:table-cell>
          <table:table-cell office:value-type="string" calcext:value-type="string">
            <text:p>878 lm (Typ)</text:p>
          </table:table-cell>
          <table:table-cell table:formula="of:=TRIM(LEFT([.H389];4))" office:value-type="string" office:string-value="878" calcext:value-type="string">
            <text:p>878</text:p>
          </table:table-cell>
          <table:table-cell office:value-type="string" calcext:value-type="string">
            <text:p>180mA</text:p>
          </table:table-cell>
          <table:table-cell table:formula="of:=SUBSTITUTE(SUBSTITUTE([.J38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1 lm/W</text:p>
          </table:table-cell>
          <table:table-cell table:formula="of:=SUBSTITUTE([.N389];&quot;lm/W&quot;;&quot;&quot; )" office:value-type="string" office:string-value="141 " calcext:value-type="string">
            <text:p>141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89]=&quot;2700K&quot;;[.G389]=&quot;2000K&quot;); IF([.Q389]=90;7000/[.I389];8750/[.I389] ); 7000/[.I389])" office:value-type="float" office:value="9.96583143507973" calcext:value-type="float">
            <text:p>9.97</text:p>
          </table:table-cell>
          <table:table-cell table:formula="of:=ROUNDDOWN(134/[.M389])" office:value-type="float" office:value="3" calcext:value-type="float">
            <text:p>3</text:p>
          </table:table-cell>
          <table:table-cell table:formula="of:=[.R389]/[.S389]*30+[.R389]*[.E389]" office:value-type="currency" office:currency="USD" office:value="172.608200455581" calcext:value-type="currency">
            <text:p>$172.61</text:p>
          </table:table-cell>
          <table:table-cell table:formula="of:=[.T389]+ROUNDUP([.R389]/[.O389]*[.I389])/1000*0.1*365*12" office:value-type="currency" office:currency="USD" office:value="200.202200455581" calcext:value-type="currency">
            <text:p>$200.20</text:p>
          </table:table-cell>
          <table:table-cell table:formula="of:=[.U389]+ROUNDUP([.R389]/[.O389]*[.I389])/1000*0.1*365*12*5" office:value-type="currency" office:currency="USD" office:value="338.172200455581" calcext:value-type="currency">
            <text:p>$338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1000-B-23</text:p>
          </table:table-cell>
          <table:table-cell office:value-type="string" calcext:value-type="string">
            <text:p>Bridgelux</text:p>
          </table:table-cell>
          <table:table-cell office:value-type="float" office:value="128" calcext:value-type="float">
            <text:p>12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700K 3-Step MacAdam Ellipse</text:p>
          </table:table-cell>
          <table:table-cell table:formula="of:=LEFT([.F390];5)" office:value-type="string" office:string-value="2700K" calcext:value-type="string">
            <text:p>2700K</text:p>
          </table:table-cell>
          <table:table-cell office:value-type="string" calcext:value-type="string">
            <text:p>632 lm (Typ)</text:p>
          </table:table-cell>
          <table:table-cell table:formula="of:=TRIM(LEFT([.H390];4))" office:value-type="string" office:string-value="632" calcext:value-type="string">
            <text:p>632</text:p>
          </table:table-cell>
          <table:table-cell office:value-type="string" calcext:value-type="string">
            <text:p>350mA</text:p>
          </table:table-cell>
          <table:table-cell table:formula="of:=SUBSTITUTE(SUBSTITUTE([.J390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8V</text:p>
          </table:table-cell>
          <table:table-cell table:formula="of:=SUBSTITUTE([.L390];&quot;V&quot;;&quot;&quot; )" office:value-type="string" office:string-value="25.8" calcext:value-type="string">
            <text:p>25.8</text:p>
          </table:table-cell>
          <table:table-cell office:value-type="string" calcext:value-type="string">
            <text:p>70 lm/W</text:p>
          </table:table-cell>
          <table:table-cell table:formula="of:=SUBSTITUTE([.N390];&quot;lm/W&quot;;&quot;&quot; )" office:value-type="string" office:string-value="70 " calcext:value-type="string">
            <text:p>70 </text:p>
          </table:table-cell>
          <table:table-cell office:value-type="string" calcext:value-type="string">
            <text:p>1.05A</text:p>
          </table:table-cell>
          <table:table-cell office:value-type="string" calcext:value-type="string">
            <text:p>97 (Typ)</text:p>
          </table:table-cell>
          <table:table-cell table:formula="of:=IF(OR([.G390]=&quot;2700K&quot;;[.G390]=&quot;2000K&quot;); IF([.Q390]=90;7000/[.I390];8750/[.I390] ); 7000/[.I390])" office:value-type="float" office:value="13.8449367088608" calcext:value-type="float">
            <text:p>13.84</text:p>
          </table:table-cell>
          <table:table-cell table:formula="of:=ROUNDDOWN(134/[.M390])" office:value-type="float" office:value="5" calcext:value-type="float">
            <text:p>5</text:p>
          </table:table-cell>
          <table:table-cell table:formula="of:=[.R390]/[.S390]*30+[.R390]*[.E390]" office:value-type="currency" office:currency="USD" office:value="161.985759493671" calcext:value-type="currency">
            <text:p>$161.99</text:p>
          </table:table-cell>
          <table:table-cell table:formula="of:=[.T390]+ROUNDUP([.R390]/[.O390]*[.I390])/1000*0.1*365*12" office:value-type="currency" office:currency="USD" office:value="216.735759493671" calcext:value-type="currency">
            <text:p>$216.74</text:p>
          </table:table-cell>
          <table:table-cell table:formula="of:=[.U390]+ROUNDUP([.R390]/[.O390]*[.I390])/1000*0.1*365*12*5" office:value-type="currency" office:currency="USD" office:value="490.485759493671" calcext:value-type="currency">
            <text:p>$49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440F</text:p>
          </table:table-cell>
          <table:table-cell office:value-type="string" calcext:value-type="string">
            <text:p>Cree Inc.</text:p>
          </table:table-cell>
          <table:table-cell office:value-type="float" office:value="104" calcext:value-type="float">
            <text:p>10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4000K 4-Step MacAdam Ellipse</text:p>
          </table:table-cell>
          <table:table-cell table:formula="of:=LEFT([.F391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391];4))" office:value-type="string" office:string-value="425" calcext:value-type="string">
            <text:p>425</text:p>
          </table:table-cell>
          <table:table-cell office:value-type="string" calcext:value-type="string">
            <text:p>100mA</text:p>
          </table:table-cell>
          <table:table-cell table:formula="of:=SUBSTITUTE(SUBSTITUTE([.J391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5 lm/W</text:p>
          </table:table-cell>
          <table:table-cell table:formula="of:=SUBSTITUTE([.N391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1]=&quot;2700K&quot;;[.G391]=&quot;2000K&quot;); IF([.Q391]=90;7000/[.I391];8750/[.I391] ); 7000/[.I391])" office:value-type="float" office:value="16.4705882352941" calcext:value-type="float">
            <text:p>16.47</text:p>
          </table:table-cell>
          <table:table-cell table:formula="of:=ROUNDDOWN(134/[.M391])" office:value-type="float" office:value="3" calcext:value-type="float">
            <text:p>3</text:p>
          </table:table-cell>
          <table:table-cell table:formula="of:=[.R391]/[.S391]*30+[.R391]*[.E391]" office:value-type="currency" office:currency="USD" office:value="192.211764705882" calcext:value-type="currency">
            <text:p>$192.21</text:p>
          </table:table-cell>
          <table:table-cell table:formula="of:=[.T391]+ROUNDUP([.R391]/[.O391]*[.I391])/1000*0.1*365*12" office:value-type="currency" office:currency="USD" office:value="218.929764705882" calcext:value-type="currency">
            <text:p>$218.93</text:p>
          </table:table-cell>
          <table:table-cell table:formula="of:=[.U391]+ROUNDUP([.R391]/[.O391]*[.I391])/1000*0.1*365*12*5" office:value-type="currency" office:currency="USD" office:value="352.519764705882" calcext:value-type="currency">
            <text:p>$352.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40AL7K3</text:p>
          </table:table-cell>
          <table:table-cell office:value-type="string" calcext:value-type="string">
            <text:p>Citizen</text:p>
          </table:table-cell>
          <table:table-cell office:value-type="float" office:value="52" calcext:value-type="float">
            <text:p>5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392];5)" office:value-type="string" office:string-value="4000K" calcext:value-type="string">
            <text:p>4000K</text:p>
          </table:table-cell>
          <table:table-cell office:value-type="string" calcext:value-type="string">
            <text:p>507 lm (Typ)</text:p>
          </table:table-cell>
          <table:table-cell table:formula="of:=TRIM(LEFT([.H392];4))" office:value-type="string" office:string-value="507" calcext:value-type="string">
            <text:p>507</text:p>
          </table:table-cell>
          <table:table-cell office:value-type="string" calcext:value-type="string">
            <text:p>90mA</text:p>
          </table:table-cell>
          <table:table-cell table:formula="of:=SUBSTITUTE(SUBSTITUTE([.J392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39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3 lm/W</text:p>
          </table:table-cell>
          <table:table-cell table:formula="of:=SUBSTITUTE([.N392];&quot;lm/W&quot;;&quot;&quot; )" office:value-type="string" office:string-value="163 " calcext:value-type="string">
            <text:p>163 </text:p>
          </table:table-cell>
          <table:table-cell office:value-type="string" calcext:value-type="string">
            <text:p>230mA</text:p>
          </table:table-cell>
          <table:table-cell office:value-type="float" office:value="70" calcext:value-type="float">
            <text:p>70</text:p>
          </table:table-cell>
          <table:table-cell table:formula="of:=IF(OR([.G392]=&quot;2700K&quot;;[.G392]=&quot;2000K&quot;); IF([.Q392]=90;7000/[.I392];8750/[.I392] ); 7000/[.I392])" office:value-type="float" office:value="13.8067061143984" calcext:value-type="float">
            <text:p>13.81</text:p>
          </table:table-cell>
          <table:table-cell table:formula="of:=ROUNDDOWN(134/[.M392])" office:value-type="float" office:value="3" calcext:value-type="float">
            <text:p>3</text:p>
          </table:table-cell>
          <table:table-cell table:formula="of:=[.R392]/[.S392]*30+[.R392]*[.E392]" office:value-type="currency" office:currency="USD" office:value="208.481262327416" calcext:value-type="currency">
            <text:p>$208.48</text:p>
          </table:table-cell>
          <table:table-cell table:formula="of:=[.T392]+ROUNDUP([.R392]/[.O392]*[.I392])/1000*0.1*365*12" office:value-type="currency" office:currency="USD" office:value="227.315262327416" calcext:value-type="currency">
            <text:p>$227.32</text:p>
          </table:table-cell>
          <table:table-cell table:formula="of:=[.U392]+ROUNDUP([.R392]/[.O392]*[.I392])/1000*0.1*365*12*5" office:value-type="currency" office:currency="USD" office:value="321.485262327416" calcext:value-type="currency">
            <text:p>$32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YE227G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700K 3-Step MacAdam Ellipse</text:p>
          </table:table-cell>
          <table:table-cell table:formula="of:=LEFT([.F393];5)" office:value-type="string" office:string-value="2700K" calcext:value-type="string">
            <text:p>2700K</text:p>
          </table:table-cell>
          <table:table-cell office:value-type="string" calcext:value-type="string">
            <text:p>613 lm (590 lm ~ 635 lm)</text:p>
          </table:table-cell>
          <table:table-cell table:formula="of:=TRIM(LEFT([.H393];4))" office:value-type="string" office:string-value="613" calcext:value-type="string">
            <text:p>613</text:p>
          </table:table-cell>
          <table:table-cell office:value-type="string" calcext:value-type="string">
            <text:p>200mA</text:p>
          </table:table-cell>
          <table:table-cell table:formula="of:=SUBSTITUTE(SUBSTITUTE([.J393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9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5 lm/W</text:p>
          </table:table-cell>
          <table:table-cell table:formula="of:=SUBSTITUTE([.N393];&quot;lm/W&quot;;&quot;&quot; )" office:value-type="string" office:string-value="85 " calcext:value-type="string">
            <text:p>85 </text:p>
          </table:table-cell>
          <table:table-cell office:value-type="string" calcext:value-type="string">
            <text:p>375mA</text:p>
          </table:table-cell>
          <table:table-cell office:value-type="float" office:value="93" calcext:value-type="float">
            <text:p>93</text:p>
          </table:table-cell>
          <table:table-cell table:formula="of:=IF(OR([.G393]=&quot;2700K&quot;;[.G393]=&quot;2000K&quot;); IF([.Q393]=90;7000/[.I393];8750/[.I393] ); 7000/[.I393])" office:value-type="float" office:value="14.2740619902121" calcext:value-type="float">
            <text:p>14.27</text:p>
          </table:table-cell>
          <table:table-cell table:formula="of:=ROUNDDOWN(134/[.M393])" office:value-type="float" office:value="3" calcext:value-type="float">
            <text:p>3</text:p>
          </table:table-cell>
          <table:table-cell table:formula="of:=[.R393]/[.S393]*30+[.R393]*[.E393]" office:value-type="currency" office:currency="USD" office:value="184.278140293638" calcext:value-type="currency">
            <text:p>$184.28</text:p>
          </table:table-cell>
          <table:table-cell table:formula="of:=[.T393]+ROUNDUP([.R393]/[.O393]*[.I393])/1000*0.1*365*12" office:value-type="currency" office:currency="USD" office:value="229.392140293638" calcext:value-type="currency">
            <text:p>$229.39</text:p>
          </table:table-cell>
          <table:table-cell table:formula="of:=[.U393]+ROUNDUP([.R393]/[.O393]*[.I393])/1000*0.1*365*12*5" office:value-type="currency" office:currency="USD" office:value="454.962140293638" calcext:value-type="currency">
            <text:p>$454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0E5</text:p>
          </table:table-cell>
          <table:table-cell office:value-type="string" calcext:value-type="string">
            <text:p>Cree Inc.</text:p>
          </table:table-cell>
          <table:table-cell office:value-type="float" office:value="58" calcext:value-type="float">
            <text:p>5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4000K</text:p>
          </table:table-cell>
          <table:table-cell table:formula="of:=LEFT([.F394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394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394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394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4]=&quot;2700K&quot;;[.G394]=&quot;2000K&quot;); IF([.Q394]=90;7000/[.I394];8750/[.I394] ); 7000/[.I394])" office:value-type="float" office:value="17.7215189873418" calcext:value-type="float">
            <text:p>17.72</text:p>
          </table:table-cell>
          <table:table-cell table:formula="of:=ROUNDDOWN(134/[.M394])" office:value-type="float" office:value="3" calcext:value-type="float">
            <text:p>3</text:p>
          </table:table-cell>
          <table:table-cell table:formula="of:=[.R394]/[.S394]*30+[.R394]*[.E394]" office:value-type="currency" office:currency="USD" office:value="202.73417721519" calcext:value-type="currency">
            <text:p>$202.73</text:p>
          </table:table-cell>
          <table:table-cell table:formula="of:=[.T394]+ROUNDUP([.R394]/[.O394]*[.I394])/1000*0.1*365*12" office:value-type="currency" office:currency="USD" office:value="231.64217721519" calcext:value-type="currency">
            <text:p>$231.64</text:p>
          </table:table-cell>
          <table:table-cell table:formula="of:=[.U394]+ROUNDUP([.R394]/[.O394]*[.I394])/1000*0.1*365*12*5" office:value-type="currency" office:currency="USD" office:value="376.18217721519" calcext:value-type="currency">
            <text:p>$376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40F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4000K 4-Step MacAdam Ellipse</text:p>
          </table:table-cell>
          <table:table-cell table:formula="of:=LEFT([.F395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395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395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395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5]=&quot;2700K&quot;;[.G395]=&quot;2000K&quot;); IF([.Q395]=90;7000/[.I395];8750/[.I395] ); 7000/[.I395])" office:value-type="float" office:value="17.7215189873418" calcext:value-type="float">
            <text:p>17.72</text:p>
          </table:table-cell>
          <table:table-cell table:formula="of:=ROUNDDOWN(134/[.M395])" office:value-type="float" office:value="3" calcext:value-type="float">
            <text:p>3</text:p>
          </table:table-cell>
          <table:table-cell table:formula="of:=[.R395]/[.S395]*30+[.R395]*[.E395]" office:value-type="currency" office:currency="USD" office:value="204.683544303797" calcext:value-type="currency">
            <text:p>$204.68</text:p>
          </table:table-cell>
          <table:table-cell table:formula="of:=[.T395]+ROUNDUP([.R395]/[.O395]*[.I395])/1000*0.1*365*12" office:value-type="currency" office:currency="USD" office:value="233.591544303797" calcext:value-type="currency">
            <text:p>$233.59</text:p>
          </table:table-cell>
          <table:table-cell table:formula="of:=[.U395]+ROUNDUP([.R395]/[.O395]*[.I395])/1000*0.1*365*12*5" office:value-type="currency" office:currency="USD" office:value="378.131544303797" calcext:value-type="currency">
            <text:p>$378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403M2K1</text:p>
          </table:table-cell>
          <table:table-cell office:value-type="string" calcext:value-type="string">
            <text:p>Citizen</text:p>
          </table:table-cell>
          <table:table-cell office:value-type="float" office:value="53" calcext:value-type="float">
            <text:p>5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396];5)" office:value-type="string" office:string-value="4000K" calcext:value-type="string">
            <text:p>4000K</text:p>
          </table:table-cell>
          <table:table-cell office:value-type="string" calcext:value-type="string">
            <text:p>479 lm (Typ)</text:p>
          </table:table-cell>
          <table:table-cell table:formula="of:=TRIM(LEFT([.H396];4))" office:value-type="string" office:string-value="479" calcext:value-type="string">
            <text:p>479</text:p>
          </table:table-cell>
          <table:table-cell office:value-type="string" calcext:value-type="string">
            <text:p>90mA</text:p>
          </table:table-cell>
          <table:table-cell table:formula="of:=SUBSTITUTE(SUBSTITUTE([.J396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39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4 lm/W</text:p>
          </table:table-cell>
          <table:table-cell table:formula="of:=SUBSTITUTE([.N396];&quot;lm/W&quot;;&quot;&quot; )" office:value-type="string" office:string-value="154 " calcext:value-type="string">
            <text:p>154 </text:p>
          </table:table-cell>
          <table:table-cell office:value-type="string" calcext:value-type="string">
            <text:p>230mA</text:p>
          </table:table-cell>
          <table:table-cell office:value-type="float" office:value="80" calcext:value-type="float">
            <text:p>80</text:p>
          </table:table-cell>
          <table:table-cell table:formula="of:=IF(OR([.G396]=&quot;2700K&quot;;[.G396]=&quot;2000K&quot;); IF([.Q396]=90;7000/[.I396];8750/[.I396] ); 7000/[.I396])" office:value-type="float" office:value="14.6137787056367" calcext:value-type="float">
            <text:p>14.61</text:p>
          </table:table-cell>
          <table:table-cell table:formula="of:=ROUNDDOWN(134/[.M396])" office:value-type="float" office:value="3" calcext:value-type="float">
            <text:p>3</text:p>
          </table:table-cell>
          <table:table-cell table:formula="of:=[.R396]/[.S396]*30+[.R396]*[.E396]" office:value-type="currency" office:currency="USD" office:value="220.668058455115" calcext:value-type="currency">
            <text:p>$220.67</text:p>
          </table:table-cell>
          <table:table-cell table:formula="of:=[.T396]+ROUNDUP([.R396]/[.O396]*[.I396])/1000*0.1*365*12" office:value-type="currency" office:currency="USD" office:value="240.816058455115" calcext:value-type="currency">
            <text:p>$240.82</text:p>
          </table:table-cell>
          <table:table-cell table:formula="of:=[.U396]+ROUNDUP([.R396]/[.O396]*[.I396])/1000*0.1*365*12*5" office:value-type="currency" office:currency="USD" office:value="341.556058455115" calcext:value-type="currency">
            <text:p>$341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53_0216.pdf</text:p>
          </table:table-cell>
          <table:table-cell office:value-type="string" calcext:value-type="string">
            <text:p>CLU028-1202C4-273H7K4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97];5)" office:value-type="string" office:string-value="2700K" calcext:value-type="string">
            <text:p>2700K</text:p>
          </table:table-cell>
          <table:table-cell office:value-type="string" calcext:value-type="string">
            <text:p>662 lm (Typ)</text:p>
          </table:table-cell>
          <table:table-cell table:formula="of:=TRIM(LEFT([.H397];4))" office:value-type="string" office:string-value="662" calcext:value-type="string">
            <text:p>662</text:p>
          </table:table-cell>
          <table:table-cell office:value-type="string" calcext:value-type="string">
            <text:p>180mA</text:p>
          </table:table-cell>
          <table:table-cell table:formula="of:=SUBSTITUTE(SUBSTITUTE([.J397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6 lm/W</text:p>
          </table:table-cell>
          <table:table-cell table:formula="of:=SUBSTITUTE([.N397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460mA</text:p>
          </table:table-cell>
          <table:table-cell office:value-type="float" office:value="97" calcext:value-type="float">
            <text:p>97</text:p>
          </table:table-cell>
          <table:table-cell table:formula="of:=IF(OR([.G397]=&quot;2700K&quot;;[.G397]=&quot;2000K&quot;); IF([.Q397]=90;7000/[.I397];8750/[.I397] ); 7000/[.I397])" office:value-type="float" office:value="13.2175226586103" calcext:value-type="float">
            <text:p>13.22</text:p>
          </table:table-cell>
          <table:table-cell table:formula="of:=ROUNDDOWN(134/[.M397])" office:value-type="float" office:value="3" calcext:value-type="float">
            <text:p>3</text:p>
          </table:table-cell>
          <table:table-cell table:formula="of:=[.R397]/[.S397]*30+[.R397]*[.E397]" office:value-type="currency" office:currency="USD" office:value="228.92749244713" calcext:value-type="currency">
            <text:p>$228.93</text:p>
          </table:table-cell>
          <table:table-cell table:formula="of:=[.T397]+ROUNDUP([.R397]/[.O397]*[.I397])/1000*0.1*365*12" office:value-type="currency" office:currency="USD" office:value="265.28149244713" calcext:value-type="currency">
            <text:p>$265.28</text:p>
          </table:table-cell>
          <table:table-cell table:formula="of:=[.U397]+ROUNDUP([.R397]/[.O397]*[.I397])/1000*0.1*365*12*5" office:value-type="currency" office:currency="USD" office:value="447.05149244713" calcext:value-type="currency">
            <text:p>$447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304.pdf</text:p>
          </table:table-cell>
          <table:table-cell office:value-type="string" calcext:value-type="string">
            <text:p>CXB1304-0000-000N0HC227G</text:p>
          </table:table-cell>
          <table:table-cell office:value-type="string" calcext:value-type="string">
            <text:p>Cree Inc.</text:p>
          </table:table-cell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700K 3-Step MacAdam Ellipse</text:p>
          </table:table-cell>
          <table:table-cell table:formula="of:=LEFT([.F398];5)" office:value-type="string" office:string-value="2700K" calcext:value-type="string">
            <text:p>2700K</text:p>
          </table:table-cell>
          <table:table-cell office:value-type="string" calcext:value-type="string">
            <text:p>458 lm (440 lm ~ 475 lm)</text:p>
          </table:table-cell>
          <table:table-cell table:formula="of:=TRIM(LEFT([.H398];4))" office:value-type="string" office:string-value="458" calcext:value-type="string">
            <text:p>458</text:p>
          </table:table-cell>
          <table:table-cell office:value-type="string" calcext:value-type="string">
            <text:p>100mA</text:p>
          </table:table-cell>
          <table:table-cell table:formula="of:=SUBSTITUTE(SUBSTITUTE([.J398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39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39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398]=&quot;2700K&quot;;[.G398]=&quot;2000K&quot;); IF([.Q398]=90;7000/[.I398];8750/[.I398] ); 7000/[.I398])" office:value-type="float" office:value="19.1048034934498" calcext:value-type="float">
            <text:p>19.10</text:p>
          </table:table-cell>
          <table:table-cell table:formula="of:=ROUNDDOWN(134/[.M398])" office:value-type="float" office:value="3" calcext:value-type="float">
            <text:p>3</text:p>
          </table:table-cell>
          <table:table-cell table:formula="of:=[.R398]/[.S398]*30+[.R398]*[.E398]" office:value-type="currency" office:currency="USD" office:value="236.899563318777" calcext:value-type="currency">
            <text:p>$236.90</text:p>
          </table:table-cell>
          <table:table-cell table:formula="of:=[.T398]+ROUNDUP([.R398]/[.O398]*[.I398])/1000*0.1*365*12" office:value-type="currency" office:currency="USD" office:value="267.121563318777" calcext:value-type="currency">
            <text:p>$267.12</text:p>
          </table:table-cell>
          <table:table-cell table:formula="of:=[.U398]+ROUNDUP([.R398]/[.O398]*[.I398])/1000*0.1*365*12*5" office:value-type="currency" office:currency="USD" office:value="418.231563318777" calcext:value-type="currency">
            <text:p>$418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427G</text:p>
          </table:table-cell>
          <table:table-cell office:value-type="string" calcext:value-type="string">
            <text:p>Cree Inc.</text:p>
          </table:table-cell>
          <table:table-cell office:value-type="float" office:value="128" calcext:value-type="float">
            <text:p>128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 3-Step MacAdam Ellipse</text:p>
          </table:table-cell>
          <table:table-cell table:formula="of:=LEFT([.F399];5)" office:value-type="string" office:string-value="2700K" calcext:value-type="string">
            <text:p>2700K</text:p>
          </table:table-cell>
          <table:table-cell office:value-type="string" calcext:value-type="string">
            <text:p>425 lm (410 lm ~ 440 lm)</text:p>
          </table:table-cell>
          <table:table-cell table:formula="of:=TRIM(LEFT([.H399];4))" office:value-type="string" office:string-value="425" calcext:value-type="string">
            <text:p>425</text:p>
          </table:table-cell>
          <table:table-cell office:value-type="string" calcext:value-type="string">
            <text:p>100mA</text:p>
          </table:table-cell>
          <table:table-cell table:formula="of:=SUBSTITUTE(SUBSTITUTE([.J399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39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39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399]=&quot;2700K&quot;;[.G399]=&quot;2000K&quot;); IF([.Q399]=90;7000/[.I399];8750/[.I399] ); 7000/[.I399])" office:value-type="float" office:value="20.5882352941176" calcext:value-type="float">
            <text:p>20.59</text:p>
          </table:table-cell>
          <table:table-cell table:formula="of:=ROUNDDOWN(134/[.M399])" office:value-type="float" office:value="3" calcext:value-type="float">
            <text:p>3</text:p>
          </table:table-cell>
          <table:table-cell table:formula="of:=[.R399]/[.S399]*30+[.R399]*[.E399]" office:value-type="currency" office:currency="USD" office:value="235.323529411765" calcext:value-type="currency">
            <text:p>$235.32</text:p>
          </table:table-cell>
          <table:table-cell table:formula="of:=[.T399]+ROUNDUP([.R399]/[.O399]*[.I399])/1000*0.1*365*12" office:value-type="currency" office:currency="USD" office:value="268.173529411765" calcext:value-type="currency">
            <text:p>$268.17</text:p>
          </table:table-cell>
          <table:table-cell table:formula="of:=[.U399]+ROUNDUP([.R399]/[.O399]*[.I399])/1000*0.1*365*12*5" office:value-type="currency" office:currency="USD" office:value="432.423529411765" calcext:value-type="currency">
            <text:p>$432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27G</text:p>
          </table:table-cell>
          <table:table-cell office:value-type="string" calcext:value-type="string">
            <text:p>Cree Inc.</text:p>
          </table:table-cell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2700K 3-Step MacAdam Ellipse</text:p>
          </table:table-cell>
          <table:table-cell table:formula="of:=LEFT([.F400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400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400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40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400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0]=&quot;2700K&quot;;[.G400]=&quot;2000K&quot;); IF([.Q400]=90;7000/[.I400];8750/[.I400] ); 7000/[.I400])" office:value-type="float" office:value="22.1518987341772" calcext:value-type="float">
            <text:p>22.15</text:p>
          </table:table-cell>
          <table:table-cell table:formula="of:=ROUNDDOWN(134/[.M400])" office:value-type="float" office:value="3" calcext:value-type="float">
            <text:p>3</text:p>
          </table:table-cell>
          <table:table-cell table:formula="of:=[.R400]/[.S400]*30+[.R400]*[.E400]" office:value-type="currency" office:currency="USD" office:value="249.651898734177" calcext:value-type="currency">
            <text:p>$249.65</text:p>
          </table:table-cell>
          <table:table-cell table:formula="of:=[.T400]+ROUNDUP([.R400]/[.O400]*[.I400])/1000*0.1*365*12" office:value-type="currency" office:currency="USD" office:value="284.691898734177" calcext:value-type="currency">
            <text:p>$284.69</text:p>
          </table:table-cell>
          <table:table-cell table:formula="of:=[.U400]+ROUNDUP([.R400]/[.O400]*[.I400])/1000*0.1*365*12*5" office:value-type="currency" office:currency="USD" office:value="459.891898734177" calcext:value-type="currency">
            <text:p>$459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33_0216.pdf</text:p>
          </table:table-cell>
          <table:table-cell office:value-type="string" calcext:value-type="string">
            <text:p>CLU028-1201C4-403H5K2</text:p>
          </table:table-cell>
          <table:table-cell office:value-type="string" calcext:value-type="string">
            <text:p>Citizen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401];5)" office:value-type="string" office:string-value="4000K" calcext:value-type="string">
            <text:p>4000K</text:p>
          </table:table-cell>
          <table:table-cell office:value-type="string" calcext:value-type="string">
            <text:p>396 lm (Typ)</text:p>
          </table:table-cell>
          <table:table-cell table:formula="of:=TRIM(LEFT([.H401];4))" office:value-type="string" office:string-value="396" calcext:value-type="string">
            <text:p>396</text:p>
          </table:table-cell>
          <table:table-cell office:value-type="string" calcext:value-type="string">
            <text:p>90mA</text:p>
          </table:table-cell>
          <table:table-cell table:formula="of:=SUBSTITUTE(SUBSTITUTE([.J401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7 lm/W</text:p>
          </table:table-cell>
          <table:table-cell table:formula="of:=SUBSTITUTE([.N401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30mA</text:p>
          </table:table-cell>
          <table:table-cell office:value-type="float" office:value="90" calcext:value-type="float">
            <text:p>90</text:p>
          </table:table-cell>
          <table:table-cell table:formula="of:=IF(OR([.G401]=&quot;2700K&quot;;[.G401]=&quot;2000K&quot;); IF([.Q401]=90;7000/[.I401];8750/[.I401] ); 7000/[.I401])" office:value-type="float" office:value="17.6767676767677" calcext:value-type="float">
            <text:p>17.68</text:p>
          </table:table-cell>
          <table:table-cell table:formula="of:=ROUNDDOWN(134/[.M401])" office:value-type="float" office:value="3" calcext:value-type="float">
            <text:p>3</text:p>
          </table:table-cell>
          <table:table-cell table:formula="of:=[.R401]/[.S401]*30+[.R401]*[.E401]" office:value-type="currency" office:currency="USD" office:value="266.919191919192" calcext:value-type="currency">
            <text:p>$266.92</text:p>
          </table:table-cell>
          <table:table-cell table:formula="of:=[.T401]+ROUNDUP([.R401]/[.O401]*[.I401])/1000*0.1*365*12" office:value-type="currency" office:currency="USD" office:value="291.447191919192" calcext:value-type="currency">
            <text:p>$291.45</text:p>
          </table:table-cell>
          <table:table-cell table:formula="of:=[.U401]+ROUNDUP([.R401]/[.O401]*[.I401])/1000*0.1*365*12*5" office:value-type="currency" office:currency="USD" office:value="414.087191919192" calcext:value-type="currency">
            <text:p>$414.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27F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402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402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402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402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2]=&quot;2700K&quot;;[.G402]=&quot;2000K&quot;); IF([.Q402]=90;7000/[.I402];8750/[.I402] ); 7000/[.I402])" office:value-type="float" office:value="22.1518987341772" calcext:value-type="float">
            <text:p>22.15</text:p>
          </table:table-cell>
          <table:table-cell table:formula="of:=ROUNDDOWN(134/[.M402])" office:value-type="float" office:value="3" calcext:value-type="float">
            <text:p>3</text:p>
          </table:table-cell>
          <table:table-cell table:formula="of:=[.R402]/[.S402]*30+[.R402]*[.E402]" office:value-type="currency" office:currency="USD" office:value="257.848101265823" calcext:value-type="currency">
            <text:p>$257.85</text:p>
          </table:table-cell>
          <table:table-cell table:formula="of:=[.T402]+ROUNDUP([.R402]/[.O402]*[.I402])/1000*0.1*365*12" office:value-type="currency" office:currency="USD" office:value="293.764101265823" calcext:value-type="currency">
            <text:p>$293.76</text:p>
          </table:table-cell>
          <table:table-cell table:formula="of:=[.U402]+ROUNDUP([.R402]/[.O402]*[.I402])/1000*0.1*365*12*5" office:value-type="currency" office:currency="USD" office:value="473.344101265823" calcext:value-type="currency">
            <text:p>$473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40E8</text:p>
          </table:table-cell>
          <table:table-cell office:value-type="string" calcext:value-type="string">
            <text:p>Cree Inc.</text:p>
          </table:table-cell>
          <table:table-cell office:value-type="float" office:value="97" calcext:value-type="float">
            <text:p>9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</text:p>
          </table:table-cell>
          <table:table-cell table:formula="of:=LEFT([.F403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403];4))" office:value-type="string" office:string-value="368" calcext:value-type="string">
            <text:p>368</text:p>
          </table:table-cell>
          <table:table-cell office:value-type="string" calcext:value-type="string">
            <text:p>100mA</text:p>
          </table:table-cell>
          <table:table-cell table:formula="of:=SUBSTITUTE(SUBSTITUTE([.J403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0 lm/W</text:p>
          </table:table-cell>
          <table:table-cell table:formula="of:=SUBSTITUTE([.N403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3]=&quot;2700K&quot;;[.G403]=&quot;2000K&quot;); IF([.Q403]=90;7000/[.I403];8750/[.I403] ); 7000/[.I403])" office:value-type="float" office:value="23.7771739130435" calcext:value-type="float">
            <text:p>23.78</text:p>
          </table:table-cell>
          <table:table-cell table:formula="of:=ROUNDDOWN(134/[.M403])" office:value-type="float" office:value="3" calcext:value-type="float">
            <text:p>3</text:p>
          </table:table-cell>
          <table:table-cell table:formula="of:=[.R403]/[.S403]*30+[.R403]*[.E403]" office:value-type="currency" office:currency="USD" office:value="274.864130434783" calcext:value-type="currency">
            <text:p>$274.86</text:p>
          </table:table-cell>
          <table:table-cell table:formula="of:=[.T403]+ROUNDUP([.R403]/[.O403]*[.I403])/1000*0.1*365*12" office:value-type="currency" office:currency="USD" office:value="313.408130434783" calcext:value-type="currency">
            <text:p>$313.41</text:p>
          </table:table-cell>
          <table:table-cell table:formula="of:=[.U403]+ROUNDUP([.R403]/[.O403]*[.I403])/1000*0.1*365*12*5" office:value-type="currency" office:currency="USD" office:value="506.128130434783" calcext:value-type="currency">
            <text:p>$506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33_0216.pdf</text:p>
          </table:table-cell>
          <table:table-cell office:value-type="string" calcext:value-type="string">
            <text:p>CLU028-1201C4-273H5K2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04];5)" office:value-type="string" office:string-value="2700K" calcext:value-type="string">
            <text:p>2700K</text:p>
          </table:table-cell>
          <table:table-cell office:value-type="string" calcext:value-type="string">
            <text:p>367 lm (Typ)</text:p>
          </table:table-cell>
          <table:table-cell table:formula="of:=TRIM(LEFT([.H404];4))" office:value-type="string" office:string-value="367" calcext:value-type="string">
            <text:p>367</text:p>
          </table:table-cell>
          <table:table-cell office:value-type="string" calcext:value-type="string">
            <text:p>90mA</text:p>
          </table:table-cell>
          <table:table-cell table:formula="of:=SUBSTITUTE(SUBSTITUTE([.J404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8 lm/W</text:p>
          </table:table-cell>
          <table:table-cell table:formula="of:=SUBSTITUTE([.N40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30mA</text:p>
          </table:table-cell>
          <table:table-cell office:value-type="float" office:value="90" calcext:value-type="float">
            <text:p>90</text:p>
          </table:table-cell>
          <table:table-cell table:formula="of:=IF(OR([.G404]=&quot;2700K&quot;;[.G404]=&quot;2000K&quot;); IF([.Q404]=90;7000/[.I404];8750/[.I404] ); 7000/[.I404])" office:value-type="float" office:value="19.0735694822888" calcext:value-type="float">
            <text:p>19.07</text:p>
          </table:table-cell>
          <table:table-cell table:formula="of:=ROUNDDOWN(134/[.M404])" office:value-type="float" office:value="3" calcext:value-type="float">
            <text:p>3</text:p>
          </table:table-cell>
          <table:table-cell table:formula="of:=[.R404]/[.S404]*30+[.R404]*[.E404]" office:value-type="currency" office:currency="USD" office:value="288.010899182561" calcext:value-type="currency">
            <text:p>$288.01</text:p>
          </table:table-cell>
          <table:table-cell table:formula="of:=[.T404]+ROUNDUP([.R404]/[.O404]*[.I404])/1000*0.1*365*12" office:value-type="currency" office:currency="USD" office:value="314.290899182561" calcext:value-type="currency">
            <text:p>$314.29</text:p>
          </table:table-cell>
          <table:table-cell table:formula="of:=[.U404]+ROUNDUP([.R404]/[.O404]*[.I404])/1000*0.1*365*12*5" office:value-type="currency" office:currency="USD" office:value="445.690899182561" calcext:value-type="currency">
            <text:p>$445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427F</text:p>
          </table:table-cell>
          <table:table-cell office:value-type="string" calcext:value-type="string">
            <text:p>Cree Inc.</text:p>
          </table:table-cell>
          <table:table-cell office:value-type="float" office:value="88" calcext:value-type="float">
            <text:p>88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2700K 4-Step MacAdam Ellipse</text:p>
          </table:table-cell>
          <table:table-cell table:formula="of:=LEFT([.F405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405];4))" office:value-type="string" office:string-value="368" calcext:value-type="string">
            <text:p>368</text:p>
          </table:table-cell>
          <table:table-cell office:value-type="string" calcext:value-type="string">
            <text:p>100mA</text:p>
          </table:table-cell>
          <table:table-cell table:formula="of:=SUBSTITUTE(SUBSTITUTE([.J405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0 lm/W</text:p>
          </table:table-cell>
          <table:table-cell table:formula="of:=SUBSTITUTE([.N405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5]=&quot;2700K&quot;;[.G405]=&quot;2000K&quot;); IF([.Q405]=90;7000/[.I405];8750/[.I405] ); 7000/[.I405])" office:value-type="float" office:value="23.7771739130435" calcext:value-type="float">
            <text:p>23.78</text:p>
          </table:table-cell>
          <table:table-cell table:formula="of:=ROUNDDOWN(134/[.M405])" office:value-type="float" office:value="3" calcext:value-type="float">
            <text:p>3</text:p>
          </table:table-cell>
          <table:table-cell table:formula="of:=[.R405]/[.S405]*30+[.R405]*[.E405]" office:value-type="currency" office:currency="USD" office:value="277.479619565217" calcext:value-type="currency">
            <text:p>$277.48</text:p>
          </table:table-cell>
          <table:table-cell table:formula="of:=[.T405]+ROUNDUP([.R405]/[.O405]*[.I405])/1000*0.1*365*12" office:value-type="currency" office:currency="USD" office:value="316.023619565217" calcext:value-type="currency">
            <text:p>$316.02</text:p>
          </table:table-cell>
          <table:table-cell table:formula="of:=[.U405]+ROUNDUP([.R405]/[.O405]*[.I405])/1000*0.1*365*12*5" office:value-type="currency" office:currency="USD" office:value="508.743619565217" calcext:value-type="currency">
            <text:p>$508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52_0216.pdf</text:p>
          </table:table-cell>
          <table:table-cell office:value-type="string" calcext:value-type="string">
            <text:p>CLU028-1201C4-403H7K4</text:p>
          </table:table-cell>
          <table:table-cell office:value-type="string" calcext:value-type="string">
            <text:p>Citizen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406];5)" office:value-type="string" office:string-value="4000K" calcext:value-type="string">
            <text:p>4000K</text:p>
          </table:table-cell>
          <table:table-cell office:value-type="string" calcext:value-type="string">
            <text:p>360 lm (Typ)</text:p>
          </table:table-cell>
          <table:table-cell table:formula="of:=TRIM(LEFT([.H406];4))" office:value-type="string" office:string-value="360" calcext:value-type="string">
            <text:p>360</text:p>
          </table:table-cell>
          <table:table-cell office:value-type="string" calcext:value-type="string">
            <text:p>90mA</text:p>
          </table:table-cell>
          <table:table-cell table:formula="of:=SUBSTITUTE(SUBSTITUTE([.J406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406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30mA</text:p>
          </table:table-cell>
          <table:table-cell office:value-type="float" office:value="97" calcext:value-type="float">
            <text:p>97</text:p>
          </table:table-cell>
          <table:table-cell table:formula="of:=IF(OR([.G406]=&quot;2700K&quot;;[.G406]=&quot;2000K&quot;); IF([.Q406]=90;7000/[.I406];8750/[.I406] ); 7000/[.I406])" office:value-type="float" office:value="19.4444444444444" calcext:value-type="float">
            <text:p>19.44</text:p>
          </table:table-cell>
          <table:table-cell table:formula="of:=ROUNDDOWN(134/[.M406])" office:value-type="float" office:value="3" calcext:value-type="float">
            <text:p>3</text:p>
          </table:table-cell>
          <table:table-cell table:formula="of:=[.R406]/[.S406]*30+[.R406]*[.E406]" office:value-type="currency" office:currency="USD" office:value="293.611111111111" calcext:value-type="currency">
            <text:p>$293.61</text:p>
          </table:table-cell>
          <table:table-cell table:formula="of:=[.T406]+ROUNDUP([.R406]/[.O406]*[.I406])/1000*0.1*365*12" office:value-type="currency" office:currency="USD" office:value="320.329111111111" calcext:value-type="currency">
            <text:p>$320.33</text:p>
          </table:table-cell>
          <table:table-cell table:formula="of:=[.U406]+ROUNDUP([.R406]/[.O406]*[.I406])/1000*0.1*365*12*5" office:value-type="currency" office:currency="USD" office:value="453.919111111111" calcext:value-type="currency">
            <text:p>$453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27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07];5)" office:value-type="string" office:string-value="2700K" calcext:value-type="string">
            <text:p>2700K</text:p>
          </table:table-cell>
          <table:table-cell office:value-type="string" calcext:value-type="string">
            <text:p>445 lm (Typ)</text:p>
          </table:table-cell>
          <table:table-cell table:formula="of:=TRIM(LEFT([.H407];4))" office:value-type="string" office:string-value="445" calcext:value-type="string">
            <text:p>445</text:p>
          </table:table-cell>
          <table:table-cell office:value-type="string" calcext:value-type="string">
            <text:p>90mA</text:p>
          </table:table-cell>
          <table:table-cell table:formula="of:=SUBSTITUTE(SUBSTITUTE([.J407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3 lm/W</text:p>
          </table:table-cell>
          <table:table-cell table:formula="of:=SUBSTITUTE([.N407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230mA</text:p>
          </table:table-cell>
          <table:table-cell office:value-type="float" office:value="80" calcext:value-type="float">
            <text:p>80</text:p>
          </table:table-cell>
          <table:table-cell table:formula="of:=IF(OR([.G407]=&quot;2700K&quot;;[.G407]=&quot;2000K&quot;); IF([.Q407]=90;7000/[.I407];8750/[.I407] ); 7000/[.I407])" office:value-type="float" office:value="19.6629213483146" calcext:value-type="float">
            <text:p>19.66</text:p>
          </table:table-cell>
          <table:table-cell table:formula="of:=ROUNDDOWN(134/[.M407])" office:value-type="float" office:value="3" calcext:value-type="float">
            <text:p>3</text:p>
          </table:table-cell>
          <table:table-cell table:formula="of:=[.R407]/[.S407]*30+[.R407]*[.E407]" office:value-type="currency" office:currency="USD" office:value="296.910112359551" calcext:value-type="currency">
            <text:p>$296.91</text:p>
          </table:table-cell>
          <table:table-cell table:formula="of:=[.T407]+ROUNDUP([.R407]/[.O407]*[.I407])/1000*0.1*365*12" office:value-type="currency" office:currency="USD" office:value="324.066112359551" calcext:value-type="currency">
            <text:p>$324.07</text:p>
          </table:table-cell>
          <table:table-cell table:formula="of:=[.U407]+ROUNDUP([.R407]/[.O407]*[.I407])/1000*0.1*365*12*5" office:value-type="currency" office:currency="USD" office:value="459.846112359551" calcext:value-type="currency">
            <text:p>$459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20E8</text:p>
          </table:table-cell>
          <table:table-cell office:value-type="string" calcext:value-type="string">
            <text:p>Cree Inc.</text:p>
          </table:table-cell>
          <table:table-cell office:value-type="float" office:value="17" calcext:value-type="float">
            <text:p>17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</text:p>
          </table:table-cell>
          <table:table-cell table:formula="of:=LEFT([.F408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408];4))" office:value-type="string" office:string-value="343" calcext:value-type="string">
            <text:p>343</text:p>
          </table:table-cell>
          <table:table-cell office:value-type="string" calcext:value-type="string">
            <text:p>100mA</text:p>
          </table:table-cell>
          <table:table-cell table:formula="of:=SUBSTITUTE(SUBSTITUTE([.J408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8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3 lm/W</text:p>
          </table:table-cell>
          <table:table-cell table:formula="of:=SUBSTITUTE([.N408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8]=&quot;2700K&quot;;[.G408]=&quot;2000K&quot;); IF([.Q408]=90;7000/[.I408];8750/[.I408] ); 7000/[.I408])" office:value-type="float" office:value="25.5102040816327" calcext:value-type="float">
            <text:p>25.51</text:p>
          </table:table-cell>
          <table:table-cell table:formula="of:=ROUNDDOWN(134/[.M408])" office:value-type="float" office:value="3" calcext:value-type="float">
            <text:p>3</text:p>
          </table:table-cell>
          <table:table-cell table:formula="of:=[.R408]/[.S408]*30+[.R408]*[.E408]" office:value-type="currency" office:currency="USD" office:value="291.581632653061" calcext:value-type="currency">
            <text:p>$291.58</text:p>
          </table:table-cell>
          <table:table-cell table:formula="of:=[.T408]+ROUNDUP([.R408]/[.O408]*[.I408])/1000*0.1*365*12" office:value-type="currency" office:currency="USD" office:value="333.191632653061" calcext:value-type="currency">
            <text:p>$333.19</text:p>
          </table:table-cell>
          <table:table-cell table:formula="of:=[.U408]+ROUNDUP([.R408]/[.O408]*[.I408])/1000*0.1*365*12*5" office:value-type="currency" office:currency="USD" office:value="541.241632653061" calcext:value-type="currency">
            <text:p>$541.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227F</text:p>
          </table:table-cell>
          <table:table-cell office:value-type="string" calcext:value-type="string">
            <text:p>Cree Inc.</text:p>
          </table:table-cell>
          <table:table-cell office:value-type="float" office:value="101" calcext:value-type="float">
            <text:p>10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 4-Step MacAdam Ellipse</text:p>
          </table:table-cell>
          <table:table-cell table:formula="of:=LEFT([.F409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409];4))" office:value-type="string" office:string-value="343" calcext:value-type="string">
            <text:p>343</text:p>
          </table:table-cell>
          <table:table-cell office:value-type="string" calcext:value-type="string">
            <text:p>100mA</text:p>
          </table:table-cell>
          <table:table-cell table:formula="of:=SUBSTITUTE(SUBSTITUTE([.J409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3 lm/W</text:p>
          </table:table-cell>
          <table:table-cell table:formula="of:=SUBSTITUTE([.N409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9]=&quot;2700K&quot;;[.G409]=&quot;2000K&quot;); IF([.Q409]=90;7000/[.I409];8750/[.I409] ); 7000/[.I409])" office:value-type="float" office:value="25.5102040816327" calcext:value-type="float">
            <text:p>25.51</text:p>
          </table:table-cell>
          <table:table-cell table:formula="of:=ROUNDDOWN(134/[.M409])" office:value-type="float" office:value="3" calcext:value-type="float">
            <text:p>3</text:p>
          </table:table-cell>
          <table:table-cell table:formula="of:=[.R409]/[.S409]*30+[.R409]*[.E409]" office:value-type="currency" office:currency="USD" office:value="294.897959183673" calcext:value-type="currency">
            <text:p>$294.90</text:p>
          </table:table-cell>
          <table:table-cell table:formula="of:=[.T409]+ROUNDUP([.R409]/[.O409]*[.I409])/1000*0.1*365*12" office:value-type="currency" office:currency="USD" office:value="336.507959183673" calcext:value-type="currency">
            <text:p>$336.51</text:p>
          </table:table-cell>
          <table:table-cell table:formula="of:=[.U409]+ROUNDUP([.R409]/[.O409]*[.I409])/1000*0.1*365*12*5" office:value-type="currency" office:currency="USD" office:value="544.557959183674" calcext:value-type="currency">
            <text:p>$544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52_0216.pdf</text:p>
          </table:table-cell>
          <table:table-cell office:value-type="string" calcext:value-type="string">
            <text:p>CLU028-1201C4-273H7K4</text:p>
          </table:table-cell>
          <table:table-cell office:value-type="string" calcext:value-type="string">
            <text:p>Citizen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10];5)" office:value-type="string" office:string-value="2700K" calcext:value-type="string">
            <text:p>2700K</text:p>
          </table:table-cell>
          <table:table-cell office:value-type="string" calcext:value-type="string">
            <text:p>335 lm (Typ)</text:p>
          </table:table-cell>
          <table:table-cell table:formula="of:=TRIM(LEFT([.H410];4))" office:value-type="string" office:string-value="335" calcext:value-type="string">
            <text:p>335</text:p>
          </table:table-cell>
          <table:table-cell office:value-type="string" calcext:value-type="string">
            <text:p>90mA</text:p>
          </table:table-cell>
          <table:table-cell table:formula="of:=SUBSTITUTE(SUBSTITUTE([.J410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1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8 lm/W</text:p>
          </table:table-cell>
          <table:table-cell table:formula="of:=SUBSTITUTE([.N410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30mA</text:p>
          </table:table-cell>
          <table:table-cell office:value-type="float" office:value="97" calcext:value-type="float">
            <text:p>97</text:p>
          </table:table-cell>
          <table:table-cell table:formula="of:=IF(OR([.G410]=&quot;2700K&quot;;[.G410]=&quot;2000K&quot;); IF([.Q410]=90;7000/[.I410];8750/[.I410] ); 7000/[.I410])" office:value-type="float" office:value="26.1194029850746" calcext:value-type="float">
            <text:p>26.12</text:p>
          </table:table-cell>
          <table:table-cell table:formula="of:=ROUNDDOWN(134/[.M410])" office:value-type="float" office:value="3" calcext:value-type="float">
            <text:p>3</text:p>
          </table:table-cell>
          <table:table-cell table:formula="of:=[.R410]/[.S410]*30+[.R410]*[.E410]" office:value-type="currency" office:currency="USD" office:value="394.402985074627" calcext:value-type="currency">
            <text:p>$394.40</text:p>
          </table:table-cell>
          <table:table-cell table:formula="of:=[.T410]+ROUNDUP([.R410]/[.O410]*[.I410])/1000*0.1*365*12" office:value-type="currency" office:currency="USD" office:value="430.318985074627" calcext:value-type="currency">
            <text:p>$430.32</text:p>
          </table:table-cell>
          <table:table-cell table:formula="of:=[.U410]+ROUNDUP([.R410]/[.O410]*[.I410])/1000*0.1*365*12*5" office:value-type="currency" office:currency="USD" office:value="609.898985074627" calcext:value-type="currency">
            <text:p>$609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Y9227G</text:p>
          </table:table-cell>
          <table:table-cell office:value-type="string" calcext:value-type="string">
            <text:p>Cree Inc.</text:p>
          </table:table-cell>
          <table:table-cell office:value-type="float" office:value="94" calcext:value-type="float">
            <text:p>9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700K 3-Step MacAdam Ellipse</text:p>
          </table:table-cell>
          <table:table-cell table:formula="of:=LEFT([.F411];5)" office:value-type="string" office:string-value="2700K" calcext:value-type="string">
            <text:p>2700K</text:p>
          </table:table-cell>
          <table:table-cell office:value-type="string" calcext:value-type="string">
            <text:p>270 lm (250 lm ~ 290 lm)</text:p>
          </table:table-cell>
          <table:table-cell table:formula="of:=TRIM(LEFT([.H411];4))" office:value-type="string" office:string-value="270" calcext:value-type="string">
            <text:p>270</text:p>
          </table:table-cell>
          <table:table-cell office:value-type="string" calcext:value-type="string">
            <text:p>100mA</text:p>
          </table:table-cell>
          <table:table-cell table:formula="of:=SUBSTITUTE(SUBSTITUTE([.J411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411];&quot;V&quot;;&quot;&quot; )" office:value-type="string" office:string-value="36" calcext:value-type="string">
            <text:p>36</text:p>
          </table:table-cell>
          <table:table-cell office:value-type="string" calcext:value-type="string">
            <text:p>75 lm/W</text:p>
          </table:table-cell>
          <table:table-cell table:formula="of:=SUBSTITUTE([.N411];&quot;lm/W&quot;;&quot;&quot; )" office:value-type="string" office:string-value="75 " calcext:value-type="string">
            <text:p>75 </text:p>
          </table:table-cell>
          <table:table-cell office:value-type="string" calcext:value-type="string">
            <text:p>250mA</text:p>
          </table:table-cell>
          <table:table-cell office:value-type="float" office:value="93" calcext:value-type="float">
            <text:p>93</text:p>
          </table:table-cell>
          <table:table-cell table:formula="of:=IF(OR([.G411]=&quot;2700K&quot;;[.G411]=&quot;2000K&quot;); IF([.Q411]=90;7000/[.I411];8750/[.I411] ); 7000/[.I411])" office:value-type="float" office:value="32.4074074074074" calcext:value-type="float">
            <text:p>32.41</text:p>
          </table:table-cell>
          <table:table-cell table:formula="of:=ROUNDDOWN(134/[.M411])" office:value-type="float" office:value="3" calcext:value-type="float">
            <text:p>3</text:p>
          </table:table-cell>
          <table:table-cell table:formula="of:=[.R411]/[.S411]*30+[.R411]*[.E411]" office:value-type="currency" office:currency="USD" office:value="381.759259259259" calcext:value-type="currency">
            <text:p>$381.76</text:p>
          </table:table-cell>
          <table:table-cell table:formula="of:=[.T411]+ROUNDUP([.R411]/[.O411]*[.I411])/1000*0.1*365*12" office:value-type="currency" office:currency="USD" office:value="433.005259259259" calcext:value-type="currency">
            <text:p>$433.01</text:p>
          </table:table-cell>
          <table:table-cell table:formula="of:=[.U411]+ROUNDUP([.R411]/[.O411]*[.I411])/1000*0.1*365*12*5" office:value-type="currency" office:currency="USD" office:value="689.235259259259" calcext:value-type="currency">
            <text:p>$689.24</text:p>
          </table:table-cell>
          <table:table-cell table:number-columns-repeated="1002"/>
        </table:table-row>
        <calcext:conditional-formats>
          <calcext:conditional-format calcext:target-range-address="'download-2'.T2:'download-2'.T411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ce2"/>
        <table:table-column table:style-name="co14" table:number-columns-repeated="7" table:default-cell-style-name="ce2"/>
        <table:table-column table:style-name="co14" table:default-cell-style-name="ce3"/>
        <table:table-column table:style-name="co14" table:default-cell-style-name="ce10"/>
        <table:table-column table:style-name="co14" table:number-columns-repeated="2" table:default-cell-style-name="ce7"/>
        <table:table-column table:style-name="co14" table:number-columns-repeated="1002" table:default-cell-style-name="ce2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Unit Price (USD)</text:p>
          </table:table-cell>
          <table:table-cell table:style-name="ce1" office:value-type="string" calcext:value-type="string">
            <text:p>CCT</text:p>
          </table:table-cell>
          <table:table-cell table:style-name="ce1" office:value-type="string" calcext:value-type="string">
            <text:p>Flux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f</text:p>
          </table:table-cell>
          <table:table-cell table:style-name="ce1" office:value-type="string" calcext:value-type="string">
            <text:p>lm/W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string" calcext:value-type="string">
            <text:p>#/sq.ft</text:p>
          </table:table-cell>
          <table:table-cell table:style-name="ce1" office:value-type="string" calcext:value-type="string">
            <text:p>$/sq.ft initial</text:p>
          </table:table-cell>
          <table:table-cell table:style-name="ce1" office:value-type="string" calcext:value-type="string">
            <text:p>$/sq ft 1 yr</text:p>
          </table:table-cell>
          <table:table-cell table:style-name="ce1" office:value-type="string" calcext:value-type="string">
            <text:p>$/sq ft 5 yr</text:p>
          </table:table-cell>
          <table:table-cell table:style-name="Default" table:number-columns-repeated="1002"/>
        </table:table-row>
        <table:table-row table:style-name="ro1">
          <table:table-cell office:value-type="string" calcext:value-type="string">
            <text:p>BXRE-40E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695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1.00632547441058" calcext:value-type="float">
            <text:p>1.01</text:p>
          </table:table-cell>
          <table:table-cell office:value-type="currency" office:currency="USD" office:value="18.4660724554342" calcext:value-type="currency">
            <text:p>$18.47</text:p>
          </table:table-cell>
          <table:table-cell office:value-type="currency" office:currency="USD" office:value="39.0520724554342" calcext:value-type="currency">
            <text:p>$39.05</text:p>
          </table:table-cell>
          <table:table-cell office:value-type="currency" office:currency="USD" office:value="141.982072455434" calcext:value-type="currency">
            <text:p>$141.98</text:p>
          </table:table-cell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BXRC-40E10K0-B-7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1358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0.515274199484726" calcext:value-type="float">
            <text:p>0.52</text:p>
          </table:table-cell>
          <table:table-cell office:value-type="currency" office:currency="USD" office:value="20.2451232977549" calcext:value-type="currency">
            <text:p>$20.25</text:p>
          </table:table-cell>
          <table:table-cell office:value-type="currency" office:currency="USD" office:value="40.8311232977549" calcext:value-type="currency">
            <text:p>$40.83</text:p>
          </table:table-cell>
          <table:table-cell office:value-type="currency" office:currency="USD" office:value="143.761123297755" calcext:value-type="currency">
            <text:p>$143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C-40E10K0-D-73-SE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1141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0.613067087055526" calcext:value-type="float">
            <text:p>0.61</text:p>
          </table:table-cell>
          <table:table-cell office:value-type="currency" office:currency="USD" office:value="20.6603608337712" calcext:value-type="currency">
            <text:p>$20.66</text:p>
          </table:table-cell>
          <table:table-cell office:value-type="currency" office:currency="USD" office:value="41.2463608337712" calcext:value-type="currency">
            <text:p>$41.25</text:p>
          </table:table-cell>
          <table:table-cell office:value-type="currency" office:currency="USD" office:value="144.176360833771" calcext:value-type="currency">
            <text:p>$144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C-27G10K0-B-7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24 </text:p>
          </table:table-cell>
          <table:table-cell office:value-type="float" office:value="90" calcext:value-type="float">
            <text:p>90</text:p>
          </table:table-cell>
          <table:table-cell office:value-type="float" office:value="0.602876582551029" calcext:value-type="float">
            <text:p>0.60</text:p>
          </table:table-cell>
          <table:table-cell table:style-name="ce11" office:value-type="currency" office:currency="USD" office:value="23.6870209284299" calcext:value-type="currency">
            <text:p>$23.69</text:p>
          </table:table-cell>
          <table:table-cell office:value-type="currency" office:currency="USD" office:value="48.6530209284299" calcext:value-type="currency">
            <text:p>$48.65</text:p>
          </table:table-cell>
          <table:table-cell office:value-type="currency" office:currency="USD" office:value="173.48302092843" calcext:value-type="currency">
            <text:p>$173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E-27G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547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17 </text:p>
          </table:table-cell>
          <table:table-cell office:value-type="float" office:value="90" calcext:value-type="float">
            <text:p>90</text:p>
          </table:table-cell>
          <table:table-cell office:value-type="float" office:value="1.27807193719189" calcext:value-type="float">
            <text:p>1.28</text:p>
          </table:table-cell>
          <table:table-cell table:style-name="ce12" office:value-type="currency" office:currency="USD" office:value="23.4526200474712" calcext:value-type="currency">
            <text:p>$23.45</text:p>
          </table:table-cell>
          <table:table-cell office:value-type="currency" office:currency="USD" office:value="49.7326200474712" calcext:value-type="currency">
            <text:p>$49.73</text:p>
          </table:table-cell>
          <table:table-cell office:value-type="currency" office:currency="USD" office:value="181.132620047471" calcext:value-type="currency">
            <text:p>$181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E-27E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663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42 </text:p>
          </table:table-cell>
          <table:table-cell office:value-type="float" office:value="80" calcext:value-type="float">
            <text:p>80</text:p>
          </table:table-cell>
          <table:table-cell office:value-type="float" office:value="1.31876412961567" calcext:value-type="float">
            <text:p>1.32</text:p>
          </table:table-cell>
          <table:table-cell table:style-name="ce13" office:value-type="currency" office:currency="USD" office:value="24.1993217784476" calcext:value-type="currency">
            <text:p>$24.20</text:p>
          </table:table-cell>
          <table:table-cell office:value-type="currency" office:currency="USD" office:value="51.3553217784476" calcext:value-type="currency">
            <text:p>$51.36</text:p>
          </table:table-cell>
          <table:table-cell office:value-type="currency" office:currency="USD" office:value="187.135321778448" calcext:value-type="currency">
            <text:p>$187.14</text:p>
          </table:table-cell>
          <table:table-cell table:number-columns-repeated="1002"/>
        </table:table-row>
        <calcext:conditional-formats>
          <calcext:conditional-format calcext:target-range-address="Sheet2.J2:Sheet2.J4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5:Sheet2.J5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6:Sheet2.J6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7:Sheet2.J7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ownload-2'.A2:'download-2'.V411" table:contains-header="false">
          <table:sort>
            <table:sort-by table:field-number="20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2T18:30:15.765574761</dc:date>
    <meta:editing-duration>PT1H32M34S</meta:editing-duration>
    <meta:editing-cycles>3</meta:editing-cycles>
    <meta:document-statistic meta:table-count="2" meta:cell-count="9126" meta:object-count="0"/>
  </office:meta>
</office:document-meta>
</file>